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2.170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2.7220000000000004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7220000000000004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998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584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2.7910000000000004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2.584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3.1360000000000006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3.136000000000000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3.4120000000000004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2.998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3.205000000000000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653000000000000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3.205000000000000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3.205000000000000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3.4810000000000003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3.067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3.274000000000000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2.170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2.7220000000000004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7220000000000004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998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584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2.7910000000000004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2.584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3.1360000000000006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3.136000000000000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3.4120000000000004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2.998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3.205000000000000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653000000000000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3.205000000000000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3.205000000000000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3.4810000000000003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3.067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3.274000000000000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card-q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.267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office:value-type="float" office:value="38.3333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office:value-type="float" office:value="39.4343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office:value-type="float" office:value="38.8591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table:style-name="cellBest" office:value-type="float" office:value="36.1332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office:value-type="float" office:value="39.4608"/>
          <table:table-cell office:value-type="float" office:value="0.0"/>
          <table:table-cell table:style-name="cellWorst" office:value-type="float" office:value="80.0"/>
          <table:table-cell office:value-type="float" office:value="0.0"/>
          <table:table-cell table:style-name="cellWorst" office:value-type="float" office:value="78.0"/>
          <table:table-cell office:value-type="float" office:value="133.838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132.625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132.857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135.982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133.84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132.145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table:formula="of:=MIN([.$B3];[.$G3];[.$L3];[.$Q3];[.$V3];[.$AA3];[.$AF3];[.$AK3];[.$AP3];[.$AU3];[.$AZ3];[.$BE3];[.$BJ3];[.$BO3];[.$BT3];[.$BY3];[.$CD3];[.$CI3])" office:value-type="float"/>
          <table:table-cell table:formula="of:=MIN([.$C3];[.$H3];[.$M3];[.$R3];[.$W3];[.$AB3];[.$AG3];[.$AL3];[.$AQ3];[.$AV3];[.$BA3];[.$BF3];[.$BK3];[.$BP3];[.$BU3];[.$BZ3];[.$CE3];[.$CJ3])" office:value-type="float"/>
          <table:table-cell table:formula="of:=MIN([.$D3];[.$I3];[.$N3];[.$S3];[.$X3];[.$AC3];[.$AH3];[.$AM3];[.$AR3];[.$AW3];[.$BB3];[.$BG3];[.$BL3];[.$BQ3];[.$BV3];[.$CA3];[.$CF3];[.$CK3])" office:value-type="float"/>
          <table:table-cell table:formula="of:=MIN([.$E3];[.$J3];[.$O3];[.$T3];[.$Y3];[.$AD3];[.$AI3];[.$AN3];[.$AS3];[.$AX3];[.$BC3];[.$BH3];[.$BM3];[.$BR3];[.$BW3];[.$CB3];[.$CG3];[.$CL3])" office:value-type="float"/>
          <table:table-cell table:formula="of:=MIN([.$F3];[.$K3];[.$P3];[.$U3];[.$Z3];[.$AE3];[.$AJ3];[.$AO3];[.$AT3];[.$AY3];[.$BD3];[.$BI3];[.$BN3];[.$BS3];[.$BX3];[.$CC3];[.$CH3];[.$CM3])" office:value-type="float"/>
          <table:table-cell table:formula="of:=MEDIAN([.$B3];[.$G3];[.$L3];[.$Q3];[.$V3];[.$AA3];[.$AF3];[.$AK3];[.$AP3];[.$AU3];[.$AZ3];[.$BE3];[.$BJ3];[.$BO3];[.$BT3];[.$BY3];[.$CD3];[.$CI3])" office:value-type="float"/>
          <table:table-cell table:formula="of:=MEDIAN([.$C3];[.$H3];[.$M3];[.$R3];[.$W3];[.$AB3];[.$AG3];[.$AL3];[.$AQ3];[.$AV3];[.$BA3];[.$BF3];[.$BK3];[.$BP3];[.$BU3];[.$BZ3];[.$CE3];[.$CJ3])" office:value-type="float"/>
          <table:table-cell table:formula="of:=MEDIAN([.$D3];[.$I3];[.$N3];[.$S3];[.$X3];[.$AC3];[.$AH3];[.$AM3];[.$AR3];[.$AW3];[.$BB3];[.$BG3];[.$BL3];[.$BQ3];[.$BV3];[.$CA3];[.$CF3];[.$CK3])" office:value-type="float"/>
          <table:table-cell table:formula="of:=MEDIAN([.$E3];[.$J3];[.$O3];[.$T3];[.$Y3];[.$AD3];[.$AI3];[.$AN3];[.$AS3];[.$AX3];[.$BC3];[.$BH3];[.$BM3];[.$BR3];[.$BW3];[.$CB3];[.$CG3];[.$CL3])" office:value-type="float"/>
          <table:table-cell table:formula="of:=MEDIAN([.$F3];[.$K3];[.$P3];[.$U3];[.$Z3];[.$AE3];[.$AJ3];[.$AO3];[.$AT3];[.$AY3];[.$BD3];[.$BI3];[.$BN3];[.$BS3];[.$BX3];[.$CC3];[.$CH3];[.$CM3])" office:value-type="float"/>
          <table:table-cell table:formula="of:=MAX([.$B3];[.$G3];[.$L3];[.$Q3];[.$V3];[.$AA3];[.$AF3];[.$AK3];[.$AP3];[.$AU3];[.$AZ3];[.$BE3];[.$BJ3];[.$BO3];[.$BT3];[.$BY3];[.$CD3];[.$CI3])" office:value-type="float"/>
          <table:table-cell table:formula="of:=MAX([.$C3];[.$H3];[.$M3];[.$R3];[.$W3];[.$AB3];[.$AG3];[.$AL3];[.$AQ3];[.$AV3];[.$BA3];[.$BF3];[.$BK3];[.$BP3];[.$BU3];[.$BZ3];[.$CE3];[.$CJ3])" office:value-type="float"/>
          <table:table-cell table:formula="of:=MAX([.$D3];[.$I3];[.$N3];[.$S3];[.$X3];[.$AC3];[.$AH3];[.$AM3];[.$AR3];[.$AW3];[.$BB3];[.$BG3];[.$BL3];[.$BQ3];[.$BV3];[.$CA3];[.$CF3];[.$CK3])" office:value-type="float"/>
          <table:table-cell table:formula="of:=MAX([.$E3];[.$J3];[.$O3];[.$T3];[.$Y3];[.$AD3];[.$AI3];[.$AN3];[.$AS3];[.$AX3];[.$BC3];[.$BH3];[.$BM3];[.$BR3];[.$BW3];[.$CB3];[.$CG3];[.$CL3])" office:value-type="float"/>
          <table:table-cell table:formula="of:=MAX([.$F3];[.$K3];[.$P3];[.$U3];[.$Z3];[.$AE3];[.$AJ3];[.$AO3];[.$AT3];[.$AY3];[.$BD3];[.$BI3];[.$BN3];[.$BS3];[.$BX3];[.$CC3];[.$CH3];[.$CM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17.3124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table:style-name="cellWorst" office:value-type="float" office:value="18.8964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office:value-type="float" office:value="17.4152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office:value-type="float" office:value="17.3604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office:value-type="float" office:value="17.2428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office:value-type="float" office:value="16.9514"/>
          <table:table-cell office:value-type="float" office:value="0.0"/>
          <table:table-cell table:style-name="cellWorst" office:value-type="float" office:value="46.0"/>
          <table:table-cell office:value-type="float" office:value="0.0"/>
          <table:table-cell table:style-name="cellWorst" office:value-type="float" office:value="44.0"/>
          <table:table-cell office:value-type="float" office:value="5.38152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5.15753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5.20415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table:style-name="cellBest" office:value-type="float" office:value="5.13687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5.55724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5.18137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12.595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12.576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12.66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12.5292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12.57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13.813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4];[.$G4];[.$L4];[.$Q4];[.$V4];[.$AA4];[.$AF4];[.$AK4];[.$AP4];[.$AU4];[.$AZ4];[.$BE4];[.$BJ4];[.$BO4];[.$BT4];[.$BY4];[.$CD4];[.$CI4])" office:value-type="float"/>
          <table:table-cell table:formula="of:=MIN([.$C4];[.$H4];[.$M4];[.$R4];[.$W4];[.$AB4];[.$AG4];[.$AL4];[.$AQ4];[.$AV4];[.$BA4];[.$BF4];[.$BK4];[.$BP4];[.$BU4];[.$BZ4];[.$CE4];[.$CJ4])" office:value-type="float"/>
          <table:table-cell table:formula="of:=MIN([.$D4];[.$I4];[.$N4];[.$S4];[.$X4];[.$AC4];[.$AH4];[.$AM4];[.$AR4];[.$AW4];[.$BB4];[.$BG4];[.$BL4];[.$BQ4];[.$BV4];[.$CA4];[.$CF4];[.$CK4])" office:value-type="float"/>
          <table:table-cell table:formula="of:=MIN([.$E4];[.$J4];[.$O4];[.$T4];[.$Y4];[.$AD4];[.$AI4];[.$AN4];[.$AS4];[.$AX4];[.$BC4];[.$BH4];[.$BM4];[.$BR4];[.$BW4];[.$CB4];[.$CG4];[.$CL4])" office:value-type="float"/>
          <table:table-cell table:formula="of:=MIN([.$F4];[.$K4];[.$P4];[.$U4];[.$Z4];[.$AE4];[.$AJ4];[.$AO4];[.$AT4];[.$AY4];[.$BD4];[.$BI4];[.$BN4];[.$BS4];[.$BX4];[.$CC4];[.$CH4];[.$CM4])" office:value-type="float"/>
          <table:table-cell table:formula="of:=MEDIAN([.$B4];[.$G4];[.$L4];[.$Q4];[.$V4];[.$AA4];[.$AF4];[.$AK4];[.$AP4];[.$AU4];[.$AZ4];[.$BE4];[.$BJ4];[.$BO4];[.$BT4];[.$BY4];[.$CD4];[.$CI4])" office:value-type="float"/>
          <table:table-cell table:formula="of:=MEDIAN([.$C4];[.$H4];[.$M4];[.$R4];[.$W4];[.$AB4];[.$AG4];[.$AL4];[.$AQ4];[.$AV4];[.$BA4];[.$BF4];[.$BK4];[.$BP4];[.$BU4];[.$BZ4];[.$CE4];[.$CJ4])" office:value-type="float"/>
          <table:table-cell table:formula="of:=MEDIAN([.$D4];[.$I4];[.$N4];[.$S4];[.$X4];[.$AC4];[.$AH4];[.$AM4];[.$AR4];[.$AW4];[.$BB4];[.$BG4];[.$BL4];[.$BQ4];[.$BV4];[.$CA4];[.$CF4];[.$CK4])" office:value-type="float"/>
          <table:table-cell table:formula="of:=MEDIAN([.$E4];[.$J4];[.$O4];[.$T4];[.$Y4];[.$AD4];[.$AI4];[.$AN4];[.$AS4];[.$AX4];[.$BC4];[.$BH4];[.$BM4];[.$BR4];[.$BW4];[.$CB4];[.$CG4];[.$CL4])" office:value-type="float"/>
          <table:table-cell table:formula="of:=MEDIAN([.$F4];[.$K4];[.$P4];[.$U4];[.$Z4];[.$AE4];[.$AJ4];[.$AO4];[.$AT4];[.$AY4];[.$BD4];[.$BI4];[.$BN4];[.$BS4];[.$BX4];[.$CC4];[.$CH4];[.$CM4])" office:value-type="float"/>
          <table:table-cell table:formula="of:=MAX([.$B4];[.$G4];[.$L4];[.$Q4];[.$V4];[.$AA4];[.$AF4];[.$AK4];[.$AP4];[.$AU4];[.$AZ4];[.$BE4];[.$BJ4];[.$BO4];[.$BT4];[.$BY4];[.$CD4];[.$CI4])" office:value-type="float"/>
          <table:table-cell table:formula="of:=MAX([.$C4];[.$H4];[.$M4];[.$R4];[.$W4];[.$AB4];[.$AG4];[.$AL4];[.$AQ4];[.$AV4];[.$BA4];[.$BF4];[.$BK4];[.$BP4];[.$BU4];[.$BZ4];[.$CE4];[.$CJ4])" office:value-type="float"/>
          <table:table-cell table:formula="of:=MAX([.$D4];[.$I4];[.$N4];[.$S4];[.$X4];[.$AC4];[.$AH4];[.$AM4];[.$AR4];[.$AW4];[.$BB4];[.$BG4];[.$BL4];[.$BQ4];[.$BV4];[.$CA4];[.$CF4];[.$CK4])" office:value-type="float"/>
          <table:table-cell table:formula="of:=MAX([.$E4];[.$J4];[.$O4];[.$T4];[.$Y4];[.$AD4];[.$AI4];[.$AN4];[.$AS4];[.$AX4];[.$BC4];[.$BH4];[.$BM4];[.$BR4];[.$BW4];[.$CB4];[.$CG4];[.$CL4])" office:value-type="float"/>
          <table:table-cell table:formula="of:=MAX([.$F4];[.$K4];[.$P4];[.$U4];[.$Z4];[.$AE4];[.$AJ4];[.$AO4];[.$AT4];[.$AY4];[.$BD4];[.$BI4];[.$BN4];[.$BS4];[.$BX4];[.$CC4];[.$CH4];[.$CM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table:style-name="cellWorst" office:value-type="float" office:value="1111.11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069.74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050.26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023.81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042.84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034.19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97.0"/>
          <table:table-cell office:value-type="float" office:value="189.587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office:value-type="float" office:value="196.725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office:value-type="float" office:value="184.001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table:style-name="cellBest" office:value-type="float" office:value="175.027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office:value-type="float" office:value="188.85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office:value-type="float" office:value="186.496"/>
          <table:table-cell office:value-type="float" office:value="0.0"/>
          <table:table-cell table:style-name="cellWorst" office:value-type="float" office:value="138.0"/>
          <table:table-cell office:value-type="float" office:value="0.0"/>
          <table:table-cell table:style-name="cellWorst" office:value-type="float" office:value="136.0"/>
          <table:table-cell office:value-type="float" office:value="611.434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98.0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89.4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98.059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98.22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595.72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formula="of:=MIN([.$B5];[.$G5];[.$L5];[.$Q5];[.$V5];[.$AA5];[.$AF5];[.$AK5];[.$AP5];[.$AU5];[.$AZ5];[.$BE5];[.$BJ5];[.$BO5];[.$BT5];[.$BY5];[.$CD5];[.$CI5])" office:value-type="float"/>
          <table:table-cell table:formula="of:=MIN([.$C5];[.$H5];[.$M5];[.$R5];[.$W5];[.$AB5];[.$AG5];[.$AL5];[.$AQ5];[.$AV5];[.$BA5];[.$BF5];[.$BK5];[.$BP5];[.$BU5];[.$BZ5];[.$CE5];[.$CJ5])" office:value-type="float"/>
          <table:table-cell table:formula="of:=MIN([.$D5];[.$I5];[.$N5];[.$S5];[.$X5];[.$AC5];[.$AH5];[.$AM5];[.$AR5];[.$AW5];[.$BB5];[.$BG5];[.$BL5];[.$BQ5];[.$BV5];[.$CA5];[.$CF5];[.$CK5])" office:value-type="float"/>
          <table:table-cell table:formula="of:=MIN([.$E5];[.$J5];[.$O5];[.$T5];[.$Y5];[.$AD5];[.$AI5];[.$AN5];[.$AS5];[.$AX5];[.$BC5];[.$BH5];[.$BM5];[.$BR5];[.$BW5];[.$CB5];[.$CG5];[.$CL5])" office:value-type="float"/>
          <table:table-cell table:formula="of:=MIN([.$F5];[.$K5];[.$P5];[.$U5];[.$Z5];[.$AE5];[.$AJ5];[.$AO5];[.$AT5];[.$AY5];[.$BD5];[.$BI5];[.$BN5];[.$BS5];[.$BX5];[.$CC5];[.$CH5];[.$CM5])" office:value-type="float"/>
          <table:table-cell table:formula="of:=MEDIAN([.$B5];[.$G5];[.$L5];[.$Q5];[.$V5];[.$AA5];[.$AF5];[.$AK5];[.$AP5];[.$AU5];[.$AZ5];[.$BE5];[.$BJ5];[.$BO5];[.$BT5];[.$BY5];[.$CD5];[.$CI5])" office:value-type="float"/>
          <table:table-cell table:formula="of:=MEDIAN([.$C5];[.$H5];[.$M5];[.$R5];[.$W5];[.$AB5];[.$AG5];[.$AL5];[.$AQ5];[.$AV5];[.$BA5];[.$BF5];[.$BK5];[.$BP5];[.$BU5];[.$BZ5];[.$CE5];[.$CJ5])" office:value-type="float"/>
          <table:table-cell table:formula="of:=MEDIAN([.$D5];[.$I5];[.$N5];[.$S5];[.$X5];[.$AC5];[.$AH5];[.$AM5];[.$AR5];[.$AW5];[.$BB5];[.$BG5];[.$BL5];[.$BQ5];[.$BV5];[.$CA5];[.$CF5];[.$CK5])" office:value-type="float"/>
          <table:table-cell table:formula="of:=MEDIAN([.$E5];[.$J5];[.$O5];[.$T5];[.$Y5];[.$AD5];[.$AI5];[.$AN5];[.$AS5];[.$AX5];[.$BC5];[.$BH5];[.$BM5];[.$BR5];[.$BW5];[.$CB5];[.$CG5];[.$CL5])" office:value-type="float"/>
          <table:table-cell table:formula="of:=MEDIAN([.$F5];[.$K5];[.$P5];[.$U5];[.$Z5];[.$AE5];[.$AJ5];[.$AO5];[.$AT5];[.$AY5];[.$BD5];[.$BI5];[.$BN5];[.$BS5];[.$BX5];[.$CC5];[.$CH5];[.$CM5])" office:value-type="float"/>
          <table:table-cell table:formula="of:=MAX([.$B5];[.$G5];[.$L5];[.$Q5];[.$V5];[.$AA5];[.$AF5];[.$AK5];[.$AP5];[.$AU5];[.$AZ5];[.$BE5];[.$BJ5];[.$BO5];[.$BT5];[.$BY5];[.$CD5];[.$CI5])" office:value-type="float"/>
          <table:table-cell table:formula="of:=MAX([.$C5];[.$H5];[.$M5];[.$R5];[.$W5];[.$AB5];[.$AG5];[.$AL5];[.$AQ5];[.$AV5];[.$BA5];[.$BF5];[.$BK5];[.$BP5];[.$BU5];[.$BZ5];[.$CE5];[.$CJ5])" office:value-type="float"/>
          <table:table-cell table:formula="of:=MAX([.$D5];[.$I5];[.$N5];[.$S5];[.$X5];[.$AC5];[.$AH5];[.$AM5];[.$AR5];[.$AW5];[.$BB5];[.$BG5];[.$BL5];[.$BQ5];[.$BV5];[.$CA5];[.$CF5];[.$CK5])" office:value-type="float"/>
          <table:table-cell table:formula="of:=MAX([.$E5];[.$J5];[.$O5];[.$T5];[.$Y5];[.$AD5];[.$AI5];[.$AN5];[.$AS5];[.$AX5];[.$BC5];[.$BH5];[.$BM5];[.$BR5];[.$BW5];[.$CB5];[.$CG5];[.$CL5])" office:value-type="float"/>
          <table:table-cell table:formula="of:=MAX([.$F5];[.$K5];[.$P5];[.$U5];[.$Z5];[.$AE5];[.$AJ5];[.$AO5];[.$AT5];[.$AY5];[.$BD5];[.$BI5];[.$BN5];[.$BS5];[.$BX5];[.$CC5];[.$CH5];[.$CM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6];[.$G6];[.$L6];[.$Q6];[.$V6];[.$AA6];[.$AF6];[.$AK6];[.$AP6];[.$AU6];[.$AZ6];[.$BE6];[.$BJ6];[.$BO6];[.$BT6];[.$BY6];[.$CD6];[.$CI6])" office:value-type="float"/>
          <table:table-cell table:formula="of:=MIN([.$C6];[.$H6];[.$M6];[.$R6];[.$W6];[.$AB6];[.$AG6];[.$AL6];[.$AQ6];[.$AV6];[.$BA6];[.$BF6];[.$BK6];[.$BP6];[.$BU6];[.$BZ6];[.$CE6];[.$CJ6])" office:value-type="float"/>
          <table:table-cell table:formula="of:=MIN([.$D6];[.$I6];[.$N6];[.$S6];[.$X6];[.$AC6];[.$AH6];[.$AM6];[.$AR6];[.$AW6];[.$BB6];[.$BG6];[.$BL6];[.$BQ6];[.$BV6];[.$CA6];[.$CF6];[.$CK6])" office:value-type="float"/>
          <table:table-cell table:formula="of:=MIN([.$E6];[.$J6];[.$O6];[.$T6];[.$Y6];[.$AD6];[.$AI6];[.$AN6];[.$AS6];[.$AX6];[.$BC6];[.$BH6];[.$BM6];[.$BR6];[.$BW6];[.$CB6];[.$CG6];[.$CL6])" office:value-type="float"/>
          <table:table-cell table:formula="of:=MIN([.$F6];[.$K6];[.$P6];[.$U6];[.$Z6];[.$AE6];[.$AJ6];[.$AO6];[.$AT6];[.$AY6];[.$BD6];[.$BI6];[.$BN6];[.$BS6];[.$BX6];[.$CC6];[.$CH6];[.$CM6])" office:value-type="float"/>
          <table:table-cell table:formula="of:=MEDIAN([.$B6];[.$G6];[.$L6];[.$Q6];[.$V6];[.$AA6];[.$AF6];[.$AK6];[.$AP6];[.$AU6];[.$AZ6];[.$BE6];[.$BJ6];[.$BO6];[.$BT6];[.$BY6];[.$CD6];[.$CI6])" office:value-type="float"/>
          <table:table-cell table:formula="of:=MEDIAN([.$C6];[.$H6];[.$M6];[.$R6];[.$W6];[.$AB6];[.$AG6];[.$AL6];[.$AQ6];[.$AV6];[.$BA6];[.$BF6];[.$BK6];[.$BP6];[.$BU6];[.$BZ6];[.$CE6];[.$CJ6])" office:value-type="float"/>
          <table:table-cell table:formula="of:=MEDIAN([.$D6];[.$I6];[.$N6];[.$S6];[.$X6];[.$AC6];[.$AH6];[.$AM6];[.$AR6];[.$AW6];[.$BB6];[.$BG6];[.$BL6];[.$BQ6];[.$BV6];[.$CA6];[.$CF6];[.$CK6])" office:value-type="float"/>
          <table:table-cell table:formula="of:=MEDIAN([.$E6];[.$J6];[.$O6];[.$T6];[.$Y6];[.$AD6];[.$AI6];[.$AN6];[.$AS6];[.$AX6];[.$BC6];[.$BH6];[.$BM6];[.$BR6];[.$BW6];[.$CB6];[.$CG6];[.$CL6])" office:value-type="float"/>
          <table:table-cell table:formula="of:=MEDIAN([.$F6];[.$K6];[.$P6];[.$U6];[.$Z6];[.$AE6];[.$AJ6];[.$AO6];[.$AT6];[.$AY6];[.$BD6];[.$BI6];[.$BN6];[.$BS6];[.$BX6];[.$CC6];[.$CH6];[.$CM6])" office:value-type="float"/>
          <table:table-cell table:formula="of:=MAX([.$B6];[.$G6];[.$L6];[.$Q6];[.$V6];[.$AA6];[.$AF6];[.$AK6];[.$AP6];[.$AU6];[.$AZ6];[.$BE6];[.$BJ6];[.$BO6];[.$BT6];[.$BY6];[.$CD6];[.$CI6])" office:value-type="float"/>
          <table:table-cell table:formula="of:=MAX([.$C6];[.$H6];[.$M6];[.$R6];[.$W6];[.$AB6];[.$AG6];[.$AL6];[.$AQ6];[.$AV6];[.$BA6];[.$BF6];[.$BK6];[.$BP6];[.$BU6];[.$BZ6];[.$CE6];[.$CJ6])" office:value-type="float"/>
          <table:table-cell table:formula="of:=MAX([.$D6];[.$I6];[.$N6];[.$S6];[.$X6];[.$AC6];[.$AH6];[.$AM6];[.$AR6];[.$AW6];[.$BB6];[.$BG6];[.$BL6];[.$BQ6];[.$BV6];[.$CA6];[.$CF6];[.$CK6])" office:value-type="float"/>
          <table:table-cell table:formula="of:=MAX([.$E6];[.$J6];[.$O6];[.$T6];[.$Y6];[.$AD6];[.$AI6];[.$AN6];[.$AS6];[.$AX6];[.$BC6];[.$BH6];[.$BM6];[.$BR6];[.$BW6];[.$CB6];[.$CG6];[.$CL6])" office:value-type="float"/>
          <table:table-cell table:formula="of:=MAX([.$F6];[.$K6];[.$P6];[.$U6];[.$Z6];[.$AE6];[.$AJ6];[.$AO6];[.$AT6];[.$AY6];[.$BD6];[.$BI6];[.$BN6];[.$BS6];[.$BX6];[.$CC6];[.$CH6];[.$CM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7];[.$G7];[.$L7];[.$Q7];[.$V7];[.$AA7];[.$AF7];[.$AK7];[.$AP7];[.$AU7];[.$AZ7];[.$BE7];[.$BJ7];[.$BO7];[.$BT7];[.$BY7];[.$CD7];[.$CI7])" office:value-type="float"/>
          <table:table-cell table:formula="of:=MIN([.$C7];[.$H7];[.$M7];[.$R7];[.$W7];[.$AB7];[.$AG7];[.$AL7];[.$AQ7];[.$AV7];[.$BA7];[.$BF7];[.$BK7];[.$BP7];[.$BU7];[.$BZ7];[.$CE7];[.$CJ7])" office:value-type="float"/>
          <table:table-cell table:formula="of:=MIN([.$D7];[.$I7];[.$N7];[.$S7];[.$X7];[.$AC7];[.$AH7];[.$AM7];[.$AR7];[.$AW7];[.$BB7];[.$BG7];[.$BL7];[.$BQ7];[.$BV7];[.$CA7];[.$CF7];[.$CK7])" office:value-type="float"/>
          <table:table-cell table:formula="of:=MIN([.$E7];[.$J7];[.$O7];[.$T7];[.$Y7];[.$AD7];[.$AI7];[.$AN7];[.$AS7];[.$AX7];[.$BC7];[.$BH7];[.$BM7];[.$BR7];[.$BW7];[.$CB7];[.$CG7];[.$CL7])" office:value-type="float"/>
          <table:table-cell table:formula="of:=MIN([.$F7];[.$K7];[.$P7];[.$U7];[.$Z7];[.$AE7];[.$AJ7];[.$AO7];[.$AT7];[.$AY7];[.$BD7];[.$BI7];[.$BN7];[.$BS7];[.$BX7];[.$CC7];[.$CH7];[.$CM7])" office:value-type="float"/>
          <table:table-cell table:formula="of:=MEDIAN([.$B7];[.$G7];[.$L7];[.$Q7];[.$V7];[.$AA7];[.$AF7];[.$AK7];[.$AP7];[.$AU7];[.$AZ7];[.$BE7];[.$BJ7];[.$BO7];[.$BT7];[.$BY7];[.$CD7];[.$CI7])" office:value-type="float"/>
          <table:table-cell table:formula="of:=MEDIAN([.$C7];[.$H7];[.$M7];[.$R7];[.$W7];[.$AB7];[.$AG7];[.$AL7];[.$AQ7];[.$AV7];[.$BA7];[.$BF7];[.$BK7];[.$BP7];[.$BU7];[.$BZ7];[.$CE7];[.$CJ7])" office:value-type="float"/>
          <table:table-cell table:formula="of:=MEDIAN([.$D7];[.$I7];[.$N7];[.$S7];[.$X7];[.$AC7];[.$AH7];[.$AM7];[.$AR7];[.$AW7];[.$BB7];[.$BG7];[.$BL7];[.$BQ7];[.$BV7];[.$CA7];[.$CF7];[.$CK7])" office:value-type="float"/>
          <table:table-cell table:formula="of:=MEDIAN([.$E7];[.$J7];[.$O7];[.$T7];[.$Y7];[.$AD7];[.$AI7];[.$AN7];[.$AS7];[.$AX7];[.$BC7];[.$BH7];[.$BM7];[.$BR7];[.$BW7];[.$CB7];[.$CG7];[.$CL7])" office:value-type="float"/>
          <table:table-cell table:formula="of:=MEDIAN([.$F7];[.$K7];[.$P7];[.$U7];[.$Z7];[.$AE7];[.$AJ7];[.$AO7];[.$AT7];[.$AY7];[.$BD7];[.$BI7];[.$BN7];[.$BS7];[.$BX7];[.$CC7];[.$CH7];[.$CM7])" office:value-type="float"/>
          <table:table-cell table:formula="of:=MAX([.$B7];[.$G7];[.$L7];[.$Q7];[.$V7];[.$AA7];[.$AF7];[.$AK7];[.$AP7];[.$AU7];[.$AZ7];[.$BE7];[.$BJ7];[.$BO7];[.$BT7];[.$BY7];[.$CD7];[.$CI7])" office:value-type="float"/>
          <table:table-cell table:formula="of:=MAX([.$C7];[.$H7];[.$M7];[.$R7];[.$W7];[.$AB7];[.$AG7];[.$AL7];[.$AQ7];[.$AV7];[.$BA7];[.$BF7];[.$BK7];[.$BP7];[.$BU7];[.$BZ7];[.$CE7];[.$CJ7])" office:value-type="float"/>
          <table:table-cell table:formula="of:=MAX([.$D7];[.$I7];[.$N7];[.$S7];[.$X7];[.$AC7];[.$AH7];[.$AM7];[.$AR7];[.$AW7];[.$BB7];[.$BG7];[.$BL7];[.$BQ7];[.$BV7];[.$CA7];[.$CF7];[.$CK7])" office:value-type="float"/>
          <table:table-cell table:formula="of:=MAX([.$E7];[.$J7];[.$O7];[.$T7];[.$Y7];[.$AD7];[.$AI7];[.$AN7];[.$AS7];[.$AX7];[.$BC7];[.$BH7];[.$BM7];[.$BR7];[.$BW7];[.$CB7];[.$CG7];[.$CL7])" office:value-type="float"/>
          <table:table-cell table:formula="of:=MAX([.$F7];[.$K7];[.$P7];[.$U7];[.$Z7];[.$AE7];[.$AJ7];[.$AO7];[.$AT7];[.$AY7];[.$BD7];[.$BI7];[.$BN7];[.$BS7];[.$BX7];[.$CC7];[.$CH7];[.$CM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];[.$G8];[.$L8];[.$Q8];[.$V8];[.$AA8];[.$AF8];[.$AK8];[.$AP8];[.$AU8];[.$AZ8];[.$BE8];[.$BJ8];[.$BO8];[.$BT8];[.$BY8];[.$CD8];[.$CI8])" office:value-type="float"/>
          <table:table-cell table:formula="of:=MIN([.$C8];[.$H8];[.$M8];[.$R8];[.$W8];[.$AB8];[.$AG8];[.$AL8];[.$AQ8];[.$AV8];[.$BA8];[.$BF8];[.$BK8];[.$BP8];[.$BU8];[.$BZ8];[.$CE8];[.$CJ8])" office:value-type="float"/>
          <table:table-cell table:formula="of:=MIN([.$D8];[.$I8];[.$N8];[.$S8];[.$X8];[.$AC8];[.$AH8];[.$AM8];[.$AR8];[.$AW8];[.$BB8];[.$BG8];[.$BL8];[.$BQ8];[.$BV8];[.$CA8];[.$CF8];[.$CK8])" office:value-type="float"/>
          <table:table-cell table:formula="of:=MIN([.$E8];[.$J8];[.$O8];[.$T8];[.$Y8];[.$AD8];[.$AI8];[.$AN8];[.$AS8];[.$AX8];[.$BC8];[.$BH8];[.$BM8];[.$BR8];[.$BW8];[.$CB8];[.$CG8];[.$CL8])" office:value-type="float"/>
          <table:table-cell table:formula="of:=MIN([.$F8];[.$K8];[.$P8];[.$U8];[.$Z8];[.$AE8];[.$AJ8];[.$AO8];[.$AT8];[.$AY8];[.$BD8];[.$BI8];[.$BN8];[.$BS8];[.$BX8];[.$CC8];[.$CH8];[.$CM8])" office:value-type="float"/>
          <table:table-cell table:formula="of:=MEDIAN([.$B8];[.$G8];[.$L8];[.$Q8];[.$V8];[.$AA8];[.$AF8];[.$AK8];[.$AP8];[.$AU8];[.$AZ8];[.$BE8];[.$BJ8];[.$BO8];[.$BT8];[.$BY8];[.$CD8];[.$CI8])" office:value-type="float"/>
          <table:table-cell table:formula="of:=MEDIAN([.$C8];[.$H8];[.$M8];[.$R8];[.$W8];[.$AB8];[.$AG8];[.$AL8];[.$AQ8];[.$AV8];[.$BA8];[.$BF8];[.$BK8];[.$BP8];[.$BU8];[.$BZ8];[.$CE8];[.$CJ8])" office:value-type="float"/>
          <table:table-cell table:formula="of:=MEDIAN([.$D8];[.$I8];[.$N8];[.$S8];[.$X8];[.$AC8];[.$AH8];[.$AM8];[.$AR8];[.$AW8];[.$BB8];[.$BG8];[.$BL8];[.$BQ8];[.$BV8];[.$CA8];[.$CF8];[.$CK8])" office:value-type="float"/>
          <table:table-cell table:formula="of:=MEDIAN([.$E8];[.$J8];[.$O8];[.$T8];[.$Y8];[.$AD8];[.$AI8];[.$AN8];[.$AS8];[.$AX8];[.$BC8];[.$BH8];[.$BM8];[.$BR8];[.$BW8];[.$CB8];[.$CG8];[.$CL8])" office:value-type="float"/>
          <table:table-cell table:formula="of:=MEDIAN([.$F8];[.$K8];[.$P8];[.$U8];[.$Z8];[.$AE8];[.$AJ8];[.$AO8];[.$AT8];[.$AY8];[.$BD8];[.$BI8];[.$BN8];[.$BS8];[.$BX8];[.$CC8];[.$CH8];[.$CM8])" office:value-type="float"/>
          <table:table-cell table:formula="of:=MAX([.$B8];[.$G8];[.$L8];[.$Q8];[.$V8];[.$AA8];[.$AF8];[.$AK8];[.$AP8];[.$AU8];[.$AZ8];[.$BE8];[.$BJ8];[.$BO8];[.$BT8];[.$BY8];[.$CD8];[.$CI8])" office:value-type="float"/>
          <table:table-cell table:formula="of:=MAX([.$C8];[.$H8];[.$M8];[.$R8];[.$W8];[.$AB8];[.$AG8];[.$AL8];[.$AQ8];[.$AV8];[.$BA8];[.$BF8];[.$BK8];[.$BP8];[.$BU8];[.$BZ8];[.$CE8];[.$CJ8])" office:value-type="float"/>
          <table:table-cell table:formula="of:=MAX([.$D8];[.$I8];[.$N8];[.$S8];[.$X8];[.$AC8];[.$AH8];[.$AM8];[.$AR8];[.$AW8];[.$BB8];[.$BG8];[.$BL8];[.$BQ8];[.$BV8];[.$CA8];[.$CF8];[.$CK8])" office:value-type="float"/>
          <table:table-cell table:formula="of:=MAX([.$E8];[.$J8];[.$O8];[.$T8];[.$Y8];[.$AD8];[.$AI8];[.$AN8];[.$AS8];[.$AX8];[.$BC8];[.$BH8];[.$BM8];[.$BR8];[.$BW8];[.$CB8];[.$CG8];[.$CL8])" office:value-type="float"/>
          <table:table-cell table:formula="of:=MAX([.$F8];[.$K8];[.$P8];[.$U8];[.$Z8];[.$AE8];[.$AJ8];[.$AO8];[.$AT8];[.$AY8];[.$BD8];[.$BI8];[.$BN8];[.$BS8];[.$BX8];[.$CC8];[.$CH8];[.$CM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];[.$G9];[.$L9];[.$Q9];[.$V9];[.$AA9];[.$AF9];[.$AK9];[.$AP9];[.$AU9];[.$AZ9];[.$BE9];[.$BJ9];[.$BO9];[.$BT9];[.$BY9];[.$CD9];[.$CI9])" office:value-type="float"/>
          <table:table-cell table:formula="of:=MIN([.$C9];[.$H9];[.$M9];[.$R9];[.$W9];[.$AB9];[.$AG9];[.$AL9];[.$AQ9];[.$AV9];[.$BA9];[.$BF9];[.$BK9];[.$BP9];[.$BU9];[.$BZ9];[.$CE9];[.$CJ9])" office:value-type="float"/>
          <table:table-cell table:formula="of:=MIN([.$D9];[.$I9];[.$N9];[.$S9];[.$X9];[.$AC9];[.$AH9];[.$AM9];[.$AR9];[.$AW9];[.$BB9];[.$BG9];[.$BL9];[.$BQ9];[.$BV9];[.$CA9];[.$CF9];[.$CK9])" office:value-type="float"/>
          <table:table-cell table:formula="of:=MIN([.$E9];[.$J9];[.$O9];[.$T9];[.$Y9];[.$AD9];[.$AI9];[.$AN9];[.$AS9];[.$AX9];[.$BC9];[.$BH9];[.$BM9];[.$BR9];[.$BW9];[.$CB9];[.$CG9];[.$CL9])" office:value-type="float"/>
          <table:table-cell table:formula="of:=MIN([.$F9];[.$K9];[.$P9];[.$U9];[.$Z9];[.$AE9];[.$AJ9];[.$AO9];[.$AT9];[.$AY9];[.$BD9];[.$BI9];[.$BN9];[.$BS9];[.$BX9];[.$CC9];[.$CH9];[.$CM9])" office:value-type="float"/>
          <table:table-cell table:formula="of:=MEDIAN([.$B9];[.$G9];[.$L9];[.$Q9];[.$V9];[.$AA9];[.$AF9];[.$AK9];[.$AP9];[.$AU9];[.$AZ9];[.$BE9];[.$BJ9];[.$BO9];[.$BT9];[.$BY9];[.$CD9];[.$CI9])" office:value-type="float"/>
          <table:table-cell table:formula="of:=MEDIAN([.$C9];[.$H9];[.$M9];[.$R9];[.$W9];[.$AB9];[.$AG9];[.$AL9];[.$AQ9];[.$AV9];[.$BA9];[.$BF9];[.$BK9];[.$BP9];[.$BU9];[.$BZ9];[.$CE9];[.$CJ9])" office:value-type="float"/>
          <table:table-cell table:formula="of:=MEDIAN([.$D9];[.$I9];[.$N9];[.$S9];[.$X9];[.$AC9];[.$AH9];[.$AM9];[.$AR9];[.$AW9];[.$BB9];[.$BG9];[.$BL9];[.$BQ9];[.$BV9];[.$CA9];[.$CF9];[.$CK9])" office:value-type="float"/>
          <table:table-cell table:formula="of:=MEDIAN([.$E9];[.$J9];[.$O9];[.$T9];[.$Y9];[.$AD9];[.$AI9];[.$AN9];[.$AS9];[.$AX9];[.$BC9];[.$BH9];[.$BM9];[.$BR9];[.$BW9];[.$CB9];[.$CG9];[.$CL9])" office:value-type="float"/>
          <table:table-cell table:formula="of:=MEDIAN([.$F9];[.$K9];[.$P9];[.$U9];[.$Z9];[.$AE9];[.$AJ9];[.$AO9];[.$AT9];[.$AY9];[.$BD9];[.$BI9];[.$BN9];[.$BS9];[.$BX9];[.$CC9];[.$CH9];[.$CM9])" office:value-type="float"/>
          <table:table-cell table:formula="of:=MAX([.$B9];[.$G9];[.$L9];[.$Q9];[.$V9];[.$AA9];[.$AF9];[.$AK9];[.$AP9];[.$AU9];[.$AZ9];[.$BE9];[.$BJ9];[.$BO9];[.$BT9];[.$BY9];[.$CD9];[.$CI9])" office:value-type="float"/>
          <table:table-cell table:formula="of:=MAX([.$C9];[.$H9];[.$M9];[.$R9];[.$W9];[.$AB9];[.$AG9];[.$AL9];[.$AQ9];[.$AV9];[.$BA9];[.$BF9];[.$BK9];[.$BP9];[.$BU9];[.$BZ9];[.$CE9];[.$CJ9])" office:value-type="float"/>
          <table:table-cell table:formula="of:=MAX([.$D9];[.$I9];[.$N9];[.$S9];[.$X9];[.$AC9];[.$AH9];[.$AM9];[.$AR9];[.$AW9];[.$BB9];[.$BG9];[.$BL9];[.$BQ9];[.$BV9];[.$CA9];[.$CF9];[.$CK9])" office:value-type="float"/>
          <table:table-cell table:formula="of:=MAX([.$E9];[.$J9];[.$O9];[.$T9];[.$Y9];[.$AD9];[.$AI9];[.$AN9];[.$AS9];[.$AX9];[.$BC9];[.$BH9];[.$BM9];[.$BR9];[.$BW9];[.$CB9];[.$CG9];[.$CL9])" office:value-type="float"/>
          <table:table-cell table:formula="of:=MAX([.$F9];[.$K9];[.$P9];[.$U9];[.$Z9];[.$AE9];[.$AJ9];[.$AO9];[.$AT9];[.$AY9];[.$BD9];[.$BI9];[.$BN9];[.$BS9];[.$BX9];[.$CC9];[.$CH9];[.$CM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25.55"/>
          <table:table-cell office:value-type="float" office:value="0.0"/>
          <table:table-cell office:value-type="float" office:value="229.0"/>
          <table:table-cell office:value-type="float" office:value="0.0"/>
          <table:table-cell office:value-type="float" office:value="227.0"/>
          <table:table-cell office:value-type="float" office:value="1194.08"/>
          <table:table-cell office:value-type="float" office:value="0.0"/>
          <table:table-cell office:value-type="float" office:value="229.0"/>
          <table:table-cell office:value-type="float" office:value="0.0"/>
          <table:table-cell office:value-type="float" office:value="227.0"/>
          <table:table-cell office:value-type="float" office:value="1143.51"/>
          <table:table-cell office:value-type="float" office:value="0.0"/>
          <table:table-cell office:value-type="float" office:value="229.0"/>
          <table:table-cell office:value-type="float" office:value="0.0"/>
          <table:table-cell office:value-type="float" office:value="227.0"/>
          <table:table-cell office:value-type="float" office:value="1152.29"/>
          <table:table-cell office:value-type="float" office:value="0.0"/>
          <table:table-cell office:value-type="float" office:value="229.0"/>
          <table:table-cell office:value-type="float" office:value="0.0"/>
          <table:table-cell office:value-type="float" office:value="227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G10];[.$L10];[.$Q10];[.$V10];[.$AA10];[.$AF10];[.$AK10];[.$AP10];[.$AU10];[.$AZ10];[.$BE10];[.$BJ10];[.$BO10];[.$BT10];[.$BY10];[.$CD10];[.$CI10])" office:value-type="float"/>
          <table:table-cell table:formula="of:=MIN([.$C10];[.$H10];[.$M10];[.$R10];[.$W10];[.$AB10];[.$AG10];[.$AL10];[.$AQ10];[.$AV10];[.$BA10];[.$BF10];[.$BK10];[.$BP10];[.$BU10];[.$BZ10];[.$CE10];[.$CJ10])" office:value-type="float"/>
          <table:table-cell table:formula="of:=MIN([.$D10];[.$I10];[.$N10];[.$S10];[.$X10];[.$AC10];[.$AH10];[.$AM10];[.$AR10];[.$AW10];[.$BB10];[.$BG10];[.$BL10];[.$BQ10];[.$BV10];[.$CA10];[.$CF10];[.$CK10])" office:value-type="float"/>
          <table:table-cell table:formula="of:=MIN([.$E10];[.$J10];[.$O10];[.$T10];[.$Y10];[.$AD10];[.$AI10];[.$AN10];[.$AS10];[.$AX10];[.$BC10];[.$BH10];[.$BM10];[.$BR10];[.$BW10];[.$CB10];[.$CG10];[.$CL10])" office:value-type="float"/>
          <table:table-cell table:formula="of:=MIN([.$F10];[.$K10];[.$P10];[.$U10];[.$Z10];[.$AE10];[.$AJ10];[.$AO10];[.$AT10];[.$AY10];[.$BD10];[.$BI10];[.$BN10];[.$BS10];[.$BX10];[.$CC10];[.$CH10];[.$CM10])" office:value-type="float"/>
          <table:table-cell table:formula="of:=MEDIAN([.$B10];[.$G10];[.$L10];[.$Q10];[.$V10];[.$AA10];[.$AF10];[.$AK10];[.$AP10];[.$AU10];[.$AZ10];[.$BE10];[.$BJ10];[.$BO10];[.$BT10];[.$BY10];[.$CD10];[.$CI10])" office:value-type="float"/>
          <table:table-cell table:formula="of:=MEDIAN([.$C10];[.$H10];[.$M10];[.$R10];[.$W10];[.$AB10];[.$AG10];[.$AL10];[.$AQ10];[.$AV10];[.$BA10];[.$BF10];[.$BK10];[.$BP10];[.$BU10];[.$BZ10];[.$CE10];[.$CJ10])" office:value-type="float"/>
          <table:table-cell table:formula="of:=MEDIAN([.$D10];[.$I10];[.$N10];[.$S10];[.$X10];[.$AC10];[.$AH10];[.$AM10];[.$AR10];[.$AW10];[.$BB10];[.$BG10];[.$BL10];[.$BQ10];[.$BV10];[.$CA10];[.$CF10];[.$CK10])" office:value-type="float"/>
          <table:table-cell table:formula="of:=MEDIAN([.$E10];[.$J10];[.$O10];[.$T10];[.$Y10];[.$AD10];[.$AI10];[.$AN10];[.$AS10];[.$AX10];[.$BC10];[.$BH10];[.$BM10];[.$BR10];[.$BW10];[.$CB10];[.$CG10];[.$CL10])" office:value-type="float"/>
          <table:table-cell table:formula="of:=MEDIAN([.$F10];[.$K10];[.$P10];[.$U10];[.$Z10];[.$AE10];[.$AJ10];[.$AO10];[.$AT10];[.$AY10];[.$BD10];[.$BI10];[.$BN10];[.$BS10];[.$BX10];[.$CC10];[.$CH10];[.$CM10])" office:value-type="float"/>
          <table:table-cell table:formula="of:=MAX([.$B10];[.$G10];[.$L10];[.$Q10];[.$V10];[.$AA10];[.$AF10];[.$AK10];[.$AP10];[.$AU10];[.$AZ10];[.$BE10];[.$BJ10];[.$BO10];[.$BT10];[.$BY10];[.$CD10];[.$CI10])" office:value-type="float"/>
          <table:table-cell table:formula="of:=MAX([.$C10];[.$H10];[.$M10];[.$R10];[.$W10];[.$AB10];[.$AG10];[.$AL10];[.$AQ10];[.$AV10];[.$BA10];[.$BF10];[.$BK10];[.$BP10];[.$BU10];[.$BZ10];[.$CE10];[.$CJ10])" office:value-type="float"/>
          <table:table-cell table:formula="of:=MAX([.$D10];[.$I10];[.$N10];[.$S10];[.$X10];[.$AC10];[.$AH10];[.$AM10];[.$AR10];[.$AW10];[.$BB10];[.$BG10];[.$BL10];[.$BQ10];[.$BV10];[.$CA10];[.$CF10];[.$CK10])" office:value-type="float"/>
          <table:table-cell table:formula="of:=MAX([.$E10];[.$J10];[.$O10];[.$T10];[.$Y10];[.$AD10];[.$AI10];[.$AN10];[.$AS10];[.$AX10];[.$BC10];[.$BH10];[.$BM10];[.$BR10];[.$BW10];[.$CB10];[.$CG10];[.$CL10])" office:value-type="float"/>
          <table:table-cell table:formula="of:=MAX([.$F10];[.$K10];[.$P10];[.$U10];[.$Z10];[.$AE10];[.$AJ10];[.$AO10];[.$AT10];[.$AY10];[.$BD10];[.$BI10];[.$BN10];[.$BS10];[.$BX10];[.$CC10];[.$CH10];[.$CM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7.61"/>
          <table:table-cell office:value-type="float" office:value="0.0"/>
          <table:table-cell office:value-type="float" office:value="142.0"/>
          <table:table-cell office:value-type="float" office:value="0.0"/>
          <table:table-cell office:value-type="float" office:value="140.0"/>
          <table:table-cell office:value-type="float" office:value="1086.96"/>
          <table:table-cell office:value-type="float" office:value="0.0"/>
          <table:table-cell office:value-type="float" office:value="142.0"/>
          <table:table-cell office:value-type="float" office:value="0.0"/>
          <table:table-cell office:value-type="float" office:value="140.0"/>
          <table:table-cell office:value-type="float" office:value="1083.5"/>
          <table:table-cell office:value-type="float" office:value="0.0"/>
          <table:table-cell office:value-type="float" office:value="142.0"/>
          <table:table-cell office:value-type="float" office:value="0.0"/>
          <table:table-cell office:value-type="float" office:value="140.0"/>
          <table:table-cell table:style-name="cellBest" office:value-type="float" office:value="1055.55"/>
          <table:table-cell office:value-type="float" office:value="0.0"/>
          <table:table-cell office:value-type="float" office:value="142.0"/>
          <table:table-cell office:value-type="float" office:value="0.0"/>
          <table:table-cell office:value-type="float" office:value="140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G11];[.$L11];[.$Q11];[.$V11];[.$AA11];[.$AF11];[.$AK11];[.$AP11];[.$AU11];[.$AZ11];[.$BE11];[.$BJ11];[.$BO11];[.$BT11];[.$BY11];[.$CD11];[.$CI11])" office:value-type="float"/>
          <table:table-cell table:formula="of:=MIN([.$C11];[.$H11];[.$M11];[.$R11];[.$W11];[.$AB11];[.$AG11];[.$AL11];[.$AQ11];[.$AV11];[.$BA11];[.$BF11];[.$BK11];[.$BP11];[.$BU11];[.$BZ11];[.$CE11];[.$CJ11])" office:value-type="float"/>
          <table:table-cell table:formula="of:=MIN([.$D11];[.$I11];[.$N11];[.$S11];[.$X11];[.$AC11];[.$AH11];[.$AM11];[.$AR11];[.$AW11];[.$BB11];[.$BG11];[.$BL11];[.$BQ11];[.$BV11];[.$CA11];[.$CF11];[.$CK11])" office:value-type="float"/>
          <table:table-cell table:formula="of:=MIN([.$E11];[.$J11];[.$O11];[.$T11];[.$Y11];[.$AD11];[.$AI11];[.$AN11];[.$AS11];[.$AX11];[.$BC11];[.$BH11];[.$BM11];[.$BR11];[.$BW11];[.$CB11];[.$CG11];[.$CL11])" office:value-type="float"/>
          <table:table-cell table:formula="of:=MIN([.$F11];[.$K11];[.$P11];[.$U11];[.$Z11];[.$AE11];[.$AJ11];[.$AO11];[.$AT11];[.$AY11];[.$BD11];[.$BI11];[.$BN11];[.$BS11];[.$BX11];[.$CC11];[.$CH11];[.$CM11])" office:value-type="float"/>
          <table:table-cell table:formula="of:=MEDIAN([.$B11];[.$G11];[.$L11];[.$Q11];[.$V11];[.$AA11];[.$AF11];[.$AK11];[.$AP11];[.$AU11];[.$AZ11];[.$BE11];[.$BJ11];[.$BO11];[.$BT11];[.$BY11];[.$CD11];[.$CI11])" office:value-type="float"/>
          <table:table-cell table:formula="of:=MEDIAN([.$C11];[.$H11];[.$M11];[.$R11];[.$W11];[.$AB11];[.$AG11];[.$AL11];[.$AQ11];[.$AV11];[.$BA11];[.$BF11];[.$BK11];[.$BP11];[.$BU11];[.$BZ11];[.$CE11];[.$CJ11])" office:value-type="float"/>
          <table:table-cell table:formula="of:=MEDIAN([.$D11];[.$I11];[.$N11];[.$S11];[.$X11];[.$AC11];[.$AH11];[.$AM11];[.$AR11];[.$AW11];[.$BB11];[.$BG11];[.$BL11];[.$BQ11];[.$BV11];[.$CA11];[.$CF11];[.$CK11])" office:value-type="float"/>
          <table:table-cell table:formula="of:=MEDIAN([.$E11];[.$J11];[.$O11];[.$T11];[.$Y11];[.$AD11];[.$AI11];[.$AN11];[.$AS11];[.$AX11];[.$BC11];[.$BH11];[.$BM11];[.$BR11];[.$BW11];[.$CB11];[.$CG11];[.$CL11])" office:value-type="float"/>
          <table:table-cell table:formula="of:=MEDIAN([.$F11];[.$K11];[.$P11];[.$U11];[.$Z11];[.$AE11];[.$AJ11];[.$AO11];[.$AT11];[.$AY11];[.$BD11];[.$BI11];[.$BN11];[.$BS11];[.$BX11];[.$CC11];[.$CH11];[.$CM11])" office:value-type="float"/>
          <table:table-cell table:formula="of:=MAX([.$B11];[.$G11];[.$L11];[.$Q11];[.$V11];[.$AA11];[.$AF11];[.$AK11];[.$AP11];[.$AU11];[.$AZ11];[.$BE11];[.$BJ11];[.$BO11];[.$BT11];[.$BY11];[.$CD11];[.$CI11])" office:value-type="float"/>
          <table:table-cell table:formula="of:=MAX([.$C11];[.$H11];[.$M11];[.$R11];[.$W11];[.$AB11];[.$AG11];[.$AL11];[.$AQ11];[.$AV11];[.$BA11];[.$BF11];[.$BK11];[.$BP11];[.$BU11];[.$BZ11];[.$CE11];[.$CJ11])" office:value-type="float"/>
          <table:table-cell table:formula="of:=MAX([.$D11];[.$I11];[.$N11];[.$S11];[.$X11];[.$AC11];[.$AH11];[.$AM11];[.$AR11];[.$AW11];[.$BB11];[.$BG11];[.$BL11];[.$BQ11];[.$BV11];[.$CA11];[.$CF11];[.$CK11])" office:value-type="float"/>
          <table:table-cell table:formula="of:=MAX([.$E11];[.$J11];[.$O11];[.$T11];[.$Y11];[.$AD11];[.$AI11];[.$AN11];[.$AS11];[.$AX11];[.$BC11];[.$BH11];[.$BM11];[.$BR11];[.$BW11];[.$CB11];[.$CG11];[.$CL11])" office:value-type="float"/>
          <table:table-cell table:formula="of:=MAX([.$F11];[.$K11];[.$P11];[.$U11];[.$Z11];[.$AE11];[.$AJ11];[.$AO11];[.$AT11];[.$AY11];[.$BD11];[.$BI11];[.$BN11];[.$BS11];[.$BX11];[.$CC11];[.$CH11];[.$CM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5.86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office:value-type="float" office:value="276.109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office:value-type="float" office:value="276.759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table:style-name="cellBest" office:value-type="float" office:value="269.407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office:value-type="float" office:value="296.718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office:value-type="float" office:value="308.659"/>
          <table:table-cell office:value-type="float" office:value="0.0"/>
          <table:table-cell office:value-type="float" office:value="162.0"/>
          <table:table-cell office:value-type="float" office:value="0.0"/>
          <table:table-cell office:value-type="float" office:value="160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G12];[.$L12];[.$Q12];[.$V12];[.$AA12];[.$AF12];[.$AK12];[.$AP12];[.$AU12];[.$AZ12];[.$BE12];[.$BJ12];[.$BO12];[.$BT12];[.$BY12];[.$CD12];[.$CI12])" office:value-type="float"/>
          <table:table-cell table:formula="of:=MIN([.$C12];[.$H12];[.$M12];[.$R12];[.$W12];[.$AB12];[.$AG12];[.$AL12];[.$AQ12];[.$AV12];[.$BA12];[.$BF12];[.$BK12];[.$BP12];[.$BU12];[.$BZ12];[.$CE12];[.$CJ12])" office:value-type="float"/>
          <table:table-cell table:formula="of:=MIN([.$D12];[.$I12];[.$N12];[.$S12];[.$X12];[.$AC12];[.$AH12];[.$AM12];[.$AR12];[.$AW12];[.$BB12];[.$BG12];[.$BL12];[.$BQ12];[.$BV12];[.$CA12];[.$CF12];[.$CK12])" office:value-type="float"/>
          <table:table-cell table:formula="of:=MIN([.$E12];[.$J12];[.$O12];[.$T12];[.$Y12];[.$AD12];[.$AI12];[.$AN12];[.$AS12];[.$AX12];[.$BC12];[.$BH12];[.$BM12];[.$BR12];[.$BW12];[.$CB12];[.$CG12];[.$CL12])" office:value-type="float"/>
          <table:table-cell table:formula="of:=MIN([.$F12];[.$K12];[.$P12];[.$U12];[.$Z12];[.$AE12];[.$AJ12];[.$AO12];[.$AT12];[.$AY12];[.$BD12];[.$BI12];[.$BN12];[.$BS12];[.$BX12];[.$CC12];[.$CH12];[.$CM12])" office:value-type="float"/>
          <table:table-cell table:formula="of:=MEDIAN([.$B12];[.$G12];[.$L12];[.$Q12];[.$V12];[.$AA12];[.$AF12];[.$AK12];[.$AP12];[.$AU12];[.$AZ12];[.$BE12];[.$BJ12];[.$BO12];[.$BT12];[.$BY12];[.$CD12];[.$CI12])" office:value-type="float"/>
          <table:table-cell table:formula="of:=MEDIAN([.$C12];[.$H12];[.$M12];[.$R12];[.$W12];[.$AB12];[.$AG12];[.$AL12];[.$AQ12];[.$AV12];[.$BA12];[.$BF12];[.$BK12];[.$BP12];[.$BU12];[.$BZ12];[.$CE12];[.$CJ12])" office:value-type="float"/>
          <table:table-cell table:formula="of:=MEDIAN([.$D12];[.$I12];[.$N12];[.$S12];[.$X12];[.$AC12];[.$AH12];[.$AM12];[.$AR12];[.$AW12];[.$BB12];[.$BG12];[.$BL12];[.$BQ12];[.$BV12];[.$CA12];[.$CF12];[.$CK12])" office:value-type="float"/>
          <table:table-cell table:formula="of:=MEDIAN([.$E12];[.$J12];[.$O12];[.$T12];[.$Y12];[.$AD12];[.$AI12];[.$AN12];[.$AS12];[.$AX12];[.$BC12];[.$BH12];[.$BM12];[.$BR12];[.$BW12];[.$CB12];[.$CG12];[.$CL12])" office:value-type="float"/>
          <table:table-cell table:formula="of:=MEDIAN([.$F12];[.$K12];[.$P12];[.$U12];[.$Z12];[.$AE12];[.$AJ12];[.$AO12];[.$AT12];[.$AY12];[.$BD12];[.$BI12];[.$BN12];[.$BS12];[.$BX12];[.$CC12];[.$CH12];[.$CM12])" office:value-type="float"/>
          <table:table-cell table:formula="of:=MAX([.$B12];[.$G12];[.$L12];[.$Q12];[.$V12];[.$AA12];[.$AF12];[.$AK12];[.$AP12];[.$AU12];[.$AZ12];[.$BE12];[.$BJ12];[.$BO12];[.$BT12];[.$BY12];[.$CD12];[.$CI12])" office:value-type="float"/>
          <table:table-cell table:formula="of:=MAX([.$C12];[.$H12];[.$M12];[.$R12];[.$W12];[.$AB12];[.$AG12];[.$AL12];[.$AQ12];[.$AV12];[.$BA12];[.$BF12];[.$BK12];[.$BP12];[.$BU12];[.$BZ12];[.$CE12];[.$CJ12])" office:value-type="float"/>
          <table:table-cell table:formula="of:=MAX([.$D12];[.$I12];[.$N12];[.$S12];[.$X12];[.$AC12];[.$AH12];[.$AM12];[.$AR12];[.$AW12];[.$BB12];[.$BG12];[.$BL12];[.$BQ12];[.$BV12];[.$CA12];[.$CF12];[.$CK12])" office:value-type="float"/>
          <table:table-cell table:formula="of:=MAX([.$E12];[.$J12];[.$O12];[.$T12];[.$Y12];[.$AD12];[.$AI12];[.$AN12];[.$AS12];[.$AX12];[.$BC12];[.$BH12];[.$BM12];[.$BR12];[.$BW12];[.$CB12];[.$CG12];[.$CL12])" office:value-type="float"/>
          <table:table-cell table:formula="of:=MAX([.$F12];[.$K12];[.$P12];[.$U12];[.$Z12];[.$AE12];[.$AJ12];[.$AO12];[.$AT12];[.$AY12];[.$BD12];[.$BI12];[.$BN12];[.$BS12];[.$BX12];[.$CC12];[.$CH12];[.$CM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G13];[.$L13];[.$Q13];[.$V13];[.$AA13];[.$AF13];[.$AK13];[.$AP13];[.$AU13];[.$AZ13];[.$BE13];[.$BJ13];[.$BO13];[.$BT13];[.$BY13];[.$CD13];[.$CI13])" office:value-type="float"/>
          <table:table-cell table:formula="of:=MIN([.$C13];[.$H13];[.$M13];[.$R13];[.$W13];[.$AB13];[.$AG13];[.$AL13];[.$AQ13];[.$AV13];[.$BA13];[.$BF13];[.$BK13];[.$BP13];[.$BU13];[.$BZ13];[.$CE13];[.$CJ13])" office:value-type="float"/>
          <table:table-cell table:formula="of:=MIN([.$D13];[.$I13];[.$N13];[.$S13];[.$X13];[.$AC13];[.$AH13];[.$AM13];[.$AR13];[.$AW13];[.$BB13];[.$BG13];[.$BL13];[.$BQ13];[.$BV13];[.$CA13];[.$CF13];[.$CK13])" office:value-type="float"/>
          <table:table-cell table:formula="of:=MIN([.$E13];[.$J13];[.$O13];[.$T13];[.$Y13];[.$AD13];[.$AI13];[.$AN13];[.$AS13];[.$AX13];[.$BC13];[.$BH13];[.$BM13];[.$BR13];[.$BW13];[.$CB13];[.$CG13];[.$CL13])" office:value-type="float"/>
          <table:table-cell table:formula="of:=MIN([.$F13];[.$K13];[.$P13];[.$U13];[.$Z13];[.$AE13];[.$AJ13];[.$AO13];[.$AT13];[.$AY13];[.$BD13];[.$BI13];[.$BN13];[.$BS13];[.$BX13];[.$CC13];[.$CH13];[.$CM13])" office:value-type="float"/>
          <table:table-cell table:formula="of:=MEDIAN([.$B13];[.$G13];[.$L13];[.$Q13];[.$V13];[.$AA13];[.$AF13];[.$AK13];[.$AP13];[.$AU13];[.$AZ13];[.$BE13];[.$BJ13];[.$BO13];[.$BT13];[.$BY13];[.$CD13];[.$CI13])" office:value-type="float"/>
          <table:table-cell table:formula="of:=MEDIAN([.$C13];[.$H13];[.$M13];[.$R13];[.$W13];[.$AB13];[.$AG13];[.$AL13];[.$AQ13];[.$AV13];[.$BA13];[.$BF13];[.$BK13];[.$BP13];[.$BU13];[.$BZ13];[.$CE13];[.$CJ13])" office:value-type="float"/>
          <table:table-cell table:formula="of:=MEDIAN([.$D13];[.$I13];[.$N13];[.$S13];[.$X13];[.$AC13];[.$AH13];[.$AM13];[.$AR13];[.$AW13];[.$BB13];[.$BG13];[.$BL13];[.$BQ13];[.$BV13];[.$CA13];[.$CF13];[.$CK13])" office:value-type="float"/>
          <table:table-cell table:formula="of:=MEDIAN([.$E13];[.$J13];[.$O13];[.$T13];[.$Y13];[.$AD13];[.$AI13];[.$AN13];[.$AS13];[.$AX13];[.$BC13];[.$BH13];[.$BM13];[.$BR13];[.$BW13];[.$CB13];[.$CG13];[.$CL13])" office:value-type="float"/>
          <table:table-cell table:formula="of:=MEDIAN([.$F13];[.$K13];[.$P13];[.$U13];[.$Z13];[.$AE13];[.$AJ13];[.$AO13];[.$AT13];[.$AY13];[.$BD13];[.$BI13];[.$BN13];[.$BS13];[.$BX13];[.$CC13];[.$CH13];[.$CM13])" office:value-type="float"/>
          <table:table-cell table:formula="of:=MAX([.$B13];[.$G13];[.$L13];[.$Q13];[.$V13];[.$AA13];[.$AF13];[.$AK13];[.$AP13];[.$AU13];[.$AZ13];[.$BE13];[.$BJ13];[.$BO13];[.$BT13];[.$BY13];[.$CD13];[.$CI13])" office:value-type="float"/>
          <table:table-cell table:formula="of:=MAX([.$C13];[.$H13];[.$M13];[.$R13];[.$W13];[.$AB13];[.$AG13];[.$AL13];[.$AQ13];[.$AV13];[.$BA13];[.$BF13];[.$BK13];[.$BP13];[.$BU13];[.$BZ13];[.$CE13];[.$CJ13])" office:value-type="float"/>
          <table:table-cell table:formula="of:=MAX([.$D13];[.$I13];[.$N13];[.$S13];[.$X13];[.$AC13];[.$AH13];[.$AM13];[.$AR13];[.$AW13];[.$BB13];[.$BG13];[.$BL13];[.$BQ13];[.$BV13];[.$CA13];[.$CF13];[.$CK13])" office:value-type="float"/>
          <table:table-cell table:formula="of:=MAX([.$E13];[.$J13];[.$O13];[.$T13];[.$Y13];[.$AD13];[.$AI13];[.$AN13];[.$AS13];[.$AX13];[.$BC13];[.$BH13];[.$BM13];[.$BR13];[.$BW13];[.$CB13];[.$CG13];[.$CL13])" office:value-type="float"/>
          <table:table-cell table:formula="of:=MAX([.$F13];[.$K13];[.$P13];[.$U13];[.$Z13];[.$AE13];[.$AJ13];[.$AO13];[.$AT13];[.$AY13];[.$BD13];[.$BI13];[.$BN13];[.$BS13];[.$BX13];[.$CC13];[.$CH13];[.$CM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table:style-name="cellBest" office:value-type="float" office:value="34.7306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36.3559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35.2994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37.8715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37.3347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39.1015"/>
          <table:table-cell office:value-type="float" office:value="0.0"/>
          <table:table-cell table:style-name="cellBest" office:value-type="float" office:value="82.0"/>
          <table:table-cell office:value-type="float" office:value="0.0"/>
          <table:table-cell table:style-name="cellBest" office:value-type="float" office:value="80.0"/>
          <table:table-cell office:value-type="float" office:value="48.8409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office:value-type="float" office:value="45.4619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office:value-type="float" office:value="46.3649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office:value-type="float" office:value="45.2558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office:value-type="float" office:value="47.1604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office:value-type="float" office:value="48.0661"/>
          <table:table-cell office:value-type="float" office:value="0.0"/>
          <table:table-cell table:style-name="cellWorst" office:value-type="float" office:value="115.0"/>
          <table:table-cell office:value-type="float" office:value="0.0"/>
          <table:table-cell table:style-name="cellWorst" office:value-type="float" office:value="113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4];[.$G14];[.$L14];[.$Q14];[.$V14];[.$AA14];[.$AF14];[.$AK14];[.$AP14];[.$AU14];[.$AZ14];[.$BE14];[.$BJ14];[.$BO14];[.$BT14];[.$BY14];[.$CD14];[.$CI14])" office:value-type="float"/>
          <table:table-cell table:formula="of:=MIN([.$C14];[.$H14];[.$M14];[.$R14];[.$W14];[.$AB14];[.$AG14];[.$AL14];[.$AQ14];[.$AV14];[.$BA14];[.$BF14];[.$BK14];[.$BP14];[.$BU14];[.$BZ14];[.$CE14];[.$CJ14])" office:value-type="float"/>
          <table:table-cell table:formula="of:=MIN([.$D14];[.$I14];[.$N14];[.$S14];[.$X14];[.$AC14];[.$AH14];[.$AM14];[.$AR14];[.$AW14];[.$BB14];[.$BG14];[.$BL14];[.$BQ14];[.$BV14];[.$CA14];[.$CF14];[.$CK14])" office:value-type="float"/>
          <table:table-cell table:formula="of:=MIN([.$E14];[.$J14];[.$O14];[.$T14];[.$Y14];[.$AD14];[.$AI14];[.$AN14];[.$AS14];[.$AX14];[.$BC14];[.$BH14];[.$BM14];[.$BR14];[.$BW14];[.$CB14];[.$CG14];[.$CL14])" office:value-type="float"/>
          <table:table-cell table:formula="of:=MIN([.$F14];[.$K14];[.$P14];[.$U14];[.$Z14];[.$AE14];[.$AJ14];[.$AO14];[.$AT14];[.$AY14];[.$BD14];[.$BI14];[.$BN14];[.$BS14];[.$BX14];[.$CC14];[.$CH14];[.$CM14])" office:value-type="float"/>
          <table:table-cell table:formula="of:=MEDIAN([.$B14];[.$G14];[.$L14];[.$Q14];[.$V14];[.$AA14];[.$AF14];[.$AK14];[.$AP14];[.$AU14];[.$AZ14];[.$BE14];[.$BJ14];[.$BO14];[.$BT14];[.$BY14];[.$CD14];[.$CI14])" office:value-type="float"/>
          <table:table-cell table:formula="of:=MEDIAN([.$C14];[.$H14];[.$M14];[.$R14];[.$W14];[.$AB14];[.$AG14];[.$AL14];[.$AQ14];[.$AV14];[.$BA14];[.$BF14];[.$BK14];[.$BP14];[.$BU14];[.$BZ14];[.$CE14];[.$CJ14])" office:value-type="float"/>
          <table:table-cell table:formula="of:=MEDIAN([.$D14];[.$I14];[.$N14];[.$S14];[.$X14];[.$AC14];[.$AH14];[.$AM14];[.$AR14];[.$AW14];[.$BB14];[.$BG14];[.$BL14];[.$BQ14];[.$BV14];[.$CA14];[.$CF14];[.$CK14])" office:value-type="float"/>
          <table:table-cell table:formula="of:=MEDIAN([.$E14];[.$J14];[.$O14];[.$T14];[.$Y14];[.$AD14];[.$AI14];[.$AN14];[.$AS14];[.$AX14];[.$BC14];[.$BH14];[.$BM14];[.$BR14];[.$BW14];[.$CB14];[.$CG14];[.$CL14])" office:value-type="float"/>
          <table:table-cell table:formula="of:=MEDIAN([.$F14];[.$K14];[.$P14];[.$U14];[.$Z14];[.$AE14];[.$AJ14];[.$AO14];[.$AT14];[.$AY14];[.$BD14];[.$BI14];[.$BN14];[.$BS14];[.$BX14];[.$CC14];[.$CH14];[.$CM14])" office:value-type="float"/>
          <table:table-cell table:formula="of:=MAX([.$B14];[.$G14];[.$L14];[.$Q14];[.$V14];[.$AA14];[.$AF14];[.$AK14];[.$AP14];[.$AU14];[.$AZ14];[.$BE14];[.$BJ14];[.$BO14];[.$BT14];[.$BY14];[.$CD14];[.$CI14])" office:value-type="float"/>
          <table:table-cell table:formula="of:=MAX([.$C14];[.$H14];[.$M14];[.$R14];[.$W14];[.$AB14];[.$AG14];[.$AL14];[.$AQ14];[.$AV14];[.$BA14];[.$BF14];[.$BK14];[.$BP14];[.$BU14];[.$BZ14];[.$CE14];[.$CJ14])" office:value-type="float"/>
          <table:table-cell table:formula="of:=MAX([.$D14];[.$I14];[.$N14];[.$S14];[.$X14];[.$AC14];[.$AH14];[.$AM14];[.$AR14];[.$AW14];[.$BB14];[.$BG14];[.$BL14];[.$BQ14];[.$BV14];[.$CA14];[.$CF14];[.$CK14])" office:value-type="float"/>
          <table:table-cell table:formula="of:=MAX([.$E14];[.$J14];[.$O14];[.$T14];[.$Y14];[.$AD14];[.$AI14];[.$AN14];[.$AS14];[.$AX14];[.$BC14];[.$BH14];[.$BM14];[.$BR14];[.$BW14];[.$CB14];[.$CG14];[.$CL14])" office:value-type="float"/>
          <table:table-cell table:formula="of:=MAX([.$F14];[.$K14];[.$P14];[.$U14];[.$Z14];[.$AE14];[.$AJ14];[.$AO14];[.$AT14];[.$AY14];[.$BD14];[.$BI14];[.$BN14];[.$BS14];[.$BX14];[.$CC14];[.$CH14];[.$CM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21.51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25.56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2.88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.98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.09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3.32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52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55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61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52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13.44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4.61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08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.69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9.46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.60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49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];[.$G15];[.$L15];[.$Q15];[.$V15];[.$AA15];[.$AF15];[.$AK15];[.$AP15];[.$AU15];[.$AZ15];[.$BE15];[.$BJ15];[.$BO15];[.$BT15];[.$BY15];[.$CD15];[.$CI15])" office:value-type="float"/>
          <table:table-cell table:formula="of:=MIN([.$C15];[.$H15];[.$M15];[.$R15];[.$W15];[.$AB15];[.$AG15];[.$AL15];[.$AQ15];[.$AV15];[.$BA15];[.$BF15];[.$BK15];[.$BP15];[.$BU15];[.$BZ15];[.$CE15];[.$CJ15])" office:value-type="float"/>
          <table:table-cell table:formula="of:=MIN([.$D15];[.$I15];[.$N15];[.$S15];[.$X15];[.$AC15];[.$AH15];[.$AM15];[.$AR15];[.$AW15];[.$BB15];[.$BG15];[.$BL15];[.$BQ15];[.$BV15];[.$CA15];[.$CF15];[.$CK15])" office:value-type="float"/>
          <table:table-cell table:formula="of:=MIN([.$E15];[.$J15];[.$O15];[.$T15];[.$Y15];[.$AD15];[.$AI15];[.$AN15];[.$AS15];[.$AX15];[.$BC15];[.$BH15];[.$BM15];[.$BR15];[.$BW15];[.$CB15];[.$CG15];[.$CL15])" office:value-type="float"/>
          <table:table-cell table:formula="of:=MIN([.$F15];[.$K15];[.$P15];[.$U15];[.$Z15];[.$AE15];[.$AJ15];[.$AO15];[.$AT15];[.$AY15];[.$BD15];[.$BI15];[.$BN15];[.$BS15];[.$BX15];[.$CC15];[.$CH15];[.$CM15])" office:value-type="float"/>
          <table:table-cell table:formula="of:=MEDIAN([.$B15];[.$G15];[.$L15];[.$Q15];[.$V15];[.$AA15];[.$AF15];[.$AK15];[.$AP15];[.$AU15];[.$AZ15];[.$BE15];[.$BJ15];[.$BO15];[.$BT15];[.$BY15];[.$CD15];[.$CI15])" office:value-type="float"/>
          <table:table-cell table:formula="of:=MEDIAN([.$C15];[.$H15];[.$M15];[.$R15];[.$W15];[.$AB15];[.$AG15];[.$AL15];[.$AQ15];[.$AV15];[.$BA15];[.$BF15];[.$BK15];[.$BP15];[.$BU15];[.$BZ15];[.$CE15];[.$CJ15])" office:value-type="float"/>
          <table:table-cell table:formula="of:=MEDIAN([.$D15];[.$I15];[.$N15];[.$S15];[.$X15];[.$AC15];[.$AH15];[.$AM15];[.$AR15];[.$AW15];[.$BB15];[.$BG15];[.$BL15];[.$BQ15];[.$BV15];[.$CA15];[.$CF15];[.$CK15])" office:value-type="float"/>
          <table:table-cell table:formula="of:=MEDIAN([.$E15];[.$J15];[.$O15];[.$T15];[.$Y15];[.$AD15];[.$AI15];[.$AN15];[.$AS15];[.$AX15];[.$BC15];[.$BH15];[.$BM15];[.$BR15];[.$BW15];[.$CB15];[.$CG15];[.$CL15])" office:value-type="float"/>
          <table:table-cell table:formula="of:=MEDIAN([.$F15];[.$K15];[.$P15];[.$U15];[.$Z15];[.$AE15];[.$AJ15];[.$AO15];[.$AT15];[.$AY15];[.$BD15];[.$BI15];[.$BN15];[.$BS15];[.$BX15];[.$CC15];[.$CH15];[.$CM15])" office:value-type="float"/>
          <table:table-cell table:formula="of:=MAX([.$B15];[.$G15];[.$L15];[.$Q15];[.$V15];[.$AA15];[.$AF15];[.$AK15];[.$AP15];[.$AU15];[.$AZ15];[.$BE15];[.$BJ15];[.$BO15];[.$BT15];[.$BY15];[.$CD15];[.$CI15])" office:value-type="float"/>
          <table:table-cell table:formula="of:=MAX([.$C15];[.$H15];[.$M15];[.$R15];[.$W15];[.$AB15];[.$AG15];[.$AL15];[.$AQ15];[.$AV15];[.$BA15];[.$BF15];[.$BK15];[.$BP15];[.$BU15];[.$BZ15];[.$CE15];[.$CJ15])" office:value-type="float"/>
          <table:table-cell table:formula="of:=MAX([.$D15];[.$I15];[.$N15];[.$S15];[.$X15];[.$AC15];[.$AH15];[.$AM15];[.$AR15];[.$AW15];[.$BB15];[.$BG15];[.$BL15];[.$BQ15];[.$BV15];[.$CA15];[.$CF15];[.$CK15])" office:value-type="float"/>
          <table:table-cell table:formula="of:=MAX([.$E15];[.$J15];[.$O15];[.$T15];[.$Y15];[.$AD15];[.$AI15];[.$AN15];[.$AS15];[.$AX15];[.$BC15];[.$BH15];[.$BM15];[.$BR15];[.$BW15];[.$CB15];[.$CG15];[.$CL15])" office:value-type="float"/>
          <table:table-cell table:formula="of:=MAX([.$F15];[.$K15];[.$P15];[.$U15];[.$Z15];[.$AE15];[.$AJ15];[.$AO15];[.$AT15];[.$AY15];[.$BD15];[.$BI15];[.$BN15];[.$BS15];[.$BX15];[.$CC15];[.$CH15];[.$CM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72.1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3.31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0.41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3.08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70.37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8.27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7.0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7.1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8.5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8.7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9.9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4.9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0.5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227.2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2.0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2.7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01.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25.7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];[.$G16];[.$L16];[.$Q16];[.$V16];[.$AA16];[.$AF16];[.$AK16];[.$AP16];[.$AU16];[.$AZ16];[.$BE16];[.$BJ16];[.$BO16];[.$BT16];[.$BY16];[.$CD16];[.$CI16])" office:value-type="float"/>
          <table:table-cell table:formula="of:=MIN([.$C16];[.$H16];[.$M16];[.$R16];[.$W16];[.$AB16];[.$AG16];[.$AL16];[.$AQ16];[.$AV16];[.$BA16];[.$BF16];[.$BK16];[.$BP16];[.$BU16];[.$BZ16];[.$CE16];[.$CJ16])" office:value-type="float"/>
          <table:table-cell table:formula="of:=MIN([.$D16];[.$I16];[.$N16];[.$S16];[.$X16];[.$AC16];[.$AH16];[.$AM16];[.$AR16];[.$AW16];[.$BB16];[.$BG16];[.$BL16];[.$BQ16];[.$BV16];[.$CA16];[.$CF16];[.$CK16])" office:value-type="float"/>
          <table:table-cell table:formula="of:=MIN([.$E16];[.$J16];[.$O16];[.$T16];[.$Y16];[.$AD16];[.$AI16];[.$AN16];[.$AS16];[.$AX16];[.$BC16];[.$BH16];[.$BM16];[.$BR16];[.$BW16];[.$CB16];[.$CG16];[.$CL16])" office:value-type="float"/>
          <table:table-cell table:formula="of:=MIN([.$F16];[.$K16];[.$P16];[.$U16];[.$Z16];[.$AE16];[.$AJ16];[.$AO16];[.$AT16];[.$AY16];[.$BD16];[.$BI16];[.$BN16];[.$BS16];[.$BX16];[.$CC16];[.$CH16];[.$CM16])" office:value-type="float"/>
          <table:table-cell table:formula="of:=MEDIAN([.$B16];[.$G16];[.$L16];[.$Q16];[.$V16];[.$AA16];[.$AF16];[.$AK16];[.$AP16];[.$AU16];[.$AZ16];[.$BE16];[.$BJ16];[.$BO16];[.$BT16];[.$BY16];[.$CD16];[.$CI16])" office:value-type="float"/>
          <table:table-cell table:formula="of:=MEDIAN([.$C16];[.$H16];[.$M16];[.$R16];[.$W16];[.$AB16];[.$AG16];[.$AL16];[.$AQ16];[.$AV16];[.$BA16];[.$BF16];[.$BK16];[.$BP16];[.$BU16];[.$BZ16];[.$CE16];[.$CJ16])" office:value-type="float"/>
          <table:table-cell table:formula="of:=MEDIAN([.$D16];[.$I16];[.$N16];[.$S16];[.$X16];[.$AC16];[.$AH16];[.$AM16];[.$AR16];[.$AW16];[.$BB16];[.$BG16];[.$BL16];[.$BQ16];[.$BV16];[.$CA16];[.$CF16];[.$CK16])" office:value-type="float"/>
          <table:table-cell table:formula="of:=MEDIAN([.$E16];[.$J16];[.$O16];[.$T16];[.$Y16];[.$AD16];[.$AI16];[.$AN16];[.$AS16];[.$AX16];[.$BC16];[.$BH16];[.$BM16];[.$BR16];[.$BW16];[.$CB16];[.$CG16];[.$CL16])" office:value-type="float"/>
          <table:table-cell table:formula="of:=MEDIAN([.$F16];[.$K16];[.$P16];[.$U16];[.$Z16];[.$AE16];[.$AJ16];[.$AO16];[.$AT16];[.$AY16];[.$BD16];[.$BI16];[.$BN16];[.$BS16];[.$BX16];[.$CC16];[.$CH16];[.$CM16])" office:value-type="float"/>
          <table:table-cell table:formula="of:=MAX([.$B16];[.$G16];[.$L16];[.$Q16];[.$V16];[.$AA16];[.$AF16];[.$AK16];[.$AP16];[.$AU16];[.$AZ16];[.$BE16];[.$BJ16];[.$BO16];[.$BT16];[.$BY16];[.$CD16];[.$CI16])" office:value-type="float"/>
          <table:table-cell table:formula="of:=MAX([.$C16];[.$H16];[.$M16];[.$R16];[.$W16];[.$AB16];[.$AG16];[.$AL16];[.$AQ16];[.$AV16];[.$BA16];[.$BF16];[.$BK16];[.$BP16];[.$BU16];[.$BZ16];[.$CE16];[.$CJ16])" office:value-type="float"/>
          <table:table-cell table:formula="of:=MAX([.$D16];[.$I16];[.$N16];[.$S16];[.$X16];[.$AC16];[.$AH16];[.$AM16];[.$AR16];[.$AW16];[.$BB16];[.$BG16];[.$BL16];[.$BQ16];[.$BV16];[.$CA16];[.$CF16];[.$CK16])" office:value-type="float"/>
          <table:table-cell table:formula="of:=MAX([.$E16];[.$J16];[.$O16];[.$T16];[.$Y16];[.$AD16];[.$AI16];[.$AN16];[.$AS16];[.$AX16];[.$BC16];[.$BH16];[.$BM16];[.$BR16];[.$BW16];[.$CB16];[.$CG16];[.$CL16])" office:value-type="float"/>
          <table:table-cell table:formula="of:=MAX([.$F16];[.$K16];[.$P16];[.$U16];[.$Z16];[.$AE16];[.$AJ16];[.$AO16];[.$AT16];[.$AY16];[.$BD16];[.$BI16];[.$BN16];[.$BS16];[.$BX16];[.$CC16];[.$CH16];[.$CM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60.29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3.23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5.08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7.21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2.86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0.24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1.20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2.85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0.82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3.16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52.32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7.55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7.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48.27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49.7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7.2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43.9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174.5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7];[.$G17];[.$L17];[.$Q17];[.$V17];[.$AA17];[.$AF17];[.$AK17];[.$AP17];[.$AU17];[.$AZ17];[.$BE17];[.$BJ17];[.$BO17];[.$BT17];[.$BY17];[.$CD17];[.$CI17])" office:value-type="float"/>
          <table:table-cell table:formula="of:=MIN([.$C17];[.$H17];[.$M17];[.$R17];[.$W17];[.$AB17];[.$AG17];[.$AL17];[.$AQ17];[.$AV17];[.$BA17];[.$BF17];[.$BK17];[.$BP17];[.$BU17];[.$BZ17];[.$CE17];[.$CJ17])" office:value-type="float"/>
          <table:table-cell table:formula="of:=MIN([.$D17];[.$I17];[.$N17];[.$S17];[.$X17];[.$AC17];[.$AH17];[.$AM17];[.$AR17];[.$AW17];[.$BB17];[.$BG17];[.$BL17];[.$BQ17];[.$BV17];[.$CA17];[.$CF17];[.$CK17])" office:value-type="float"/>
          <table:table-cell table:formula="of:=MIN([.$E17];[.$J17];[.$O17];[.$T17];[.$Y17];[.$AD17];[.$AI17];[.$AN17];[.$AS17];[.$AX17];[.$BC17];[.$BH17];[.$BM17];[.$BR17];[.$BW17];[.$CB17];[.$CG17];[.$CL17])" office:value-type="float"/>
          <table:table-cell table:formula="of:=MIN([.$F17];[.$K17];[.$P17];[.$U17];[.$Z17];[.$AE17];[.$AJ17];[.$AO17];[.$AT17];[.$AY17];[.$BD17];[.$BI17];[.$BN17];[.$BS17];[.$BX17];[.$CC17];[.$CH17];[.$CM17])" office:value-type="float"/>
          <table:table-cell table:formula="of:=MEDIAN([.$B17];[.$G17];[.$L17];[.$Q17];[.$V17];[.$AA17];[.$AF17];[.$AK17];[.$AP17];[.$AU17];[.$AZ17];[.$BE17];[.$BJ17];[.$BO17];[.$BT17];[.$BY17];[.$CD17];[.$CI17])" office:value-type="float"/>
          <table:table-cell table:formula="of:=MEDIAN([.$C17];[.$H17];[.$M17];[.$R17];[.$W17];[.$AB17];[.$AG17];[.$AL17];[.$AQ17];[.$AV17];[.$BA17];[.$BF17];[.$BK17];[.$BP17];[.$BU17];[.$BZ17];[.$CE17];[.$CJ17])" office:value-type="float"/>
          <table:table-cell table:formula="of:=MEDIAN([.$D17];[.$I17];[.$N17];[.$S17];[.$X17];[.$AC17];[.$AH17];[.$AM17];[.$AR17];[.$AW17];[.$BB17];[.$BG17];[.$BL17];[.$BQ17];[.$BV17];[.$CA17];[.$CF17];[.$CK17])" office:value-type="float"/>
          <table:table-cell table:formula="of:=MEDIAN([.$E17];[.$J17];[.$O17];[.$T17];[.$Y17];[.$AD17];[.$AI17];[.$AN17];[.$AS17];[.$AX17];[.$BC17];[.$BH17];[.$BM17];[.$BR17];[.$BW17];[.$CB17];[.$CG17];[.$CL17])" office:value-type="float"/>
          <table:table-cell table:formula="of:=MEDIAN([.$F17];[.$K17];[.$P17];[.$U17];[.$Z17];[.$AE17];[.$AJ17];[.$AO17];[.$AT17];[.$AY17];[.$BD17];[.$BI17];[.$BN17];[.$BS17];[.$BX17];[.$CC17];[.$CH17];[.$CM17])" office:value-type="float"/>
          <table:table-cell table:formula="of:=MAX([.$B17];[.$G17];[.$L17];[.$Q17];[.$V17];[.$AA17];[.$AF17];[.$AK17];[.$AP17];[.$AU17];[.$AZ17];[.$BE17];[.$BJ17];[.$BO17];[.$BT17];[.$BY17];[.$CD17];[.$CI17])" office:value-type="float"/>
          <table:table-cell table:formula="of:=MAX([.$C17];[.$H17];[.$M17];[.$R17];[.$W17];[.$AB17];[.$AG17];[.$AL17];[.$AQ17];[.$AV17];[.$BA17];[.$BF17];[.$BK17];[.$BP17];[.$BU17];[.$BZ17];[.$CE17];[.$CJ17])" office:value-type="float"/>
          <table:table-cell table:formula="of:=MAX([.$D17];[.$I17];[.$N17];[.$S17];[.$X17];[.$AC17];[.$AH17];[.$AM17];[.$AR17];[.$AW17];[.$BB17];[.$BG17];[.$BL17];[.$BQ17];[.$BV17];[.$CA17];[.$CF17];[.$CK17])" office:value-type="float"/>
          <table:table-cell table:formula="of:=MAX([.$E17];[.$J17];[.$O17];[.$T17];[.$Y17];[.$AD17];[.$AI17];[.$AN17];[.$AS17];[.$AX17];[.$BC17];[.$BH17];[.$BM17];[.$BR17];[.$BW17];[.$CB17];[.$CG17];[.$CL17])" office:value-type="float"/>
          <table:table-cell table:formula="of:=MAX([.$F17];[.$K17];[.$P17];[.$U17];[.$Z17];[.$AE17];[.$AJ17];[.$AO17];[.$AT17];[.$AY17];[.$BD17];[.$BI17];[.$BN17];[.$BS17];[.$BX17];[.$CC17];[.$CH17];[.$CM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44.10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6.35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39.203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0.97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4.01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6.0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5.023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8.43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3.8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8.76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6.61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4.97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0.45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0.5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9.64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2.61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0.20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54.79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8];[.$G18];[.$L18];[.$Q18];[.$V18];[.$AA18];[.$AF18];[.$AK18];[.$AP18];[.$AU18];[.$AZ18];[.$BE18];[.$BJ18];[.$BO18];[.$BT18];[.$BY18];[.$CD18];[.$CI18])" office:value-type="float"/>
          <table:table-cell table:formula="of:=MIN([.$C18];[.$H18];[.$M18];[.$R18];[.$W18];[.$AB18];[.$AG18];[.$AL18];[.$AQ18];[.$AV18];[.$BA18];[.$BF18];[.$BK18];[.$BP18];[.$BU18];[.$BZ18];[.$CE18];[.$CJ18])" office:value-type="float"/>
          <table:table-cell table:formula="of:=MIN([.$D18];[.$I18];[.$N18];[.$S18];[.$X18];[.$AC18];[.$AH18];[.$AM18];[.$AR18];[.$AW18];[.$BB18];[.$BG18];[.$BL18];[.$BQ18];[.$BV18];[.$CA18];[.$CF18];[.$CK18])" office:value-type="float"/>
          <table:table-cell table:formula="of:=MIN([.$E18];[.$J18];[.$O18];[.$T18];[.$Y18];[.$AD18];[.$AI18];[.$AN18];[.$AS18];[.$AX18];[.$BC18];[.$BH18];[.$BM18];[.$BR18];[.$BW18];[.$CB18];[.$CG18];[.$CL18])" office:value-type="float"/>
          <table:table-cell table:formula="of:=MIN([.$F18];[.$K18];[.$P18];[.$U18];[.$Z18];[.$AE18];[.$AJ18];[.$AO18];[.$AT18];[.$AY18];[.$BD18];[.$BI18];[.$BN18];[.$BS18];[.$BX18];[.$CC18];[.$CH18];[.$CM18])" office:value-type="float"/>
          <table:table-cell table:formula="of:=MEDIAN([.$B18];[.$G18];[.$L18];[.$Q18];[.$V18];[.$AA18];[.$AF18];[.$AK18];[.$AP18];[.$AU18];[.$AZ18];[.$BE18];[.$BJ18];[.$BO18];[.$BT18];[.$BY18];[.$CD18];[.$CI18])" office:value-type="float"/>
          <table:table-cell table:formula="of:=MEDIAN([.$C18];[.$H18];[.$M18];[.$R18];[.$W18];[.$AB18];[.$AG18];[.$AL18];[.$AQ18];[.$AV18];[.$BA18];[.$BF18];[.$BK18];[.$BP18];[.$BU18];[.$BZ18];[.$CE18];[.$CJ18])" office:value-type="float"/>
          <table:table-cell table:formula="of:=MEDIAN([.$D18];[.$I18];[.$N18];[.$S18];[.$X18];[.$AC18];[.$AH18];[.$AM18];[.$AR18];[.$AW18];[.$BB18];[.$BG18];[.$BL18];[.$BQ18];[.$BV18];[.$CA18];[.$CF18];[.$CK18])" office:value-type="float"/>
          <table:table-cell table:formula="of:=MEDIAN([.$E18];[.$J18];[.$O18];[.$T18];[.$Y18];[.$AD18];[.$AI18];[.$AN18];[.$AS18];[.$AX18];[.$BC18];[.$BH18];[.$BM18];[.$BR18];[.$BW18];[.$CB18];[.$CG18];[.$CL18])" office:value-type="float"/>
          <table:table-cell table:formula="of:=MEDIAN([.$F18];[.$K18];[.$P18];[.$U18];[.$Z18];[.$AE18];[.$AJ18];[.$AO18];[.$AT18];[.$AY18];[.$BD18];[.$BI18];[.$BN18];[.$BS18];[.$BX18];[.$CC18];[.$CH18];[.$CM18])" office:value-type="float"/>
          <table:table-cell table:formula="of:=MAX([.$B18];[.$G18];[.$L18];[.$Q18];[.$V18];[.$AA18];[.$AF18];[.$AK18];[.$AP18];[.$AU18];[.$AZ18];[.$BE18];[.$BJ18];[.$BO18];[.$BT18];[.$BY18];[.$CD18];[.$CI18])" office:value-type="float"/>
          <table:table-cell table:formula="of:=MAX([.$C18];[.$H18];[.$M18];[.$R18];[.$W18];[.$AB18];[.$AG18];[.$AL18];[.$AQ18];[.$AV18];[.$BA18];[.$BF18];[.$BK18];[.$BP18];[.$BU18];[.$BZ18];[.$CE18];[.$CJ18])" office:value-type="float"/>
          <table:table-cell table:formula="of:=MAX([.$D18];[.$I18];[.$N18];[.$S18];[.$X18];[.$AC18];[.$AH18];[.$AM18];[.$AR18];[.$AW18];[.$BB18];[.$BG18];[.$BL18];[.$BQ18];[.$BV18];[.$CA18];[.$CF18];[.$CK18])" office:value-type="float"/>
          <table:table-cell table:formula="of:=MAX([.$E18];[.$J18];[.$O18];[.$T18];[.$Y18];[.$AD18];[.$AI18];[.$AN18];[.$AS18];[.$AX18];[.$BC18];[.$BH18];[.$BM18];[.$BR18];[.$BW18];[.$CB18];[.$CG18];[.$CL18])" office:value-type="float"/>
          <table:table-cell table:formula="of:=MAX([.$F18];[.$K18];[.$P18];[.$U18];[.$Z18];[.$AE18];[.$AJ18];[.$AO18];[.$AT18];[.$AY18];[.$BD18];[.$BI18];[.$BN18];[.$BS18];[.$BX18];[.$CC18];[.$CH18];[.$CM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table:style-name="cellBest" office:value-type="float" office:value="29.52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36.67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0.16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5.99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49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2.90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03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1.97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1.47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2.56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5.22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1.91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2.65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0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2.197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07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2.5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4.36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9];[.$G19];[.$L19];[.$Q19];[.$V19];[.$AA19];[.$AF19];[.$AK19];[.$AP19];[.$AU19];[.$AZ19];[.$BE19];[.$BJ19];[.$BO19];[.$BT19];[.$BY19];[.$CD19];[.$CI19])" office:value-type="float"/>
          <table:table-cell table:formula="of:=MIN([.$C19];[.$H19];[.$M19];[.$R19];[.$W19];[.$AB19];[.$AG19];[.$AL19];[.$AQ19];[.$AV19];[.$BA19];[.$BF19];[.$BK19];[.$BP19];[.$BU19];[.$BZ19];[.$CE19];[.$CJ19])" office:value-type="float"/>
          <table:table-cell table:formula="of:=MIN([.$D19];[.$I19];[.$N19];[.$S19];[.$X19];[.$AC19];[.$AH19];[.$AM19];[.$AR19];[.$AW19];[.$BB19];[.$BG19];[.$BL19];[.$BQ19];[.$BV19];[.$CA19];[.$CF19];[.$CK19])" office:value-type="float"/>
          <table:table-cell table:formula="of:=MIN([.$E19];[.$J19];[.$O19];[.$T19];[.$Y19];[.$AD19];[.$AI19];[.$AN19];[.$AS19];[.$AX19];[.$BC19];[.$BH19];[.$BM19];[.$BR19];[.$BW19];[.$CB19];[.$CG19];[.$CL19])" office:value-type="float"/>
          <table:table-cell table:formula="of:=MIN([.$F19];[.$K19];[.$P19];[.$U19];[.$Z19];[.$AE19];[.$AJ19];[.$AO19];[.$AT19];[.$AY19];[.$BD19];[.$BI19];[.$BN19];[.$BS19];[.$BX19];[.$CC19];[.$CH19];[.$CM19])" office:value-type="float"/>
          <table:table-cell table:formula="of:=MEDIAN([.$B19];[.$G19];[.$L19];[.$Q19];[.$V19];[.$AA19];[.$AF19];[.$AK19];[.$AP19];[.$AU19];[.$AZ19];[.$BE19];[.$BJ19];[.$BO19];[.$BT19];[.$BY19];[.$CD19];[.$CI19])" office:value-type="float"/>
          <table:table-cell table:formula="of:=MEDIAN([.$C19];[.$H19];[.$M19];[.$R19];[.$W19];[.$AB19];[.$AG19];[.$AL19];[.$AQ19];[.$AV19];[.$BA19];[.$BF19];[.$BK19];[.$BP19];[.$BU19];[.$BZ19];[.$CE19];[.$CJ19])" office:value-type="float"/>
          <table:table-cell table:formula="of:=MEDIAN([.$D19];[.$I19];[.$N19];[.$S19];[.$X19];[.$AC19];[.$AH19];[.$AM19];[.$AR19];[.$AW19];[.$BB19];[.$BG19];[.$BL19];[.$BQ19];[.$BV19];[.$CA19];[.$CF19];[.$CK19])" office:value-type="float"/>
          <table:table-cell table:formula="of:=MEDIAN([.$E19];[.$J19];[.$O19];[.$T19];[.$Y19];[.$AD19];[.$AI19];[.$AN19];[.$AS19];[.$AX19];[.$BC19];[.$BH19];[.$BM19];[.$BR19];[.$BW19];[.$CB19];[.$CG19];[.$CL19])" office:value-type="float"/>
          <table:table-cell table:formula="of:=MEDIAN([.$F19];[.$K19];[.$P19];[.$U19];[.$Z19];[.$AE19];[.$AJ19];[.$AO19];[.$AT19];[.$AY19];[.$BD19];[.$BI19];[.$BN19];[.$BS19];[.$BX19];[.$CC19];[.$CH19];[.$CM19])" office:value-type="float"/>
          <table:table-cell table:formula="of:=MAX([.$B19];[.$G19];[.$L19];[.$Q19];[.$V19];[.$AA19];[.$AF19];[.$AK19];[.$AP19];[.$AU19];[.$AZ19];[.$BE19];[.$BJ19];[.$BO19];[.$BT19];[.$BY19];[.$CD19];[.$CI19])" office:value-type="float"/>
          <table:table-cell table:formula="of:=MAX([.$C19];[.$H19];[.$M19];[.$R19];[.$W19];[.$AB19];[.$AG19];[.$AL19];[.$AQ19];[.$AV19];[.$BA19];[.$BF19];[.$BK19];[.$BP19];[.$BU19];[.$BZ19];[.$CE19];[.$CJ19])" office:value-type="float"/>
          <table:table-cell table:formula="of:=MAX([.$D19];[.$I19];[.$N19];[.$S19];[.$X19];[.$AC19];[.$AH19];[.$AM19];[.$AR19];[.$AW19];[.$BB19];[.$BG19];[.$BL19];[.$BQ19];[.$BV19];[.$CA19];[.$CF19];[.$CK19])" office:value-type="float"/>
          <table:table-cell table:formula="of:=MAX([.$E19];[.$J19];[.$O19];[.$T19];[.$Y19];[.$AD19];[.$AI19];[.$AN19];[.$AS19];[.$AX19];[.$BC19];[.$BH19];[.$BM19];[.$BR19];[.$BW19];[.$CB19];[.$CG19];[.$CL19])" office:value-type="float"/>
          <table:table-cell table:formula="of:=MAX([.$F19];[.$K19];[.$P19];[.$U19];[.$Z19];[.$AE19];[.$AJ19];[.$AO19];[.$AT19];[.$AY19];[.$BD19];[.$BI19];[.$BN19];[.$BS19];[.$BX19];[.$CC19];[.$CH19];[.$CM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42.15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1.92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5.71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5.97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8.87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6.69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0.93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6.75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4.9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63.60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3.857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54.2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5.9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72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32.99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5.897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3.59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6.14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20];[.$G20];[.$L20];[.$Q20];[.$V20];[.$AA20];[.$AF20];[.$AK20];[.$AP20];[.$AU20];[.$AZ20];[.$BE20];[.$BJ20];[.$BO20];[.$BT20];[.$BY20];[.$CD20];[.$CI20])" office:value-type="float"/>
          <table:table-cell table:formula="of:=MIN([.$C20];[.$H20];[.$M20];[.$R20];[.$W20];[.$AB20];[.$AG20];[.$AL20];[.$AQ20];[.$AV20];[.$BA20];[.$BF20];[.$BK20];[.$BP20];[.$BU20];[.$BZ20];[.$CE20];[.$CJ20])" office:value-type="float"/>
          <table:table-cell table:formula="of:=MIN([.$D20];[.$I20];[.$N20];[.$S20];[.$X20];[.$AC20];[.$AH20];[.$AM20];[.$AR20];[.$AW20];[.$BB20];[.$BG20];[.$BL20];[.$BQ20];[.$BV20];[.$CA20];[.$CF20];[.$CK20])" office:value-type="float"/>
          <table:table-cell table:formula="of:=MIN([.$E20];[.$J20];[.$O20];[.$T20];[.$Y20];[.$AD20];[.$AI20];[.$AN20];[.$AS20];[.$AX20];[.$BC20];[.$BH20];[.$BM20];[.$BR20];[.$BW20];[.$CB20];[.$CG20];[.$CL20])" office:value-type="float"/>
          <table:table-cell table:formula="of:=MIN([.$F20];[.$K20];[.$P20];[.$U20];[.$Z20];[.$AE20];[.$AJ20];[.$AO20];[.$AT20];[.$AY20];[.$BD20];[.$BI20];[.$BN20];[.$BS20];[.$BX20];[.$CC20];[.$CH20];[.$CM20])" office:value-type="float"/>
          <table:table-cell table:formula="of:=MEDIAN([.$B20];[.$G20];[.$L20];[.$Q20];[.$V20];[.$AA20];[.$AF20];[.$AK20];[.$AP20];[.$AU20];[.$AZ20];[.$BE20];[.$BJ20];[.$BO20];[.$BT20];[.$BY20];[.$CD20];[.$CI20])" office:value-type="float"/>
          <table:table-cell table:formula="of:=MEDIAN([.$C20];[.$H20];[.$M20];[.$R20];[.$W20];[.$AB20];[.$AG20];[.$AL20];[.$AQ20];[.$AV20];[.$BA20];[.$BF20];[.$BK20];[.$BP20];[.$BU20];[.$BZ20];[.$CE20];[.$CJ20])" office:value-type="float"/>
          <table:table-cell table:formula="of:=MEDIAN([.$D20];[.$I20];[.$N20];[.$S20];[.$X20];[.$AC20];[.$AH20];[.$AM20];[.$AR20];[.$AW20];[.$BB20];[.$BG20];[.$BL20];[.$BQ20];[.$BV20];[.$CA20];[.$CF20];[.$CK20])" office:value-type="float"/>
          <table:table-cell table:formula="of:=MEDIAN([.$E20];[.$J20];[.$O20];[.$T20];[.$Y20];[.$AD20];[.$AI20];[.$AN20];[.$AS20];[.$AX20];[.$BC20];[.$BH20];[.$BM20];[.$BR20];[.$BW20];[.$CB20];[.$CG20];[.$CL20])" office:value-type="float"/>
          <table:table-cell table:formula="of:=MEDIAN([.$F20];[.$K20];[.$P20];[.$U20];[.$Z20];[.$AE20];[.$AJ20];[.$AO20];[.$AT20];[.$AY20];[.$BD20];[.$BI20];[.$BN20];[.$BS20];[.$BX20];[.$CC20];[.$CH20];[.$CM20])" office:value-type="float"/>
          <table:table-cell table:formula="of:=MAX([.$B20];[.$G20];[.$L20];[.$Q20];[.$V20];[.$AA20];[.$AF20];[.$AK20];[.$AP20];[.$AU20];[.$AZ20];[.$BE20];[.$BJ20];[.$BO20];[.$BT20];[.$BY20];[.$CD20];[.$CI20])" office:value-type="float"/>
          <table:table-cell table:formula="of:=MAX([.$C20];[.$H20];[.$M20];[.$R20];[.$W20];[.$AB20];[.$AG20];[.$AL20];[.$AQ20];[.$AV20];[.$BA20];[.$BF20];[.$BK20];[.$BP20];[.$BU20];[.$BZ20];[.$CE20];[.$CJ20])" office:value-type="float"/>
          <table:table-cell table:formula="of:=MAX([.$D20];[.$I20];[.$N20];[.$S20];[.$X20];[.$AC20];[.$AH20];[.$AM20];[.$AR20];[.$AW20];[.$BB20];[.$BG20];[.$BL20];[.$BQ20];[.$BV20];[.$CA20];[.$CF20];[.$CK20])" office:value-type="float"/>
          <table:table-cell table:formula="of:=MAX([.$E20];[.$J20];[.$O20];[.$T20];[.$Y20];[.$AD20];[.$AI20];[.$AN20];[.$AS20];[.$AX20];[.$BC20];[.$BH20];[.$BM20];[.$BR20];[.$BW20];[.$CB20];[.$CG20];[.$CL20])" office:value-type="float"/>
          <table:table-cell table:formula="of:=MAX([.$F20];[.$K20];[.$P20];[.$U20];[.$Z20];[.$AE20];[.$AJ20];[.$AO20];[.$AT20];[.$AY20];[.$BD20];[.$BI20];[.$BN20];[.$BS20];[.$BX20];[.$CC20];[.$CH20];[.$CM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20.60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24.2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0.90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.96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1.38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3.28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.22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48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.46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47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.35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12.84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52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0.06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0.73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63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.70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.528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21];[.$G21];[.$L21];[.$Q21];[.$V21];[.$AA21];[.$AF21];[.$AK21];[.$AP21];[.$AU21];[.$AZ21];[.$BE21];[.$BJ21];[.$BO21];[.$BT21];[.$BY21];[.$CD21];[.$CI21])" office:value-type="float"/>
          <table:table-cell table:formula="of:=MIN([.$C21];[.$H21];[.$M21];[.$R21];[.$W21];[.$AB21];[.$AG21];[.$AL21];[.$AQ21];[.$AV21];[.$BA21];[.$BF21];[.$BK21];[.$BP21];[.$BU21];[.$BZ21];[.$CE21];[.$CJ21])" office:value-type="float"/>
          <table:table-cell table:formula="of:=MIN([.$D21];[.$I21];[.$N21];[.$S21];[.$X21];[.$AC21];[.$AH21];[.$AM21];[.$AR21];[.$AW21];[.$BB21];[.$BG21];[.$BL21];[.$BQ21];[.$BV21];[.$CA21];[.$CF21];[.$CK21])" office:value-type="float"/>
          <table:table-cell table:formula="of:=MIN([.$E21];[.$J21];[.$O21];[.$T21];[.$Y21];[.$AD21];[.$AI21];[.$AN21];[.$AS21];[.$AX21];[.$BC21];[.$BH21];[.$BM21];[.$BR21];[.$BW21];[.$CB21];[.$CG21];[.$CL21])" office:value-type="float"/>
          <table:table-cell table:formula="of:=MIN([.$F21];[.$K21];[.$P21];[.$U21];[.$Z21];[.$AE21];[.$AJ21];[.$AO21];[.$AT21];[.$AY21];[.$BD21];[.$BI21];[.$BN21];[.$BS21];[.$BX21];[.$CC21];[.$CH21];[.$CM21])" office:value-type="float"/>
          <table:table-cell table:formula="of:=MEDIAN([.$B21];[.$G21];[.$L21];[.$Q21];[.$V21];[.$AA21];[.$AF21];[.$AK21];[.$AP21];[.$AU21];[.$AZ21];[.$BE21];[.$BJ21];[.$BO21];[.$BT21];[.$BY21];[.$CD21];[.$CI21])" office:value-type="float"/>
          <table:table-cell table:formula="of:=MEDIAN([.$C21];[.$H21];[.$M21];[.$R21];[.$W21];[.$AB21];[.$AG21];[.$AL21];[.$AQ21];[.$AV21];[.$BA21];[.$BF21];[.$BK21];[.$BP21];[.$BU21];[.$BZ21];[.$CE21];[.$CJ21])" office:value-type="float"/>
          <table:table-cell table:formula="of:=MEDIAN([.$D21];[.$I21];[.$N21];[.$S21];[.$X21];[.$AC21];[.$AH21];[.$AM21];[.$AR21];[.$AW21];[.$BB21];[.$BG21];[.$BL21];[.$BQ21];[.$BV21];[.$CA21];[.$CF21];[.$CK21])" office:value-type="float"/>
          <table:table-cell table:formula="of:=MEDIAN([.$E21];[.$J21];[.$O21];[.$T21];[.$Y21];[.$AD21];[.$AI21];[.$AN21];[.$AS21];[.$AX21];[.$BC21];[.$BH21];[.$BM21];[.$BR21];[.$BW21];[.$CB21];[.$CG21];[.$CL21])" office:value-type="float"/>
          <table:table-cell table:formula="of:=MEDIAN([.$F21];[.$K21];[.$P21];[.$U21];[.$Z21];[.$AE21];[.$AJ21];[.$AO21];[.$AT21];[.$AY21];[.$BD21];[.$BI21];[.$BN21];[.$BS21];[.$BX21];[.$CC21];[.$CH21];[.$CM21])" office:value-type="float"/>
          <table:table-cell table:formula="of:=MAX([.$B21];[.$G21];[.$L21];[.$Q21];[.$V21];[.$AA21];[.$AF21];[.$AK21];[.$AP21];[.$AU21];[.$AZ21];[.$BE21];[.$BJ21];[.$BO21];[.$BT21];[.$BY21];[.$CD21];[.$CI21])" office:value-type="float"/>
          <table:table-cell table:formula="of:=MAX([.$C21];[.$H21];[.$M21];[.$R21];[.$W21];[.$AB21];[.$AG21];[.$AL21];[.$AQ21];[.$AV21];[.$BA21];[.$BF21];[.$BK21];[.$BP21];[.$BU21];[.$BZ21];[.$CE21];[.$CJ21])" office:value-type="float"/>
          <table:table-cell table:formula="of:=MAX([.$D21];[.$I21];[.$N21];[.$S21];[.$X21];[.$AC21];[.$AH21];[.$AM21];[.$AR21];[.$AW21];[.$BB21];[.$BG21];[.$BL21];[.$BQ21];[.$BV21];[.$CA21];[.$CF21];[.$CK21])" office:value-type="float"/>
          <table:table-cell table:formula="of:=MAX([.$E21];[.$J21];[.$O21];[.$T21];[.$Y21];[.$AD21];[.$AI21];[.$AN21];[.$AS21];[.$AX21];[.$BC21];[.$BH21];[.$BM21];[.$BR21];[.$BW21];[.$CB21];[.$CG21];[.$CL21])" office:value-type="float"/>
          <table:table-cell table:formula="of:=MAX([.$F21];[.$K21];[.$P21];[.$U21];[.$Z21];[.$AE21];[.$AJ21];[.$AO21];[.$AT21];[.$AY21];[.$BD21];[.$BI21];[.$BN21];[.$BS21];[.$BX21];[.$CC21];[.$CH21];[.$CM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4.44968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26409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2011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2143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1601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3546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5.6861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972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6.1274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969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6.1796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3486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83563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style-name="cellBest" office:value-type="float" office:value="2.72461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74539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3.11165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73925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80572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formula="of:=MIN([.$B22];[.$G22];[.$L22];[.$Q22];[.$V22];[.$AA22];[.$AF22];[.$AK22];[.$AP22];[.$AU22];[.$AZ22];[.$BE22];[.$BJ22];[.$BO22];[.$BT22];[.$BY22];[.$CD22];[.$CI22])" office:value-type="float"/>
          <table:table-cell table:formula="of:=MIN([.$C22];[.$H22];[.$M22];[.$R22];[.$W22];[.$AB22];[.$AG22];[.$AL22];[.$AQ22];[.$AV22];[.$BA22];[.$BF22];[.$BK22];[.$BP22];[.$BU22];[.$BZ22];[.$CE22];[.$CJ22])" office:value-type="float"/>
          <table:table-cell table:formula="of:=MIN([.$D22];[.$I22];[.$N22];[.$S22];[.$X22];[.$AC22];[.$AH22];[.$AM22];[.$AR22];[.$AW22];[.$BB22];[.$BG22];[.$BL22];[.$BQ22];[.$BV22];[.$CA22];[.$CF22];[.$CK22])" office:value-type="float"/>
          <table:table-cell table:formula="of:=MIN([.$E22];[.$J22];[.$O22];[.$T22];[.$Y22];[.$AD22];[.$AI22];[.$AN22];[.$AS22];[.$AX22];[.$BC22];[.$BH22];[.$BM22];[.$BR22];[.$BW22];[.$CB22];[.$CG22];[.$CL22])" office:value-type="float"/>
          <table:table-cell table:formula="of:=MIN([.$F22];[.$K22];[.$P22];[.$U22];[.$Z22];[.$AE22];[.$AJ22];[.$AO22];[.$AT22];[.$AY22];[.$BD22];[.$BI22];[.$BN22];[.$BS22];[.$BX22];[.$CC22];[.$CH22];[.$CM22])" office:value-type="float"/>
          <table:table-cell table:formula="of:=MEDIAN([.$B22];[.$G22];[.$L22];[.$Q22];[.$V22];[.$AA22];[.$AF22];[.$AK22];[.$AP22];[.$AU22];[.$AZ22];[.$BE22];[.$BJ22];[.$BO22];[.$BT22];[.$BY22];[.$CD22];[.$CI22])" office:value-type="float"/>
          <table:table-cell table:formula="of:=MEDIAN([.$C22];[.$H22];[.$M22];[.$R22];[.$W22];[.$AB22];[.$AG22];[.$AL22];[.$AQ22];[.$AV22];[.$BA22];[.$BF22];[.$BK22];[.$BP22];[.$BU22];[.$BZ22];[.$CE22];[.$CJ22])" office:value-type="float"/>
          <table:table-cell table:formula="of:=MEDIAN([.$D22];[.$I22];[.$N22];[.$S22];[.$X22];[.$AC22];[.$AH22];[.$AM22];[.$AR22];[.$AW22];[.$BB22];[.$BG22];[.$BL22];[.$BQ22];[.$BV22];[.$CA22];[.$CF22];[.$CK22])" office:value-type="float"/>
          <table:table-cell table:formula="of:=MEDIAN([.$E22];[.$J22];[.$O22];[.$T22];[.$Y22];[.$AD22];[.$AI22];[.$AN22];[.$AS22];[.$AX22];[.$BC22];[.$BH22];[.$BM22];[.$BR22];[.$BW22];[.$CB22];[.$CG22];[.$CL22])" office:value-type="float"/>
          <table:table-cell table:formula="of:=MEDIAN([.$F22];[.$K22];[.$P22];[.$U22];[.$Z22];[.$AE22];[.$AJ22];[.$AO22];[.$AT22];[.$AY22];[.$BD22];[.$BI22];[.$BN22];[.$BS22];[.$BX22];[.$CC22];[.$CH22];[.$CM22])" office:value-type="float"/>
          <table:table-cell table:formula="of:=MAX([.$B22];[.$G22];[.$L22];[.$Q22];[.$V22];[.$AA22];[.$AF22];[.$AK22];[.$AP22];[.$AU22];[.$AZ22];[.$BE22];[.$BJ22];[.$BO22];[.$BT22];[.$BY22];[.$CD22];[.$CI22])" office:value-type="float"/>
          <table:table-cell table:formula="of:=MAX([.$C22];[.$H22];[.$M22];[.$R22];[.$W22];[.$AB22];[.$AG22];[.$AL22];[.$AQ22];[.$AV22];[.$BA22];[.$BF22];[.$BK22];[.$BP22];[.$BU22];[.$BZ22];[.$CE22];[.$CJ22])" office:value-type="float"/>
          <table:table-cell table:formula="of:=MAX([.$D22];[.$I22];[.$N22];[.$S22];[.$X22];[.$AC22];[.$AH22];[.$AM22];[.$AR22];[.$AW22];[.$BB22];[.$BG22];[.$BL22];[.$BQ22];[.$BV22];[.$CA22];[.$CF22];[.$CK22])" office:value-type="float"/>
          <table:table-cell table:formula="of:=MAX([.$E22];[.$J22];[.$O22];[.$T22];[.$Y22];[.$AD22];[.$AI22];[.$AN22];[.$AS22];[.$AX22];[.$BC22];[.$BH22];[.$BM22];[.$BR22];[.$BW22];[.$CB22];[.$CG22];[.$CL22])" office:value-type="float"/>
          <table:table-cell table:formula="of:=MAX([.$F22];[.$K22];[.$P22];[.$U22];[.$Z22];[.$AE22];[.$AJ22];[.$AO22];[.$AT22];[.$AY22];[.$BD22];[.$BI22];[.$BN22];[.$BS22];[.$BX22];[.$CC22];[.$CH22];[.$CM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3.26848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6808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3067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333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2899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4317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8147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87086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86038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029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3.84965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2897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4905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369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468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7124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384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4408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23];[.$G23];[.$L23];[.$Q23];[.$V23];[.$AA23];[.$AF23];[.$AK23];[.$AP23];[.$AU23];[.$AZ23];[.$BE23];[.$BJ23];[.$BO23];[.$BT23];[.$BY23];[.$CD23];[.$CI23])" office:value-type="float"/>
          <table:table-cell table:formula="of:=MIN([.$C23];[.$H23];[.$M23];[.$R23];[.$W23];[.$AB23];[.$AG23];[.$AL23];[.$AQ23];[.$AV23];[.$BA23];[.$BF23];[.$BK23];[.$BP23];[.$BU23];[.$BZ23];[.$CE23];[.$CJ23])" office:value-type="float"/>
          <table:table-cell table:formula="of:=MIN([.$D23];[.$I23];[.$N23];[.$S23];[.$X23];[.$AC23];[.$AH23];[.$AM23];[.$AR23];[.$AW23];[.$BB23];[.$BG23];[.$BL23];[.$BQ23];[.$BV23];[.$CA23];[.$CF23];[.$CK23])" office:value-type="float"/>
          <table:table-cell table:formula="of:=MIN([.$E23];[.$J23];[.$O23];[.$T23];[.$Y23];[.$AD23];[.$AI23];[.$AN23];[.$AS23];[.$AX23];[.$BC23];[.$BH23];[.$BM23];[.$BR23];[.$BW23];[.$CB23];[.$CG23];[.$CL23])" office:value-type="float"/>
          <table:table-cell table:formula="of:=MIN([.$F23];[.$K23];[.$P23];[.$U23];[.$Z23];[.$AE23];[.$AJ23];[.$AO23];[.$AT23];[.$AY23];[.$BD23];[.$BI23];[.$BN23];[.$BS23];[.$BX23];[.$CC23];[.$CH23];[.$CM23])" office:value-type="float"/>
          <table:table-cell table:formula="of:=MEDIAN([.$B23];[.$G23];[.$L23];[.$Q23];[.$V23];[.$AA23];[.$AF23];[.$AK23];[.$AP23];[.$AU23];[.$AZ23];[.$BE23];[.$BJ23];[.$BO23];[.$BT23];[.$BY23];[.$CD23];[.$CI23])" office:value-type="float"/>
          <table:table-cell table:formula="of:=MEDIAN([.$C23];[.$H23];[.$M23];[.$R23];[.$W23];[.$AB23];[.$AG23];[.$AL23];[.$AQ23];[.$AV23];[.$BA23];[.$BF23];[.$BK23];[.$BP23];[.$BU23];[.$BZ23];[.$CE23];[.$CJ23])" office:value-type="float"/>
          <table:table-cell table:formula="of:=MEDIAN([.$D23];[.$I23];[.$N23];[.$S23];[.$X23];[.$AC23];[.$AH23];[.$AM23];[.$AR23];[.$AW23];[.$BB23];[.$BG23];[.$BL23];[.$BQ23];[.$BV23];[.$CA23];[.$CF23];[.$CK23])" office:value-type="float"/>
          <table:table-cell table:formula="of:=MEDIAN([.$E23];[.$J23];[.$O23];[.$T23];[.$Y23];[.$AD23];[.$AI23];[.$AN23];[.$AS23];[.$AX23];[.$BC23];[.$BH23];[.$BM23];[.$BR23];[.$BW23];[.$CB23];[.$CG23];[.$CL23])" office:value-type="float"/>
          <table:table-cell table:formula="of:=MEDIAN([.$F23];[.$K23];[.$P23];[.$U23];[.$Z23];[.$AE23];[.$AJ23];[.$AO23];[.$AT23];[.$AY23];[.$BD23];[.$BI23];[.$BN23];[.$BS23];[.$BX23];[.$CC23];[.$CH23];[.$CM23])" office:value-type="float"/>
          <table:table-cell table:formula="of:=MAX([.$B23];[.$G23];[.$L23];[.$Q23];[.$V23];[.$AA23];[.$AF23];[.$AK23];[.$AP23];[.$AU23];[.$AZ23];[.$BE23];[.$BJ23];[.$BO23];[.$BT23];[.$BY23];[.$CD23];[.$CI23])" office:value-type="float"/>
          <table:table-cell table:formula="of:=MAX([.$C23];[.$H23];[.$M23];[.$R23];[.$W23];[.$AB23];[.$AG23];[.$AL23];[.$AQ23];[.$AV23];[.$BA23];[.$BF23];[.$BK23];[.$BP23];[.$BU23];[.$BZ23];[.$CE23];[.$CJ23])" office:value-type="float"/>
          <table:table-cell table:formula="of:=MAX([.$D23];[.$I23];[.$N23];[.$S23];[.$X23];[.$AC23];[.$AH23];[.$AM23];[.$AR23];[.$AW23];[.$BB23];[.$BG23];[.$BL23];[.$BQ23];[.$BV23];[.$CA23];[.$CF23];[.$CK23])" office:value-type="float"/>
          <table:table-cell table:formula="of:=MAX([.$E23];[.$J23];[.$O23];[.$T23];[.$Y23];[.$AD23];[.$AI23];[.$AN23];[.$AS23];[.$AX23];[.$BC23];[.$BH23];[.$BM23];[.$BR23];[.$BW23];[.$CB23];[.$CG23];[.$CL23])" office:value-type="float"/>
          <table:table-cell table:formula="of:=MAX([.$F23];[.$K23];[.$P23];[.$U23];[.$Z23];[.$AE23];[.$AJ23];[.$AO23];[.$AT23];[.$AY23];[.$BD23];[.$BI23];[.$BN23];[.$BS23];[.$BX23];[.$CC23];[.$CH23];[.$CM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5.1051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7820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081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1796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1600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5.4752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4.8573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9829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719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8704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9225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87316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41144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style-name="cellBest" office:value-type="float" office:value="2.30371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34178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35241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33127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2.41458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formula="of:=MIN([.$B24];[.$G24];[.$L24];[.$Q24];[.$V24];[.$AA24];[.$AF24];[.$AK24];[.$AP24];[.$AU24];[.$AZ24];[.$BE24];[.$BJ24];[.$BO24];[.$BT24];[.$BY24];[.$CD24];[.$CI24])" office:value-type="float"/>
          <table:table-cell table:formula="of:=MIN([.$C24];[.$H24];[.$M24];[.$R24];[.$W24];[.$AB24];[.$AG24];[.$AL24];[.$AQ24];[.$AV24];[.$BA24];[.$BF24];[.$BK24];[.$BP24];[.$BU24];[.$BZ24];[.$CE24];[.$CJ24])" office:value-type="float"/>
          <table:table-cell table:formula="of:=MIN([.$D24];[.$I24];[.$N24];[.$S24];[.$X24];[.$AC24];[.$AH24];[.$AM24];[.$AR24];[.$AW24];[.$BB24];[.$BG24];[.$BL24];[.$BQ24];[.$BV24];[.$CA24];[.$CF24];[.$CK24])" office:value-type="float"/>
          <table:table-cell table:formula="of:=MIN([.$E24];[.$J24];[.$O24];[.$T24];[.$Y24];[.$AD24];[.$AI24];[.$AN24];[.$AS24];[.$AX24];[.$BC24];[.$BH24];[.$BM24];[.$BR24];[.$BW24];[.$CB24];[.$CG24];[.$CL24])" office:value-type="float"/>
          <table:table-cell table:formula="of:=MIN([.$F24];[.$K24];[.$P24];[.$U24];[.$Z24];[.$AE24];[.$AJ24];[.$AO24];[.$AT24];[.$AY24];[.$BD24];[.$BI24];[.$BN24];[.$BS24];[.$BX24];[.$CC24];[.$CH24];[.$CM24])" office:value-type="float"/>
          <table:table-cell table:formula="of:=MEDIAN([.$B24];[.$G24];[.$L24];[.$Q24];[.$V24];[.$AA24];[.$AF24];[.$AK24];[.$AP24];[.$AU24];[.$AZ24];[.$BE24];[.$BJ24];[.$BO24];[.$BT24];[.$BY24];[.$CD24];[.$CI24])" office:value-type="float"/>
          <table:table-cell table:formula="of:=MEDIAN([.$C24];[.$H24];[.$M24];[.$R24];[.$W24];[.$AB24];[.$AG24];[.$AL24];[.$AQ24];[.$AV24];[.$BA24];[.$BF24];[.$BK24];[.$BP24];[.$BU24];[.$BZ24];[.$CE24];[.$CJ24])" office:value-type="float"/>
          <table:table-cell table:formula="of:=MEDIAN([.$D24];[.$I24];[.$N24];[.$S24];[.$X24];[.$AC24];[.$AH24];[.$AM24];[.$AR24];[.$AW24];[.$BB24];[.$BG24];[.$BL24];[.$BQ24];[.$BV24];[.$CA24];[.$CF24];[.$CK24])" office:value-type="float"/>
          <table:table-cell table:formula="of:=MEDIAN([.$E24];[.$J24];[.$O24];[.$T24];[.$Y24];[.$AD24];[.$AI24];[.$AN24];[.$AS24];[.$AX24];[.$BC24];[.$BH24];[.$BM24];[.$BR24];[.$BW24];[.$CB24];[.$CG24];[.$CL24])" office:value-type="float"/>
          <table:table-cell table:formula="of:=MEDIAN([.$F24];[.$K24];[.$P24];[.$U24];[.$Z24];[.$AE24];[.$AJ24];[.$AO24];[.$AT24];[.$AY24];[.$BD24];[.$BI24];[.$BN24];[.$BS24];[.$BX24];[.$CC24];[.$CH24];[.$CM24])" office:value-type="float"/>
          <table:table-cell table:formula="of:=MAX([.$B24];[.$G24];[.$L24];[.$Q24];[.$V24];[.$AA24];[.$AF24];[.$AK24];[.$AP24];[.$AU24];[.$AZ24];[.$BE24];[.$BJ24];[.$BO24];[.$BT24];[.$BY24];[.$CD24];[.$CI24])" office:value-type="float"/>
          <table:table-cell table:formula="of:=MAX([.$C24];[.$H24];[.$M24];[.$R24];[.$W24];[.$AB24];[.$AG24];[.$AL24];[.$AQ24];[.$AV24];[.$BA24];[.$BF24];[.$BK24];[.$BP24];[.$BU24];[.$BZ24];[.$CE24];[.$CJ24])" office:value-type="float"/>
          <table:table-cell table:formula="of:=MAX([.$D24];[.$I24];[.$N24];[.$S24];[.$X24];[.$AC24];[.$AH24];[.$AM24];[.$AR24];[.$AW24];[.$BB24];[.$BG24];[.$BL24];[.$BQ24];[.$BV24];[.$CA24];[.$CF24];[.$CK24])" office:value-type="float"/>
          <table:table-cell table:formula="of:=MAX([.$E24];[.$J24];[.$O24];[.$T24];[.$Y24];[.$AD24];[.$AI24];[.$AN24];[.$AS24];[.$AX24];[.$BC24];[.$BH24];[.$BM24];[.$BR24];[.$BW24];[.$CB24];[.$CG24];[.$CL24])" office:value-type="float"/>
          <table:table-cell table:formula="of:=MAX([.$F24];[.$K24];[.$P24];[.$U24];[.$Z24];[.$AE24];[.$AJ24];[.$AO24];[.$AT24];[.$AY24];[.$BD24];[.$BI24];[.$BN24];[.$BS24];[.$BX24];[.$CC24];[.$CH24];[.$CM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5.96317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table:style-name="cellWorst" office:value-type="float" office:value="6.93282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6.03425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6.85421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5.9876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6.71153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3.73931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3.78107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3.65587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3.6031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4.100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3.59351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2.10817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table:style-name="cellBest" office:value-type="float" office:value="1.85699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1.8786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1.94178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1.897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office:value-type="float" office:value="2.09308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8.0"/>
          <table:table-cell table:formula="of:=MIN([.$B25];[.$G25];[.$L25];[.$Q25];[.$V25];[.$AA25];[.$AF25];[.$AK25];[.$AP25];[.$AU25];[.$AZ25];[.$BE25];[.$BJ25];[.$BO25];[.$BT25];[.$BY25];[.$CD25];[.$CI25])" office:value-type="float"/>
          <table:table-cell table:formula="of:=MIN([.$C25];[.$H25];[.$M25];[.$R25];[.$W25];[.$AB25];[.$AG25];[.$AL25];[.$AQ25];[.$AV25];[.$BA25];[.$BF25];[.$BK25];[.$BP25];[.$BU25];[.$BZ25];[.$CE25];[.$CJ25])" office:value-type="float"/>
          <table:table-cell table:formula="of:=MIN([.$D25];[.$I25];[.$N25];[.$S25];[.$X25];[.$AC25];[.$AH25];[.$AM25];[.$AR25];[.$AW25];[.$BB25];[.$BG25];[.$BL25];[.$BQ25];[.$BV25];[.$CA25];[.$CF25];[.$CK25])" office:value-type="float"/>
          <table:table-cell table:formula="of:=MIN([.$E25];[.$J25];[.$O25];[.$T25];[.$Y25];[.$AD25];[.$AI25];[.$AN25];[.$AS25];[.$AX25];[.$BC25];[.$BH25];[.$BM25];[.$BR25];[.$BW25];[.$CB25];[.$CG25];[.$CL25])" office:value-type="float"/>
          <table:table-cell table:formula="of:=MIN([.$F25];[.$K25];[.$P25];[.$U25];[.$Z25];[.$AE25];[.$AJ25];[.$AO25];[.$AT25];[.$AY25];[.$BD25];[.$BI25];[.$BN25];[.$BS25];[.$BX25];[.$CC25];[.$CH25];[.$CM25])" office:value-type="float"/>
          <table:table-cell table:formula="of:=MEDIAN([.$B25];[.$G25];[.$L25];[.$Q25];[.$V25];[.$AA25];[.$AF25];[.$AK25];[.$AP25];[.$AU25];[.$AZ25];[.$BE25];[.$BJ25];[.$BO25];[.$BT25];[.$BY25];[.$CD25];[.$CI25])" office:value-type="float"/>
          <table:table-cell table:formula="of:=MEDIAN([.$C25];[.$H25];[.$M25];[.$R25];[.$W25];[.$AB25];[.$AG25];[.$AL25];[.$AQ25];[.$AV25];[.$BA25];[.$BF25];[.$BK25];[.$BP25];[.$BU25];[.$BZ25];[.$CE25];[.$CJ25])" office:value-type="float"/>
          <table:table-cell table:formula="of:=MEDIAN([.$D25];[.$I25];[.$N25];[.$S25];[.$X25];[.$AC25];[.$AH25];[.$AM25];[.$AR25];[.$AW25];[.$BB25];[.$BG25];[.$BL25];[.$BQ25];[.$BV25];[.$CA25];[.$CF25];[.$CK25])" office:value-type="float"/>
          <table:table-cell table:formula="of:=MEDIAN([.$E25];[.$J25];[.$O25];[.$T25];[.$Y25];[.$AD25];[.$AI25];[.$AN25];[.$AS25];[.$AX25];[.$BC25];[.$BH25];[.$BM25];[.$BR25];[.$BW25];[.$CB25];[.$CG25];[.$CL25])" office:value-type="float"/>
          <table:table-cell table:formula="of:=MEDIAN([.$F25];[.$K25];[.$P25];[.$U25];[.$Z25];[.$AE25];[.$AJ25];[.$AO25];[.$AT25];[.$AY25];[.$BD25];[.$BI25];[.$BN25];[.$BS25];[.$BX25];[.$CC25];[.$CH25];[.$CM25])" office:value-type="float"/>
          <table:table-cell table:formula="of:=MAX([.$B25];[.$G25];[.$L25];[.$Q25];[.$V25];[.$AA25];[.$AF25];[.$AK25];[.$AP25];[.$AU25];[.$AZ25];[.$BE25];[.$BJ25];[.$BO25];[.$BT25];[.$BY25];[.$CD25];[.$CI25])" office:value-type="float"/>
          <table:table-cell table:formula="of:=MAX([.$C25];[.$H25];[.$M25];[.$R25];[.$W25];[.$AB25];[.$AG25];[.$AL25];[.$AQ25];[.$AV25];[.$BA25];[.$BF25];[.$BK25];[.$BP25];[.$BU25];[.$BZ25];[.$CE25];[.$CJ25])" office:value-type="float"/>
          <table:table-cell table:formula="of:=MAX([.$D25];[.$I25];[.$N25];[.$S25];[.$X25];[.$AC25];[.$AH25];[.$AM25];[.$AR25];[.$AW25];[.$BB25];[.$BG25];[.$BL25];[.$BQ25];[.$BV25];[.$CA25];[.$CF25];[.$CK25])" office:value-type="float"/>
          <table:table-cell table:formula="of:=MAX([.$E25];[.$J25];[.$O25];[.$T25];[.$Y25];[.$AD25];[.$AI25];[.$AN25];[.$AS25];[.$AX25];[.$BC25];[.$BH25];[.$BM25];[.$BR25];[.$BW25];[.$CB25];[.$CG25];[.$CL25])" office:value-type="float"/>
          <table:table-cell table:formula="of:=MAX([.$F25];[.$K25];[.$P25];[.$U25];[.$Z25];[.$AE25];[.$AJ25];[.$AO25];[.$AT25];[.$AY25];[.$BD25];[.$BI25];[.$BN25];[.$BS25];[.$BX25];[.$CC25];[.$CH25];[.$CM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2.42755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.4378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.39123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.47765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.45124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.5323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5101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table:style-name="cellWorst" office:value-type="float" office:value="5.1113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5273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49726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0768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51962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1.723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table:style-name="cellBest" office:value-type="float" office:value="1.68842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.72065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.7261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.6995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.7297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table:formula="of:=MIN([.$B26];[.$G26];[.$L26];[.$Q26];[.$V26];[.$AA26];[.$AF26];[.$AK26];[.$AP26];[.$AU26];[.$AZ26];[.$BE26];[.$BJ26];[.$BO26];[.$BT26];[.$BY26];[.$CD26];[.$CI26])" office:value-type="float"/>
          <table:table-cell table:formula="of:=MIN([.$C26];[.$H26];[.$M26];[.$R26];[.$W26];[.$AB26];[.$AG26];[.$AL26];[.$AQ26];[.$AV26];[.$BA26];[.$BF26];[.$BK26];[.$BP26];[.$BU26];[.$BZ26];[.$CE26];[.$CJ26])" office:value-type="float"/>
          <table:table-cell table:formula="of:=MIN([.$D26];[.$I26];[.$N26];[.$S26];[.$X26];[.$AC26];[.$AH26];[.$AM26];[.$AR26];[.$AW26];[.$BB26];[.$BG26];[.$BL26];[.$BQ26];[.$BV26];[.$CA26];[.$CF26];[.$CK26])" office:value-type="float"/>
          <table:table-cell table:formula="of:=MIN([.$E26];[.$J26];[.$O26];[.$T26];[.$Y26];[.$AD26];[.$AI26];[.$AN26];[.$AS26];[.$AX26];[.$BC26];[.$BH26];[.$BM26];[.$BR26];[.$BW26];[.$CB26];[.$CG26];[.$CL26])" office:value-type="float"/>
          <table:table-cell table:formula="of:=MIN([.$F26];[.$K26];[.$P26];[.$U26];[.$Z26];[.$AE26];[.$AJ26];[.$AO26];[.$AT26];[.$AY26];[.$BD26];[.$BI26];[.$BN26];[.$BS26];[.$BX26];[.$CC26];[.$CH26];[.$CM26])" office:value-type="float"/>
          <table:table-cell table:formula="of:=MEDIAN([.$B26];[.$G26];[.$L26];[.$Q26];[.$V26];[.$AA26];[.$AF26];[.$AK26];[.$AP26];[.$AU26];[.$AZ26];[.$BE26];[.$BJ26];[.$BO26];[.$BT26];[.$BY26];[.$CD26];[.$CI26])" office:value-type="float"/>
          <table:table-cell table:formula="of:=MEDIAN([.$C26];[.$H26];[.$M26];[.$R26];[.$W26];[.$AB26];[.$AG26];[.$AL26];[.$AQ26];[.$AV26];[.$BA26];[.$BF26];[.$BK26];[.$BP26];[.$BU26];[.$BZ26];[.$CE26];[.$CJ26])" office:value-type="float"/>
          <table:table-cell table:formula="of:=MEDIAN([.$D26];[.$I26];[.$N26];[.$S26];[.$X26];[.$AC26];[.$AH26];[.$AM26];[.$AR26];[.$AW26];[.$BB26];[.$BG26];[.$BL26];[.$BQ26];[.$BV26];[.$CA26];[.$CF26];[.$CK26])" office:value-type="float"/>
          <table:table-cell table:formula="of:=MEDIAN([.$E26];[.$J26];[.$O26];[.$T26];[.$Y26];[.$AD26];[.$AI26];[.$AN26];[.$AS26];[.$AX26];[.$BC26];[.$BH26];[.$BM26];[.$BR26];[.$BW26];[.$CB26];[.$CG26];[.$CL26])" office:value-type="float"/>
          <table:table-cell table:formula="of:=MEDIAN([.$F26];[.$K26];[.$P26];[.$U26];[.$Z26];[.$AE26];[.$AJ26];[.$AO26];[.$AT26];[.$AY26];[.$BD26];[.$BI26];[.$BN26];[.$BS26];[.$BX26];[.$CC26];[.$CH26];[.$CM26])" office:value-type="float"/>
          <table:table-cell table:formula="of:=MAX([.$B26];[.$G26];[.$L26];[.$Q26];[.$V26];[.$AA26];[.$AF26];[.$AK26];[.$AP26];[.$AU26];[.$AZ26];[.$BE26];[.$BJ26];[.$BO26];[.$BT26];[.$BY26];[.$CD26];[.$CI26])" office:value-type="float"/>
          <table:table-cell table:formula="of:=MAX([.$C26];[.$H26];[.$M26];[.$R26];[.$W26];[.$AB26];[.$AG26];[.$AL26];[.$AQ26];[.$AV26];[.$BA26];[.$BF26];[.$BK26];[.$BP26];[.$BU26];[.$BZ26];[.$CE26];[.$CJ26])" office:value-type="float"/>
          <table:table-cell table:formula="of:=MAX([.$D26];[.$I26];[.$N26];[.$S26];[.$X26];[.$AC26];[.$AH26];[.$AM26];[.$AR26];[.$AW26];[.$BB26];[.$BG26];[.$BL26];[.$BQ26];[.$BV26];[.$CA26];[.$CF26];[.$CK26])" office:value-type="float"/>
          <table:table-cell table:formula="of:=MAX([.$E26];[.$J26];[.$O26];[.$T26];[.$Y26];[.$AD26];[.$AI26];[.$AN26];[.$AS26];[.$AX26];[.$BC26];[.$BH26];[.$BM26];[.$BR26];[.$BW26];[.$CB26];[.$CG26];[.$CL26])" office:value-type="float"/>
          <table:table-cell table:formula="of:=MAX([.$F26];[.$K26];[.$P26];[.$U26];[.$Z26];[.$AE26];[.$AJ26];[.$AO26];[.$AT26];[.$AY26];[.$BD26];[.$BI26];[.$BN26];[.$BS26];[.$BX26];[.$CC26];[.$CH26];[.$CM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4.8136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246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8647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4.90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4896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5.0111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7.996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7.1454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7.0747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7.1226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table:style-name="cellWorst" office:value-type="float" office:value="8.0788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7.0808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.8278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8664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8822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8391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style-name="cellBest" office:value-type="float" office:value="1.8157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2.0283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27];[.$G27];[.$L27];[.$Q27];[.$V27];[.$AA27];[.$AF27];[.$AK27];[.$AP27];[.$AU27];[.$AZ27];[.$BE27];[.$BJ27];[.$BO27];[.$BT27];[.$BY27];[.$CD27];[.$CI27])" office:value-type="float"/>
          <table:table-cell table:formula="of:=MIN([.$C27];[.$H27];[.$M27];[.$R27];[.$W27];[.$AB27];[.$AG27];[.$AL27];[.$AQ27];[.$AV27];[.$BA27];[.$BF27];[.$BK27];[.$BP27];[.$BU27];[.$BZ27];[.$CE27];[.$CJ27])" office:value-type="float"/>
          <table:table-cell table:formula="of:=MIN([.$D27];[.$I27];[.$N27];[.$S27];[.$X27];[.$AC27];[.$AH27];[.$AM27];[.$AR27];[.$AW27];[.$BB27];[.$BG27];[.$BL27];[.$BQ27];[.$BV27];[.$CA27];[.$CF27];[.$CK27])" office:value-type="float"/>
          <table:table-cell table:formula="of:=MIN([.$E27];[.$J27];[.$O27];[.$T27];[.$Y27];[.$AD27];[.$AI27];[.$AN27];[.$AS27];[.$AX27];[.$BC27];[.$BH27];[.$BM27];[.$BR27];[.$BW27];[.$CB27];[.$CG27];[.$CL27])" office:value-type="float"/>
          <table:table-cell table:formula="of:=MIN([.$F27];[.$K27];[.$P27];[.$U27];[.$Z27];[.$AE27];[.$AJ27];[.$AO27];[.$AT27];[.$AY27];[.$BD27];[.$BI27];[.$BN27];[.$BS27];[.$BX27];[.$CC27];[.$CH27];[.$CM27])" office:value-type="float"/>
          <table:table-cell table:formula="of:=MEDIAN([.$B27];[.$G27];[.$L27];[.$Q27];[.$V27];[.$AA27];[.$AF27];[.$AK27];[.$AP27];[.$AU27];[.$AZ27];[.$BE27];[.$BJ27];[.$BO27];[.$BT27];[.$BY27];[.$CD27];[.$CI27])" office:value-type="float"/>
          <table:table-cell table:formula="of:=MEDIAN([.$C27];[.$H27];[.$M27];[.$R27];[.$W27];[.$AB27];[.$AG27];[.$AL27];[.$AQ27];[.$AV27];[.$BA27];[.$BF27];[.$BK27];[.$BP27];[.$BU27];[.$BZ27];[.$CE27];[.$CJ27])" office:value-type="float"/>
          <table:table-cell table:formula="of:=MEDIAN([.$D27];[.$I27];[.$N27];[.$S27];[.$X27];[.$AC27];[.$AH27];[.$AM27];[.$AR27];[.$AW27];[.$BB27];[.$BG27];[.$BL27];[.$BQ27];[.$BV27];[.$CA27];[.$CF27];[.$CK27])" office:value-type="float"/>
          <table:table-cell table:formula="of:=MEDIAN([.$E27];[.$J27];[.$O27];[.$T27];[.$Y27];[.$AD27];[.$AI27];[.$AN27];[.$AS27];[.$AX27];[.$BC27];[.$BH27];[.$BM27];[.$BR27];[.$BW27];[.$CB27];[.$CG27];[.$CL27])" office:value-type="float"/>
          <table:table-cell table:formula="of:=MEDIAN([.$F27];[.$K27];[.$P27];[.$U27];[.$Z27];[.$AE27];[.$AJ27];[.$AO27];[.$AT27];[.$AY27];[.$BD27];[.$BI27];[.$BN27];[.$BS27];[.$BX27];[.$CC27];[.$CH27];[.$CM27])" office:value-type="float"/>
          <table:table-cell table:formula="of:=MAX([.$B27];[.$G27];[.$L27];[.$Q27];[.$V27];[.$AA27];[.$AF27];[.$AK27];[.$AP27];[.$AU27];[.$AZ27];[.$BE27];[.$BJ27];[.$BO27];[.$BT27];[.$BY27];[.$CD27];[.$CI27])" office:value-type="float"/>
          <table:table-cell table:formula="of:=MAX([.$C27];[.$H27];[.$M27];[.$R27];[.$W27];[.$AB27];[.$AG27];[.$AL27];[.$AQ27];[.$AV27];[.$BA27];[.$BF27];[.$BK27];[.$BP27];[.$BU27];[.$BZ27];[.$CE27];[.$CJ27])" office:value-type="float"/>
          <table:table-cell table:formula="of:=MAX([.$D27];[.$I27];[.$N27];[.$S27];[.$X27];[.$AC27];[.$AH27];[.$AM27];[.$AR27];[.$AW27];[.$BB27];[.$BG27];[.$BL27];[.$BQ27];[.$BV27];[.$CA27];[.$CF27];[.$CK27])" office:value-type="float"/>
          <table:table-cell table:formula="of:=MAX([.$E27];[.$J27];[.$O27];[.$T27];[.$Y27];[.$AD27];[.$AI27];[.$AN27];[.$AS27];[.$AX27];[.$BC27];[.$BH27];[.$BM27];[.$BR27];[.$BW27];[.$CB27];[.$CG27];[.$CL27])" office:value-type="float"/>
          <table:table-cell table:formula="of:=MAX([.$F27];[.$K27];[.$P27];[.$U27];[.$Z27];[.$AE27];[.$AJ27];[.$AO27];[.$AT27];[.$AY27];[.$BD27];[.$BI27];[.$BN27];[.$BS27];[.$BX27];[.$CC27];[.$CH27];[.$CM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2.65535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3917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3870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4456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383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440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.9853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9846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9522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9349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8881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9432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.76541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66944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63284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63443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77833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6732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formula="of:=MIN([.$B28];[.$G28];[.$L28];[.$Q28];[.$V28];[.$AA28];[.$AF28];[.$AK28];[.$AP28];[.$AU28];[.$AZ28];[.$BE28];[.$BJ28];[.$BO28];[.$BT28];[.$BY28];[.$CD28];[.$CI28])" office:value-type="float"/>
          <table:table-cell table:formula="of:=MIN([.$C28];[.$H28];[.$M28];[.$R28];[.$W28];[.$AB28];[.$AG28];[.$AL28];[.$AQ28];[.$AV28];[.$BA28];[.$BF28];[.$BK28];[.$BP28];[.$BU28];[.$BZ28];[.$CE28];[.$CJ28])" office:value-type="float"/>
          <table:table-cell table:formula="of:=MIN([.$D28];[.$I28];[.$N28];[.$S28];[.$X28];[.$AC28];[.$AH28];[.$AM28];[.$AR28];[.$AW28];[.$BB28];[.$BG28];[.$BL28];[.$BQ28];[.$BV28];[.$CA28];[.$CF28];[.$CK28])" office:value-type="float"/>
          <table:table-cell table:formula="of:=MIN([.$E28];[.$J28];[.$O28];[.$T28];[.$Y28];[.$AD28];[.$AI28];[.$AN28];[.$AS28];[.$AX28];[.$BC28];[.$BH28];[.$BM28];[.$BR28];[.$BW28];[.$CB28];[.$CG28];[.$CL28])" office:value-type="float"/>
          <table:table-cell table:formula="of:=MIN([.$F28];[.$K28];[.$P28];[.$U28];[.$Z28];[.$AE28];[.$AJ28];[.$AO28];[.$AT28];[.$AY28];[.$BD28];[.$BI28];[.$BN28];[.$BS28];[.$BX28];[.$CC28];[.$CH28];[.$CM28])" office:value-type="float"/>
          <table:table-cell table:formula="of:=MEDIAN([.$B28];[.$G28];[.$L28];[.$Q28];[.$V28];[.$AA28];[.$AF28];[.$AK28];[.$AP28];[.$AU28];[.$AZ28];[.$BE28];[.$BJ28];[.$BO28];[.$BT28];[.$BY28];[.$CD28];[.$CI28])" office:value-type="float"/>
          <table:table-cell table:formula="of:=MEDIAN([.$C28];[.$H28];[.$M28];[.$R28];[.$W28];[.$AB28];[.$AG28];[.$AL28];[.$AQ28];[.$AV28];[.$BA28];[.$BF28];[.$BK28];[.$BP28];[.$BU28];[.$BZ28];[.$CE28];[.$CJ28])" office:value-type="float"/>
          <table:table-cell table:formula="of:=MEDIAN([.$D28];[.$I28];[.$N28];[.$S28];[.$X28];[.$AC28];[.$AH28];[.$AM28];[.$AR28];[.$AW28];[.$BB28];[.$BG28];[.$BL28];[.$BQ28];[.$BV28];[.$CA28];[.$CF28];[.$CK28])" office:value-type="float"/>
          <table:table-cell table:formula="of:=MEDIAN([.$E28];[.$J28];[.$O28];[.$T28];[.$Y28];[.$AD28];[.$AI28];[.$AN28];[.$AS28];[.$AX28];[.$BC28];[.$BH28];[.$BM28];[.$BR28];[.$BW28];[.$CB28];[.$CG28];[.$CL28])" office:value-type="float"/>
          <table:table-cell table:formula="of:=MEDIAN([.$F28];[.$K28];[.$P28];[.$U28];[.$Z28];[.$AE28];[.$AJ28];[.$AO28];[.$AT28];[.$AY28];[.$BD28];[.$BI28];[.$BN28];[.$BS28];[.$BX28];[.$CC28];[.$CH28];[.$CM28])" office:value-type="float"/>
          <table:table-cell table:formula="of:=MAX([.$B28];[.$G28];[.$L28];[.$Q28];[.$V28];[.$AA28];[.$AF28];[.$AK28];[.$AP28];[.$AU28];[.$AZ28];[.$BE28];[.$BJ28];[.$BO28];[.$BT28];[.$BY28];[.$CD28];[.$CI28])" office:value-type="float"/>
          <table:table-cell table:formula="of:=MAX([.$C28];[.$H28];[.$M28];[.$R28];[.$W28];[.$AB28];[.$AG28];[.$AL28];[.$AQ28];[.$AV28];[.$BA28];[.$BF28];[.$BK28];[.$BP28];[.$BU28];[.$BZ28];[.$CE28];[.$CJ28])" office:value-type="float"/>
          <table:table-cell table:formula="of:=MAX([.$D28];[.$I28];[.$N28];[.$S28];[.$X28];[.$AC28];[.$AH28];[.$AM28];[.$AR28];[.$AW28];[.$BB28];[.$BG28];[.$BL28];[.$BQ28];[.$BV28];[.$CA28];[.$CF28];[.$CK28])" office:value-type="float"/>
          <table:table-cell table:formula="of:=MAX([.$E28];[.$J28];[.$O28];[.$T28];[.$Y28];[.$AD28];[.$AI28];[.$AN28];[.$AS28];[.$AX28];[.$BC28];[.$BH28];[.$BM28];[.$BR28];[.$BW28];[.$CB28];[.$CG28];[.$CL28])" office:value-type="float"/>
          <table:table-cell table:formula="of:=MAX([.$F28];[.$K28];[.$P28];[.$U28];[.$Z28];[.$AE28];[.$AJ28];[.$AO28];[.$AT28];[.$AY28];[.$BD28];[.$BI28];[.$BN28];[.$BS28];[.$BX28];[.$CC28];[.$CH28];[.$CM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3.1629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3.5485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3.20011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3.1969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3.2240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3.1765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4.33355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3945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3315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3417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3764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.87425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.42039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1.3868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39183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43153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39287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57009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formula="of:=MIN([.$B29];[.$G29];[.$L29];[.$Q29];[.$V29];[.$AA29];[.$AF29];[.$AK29];[.$AP29];[.$AU29];[.$AZ29];[.$BE29];[.$BJ29];[.$BO29];[.$BT29];[.$BY29];[.$CD29];[.$CI29])" office:value-type="float"/>
          <table:table-cell table:formula="of:=MIN([.$C29];[.$H29];[.$M29];[.$R29];[.$W29];[.$AB29];[.$AG29];[.$AL29];[.$AQ29];[.$AV29];[.$BA29];[.$BF29];[.$BK29];[.$BP29];[.$BU29];[.$BZ29];[.$CE29];[.$CJ29])" office:value-type="float"/>
          <table:table-cell table:formula="of:=MIN([.$D29];[.$I29];[.$N29];[.$S29];[.$X29];[.$AC29];[.$AH29];[.$AM29];[.$AR29];[.$AW29];[.$BB29];[.$BG29];[.$BL29];[.$BQ29];[.$BV29];[.$CA29];[.$CF29];[.$CK29])" office:value-type="float"/>
          <table:table-cell table:formula="of:=MIN([.$E29];[.$J29];[.$O29];[.$T29];[.$Y29];[.$AD29];[.$AI29];[.$AN29];[.$AS29];[.$AX29];[.$BC29];[.$BH29];[.$BM29];[.$BR29];[.$BW29];[.$CB29];[.$CG29];[.$CL29])" office:value-type="float"/>
          <table:table-cell table:formula="of:=MIN([.$F29];[.$K29];[.$P29];[.$U29];[.$Z29];[.$AE29];[.$AJ29];[.$AO29];[.$AT29];[.$AY29];[.$BD29];[.$BI29];[.$BN29];[.$BS29];[.$BX29];[.$CC29];[.$CH29];[.$CM29])" office:value-type="float"/>
          <table:table-cell table:formula="of:=MEDIAN([.$B29];[.$G29];[.$L29];[.$Q29];[.$V29];[.$AA29];[.$AF29];[.$AK29];[.$AP29];[.$AU29];[.$AZ29];[.$BE29];[.$BJ29];[.$BO29];[.$BT29];[.$BY29];[.$CD29];[.$CI29])" office:value-type="float"/>
          <table:table-cell table:formula="of:=MEDIAN([.$C29];[.$H29];[.$M29];[.$R29];[.$W29];[.$AB29];[.$AG29];[.$AL29];[.$AQ29];[.$AV29];[.$BA29];[.$BF29];[.$BK29];[.$BP29];[.$BU29];[.$BZ29];[.$CE29];[.$CJ29])" office:value-type="float"/>
          <table:table-cell table:formula="of:=MEDIAN([.$D29];[.$I29];[.$N29];[.$S29];[.$X29];[.$AC29];[.$AH29];[.$AM29];[.$AR29];[.$AW29];[.$BB29];[.$BG29];[.$BL29];[.$BQ29];[.$BV29];[.$CA29];[.$CF29];[.$CK29])" office:value-type="float"/>
          <table:table-cell table:formula="of:=MEDIAN([.$E29];[.$J29];[.$O29];[.$T29];[.$Y29];[.$AD29];[.$AI29];[.$AN29];[.$AS29];[.$AX29];[.$BC29];[.$BH29];[.$BM29];[.$BR29];[.$BW29];[.$CB29];[.$CG29];[.$CL29])" office:value-type="float"/>
          <table:table-cell table:formula="of:=MEDIAN([.$F29];[.$K29];[.$P29];[.$U29];[.$Z29];[.$AE29];[.$AJ29];[.$AO29];[.$AT29];[.$AY29];[.$BD29];[.$BI29];[.$BN29];[.$BS29];[.$BX29];[.$CC29];[.$CH29];[.$CM29])" office:value-type="float"/>
          <table:table-cell table:formula="of:=MAX([.$B29];[.$G29];[.$L29];[.$Q29];[.$V29];[.$AA29];[.$AF29];[.$AK29];[.$AP29];[.$AU29];[.$AZ29];[.$BE29];[.$BJ29];[.$BO29];[.$BT29];[.$BY29];[.$CD29];[.$CI29])" office:value-type="float"/>
          <table:table-cell table:formula="of:=MAX([.$C29];[.$H29];[.$M29];[.$R29];[.$W29];[.$AB29];[.$AG29];[.$AL29];[.$AQ29];[.$AV29];[.$BA29];[.$BF29];[.$BK29];[.$BP29];[.$BU29];[.$BZ29];[.$CE29];[.$CJ29])" office:value-type="float"/>
          <table:table-cell table:formula="of:=MAX([.$D29];[.$I29];[.$N29];[.$S29];[.$X29];[.$AC29];[.$AH29];[.$AM29];[.$AR29];[.$AW29];[.$BB29];[.$BG29];[.$BL29];[.$BQ29];[.$BV29];[.$CA29];[.$CF29];[.$CK29])" office:value-type="float"/>
          <table:table-cell table:formula="of:=MAX([.$E29];[.$J29];[.$O29];[.$T29];[.$Y29];[.$AD29];[.$AI29];[.$AN29];[.$AS29];[.$AX29];[.$BC29];[.$BH29];[.$BM29];[.$BR29];[.$BW29];[.$CB29];[.$CG29];[.$CL29])" office:value-type="float"/>
          <table:table-cell table:formula="of:=MAX([.$F29];[.$K29];[.$P29];[.$U29];[.$Z29];[.$AE29];[.$AJ29];[.$AO29];[.$AT29];[.$AY29];[.$BD29];[.$BI29];[.$BN29];[.$BS29];[.$BX29];[.$CC29];[.$CH29];[.$CM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.46231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7659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5130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5175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4761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51421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5.2222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table:style-name="cellWorst" office:value-type="float" office:value="5.30499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5.22137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62993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65411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4.74185"/>
          <table:table-cell office:value-type="float" office:value="0.0"/>
          <table:table-cell table:style-name="cellWorst" office:value-type="float" office:value="17.0"/>
          <table:table-cell office:value-type="float" office:value="0.0"/>
          <table:table-cell table:style-name="cellWorst" office:value-type="float" office:value="15.0"/>
          <table:table-cell office:value-type="float" office:value="1.97558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29622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1.97358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99001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17824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24875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formula="of:=MIN([.$B30];[.$G30];[.$L30];[.$Q30];[.$V30];[.$AA30];[.$AF30];[.$AK30];[.$AP30];[.$AU30];[.$AZ30];[.$BE30];[.$BJ30];[.$BO30];[.$BT30];[.$BY30];[.$CD30];[.$CI30])" office:value-type="float"/>
          <table:table-cell table:formula="of:=MIN([.$C30];[.$H30];[.$M30];[.$R30];[.$W30];[.$AB30];[.$AG30];[.$AL30];[.$AQ30];[.$AV30];[.$BA30];[.$BF30];[.$BK30];[.$BP30];[.$BU30];[.$BZ30];[.$CE30];[.$CJ30])" office:value-type="float"/>
          <table:table-cell table:formula="of:=MIN([.$D30];[.$I30];[.$N30];[.$S30];[.$X30];[.$AC30];[.$AH30];[.$AM30];[.$AR30];[.$AW30];[.$BB30];[.$BG30];[.$BL30];[.$BQ30];[.$BV30];[.$CA30];[.$CF30];[.$CK30])" office:value-type="float"/>
          <table:table-cell table:formula="of:=MIN([.$E30];[.$J30];[.$O30];[.$T30];[.$Y30];[.$AD30];[.$AI30];[.$AN30];[.$AS30];[.$AX30];[.$BC30];[.$BH30];[.$BM30];[.$BR30];[.$BW30];[.$CB30];[.$CG30];[.$CL30])" office:value-type="float"/>
          <table:table-cell table:formula="of:=MIN([.$F30];[.$K30];[.$P30];[.$U30];[.$Z30];[.$AE30];[.$AJ30];[.$AO30];[.$AT30];[.$AY30];[.$BD30];[.$BI30];[.$BN30];[.$BS30];[.$BX30];[.$CC30];[.$CH30];[.$CM30])" office:value-type="float"/>
          <table:table-cell table:formula="of:=MEDIAN([.$B30];[.$G30];[.$L30];[.$Q30];[.$V30];[.$AA30];[.$AF30];[.$AK30];[.$AP30];[.$AU30];[.$AZ30];[.$BE30];[.$BJ30];[.$BO30];[.$BT30];[.$BY30];[.$CD30];[.$CI30])" office:value-type="float"/>
          <table:table-cell table:formula="of:=MEDIAN([.$C30];[.$H30];[.$M30];[.$R30];[.$W30];[.$AB30];[.$AG30];[.$AL30];[.$AQ30];[.$AV30];[.$BA30];[.$BF30];[.$BK30];[.$BP30];[.$BU30];[.$BZ30];[.$CE30];[.$CJ30])" office:value-type="float"/>
          <table:table-cell table:formula="of:=MEDIAN([.$D30];[.$I30];[.$N30];[.$S30];[.$X30];[.$AC30];[.$AH30];[.$AM30];[.$AR30];[.$AW30];[.$BB30];[.$BG30];[.$BL30];[.$BQ30];[.$BV30];[.$CA30];[.$CF30];[.$CK30])" office:value-type="float"/>
          <table:table-cell table:formula="of:=MEDIAN([.$E30];[.$J30];[.$O30];[.$T30];[.$Y30];[.$AD30];[.$AI30];[.$AN30];[.$AS30];[.$AX30];[.$BC30];[.$BH30];[.$BM30];[.$BR30];[.$BW30];[.$CB30];[.$CG30];[.$CL30])" office:value-type="float"/>
          <table:table-cell table:formula="of:=MEDIAN([.$F30];[.$K30];[.$P30];[.$U30];[.$Z30];[.$AE30];[.$AJ30];[.$AO30];[.$AT30];[.$AY30];[.$BD30];[.$BI30];[.$BN30];[.$BS30];[.$BX30];[.$CC30];[.$CH30];[.$CM30])" office:value-type="float"/>
          <table:table-cell table:formula="of:=MAX([.$B30];[.$G30];[.$L30];[.$Q30];[.$V30];[.$AA30];[.$AF30];[.$AK30];[.$AP30];[.$AU30];[.$AZ30];[.$BE30];[.$BJ30];[.$BO30];[.$BT30];[.$BY30];[.$CD30];[.$CI30])" office:value-type="float"/>
          <table:table-cell table:formula="of:=MAX([.$C30];[.$H30];[.$M30];[.$R30];[.$W30];[.$AB30];[.$AG30];[.$AL30];[.$AQ30];[.$AV30];[.$BA30];[.$BF30];[.$BK30];[.$BP30];[.$BU30];[.$BZ30];[.$CE30];[.$CJ30])" office:value-type="float"/>
          <table:table-cell table:formula="of:=MAX([.$D30];[.$I30];[.$N30];[.$S30];[.$X30];[.$AC30];[.$AH30];[.$AM30];[.$AR30];[.$AW30];[.$BB30];[.$BG30];[.$BL30];[.$BQ30];[.$BV30];[.$CA30];[.$CF30];[.$CK30])" office:value-type="float"/>
          <table:table-cell table:formula="of:=MAX([.$E30];[.$J30];[.$O30];[.$T30];[.$Y30];[.$AD30];[.$AI30];[.$AN30];[.$AS30];[.$AX30];[.$BC30];[.$BH30];[.$BM30];[.$BR30];[.$BW30];[.$CB30];[.$CG30];[.$CL30])" office:value-type="float"/>
          <table:table-cell table:formula="of:=MAX([.$F30];[.$K30];[.$P30];[.$U30];[.$Z30];[.$AE30];[.$AJ30];[.$AO30];[.$AT30];[.$AY30];[.$BD30];[.$BI30];[.$BN30];[.$BS30];[.$BX30];[.$CC30];[.$CH30];[.$CM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2.36433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66611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39608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44626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42619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46969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2.35882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2.42416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2.4024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2.40504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2.65604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2.38372"/>
          <table:table-cell office:value-type="float" office:value="0.0"/>
          <table:table-cell table:style-name="cellWorst" office:value-type="float" office:value="20.0"/>
          <table:table-cell office:value-type="float" office:value="0.0"/>
          <table:table-cell table:style-name="cellWorst" office:value-type="float" office:value="18.0"/>
          <table:table-cell office:value-type="float" office:value="1.5269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1.41349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1.44437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1.43927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1.41658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1.55576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formula="of:=MIN([.$B31];[.$G31];[.$L31];[.$Q31];[.$V31];[.$AA31];[.$AF31];[.$AK31];[.$AP31];[.$AU31];[.$AZ31];[.$BE31];[.$BJ31];[.$BO31];[.$BT31];[.$BY31];[.$CD31];[.$CI31])" office:value-type="float"/>
          <table:table-cell table:formula="of:=MIN([.$C31];[.$H31];[.$M31];[.$R31];[.$W31];[.$AB31];[.$AG31];[.$AL31];[.$AQ31];[.$AV31];[.$BA31];[.$BF31];[.$BK31];[.$BP31];[.$BU31];[.$BZ31];[.$CE31];[.$CJ31])" office:value-type="float"/>
          <table:table-cell table:formula="of:=MIN([.$D31];[.$I31];[.$N31];[.$S31];[.$X31];[.$AC31];[.$AH31];[.$AM31];[.$AR31];[.$AW31];[.$BB31];[.$BG31];[.$BL31];[.$BQ31];[.$BV31];[.$CA31];[.$CF31];[.$CK31])" office:value-type="float"/>
          <table:table-cell table:formula="of:=MIN([.$E31];[.$J31];[.$O31];[.$T31];[.$Y31];[.$AD31];[.$AI31];[.$AN31];[.$AS31];[.$AX31];[.$BC31];[.$BH31];[.$BM31];[.$BR31];[.$BW31];[.$CB31];[.$CG31];[.$CL31])" office:value-type="float"/>
          <table:table-cell table:formula="of:=MIN([.$F31];[.$K31];[.$P31];[.$U31];[.$Z31];[.$AE31];[.$AJ31];[.$AO31];[.$AT31];[.$AY31];[.$BD31];[.$BI31];[.$BN31];[.$BS31];[.$BX31];[.$CC31];[.$CH31];[.$CM31])" office:value-type="float"/>
          <table:table-cell table:formula="of:=MEDIAN([.$B31];[.$G31];[.$L31];[.$Q31];[.$V31];[.$AA31];[.$AF31];[.$AK31];[.$AP31];[.$AU31];[.$AZ31];[.$BE31];[.$BJ31];[.$BO31];[.$BT31];[.$BY31];[.$CD31];[.$CI31])" office:value-type="float"/>
          <table:table-cell table:formula="of:=MEDIAN([.$C31];[.$H31];[.$M31];[.$R31];[.$W31];[.$AB31];[.$AG31];[.$AL31];[.$AQ31];[.$AV31];[.$BA31];[.$BF31];[.$BK31];[.$BP31];[.$BU31];[.$BZ31];[.$CE31];[.$CJ31])" office:value-type="float"/>
          <table:table-cell table:formula="of:=MEDIAN([.$D31];[.$I31];[.$N31];[.$S31];[.$X31];[.$AC31];[.$AH31];[.$AM31];[.$AR31];[.$AW31];[.$BB31];[.$BG31];[.$BL31];[.$BQ31];[.$BV31];[.$CA31];[.$CF31];[.$CK31])" office:value-type="float"/>
          <table:table-cell table:formula="of:=MEDIAN([.$E31];[.$J31];[.$O31];[.$T31];[.$Y31];[.$AD31];[.$AI31];[.$AN31];[.$AS31];[.$AX31];[.$BC31];[.$BH31];[.$BM31];[.$BR31];[.$BW31];[.$CB31];[.$CG31];[.$CL31])" office:value-type="float"/>
          <table:table-cell table:formula="of:=MEDIAN([.$F31];[.$K31];[.$P31];[.$U31];[.$Z31];[.$AE31];[.$AJ31];[.$AO31];[.$AT31];[.$AY31];[.$BD31];[.$BI31];[.$BN31];[.$BS31];[.$BX31];[.$CC31];[.$CH31];[.$CM31])" office:value-type="float"/>
          <table:table-cell table:formula="of:=MAX([.$B31];[.$G31];[.$L31];[.$Q31];[.$V31];[.$AA31];[.$AF31];[.$AK31];[.$AP31];[.$AU31];[.$AZ31];[.$BE31];[.$BJ31];[.$BO31];[.$BT31];[.$BY31];[.$CD31];[.$CI31])" office:value-type="float"/>
          <table:table-cell table:formula="of:=MAX([.$C31];[.$H31];[.$M31];[.$R31];[.$W31];[.$AB31];[.$AG31];[.$AL31];[.$AQ31];[.$AV31];[.$BA31];[.$BF31];[.$BK31];[.$BP31];[.$BU31];[.$BZ31];[.$CE31];[.$CJ31])" office:value-type="float"/>
          <table:table-cell table:formula="of:=MAX([.$D31];[.$I31];[.$N31];[.$S31];[.$X31];[.$AC31];[.$AH31];[.$AM31];[.$AR31];[.$AW31];[.$BB31];[.$BG31];[.$BL31];[.$BQ31];[.$BV31];[.$CA31];[.$CF31];[.$CK31])" office:value-type="float"/>
          <table:table-cell table:formula="of:=MAX([.$E31];[.$J31];[.$O31];[.$T31];[.$Y31];[.$AD31];[.$AI31];[.$AN31];[.$AS31];[.$AX31];[.$BC31];[.$BH31];[.$BM31];[.$BR31];[.$BW31];[.$CB31];[.$CG31];[.$CL31])" office:value-type="float"/>
          <table:table-cell table:formula="of:=MAX([.$F31];[.$K31];[.$P31];[.$U31];[.$Z31];[.$AE31];[.$AJ31];[.$AO31];[.$AT31];[.$AY31];[.$BD31];[.$BI31];[.$BN31];[.$BS31];[.$BX31];[.$CC31];[.$CH31];[.$CM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2.04595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2660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0518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1287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26325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1606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74456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2.85486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2.70686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2.73205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2.8328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2.69154"/>
          <table:table-cell office:value-type="float" office:value="0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6.0"/>
          <table:table-cell office:value-type="float" office:value="1.91995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.8602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.8829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.8944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.9928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.11368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formula="of:=MIN([.$B32];[.$G32];[.$L32];[.$Q32];[.$V32];[.$AA32];[.$AF32];[.$AK32];[.$AP32];[.$AU32];[.$AZ32];[.$BE32];[.$BJ32];[.$BO32];[.$BT32];[.$BY32];[.$CD32];[.$CI32])" office:value-type="float"/>
          <table:table-cell table:formula="of:=MIN([.$C32];[.$H32];[.$M32];[.$R32];[.$W32];[.$AB32];[.$AG32];[.$AL32];[.$AQ32];[.$AV32];[.$BA32];[.$BF32];[.$BK32];[.$BP32];[.$BU32];[.$BZ32];[.$CE32];[.$CJ32])" office:value-type="float"/>
          <table:table-cell table:formula="of:=MIN([.$D32];[.$I32];[.$N32];[.$S32];[.$X32];[.$AC32];[.$AH32];[.$AM32];[.$AR32];[.$AW32];[.$BB32];[.$BG32];[.$BL32];[.$BQ32];[.$BV32];[.$CA32];[.$CF32];[.$CK32])" office:value-type="float"/>
          <table:table-cell table:formula="of:=MIN([.$E32];[.$J32];[.$O32];[.$T32];[.$Y32];[.$AD32];[.$AI32];[.$AN32];[.$AS32];[.$AX32];[.$BC32];[.$BH32];[.$BM32];[.$BR32];[.$BW32];[.$CB32];[.$CG32];[.$CL32])" office:value-type="float"/>
          <table:table-cell table:formula="of:=MIN([.$F32];[.$K32];[.$P32];[.$U32];[.$Z32];[.$AE32];[.$AJ32];[.$AO32];[.$AT32];[.$AY32];[.$BD32];[.$BI32];[.$BN32];[.$BS32];[.$BX32];[.$CC32];[.$CH32];[.$CM32])" office:value-type="float"/>
          <table:table-cell table:formula="of:=MEDIAN([.$B32];[.$G32];[.$L32];[.$Q32];[.$V32];[.$AA32];[.$AF32];[.$AK32];[.$AP32];[.$AU32];[.$AZ32];[.$BE32];[.$BJ32];[.$BO32];[.$BT32];[.$BY32];[.$CD32];[.$CI32])" office:value-type="float"/>
          <table:table-cell table:formula="of:=MEDIAN([.$C32];[.$H32];[.$M32];[.$R32];[.$W32];[.$AB32];[.$AG32];[.$AL32];[.$AQ32];[.$AV32];[.$BA32];[.$BF32];[.$BK32];[.$BP32];[.$BU32];[.$BZ32];[.$CE32];[.$CJ32])" office:value-type="float"/>
          <table:table-cell table:formula="of:=MEDIAN([.$D32];[.$I32];[.$N32];[.$S32];[.$X32];[.$AC32];[.$AH32];[.$AM32];[.$AR32];[.$AW32];[.$BB32];[.$BG32];[.$BL32];[.$BQ32];[.$BV32];[.$CA32];[.$CF32];[.$CK32])" office:value-type="float"/>
          <table:table-cell table:formula="of:=MEDIAN([.$E32];[.$J32];[.$O32];[.$T32];[.$Y32];[.$AD32];[.$AI32];[.$AN32];[.$AS32];[.$AX32];[.$BC32];[.$BH32];[.$BM32];[.$BR32];[.$BW32];[.$CB32];[.$CG32];[.$CL32])" office:value-type="float"/>
          <table:table-cell table:formula="of:=MEDIAN([.$F32];[.$K32];[.$P32];[.$U32];[.$Z32];[.$AE32];[.$AJ32];[.$AO32];[.$AT32];[.$AY32];[.$BD32];[.$BI32];[.$BN32];[.$BS32];[.$BX32];[.$CC32];[.$CH32];[.$CM32])" office:value-type="float"/>
          <table:table-cell table:formula="of:=MAX([.$B32];[.$G32];[.$L32];[.$Q32];[.$V32];[.$AA32];[.$AF32];[.$AK32];[.$AP32];[.$AU32];[.$AZ32];[.$BE32];[.$BJ32];[.$BO32];[.$BT32];[.$BY32];[.$CD32];[.$CI32])" office:value-type="float"/>
          <table:table-cell table:formula="of:=MAX([.$C32];[.$H32];[.$M32];[.$R32];[.$W32];[.$AB32];[.$AG32];[.$AL32];[.$AQ32];[.$AV32];[.$BA32];[.$BF32];[.$BK32];[.$BP32];[.$BU32];[.$BZ32];[.$CE32];[.$CJ32])" office:value-type="float"/>
          <table:table-cell table:formula="of:=MAX([.$D32];[.$I32];[.$N32];[.$S32];[.$X32];[.$AC32];[.$AH32];[.$AM32];[.$AR32];[.$AW32];[.$BB32];[.$BG32];[.$BL32];[.$BQ32];[.$BV32];[.$CA32];[.$CF32];[.$CK32])" office:value-type="float"/>
          <table:table-cell table:formula="of:=MAX([.$E32];[.$J32];[.$O32];[.$T32];[.$Y32];[.$AD32];[.$AI32];[.$AN32];[.$AS32];[.$AX32];[.$BC32];[.$BH32];[.$BM32];[.$BR32];[.$BW32];[.$CB32];[.$CG32];[.$CL32])" office:value-type="float"/>
          <table:table-cell table:formula="of:=MAX([.$F32];[.$K32];[.$P32];[.$U32];[.$Z32];[.$AE32];[.$AJ32];[.$AO32];[.$AT32];[.$AY32];[.$BD32];[.$BI32];[.$BN32];[.$BS32];[.$BX32];[.$CC32];[.$CH32];[.$CM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.67659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1.63184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1.63757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1.69154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1.8015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1.75796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3.5354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21876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19478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18973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5308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54399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1.31717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28523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style-name="cellBest" office:value-type="float" office:value="1.2605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28339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38345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3005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formula="of:=MIN([.$B33];[.$G33];[.$L33];[.$Q33];[.$V33];[.$AA33];[.$AF33];[.$AK33];[.$AP33];[.$AU33];[.$AZ33];[.$BE33];[.$BJ33];[.$BO33];[.$BT33];[.$BY33];[.$CD33];[.$CI33])" office:value-type="float"/>
          <table:table-cell table:formula="of:=MIN([.$C33];[.$H33];[.$M33];[.$R33];[.$W33];[.$AB33];[.$AG33];[.$AL33];[.$AQ33];[.$AV33];[.$BA33];[.$BF33];[.$BK33];[.$BP33];[.$BU33];[.$BZ33];[.$CE33];[.$CJ33])" office:value-type="float"/>
          <table:table-cell table:formula="of:=MIN([.$D33];[.$I33];[.$N33];[.$S33];[.$X33];[.$AC33];[.$AH33];[.$AM33];[.$AR33];[.$AW33];[.$BB33];[.$BG33];[.$BL33];[.$BQ33];[.$BV33];[.$CA33];[.$CF33];[.$CK33])" office:value-type="float"/>
          <table:table-cell table:formula="of:=MIN([.$E33];[.$J33];[.$O33];[.$T33];[.$Y33];[.$AD33];[.$AI33];[.$AN33];[.$AS33];[.$AX33];[.$BC33];[.$BH33];[.$BM33];[.$BR33];[.$BW33];[.$CB33];[.$CG33];[.$CL33])" office:value-type="float"/>
          <table:table-cell table:formula="of:=MIN([.$F33];[.$K33];[.$P33];[.$U33];[.$Z33];[.$AE33];[.$AJ33];[.$AO33];[.$AT33];[.$AY33];[.$BD33];[.$BI33];[.$BN33];[.$BS33];[.$BX33];[.$CC33];[.$CH33];[.$CM33])" office:value-type="float"/>
          <table:table-cell table:formula="of:=MEDIAN([.$B33];[.$G33];[.$L33];[.$Q33];[.$V33];[.$AA33];[.$AF33];[.$AK33];[.$AP33];[.$AU33];[.$AZ33];[.$BE33];[.$BJ33];[.$BO33];[.$BT33];[.$BY33];[.$CD33];[.$CI33])" office:value-type="float"/>
          <table:table-cell table:formula="of:=MEDIAN([.$C33];[.$H33];[.$M33];[.$R33];[.$W33];[.$AB33];[.$AG33];[.$AL33];[.$AQ33];[.$AV33];[.$BA33];[.$BF33];[.$BK33];[.$BP33];[.$BU33];[.$BZ33];[.$CE33];[.$CJ33])" office:value-type="float"/>
          <table:table-cell table:formula="of:=MEDIAN([.$D33];[.$I33];[.$N33];[.$S33];[.$X33];[.$AC33];[.$AH33];[.$AM33];[.$AR33];[.$AW33];[.$BB33];[.$BG33];[.$BL33];[.$BQ33];[.$BV33];[.$CA33];[.$CF33];[.$CK33])" office:value-type="float"/>
          <table:table-cell table:formula="of:=MEDIAN([.$E33];[.$J33];[.$O33];[.$T33];[.$Y33];[.$AD33];[.$AI33];[.$AN33];[.$AS33];[.$AX33];[.$BC33];[.$BH33];[.$BM33];[.$BR33];[.$BW33];[.$CB33];[.$CG33];[.$CL33])" office:value-type="float"/>
          <table:table-cell table:formula="of:=MEDIAN([.$F33];[.$K33];[.$P33];[.$U33];[.$Z33];[.$AE33];[.$AJ33];[.$AO33];[.$AT33];[.$AY33];[.$BD33];[.$BI33];[.$BN33];[.$BS33];[.$BX33];[.$CC33];[.$CH33];[.$CM33])" office:value-type="float"/>
          <table:table-cell table:formula="of:=MAX([.$B33];[.$G33];[.$L33];[.$Q33];[.$V33];[.$AA33];[.$AF33];[.$AK33];[.$AP33];[.$AU33];[.$AZ33];[.$BE33];[.$BJ33];[.$BO33];[.$BT33];[.$BY33];[.$CD33];[.$CI33])" office:value-type="float"/>
          <table:table-cell table:formula="of:=MAX([.$C33];[.$H33];[.$M33];[.$R33];[.$W33];[.$AB33];[.$AG33];[.$AL33];[.$AQ33];[.$AV33];[.$BA33];[.$BF33];[.$BK33];[.$BP33];[.$BU33];[.$BZ33];[.$CE33];[.$CJ33])" office:value-type="float"/>
          <table:table-cell table:formula="of:=MAX([.$D33];[.$I33];[.$N33];[.$S33];[.$X33];[.$AC33];[.$AH33];[.$AM33];[.$AR33];[.$AW33];[.$BB33];[.$BG33];[.$BL33];[.$BQ33];[.$BV33];[.$CA33];[.$CF33];[.$CK33])" office:value-type="float"/>
          <table:table-cell table:formula="of:=MAX([.$E33];[.$J33];[.$O33];[.$T33];[.$Y33];[.$AD33];[.$AI33];[.$AN33];[.$AS33];[.$AX33];[.$BC33];[.$BH33];[.$BM33];[.$BR33];[.$BW33];[.$CB33];[.$CG33];[.$CL33])" office:value-type="float"/>
          <table:table-cell table:formula="of:=MAX([.$F33];[.$K33];[.$P33];[.$U33];[.$Z33];[.$AE33];[.$AJ33];[.$AO33];[.$AT33];[.$AY33];[.$BD33];[.$BI33];[.$BN33];[.$BS33];[.$BX33];[.$CC33];[.$CH33];[.$CM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.87576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0995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1.94065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108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08369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1.9320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40511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8851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5373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3914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1602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42249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1.3502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3215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2906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31301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291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.3181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34];[.$G34];[.$L34];[.$Q34];[.$V34];[.$AA34];[.$AF34];[.$AK34];[.$AP34];[.$AU34];[.$AZ34];[.$BE34];[.$BJ34];[.$BO34];[.$BT34];[.$BY34];[.$CD34];[.$CI34])" office:value-type="float"/>
          <table:table-cell table:formula="of:=MIN([.$C34];[.$H34];[.$M34];[.$R34];[.$W34];[.$AB34];[.$AG34];[.$AL34];[.$AQ34];[.$AV34];[.$BA34];[.$BF34];[.$BK34];[.$BP34];[.$BU34];[.$BZ34];[.$CE34];[.$CJ34])" office:value-type="float"/>
          <table:table-cell table:formula="of:=MIN([.$D34];[.$I34];[.$N34];[.$S34];[.$X34];[.$AC34];[.$AH34];[.$AM34];[.$AR34];[.$AW34];[.$BB34];[.$BG34];[.$BL34];[.$BQ34];[.$BV34];[.$CA34];[.$CF34];[.$CK34])" office:value-type="float"/>
          <table:table-cell table:formula="of:=MIN([.$E34];[.$J34];[.$O34];[.$T34];[.$Y34];[.$AD34];[.$AI34];[.$AN34];[.$AS34];[.$AX34];[.$BC34];[.$BH34];[.$BM34];[.$BR34];[.$BW34];[.$CB34];[.$CG34];[.$CL34])" office:value-type="float"/>
          <table:table-cell table:formula="of:=MIN([.$F34];[.$K34];[.$P34];[.$U34];[.$Z34];[.$AE34];[.$AJ34];[.$AO34];[.$AT34];[.$AY34];[.$BD34];[.$BI34];[.$BN34];[.$BS34];[.$BX34];[.$CC34];[.$CH34];[.$CM34])" office:value-type="float"/>
          <table:table-cell table:formula="of:=MEDIAN([.$B34];[.$G34];[.$L34];[.$Q34];[.$V34];[.$AA34];[.$AF34];[.$AK34];[.$AP34];[.$AU34];[.$AZ34];[.$BE34];[.$BJ34];[.$BO34];[.$BT34];[.$BY34];[.$CD34];[.$CI34])" office:value-type="float"/>
          <table:table-cell table:formula="of:=MEDIAN([.$C34];[.$H34];[.$M34];[.$R34];[.$W34];[.$AB34];[.$AG34];[.$AL34];[.$AQ34];[.$AV34];[.$BA34];[.$BF34];[.$BK34];[.$BP34];[.$BU34];[.$BZ34];[.$CE34];[.$CJ34])" office:value-type="float"/>
          <table:table-cell table:formula="of:=MEDIAN([.$D34];[.$I34];[.$N34];[.$S34];[.$X34];[.$AC34];[.$AH34];[.$AM34];[.$AR34];[.$AW34];[.$BB34];[.$BG34];[.$BL34];[.$BQ34];[.$BV34];[.$CA34];[.$CF34];[.$CK34])" office:value-type="float"/>
          <table:table-cell table:formula="of:=MEDIAN([.$E34];[.$J34];[.$O34];[.$T34];[.$Y34];[.$AD34];[.$AI34];[.$AN34];[.$AS34];[.$AX34];[.$BC34];[.$BH34];[.$BM34];[.$BR34];[.$BW34];[.$CB34];[.$CG34];[.$CL34])" office:value-type="float"/>
          <table:table-cell table:formula="of:=MEDIAN([.$F34];[.$K34];[.$P34];[.$U34];[.$Z34];[.$AE34];[.$AJ34];[.$AO34];[.$AT34];[.$AY34];[.$BD34];[.$BI34];[.$BN34];[.$BS34];[.$BX34];[.$CC34];[.$CH34];[.$CM34])" office:value-type="float"/>
          <table:table-cell table:formula="of:=MAX([.$B34];[.$G34];[.$L34];[.$Q34];[.$V34];[.$AA34];[.$AF34];[.$AK34];[.$AP34];[.$AU34];[.$AZ34];[.$BE34];[.$BJ34];[.$BO34];[.$BT34];[.$BY34];[.$CD34];[.$CI34])" office:value-type="float"/>
          <table:table-cell table:formula="of:=MAX([.$C34];[.$H34];[.$M34];[.$R34];[.$W34];[.$AB34];[.$AG34];[.$AL34];[.$AQ34];[.$AV34];[.$BA34];[.$BF34];[.$BK34];[.$BP34];[.$BU34];[.$BZ34];[.$CE34];[.$CJ34])" office:value-type="float"/>
          <table:table-cell table:formula="of:=MAX([.$D34];[.$I34];[.$N34];[.$S34];[.$X34];[.$AC34];[.$AH34];[.$AM34];[.$AR34];[.$AW34];[.$BB34];[.$BG34];[.$BL34];[.$BQ34];[.$BV34];[.$CA34];[.$CF34];[.$CK34])" office:value-type="float"/>
          <table:table-cell table:formula="of:=MAX([.$E34];[.$J34];[.$O34];[.$T34];[.$Y34];[.$AD34];[.$AI34];[.$AN34];[.$AS34];[.$AX34];[.$BC34];[.$BH34];[.$BM34];[.$BR34];[.$BW34];[.$CB34];[.$CG34];[.$CL34])" office:value-type="float"/>
          <table:table-cell table:formula="of:=MAX([.$F34];[.$K34];[.$P34];[.$U34];[.$Z34];[.$AE34];[.$AJ34];[.$AO34];[.$AT34];[.$AY34];[.$BD34];[.$BI34];[.$BN34];[.$BS34];[.$BX34];[.$CC34];[.$CH34];[.$CM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3.0716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284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0757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4830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130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3.5290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5580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5970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3319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319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55969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3176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64307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office:value-type="float" office:value="2.9174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office:value-type="float" office:value="2.61024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office:value-type="float" office:value="2.87433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office:value-type="float" office:value="2.5861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office:value-type="float" office:value="2.63299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style-name="cellBest" office:value-type="float" office:value="6.0"/>
          <table:table-cell table:formula="of:=MIN([.$B35];[.$G35];[.$L35];[.$Q35];[.$V35];[.$AA35];[.$AF35];[.$AK35];[.$AP35];[.$AU35];[.$AZ35];[.$BE35];[.$BJ35];[.$BO35];[.$BT35];[.$BY35];[.$CD35];[.$CI35])" office:value-type="float"/>
          <table:table-cell table:formula="of:=MIN([.$C35];[.$H35];[.$M35];[.$R35];[.$W35];[.$AB35];[.$AG35];[.$AL35];[.$AQ35];[.$AV35];[.$BA35];[.$BF35];[.$BK35];[.$BP35];[.$BU35];[.$BZ35];[.$CE35];[.$CJ35])" office:value-type="float"/>
          <table:table-cell table:formula="of:=MIN([.$D35];[.$I35];[.$N35];[.$S35];[.$X35];[.$AC35];[.$AH35];[.$AM35];[.$AR35];[.$AW35];[.$BB35];[.$BG35];[.$BL35];[.$BQ35];[.$BV35];[.$CA35];[.$CF35];[.$CK35])" office:value-type="float"/>
          <table:table-cell table:formula="of:=MIN([.$E35];[.$J35];[.$O35];[.$T35];[.$Y35];[.$AD35];[.$AI35];[.$AN35];[.$AS35];[.$AX35];[.$BC35];[.$BH35];[.$BM35];[.$BR35];[.$BW35];[.$CB35];[.$CG35];[.$CL35])" office:value-type="float"/>
          <table:table-cell table:formula="of:=MIN([.$F35];[.$K35];[.$P35];[.$U35];[.$Z35];[.$AE35];[.$AJ35];[.$AO35];[.$AT35];[.$AY35];[.$BD35];[.$BI35];[.$BN35];[.$BS35];[.$BX35];[.$CC35];[.$CH35];[.$CM35])" office:value-type="float"/>
          <table:table-cell table:formula="of:=MEDIAN([.$B35];[.$G35];[.$L35];[.$Q35];[.$V35];[.$AA35];[.$AF35];[.$AK35];[.$AP35];[.$AU35];[.$AZ35];[.$BE35];[.$BJ35];[.$BO35];[.$BT35];[.$BY35];[.$CD35];[.$CI35])" office:value-type="float"/>
          <table:table-cell table:formula="of:=MEDIAN([.$C35];[.$H35];[.$M35];[.$R35];[.$W35];[.$AB35];[.$AG35];[.$AL35];[.$AQ35];[.$AV35];[.$BA35];[.$BF35];[.$BK35];[.$BP35];[.$BU35];[.$BZ35];[.$CE35];[.$CJ35])" office:value-type="float"/>
          <table:table-cell table:formula="of:=MEDIAN([.$D35];[.$I35];[.$N35];[.$S35];[.$X35];[.$AC35];[.$AH35];[.$AM35];[.$AR35];[.$AW35];[.$BB35];[.$BG35];[.$BL35];[.$BQ35];[.$BV35];[.$CA35];[.$CF35];[.$CK35])" office:value-type="float"/>
          <table:table-cell table:formula="of:=MEDIAN([.$E35];[.$J35];[.$O35];[.$T35];[.$Y35];[.$AD35];[.$AI35];[.$AN35];[.$AS35];[.$AX35];[.$BC35];[.$BH35];[.$BM35];[.$BR35];[.$BW35];[.$CB35];[.$CG35];[.$CL35])" office:value-type="float"/>
          <table:table-cell table:formula="of:=MEDIAN([.$F35];[.$K35];[.$P35];[.$U35];[.$Z35];[.$AE35];[.$AJ35];[.$AO35];[.$AT35];[.$AY35];[.$BD35];[.$BI35];[.$BN35];[.$BS35];[.$BX35];[.$CC35];[.$CH35];[.$CM35])" office:value-type="float"/>
          <table:table-cell table:formula="of:=MAX([.$B35];[.$G35];[.$L35];[.$Q35];[.$V35];[.$AA35];[.$AF35];[.$AK35];[.$AP35];[.$AU35];[.$AZ35];[.$BE35];[.$BJ35];[.$BO35];[.$BT35];[.$BY35];[.$CD35];[.$CI35])" office:value-type="float"/>
          <table:table-cell table:formula="of:=MAX([.$C35];[.$H35];[.$M35];[.$R35];[.$W35];[.$AB35];[.$AG35];[.$AL35];[.$AQ35];[.$AV35];[.$BA35];[.$BF35];[.$BK35];[.$BP35];[.$BU35];[.$BZ35];[.$CE35];[.$CJ35])" office:value-type="float"/>
          <table:table-cell table:formula="of:=MAX([.$D35];[.$I35];[.$N35];[.$S35];[.$X35];[.$AC35];[.$AH35];[.$AM35];[.$AR35];[.$AW35];[.$BB35];[.$BG35];[.$BL35];[.$BQ35];[.$BV35];[.$CA35];[.$CF35];[.$CK35])" office:value-type="float"/>
          <table:table-cell table:formula="of:=MAX([.$E35];[.$J35];[.$O35];[.$T35];[.$Y35];[.$AD35];[.$AI35];[.$AN35];[.$AS35];[.$AX35];[.$BC35];[.$BH35];[.$BM35];[.$BR35];[.$BW35];[.$CB35];[.$CG35];[.$CL35])" office:value-type="float"/>
          <table:table-cell table:formula="of:=MAX([.$F35];[.$K35];[.$P35];[.$U35];[.$Z35];[.$AE35];[.$AJ35];[.$AO35];[.$AT35];[.$AY35];[.$BD35];[.$BI35];[.$BN35];[.$BS35];[.$BX35];[.$CC35];[.$CH35];[.$CM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2.0569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07207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062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10844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03473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3852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2.92895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3.16451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2.80687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2.7846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3.11614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3.13467"/>
          <table:table-cell office:value-type="float" office:value="0.0"/>
          <table:table-cell table:style-name="cellWorst" office:value-type="float" office:value="24.0"/>
          <table:table-cell office:value-type="float" office:value="0.0"/>
          <table:table-cell table:style-name="cellWorst" office:value-type="float" office:value="22.0"/>
          <table:table-cell office:value-type="float" office:value="1.7888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.6494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.64546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.69329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.6434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.8370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formula="of:=MIN([.$B36];[.$G36];[.$L36];[.$Q36];[.$V36];[.$AA36];[.$AF36];[.$AK36];[.$AP36];[.$AU36];[.$AZ36];[.$BE36];[.$BJ36];[.$BO36];[.$BT36];[.$BY36];[.$CD36];[.$CI36])" office:value-type="float"/>
          <table:table-cell table:formula="of:=MIN([.$C36];[.$H36];[.$M36];[.$R36];[.$W36];[.$AB36];[.$AG36];[.$AL36];[.$AQ36];[.$AV36];[.$BA36];[.$BF36];[.$BK36];[.$BP36];[.$BU36];[.$BZ36];[.$CE36];[.$CJ36])" office:value-type="float"/>
          <table:table-cell table:formula="of:=MIN([.$D36];[.$I36];[.$N36];[.$S36];[.$X36];[.$AC36];[.$AH36];[.$AM36];[.$AR36];[.$AW36];[.$BB36];[.$BG36];[.$BL36];[.$BQ36];[.$BV36];[.$CA36];[.$CF36];[.$CK36])" office:value-type="float"/>
          <table:table-cell table:formula="of:=MIN([.$E36];[.$J36];[.$O36];[.$T36];[.$Y36];[.$AD36];[.$AI36];[.$AN36];[.$AS36];[.$AX36];[.$BC36];[.$BH36];[.$BM36];[.$BR36];[.$BW36];[.$CB36];[.$CG36];[.$CL36])" office:value-type="float"/>
          <table:table-cell table:formula="of:=MIN([.$F36];[.$K36];[.$P36];[.$U36];[.$Z36];[.$AE36];[.$AJ36];[.$AO36];[.$AT36];[.$AY36];[.$BD36];[.$BI36];[.$BN36];[.$BS36];[.$BX36];[.$CC36];[.$CH36];[.$CM36])" office:value-type="float"/>
          <table:table-cell table:formula="of:=MEDIAN([.$B36];[.$G36];[.$L36];[.$Q36];[.$V36];[.$AA36];[.$AF36];[.$AK36];[.$AP36];[.$AU36];[.$AZ36];[.$BE36];[.$BJ36];[.$BO36];[.$BT36];[.$BY36];[.$CD36];[.$CI36])" office:value-type="float"/>
          <table:table-cell table:formula="of:=MEDIAN([.$C36];[.$H36];[.$M36];[.$R36];[.$W36];[.$AB36];[.$AG36];[.$AL36];[.$AQ36];[.$AV36];[.$BA36];[.$BF36];[.$BK36];[.$BP36];[.$BU36];[.$BZ36];[.$CE36];[.$CJ36])" office:value-type="float"/>
          <table:table-cell table:formula="of:=MEDIAN([.$D36];[.$I36];[.$N36];[.$S36];[.$X36];[.$AC36];[.$AH36];[.$AM36];[.$AR36];[.$AW36];[.$BB36];[.$BG36];[.$BL36];[.$BQ36];[.$BV36];[.$CA36];[.$CF36];[.$CK36])" office:value-type="float"/>
          <table:table-cell table:formula="of:=MEDIAN([.$E36];[.$J36];[.$O36];[.$T36];[.$Y36];[.$AD36];[.$AI36];[.$AN36];[.$AS36];[.$AX36];[.$BC36];[.$BH36];[.$BM36];[.$BR36];[.$BW36];[.$CB36];[.$CG36];[.$CL36])" office:value-type="float"/>
          <table:table-cell table:formula="of:=MEDIAN([.$F36];[.$K36];[.$P36];[.$U36];[.$Z36];[.$AE36];[.$AJ36];[.$AO36];[.$AT36];[.$AY36];[.$BD36];[.$BI36];[.$BN36];[.$BS36];[.$BX36];[.$CC36];[.$CH36];[.$CM36])" office:value-type="float"/>
          <table:table-cell table:formula="of:=MAX([.$B36];[.$G36];[.$L36];[.$Q36];[.$V36];[.$AA36];[.$AF36];[.$AK36];[.$AP36];[.$AU36];[.$AZ36];[.$BE36];[.$BJ36];[.$BO36];[.$BT36];[.$BY36];[.$CD36];[.$CI36])" office:value-type="float"/>
          <table:table-cell table:formula="of:=MAX([.$C36];[.$H36];[.$M36];[.$R36];[.$W36];[.$AB36];[.$AG36];[.$AL36];[.$AQ36];[.$AV36];[.$BA36];[.$BF36];[.$BK36];[.$BP36];[.$BU36];[.$BZ36];[.$CE36];[.$CJ36])" office:value-type="float"/>
          <table:table-cell table:formula="of:=MAX([.$D36];[.$I36];[.$N36];[.$S36];[.$X36];[.$AC36];[.$AH36];[.$AM36];[.$AR36];[.$AW36];[.$BB36];[.$BG36];[.$BL36];[.$BQ36];[.$BV36];[.$CA36];[.$CF36];[.$CK36])" office:value-type="float"/>
          <table:table-cell table:formula="of:=MAX([.$E36];[.$J36];[.$O36];[.$T36];[.$Y36];[.$AD36];[.$AI36];[.$AN36];[.$AS36];[.$AX36];[.$BC36];[.$BH36];[.$BM36];[.$BR36];[.$BW36];[.$CB36];[.$CG36];[.$CL36])" office:value-type="float"/>
          <table:table-cell table:formula="of:=MAX([.$F36];[.$K36];[.$P36];[.$U36];[.$Z36];[.$AE36];[.$AJ36];[.$AO36];[.$AT36];[.$AY36];[.$BD36];[.$BI36];[.$BN36];[.$BS36];[.$BX36];[.$CC36];[.$CH36];[.$CM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3.0171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3.0710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7405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778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78507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87516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4.70542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2233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16613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13535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69131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4.24647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15.0"/>
          <table:table-cell office:value-type="float" office:value="2.12046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style-name="cellBest" office:value-type="float" office:value="2.03945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2.06552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2.0946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2.25123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2.07305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formula="of:=MIN([.$B37];[.$G37];[.$L37];[.$Q37];[.$V37];[.$AA37];[.$AF37];[.$AK37];[.$AP37];[.$AU37];[.$AZ37];[.$BE37];[.$BJ37];[.$BO37];[.$BT37];[.$BY37];[.$CD37];[.$CI37])" office:value-type="float"/>
          <table:table-cell table:formula="of:=MIN([.$C37];[.$H37];[.$M37];[.$R37];[.$W37];[.$AB37];[.$AG37];[.$AL37];[.$AQ37];[.$AV37];[.$BA37];[.$BF37];[.$BK37];[.$BP37];[.$BU37];[.$BZ37];[.$CE37];[.$CJ37])" office:value-type="float"/>
          <table:table-cell table:formula="of:=MIN([.$D37];[.$I37];[.$N37];[.$S37];[.$X37];[.$AC37];[.$AH37];[.$AM37];[.$AR37];[.$AW37];[.$BB37];[.$BG37];[.$BL37];[.$BQ37];[.$BV37];[.$CA37];[.$CF37];[.$CK37])" office:value-type="float"/>
          <table:table-cell table:formula="of:=MIN([.$E37];[.$J37];[.$O37];[.$T37];[.$Y37];[.$AD37];[.$AI37];[.$AN37];[.$AS37];[.$AX37];[.$BC37];[.$BH37];[.$BM37];[.$BR37];[.$BW37];[.$CB37];[.$CG37];[.$CL37])" office:value-type="float"/>
          <table:table-cell table:formula="of:=MIN([.$F37];[.$K37];[.$P37];[.$U37];[.$Z37];[.$AE37];[.$AJ37];[.$AO37];[.$AT37];[.$AY37];[.$BD37];[.$BI37];[.$BN37];[.$BS37];[.$BX37];[.$CC37];[.$CH37];[.$CM37])" office:value-type="float"/>
          <table:table-cell table:formula="of:=MEDIAN([.$B37];[.$G37];[.$L37];[.$Q37];[.$V37];[.$AA37];[.$AF37];[.$AK37];[.$AP37];[.$AU37];[.$AZ37];[.$BE37];[.$BJ37];[.$BO37];[.$BT37];[.$BY37];[.$CD37];[.$CI37])" office:value-type="float"/>
          <table:table-cell table:formula="of:=MEDIAN([.$C37];[.$H37];[.$M37];[.$R37];[.$W37];[.$AB37];[.$AG37];[.$AL37];[.$AQ37];[.$AV37];[.$BA37];[.$BF37];[.$BK37];[.$BP37];[.$BU37];[.$BZ37];[.$CE37];[.$CJ37])" office:value-type="float"/>
          <table:table-cell table:formula="of:=MEDIAN([.$D37];[.$I37];[.$N37];[.$S37];[.$X37];[.$AC37];[.$AH37];[.$AM37];[.$AR37];[.$AW37];[.$BB37];[.$BG37];[.$BL37];[.$BQ37];[.$BV37];[.$CA37];[.$CF37];[.$CK37])" office:value-type="float"/>
          <table:table-cell table:formula="of:=MEDIAN([.$E37];[.$J37];[.$O37];[.$T37];[.$Y37];[.$AD37];[.$AI37];[.$AN37];[.$AS37];[.$AX37];[.$BC37];[.$BH37];[.$BM37];[.$BR37];[.$BW37];[.$CB37];[.$CG37];[.$CL37])" office:value-type="float"/>
          <table:table-cell table:formula="of:=MEDIAN([.$F37];[.$K37];[.$P37];[.$U37];[.$Z37];[.$AE37];[.$AJ37];[.$AO37];[.$AT37];[.$AY37];[.$BD37];[.$BI37];[.$BN37];[.$BS37];[.$BX37];[.$CC37];[.$CH37];[.$CM37])" office:value-type="float"/>
          <table:table-cell table:formula="of:=MAX([.$B37];[.$G37];[.$L37];[.$Q37];[.$V37];[.$AA37];[.$AF37];[.$AK37];[.$AP37];[.$AU37];[.$AZ37];[.$BE37];[.$BJ37];[.$BO37];[.$BT37];[.$BY37];[.$CD37];[.$CI37])" office:value-type="float"/>
          <table:table-cell table:formula="of:=MAX([.$C37];[.$H37];[.$M37];[.$R37];[.$W37];[.$AB37];[.$AG37];[.$AL37];[.$AQ37];[.$AV37];[.$BA37];[.$BF37];[.$BK37];[.$BP37];[.$BU37];[.$BZ37];[.$CE37];[.$CJ37])" office:value-type="float"/>
          <table:table-cell table:formula="of:=MAX([.$D37];[.$I37];[.$N37];[.$S37];[.$X37];[.$AC37];[.$AH37];[.$AM37];[.$AR37];[.$AW37];[.$BB37];[.$BG37];[.$BL37];[.$BQ37];[.$BV37];[.$CA37];[.$CF37];[.$CK37])" office:value-type="float"/>
          <table:table-cell table:formula="of:=MAX([.$E37];[.$J37];[.$O37];[.$T37];[.$Y37];[.$AD37];[.$AI37];[.$AN37];[.$AS37];[.$AX37];[.$BC37];[.$BH37];[.$BM37];[.$BR37];[.$BW37];[.$CB37];[.$CG37];[.$CL37])" office:value-type="float"/>
          <table:table-cell table:formula="of:=MAX([.$F37];[.$K37];[.$P37];[.$U37];[.$Z37];[.$AE37];[.$AJ37];[.$AO37];[.$AT37];[.$AY37];[.$BD37];[.$BI37];[.$BN37];[.$BS37];[.$BX37];[.$CC37];[.$CH37];[.$CM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2.22792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2191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24163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25986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4513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25359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60762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43419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774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35412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41347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2.62614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18.0"/>
          <table:table-cell office:value-type="float" office:value="1.5194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5253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50999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51255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49622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1.54648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formula="of:=MIN([.$B38];[.$G38];[.$L38];[.$Q38];[.$V38];[.$AA38];[.$AF38];[.$AK38];[.$AP38];[.$AU38];[.$AZ38];[.$BE38];[.$BJ38];[.$BO38];[.$BT38];[.$BY38];[.$CD38];[.$CI38])" office:value-type="float"/>
          <table:table-cell table:formula="of:=MIN([.$C38];[.$H38];[.$M38];[.$R38];[.$W38];[.$AB38];[.$AG38];[.$AL38];[.$AQ38];[.$AV38];[.$BA38];[.$BF38];[.$BK38];[.$BP38];[.$BU38];[.$BZ38];[.$CE38];[.$CJ38])" office:value-type="float"/>
          <table:table-cell table:formula="of:=MIN([.$D38];[.$I38];[.$N38];[.$S38];[.$X38];[.$AC38];[.$AH38];[.$AM38];[.$AR38];[.$AW38];[.$BB38];[.$BG38];[.$BL38];[.$BQ38];[.$BV38];[.$CA38];[.$CF38];[.$CK38])" office:value-type="float"/>
          <table:table-cell table:formula="of:=MIN([.$E38];[.$J38];[.$O38];[.$T38];[.$Y38];[.$AD38];[.$AI38];[.$AN38];[.$AS38];[.$AX38];[.$BC38];[.$BH38];[.$BM38];[.$BR38];[.$BW38];[.$CB38];[.$CG38];[.$CL38])" office:value-type="float"/>
          <table:table-cell table:formula="of:=MIN([.$F38];[.$K38];[.$P38];[.$U38];[.$Z38];[.$AE38];[.$AJ38];[.$AO38];[.$AT38];[.$AY38];[.$BD38];[.$BI38];[.$BN38];[.$BS38];[.$BX38];[.$CC38];[.$CH38];[.$CM38])" office:value-type="float"/>
          <table:table-cell table:formula="of:=MEDIAN([.$B38];[.$G38];[.$L38];[.$Q38];[.$V38];[.$AA38];[.$AF38];[.$AK38];[.$AP38];[.$AU38];[.$AZ38];[.$BE38];[.$BJ38];[.$BO38];[.$BT38];[.$BY38];[.$CD38];[.$CI38])" office:value-type="float"/>
          <table:table-cell table:formula="of:=MEDIAN([.$C38];[.$H38];[.$M38];[.$R38];[.$W38];[.$AB38];[.$AG38];[.$AL38];[.$AQ38];[.$AV38];[.$BA38];[.$BF38];[.$BK38];[.$BP38];[.$BU38];[.$BZ38];[.$CE38];[.$CJ38])" office:value-type="float"/>
          <table:table-cell table:formula="of:=MEDIAN([.$D38];[.$I38];[.$N38];[.$S38];[.$X38];[.$AC38];[.$AH38];[.$AM38];[.$AR38];[.$AW38];[.$BB38];[.$BG38];[.$BL38];[.$BQ38];[.$BV38];[.$CA38];[.$CF38];[.$CK38])" office:value-type="float"/>
          <table:table-cell table:formula="of:=MEDIAN([.$E38];[.$J38];[.$O38];[.$T38];[.$Y38];[.$AD38];[.$AI38];[.$AN38];[.$AS38];[.$AX38];[.$BC38];[.$BH38];[.$BM38];[.$BR38];[.$BW38];[.$CB38];[.$CG38];[.$CL38])" office:value-type="float"/>
          <table:table-cell table:formula="of:=MEDIAN([.$F38];[.$K38];[.$P38];[.$U38];[.$Z38];[.$AE38];[.$AJ38];[.$AO38];[.$AT38];[.$AY38];[.$BD38];[.$BI38];[.$BN38];[.$BS38];[.$BX38];[.$CC38];[.$CH38];[.$CM38])" office:value-type="float"/>
          <table:table-cell table:formula="of:=MAX([.$B38];[.$G38];[.$L38];[.$Q38];[.$V38];[.$AA38];[.$AF38];[.$AK38];[.$AP38];[.$AU38];[.$AZ38];[.$BE38];[.$BJ38];[.$BO38];[.$BT38];[.$BY38];[.$CD38];[.$CI38])" office:value-type="float"/>
          <table:table-cell table:formula="of:=MAX([.$C38];[.$H38];[.$M38];[.$R38];[.$W38];[.$AB38];[.$AG38];[.$AL38];[.$AQ38];[.$AV38];[.$BA38];[.$BF38];[.$BK38];[.$BP38];[.$BU38];[.$BZ38];[.$CE38];[.$CJ38])" office:value-type="float"/>
          <table:table-cell table:formula="of:=MAX([.$D38];[.$I38];[.$N38];[.$S38];[.$X38];[.$AC38];[.$AH38];[.$AM38];[.$AR38];[.$AW38];[.$BB38];[.$BG38];[.$BL38];[.$BQ38];[.$BV38];[.$CA38];[.$CF38];[.$CK38])" office:value-type="float"/>
          <table:table-cell table:formula="of:=MAX([.$E38];[.$J38];[.$O38];[.$T38];[.$Y38];[.$AD38];[.$AI38];[.$AN38];[.$AS38];[.$AX38];[.$BC38];[.$BH38];[.$BM38];[.$BR38];[.$BW38];[.$CB38];[.$CG38];[.$CL38])" office:value-type="float"/>
          <table:table-cell table:formula="of:=MAX([.$F38];[.$K38];[.$P38];[.$U38];[.$Z38];[.$AE38];[.$AJ38];[.$AO38];[.$AT38];[.$AY38];[.$BD38];[.$BI38];[.$BN38];[.$BS38];[.$BX38];[.$CC38];[.$CH38];[.$CM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6.71788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6.744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6.73198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6.80181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6.73534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7.01846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7.40325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8.31868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7.19779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7.24106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8.2333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8.20161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3.17644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3.20953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table:style-name="cellBest" office:value-type="float" office:value="3.1599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3.2422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3.5481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3.25987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table:formula="of:=MIN([.$B39];[.$G39];[.$L39];[.$Q39];[.$V39];[.$AA39];[.$AF39];[.$AK39];[.$AP39];[.$AU39];[.$AZ39];[.$BE39];[.$BJ39];[.$BO39];[.$BT39];[.$BY39];[.$CD39];[.$CI39])" office:value-type="float"/>
          <table:table-cell table:formula="of:=MIN([.$C39];[.$H39];[.$M39];[.$R39];[.$W39];[.$AB39];[.$AG39];[.$AL39];[.$AQ39];[.$AV39];[.$BA39];[.$BF39];[.$BK39];[.$BP39];[.$BU39];[.$BZ39];[.$CE39];[.$CJ39])" office:value-type="float"/>
          <table:table-cell table:formula="of:=MIN([.$D39];[.$I39];[.$N39];[.$S39];[.$X39];[.$AC39];[.$AH39];[.$AM39];[.$AR39];[.$AW39];[.$BB39];[.$BG39];[.$BL39];[.$BQ39];[.$BV39];[.$CA39];[.$CF39];[.$CK39])" office:value-type="float"/>
          <table:table-cell table:formula="of:=MIN([.$E39];[.$J39];[.$O39];[.$T39];[.$Y39];[.$AD39];[.$AI39];[.$AN39];[.$AS39];[.$AX39];[.$BC39];[.$BH39];[.$BM39];[.$BR39];[.$BW39];[.$CB39];[.$CG39];[.$CL39])" office:value-type="float"/>
          <table:table-cell table:formula="of:=MIN([.$F39];[.$K39];[.$P39];[.$U39];[.$Z39];[.$AE39];[.$AJ39];[.$AO39];[.$AT39];[.$AY39];[.$BD39];[.$BI39];[.$BN39];[.$BS39];[.$BX39];[.$CC39];[.$CH39];[.$CM39])" office:value-type="float"/>
          <table:table-cell table:formula="of:=MEDIAN([.$B39];[.$G39];[.$L39];[.$Q39];[.$V39];[.$AA39];[.$AF39];[.$AK39];[.$AP39];[.$AU39];[.$AZ39];[.$BE39];[.$BJ39];[.$BO39];[.$BT39];[.$BY39];[.$CD39];[.$CI39])" office:value-type="float"/>
          <table:table-cell table:formula="of:=MEDIAN([.$C39];[.$H39];[.$M39];[.$R39];[.$W39];[.$AB39];[.$AG39];[.$AL39];[.$AQ39];[.$AV39];[.$BA39];[.$BF39];[.$BK39];[.$BP39];[.$BU39];[.$BZ39];[.$CE39];[.$CJ39])" office:value-type="float"/>
          <table:table-cell table:formula="of:=MEDIAN([.$D39];[.$I39];[.$N39];[.$S39];[.$X39];[.$AC39];[.$AH39];[.$AM39];[.$AR39];[.$AW39];[.$BB39];[.$BG39];[.$BL39];[.$BQ39];[.$BV39];[.$CA39];[.$CF39];[.$CK39])" office:value-type="float"/>
          <table:table-cell table:formula="of:=MEDIAN([.$E39];[.$J39];[.$O39];[.$T39];[.$Y39];[.$AD39];[.$AI39];[.$AN39];[.$AS39];[.$AX39];[.$BC39];[.$BH39];[.$BM39];[.$BR39];[.$BW39];[.$CB39];[.$CG39];[.$CL39])" office:value-type="float"/>
          <table:table-cell table:formula="of:=MEDIAN([.$F39];[.$K39];[.$P39];[.$U39];[.$Z39];[.$AE39];[.$AJ39];[.$AO39];[.$AT39];[.$AY39];[.$BD39];[.$BI39];[.$BN39];[.$BS39];[.$BX39];[.$CC39];[.$CH39];[.$CM39])" office:value-type="float"/>
          <table:table-cell table:formula="of:=MAX([.$B39];[.$G39];[.$L39];[.$Q39];[.$V39];[.$AA39];[.$AF39];[.$AK39];[.$AP39];[.$AU39];[.$AZ39];[.$BE39];[.$BJ39];[.$BO39];[.$BT39];[.$BY39];[.$CD39];[.$CI39])" office:value-type="float"/>
          <table:table-cell table:formula="of:=MAX([.$C39];[.$H39];[.$M39];[.$R39];[.$W39];[.$AB39];[.$AG39];[.$AL39];[.$AQ39];[.$AV39];[.$BA39];[.$BF39];[.$BK39];[.$BP39];[.$BU39];[.$BZ39];[.$CE39];[.$CJ39])" office:value-type="float"/>
          <table:table-cell table:formula="of:=MAX([.$D39];[.$I39];[.$N39];[.$S39];[.$X39];[.$AC39];[.$AH39];[.$AM39];[.$AR39];[.$AW39];[.$BB39];[.$BG39];[.$BL39];[.$BQ39];[.$BV39];[.$CA39];[.$CF39];[.$CK39])" office:value-type="float"/>
          <table:table-cell table:formula="of:=MAX([.$E39];[.$J39];[.$O39];[.$T39];[.$Y39];[.$AD39];[.$AI39];[.$AN39];[.$AS39];[.$AX39];[.$BC39];[.$BH39];[.$BM39];[.$BR39];[.$BW39];[.$CB39];[.$CG39];[.$CL39])" office:value-type="float"/>
          <table:table-cell table:formula="of:=MAX([.$F39];[.$K39];[.$P39];[.$U39];[.$Z39];[.$AE39];[.$AJ39];[.$AO39];[.$AT39];[.$AY39];[.$BD39];[.$BI39];[.$BN39];[.$BS39];[.$BX39];[.$CC39];[.$CH39];[.$CM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3.72874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3.78345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3.78876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3.79451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3.79017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3.91705"/>
          <table:table-cell office:value-type="float" office:value="0.0"/>
          <table:table-cell office:value-type="float" office:value="18.0"/>
          <table:table-cell office:value-type="float" office:value="-1.0"/>
          <table:table-cell office:value-type="float" office:value="16.0"/>
          <table:table-cell office:value-type="float" office:value="5.14802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10872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01689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656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68214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5.67659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17.0"/>
          <table:table-cell office:value-type="float" office:value="2.29097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1.99566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08237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26174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1969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2.24849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formula="of:=MIN([.$B40];[.$G40];[.$L40];[.$Q40];[.$V40];[.$AA40];[.$AF40];[.$AK40];[.$AP40];[.$AU40];[.$AZ40];[.$BE40];[.$BJ40];[.$BO40];[.$BT40];[.$BY40];[.$CD40];[.$CI40])" office:value-type="float"/>
          <table:table-cell table:formula="of:=MIN([.$C40];[.$H40];[.$M40];[.$R40];[.$W40];[.$AB40];[.$AG40];[.$AL40];[.$AQ40];[.$AV40];[.$BA40];[.$BF40];[.$BK40];[.$BP40];[.$BU40];[.$BZ40];[.$CE40];[.$CJ40])" office:value-type="float"/>
          <table:table-cell table:formula="of:=MIN([.$D40];[.$I40];[.$N40];[.$S40];[.$X40];[.$AC40];[.$AH40];[.$AM40];[.$AR40];[.$AW40];[.$BB40];[.$BG40];[.$BL40];[.$BQ40];[.$BV40];[.$CA40];[.$CF40];[.$CK40])" office:value-type="float"/>
          <table:table-cell table:formula="of:=MIN([.$E40];[.$J40];[.$O40];[.$T40];[.$Y40];[.$AD40];[.$AI40];[.$AN40];[.$AS40];[.$AX40];[.$BC40];[.$BH40];[.$BM40];[.$BR40];[.$BW40];[.$CB40];[.$CG40];[.$CL40])" office:value-type="float"/>
          <table:table-cell table:formula="of:=MIN([.$F40];[.$K40];[.$P40];[.$U40];[.$Z40];[.$AE40];[.$AJ40];[.$AO40];[.$AT40];[.$AY40];[.$BD40];[.$BI40];[.$BN40];[.$BS40];[.$BX40];[.$CC40];[.$CH40];[.$CM40])" office:value-type="float"/>
          <table:table-cell table:formula="of:=MEDIAN([.$B40];[.$G40];[.$L40];[.$Q40];[.$V40];[.$AA40];[.$AF40];[.$AK40];[.$AP40];[.$AU40];[.$AZ40];[.$BE40];[.$BJ40];[.$BO40];[.$BT40];[.$BY40];[.$CD40];[.$CI40])" office:value-type="float"/>
          <table:table-cell table:formula="of:=MEDIAN([.$C40];[.$H40];[.$M40];[.$R40];[.$W40];[.$AB40];[.$AG40];[.$AL40];[.$AQ40];[.$AV40];[.$BA40];[.$BF40];[.$BK40];[.$BP40];[.$BU40];[.$BZ40];[.$CE40];[.$CJ40])" office:value-type="float"/>
          <table:table-cell table:formula="of:=MEDIAN([.$D40];[.$I40];[.$N40];[.$S40];[.$X40];[.$AC40];[.$AH40];[.$AM40];[.$AR40];[.$AW40];[.$BB40];[.$BG40];[.$BL40];[.$BQ40];[.$BV40];[.$CA40];[.$CF40];[.$CK40])" office:value-type="float"/>
          <table:table-cell table:formula="of:=MEDIAN([.$E40];[.$J40];[.$O40];[.$T40];[.$Y40];[.$AD40];[.$AI40];[.$AN40];[.$AS40];[.$AX40];[.$BC40];[.$BH40];[.$BM40];[.$BR40];[.$BW40];[.$CB40];[.$CG40];[.$CL40])" office:value-type="float"/>
          <table:table-cell table:formula="of:=MEDIAN([.$F40];[.$K40];[.$P40];[.$U40];[.$Z40];[.$AE40];[.$AJ40];[.$AO40];[.$AT40];[.$AY40];[.$BD40];[.$BI40];[.$BN40];[.$BS40];[.$BX40];[.$CC40];[.$CH40];[.$CM40])" office:value-type="float"/>
          <table:table-cell table:formula="of:=MAX([.$B40];[.$G40];[.$L40];[.$Q40];[.$V40];[.$AA40];[.$AF40];[.$AK40];[.$AP40];[.$AU40];[.$AZ40];[.$BE40];[.$BJ40];[.$BO40];[.$BT40];[.$BY40];[.$CD40];[.$CI40])" office:value-type="float"/>
          <table:table-cell table:formula="of:=MAX([.$C40];[.$H40];[.$M40];[.$R40];[.$W40];[.$AB40];[.$AG40];[.$AL40];[.$AQ40];[.$AV40];[.$BA40];[.$BF40];[.$BK40];[.$BP40];[.$BU40];[.$BZ40];[.$CE40];[.$CJ40])" office:value-type="float"/>
          <table:table-cell table:formula="of:=MAX([.$D40];[.$I40];[.$N40];[.$S40];[.$X40];[.$AC40];[.$AH40];[.$AM40];[.$AR40];[.$AW40];[.$BB40];[.$BG40];[.$BL40];[.$BQ40];[.$BV40];[.$CA40];[.$CF40];[.$CK40])" office:value-type="float"/>
          <table:table-cell table:formula="of:=MAX([.$E40];[.$J40];[.$O40];[.$T40];[.$Y40];[.$AD40];[.$AI40];[.$AN40];[.$AS40];[.$AX40];[.$BC40];[.$BH40];[.$BM40];[.$BR40];[.$BW40];[.$CB40];[.$CG40];[.$CL40])" office:value-type="float"/>
          <table:table-cell table:formula="of:=MAX([.$F40];[.$K40];[.$P40];[.$U40];[.$Z40];[.$AE40];[.$AJ40];[.$AO40];[.$AT40];[.$AY40];[.$BD40];[.$BI40];[.$BN40];[.$BS40];[.$BX40];[.$CC40];[.$CH40];[.$CM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8.29329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table:style-name="cellWorst" office:value-type="float" office:value="9.47844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office:value-type="float" office:value="8.28912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office:value-type="float" office:value="8.41048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office:value-type="float" office:value="8.3696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office:value-type="float" office:value="8.68724"/>
          <table:table-cell office:value-type="float" office:value="0.0"/>
          <table:table-cell table:style-name="cellWorst" office:value-type="float" office:value="28.0"/>
          <table:table-cell office:value-type="float" office:value="0.0"/>
          <table:table-cell table:style-name="cellWorst" office:value-type="float" office:value="26.0"/>
          <table:table-cell office:value-type="float" office:value="7.19742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6.47404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6.33216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6.40547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6.41958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6.84748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2.6622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2.4439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2.48716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2.48456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2.4389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2.5723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formula="of:=MIN([.$B41];[.$G41];[.$L41];[.$Q41];[.$V41];[.$AA41];[.$AF41];[.$AK41];[.$AP41];[.$AU41];[.$AZ41];[.$BE41];[.$BJ41];[.$BO41];[.$BT41];[.$BY41];[.$CD41];[.$CI41])" office:value-type="float"/>
          <table:table-cell table:formula="of:=MIN([.$C41];[.$H41];[.$M41];[.$R41];[.$W41];[.$AB41];[.$AG41];[.$AL41];[.$AQ41];[.$AV41];[.$BA41];[.$BF41];[.$BK41];[.$BP41];[.$BU41];[.$BZ41];[.$CE41];[.$CJ41])" office:value-type="float"/>
          <table:table-cell table:formula="of:=MIN([.$D41];[.$I41];[.$N41];[.$S41];[.$X41];[.$AC41];[.$AH41];[.$AM41];[.$AR41];[.$AW41];[.$BB41];[.$BG41];[.$BL41];[.$BQ41];[.$BV41];[.$CA41];[.$CF41];[.$CK41])" office:value-type="float"/>
          <table:table-cell table:formula="of:=MIN([.$E41];[.$J41];[.$O41];[.$T41];[.$Y41];[.$AD41];[.$AI41];[.$AN41];[.$AS41];[.$AX41];[.$BC41];[.$BH41];[.$BM41];[.$BR41];[.$BW41];[.$CB41];[.$CG41];[.$CL41])" office:value-type="float"/>
          <table:table-cell table:formula="of:=MIN([.$F41];[.$K41];[.$P41];[.$U41];[.$Z41];[.$AE41];[.$AJ41];[.$AO41];[.$AT41];[.$AY41];[.$BD41];[.$BI41];[.$BN41];[.$BS41];[.$BX41];[.$CC41];[.$CH41];[.$CM41])" office:value-type="float"/>
          <table:table-cell table:formula="of:=MEDIAN([.$B41];[.$G41];[.$L41];[.$Q41];[.$V41];[.$AA41];[.$AF41];[.$AK41];[.$AP41];[.$AU41];[.$AZ41];[.$BE41];[.$BJ41];[.$BO41];[.$BT41];[.$BY41];[.$CD41];[.$CI41])" office:value-type="float"/>
          <table:table-cell table:formula="of:=MEDIAN([.$C41];[.$H41];[.$M41];[.$R41];[.$W41];[.$AB41];[.$AG41];[.$AL41];[.$AQ41];[.$AV41];[.$BA41];[.$BF41];[.$BK41];[.$BP41];[.$BU41];[.$BZ41];[.$CE41];[.$CJ41])" office:value-type="float"/>
          <table:table-cell table:formula="of:=MEDIAN([.$D41];[.$I41];[.$N41];[.$S41];[.$X41];[.$AC41];[.$AH41];[.$AM41];[.$AR41];[.$AW41];[.$BB41];[.$BG41];[.$BL41];[.$BQ41];[.$BV41];[.$CA41];[.$CF41];[.$CK41])" office:value-type="float"/>
          <table:table-cell table:formula="of:=MEDIAN([.$E41];[.$J41];[.$O41];[.$T41];[.$Y41];[.$AD41];[.$AI41];[.$AN41];[.$AS41];[.$AX41];[.$BC41];[.$BH41];[.$BM41];[.$BR41];[.$BW41];[.$CB41];[.$CG41];[.$CL41])" office:value-type="float"/>
          <table:table-cell table:formula="of:=MEDIAN([.$F41];[.$K41];[.$P41];[.$U41];[.$Z41];[.$AE41];[.$AJ41];[.$AO41];[.$AT41];[.$AY41];[.$BD41];[.$BI41];[.$BN41];[.$BS41];[.$BX41];[.$CC41];[.$CH41];[.$CM41])" office:value-type="float"/>
          <table:table-cell table:formula="of:=MAX([.$B41];[.$G41];[.$L41];[.$Q41];[.$V41];[.$AA41];[.$AF41];[.$AK41];[.$AP41];[.$AU41];[.$AZ41];[.$BE41];[.$BJ41];[.$BO41];[.$BT41];[.$BY41];[.$CD41];[.$CI41])" office:value-type="float"/>
          <table:table-cell table:formula="of:=MAX([.$C41];[.$H41];[.$M41];[.$R41];[.$W41];[.$AB41];[.$AG41];[.$AL41];[.$AQ41];[.$AV41];[.$BA41];[.$BF41];[.$BK41];[.$BP41];[.$BU41];[.$BZ41];[.$CE41];[.$CJ41])" office:value-type="float"/>
          <table:table-cell table:formula="of:=MAX([.$D41];[.$I41];[.$N41];[.$S41];[.$X41];[.$AC41];[.$AH41];[.$AM41];[.$AR41];[.$AW41];[.$BB41];[.$BG41];[.$BL41];[.$BQ41];[.$BV41];[.$CA41];[.$CF41];[.$CK41])" office:value-type="float"/>
          <table:table-cell table:formula="of:=MAX([.$E41];[.$J41];[.$O41];[.$T41];[.$Y41];[.$AD41];[.$AI41];[.$AN41];[.$AS41];[.$AX41];[.$BC41];[.$BH41];[.$BM41];[.$BR41];[.$BW41];[.$CB41];[.$CG41];[.$CL41])" office:value-type="float"/>
          <table:table-cell table:formula="of:=MAX([.$F41];[.$K41];[.$P41];[.$U41];[.$Z41];[.$AE41];[.$AJ41];[.$AO41];[.$AT41];[.$AY41];[.$BD41];[.$BI41];[.$BN41];[.$BS41];[.$BX41];[.$CC41];[.$CH41];[.$CM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8.28451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9.4475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8.28225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8.4186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9.37775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8.49645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table:style-name="cellWorst" office:value-type="float" office:value="12.7431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1.3536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1.1411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1.1343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1.9479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11.3686"/>
          <table:table-cell office:value-type="float" office:value="0.0"/>
          <table:table-cell table:style-name="cellWorst" office:value-type="float" office:value="26.0"/>
          <table:table-cell office:value-type="float" office:value="0.0"/>
          <table:table-cell table:style-name="cellWorst" office:value-type="float" office:value="24.0"/>
          <table:table-cell office:value-type="float" office:value="3.23201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3.12193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2.90171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2.98944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table:style-name="cellBest" office:value-type="float" office:value="2.89273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2.97717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table:formula="of:=MIN([.$B42];[.$G42];[.$L42];[.$Q42];[.$V42];[.$AA42];[.$AF42];[.$AK42];[.$AP42];[.$AU42];[.$AZ42];[.$BE42];[.$BJ42];[.$BO42];[.$BT42];[.$BY42];[.$CD42];[.$CI42])" office:value-type="float"/>
          <table:table-cell table:formula="of:=MIN([.$C42];[.$H42];[.$M42];[.$R42];[.$W42];[.$AB42];[.$AG42];[.$AL42];[.$AQ42];[.$AV42];[.$BA42];[.$BF42];[.$BK42];[.$BP42];[.$BU42];[.$BZ42];[.$CE42];[.$CJ42])" office:value-type="float"/>
          <table:table-cell table:formula="of:=MIN([.$D42];[.$I42];[.$N42];[.$S42];[.$X42];[.$AC42];[.$AH42];[.$AM42];[.$AR42];[.$AW42];[.$BB42];[.$BG42];[.$BL42];[.$BQ42];[.$BV42];[.$CA42];[.$CF42];[.$CK42])" office:value-type="float"/>
          <table:table-cell table:formula="of:=MIN([.$E42];[.$J42];[.$O42];[.$T42];[.$Y42];[.$AD42];[.$AI42];[.$AN42];[.$AS42];[.$AX42];[.$BC42];[.$BH42];[.$BM42];[.$BR42];[.$BW42];[.$CB42];[.$CG42];[.$CL42])" office:value-type="float"/>
          <table:table-cell table:formula="of:=MIN([.$F42];[.$K42];[.$P42];[.$U42];[.$Z42];[.$AE42];[.$AJ42];[.$AO42];[.$AT42];[.$AY42];[.$BD42];[.$BI42];[.$BN42];[.$BS42];[.$BX42];[.$CC42];[.$CH42];[.$CM42])" office:value-type="float"/>
          <table:table-cell table:formula="of:=MEDIAN([.$B42];[.$G42];[.$L42];[.$Q42];[.$V42];[.$AA42];[.$AF42];[.$AK42];[.$AP42];[.$AU42];[.$AZ42];[.$BE42];[.$BJ42];[.$BO42];[.$BT42];[.$BY42];[.$CD42];[.$CI42])" office:value-type="float"/>
          <table:table-cell table:formula="of:=MEDIAN([.$C42];[.$H42];[.$M42];[.$R42];[.$W42];[.$AB42];[.$AG42];[.$AL42];[.$AQ42];[.$AV42];[.$BA42];[.$BF42];[.$BK42];[.$BP42];[.$BU42];[.$BZ42];[.$CE42];[.$CJ42])" office:value-type="float"/>
          <table:table-cell table:formula="of:=MEDIAN([.$D42];[.$I42];[.$N42];[.$S42];[.$X42];[.$AC42];[.$AH42];[.$AM42];[.$AR42];[.$AW42];[.$BB42];[.$BG42];[.$BL42];[.$BQ42];[.$BV42];[.$CA42];[.$CF42];[.$CK42])" office:value-type="float"/>
          <table:table-cell table:formula="of:=MEDIAN([.$E42];[.$J42];[.$O42];[.$T42];[.$Y42];[.$AD42];[.$AI42];[.$AN42];[.$AS42];[.$AX42];[.$BC42];[.$BH42];[.$BM42];[.$BR42];[.$BW42];[.$CB42];[.$CG42];[.$CL42])" office:value-type="float"/>
          <table:table-cell table:formula="of:=MEDIAN([.$F42];[.$K42];[.$P42];[.$U42];[.$Z42];[.$AE42];[.$AJ42];[.$AO42];[.$AT42];[.$AY42];[.$BD42];[.$BI42];[.$BN42];[.$BS42];[.$BX42];[.$CC42];[.$CH42];[.$CM42])" office:value-type="float"/>
          <table:table-cell table:formula="of:=MAX([.$B42];[.$G42];[.$L42];[.$Q42];[.$V42];[.$AA42];[.$AF42];[.$AK42];[.$AP42];[.$AU42];[.$AZ42];[.$BE42];[.$BJ42];[.$BO42];[.$BT42];[.$BY42];[.$CD42];[.$CI42])" office:value-type="float"/>
          <table:table-cell table:formula="of:=MAX([.$C42];[.$H42];[.$M42];[.$R42];[.$W42];[.$AB42];[.$AG42];[.$AL42];[.$AQ42];[.$AV42];[.$BA42];[.$BF42];[.$BK42];[.$BP42];[.$BU42];[.$BZ42];[.$CE42];[.$CJ42])" office:value-type="float"/>
          <table:table-cell table:formula="of:=MAX([.$D42];[.$I42];[.$N42];[.$S42];[.$X42];[.$AC42];[.$AH42];[.$AM42];[.$AR42];[.$AW42];[.$BB42];[.$BG42];[.$BL42];[.$BQ42];[.$BV42];[.$CA42];[.$CF42];[.$CK42])" office:value-type="float"/>
          <table:table-cell table:formula="of:=MAX([.$E42];[.$J42];[.$O42];[.$T42];[.$Y42];[.$AD42];[.$AI42];[.$AN42];[.$AS42];[.$AX42];[.$BC42];[.$BH42];[.$BM42];[.$BR42];[.$BW42];[.$CB42];[.$CG42];[.$CL42])" office:value-type="float"/>
          <table:table-cell table:formula="of:=MAX([.$F42];[.$K42];[.$P42];[.$U42];[.$Z42];[.$AE42];[.$AJ42];[.$AO42];[.$AT42];[.$AY42];[.$BD42];[.$BI42];[.$BN42];[.$BS42];[.$BX42];[.$CC42];[.$CH42];[.$CM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5.1871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office:value-type="float" office:value="5.24678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office:value-type="float" office:value="5.23793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office:value-type="float" office:value="5.36475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office:value-type="float" office:value="5.28045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office:value-type="float" office:value="5.38868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4.0"/>
          <table:table-cell table:style-name="cellWorst" office:value-type="float" office:value="7.31559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6.70166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6.58029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6.53807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6.5964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6.64754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.0"/>
          <table:table-cell office:value-type="float" office:value="3.2735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20951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style-name="cellBest" office:value-type="float" office:value="3.1991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2893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60189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.2537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43];[.$G43];[.$L43];[.$Q43];[.$V43];[.$AA43];[.$AF43];[.$AK43];[.$AP43];[.$AU43];[.$AZ43];[.$BE43];[.$BJ43];[.$BO43];[.$BT43];[.$BY43];[.$CD43];[.$CI43])" office:value-type="float"/>
          <table:table-cell table:formula="of:=MIN([.$C43];[.$H43];[.$M43];[.$R43];[.$W43];[.$AB43];[.$AG43];[.$AL43];[.$AQ43];[.$AV43];[.$BA43];[.$BF43];[.$BK43];[.$BP43];[.$BU43];[.$BZ43];[.$CE43];[.$CJ43])" office:value-type="float"/>
          <table:table-cell table:formula="of:=MIN([.$D43];[.$I43];[.$N43];[.$S43];[.$X43];[.$AC43];[.$AH43];[.$AM43];[.$AR43];[.$AW43];[.$BB43];[.$BG43];[.$BL43];[.$BQ43];[.$BV43];[.$CA43];[.$CF43];[.$CK43])" office:value-type="float"/>
          <table:table-cell table:formula="of:=MIN([.$E43];[.$J43];[.$O43];[.$T43];[.$Y43];[.$AD43];[.$AI43];[.$AN43];[.$AS43];[.$AX43];[.$BC43];[.$BH43];[.$BM43];[.$BR43];[.$BW43];[.$CB43];[.$CG43];[.$CL43])" office:value-type="float"/>
          <table:table-cell table:formula="of:=MIN([.$F43];[.$K43];[.$P43];[.$U43];[.$Z43];[.$AE43];[.$AJ43];[.$AO43];[.$AT43];[.$AY43];[.$BD43];[.$BI43];[.$BN43];[.$BS43];[.$BX43];[.$CC43];[.$CH43];[.$CM43])" office:value-type="float"/>
          <table:table-cell table:formula="of:=MEDIAN([.$B43];[.$G43];[.$L43];[.$Q43];[.$V43];[.$AA43];[.$AF43];[.$AK43];[.$AP43];[.$AU43];[.$AZ43];[.$BE43];[.$BJ43];[.$BO43];[.$BT43];[.$BY43];[.$CD43];[.$CI43])" office:value-type="float"/>
          <table:table-cell table:formula="of:=MEDIAN([.$C43];[.$H43];[.$M43];[.$R43];[.$W43];[.$AB43];[.$AG43];[.$AL43];[.$AQ43];[.$AV43];[.$BA43];[.$BF43];[.$BK43];[.$BP43];[.$BU43];[.$BZ43];[.$CE43];[.$CJ43])" office:value-type="float"/>
          <table:table-cell table:formula="of:=MEDIAN([.$D43];[.$I43];[.$N43];[.$S43];[.$X43];[.$AC43];[.$AH43];[.$AM43];[.$AR43];[.$AW43];[.$BB43];[.$BG43];[.$BL43];[.$BQ43];[.$BV43];[.$CA43];[.$CF43];[.$CK43])" office:value-type="float"/>
          <table:table-cell table:formula="of:=MEDIAN([.$E43];[.$J43];[.$O43];[.$T43];[.$Y43];[.$AD43];[.$AI43];[.$AN43];[.$AS43];[.$AX43];[.$BC43];[.$BH43];[.$BM43];[.$BR43];[.$BW43];[.$CB43];[.$CG43];[.$CL43])" office:value-type="float"/>
          <table:table-cell table:formula="of:=MEDIAN([.$F43];[.$K43];[.$P43];[.$U43];[.$Z43];[.$AE43];[.$AJ43];[.$AO43];[.$AT43];[.$AY43];[.$BD43];[.$BI43];[.$BN43];[.$BS43];[.$BX43];[.$CC43];[.$CH43];[.$CM43])" office:value-type="float"/>
          <table:table-cell table:formula="of:=MAX([.$B43];[.$G43];[.$L43];[.$Q43];[.$V43];[.$AA43];[.$AF43];[.$AK43];[.$AP43];[.$AU43];[.$AZ43];[.$BE43];[.$BJ43];[.$BO43];[.$BT43];[.$BY43];[.$CD43];[.$CI43])" office:value-type="float"/>
          <table:table-cell table:formula="of:=MAX([.$C43];[.$H43];[.$M43];[.$R43];[.$W43];[.$AB43];[.$AG43];[.$AL43];[.$AQ43];[.$AV43];[.$BA43];[.$BF43];[.$BK43];[.$BP43];[.$BU43];[.$BZ43];[.$CE43];[.$CJ43])" office:value-type="float"/>
          <table:table-cell table:formula="of:=MAX([.$D43];[.$I43];[.$N43];[.$S43];[.$X43];[.$AC43];[.$AH43];[.$AM43];[.$AR43];[.$AW43];[.$BB43];[.$BG43];[.$BL43];[.$BQ43];[.$BV43];[.$CA43];[.$CF43];[.$CK43])" office:value-type="float"/>
          <table:table-cell table:formula="of:=MAX([.$E43];[.$J43];[.$O43];[.$T43];[.$Y43];[.$AD43];[.$AI43];[.$AN43];[.$AS43];[.$AX43];[.$BC43];[.$BH43];[.$BM43];[.$BR43];[.$BW43];[.$CB43];[.$CG43];[.$CL43])" office:value-type="float"/>
          <table:table-cell table:formula="of:=MAX([.$F43];[.$K43];[.$P43];[.$U43];[.$Z43];[.$AE43];[.$AJ43];[.$AO43];[.$AT43];[.$AY43];[.$BD43];[.$BI43];[.$BN43];[.$BS43];[.$BX43];[.$CC43];[.$CH43];[.$CM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4.63809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5.26707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4.67174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4.69752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4.68835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4.90765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0.0"/>
          <table:table-cell office:value-type="float" office:value="7.54134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office:value-type="float" office:value="6.86143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office:value-type="float" office:value="6.71699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office:value-type="float" office:value="6.67366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office:value-type="float" office:value="6.73931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table:style-name="cellWorst" office:value-type="float" office:value="7.5475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2.0"/>
          <table:table-cell office:value-type="float" office:value="1.60877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63451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61712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1.6043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88441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office:value-type="float" office:value="1.644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table:style-name="cellBest" office:value-type="float" office:value="7.0"/>
          <table:table-cell table:formula="of:=MIN([.$B44];[.$G44];[.$L44];[.$Q44];[.$V44];[.$AA44];[.$AF44];[.$AK44];[.$AP44];[.$AU44];[.$AZ44];[.$BE44];[.$BJ44];[.$BO44];[.$BT44];[.$BY44];[.$CD44];[.$CI44])" office:value-type="float"/>
          <table:table-cell table:formula="of:=MIN([.$C44];[.$H44];[.$M44];[.$R44];[.$W44];[.$AB44];[.$AG44];[.$AL44];[.$AQ44];[.$AV44];[.$BA44];[.$BF44];[.$BK44];[.$BP44];[.$BU44];[.$BZ44];[.$CE44];[.$CJ44])" office:value-type="float"/>
          <table:table-cell table:formula="of:=MIN([.$D44];[.$I44];[.$N44];[.$S44];[.$X44];[.$AC44];[.$AH44];[.$AM44];[.$AR44];[.$AW44];[.$BB44];[.$BG44];[.$BL44];[.$BQ44];[.$BV44];[.$CA44];[.$CF44];[.$CK44])" office:value-type="float"/>
          <table:table-cell table:formula="of:=MIN([.$E44];[.$J44];[.$O44];[.$T44];[.$Y44];[.$AD44];[.$AI44];[.$AN44];[.$AS44];[.$AX44];[.$BC44];[.$BH44];[.$BM44];[.$BR44];[.$BW44];[.$CB44];[.$CG44];[.$CL44])" office:value-type="float"/>
          <table:table-cell table:formula="of:=MIN([.$F44];[.$K44];[.$P44];[.$U44];[.$Z44];[.$AE44];[.$AJ44];[.$AO44];[.$AT44];[.$AY44];[.$BD44];[.$BI44];[.$BN44];[.$BS44];[.$BX44];[.$CC44];[.$CH44];[.$CM44])" office:value-type="float"/>
          <table:table-cell table:formula="of:=MEDIAN([.$B44];[.$G44];[.$L44];[.$Q44];[.$V44];[.$AA44];[.$AF44];[.$AK44];[.$AP44];[.$AU44];[.$AZ44];[.$BE44];[.$BJ44];[.$BO44];[.$BT44];[.$BY44];[.$CD44];[.$CI44])" office:value-type="float"/>
          <table:table-cell table:formula="of:=MEDIAN([.$C44];[.$H44];[.$M44];[.$R44];[.$W44];[.$AB44];[.$AG44];[.$AL44];[.$AQ44];[.$AV44];[.$BA44];[.$BF44];[.$BK44];[.$BP44];[.$BU44];[.$BZ44];[.$CE44];[.$CJ44])" office:value-type="float"/>
          <table:table-cell table:formula="of:=MEDIAN([.$D44];[.$I44];[.$N44];[.$S44];[.$X44];[.$AC44];[.$AH44];[.$AM44];[.$AR44];[.$AW44];[.$BB44];[.$BG44];[.$BL44];[.$BQ44];[.$BV44];[.$CA44];[.$CF44];[.$CK44])" office:value-type="float"/>
          <table:table-cell table:formula="of:=MEDIAN([.$E44];[.$J44];[.$O44];[.$T44];[.$Y44];[.$AD44];[.$AI44];[.$AN44];[.$AS44];[.$AX44];[.$BC44];[.$BH44];[.$BM44];[.$BR44];[.$BW44];[.$CB44];[.$CG44];[.$CL44])" office:value-type="float"/>
          <table:table-cell table:formula="of:=MEDIAN([.$F44];[.$K44];[.$P44];[.$U44];[.$Z44];[.$AE44];[.$AJ44];[.$AO44];[.$AT44];[.$AY44];[.$BD44];[.$BI44];[.$BN44];[.$BS44];[.$BX44];[.$CC44];[.$CH44];[.$CM44])" office:value-type="float"/>
          <table:table-cell table:formula="of:=MAX([.$B44];[.$G44];[.$L44];[.$Q44];[.$V44];[.$AA44];[.$AF44];[.$AK44];[.$AP44];[.$AU44];[.$AZ44];[.$BE44];[.$BJ44];[.$BO44];[.$BT44];[.$BY44];[.$CD44];[.$CI44])" office:value-type="float"/>
          <table:table-cell table:formula="of:=MAX([.$C44];[.$H44];[.$M44];[.$R44];[.$W44];[.$AB44];[.$AG44];[.$AL44];[.$AQ44];[.$AV44];[.$BA44];[.$BF44];[.$BK44];[.$BP44];[.$BU44];[.$BZ44];[.$CE44];[.$CJ44])" office:value-type="float"/>
          <table:table-cell table:formula="of:=MAX([.$D44];[.$I44];[.$N44];[.$S44];[.$X44];[.$AC44];[.$AH44];[.$AM44];[.$AR44];[.$AW44];[.$BB44];[.$BG44];[.$BL44];[.$BQ44];[.$BV44];[.$CA44];[.$CF44];[.$CK44])" office:value-type="float"/>
          <table:table-cell table:formula="of:=MAX([.$E44];[.$J44];[.$O44];[.$T44];[.$Y44];[.$AD44];[.$AI44];[.$AN44];[.$AS44];[.$AX44];[.$BC44];[.$BH44];[.$BM44];[.$BR44];[.$BW44];[.$CB44];[.$CG44];[.$CL44])" office:value-type="float"/>
          <table:table-cell table:formula="of:=MAX([.$F44];[.$K44];[.$P44];[.$U44];[.$Z44];[.$AE44];[.$AJ44];[.$AO44];[.$AT44];[.$AY44];[.$BD44];[.$BI44];[.$BN44];[.$BS44];[.$BX44];[.$CC44];[.$CH44];[.$CM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17.2978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17.6349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17.422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17.9541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17.6461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17.5529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table:style-name="cellWorst" office:value-type="float" office:value="39.0"/>
          <table:table-cell office:value-type="float" office:value="27.4762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8.4279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7.2434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7.3693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table:style-name="cellWorst" office:value-type="float" office:value="30.0141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7.3806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3.18483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table:style-name="cellBest" office:value-type="float" office:value="3.17739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office:value-type="float" office:value="3.19491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office:value-type="float" office:value="3.24009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office:value-type="float" office:value="3.20787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office:value-type="float" office:value="3.27916"/>
          <table:table-cell office:value-type="float" office:value="0.0"/>
          <table:table-cell table:style-name="cellBest" office:value-type="float" office:value="22.0"/>
          <table:table-cell office:value-type="float" office:value="0.0"/>
          <table:table-cell table:style-name="cellBest" office:value-type="float" office:value="20.0"/>
          <table:table-cell table:formula="of:=MIN([.$B45];[.$G45];[.$L45];[.$Q45];[.$V45];[.$AA45];[.$AF45];[.$AK45];[.$AP45];[.$AU45];[.$AZ45];[.$BE45];[.$BJ45];[.$BO45];[.$BT45];[.$BY45];[.$CD45];[.$CI45])" office:value-type="float"/>
          <table:table-cell table:formula="of:=MIN([.$C45];[.$H45];[.$M45];[.$R45];[.$W45];[.$AB45];[.$AG45];[.$AL45];[.$AQ45];[.$AV45];[.$BA45];[.$BF45];[.$BK45];[.$BP45];[.$BU45];[.$BZ45];[.$CE45];[.$CJ45])" office:value-type="float"/>
          <table:table-cell table:formula="of:=MIN([.$D45];[.$I45];[.$N45];[.$S45];[.$X45];[.$AC45];[.$AH45];[.$AM45];[.$AR45];[.$AW45];[.$BB45];[.$BG45];[.$BL45];[.$BQ45];[.$BV45];[.$CA45];[.$CF45];[.$CK45])" office:value-type="float"/>
          <table:table-cell table:formula="of:=MIN([.$E45];[.$J45];[.$O45];[.$T45];[.$Y45];[.$AD45];[.$AI45];[.$AN45];[.$AS45];[.$AX45];[.$BC45];[.$BH45];[.$BM45];[.$BR45];[.$BW45];[.$CB45];[.$CG45];[.$CL45])" office:value-type="float"/>
          <table:table-cell table:formula="of:=MIN([.$F45];[.$K45];[.$P45];[.$U45];[.$Z45];[.$AE45];[.$AJ45];[.$AO45];[.$AT45];[.$AY45];[.$BD45];[.$BI45];[.$BN45];[.$BS45];[.$BX45];[.$CC45];[.$CH45];[.$CM45])" office:value-type="float"/>
          <table:table-cell table:formula="of:=MEDIAN([.$B45];[.$G45];[.$L45];[.$Q45];[.$V45];[.$AA45];[.$AF45];[.$AK45];[.$AP45];[.$AU45];[.$AZ45];[.$BE45];[.$BJ45];[.$BO45];[.$BT45];[.$BY45];[.$CD45];[.$CI45])" office:value-type="float"/>
          <table:table-cell table:formula="of:=MEDIAN([.$C45];[.$H45];[.$M45];[.$R45];[.$W45];[.$AB45];[.$AG45];[.$AL45];[.$AQ45];[.$AV45];[.$BA45];[.$BF45];[.$BK45];[.$BP45];[.$BU45];[.$BZ45];[.$CE45];[.$CJ45])" office:value-type="float"/>
          <table:table-cell table:formula="of:=MEDIAN([.$D45];[.$I45];[.$N45];[.$S45];[.$X45];[.$AC45];[.$AH45];[.$AM45];[.$AR45];[.$AW45];[.$BB45];[.$BG45];[.$BL45];[.$BQ45];[.$BV45];[.$CA45];[.$CF45];[.$CK45])" office:value-type="float"/>
          <table:table-cell table:formula="of:=MEDIAN([.$E45];[.$J45];[.$O45];[.$T45];[.$Y45];[.$AD45];[.$AI45];[.$AN45];[.$AS45];[.$AX45];[.$BC45];[.$BH45];[.$BM45];[.$BR45];[.$BW45];[.$CB45];[.$CG45];[.$CL45])" office:value-type="float"/>
          <table:table-cell table:formula="of:=MEDIAN([.$F45];[.$K45];[.$P45];[.$U45];[.$Z45];[.$AE45];[.$AJ45];[.$AO45];[.$AT45];[.$AY45];[.$BD45];[.$BI45];[.$BN45];[.$BS45];[.$BX45];[.$CC45];[.$CH45];[.$CM45])" office:value-type="float"/>
          <table:table-cell table:formula="of:=MAX([.$B45];[.$G45];[.$L45];[.$Q45];[.$V45];[.$AA45];[.$AF45];[.$AK45];[.$AP45];[.$AU45];[.$AZ45];[.$BE45];[.$BJ45];[.$BO45];[.$BT45];[.$BY45];[.$CD45];[.$CI45])" office:value-type="float"/>
          <table:table-cell table:formula="of:=MAX([.$C45];[.$H45];[.$M45];[.$R45];[.$W45];[.$AB45];[.$AG45];[.$AL45];[.$AQ45];[.$AV45];[.$BA45];[.$BF45];[.$BK45];[.$BP45];[.$BU45];[.$BZ45];[.$CE45];[.$CJ45])" office:value-type="float"/>
          <table:table-cell table:formula="of:=MAX([.$D45];[.$I45];[.$N45];[.$S45];[.$X45];[.$AC45];[.$AH45];[.$AM45];[.$AR45];[.$AW45];[.$BB45];[.$BG45];[.$BL45];[.$BQ45];[.$BV45];[.$CA45];[.$CF45];[.$CK45])" office:value-type="float"/>
          <table:table-cell table:formula="of:=MAX([.$E45];[.$J45];[.$O45];[.$T45];[.$Y45];[.$AD45];[.$AI45];[.$AN45];[.$AS45];[.$AX45];[.$BC45];[.$BH45];[.$BM45];[.$BR45];[.$BW45];[.$CB45];[.$CG45];[.$CL45])" office:value-type="float"/>
          <table:table-cell table:formula="of:=MAX([.$F45];[.$K45];[.$P45];[.$U45];[.$Z45];[.$AE45];[.$AJ45];[.$AO45];[.$AT45];[.$AY45];[.$BD45];[.$BI45];[.$BN45];[.$BS45];[.$BX45];[.$CC45];[.$CH45];[.$CM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24.02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office:value-type="float" office:value="1036.82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office:value-type="float" office:value="1022.64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office:value-type="float" office:value="1015.77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office:value-type="float" office:value="1076.74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office:value-type="float" office:value="1019.99"/>
          <table:table-cell office:value-type="float" office:value="0.0"/>
          <table:table-cell table:style-name="cellWorst" office:value-type="float" office:value="623.0"/>
          <table:table-cell office:value-type="float" office:value="0.0"/>
          <table:table-cell table:style-name="cellWorst" office:value-type="float" office:value="621.0"/>
          <table:table-cell table:style-name="cellBest" office:value-type="float" office:value="48.3918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54.4909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50.9038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57.2375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9.0172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52.4888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formula="of:=MIN([.$B46];[.$G46];[.$L46];[.$Q46];[.$V46];[.$AA46];[.$AF46];[.$AK46];[.$AP46];[.$AU46];[.$AZ46];[.$BE46];[.$BJ46];[.$BO46];[.$BT46];[.$BY46];[.$CD46];[.$CI46])" office:value-type="float"/>
          <table:table-cell table:formula="of:=MIN([.$C46];[.$H46];[.$M46];[.$R46];[.$W46];[.$AB46];[.$AG46];[.$AL46];[.$AQ46];[.$AV46];[.$BA46];[.$BF46];[.$BK46];[.$BP46];[.$BU46];[.$BZ46];[.$CE46];[.$CJ46])" office:value-type="float"/>
          <table:table-cell table:formula="of:=MIN([.$D46];[.$I46];[.$N46];[.$S46];[.$X46];[.$AC46];[.$AH46];[.$AM46];[.$AR46];[.$AW46];[.$BB46];[.$BG46];[.$BL46];[.$BQ46];[.$BV46];[.$CA46];[.$CF46];[.$CK46])" office:value-type="float"/>
          <table:table-cell table:formula="of:=MIN([.$E46];[.$J46];[.$O46];[.$T46];[.$Y46];[.$AD46];[.$AI46];[.$AN46];[.$AS46];[.$AX46];[.$BC46];[.$BH46];[.$BM46];[.$BR46];[.$BW46];[.$CB46];[.$CG46];[.$CL46])" office:value-type="float"/>
          <table:table-cell table:formula="of:=MIN([.$F46];[.$K46];[.$P46];[.$U46];[.$Z46];[.$AE46];[.$AJ46];[.$AO46];[.$AT46];[.$AY46];[.$BD46];[.$BI46];[.$BN46];[.$BS46];[.$BX46];[.$CC46];[.$CH46];[.$CM46])" office:value-type="float"/>
          <table:table-cell table:formula="of:=MEDIAN([.$B46];[.$G46];[.$L46];[.$Q46];[.$V46];[.$AA46];[.$AF46];[.$AK46];[.$AP46];[.$AU46];[.$AZ46];[.$BE46];[.$BJ46];[.$BO46];[.$BT46];[.$BY46];[.$CD46];[.$CI46])" office:value-type="float"/>
          <table:table-cell table:formula="of:=MEDIAN([.$C46];[.$H46];[.$M46];[.$R46];[.$W46];[.$AB46];[.$AG46];[.$AL46];[.$AQ46];[.$AV46];[.$BA46];[.$BF46];[.$BK46];[.$BP46];[.$BU46];[.$BZ46];[.$CE46];[.$CJ46])" office:value-type="float"/>
          <table:table-cell table:formula="of:=MEDIAN([.$D46];[.$I46];[.$N46];[.$S46];[.$X46];[.$AC46];[.$AH46];[.$AM46];[.$AR46];[.$AW46];[.$BB46];[.$BG46];[.$BL46];[.$BQ46];[.$BV46];[.$CA46];[.$CF46];[.$CK46])" office:value-type="float"/>
          <table:table-cell table:formula="of:=MEDIAN([.$E46];[.$J46];[.$O46];[.$T46];[.$Y46];[.$AD46];[.$AI46];[.$AN46];[.$AS46];[.$AX46];[.$BC46];[.$BH46];[.$BM46];[.$BR46];[.$BW46];[.$CB46];[.$CG46];[.$CL46])" office:value-type="float"/>
          <table:table-cell table:formula="of:=MEDIAN([.$F46];[.$K46];[.$P46];[.$U46];[.$Z46];[.$AE46];[.$AJ46];[.$AO46];[.$AT46];[.$AY46];[.$BD46];[.$BI46];[.$BN46];[.$BS46];[.$BX46];[.$CC46];[.$CH46];[.$CM46])" office:value-type="float"/>
          <table:table-cell table:formula="of:=MAX([.$B46];[.$G46];[.$L46];[.$Q46];[.$V46];[.$AA46];[.$AF46];[.$AK46];[.$AP46];[.$AU46];[.$AZ46];[.$BE46];[.$BJ46];[.$BO46];[.$BT46];[.$BY46];[.$CD46];[.$CI46])" office:value-type="float"/>
          <table:table-cell table:formula="of:=MAX([.$C46];[.$H46];[.$M46];[.$R46];[.$W46];[.$AB46];[.$AG46];[.$AL46];[.$AQ46];[.$AV46];[.$BA46];[.$BF46];[.$BK46];[.$BP46];[.$BU46];[.$BZ46];[.$CE46];[.$CJ46])" office:value-type="float"/>
          <table:table-cell table:formula="of:=MAX([.$D46];[.$I46];[.$N46];[.$S46];[.$X46];[.$AC46];[.$AH46];[.$AM46];[.$AR46];[.$AW46];[.$BB46];[.$BG46];[.$BL46];[.$BQ46];[.$BV46];[.$CA46];[.$CF46];[.$CK46])" office:value-type="float"/>
          <table:table-cell table:formula="of:=MAX([.$E46];[.$J46];[.$O46];[.$T46];[.$Y46];[.$AD46];[.$AI46];[.$AN46];[.$AS46];[.$AX46];[.$BC46];[.$BH46];[.$BM46];[.$BR46];[.$BW46];[.$CB46];[.$CG46];[.$CL46])" office:value-type="float"/>
          <table:table-cell table:formula="of:=MAX([.$F46];[.$K46];[.$P46];[.$U46];[.$Z46];[.$AE46];[.$AJ46];[.$AO46];[.$AT46];[.$AY46];[.$BD46];[.$BI46];[.$BN46];[.$BS46];[.$BX46];[.$CC46];[.$CH46];[.$CM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97.44"/>
          <table:table-cell office:value-type="float" office:value="0.0"/>
          <table:table-cell office:value-type="float" office:value="196.0"/>
          <table:table-cell office:value-type="float" office:value="0.0"/>
          <table:table-cell office:value-type="float" office:value="194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36.526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906.98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955.405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902.175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1018.5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907.92"/>
          <table:table-cell office:value-type="float" office:value="0.0"/>
          <table:table-cell table:style-name="cellWorst" office:value-type="float" office:value="565.0"/>
          <table:table-cell office:value-type="float" office:value="0.0"/>
          <table:table-cell table:style-name="cellWorst" office:value-type="float" office:value="563.0"/>
          <table:table-cell office:value-type="float" office:value="22.040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2.602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style-name="cellBest" office:value-type="float" office:value="21.926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4.6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2.157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2.130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47];[.$G47];[.$L47];[.$Q47];[.$V47];[.$AA47];[.$AF47];[.$AK47];[.$AP47];[.$AU47];[.$AZ47];[.$BE47];[.$BJ47];[.$BO47];[.$BT47];[.$BY47];[.$CD47];[.$CI47])" office:value-type="float"/>
          <table:table-cell table:formula="of:=MIN([.$C47];[.$H47];[.$M47];[.$R47];[.$W47];[.$AB47];[.$AG47];[.$AL47];[.$AQ47];[.$AV47];[.$BA47];[.$BF47];[.$BK47];[.$BP47];[.$BU47];[.$BZ47];[.$CE47];[.$CJ47])" office:value-type="float"/>
          <table:table-cell table:formula="of:=MIN([.$D47];[.$I47];[.$N47];[.$S47];[.$X47];[.$AC47];[.$AH47];[.$AM47];[.$AR47];[.$AW47];[.$BB47];[.$BG47];[.$BL47];[.$BQ47];[.$BV47];[.$CA47];[.$CF47];[.$CK47])" office:value-type="float"/>
          <table:table-cell table:formula="of:=MIN([.$E47];[.$J47];[.$O47];[.$T47];[.$Y47];[.$AD47];[.$AI47];[.$AN47];[.$AS47];[.$AX47];[.$BC47];[.$BH47];[.$BM47];[.$BR47];[.$BW47];[.$CB47];[.$CG47];[.$CL47])" office:value-type="float"/>
          <table:table-cell table:formula="of:=MIN([.$F47];[.$K47];[.$P47];[.$U47];[.$Z47];[.$AE47];[.$AJ47];[.$AO47];[.$AT47];[.$AY47];[.$BD47];[.$BI47];[.$BN47];[.$BS47];[.$BX47];[.$CC47];[.$CH47];[.$CM47])" office:value-type="float"/>
          <table:table-cell table:formula="of:=MEDIAN([.$B47];[.$G47];[.$L47];[.$Q47];[.$V47];[.$AA47];[.$AF47];[.$AK47];[.$AP47];[.$AU47];[.$AZ47];[.$BE47];[.$BJ47];[.$BO47];[.$BT47];[.$BY47];[.$CD47];[.$CI47])" office:value-type="float"/>
          <table:table-cell table:formula="of:=MEDIAN([.$C47];[.$H47];[.$M47];[.$R47];[.$W47];[.$AB47];[.$AG47];[.$AL47];[.$AQ47];[.$AV47];[.$BA47];[.$BF47];[.$BK47];[.$BP47];[.$BU47];[.$BZ47];[.$CE47];[.$CJ47])" office:value-type="float"/>
          <table:table-cell table:formula="of:=MEDIAN([.$D47];[.$I47];[.$N47];[.$S47];[.$X47];[.$AC47];[.$AH47];[.$AM47];[.$AR47];[.$AW47];[.$BB47];[.$BG47];[.$BL47];[.$BQ47];[.$BV47];[.$CA47];[.$CF47];[.$CK47])" office:value-type="float"/>
          <table:table-cell table:formula="of:=MEDIAN([.$E47];[.$J47];[.$O47];[.$T47];[.$Y47];[.$AD47];[.$AI47];[.$AN47];[.$AS47];[.$AX47];[.$BC47];[.$BH47];[.$BM47];[.$BR47];[.$BW47];[.$CB47];[.$CG47];[.$CL47])" office:value-type="float"/>
          <table:table-cell table:formula="of:=MEDIAN([.$F47];[.$K47];[.$P47];[.$U47];[.$Z47];[.$AE47];[.$AJ47];[.$AO47];[.$AT47];[.$AY47];[.$BD47];[.$BI47];[.$BN47];[.$BS47];[.$BX47];[.$CC47];[.$CH47];[.$CM47])" office:value-type="float"/>
          <table:table-cell table:formula="of:=MAX([.$B47];[.$G47];[.$L47];[.$Q47];[.$V47];[.$AA47];[.$AF47];[.$AK47];[.$AP47];[.$AU47];[.$AZ47];[.$BE47];[.$BJ47];[.$BO47];[.$BT47];[.$BY47];[.$CD47];[.$CI47])" office:value-type="float"/>
          <table:table-cell table:formula="of:=MAX([.$C47];[.$H47];[.$M47];[.$R47];[.$W47];[.$AB47];[.$AG47];[.$AL47];[.$AQ47];[.$AV47];[.$BA47];[.$BF47];[.$BK47];[.$BP47];[.$BU47];[.$BZ47];[.$CE47];[.$CJ47])" office:value-type="float"/>
          <table:table-cell table:formula="of:=MAX([.$D47];[.$I47];[.$N47];[.$S47];[.$X47];[.$AC47];[.$AH47];[.$AM47];[.$AR47];[.$AW47];[.$BB47];[.$BG47];[.$BL47];[.$BQ47];[.$BV47];[.$CA47];[.$CF47];[.$CK47])" office:value-type="float"/>
          <table:table-cell table:formula="of:=MAX([.$E47];[.$J47];[.$O47];[.$T47];[.$Y47];[.$AD47];[.$AI47];[.$AN47];[.$AS47];[.$AX47];[.$BC47];[.$BH47];[.$BM47];[.$BR47];[.$BW47];[.$CB47];[.$CG47];[.$CL47])" office:value-type="float"/>
          <table:table-cell table:formula="of:=MAX([.$F47];[.$K47];[.$P47];[.$U47];[.$Z47];[.$AE47];[.$AJ47];[.$AO47];[.$AT47];[.$AY47];[.$BD47];[.$BI47];[.$BN47];[.$BS47];[.$BX47];[.$CC47];[.$CH47];[.$CM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7.3716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7.6417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7.4154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7.4197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7.5387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7.6845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48];[.$G48];[.$L48];[.$Q48];[.$V48];[.$AA48];[.$AF48];[.$AK48];[.$AP48];[.$AU48];[.$AZ48];[.$BE48];[.$BJ48];[.$BO48];[.$BT48];[.$BY48];[.$CD48];[.$CI48])" office:value-type="float"/>
          <table:table-cell table:formula="of:=MIN([.$C48];[.$H48];[.$M48];[.$R48];[.$W48];[.$AB48];[.$AG48];[.$AL48];[.$AQ48];[.$AV48];[.$BA48];[.$BF48];[.$BK48];[.$BP48];[.$BU48];[.$BZ48];[.$CE48];[.$CJ48])" office:value-type="float"/>
          <table:table-cell table:formula="of:=MIN([.$D48];[.$I48];[.$N48];[.$S48];[.$X48];[.$AC48];[.$AH48];[.$AM48];[.$AR48];[.$AW48];[.$BB48];[.$BG48];[.$BL48];[.$BQ48];[.$BV48];[.$CA48];[.$CF48];[.$CK48])" office:value-type="float"/>
          <table:table-cell table:formula="of:=MIN([.$E48];[.$J48];[.$O48];[.$T48];[.$Y48];[.$AD48];[.$AI48];[.$AN48];[.$AS48];[.$AX48];[.$BC48];[.$BH48];[.$BM48];[.$BR48];[.$BW48];[.$CB48];[.$CG48];[.$CL48])" office:value-type="float"/>
          <table:table-cell table:formula="of:=MIN([.$F48];[.$K48];[.$P48];[.$U48];[.$Z48];[.$AE48];[.$AJ48];[.$AO48];[.$AT48];[.$AY48];[.$BD48];[.$BI48];[.$BN48];[.$BS48];[.$BX48];[.$CC48];[.$CH48];[.$CM48])" office:value-type="float"/>
          <table:table-cell table:formula="of:=MEDIAN([.$B48];[.$G48];[.$L48];[.$Q48];[.$V48];[.$AA48];[.$AF48];[.$AK48];[.$AP48];[.$AU48];[.$AZ48];[.$BE48];[.$BJ48];[.$BO48];[.$BT48];[.$BY48];[.$CD48];[.$CI48])" office:value-type="float"/>
          <table:table-cell table:formula="of:=MEDIAN([.$C48];[.$H48];[.$M48];[.$R48];[.$W48];[.$AB48];[.$AG48];[.$AL48];[.$AQ48];[.$AV48];[.$BA48];[.$BF48];[.$BK48];[.$BP48];[.$BU48];[.$BZ48];[.$CE48];[.$CJ48])" office:value-type="float"/>
          <table:table-cell table:formula="of:=MEDIAN([.$D48];[.$I48];[.$N48];[.$S48];[.$X48];[.$AC48];[.$AH48];[.$AM48];[.$AR48];[.$AW48];[.$BB48];[.$BG48];[.$BL48];[.$BQ48];[.$BV48];[.$CA48];[.$CF48];[.$CK48])" office:value-type="float"/>
          <table:table-cell table:formula="of:=MEDIAN([.$E48];[.$J48];[.$O48];[.$T48];[.$Y48];[.$AD48];[.$AI48];[.$AN48];[.$AS48];[.$AX48];[.$BC48];[.$BH48];[.$BM48];[.$BR48];[.$BW48];[.$CB48];[.$CG48];[.$CL48])" office:value-type="float"/>
          <table:table-cell table:formula="of:=MEDIAN([.$F48];[.$K48];[.$P48];[.$U48];[.$Z48];[.$AE48];[.$AJ48];[.$AO48];[.$AT48];[.$AY48];[.$BD48];[.$BI48];[.$BN48];[.$BS48];[.$BX48];[.$CC48];[.$CH48];[.$CM48])" office:value-type="float"/>
          <table:table-cell table:formula="of:=MAX([.$B48];[.$G48];[.$L48];[.$Q48];[.$V48];[.$AA48];[.$AF48];[.$AK48];[.$AP48];[.$AU48];[.$AZ48];[.$BE48];[.$BJ48];[.$BO48];[.$BT48];[.$BY48];[.$CD48];[.$CI48])" office:value-type="float"/>
          <table:table-cell table:formula="of:=MAX([.$C48];[.$H48];[.$M48];[.$R48];[.$W48];[.$AB48];[.$AG48];[.$AL48];[.$AQ48];[.$AV48];[.$BA48];[.$BF48];[.$BK48];[.$BP48];[.$BU48];[.$BZ48];[.$CE48];[.$CJ48])" office:value-type="float"/>
          <table:table-cell table:formula="of:=MAX([.$D48];[.$I48];[.$N48];[.$S48];[.$X48];[.$AC48];[.$AH48];[.$AM48];[.$AR48];[.$AW48];[.$BB48];[.$BG48];[.$BL48];[.$BQ48];[.$BV48];[.$CA48];[.$CF48];[.$CK48])" office:value-type="float"/>
          <table:table-cell table:formula="of:=MAX([.$E48];[.$J48];[.$O48];[.$T48];[.$Y48];[.$AD48];[.$AI48];[.$AN48];[.$AS48];[.$AX48];[.$BC48];[.$BH48];[.$BM48];[.$BR48];[.$BW48];[.$CB48];[.$CG48];[.$CL48])" office:value-type="float"/>
          <table:table-cell table:formula="of:=MAX([.$F48];[.$K48];[.$P48];[.$U48];[.$Z48];[.$AE48];[.$AJ48];[.$AO48];[.$AT48];[.$AY48];[.$BD48];[.$BI48];[.$BN48];[.$BS48];[.$BX48];[.$CC48];[.$CH48];[.$CM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office:value-type="float" office:value="861.154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office:value-type="float" office:value="852.937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office:value-type="float" office:value="871.927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office:value-type="float" office:value="865.284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office:value-type="float" office:value="858.453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table:style-name="cellWorst" office:value-type="float" office:value="880.952"/>
          <table:table-cell office:value-type="float" office:value="0.0"/>
          <table:table-cell office:value-type="float" office:value="166.0"/>
          <table:table-cell office:value-type="float" office:value="0.0"/>
          <table:table-cell office:value-type="float" office:value="164.0"/>
          <table:table-cell office:value-type="float" office:value="606.473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581.583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578.943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575.215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601.361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585.038"/>
          <table:table-cell office:value-type="float" office:value="0.0"/>
          <table:table-cell table:style-name="cellWorst" office:value-type="float" office:value="540.0"/>
          <table:table-cell office:value-type="float" office:value="0.0"/>
          <table:table-cell table:style-name="cellWorst" office:value-type="float" office:value="538.0"/>
          <table:table-cell office:value-type="float" office:value="63.5214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64.4182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63.7094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style-name="cellBest" office:value-type="float" office:value="63.4642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67.0259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72.8406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formula="of:=MIN([.$B49];[.$G49];[.$L49];[.$Q49];[.$V49];[.$AA49];[.$AF49];[.$AK49];[.$AP49];[.$AU49];[.$AZ49];[.$BE49];[.$BJ49];[.$BO49];[.$BT49];[.$BY49];[.$CD49];[.$CI49])" office:value-type="float"/>
          <table:table-cell table:formula="of:=MIN([.$C49];[.$H49];[.$M49];[.$R49];[.$W49];[.$AB49];[.$AG49];[.$AL49];[.$AQ49];[.$AV49];[.$BA49];[.$BF49];[.$BK49];[.$BP49];[.$BU49];[.$BZ49];[.$CE49];[.$CJ49])" office:value-type="float"/>
          <table:table-cell table:formula="of:=MIN([.$D49];[.$I49];[.$N49];[.$S49];[.$X49];[.$AC49];[.$AH49];[.$AM49];[.$AR49];[.$AW49];[.$BB49];[.$BG49];[.$BL49];[.$BQ49];[.$BV49];[.$CA49];[.$CF49];[.$CK49])" office:value-type="float"/>
          <table:table-cell table:formula="of:=MIN([.$E49];[.$J49];[.$O49];[.$T49];[.$Y49];[.$AD49];[.$AI49];[.$AN49];[.$AS49];[.$AX49];[.$BC49];[.$BH49];[.$BM49];[.$BR49];[.$BW49];[.$CB49];[.$CG49];[.$CL49])" office:value-type="float"/>
          <table:table-cell table:formula="of:=MIN([.$F49];[.$K49];[.$P49];[.$U49];[.$Z49];[.$AE49];[.$AJ49];[.$AO49];[.$AT49];[.$AY49];[.$BD49];[.$BI49];[.$BN49];[.$BS49];[.$BX49];[.$CC49];[.$CH49];[.$CM49])" office:value-type="float"/>
          <table:table-cell table:formula="of:=MEDIAN([.$B49];[.$G49];[.$L49];[.$Q49];[.$V49];[.$AA49];[.$AF49];[.$AK49];[.$AP49];[.$AU49];[.$AZ49];[.$BE49];[.$BJ49];[.$BO49];[.$BT49];[.$BY49];[.$CD49];[.$CI49])" office:value-type="float"/>
          <table:table-cell table:formula="of:=MEDIAN([.$C49];[.$H49];[.$M49];[.$R49];[.$W49];[.$AB49];[.$AG49];[.$AL49];[.$AQ49];[.$AV49];[.$BA49];[.$BF49];[.$BK49];[.$BP49];[.$BU49];[.$BZ49];[.$CE49];[.$CJ49])" office:value-type="float"/>
          <table:table-cell table:formula="of:=MEDIAN([.$D49];[.$I49];[.$N49];[.$S49];[.$X49];[.$AC49];[.$AH49];[.$AM49];[.$AR49];[.$AW49];[.$BB49];[.$BG49];[.$BL49];[.$BQ49];[.$BV49];[.$CA49];[.$CF49];[.$CK49])" office:value-type="float"/>
          <table:table-cell table:formula="of:=MEDIAN([.$E49];[.$J49];[.$O49];[.$T49];[.$Y49];[.$AD49];[.$AI49];[.$AN49];[.$AS49];[.$AX49];[.$BC49];[.$BH49];[.$BM49];[.$BR49];[.$BW49];[.$CB49];[.$CG49];[.$CL49])" office:value-type="float"/>
          <table:table-cell table:formula="of:=MEDIAN([.$F49];[.$K49];[.$P49];[.$U49];[.$Z49];[.$AE49];[.$AJ49];[.$AO49];[.$AT49];[.$AY49];[.$BD49];[.$BI49];[.$BN49];[.$BS49];[.$BX49];[.$CC49];[.$CH49];[.$CM49])" office:value-type="float"/>
          <table:table-cell table:formula="of:=MAX([.$B49];[.$G49];[.$L49];[.$Q49];[.$V49];[.$AA49];[.$AF49];[.$AK49];[.$AP49];[.$AU49];[.$AZ49];[.$BE49];[.$BJ49];[.$BO49];[.$BT49];[.$BY49];[.$CD49];[.$CI49])" office:value-type="float"/>
          <table:table-cell table:formula="of:=MAX([.$C49];[.$H49];[.$M49];[.$R49];[.$W49];[.$AB49];[.$AG49];[.$AL49];[.$AQ49];[.$AV49];[.$BA49];[.$BF49];[.$BK49];[.$BP49];[.$BU49];[.$BZ49];[.$CE49];[.$CJ49])" office:value-type="float"/>
          <table:table-cell table:formula="of:=MAX([.$D49];[.$I49];[.$N49];[.$S49];[.$X49];[.$AC49];[.$AH49];[.$AM49];[.$AR49];[.$AW49];[.$BB49];[.$BG49];[.$BL49];[.$BQ49];[.$BV49];[.$CA49];[.$CF49];[.$CK49])" office:value-type="float"/>
          <table:table-cell table:formula="of:=MAX([.$E49];[.$J49];[.$O49];[.$T49];[.$Y49];[.$AD49];[.$AI49];[.$AN49];[.$AS49];[.$AX49];[.$BC49];[.$BH49];[.$BM49];[.$BR49];[.$BW49];[.$CB49];[.$CG49];[.$CL49])" office:value-type="float"/>
          <table:table-cell table:formula="of:=MAX([.$F49];[.$K49];[.$P49];[.$U49];[.$Z49];[.$AE49];[.$AJ49];[.$AO49];[.$AT49];[.$AY49];[.$BD49];[.$BI49];[.$BN49];[.$BS49];[.$BX49];[.$CC49];[.$CH49];[.$CM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office:value-type="float" office:value="999.956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office:value-type="float" office:value="1004.87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office:value-type="float" office:value="989.133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office:value-type="float" office:value="992.175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office:value-type="float" office:value="977.291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office:value-type="float" office:value="1021.29"/>
          <table:table-cell office:value-type="float" office:value="0.0"/>
          <table:table-cell table:style-name="cellWorst" office:value-type="float" office:value="205.0"/>
          <table:table-cell office:value-type="float" office:value="0.0"/>
          <table:table-cell table:style-name="cellWorst" office:value-type="float" office:value="203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.36261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style-name="cellBest" office:value-type="float" office:value="7.30595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.37521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.37259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.42786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.40324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formula="of:=MIN([.$B50];[.$G50];[.$L50];[.$Q50];[.$V50];[.$AA50];[.$AF50];[.$AK50];[.$AP50];[.$AU50];[.$AZ50];[.$BE50];[.$BJ50];[.$BO50];[.$BT50];[.$BY50];[.$CD50];[.$CI50])" office:value-type="float"/>
          <table:table-cell table:formula="of:=MIN([.$C50];[.$H50];[.$M50];[.$R50];[.$W50];[.$AB50];[.$AG50];[.$AL50];[.$AQ50];[.$AV50];[.$BA50];[.$BF50];[.$BK50];[.$BP50];[.$BU50];[.$BZ50];[.$CE50];[.$CJ50])" office:value-type="float"/>
          <table:table-cell table:formula="of:=MIN([.$D50];[.$I50];[.$N50];[.$S50];[.$X50];[.$AC50];[.$AH50];[.$AM50];[.$AR50];[.$AW50];[.$BB50];[.$BG50];[.$BL50];[.$BQ50];[.$BV50];[.$CA50];[.$CF50];[.$CK50])" office:value-type="float"/>
          <table:table-cell table:formula="of:=MIN([.$E50];[.$J50];[.$O50];[.$T50];[.$Y50];[.$AD50];[.$AI50];[.$AN50];[.$AS50];[.$AX50];[.$BC50];[.$BH50];[.$BM50];[.$BR50];[.$BW50];[.$CB50];[.$CG50];[.$CL50])" office:value-type="float"/>
          <table:table-cell table:formula="of:=MIN([.$F50];[.$K50];[.$P50];[.$U50];[.$Z50];[.$AE50];[.$AJ50];[.$AO50];[.$AT50];[.$AY50];[.$BD50];[.$BI50];[.$BN50];[.$BS50];[.$BX50];[.$CC50];[.$CH50];[.$CM50])" office:value-type="float"/>
          <table:table-cell table:formula="of:=MEDIAN([.$B50];[.$G50];[.$L50];[.$Q50];[.$V50];[.$AA50];[.$AF50];[.$AK50];[.$AP50];[.$AU50];[.$AZ50];[.$BE50];[.$BJ50];[.$BO50];[.$BT50];[.$BY50];[.$CD50];[.$CI50])" office:value-type="float"/>
          <table:table-cell table:formula="of:=MEDIAN([.$C50];[.$H50];[.$M50];[.$R50];[.$W50];[.$AB50];[.$AG50];[.$AL50];[.$AQ50];[.$AV50];[.$BA50];[.$BF50];[.$BK50];[.$BP50];[.$BU50];[.$BZ50];[.$CE50];[.$CJ50])" office:value-type="float"/>
          <table:table-cell table:formula="of:=MEDIAN([.$D50];[.$I50];[.$N50];[.$S50];[.$X50];[.$AC50];[.$AH50];[.$AM50];[.$AR50];[.$AW50];[.$BB50];[.$BG50];[.$BL50];[.$BQ50];[.$BV50];[.$CA50];[.$CF50];[.$CK50])" office:value-type="float"/>
          <table:table-cell table:formula="of:=MEDIAN([.$E50];[.$J50];[.$O50];[.$T50];[.$Y50];[.$AD50];[.$AI50];[.$AN50];[.$AS50];[.$AX50];[.$BC50];[.$BH50];[.$BM50];[.$BR50];[.$BW50];[.$CB50];[.$CG50];[.$CL50])" office:value-type="float"/>
          <table:table-cell table:formula="of:=MEDIAN([.$F50];[.$K50];[.$P50];[.$U50];[.$Z50];[.$AE50];[.$AJ50];[.$AO50];[.$AT50];[.$AY50];[.$BD50];[.$BI50];[.$BN50];[.$BS50];[.$BX50];[.$CC50];[.$CH50];[.$CM50])" office:value-type="float"/>
          <table:table-cell table:formula="of:=MAX([.$B50];[.$G50];[.$L50];[.$Q50];[.$V50];[.$AA50];[.$AF50];[.$AK50];[.$AP50];[.$AU50];[.$AZ50];[.$BE50];[.$BJ50];[.$BO50];[.$BT50];[.$BY50];[.$CD50];[.$CI50])" office:value-type="float"/>
          <table:table-cell table:formula="of:=MAX([.$C50];[.$H50];[.$M50];[.$R50];[.$W50];[.$AB50];[.$AG50];[.$AL50];[.$AQ50];[.$AV50];[.$BA50];[.$BF50];[.$BK50];[.$BP50];[.$BU50];[.$BZ50];[.$CE50];[.$CJ50])" office:value-type="float"/>
          <table:table-cell table:formula="of:=MAX([.$D50];[.$I50];[.$N50];[.$S50];[.$X50];[.$AC50];[.$AH50];[.$AM50];[.$AR50];[.$AW50];[.$BB50];[.$BG50];[.$BL50];[.$BQ50];[.$BV50];[.$CA50];[.$CF50];[.$CK50])" office:value-type="float"/>
          <table:table-cell table:formula="of:=MAX([.$E50];[.$J50];[.$O50];[.$T50];[.$Y50];[.$AD50];[.$AI50];[.$AN50];[.$AS50];[.$AX50];[.$BC50];[.$BH50];[.$BM50];[.$BR50];[.$BW50];[.$CB50];[.$CG50];[.$CL50])" office:value-type="float"/>
          <table:table-cell table:formula="of:=MAX([.$F50];[.$K50];[.$P50];[.$U50];[.$Z50];[.$AE50];[.$AJ50];[.$AO50];[.$AT50];[.$AY50];[.$BD50];[.$BI50];[.$BN50];[.$BS50];[.$BX50];[.$CC50];[.$CH50];[.$CM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6.61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127.94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116.58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118.65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119.89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132.83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51];[.$G51];[.$L51];[.$Q51];[.$V51];[.$AA51];[.$AF51];[.$AK51];[.$AP51];[.$AU51];[.$AZ51];[.$BE51];[.$BJ51];[.$BO51];[.$BT51];[.$BY51];[.$CD51];[.$CI51])" office:value-type="float"/>
          <table:table-cell table:formula="of:=MIN([.$C51];[.$H51];[.$M51];[.$R51];[.$W51];[.$AB51];[.$AG51];[.$AL51];[.$AQ51];[.$AV51];[.$BA51];[.$BF51];[.$BK51];[.$BP51];[.$BU51];[.$BZ51];[.$CE51];[.$CJ51])" office:value-type="float"/>
          <table:table-cell table:formula="of:=MIN([.$D51];[.$I51];[.$N51];[.$S51];[.$X51];[.$AC51];[.$AH51];[.$AM51];[.$AR51];[.$AW51];[.$BB51];[.$BG51];[.$BL51];[.$BQ51];[.$BV51];[.$CA51];[.$CF51];[.$CK51])" office:value-type="float"/>
          <table:table-cell table:formula="of:=MIN([.$E51];[.$J51];[.$O51];[.$T51];[.$Y51];[.$AD51];[.$AI51];[.$AN51];[.$AS51];[.$AX51];[.$BC51];[.$BH51];[.$BM51];[.$BR51];[.$BW51];[.$CB51];[.$CG51];[.$CL51])" office:value-type="float"/>
          <table:table-cell table:formula="of:=MIN([.$F51];[.$K51];[.$P51];[.$U51];[.$Z51];[.$AE51];[.$AJ51];[.$AO51];[.$AT51];[.$AY51];[.$BD51];[.$BI51];[.$BN51];[.$BS51];[.$BX51];[.$CC51];[.$CH51];[.$CM51])" office:value-type="float"/>
          <table:table-cell table:formula="of:=MEDIAN([.$B51];[.$G51];[.$L51];[.$Q51];[.$V51];[.$AA51];[.$AF51];[.$AK51];[.$AP51];[.$AU51];[.$AZ51];[.$BE51];[.$BJ51];[.$BO51];[.$BT51];[.$BY51];[.$CD51];[.$CI51])" office:value-type="float"/>
          <table:table-cell table:formula="of:=MEDIAN([.$C51];[.$H51];[.$M51];[.$R51];[.$W51];[.$AB51];[.$AG51];[.$AL51];[.$AQ51];[.$AV51];[.$BA51];[.$BF51];[.$BK51];[.$BP51];[.$BU51];[.$BZ51];[.$CE51];[.$CJ51])" office:value-type="float"/>
          <table:table-cell table:formula="of:=MEDIAN([.$D51];[.$I51];[.$N51];[.$S51];[.$X51];[.$AC51];[.$AH51];[.$AM51];[.$AR51];[.$AW51];[.$BB51];[.$BG51];[.$BL51];[.$BQ51];[.$BV51];[.$CA51];[.$CF51];[.$CK51])" office:value-type="float"/>
          <table:table-cell table:formula="of:=MEDIAN([.$E51];[.$J51];[.$O51];[.$T51];[.$Y51];[.$AD51];[.$AI51];[.$AN51];[.$AS51];[.$AX51];[.$BC51];[.$BH51];[.$BM51];[.$BR51];[.$BW51];[.$CB51];[.$CG51];[.$CL51])" office:value-type="float"/>
          <table:table-cell table:formula="of:=MEDIAN([.$F51];[.$K51];[.$P51];[.$U51];[.$Z51];[.$AE51];[.$AJ51];[.$AO51];[.$AT51];[.$AY51];[.$BD51];[.$BI51];[.$BN51];[.$BS51];[.$BX51];[.$CC51];[.$CH51];[.$CM51])" office:value-type="float"/>
          <table:table-cell table:formula="of:=MAX([.$B51];[.$G51];[.$L51];[.$Q51];[.$V51];[.$AA51];[.$AF51];[.$AK51];[.$AP51];[.$AU51];[.$AZ51];[.$BE51];[.$BJ51];[.$BO51];[.$BT51];[.$BY51];[.$CD51];[.$CI51])" office:value-type="float"/>
          <table:table-cell table:formula="of:=MAX([.$C51];[.$H51];[.$M51];[.$R51];[.$W51];[.$AB51];[.$AG51];[.$AL51];[.$AQ51];[.$AV51];[.$BA51];[.$BF51];[.$BK51];[.$BP51];[.$BU51];[.$BZ51];[.$CE51];[.$CJ51])" office:value-type="float"/>
          <table:table-cell table:formula="of:=MAX([.$D51];[.$I51];[.$N51];[.$S51];[.$X51];[.$AC51];[.$AH51];[.$AM51];[.$AR51];[.$AW51];[.$BB51];[.$BG51];[.$BL51];[.$BQ51];[.$BV51];[.$CA51];[.$CF51];[.$CK51])" office:value-type="float"/>
          <table:table-cell table:formula="of:=MAX([.$E51];[.$J51];[.$O51];[.$T51];[.$Y51];[.$AD51];[.$AI51];[.$AN51];[.$AS51];[.$AX51];[.$BC51];[.$BH51];[.$BM51];[.$BR51];[.$BW51];[.$CB51];[.$CG51];[.$CL51])" office:value-type="float"/>
          <table:table-cell table:formula="of:=MAX([.$F51];[.$K51];[.$P51];[.$U51];[.$Z51];[.$AE51];[.$AJ51];[.$AO51];[.$AT51];[.$AY51];[.$BD51];[.$BI51];[.$BN51];[.$BS51];[.$BX51];[.$CC51];[.$CH51];[.$CM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office:value-type="float" office:value="181.789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table:style-name="cellBest" office:value-type="float" office:value="176.079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office:value-type="float" office:value="205.586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office:value-type="float" office:value="200.718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office:value-type="float" office:value="182.262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office:value-type="float" office:value="182.354"/>
          <table:table-cell office:value-type="float" office:value="0.0"/>
          <table:table-cell office:value-type="float" office:value="311.0"/>
          <table:table-cell office:value-type="float" office:value="0.0"/>
          <table:table-cell office:value-type="float" office:value="309.0"/>
          <table:table-cell office:value-type="float" office:value="240.813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264.797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260.81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241.456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238.161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234.684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403.81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08.95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04.30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22.35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407.968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style-name="cellWorst" office:value-type="float" office:value="449.27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52];[.$G52];[.$L52];[.$Q52];[.$V52];[.$AA52];[.$AF52];[.$AK52];[.$AP52];[.$AU52];[.$AZ52];[.$BE52];[.$BJ52];[.$BO52];[.$BT52];[.$BY52];[.$CD52];[.$CI52])" office:value-type="float"/>
          <table:table-cell table:formula="of:=MIN([.$C52];[.$H52];[.$M52];[.$R52];[.$W52];[.$AB52];[.$AG52];[.$AL52];[.$AQ52];[.$AV52];[.$BA52];[.$BF52];[.$BK52];[.$BP52];[.$BU52];[.$BZ52];[.$CE52];[.$CJ52])" office:value-type="float"/>
          <table:table-cell table:formula="of:=MIN([.$D52];[.$I52];[.$N52];[.$S52];[.$X52];[.$AC52];[.$AH52];[.$AM52];[.$AR52];[.$AW52];[.$BB52];[.$BG52];[.$BL52];[.$BQ52];[.$BV52];[.$CA52];[.$CF52];[.$CK52])" office:value-type="float"/>
          <table:table-cell table:formula="of:=MIN([.$E52];[.$J52];[.$O52];[.$T52];[.$Y52];[.$AD52];[.$AI52];[.$AN52];[.$AS52];[.$AX52];[.$BC52];[.$BH52];[.$BM52];[.$BR52];[.$BW52];[.$CB52];[.$CG52];[.$CL52])" office:value-type="float"/>
          <table:table-cell table:formula="of:=MIN([.$F52];[.$K52];[.$P52];[.$U52];[.$Z52];[.$AE52];[.$AJ52];[.$AO52];[.$AT52];[.$AY52];[.$BD52];[.$BI52];[.$BN52];[.$BS52];[.$BX52];[.$CC52];[.$CH52];[.$CM52])" office:value-type="float"/>
          <table:table-cell table:formula="of:=MEDIAN([.$B52];[.$G52];[.$L52];[.$Q52];[.$V52];[.$AA52];[.$AF52];[.$AK52];[.$AP52];[.$AU52];[.$AZ52];[.$BE52];[.$BJ52];[.$BO52];[.$BT52];[.$BY52];[.$CD52];[.$CI52])" office:value-type="float"/>
          <table:table-cell table:formula="of:=MEDIAN([.$C52];[.$H52];[.$M52];[.$R52];[.$W52];[.$AB52];[.$AG52];[.$AL52];[.$AQ52];[.$AV52];[.$BA52];[.$BF52];[.$BK52];[.$BP52];[.$BU52];[.$BZ52];[.$CE52];[.$CJ52])" office:value-type="float"/>
          <table:table-cell table:formula="of:=MEDIAN([.$D52];[.$I52];[.$N52];[.$S52];[.$X52];[.$AC52];[.$AH52];[.$AM52];[.$AR52];[.$AW52];[.$BB52];[.$BG52];[.$BL52];[.$BQ52];[.$BV52];[.$CA52];[.$CF52];[.$CK52])" office:value-type="float"/>
          <table:table-cell table:formula="of:=MEDIAN([.$E52];[.$J52];[.$O52];[.$T52];[.$Y52];[.$AD52];[.$AI52];[.$AN52];[.$AS52];[.$AX52];[.$BC52];[.$BH52];[.$BM52];[.$BR52];[.$BW52];[.$CB52];[.$CG52];[.$CL52])" office:value-type="float"/>
          <table:table-cell table:formula="of:=MEDIAN([.$F52];[.$K52];[.$P52];[.$U52];[.$Z52];[.$AE52];[.$AJ52];[.$AO52];[.$AT52];[.$AY52];[.$BD52];[.$BI52];[.$BN52];[.$BS52];[.$BX52];[.$CC52];[.$CH52];[.$CM52])" office:value-type="float"/>
          <table:table-cell table:formula="of:=MAX([.$B52];[.$G52];[.$L52];[.$Q52];[.$V52];[.$AA52];[.$AF52];[.$AK52];[.$AP52];[.$AU52];[.$AZ52];[.$BE52];[.$BJ52];[.$BO52];[.$BT52];[.$BY52];[.$CD52];[.$CI52])" office:value-type="float"/>
          <table:table-cell table:formula="of:=MAX([.$C52];[.$H52];[.$M52];[.$R52];[.$W52];[.$AB52];[.$AG52];[.$AL52];[.$AQ52];[.$AV52];[.$BA52];[.$BF52];[.$BK52];[.$BP52];[.$BU52];[.$BZ52];[.$CE52];[.$CJ52])" office:value-type="float"/>
          <table:table-cell table:formula="of:=MAX([.$D52];[.$I52];[.$N52];[.$S52];[.$X52];[.$AC52];[.$AH52];[.$AM52];[.$AR52];[.$AW52];[.$BB52];[.$BG52];[.$BL52];[.$BQ52];[.$BV52];[.$CA52];[.$CF52];[.$CK52])" office:value-type="float"/>
          <table:table-cell table:formula="of:=MAX([.$E52];[.$J52];[.$O52];[.$T52];[.$Y52];[.$AD52];[.$AI52];[.$AN52];[.$AS52];[.$AX52];[.$BC52];[.$BH52];[.$BM52];[.$BR52];[.$BW52];[.$CB52];[.$CG52];[.$CL52])" office:value-type="float"/>
          <table:table-cell table:formula="of:=MAX([.$F52];[.$K52];[.$P52];[.$U52];[.$Z52];[.$AE52];[.$AJ52];[.$AO52];[.$AT52];[.$AY52];[.$BD52];[.$BI52];[.$BN52];[.$BS52];[.$BX52];[.$CC52];[.$CH52];[.$CM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8.50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88.459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86.414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style-name="cellBest" office:value-type="float" office:value="178.45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92.74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81.69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formula="of:=MIN([.$B53];[.$G53];[.$L53];[.$Q53];[.$V53];[.$AA53];[.$AF53];[.$AK53];[.$AP53];[.$AU53];[.$AZ53];[.$BE53];[.$BJ53];[.$BO53];[.$BT53];[.$BY53];[.$CD53];[.$CI53])" office:value-type="float"/>
          <table:table-cell table:formula="of:=MIN([.$C53];[.$H53];[.$M53];[.$R53];[.$W53];[.$AB53];[.$AG53];[.$AL53];[.$AQ53];[.$AV53];[.$BA53];[.$BF53];[.$BK53];[.$BP53];[.$BU53];[.$BZ53];[.$CE53];[.$CJ53])" office:value-type="float"/>
          <table:table-cell table:formula="of:=MIN([.$D53];[.$I53];[.$N53];[.$S53];[.$X53];[.$AC53];[.$AH53];[.$AM53];[.$AR53];[.$AW53];[.$BB53];[.$BG53];[.$BL53];[.$BQ53];[.$BV53];[.$CA53];[.$CF53];[.$CK53])" office:value-type="float"/>
          <table:table-cell table:formula="of:=MIN([.$E53];[.$J53];[.$O53];[.$T53];[.$Y53];[.$AD53];[.$AI53];[.$AN53];[.$AS53];[.$AX53];[.$BC53];[.$BH53];[.$BM53];[.$BR53];[.$BW53];[.$CB53];[.$CG53];[.$CL53])" office:value-type="float"/>
          <table:table-cell table:formula="of:=MIN([.$F53];[.$K53];[.$P53];[.$U53];[.$Z53];[.$AE53];[.$AJ53];[.$AO53];[.$AT53];[.$AY53];[.$BD53];[.$BI53];[.$BN53];[.$BS53];[.$BX53];[.$CC53];[.$CH53];[.$CM53])" office:value-type="float"/>
          <table:table-cell table:formula="of:=MEDIAN([.$B53];[.$G53];[.$L53];[.$Q53];[.$V53];[.$AA53];[.$AF53];[.$AK53];[.$AP53];[.$AU53];[.$AZ53];[.$BE53];[.$BJ53];[.$BO53];[.$BT53];[.$BY53];[.$CD53];[.$CI53])" office:value-type="float"/>
          <table:table-cell table:formula="of:=MEDIAN([.$C53];[.$H53];[.$M53];[.$R53];[.$W53];[.$AB53];[.$AG53];[.$AL53];[.$AQ53];[.$AV53];[.$BA53];[.$BF53];[.$BK53];[.$BP53];[.$BU53];[.$BZ53];[.$CE53];[.$CJ53])" office:value-type="float"/>
          <table:table-cell table:formula="of:=MEDIAN([.$D53];[.$I53];[.$N53];[.$S53];[.$X53];[.$AC53];[.$AH53];[.$AM53];[.$AR53];[.$AW53];[.$BB53];[.$BG53];[.$BL53];[.$BQ53];[.$BV53];[.$CA53];[.$CF53];[.$CK53])" office:value-type="float"/>
          <table:table-cell table:formula="of:=MEDIAN([.$E53];[.$J53];[.$O53];[.$T53];[.$Y53];[.$AD53];[.$AI53];[.$AN53];[.$AS53];[.$AX53];[.$BC53];[.$BH53];[.$BM53];[.$BR53];[.$BW53];[.$CB53];[.$CG53];[.$CL53])" office:value-type="float"/>
          <table:table-cell table:formula="of:=MEDIAN([.$F53];[.$K53];[.$P53];[.$U53];[.$Z53];[.$AE53];[.$AJ53];[.$AO53];[.$AT53];[.$AY53];[.$BD53];[.$BI53];[.$BN53];[.$BS53];[.$BX53];[.$CC53];[.$CH53];[.$CM53])" office:value-type="float"/>
          <table:table-cell table:formula="of:=MAX([.$B53];[.$G53];[.$L53];[.$Q53];[.$V53];[.$AA53];[.$AF53];[.$AK53];[.$AP53];[.$AU53];[.$AZ53];[.$BE53];[.$BJ53];[.$BO53];[.$BT53];[.$BY53];[.$CD53];[.$CI53])" office:value-type="float"/>
          <table:table-cell table:formula="of:=MAX([.$C53];[.$H53];[.$M53];[.$R53];[.$W53];[.$AB53];[.$AG53];[.$AL53];[.$AQ53];[.$AV53];[.$BA53];[.$BF53];[.$BK53];[.$BP53];[.$BU53];[.$BZ53];[.$CE53];[.$CJ53])" office:value-type="float"/>
          <table:table-cell table:formula="of:=MAX([.$D53];[.$I53];[.$N53];[.$S53];[.$X53];[.$AC53];[.$AH53];[.$AM53];[.$AR53];[.$AW53];[.$BB53];[.$BG53];[.$BL53];[.$BQ53];[.$BV53];[.$CA53];[.$CF53];[.$CK53])" office:value-type="float"/>
          <table:table-cell table:formula="of:=MAX([.$E53];[.$J53];[.$O53];[.$T53];[.$Y53];[.$AD53];[.$AI53];[.$AN53];[.$AS53];[.$AX53];[.$BC53];[.$BH53];[.$BM53];[.$BR53];[.$BW53];[.$CB53];[.$CG53];[.$CL53])" office:value-type="float"/>
          <table:table-cell table:formula="of:=MAX([.$F53];[.$K53];[.$P53];[.$U53];[.$Z53];[.$AE53];[.$AJ53];[.$AO53];[.$AT53];[.$AY53];[.$BD53];[.$BI53];[.$BN53];[.$BS53];[.$BX53];[.$CC53];[.$CH53];[.$CM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.495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71.329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table:style-name="cellBest" office:value-type="float" office:value="66.16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69.622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66.686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66.3451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table:formula="of:=MIN([.$B54];[.$G54];[.$L54];[.$Q54];[.$V54];[.$AA54];[.$AF54];[.$AK54];[.$AP54];[.$AU54];[.$AZ54];[.$BE54];[.$BJ54];[.$BO54];[.$BT54];[.$BY54];[.$CD54];[.$CI54])" office:value-type="float"/>
          <table:table-cell table:formula="of:=MIN([.$C54];[.$H54];[.$M54];[.$R54];[.$W54];[.$AB54];[.$AG54];[.$AL54];[.$AQ54];[.$AV54];[.$BA54];[.$BF54];[.$BK54];[.$BP54];[.$BU54];[.$BZ54];[.$CE54];[.$CJ54])" office:value-type="float"/>
          <table:table-cell table:formula="of:=MIN([.$D54];[.$I54];[.$N54];[.$S54];[.$X54];[.$AC54];[.$AH54];[.$AM54];[.$AR54];[.$AW54];[.$BB54];[.$BG54];[.$BL54];[.$BQ54];[.$BV54];[.$CA54];[.$CF54];[.$CK54])" office:value-type="float"/>
          <table:table-cell table:formula="of:=MIN([.$E54];[.$J54];[.$O54];[.$T54];[.$Y54];[.$AD54];[.$AI54];[.$AN54];[.$AS54];[.$AX54];[.$BC54];[.$BH54];[.$BM54];[.$BR54];[.$BW54];[.$CB54];[.$CG54];[.$CL54])" office:value-type="float"/>
          <table:table-cell table:formula="of:=MIN([.$F54];[.$K54];[.$P54];[.$U54];[.$Z54];[.$AE54];[.$AJ54];[.$AO54];[.$AT54];[.$AY54];[.$BD54];[.$BI54];[.$BN54];[.$BS54];[.$BX54];[.$CC54];[.$CH54];[.$CM54])" office:value-type="float"/>
          <table:table-cell table:formula="of:=MEDIAN([.$B54];[.$G54];[.$L54];[.$Q54];[.$V54];[.$AA54];[.$AF54];[.$AK54];[.$AP54];[.$AU54];[.$AZ54];[.$BE54];[.$BJ54];[.$BO54];[.$BT54];[.$BY54];[.$CD54];[.$CI54])" office:value-type="float"/>
          <table:table-cell table:formula="of:=MEDIAN([.$C54];[.$H54];[.$M54];[.$R54];[.$W54];[.$AB54];[.$AG54];[.$AL54];[.$AQ54];[.$AV54];[.$BA54];[.$BF54];[.$BK54];[.$BP54];[.$BU54];[.$BZ54];[.$CE54];[.$CJ54])" office:value-type="float"/>
          <table:table-cell table:formula="of:=MEDIAN([.$D54];[.$I54];[.$N54];[.$S54];[.$X54];[.$AC54];[.$AH54];[.$AM54];[.$AR54];[.$AW54];[.$BB54];[.$BG54];[.$BL54];[.$BQ54];[.$BV54];[.$CA54];[.$CF54];[.$CK54])" office:value-type="float"/>
          <table:table-cell table:formula="of:=MEDIAN([.$E54];[.$J54];[.$O54];[.$T54];[.$Y54];[.$AD54];[.$AI54];[.$AN54];[.$AS54];[.$AX54];[.$BC54];[.$BH54];[.$BM54];[.$BR54];[.$BW54];[.$CB54];[.$CG54];[.$CL54])" office:value-type="float"/>
          <table:table-cell table:formula="of:=MEDIAN([.$F54];[.$K54];[.$P54];[.$U54];[.$Z54];[.$AE54];[.$AJ54];[.$AO54];[.$AT54];[.$AY54];[.$BD54];[.$BI54];[.$BN54];[.$BS54];[.$BX54];[.$CC54];[.$CH54];[.$CM54])" office:value-type="float"/>
          <table:table-cell table:formula="of:=MAX([.$B54];[.$G54];[.$L54];[.$Q54];[.$V54];[.$AA54];[.$AF54];[.$AK54];[.$AP54];[.$AU54];[.$AZ54];[.$BE54];[.$BJ54];[.$BO54];[.$BT54];[.$BY54];[.$CD54];[.$CI54])" office:value-type="float"/>
          <table:table-cell table:formula="of:=MAX([.$C54];[.$H54];[.$M54];[.$R54];[.$W54];[.$AB54];[.$AG54];[.$AL54];[.$AQ54];[.$AV54];[.$BA54];[.$BF54];[.$BK54];[.$BP54];[.$BU54];[.$BZ54];[.$CE54];[.$CJ54])" office:value-type="float"/>
          <table:table-cell table:formula="of:=MAX([.$D54];[.$I54];[.$N54];[.$S54];[.$X54];[.$AC54];[.$AH54];[.$AM54];[.$AR54];[.$AW54];[.$BB54];[.$BG54];[.$BL54];[.$BQ54];[.$BV54];[.$CA54];[.$CF54];[.$CK54])" office:value-type="float"/>
          <table:table-cell table:formula="of:=MAX([.$E54];[.$J54];[.$O54];[.$T54];[.$Y54];[.$AD54];[.$AI54];[.$AN54];[.$AS54];[.$AX54];[.$BC54];[.$BH54];[.$BM54];[.$BR54];[.$BW54];[.$CB54];[.$CG54];[.$CL54])" office:value-type="float"/>
          <table:table-cell table:formula="of:=MAX([.$F54];[.$K54];[.$P54];[.$U54];[.$Z54];[.$AE54];[.$AJ54];[.$AO54];[.$AT54];[.$AY54];[.$BD54];[.$BI54];[.$BN54];[.$BS54];[.$BX54];[.$CC54];[.$CH54];[.$CM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office:value-type="float" office:value="40.8988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office:value-type="float" office:value="44.8722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office:value-type="float" office:value="40.251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table:style-name="cellBest" office:value-type="float" office:value="39.8026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office:value-type="float" office:value="40.3941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office:value-type="float" office:value="45.1621"/>
          <table:table-cell office:value-type="float" office:value="0.0"/>
          <table:table-cell office:value-type="float" office:value="155.0"/>
          <table:table-cell office:value-type="float" office:value="0.0"/>
          <table:table-cell office:value-type="float" office:value="153.0"/>
          <table:table-cell office:value-type="float" office:value="327.597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office:value-type="float" office:value="318.743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office:value-type="float" office:value="316.292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office:value-type="float" office:value="315.516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table:style-name="cellWorst" office:value-type="float" office:value="371.476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office:value-type="float" office:value="320.958"/>
          <table:table-cell office:value-type="float" office:value="0.0"/>
          <table:table-cell table:style-name="cellWorst" office:value-type="float" office:value="683.0"/>
          <table:table-cell office:value-type="float" office:value="0.0"/>
          <table:table-cell table:style-name="cellWorst" office:value-type="float" office:value="681.0"/>
          <table:table-cell office:value-type="float" office:value="168.48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70.54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68.24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65.14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82.66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67.70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55];[.$G55];[.$L55];[.$Q55];[.$V55];[.$AA55];[.$AF55];[.$AK55];[.$AP55];[.$AU55];[.$AZ55];[.$BE55];[.$BJ55];[.$BO55];[.$BT55];[.$BY55];[.$CD55];[.$CI55])" office:value-type="float"/>
          <table:table-cell table:formula="of:=MIN([.$C55];[.$H55];[.$M55];[.$R55];[.$W55];[.$AB55];[.$AG55];[.$AL55];[.$AQ55];[.$AV55];[.$BA55];[.$BF55];[.$BK55];[.$BP55];[.$BU55];[.$BZ55];[.$CE55];[.$CJ55])" office:value-type="float"/>
          <table:table-cell table:formula="of:=MIN([.$D55];[.$I55];[.$N55];[.$S55];[.$X55];[.$AC55];[.$AH55];[.$AM55];[.$AR55];[.$AW55];[.$BB55];[.$BG55];[.$BL55];[.$BQ55];[.$BV55];[.$CA55];[.$CF55];[.$CK55])" office:value-type="float"/>
          <table:table-cell table:formula="of:=MIN([.$E55];[.$J55];[.$O55];[.$T55];[.$Y55];[.$AD55];[.$AI55];[.$AN55];[.$AS55];[.$AX55];[.$BC55];[.$BH55];[.$BM55];[.$BR55];[.$BW55];[.$CB55];[.$CG55];[.$CL55])" office:value-type="float"/>
          <table:table-cell table:formula="of:=MIN([.$F55];[.$K55];[.$P55];[.$U55];[.$Z55];[.$AE55];[.$AJ55];[.$AO55];[.$AT55];[.$AY55];[.$BD55];[.$BI55];[.$BN55];[.$BS55];[.$BX55];[.$CC55];[.$CH55];[.$CM55])" office:value-type="float"/>
          <table:table-cell table:formula="of:=MEDIAN([.$B55];[.$G55];[.$L55];[.$Q55];[.$V55];[.$AA55];[.$AF55];[.$AK55];[.$AP55];[.$AU55];[.$AZ55];[.$BE55];[.$BJ55];[.$BO55];[.$BT55];[.$BY55];[.$CD55];[.$CI55])" office:value-type="float"/>
          <table:table-cell table:formula="of:=MEDIAN([.$C55];[.$H55];[.$M55];[.$R55];[.$W55];[.$AB55];[.$AG55];[.$AL55];[.$AQ55];[.$AV55];[.$BA55];[.$BF55];[.$BK55];[.$BP55];[.$BU55];[.$BZ55];[.$CE55];[.$CJ55])" office:value-type="float"/>
          <table:table-cell table:formula="of:=MEDIAN([.$D55];[.$I55];[.$N55];[.$S55];[.$X55];[.$AC55];[.$AH55];[.$AM55];[.$AR55];[.$AW55];[.$BB55];[.$BG55];[.$BL55];[.$BQ55];[.$BV55];[.$CA55];[.$CF55];[.$CK55])" office:value-type="float"/>
          <table:table-cell table:formula="of:=MEDIAN([.$E55];[.$J55];[.$O55];[.$T55];[.$Y55];[.$AD55];[.$AI55];[.$AN55];[.$AS55];[.$AX55];[.$BC55];[.$BH55];[.$BM55];[.$BR55];[.$BW55];[.$CB55];[.$CG55];[.$CL55])" office:value-type="float"/>
          <table:table-cell table:formula="of:=MEDIAN([.$F55];[.$K55];[.$P55];[.$U55];[.$Z55];[.$AE55];[.$AJ55];[.$AO55];[.$AT55];[.$AY55];[.$BD55];[.$BI55];[.$BN55];[.$BS55];[.$BX55];[.$CC55];[.$CH55];[.$CM55])" office:value-type="float"/>
          <table:table-cell table:formula="of:=MAX([.$B55];[.$G55];[.$L55];[.$Q55];[.$V55];[.$AA55];[.$AF55];[.$AK55];[.$AP55];[.$AU55];[.$AZ55];[.$BE55];[.$BJ55];[.$BO55];[.$BT55];[.$BY55];[.$CD55];[.$CI55])" office:value-type="float"/>
          <table:table-cell table:formula="of:=MAX([.$C55];[.$H55];[.$M55];[.$R55];[.$W55];[.$AB55];[.$AG55];[.$AL55];[.$AQ55];[.$AV55];[.$BA55];[.$BF55];[.$BK55];[.$BP55];[.$BU55];[.$BZ55];[.$CE55];[.$CJ55])" office:value-type="float"/>
          <table:table-cell table:formula="of:=MAX([.$D55];[.$I55];[.$N55];[.$S55];[.$X55];[.$AC55];[.$AH55];[.$AM55];[.$AR55];[.$AW55];[.$BB55];[.$BG55];[.$BL55];[.$BQ55];[.$BV55];[.$CA55];[.$CF55];[.$CK55])" office:value-type="float"/>
          <table:table-cell table:formula="of:=MAX([.$E55];[.$J55];[.$O55];[.$T55];[.$Y55];[.$AD55];[.$AI55];[.$AN55];[.$AS55];[.$AX55];[.$BC55];[.$BH55];[.$BM55];[.$BR55];[.$BW55];[.$CB55];[.$CG55];[.$CL55])" office:value-type="float"/>
          <table:table-cell table:formula="of:=MAX([.$F55];[.$K55];[.$P55];[.$U55];[.$Z55];[.$AE55];[.$AJ55];[.$AO55];[.$AT55];[.$AY55];[.$BD55];[.$BI55];[.$BN55];[.$BS55];[.$BX55];[.$CC55];[.$CH55];[.$CM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320.871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office:value-type="float" office:value="322.804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office:value-type="float" office:value="366.232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office:value-type="float" office:value="343.865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office:value-type="float" office:value="308.853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office:value-type="float" office:value="364.322"/>
          <table:table-cell office:value-type="float" office:value="0.0"/>
          <table:table-cell table:style-name="cellWorst" office:value-type="float" office:value="306.0"/>
          <table:table-cell office:value-type="float" office:value="0.0"/>
          <table:table-cell table:style-name="cellWorst" office:value-type="float" office:value="304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75.087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279.081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297.01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312.49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276.745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office:value-type="float" office:value="275.637"/>
          <table:table-cell office:value-type="float" office:value="0.0"/>
          <table:table-cell table:style-name="cellBest" office:value-type="float" office:value="19.0"/>
          <table:table-cell office:value-type="float" office:value="0.0"/>
          <table:table-cell table:style-name="cellBest" office:value-type="float" office:value="17.0"/>
          <table:table-cell table:formula="of:=MIN([.$B56];[.$G56];[.$L56];[.$Q56];[.$V56];[.$AA56];[.$AF56];[.$AK56];[.$AP56];[.$AU56];[.$AZ56];[.$BE56];[.$BJ56];[.$BO56];[.$BT56];[.$BY56];[.$CD56];[.$CI56])" office:value-type="float"/>
          <table:table-cell table:formula="of:=MIN([.$C56];[.$H56];[.$M56];[.$R56];[.$W56];[.$AB56];[.$AG56];[.$AL56];[.$AQ56];[.$AV56];[.$BA56];[.$BF56];[.$BK56];[.$BP56];[.$BU56];[.$BZ56];[.$CE56];[.$CJ56])" office:value-type="float"/>
          <table:table-cell table:formula="of:=MIN([.$D56];[.$I56];[.$N56];[.$S56];[.$X56];[.$AC56];[.$AH56];[.$AM56];[.$AR56];[.$AW56];[.$BB56];[.$BG56];[.$BL56];[.$BQ56];[.$BV56];[.$CA56];[.$CF56];[.$CK56])" office:value-type="float"/>
          <table:table-cell table:formula="of:=MIN([.$E56];[.$J56];[.$O56];[.$T56];[.$Y56];[.$AD56];[.$AI56];[.$AN56];[.$AS56];[.$AX56];[.$BC56];[.$BH56];[.$BM56];[.$BR56];[.$BW56];[.$CB56];[.$CG56];[.$CL56])" office:value-type="float"/>
          <table:table-cell table:formula="of:=MIN([.$F56];[.$K56];[.$P56];[.$U56];[.$Z56];[.$AE56];[.$AJ56];[.$AO56];[.$AT56];[.$AY56];[.$BD56];[.$BI56];[.$BN56];[.$BS56];[.$BX56];[.$CC56];[.$CH56];[.$CM56])" office:value-type="float"/>
          <table:table-cell table:formula="of:=MEDIAN([.$B56];[.$G56];[.$L56];[.$Q56];[.$V56];[.$AA56];[.$AF56];[.$AK56];[.$AP56];[.$AU56];[.$AZ56];[.$BE56];[.$BJ56];[.$BO56];[.$BT56];[.$BY56];[.$CD56];[.$CI56])" office:value-type="float"/>
          <table:table-cell table:formula="of:=MEDIAN([.$C56];[.$H56];[.$M56];[.$R56];[.$W56];[.$AB56];[.$AG56];[.$AL56];[.$AQ56];[.$AV56];[.$BA56];[.$BF56];[.$BK56];[.$BP56];[.$BU56];[.$BZ56];[.$CE56];[.$CJ56])" office:value-type="float"/>
          <table:table-cell table:formula="of:=MEDIAN([.$D56];[.$I56];[.$N56];[.$S56];[.$X56];[.$AC56];[.$AH56];[.$AM56];[.$AR56];[.$AW56];[.$BB56];[.$BG56];[.$BL56];[.$BQ56];[.$BV56];[.$CA56];[.$CF56];[.$CK56])" office:value-type="float"/>
          <table:table-cell table:formula="of:=MEDIAN([.$E56];[.$J56];[.$O56];[.$T56];[.$Y56];[.$AD56];[.$AI56];[.$AN56];[.$AS56];[.$AX56];[.$BC56];[.$BH56];[.$BM56];[.$BR56];[.$BW56];[.$CB56];[.$CG56];[.$CL56])" office:value-type="float"/>
          <table:table-cell table:formula="of:=MEDIAN([.$F56];[.$K56];[.$P56];[.$U56];[.$Z56];[.$AE56];[.$AJ56];[.$AO56];[.$AT56];[.$AY56];[.$BD56];[.$BI56];[.$BN56];[.$BS56];[.$BX56];[.$CC56];[.$CH56];[.$CM56])" office:value-type="float"/>
          <table:table-cell table:formula="of:=MAX([.$B56];[.$G56];[.$L56];[.$Q56];[.$V56];[.$AA56];[.$AF56];[.$AK56];[.$AP56];[.$AU56];[.$AZ56];[.$BE56];[.$BJ56];[.$BO56];[.$BT56];[.$BY56];[.$CD56];[.$CI56])" office:value-type="float"/>
          <table:table-cell table:formula="of:=MAX([.$C56];[.$H56];[.$M56];[.$R56];[.$W56];[.$AB56];[.$AG56];[.$AL56];[.$AQ56];[.$AV56];[.$BA56];[.$BF56];[.$BK56];[.$BP56];[.$BU56];[.$BZ56];[.$CE56];[.$CJ56])" office:value-type="float"/>
          <table:table-cell table:formula="of:=MAX([.$D56];[.$I56];[.$N56];[.$S56];[.$X56];[.$AC56];[.$AH56];[.$AM56];[.$AR56];[.$AW56];[.$BB56];[.$BG56];[.$BL56];[.$BQ56];[.$BV56];[.$CA56];[.$CF56];[.$CK56])" office:value-type="float"/>
          <table:table-cell table:formula="of:=MAX([.$E56];[.$J56];[.$O56];[.$T56];[.$Y56];[.$AD56];[.$AI56];[.$AN56];[.$AS56];[.$AX56];[.$BC56];[.$BH56];[.$BM56];[.$BR56];[.$BW56];[.$CB56];[.$CG56];[.$CL56])" office:value-type="float"/>
          <table:table-cell table:formula="of:=MAX([.$F56];[.$K56];[.$P56];[.$U56];[.$Z56];[.$AE56];[.$AJ56];[.$AO56];[.$AT56];[.$AY56];[.$BD56];[.$BI56];[.$BN56];[.$BS56];[.$BX56];[.$CC56];[.$CH56];[.$CM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.07348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8.3045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8.21036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table:style-name="cellBest" office:value-type="float" office:value="8.00731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8.16265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8.06203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table:formula="of:=MIN([.$B57];[.$G57];[.$L57];[.$Q57];[.$V57];[.$AA57];[.$AF57];[.$AK57];[.$AP57];[.$AU57];[.$AZ57];[.$BE57];[.$BJ57];[.$BO57];[.$BT57];[.$BY57];[.$CD57];[.$CI57])" office:value-type="float"/>
          <table:table-cell table:formula="of:=MIN([.$C57];[.$H57];[.$M57];[.$R57];[.$W57];[.$AB57];[.$AG57];[.$AL57];[.$AQ57];[.$AV57];[.$BA57];[.$BF57];[.$BK57];[.$BP57];[.$BU57];[.$BZ57];[.$CE57];[.$CJ57])" office:value-type="float"/>
          <table:table-cell table:formula="of:=MIN([.$D57];[.$I57];[.$N57];[.$S57];[.$X57];[.$AC57];[.$AH57];[.$AM57];[.$AR57];[.$AW57];[.$BB57];[.$BG57];[.$BL57];[.$BQ57];[.$BV57];[.$CA57];[.$CF57];[.$CK57])" office:value-type="float"/>
          <table:table-cell table:formula="of:=MIN([.$E57];[.$J57];[.$O57];[.$T57];[.$Y57];[.$AD57];[.$AI57];[.$AN57];[.$AS57];[.$AX57];[.$BC57];[.$BH57];[.$BM57];[.$BR57];[.$BW57];[.$CB57];[.$CG57];[.$CL57])" office:value-type="float"/>
          <table:table-cell table:formula="of:=MIN([.$F57];[.$K57];[.$P57];[.$U57];[.$Z57];[.$AE57];[.$AJ57];[.$AO57];[.$AT57];[.$AY57];[.$BD57];[.$BI57];[.$BN57];[.$BS57];[.$BX57];[.$CC57];[.$CH57];[.$CM57])" office:value-type="float"/>
          <table:table-cell table:formula="of:=MEDIAN([.$B57];[.$G57];[.$L57];[.$Q57];[.$V57];[.$AA57];[.$AF57];[.$AK57];[.$AP57];[.$AU57];[.$AZ57];[.$BE57];[.$BJ57];[.$BO57];[.$BT57];[.$BY57];[.$CD57];[.$CI57])" office:value-type="float"/>
          <table:table-cell table:formula="of:=MEDIAN([.$C57];[.$H57];[.$M57];[.$R57];[.$W57];[.$AB57];[.$AG57];[.$AL57];[.$AQ57];[.$AV57];[.$BA57];[.$BF57];[.$BK57];[.$BP57];[.$BU57];[.$BZ57];[.$CE57];[.$CJ57])" office:value-type="float"/>
          <table:table-cell table:formula="of:=MEDIAN([.$D57];[.$I57];[.$N57];[.$S57];[.$X57];[.$AC57];[.$AH57];[.$AM57];[.$AR57];[.$AW57];[.$BB57];[.$BG57];[.$BL57];[.$BQ57];[.$BV57];[.$CA57];[.$CF57];[.$CK57])" office:value-type="float"/>
          <table:table-cell table:formula="of:=MEDIAN([.$E57];[.$J57];[.$O57];[.$T57];[.$Y57];[.$AD57];[.$AI57];[.$AN57];[.$AS57];[.$AX57];[.$BC57];[.$BH57];[.$BM57];[.$BR57];[.$BW57];[.$CB57];[.$CG57];[.$CL57])" office:value-type="float"/>
          <table:table-cell table:formula="of:=MEDIAN([.$F57];[.$K57];[.$P57];[.$U57];[.$Z57];[.$AE57];[.$AJ57];[.$AO57];[.$AT57];[.$AY57];[.$BD57];[.$BI57];[.$BN57];[.$BS57];[.$BX57];[.$CC57];[.$CH57];[.$CM57])" office:value-type="float"/>
          <table:table-cell table:formula="of:=MAX([.$B57];[.$G57];[.$L57];[.$Q57];[.$V57];[.$AA57];[.$AF57];[.$AK57];[.$AP57];[.$AU57];[.$AZ57];[.$BE57];[.$BJ57];[.$BO57];[.$BT57];[.$BY57];[.$CD57];[.$CI57])" office:value-type="float"/>
          <table:table-cell table:formula="of:=MAX([.$C57];[.$H57];[.$M57];[.$R57];[.$W57];[.$AB57];[.$AG57];[.$AL57];[.$AQ57];[.$AV57];[.$BA57];[.$BF57];[.$BK57];[.$BP57];[.$BU57];[.$BZ57];[.$CE57];[.$CJ57])" office:value-type="float"/>
          <table:table-cell table:formula="of:=MAX([.$D57];[.$I57];[.$N57];[.$S57];[.$X57];[.$AC57];[.$AH57];[.$AM57];[.$AR57];[.$AW57];[.$BB57];[.$BG57];[.$BL57];[.$BQ57];[.$BV57];[.$CA57];[.$CF57];[.$CK57])" office:value-type="float"/>
          <table:table-cell table:formula="of:=MAX([.$E57];[.$J57];[.$O57];[.$T57];[.$Y57];[.$AD57];[.$AI57];[.$AN57];[.$AS57];[.$AX57];[.$BC57];[.$BH57];[.$BM57];[.$BR57];[.$BW57];[.$CB57];[.$CG57];[.$CL57])" office:value-type="float"/>
          <table:table-cell table:formula="of:=MAX([.$F57];[.$K57];[.$P57];[.$U57];[.$Z57];[.$AE57];[.$AJ57];[.$AO57];[.$AT57];[.$AY57];[.$BD57];[.$BI57];[.$BN57];[.$BS57];[.$BX57];[.$CC57];[.$CH57];[.$CM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7.9347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110.384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97.1149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table:style-name="cellBest" office:value-type="float" office:value="95.6306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98.0492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office:value-type="float" office:value="95.872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19.0"/>
          <table:table-cell table:formula="of:=MIN([.$B58];[.$G58];[.$L58];[.$Q58];[.$V58];[.$AA58];[.$AF58];[.$AK58];[.$AP58];[.$AU58];[.$AZ58];[.$BE58];[.$BJ58];[.$BO58];[.$BT58];[.$BY58];[.$CD58];[.$CI58])" office:value-type="float"/>
          <table:table-cell table:formula="of:=MIN([.$C58];[.$H58];[.$M58];[.$R58];[.$W58];[.$AB58];[.$AG58];[.$AL58];[.$AQ58];[.$AV58];[.$BA58];[.$BF58];[.$BK58];[.$BP58];[.$BU58];[.$BZ58];[.$CE58];[.$CJ58])" office:value-type="float"/>
          <table:table-cell table:formula="of:=MIN([.$D58];[.$I58];[.$N58];[.$S58];[.$X58];[.$AC58];[.$AH58];[.$AM58];[.$AR58];[.$AW58];[.$BB58];[.$BG58];[.$BL58];[.$BQ58];[.$BV58];[.$CA58];[.$CF58];[.$CK58])" office:value-type="float"/>
          <table:table-cell table:formula="of:=MIN([.$E58];[.$J58];[.$O58];[.$T58];[.$Y58];[.$AD58];[.$AI58];[.$AN58];[.$AS58];[.$AX58];[.$BC58];[.$BH58];[.$BM58];[.$BR58];[.$BW58];[.$CB58];[.$CG58];[.$CL58])" office:value-type="float"/>
          <table:table-cell table:formula="of:=MIN([.$F58];[.$K58];[.$P58];[.$U58];[.$Z58];[.$AE58];[.$AJ58];[.$AO58];[.$AT58];[.$AY58];[.$BD58];[.$BI58];[.$BN58];[.$BS58];[.$BX58];[.$CC58];[.$CH58];[.$CM58])" office:value-type="float"/>
          <table:table-cell table:formula="of:=MEDIAN([.$B58];[.$G58];[.$L58];[.$Q58];[.$V58];[.$AA58];[.$AF58];[.$AK58];[.$AP58];[.$AU58];[.$AZ58];[.$BE58];[.$BJ58];[.$BO58];[.$BT58];[.$BY58];[.$CD58];[.$CI58])" office:value-type="float"/>
          <table:table-cell table:formula="of:=MEDIAN([.$C58];[.$H58];[.$M58];[.$R58];[.$W58];[.$AB58];[.$AG58];[.$AL58];[.$AQ58];[.$AV58];[.$BA58];[.$BF58];[.$BK58];[.$BP58];[.$BU58];[.$BZ58];[.$CE58];[.$CJ58])" office:value-type="float"/>
          <table:table-cell table:formula="of:=MEDIAN([.$D58];[.$I58];[.$N58];[.$S58];[.$X58];[.$AC58];[.$AH58];[.$AM58];[.$AR58];[.$AW58];[.$BB58];[.$BG58];[.$BL58];[.$BQ58];[.$BV58];[.$CA58];[.$CF58];[.$CK58])" office:value-type="float"/>
          <table:table-cell table:formula="of:=MEDIAN([.$E58];[.$J58];[.$O58];[.$T58];[.$Y58];[.$AD58];[.$AI58];[.$AN58];[.$AS58];[.$AX58];[.$BC58];[.$BH58];[.$BM58];[.$BR58];[.$BW58];[.$CB58];[.$CG58];[.$CL58])" office:value-type="float"/>
          <table:table-cell table:formula="of:=MEDIAN([.$F58];[.$K58];[.$P58];[.$U58];[.$Z58];[.$AE58];[.$AJ58];[.$AO58];[.$AT58];[.$AY58];[.$BD58];[.$BI58];[.$BN58];[.$BS58];[.$BX58];[.$CC58];[.$CH58];[.$CM58])" office:value-type="float"/>
          <table:table-cell table:formula="of:=MAX([.$B58];[.$G58];[.$L58];[.$Q58];[.$V58];[.$AA58];[.$AF58];[.$AK58];[.$AP58];[.$AU58];[.$AZ58];[.$BE58];[.$BJ58];[.$BO58];[.$BT58];[.$BY58];[.$CD58];[.$CI58])" office:value-type="float"/>
          <table:table-cell table:formula="of:=MAX([.$C58];[.$H58];[.$M58];[.$R58];[.$W58];[.$AB58];[.$AG58];[.$AL58];[.$AQ58];[.$AV58];[.$BA58];[.$BF58];[.$BK58];[.$BP58];[.$BU58];[.$BZ58];[.$CE58];[.$CJ58])" office:value-type="float"/>
          <table:table-cell table:formula="of:=MAX([.$D58];[.$I58];[.$N58];[.$S58];[.$X58];[.$AC58];[.$AH58];[.$AM58];[.$AR58];[.$AW58];[.$BB58];[.$BG58];[.$BL58];[.$BQ58];[.$BV58];[.$CA58];[.$CF58];[.$CK58])" office:value-type="float"/>
          <table:table-cell table:formula="of:=MAX([.$E58];[.$J58];[.$O58];[.$T58];[.$Y58];[.$AD58];[.$AI58];[.$AN58];[.$AS58];[.$AX58];[.$BC58];[.$BH58];[.$BM58];[.$BR58];[.$BW58];[.$CB58];[.$CG58];[.$CL58])" office:value-type="float"/>
          <table:table-cell table:formula="of:=MAX([.$F58];[.$K58];[.$P58];[.$U58];[.$Z58];[.$AE58];[.$AJ58];[.$AO58];[.$AT58];[.$AY58];[.$BD58];[.$BI58];[.$BN58];[.$BS58];[.$BX58];[.$CC58];[.$CH58];[.$CM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7.206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office:value-type="float" office:value="566.656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office:value-type="float" office:value="564.195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office:value-type="float" office:value="580.37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office:value-type="float" office:value="647.633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office:value-type="float" office:value="573.258"/>
          <table:table-cell office:value-type="float" office:value="0.0"/>
          <table:table-cell table:style-name="cellWorst" office:value-type="float" office:value="690.0"/>
          <table:table-cell office:value-type="float" office:value="0.0"/>
          <table:table-cell table:style-name="cellWorst" office:value-type="float" office:value="688.0"/>
          <table:table-cell table:style-name="cellBest" office:value-type="float" office:value="16.79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8.5811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7.11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6.8588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7.253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7.013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formula="of:=MIN([.$B59];[.$G59];[.$L59];[.$Q59];[.$V59];[.$AA59];[.$AF59];[.$AK59];[.$AP59];[.$AU59];[.$AZ59];[.$BE59];[.$BJ59];[.$BO59];[.$BT59];[.$BY59];[.$CD59];[.$CI59])" office:value-type="float"/>
          <table:table-cell table:formula="of:=MIN([.$C59];[.$H59];[.$M59];[.$R59];[.$W59];[.$AB59];[.$AG59];[.$AL59];[.$AQ59];[.$AV59];[.$BA59];[.$BF59];[.$BK59];[.$BP59];[.$BU59];[.$BZ59];[.$CE59];[.$CJ59])" office:value-type="float"/>
          <table:table-cell table:formula="of:=MIN([.$D59];[.$I59];[.$N59];[.$S59];[.$X59];[.$AC59];[.$AH59];[.$AM59];[.$AR59];[.$AW59];[.$BB59];[.$BG59];[.$BL59];[.$BQ59];[.$BV59];[.$CA59];[.$CF59];[.$CK59])" office:value-type="float"/>
          <table:table-cell table:formula="of:=MIN([.$E59];[.$J59];[.$O59];[.$T59];[.$Y59];[.$AD59];[.$AI59];[.$AN59];[.$AS59];[.$AX59];[.$BC59];[.$BH59];[.$BM59];[.$BR59];[.$BW59];[.$CB59];[.$CG59];[.$CL59])" office:value-type="float"/>
          <table:table-cell table:formula="of:=MIN([.$F59];[.$K59];[.$P59];[.$U59];[.$Z59];[.$AE59];[.$AJ59];[.$AO59];[.$AT59];[.$AY59];[.$BD59];[.$BI59];[.$BN59];[.$BS59];[.$BX59];[.$CC59];[.$CH59];[.$CM59])" office:value-type="float"/>
          <table:table-cell table:formula="of:=MEDIAN([.$B59];[.$G59];[.$L59];[.$Q59];[.$V59];[.$AA59];[.$AF59];[.$AK59];[.$AP59];[.$AU59];[.$AZ59];[.$BE59];[.$BJ59];[.$BO59];[.$BT59];[.$BY59];[.$CD59];[.$CI59])" office:value-type="float"/>
          <table:table-cell table:formula="of:=MEDIAN([.$C59];[.$H59];[.$M59];[.$R59];[.$W59];[.$AB59];[.$AG59];[.$AL59];[.$AQ59];[.$AV59];[.$BA59];[.$BF59];[.$BK59];[.$BP59];[.$BU59];[.$BZ59];[.$CE59];[.$CJ59])" office:value-type="float"/>
          <table:table-cell table:formula="of:=MEDIAN([.$D59];[.$I59];[.$N59];[.$S59];[.$X59];[.$AC59];[.$AH59];[.$AM59];[.$AR59];[.$AW59];[.$BB59];[.$BG59];[.$BL59];[.$BQ59];[.$BV59];[.$CA59];[.$CF59];[.$CK59])" office:value-type="float"/>
          <table:table-cell table:formula="of:=MEDIAN([.$E59];[.$J59];[.$O59];[.$T59];[.$Y59];[.$AD59];[.$AI59];[.$AN59];[.$AS59];[.$AX59];[.$BC59];[.$BH59];[.$BM59];[.$BR59];[.$BW59];[.$CB59];[.$CG59];[.$CL59])" office:value-type="float"/>
          <table:table-cell table:formula="of:=MEDIAN([.$F59];[.$K59];[.$P59];[.$U59];[.$Z59];[.$AE59];[.$AJ59];[.$AO59];[.$AT59];[.$AY59];[.$BD59];[.$BI59];[.$BN59];[.$BS59];[.$BX59];[.$CC59];[.$CH59];[.$CM59])" office:value-type="float"/>
          <table:table-cell table:formula="of:=MAX([.$B59];[.$G59];[.$L59];[.$Q59];[.$V59];[.$AA59];[.$AF59];[.$AK59];[.$AP59];[.$AU59];[.$AZ59];[.$BE59];[.$BJ59];[.$BO59];[.$BT59];[.$BY59];[.$CD59];[.$CI59])" office:value-type="float"/>
          <table:table-cell table:formula="of:=MAX([.$C59];[.$H59];[.$M59];[.$R59];[.$W59];[.$AB59];[.$AG59];[.$AL59];[.$AQ59];[.$AV59];[.$BA59];[.$BF59];[.$BK59];[.$BP59];[.$BU59];[.$BZ59];[.$CE59];[.$CJ59])" office:value-type="float"/>
          <table:table-cell table:formula="of:=MAX([.$D59];[.$I59];[.$N59];[.$S59];[.$X59];[.$AC59];[.$AH59];[.$AM59];[.$AR59];[.$AW59];[.$BB59];[.$BG59];[.$BL59];[.$BQ59];[.$BV59];[.$CA59];[.$CF59];[.$CK59])" office:value-type="float"/>
          <table:table-cell table:formula="of:=MAX([.$E59];[.$J59];[.$O59];[.$T59];[.$Y59];[.$AD59];[.$AI59];[.$AN59];[.$AS59];[.$AX59];[.$BC59];[.$BH59];[.$BM59];[.$BR59];[.$BW59];[.$CB59];[.$CG59];[.$CL59])" office:value-type="float"/>
          <table:table-cell table:formula="of:=MAX([.$F59];[.$K59];[.$P59];[.$U59];[.$Z59];[.$AE59];[.$AJ59];[.$AO59];[.$AT59];[.$AY59];[.$BD59];[.$BI59];[.$BN59];[.$BS59];[.$BX59];[.$CC59];[.$CH59];[.$CM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10.55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office:value-type="float" office:value="1141.99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office:value-type="float" office:value="1067.32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office:value-type="float" office:value="1077.39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office:value-type="float" office:value="1093.78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office:value-type="float" office:value="1166.39"/>
          <table:table-cell office:value-type="float" office:value="0.0"/>
          <table:table-cell table:style-name="cellWorst" office:value-type="float" office:value="704.0"/>
          <table:table-cell office:value-type="float" office:value="0.0"/>
          <table:table-cell table:style-name="cellWorst" office:value-type="float" office:value="702.0"/>
          <table:table-cell table:style-name="cellBest" office:value-type="float" office:value="21.0008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1.299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1.105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1.352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1.240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21.27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60];[.$G60];[.$L60];[.$Q60];[.$V60];[.$AA60];[.$AF60];[.$AK60];[.$AP60];[.$AU60];[.$AZ60];[.$BE60];[.$BJ60];[.$BO60];[.$BT60];[.$BY60];[.$CD60];[.$CI60])" office:value-type="float"/>
          <table:table-cell table:formula="of:=MIN([.$C60];[.$H60];[.$M60];[.$R60];[.$W60];[.$AB60];[.$AG60];[.$AL60];[.$AQ60];[.$AV60];[.$BA60];[.$BF60];[.$BK60];[.$BP60];[.$BU60];[.$BZ60];[.$CE60];[.$CJ60])" office:value-type="float"/>
          <table:table-cell table:formula="of:=MIN([.$D60];[.$I60];[.$N60];[.$S60];[.$X60];[.$AC60];[.$AH60];[.$AM60];[.$AR60];[.$AW60];[.$BB60];[.$BG60];[.$BL60];[.$BQ60];[.$BV60];[.$CA60];[.$CF60];[.$CK60])" office:value-type="float"/>
          <table:table-cell table:formula="of:=MIN([.$E60];[.$J60];[.$O60];[.$T60];[.$Y60];[.$AD60];[.$AI60];[.$AN60];[.$AS60];[.$AX60];[.$BC60];[.$BH60];[.$BM60];[.$BR60];[.$BW60];[.$CB60];[.$CG60];[.$CL60])" office:value-type="float"/>
          <table:table-cell table:formula="of:=MIN([.$F60];[.$K60];[.$P60];[.$U60];[.$Z60];[.$AE60];[.$AJ60];[.$AO60];[.$AT60];[.$AY60];[.$BD60];[.$BI60];[.$BN60];[.$BS60];[.$BX60];[.$CC60];[.$CH60];[.$CM60])" office:value-type="float"/>
          <table:table-cell table:formula="of:=MEDIAN([.$B60];[.$G60];[.$L60];[.$Q60];[.$V60];[.$AA60];[.$AF60];[.$AK60];[.$AP60];[.$AU60];[.$AZ60];[.$BE60];[.$BJ60];[.$BO60];[.$BT60];[.$BY60];[.$CD60];[.$CI60])" office:value-type="float"/>
          <table:table-cell table:formula="of:=MEDIAN([.$C60];[.$H60];[.$M60];[.$R60];[.$W60];[.$AB60];[.$AG60];[.$AL60];[.$AQ60];[.$AV60];[.$BA60];[.$BF60];[.$BK60];[.$BP60];[.$BU60];[.$BZ60];[.$CE60];[.$CJ60])" office:value-type="float"/>
          <table:table-cell table:formula="of:=MEDIAN([.$D60];[.$I60];[.$N60];[.$S60];[.$X60];[.$AC60];[.$AH60];[.$AM60];[.$AR60];[.$AW60];[.$BB60];[.$BG60];[.$BL60];[.$BQ60];[.$BV60];[.$CA60];[.$CF60];[.$CK60])" office:value-type="float"/>
          <table:table-cell table:formula="of:=MEDIAN([.$E60];[.$J60];[.$O60];[.$T60];[.$Y60];[.$AD60];[.$AI60];[.$AN60];[.$AS60];[.$AX60];[.$BC60];[.$BH60];[.$BM60];[.$BR60];[.$BW60];[.$CB60];[.$CG60];[.$CL60])" office:value-type="float"/>
          <table:table-cell table:formula="of:=MEDIAN([.$F60];[.$K60];[.$P60];[.$U60];[.$Z60];[.$AE60];[.$AJ60];[.$AO60];[.$AT60];[.$AY60];[.$BD60];[.$BI60];[.$BN60];[.$BS60];[.$BX60];[.$CC60];[.$CH60];[.$CM60])" office:value-type="float"/>
          <table:table-cell table:formula="of:=MAX([.$B60];[.$G60];[.$L60];[.$Q60];[.$V60];[.$AA60];[.$AF60];[.$AK60];[.$AP60];[.$AU60];[.$AZ60];[.$BE60];[.$BJ60];[.$BO60];[.$BT60];[.$BY60];[.$CD60];[.$CI60])" office:value-type="float"/>
          <table:table-cell table:formula="of:=MAX([.$C60];[.$H60];[.$M60];[.$R60];[.$W60];[.$AB60];[.$AG60];[.$AL60];[.$AQ60];[.$AV60];[.$BA60];[.$BF60];[.$BK60];[.$BP60];[.$BU60];[.$BZ60];[.$CE60];[.$CJ60])" office:value-type="float"/>
          <table:table-cell table:formula="of:=MAX([.$D60];[.$I60];[.$N60];[.$S60];[.$X60];[.$AC60];[.$AH60];[.$AM60];[.$AR60];[.$AW60];[.$BB60];[.$BG60];[.$BL60];[.$BQ60];[.$BV60];[.$CA60];[.$CF60];[.$CK60])" office:value-type="float"/>
          <table:table-cell table:formula="of:=MAX([.$E60];[.$J60];[.$O60];[.$T60];[.$Y60];[.$AD60];[.$AI60];[.$AN60];[.$AS60];[.$AX60];[.$BC60];[.$BH60];[.$BM60];[.$BR60];[.$BW60];[.$CB60];[.$CG60];[.$CL60])" office:value-type="float"/>
          <table:table-cell table:formula="of:=MAX([.$F60];[.$K60];[.$P60];[.$U60];[.$Z60];[.$AE60];[.$AJ60];[.$AO60];[.$AT60];[.$AY60];[.$BD60];[.$BI60];[.$BN60];[.$BS60];[.$BX60];[.$CC60];[.$CH60];[.$CM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2.23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189.12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070.79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194.57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119.74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101.61"/>
          <table:table-cell office:value-type="float" office:value="0.0"/>
          <table:table-cell table:style-name="cellWorst" office:value-type="float" office:value="716.0"/>
          <table:table-cell office:value-type="float" office:value="0.0"/>
          <table:table-cell table:style-name="cellWorst" office:value-type="float" office:value="714.0"/>
          <table:table-cell office:value-type="float" office:value="166.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70.892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166.081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68.57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68.77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office:value-type="float" office:value="174.505"/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table:style-name="cellBest" office:value-type="float" office:value="15.0"/>
          <table:table-cell table:formula="of:=MIN([.$B61];[.$G61];[.$L61];[.$Q61];[.$V61];[.$AA61];[.$AF61];[.$AK61];[.$AP61];[.$AU61];[.$AZ61];[.$BE61];[.$BJ61];[.$BO61];[.$BT61];[.$BY61];[.$CD61];[.$CI61])" office:value-type="float"/>
          <table:table-cell table:formula="of:=MIN([.$C61];[.$H61];[.$M61];[.$R61];[.$W61];[.$AB61];[.$AG61];[.$AL61];[.$AQ61];[.$AV61];[.$BA61];[.$BF61];[.$BK61];[.$BP61];[.$BU61];[.$BZ61];[.$CE61];[.$CJ61])" office:value-type="float"/>
          <table:table-cell table:formula="of:=MIN([.$D61];[.$I61];[.$N61];[.$S61];[.$X61];[.$AC61];[.$AH61];[.$AM61];[.$AR61];[.$AW61];[.$BB61];[.$BG61];[.$BL61];[.$BQ61];[.$BV61];[.$CA61];[.$CF61];[.$CK61])" office:value-type="float"/>
          <table:table-cell table:formula="of:=MIN([.$E61];[.$J61];[.$O61];[.$T61];[.$Y61];[.$AD61];[.$AI61];[.$AN61];[.$AS61];[.$AX61];[.$BC61];[.$BH61];[.$BM61];[.$BR61];[.$BW61];[.$CB61];[.$CG61];[.$CL61])" office:value-type="float"/>
          <table:table-cell table:formula="of:=MIN([.$F61];[.$K61];[.$P61];[.$U61];[.$Z61];[.$AE61];[.$AJ61];[.$AO61];[.$AT61];[.$AY61];[.$BD61];[.$BI61];[.$BN61];[.$BS61];[.$BX61];[.$CC61];[.$CH61];[.$CM61])" office:value-type="float"/>
          <table:table-cell table:formula="of:=MEDIAN([.$B61];[.$G61];[.$L61];[.$Q61];[.$V61];[.$AA61];[.$AF61];[.$AK61];[.$AP61];[.$AU61];[.$AZ61];[.$BE61];[.$BJ61];[.$BO61];[.$BT61];[.$BY61];[.$CD61];[.$CI61])" office:value-type="float"/>
          <table:table-cell table:formula="of:=MEDIAN([.$C61];[.$H61];[.$M61];[.$R61];[.$W61];[.$AB61];[.$AG61];[.$AL61];[.$AQ61];[.$AV61];[.$BA61];[.$BF61];[.$BK61];[.$BP61];[.$BU61];[.$BZ61];[.$CE61];[.$CJ61])" office:value-type="float"/>
          <table:table-cell table:formula="of:=MEDIAN([.$D61];[.$I61];[.$N61];[.$S61];[.$X61];[.$AC61];[.$AH61];[.$AM61];[.$AR61];[.$AW61];[.$BB61];[.$BG61];[.$BL61];[.$BQ61];[.$BV61];[.$CA61];[.$CF61];[.$CK61])" office:value-type="float"/>
          <table:table-cell table:formula="of:=MEDIAN([.$E61];[.$J61];[.$O61];[.$T61];[.$Y61];[.$AD61];[.$AI61];[.$AN61];[.$AS61];[.$AX61];[.$BC61];[.$BH61];[.$BM61];[.$BR61];[.$BW61];[.$CB61];[.$CG61];[.$CL61])" office:value-type="float"/>
          <table:table-cell table:formula="of:=MEDIAN([.$F61];[.$K61];[.$P61];[.$U61];[.$Z61];[.$AE61];[.$AJ61];[.$AO61];[.$AT61];[.$AY61];[.$BD61];[.$BI61];[.$BN61];[.$BS61];[.$BX61];[.$CC61];[.$CH61];[.$CM61])" office:value-type="float"/>
          <table:table-cell table:formula="of:=MAX([.$B61];[.$G61];[.$L61];[.$Q61];[.$V61];[.$AA61];[.$AF61];[.$AK61];[.$AP61];[.$AU61];[.$AZ61];[.$BE61];[.$BJ61];[.$BO61];[.$BT61];[.$BY61];[.$CD61];[.$CI61])" office:value-type="float"/>
          <table:table-cell table:formula="of:=MAX([.$C61];[.$H61];[.$M61];[.$R61];[.$W61];[.$AB61];[.$AG61];[.$AL61];[.$AQ61];[.$AV61];[.$BA61];[.$BF61];[.$BK61];[.$BP61];[.$BU61];[.$BZ61];[.$CE61];[.$CJ61])" office:value-type="float"/>
          <table:table-cell table:formula="of:=MAX([.$D61];[.$I61];[.$N61];[.$S61];[.$X61];[.$AC61];[.$AH61];[.$AM61];[.$AR61];[.$AW61];[.$BB61];[.$BG61];[.$BL61];[.$BQ61];[.$BV61];[.$CA61];[.$CF61];[.$CK61])" office:value-type="float"/>
          <table:table-cell table:formula="of:=MAX([.$E61];[.$J61];[.$O61];[.$T61];[.$Y61];[.$AD61];[.$AI61];[.$AN61];[.$AS61];[.$AX61];[.$BC61];[.$BH61];[.$BM61];[.$BR61];[.$BW61];[.$CB61];[.$CG61];[.$CL61])" office:value-type="float"/>
          <table:table-cell table:formula="of:=MAX([.$F61];[.$K61];[.$P61];[.$U61];[.$Z61];[.$AE61];[.$AJ61];[.$AO61];[.$AT61];[.$AY61];[.$BD61];[.$BI61];[.$BN61];[.$BS61];[.$BX61];[.$CC61];[.$CH61];[.$CM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6.936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office:value-type="float" office:value="217.335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office:value-type="float" office:value="207.462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office:value-type="float" office:value="207.248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office:value-type="float" office:value="214.492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office:value-type="float" office:value="221.836"/>
          <table:table-cell office:value-type="float" office:value="0.0"/>
          <table:table-cell table:style-name="cellWorst" office:value-type="float" office:value="577.0"/>
          <table:table-cell office:value-type="float" office:value="0.0"/>
          <table:table-cell table:style-name="cellWorst" office:value-type="float" office:value="575.0"/>
          <table:table-cell table:style-name="cellBest" office:value-type="float" office:value="33.486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37.13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33.601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33.6807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34.756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34.321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62];[.$G62];[.$L62];[.$Q62];[.$V62];[.$AA62];[.$AF62];[.$AK62];[.$AP62];[.$AU62];[.$AZ62];[.$BE62];[.$BJ62];[.$BO62];[.$BT62];[.$BY62];[.$CD62];[.$CI62])" office:value-type="float"/>
          <table:table-cell table:formula="of:=MIN([.$C62];[.$H62];[.$M62];[.$R62];[.$W62];[.$AB62];[.$AG62];[.$AL62];[.$AQ62];[.$AV62];[.$BA62];[.$BF62];[.$BK62];[.$BP62];[.$BU62];[.$BZ62];[.$CE62];[.$CJ62])" office:value-type="float"/>
          <table:table-cell table:formula="of:=MIN([.$D62];[.$I62];[.$N62];[.$S62];[.$X62];[.$AC62];[.$AH62];[.$AM62];[.$AR62];[.$AW62];[.$BB62];[.$BG62];[.$BL62];[.$BQ62];[.$BV62];[.$CA62];[.$CF62];[.$CK62])" office:value-type="float"/>
          <table:table-cell table:formula="of:=MIN([.$E62];[.$J62];[.$O62];[.$T62];[.$Y62];[.$AD62];[.$AI62];[.$AN62];[.$AS62];[.$AX62];[.$BC62];[.$BH62];[.$BM62];[.$BR62];[.$BW62];[.$CB62];[.$CG62];[.$CL62])" office:value-type="float"/>
          <table:table-cell table:formula="of:=MIN([.$F62];[.$K62];[.$P62];[.$U62];[.$Z62];[.$AE62];[.$AJ62];[.$AO62];[.$AT62];[.$AY62];[.$BD62];[.$BI62];[.$BN62];[.$BS62];[.$BX62];[.$CC62];[.$CH62];[.$CM62])" office:value-type="float"/>
          <table:table-cell table:formula="of:=MEDIAN([.$B62];[.$G62];[.$L62];[.$Q62];[.$V62];[.$AA62];[.$AF62];[.$AK62];[.$AP62];[.$AU62];[.$AZ62];[.$BE62];[.$BJ62];[.$BO62];[.$BT62];[.$BY62];[.$CD62];[.$CI62])" office:value-type="float"/>
          <table:table-cell table:formula="of:=MEDIAN([.$C62];[.$H62];[.$M62];[.$R62];[.$W62];[.$AB62];[.$AG62];[.$AL62];[.$AQ62];[.$AV62];[.$BA62];[.$BF62];[.$BK62];[.$BP62];[.$BU62];[.$BZ62];[.$CE62];[.$CJ62])" office:value-type="float"/>
          <table:table-cell table:formula="of:=MEDIAN([.$D62];[.$I62];[.$N62];[.$S62];[.$X62];[.$AC62];[.$AH62];[.$AM62];[.$AR62];[.$AW62];[.$BB62];[.$BG62];[.$BL62];[.$BQ62];[.$BV62];[.$CA62];[.$CF62];[.$CK62])" office:value-type="float"/>
          <table:table-cell table:formula="of:=MEDIAN([.$E62];[.$J62];[.$O62];[.$T62];[.$Y62];[.$AD62];[.$AI62];[.$AN62];[.$AS62];[.$AX62];[.$BC62];[.$BH62];[.$BM62];[.$BR62];[.$BW62];[.$CB62];[.$CG62];[.$CL62])" office:value-type="float"/>
          <table:table-cell table:formula="of:=MEDIAN([.$F62];[.$K62];[.$P62];[.$U62];[.$Z62];[.$AE62];[.$AJ62];[.$AO62];[.$AT62];[.$AY62];[.$BD62];[.$BI62];[.$BN62];[.$BS62];[.$BX62];[.$CC62];[.$CH62];[.$CM62])" office:value-type="float"/>
          <table:table-cell table:formula="of:=MAX([.$B62];[.$G62];[.$L62];[.$Q62];[.$V62];[.$AA62];[.$AF62];[.$AK62];[.$AP62];[.$AU62];[.$AZ62];[.$BE62];[.$BJ62];[.$BO62];[.$BT62];[.$BY62];[.$CD62];[.$CI62])" office:value-type="float"/>
          <table:table-cell table:formula="of:=MAX([.$C62];[.$H62];[.$M62];[.$R62];[.$W62];[.$AB62];[.$AG62];[.$AL62];[.$AQ62];[.$AV62];[.$BA62];[.$BF62];[.$BK62];[.$BP62];[.$BU62];[.$BZ62];[.$CE62];[.$CJ62])" office:value-type="float"/>
          <table:table-cell table:formula="of:=MAX([.$D62];[.$I62];[.$N62];[.$S62];[.$X62];[.$AC62];[.$AH62];[.$AM62];[.$AR62];[.$AW62];[.$BB62];[.$BG62];[.$BL62];[.$BQ62];[.$BV62];[.$CA62];[.$CF62];[.$CK62])" office:value-type="float"/>
          <table:table-cell table:formula="of:=MAX([.$E62];[.$J62];[.$O62];[.$T62];[.$Y62];[.$AD62];[.$AI62];[.$AN62];[.$AS62];[.$AX62];[.$BC62];[.$BH62];[.$BM62];[.$BR62];[.$BW62];[.$CB62];[.$CG62];[.$CL62])" office:value-type="float"/>
          <table:table-cell table:formula="of:=MAX([.$F62];[.$K62];[.$P62];[.$U62];[.$Z62];[.$AE62];[.$AJ62];[.$AO62];[.$AT62];[.$AY62];[.$BD62];[.$BI62];[.$BN62];[.$BS62];[.$BX62];[.$CC62];[.$CH62];[.$CM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31.86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132.40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143.78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151.37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147.373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142.875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table:formula="of:=MIN([.$B63];[.$G63];[.$L63];[.$Q63];[.$V63];[.$AA63];[.$AF63];[.$AK63];[.$AP63];[.$AU63];[.$AZ63];[.$BE63];[.$BJ63];[.$BO63];[.$BT63];[.$BY63];[.$CD63];[.$CI63])" office:value-type="float"/>
          <table:table-cell table:formula="of:=MIN([.$C63];[.$H63];[.$M63];[.$R63];[.$W63];[.$AB63];[.$AG63];[.$AL63];[.$AQ63];[.$AV63];[.$BA63];[.$BF63];[.$BK63];[.$BP63];[.$BU63];[.$BZ63];[.$CE63];[.$CJ63])" office:value-type="float"/>
          <table:table-cell table:formula="of:=MIN([.$D63];[.$I63];[.$N63];[.$S63];[.$X63];[.$AC63];[.$AH63];[.$AM63];[.$AR63];[.$AW63];[.$BB63];[.$BG63];[.$BL63];[.$BQ63];[.$BV63];[.$CA63];[.$CF63];[.$CK63])" office:value-type="float"/>
          <table:table-cell table:formula="of:=MIN([.$E63];[.$J63];[.$O63];[.$T63];[.$Y63];[.$AD63];[.$AI63];[.$AN63];[.$AS63];[.$AX63];[.$BC63];[.$BH63];[.$BM63];[.$BR63];[.$BW63];[.$CB63];[.$CG63];[.$CL63])" office:value-type="float"/>
          <table:table-cell table:formula="of:=MIN([.$F63];[.$K63];[.$P63];[.$U63];[.$Z63];[.$AE63];[.$AJ63];[.$AO63];[.$AT63];[.$AY63];[.$BD63];[.$BI63];[.$BN63];[.$BS63];[.$BX63];[.$CC63];[.$CH63];[.$CM63])" office:value-type="float"/>
          <table:table-cell table:formula="of:=MEDIAN([.$B63];[.$G63];[.$L63];[.$Q63];[.$V63];[.$AA63];[.$AF63];[.$AK63];[.$AP63];[.$AU63];[.$AZ63];[.$BE63];[.$BJ63];[.$BO63];[.$BT63];[.$BY63];[.$CD63];[.$CI63])" office:value-type="float"/>
          <table:table-cell table:formula="of:=MEDIAN([.$C63];[.$H63];[.$M63];[.$R63];[.$W63];[.$AB63];[.$AG63];[.$AL63];[.$AQ63];[.$AV63];[.$BA63];[.$BF63];[.$BK63];[.$BP63];[.$BU63];[.$BZ63];[.$CE63];[.$CJ63])" office:value-type="float"/>
          <table:table-cell table:formula="of:=MEDIAN([.$D63];[.$I63];[.$N63];[.$S63];[.$X63];[.$AC63];[.$AH63];[.$AM63];[.$AR63];[.$AW63];[.$BB63];[.$BG63];[.$BL63];[.$BQ63];[.$BV63];[.$CA63];[.$CF63];[.$CK63])" office:value-type="float"/>
          <table:table-cell table:formula="of:=MEDIAN([.$E63];[.$J63];[.$O63];[.$T63];[.$Y63];[.$AD63];[.$AI63];[.$AN63];[.$AS63];[.$AX63];[.$BC63];[.$BH63];[.$BM63];[.$BR63];[.$BW63];[.$CB63];[.$CG63];[.$CL63])" office:value-type="float"/>
          <table:table-cell table:formula="of:=MEDIAN([.$F63];[.$K63];[.$P63];[.$U63];[.$Z63];[.$AE63];[.$AJ63];[.$AO63];[.$AT63];[.$AY63];[.$BD63];[.$BI63];[.$BN63];[.$BS63];[.$BX63];[.$CC63];[.$CH63];[.$CM63])" office:value-type="float"/>
          <table:table-cell table:formula="of:=MAX([.$B63];[.$G63];[.$L63];[.$Q63];[.$V63];[.$AA63];[.$AF63];[.$AK63];[.$AP63];[.$AU63];[.$AZ63];[.$BE63];[.$BJ63];[.$BO63];[.$BT63];[.$BY63];[.$CD63];[.$CI63])" office:value-type="float"/>
          <table:table-cell table:formula="of:=MAX([.$C63];[.$H63];[.$M63];[.$R63];[.$W63];[.$AB63];[.$AG63];[.$AL63];[.$AQ63];[.$AV63];[.$BA63];[.$BF63];[.$BK63];[.$BP63];[.$BU63];[.$BZ63];[.$CE63];[.$CJ63])" office:value-type="float"/>
          <table:table-cell table:formula="of:=MAX([.$D63];[.$I63];[.$N63];[.$S63];[.$X63];[.$AC63];[.$AH63];[.$AM63];[.$AR63];[.$AW63];[.$BB63];[.$BG63];[.$BL63];[.$BQ63];[.$BV63];[.$CA63];[.$CF63];[.$CK63])" office:value-type="float"/>
          <table:table-cell table:formula="of:=MAX([.$E63];[.$J63];[.$O63];[.$T63];[.$Y63];[.$AD63];[.$AI63];[.$AN63];[.$AS63];[.$AX63];[.$BC63];[.$BH63];[.$BM63];[.$BR63];[.$BW63];[.$CB63];[.$CG63];[.$CL63])" office:value-type="float"/>
          <table:table-cell table:formula="of:=MAX([.$F63];[.$K63];[.$P63];[.$U63];[.$Z63];[.$AE63];[.$AJ63];[.$AO63];[.$AT63];[.$AY63];[.$BD63];[.$BI63];[.$BN63];[.$BS63];[.$BX63];[.$CC63];[.$CH63];[.$CM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5.673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office:value-type="float" office:value="189.269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office:value-type="float" office:value="195.656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office:value-type="float" office:value="206.031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office:value-type="float" office:value="199.855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office:value-type="float" office:value="202.679"/>
          <table:table-cell office:value-type="float" office:value="0.0"/>
          <table:table-cell table:style-name="cellWorst" office:value-type="float" office:value="603.0"/>
          <table:table-cell office:value-type="float" office:value="0.0"/>
          <table:table-cell table:style-name="cellWorst" office:value-type="float" office:value="601.0"/>
          <table:table-cell table:style-name="cellBest" office:value-type="float" office:value="28.3481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28.756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28.64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28.433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30.4732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28.9439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64];[.$G64];[.$L64];[.$Q64];[.$V64];[.$AA64];[.$AF64];[.$AK64];[.$AP64];[.$AU64];[.$AZ64];[.$BE64];[.$BJ64];[.$BO64];[.$BT64];[.$BY64];[.$CD64];[.$CI64])" office:value-type="float"/>
          <table:table-cell table:formula="of:=MIN([.$C64];[.$H64];[.$M64];[.$R64];[.$W64];[.$AB64];[.$AG64];[.$AL64];[.$AQ64];[.$AV64];[.$BA64];[.$BF64];[.$BK64];[.$BP64];[.$BU64];[.$BZ64];[.$CE64];[.$CJ64])" office:value-type="float"/>
          <table:table-cell table:formula="of:=MIN([.$D64];[.$I64];[.$N64];[.$S64];[.$X64];[.$AC64];[.$AH64];[.$AM64];[.$AR64];[.$AW64];[.$BB64];[.$BG64];[.$BL64];[.$BQ64];[.$BV64];[.$CA64];[.$CF64];[.$CK64])" office:value-type="float"/>
          <table:table-cell table:formula="of:=MIN([.$E64];[.$J64];[.$O64];[.$T64];[.$Y64];[.$AD64];[.$AI64];[.$AN64];[.$AS64];[.$AX64];[.$BC64];[.$BH64];[.$BM64];[.$BR64];[.$BW64];[.$CB64];[.$CG64];[.$CL64])" office:value-type="float"/>
          <table:table-cell table:formula="of:=MIN([.$F64];[.$K64];[.$P64];[.$U64];[.$Z64];[.$AE64];[.$AJ64];[.$AO64];[.$AT64];[.$AY64];[.$BD64];[.$BI64];[.$BN64];[.$BS64];[.$BX64];[.$CC64];[.$CH64];[.$CM64])" office:value-type="float"/>
          <table:table-cell table:formula="of:=MEDIAN([.$B64];[.$G64];[.$L64];[.$Q64];[.$V64];[.$AA64];[.$AF64];[.$AK64];[.$AP64];[.$AU64];[.$AZ64];[.$BE64];[.$BJ64];[.$BO64];[.$BT64];[.$BY64];[.$CD64];[.$CI64])" office:value-type="float"/>
          <table:table-cell table:formula="of:=MEDIAN([.$C64];[.$H64];[.$M64];[.$R64];[.$W64];[.$AB64];[.$AG64];[.$AL64];[.$AQ64];[.$AV64];[.$BA64];[.$BF64];[.$BK64];[.$BP64];[.$BU64];[.$BZ64];[.$CE64];[.$CJ64])" office:value-type="float"/>
          <table:table-cell table:formula="of:=MEDIAN([.$D64];[.$I64];[.$N64];[.$S64];[.$X64];[.$AC64];[.$AH64];[.$AM64];[.$AR64];[.$AW64];[.$BB64];[.$BG64];[.$BL64];[.$BQ64];[.$BV64];[.$CA64];[.$CF64];[.$CK64])" office:value-type="float"/>
          <table:table-cell table:formula="of:=MEDIAN([.$E64];[.$J64];[.$O64];[.$T64];[.$Y64];[.$AD64];[.$AI64];[.$AN64];[.$AS64];[.$AX64];[.$BC64];[.$BH64];[.$BM64];[.$BR64];[.$BW64];[.$CB64];[.$CG64];[.$CL64])" office:value-type="float"/>
          <table:table-cell table:formula="of:=MEDIAN([.$F64];[.$K64];[.$P64];[.$U64];[.$Z64];[.$AE64];[.$AJ64];[.$AO64];[.$AT64];[.$AY64];[.$BD64];[.$BI64];[.$BN64];[.$BS64];[.$BX64];[.$CC64];[.$CH64];[.$CM64])" office:value-type="float"/>
          <table:table-cell table:formula="of:=MAX([.$B64];[.$G64];[.$L64];[.$Q64];[.$V64];[.$AA64];[.$AF64];[.$AK64];[.$AP64];[.$AU64];[.$AZ64];[.$BE64];[.$BJ64];[.$BO64];[.$BT64];[.$BY64];[.$CD64];[.$CI64])" office:value-type="float"/>
          <table:table-cell table:formula="of:=MAX([.$C64];[.$H64];[.$M64];[.$R64];[.$W64];[.$AB64];[.$AG64];[.$AL64];[.$AQ64];[.$AV64];[.$BA64];[.$BF64];[.$BK64];[.$BP64];[.$BU64];[.$BZ64];[.$CE64];[.$CJ64])" office:value-type="float"/>
          <table:table-cell table:formula="of:=MAX([.$D64];[.$I64];[.$N64];[.$S64];[.$X64];[.$AC64];[.$AH64];[.$AM64];[.$AR64];[.$AW64];[.$BB64];[.$BG64];[.$BL64];[.$BQ64];[.$BV64];[.$CA64];[.$CF64];[.$CK64])" office:value-type="float"/>
          <table:table-cell table:formula="of:=MAX([.$E64];[.$J64];[.$O64];[.$T64];[.$Y64];[.$AD64];[.$AI64];[.$AN64];[.$AS64];[.$AX64];[.$BC64];[.$BH64];[.$BM64];[.$BR64];[.$BW64];[.$CB64];[.$CG64];[.$CL64])" office:value-type="float"/>
          <table:table-cell table:formula="of:=MAX([.$F64];[.$K64];[.$P64];[.$U64];[.$Z64];[.$AE64];[.$AJ64];[.$AO64];[.$AT64];[.$AY64];[.$BD64];[.$BI64];[.$BN64];[.$BS64];[.$BX64];[.$CC64];[.$CH64];[.$CM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.3714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2.710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table:style-name="cellBest" office:value-type="float" office:value="22.348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2.6088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2.679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office:value-type="float" office:value="23.1087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14.0"/>
          <table:table-cell table:formula="of:=MIN([.$B65];[.$G65];[.$L65];[.$Q65];[.$V65];[.$AA65];[.$AF65];[.$AK65];[.$AP65];[.$AU65];[.$AZ65];[.$BE65];[.$BJ65];[.$BO65];[.$BT65];[.$BY65];[.$CD65];[.$CI65])" office:value-type="float"/>
          <table:table-cell table:formula="of:=MIN([.$C65];[.$H65];[.$M65];[.$R65];[.$W65];[.$AB65];[.$AG65];[.$AL65];[.$AQ65];[.$AV65];[.$BA65];[.$BF65];[.$BK65];[.$BP65];[.$BU65];[.$BZ65];[.$CE65];[.$CJ65])" office:value-type="float"/>
          <table:table-cell table:formula="of:=MIN([.$D65];[.$I65];[.$N65];[.$S65];[.$X65];[.$AC65];[.$AH65];[.$AM65];[.$AR65];[.$AW65];[.$BB65];[.$BG65];[.$BL65];[.$BQ65];[.$BV65];[.$CA65];[.$CF65];[.$CK65])" office:value-type="float"/>
          <table:table-cell table:formula="of:=MIN([.$E65];[.$J65];[.$O65];[.$T65];[.$Y65];[.$AD65];[.$AI65];[.$AN65];[.$AS65];[.$AX65];[.$BC65];[.$BH65];[.$BM65];[.$BR65];[.$BW65];[.$CB65];[.$CG65];[.$CL65])" office:value-type="float"/>
          <table:table-cell table:formula="of:=MIN([.$F65];[.$K65];[.$P65];[.$U65];[.$Z65];[.$AE65];[.$AJ65];[.$AO65];[.$AT65];[.$AY65];[.$BD65];[.$BI65];[.$BN65];[.$BS65];[.$BX65];[.$CC65];[.$CH65];[.$CM65])" office:value-type="float"/>
          <table:table-cell table:formula="of:=MEDIAN([.$B65];[.$G65];[.$L65];[.$Q65];[.$V65];[.$AA65];[.$AF65];[.$AK65];[.$AP65];[.$AU65];[.$AZ65];[.$BE65];[.$BJ65];[.$BO65];[.$BT65];[.$BY65];[.$CD65];[.$CI65])" office:value-type="float"/>
          <table:table-cell table:formula="of:=MEDIAN([.$C65];[.$H65];[.$M65];[.$R65];[.$W65];[.$AB65];[.$AG65];[.$AL65];[.$AQ65];[.$AV65];[.$BA65];[.$BF65];[.$BK65];[.$BP65];[.$BU65];[.$BZ65];[.$CE65];[.$CJ65])" office:value-type="float"/>
          <table:table-cell table:formula="of:=MEDIAN([.$D65];[.$I65];[.$N65];[.$S65];[.$X65];[.$AC65];[.$AH65];[.$AM65];[.$AR65];[.$AW65];[.$BB65];[.$BG65];[.$BL65];[.$BQ65];[.$BV65];[.$CA65];[.$CF65];[.$CK65])" office:value-type="float"/>
          <table:table-cell table:formula="of:=MEDIAN([.$E65];[.$J65];[.$O65];[.$T65];[.$Y65];[.$AD65];[.$AI65];[.$AN65];[.$AS65];[.$AX65];[.$BC65];[.$BH65];[.$BM65];[.$BR65];[.$BW65];[.$CB65];[.$CG65];[.$CL65])" office:value-type="float"/>
          <table:table-cell table:formula="of:=MEDIAN([.$F65];[.$K65];[.$P65];[.$U65];[.$Z65];[.$AE65];[.$AJ65];[.$AO65];[.$AT65];[.$AY65];[.$BD65];[.$BI65];[.$BN65];[.$BS65];[.$BX65];[.$CC65];[.$CH65];[.$CM65])" office:value-type="float"/>
          <table:table-cell table:formula="of:=MAX([.$B65];[.$G65];[.$L65];[.$Q65];[.$V65];[.$AA65];[.$AF65];[.$AK65];[.$AP65];[.$AU65];[.$AZ65];[.$BE65];[.$BJ65];[.$BO65];[.$BT65];[.$BY65];[.$CD65];[.$CI65])" office:value-type="float"/>
          <table:table-cell table:formula="of:=MAX([.$C65];[.$H65];[.$M65];[.$R65];[.$W65];[.$AB65];[.$AG65];[.$AL65];[.$AQ65];[.$AV65];[.$BA65];[.$BF65];[.$BK65];[.$BP65];[.$BU65];[.$BZ65];[.$CE65];[.$CJ65])" office:value-type="float"/>
          <table:table-cell table:formula="of:=MAX([.$D65];[.$I65];[.$N65];[.$S65];[.$X65];[.$AC65];[.$AH65];[.$AM65];[.$AR65];[.$AW65];[.$BB65];[.$BG65];[.$BL65];[.$BQ65];[.$BV65];[.$CA65];[.$CF65];[.$CK65])" office:value-type="float"/>
          <table:table-cell table:formula="of:=MAX([.$E65];[.$J65];[.$O65];[.$T65];[.$Y65];[.$AD65];[.$AI65];[.$AN65];[.$AS65];[.$AX65];[.$BC65];[.$BH65];[.$BM65];[.$BR65];[.$BW65];[.$CB65];[.$CG65];[.$CL65])" office:value-type="float"/>
          <table:table-cell table:formula="of:=MAX([.$F65];[.$K65];[.$P65];[.$U65];[.$Z65];[.$AE65];[.$AJ65];[.$AO65];[.$AT65];[.$AY65];[.$BD65];[.$BI65];[.$BN65];[.$BS65];[.$BX65];[.$CC65];[.$CH65];[.$CM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213.219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office:value-type="float" office:value="211.307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table:style-name="cellBest" office:value-type="float" office:value="189.365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office:value-type="float" office:value="211.386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office:value-type="float" office:value="200.109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office:value-type="float" office:value="205.638"/>
          <table:table-cell office:value-type="float" office:value="0.0"/>
          <table:table-cell office:value-type="float" office:value="264.0"/>
          <table:table-cell office:value-type="float" office:value="0.0"/>
          <table:table-cell office:value-type="float" office:value="262.0"/>
          <table:table-cell office:value-type="float" office:value="550.021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556.917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586.475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588.988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634.426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631.702"/>
          <table:table-cell office:value-type="float" office:value="0.0"/>
          <table:table-cell table:style-name="cellWorst" office:value-type="float" office:value="567.0"/>
          <table:table-cell office:value-type="float" office:value="0.0"/>
          <table:table-cell table:style-name="cellWorst" office:value-type="float" office:value="565.0"/>
          <table:table-cell office:value-type="float" office:value="925.688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928.51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934.755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930.46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928.567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style-name="cellWorst" office:value-type="float" office:value="936.968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formula="of:=MIN([.$B66];[.$G66];[.$L66];[.$Q66];[.$V66];[.$AA66];[.$AF66];[.$AK66];[.$AP66];[.$AU66];[.$AZ66];[.$BE66];[.$BJ66];[.$BO66];[.$BT66];[.$BY66];[.$CD66];[.$CI66])" office:value-type="float"/>
          <table:table-cell table:formula="of:=MIN([.$C66];[.$H66];[.$M66];[.$R66];[.$W66];[.$AB66];[.$AG66];[.$AL66];[.$AQ66];[.$AV66];[.$BA66];[.$BF66];[.$BK66];[.$BP66];[.$BU66];[.$BZ66];[.$CE66];[.$CJ66])" office:value-type="float"/>
          <table:table-cell table:formula="of:=MIN([.$D66];[.$I66];[.$N66];[.$S66];[.$X66];[.$AC66];[.$AH66];[.$AM66];[.$AR66];[.$AW66];[.$BB66];[.$BG66];[.$BL66];[.$BQ66];[.$BV66];[.$CA66];[.$CF66];[.$CK66])" office:value-type="float"/>
          <table:table-cell table:formula="of:=MIN([.$E66];[.$J66];[.$O66];[.$T66];[.$Y66];[.$AD66];[.$AI66];[.$AN66];[.$AS66];[.$AX66];[.$BC66];[.$BH66];[.$BM66];[.$BR66];[.$BW66];[.$CB66];[.$CG66];[.$CL66])" office:value-type="float"/>
          <table:table-cell table:formula="of:=MIN([.$F66];[.$K66];[.$P66];[.$U66];[.$Z66];[.$AE66];[.$AJ66];[.$AO66];[.$AT66];[.$AY66];[.$BD66];[.$BI66];[.$BN66];[.$BS66];[.$BX66];[.$CC66];[.$CH66];[.$CM66])" office:value-type="float"/>
          <table:table-cell table:formula="of:=MEDIAN([.$B66];[.$G66];[.$L66];[.$Q66];[.$V66];[.$AA66];[.$AF66];[.$AK66];[.$AP66];[.$AU66];[.$AZ66];[.$BE66];[.$BJ66];[.$BO66];[.$BT66];[.$BY66];[.$CD66];[.$CI66])" office:value-type="float"/>
          <table:table-cell table:formula="of:=MEDIAN([.$C66];[.$H66];[.$M66];[.$R66];[.$W66];[.$AB66];[.$AG66];[.$AL66];[.$AQ66];[.$AV66];[.$BA66];[.$BF66];[.$BK66];[.$BP66];[.$BU66];[.$BZ66];[.$CE66];[.$CJ66])" office:value-type="float"/>
          <table:table-cell table:formula="of:=MEDIAN([.$D66];[.$I66];[.$N66];[.$S66];[.$X66];[.$AC66];[.$AH66];[.$AM66];[.$AR66];[.$AW66];[.$BB66];[.$BG66];[.$BL66];[.$BQ66];[.$BV66];[.$CA66];[.$CF66];[.$CK66])" office:value-type="float"/>
          <table:table-cell table:formula="of:=MEDIAN([.$E66];[.$J66];[.$O66];[.$T66];[.$Y66];[.$AD66];[.$AI66];[.$AN66];[.$AS66];[.$AX66];[.$BC66];[.$BH66];[.$BM66];[.$BR66];[.$BW66];[.$CB66];[.$CG66];[.$CL66])" office:value-type="float"/>
          <table:table-cell table:formula="of:=MEDIAN([.$F66];[.$K66];[.$P66];[.$U66];[.$Z66];[.$AE66];[.$AJ66];[.$AO66];[.$AT66];[.$AY66];[.$BD66];[.$BI66];[.$BN66];[.$BS66];[.$BX66];[.$CC66];[.$CH66];[.$CM66])" office:value-type="float"/>
          <table:table-cell table:formula="of:=MAX([.$B66];[.$G66];[.$L66];[.$Q66];[.$V66];[.$AA66];[.$AF66];[.$AK66];[.$AP66];[.$AU66];[.$AZ66];[.$BE66];[.$BJ66];[.$BO66];[.$BT66];[.$BY66];[.$CD66];[.$CI66])" office:value-type="float"/>
          <table:table-cell table:formula="of:=MAX([.$C66];[.$H66];[.$M66];[.$R66];[.$W66];[.$AB66];[.$AG66];[.$AL66];[.$AQ66];[.$AV66];[.$BA66];[.$BF66];[.$BK66];[.$BP66];[.$BU66];[.$BZ66];[.$CE66];[.$CJ66])" office:value-type="float"/>
          <table:table-cell table:formula="of:=MAX([.$D66];[.$I66];[.$N66];[.$S66];[.$X66];[.$AC66];[.$AH66];[.$AM66];[.$AR66];[.$AW66];[.$BB66];[.$BG66];[.$BL66];[.$BQ66];[.$BV66];[.$CA66];[.$CF66];[.$CK66])" office:value-type="float"/>
          <table:table-cell table:formula="of:=MAX([.$E66];[.$J66];[.$O66];[.$T66];[.$Y66];[.$AD66];[.$AI66];[.$AN66];[.$AS66];[.$AX66];[.$BC66];[.$BH66];[.$BM66];[.$BR66];[.$BW66];[.$CB66];[.$CG66];[.$CL66])" office:value-type="float"/>
          <table:table-cell table:formula="of:=MAX([.$F66];[.$K66];[.$P66];[.$U66];[.$Z66];[.$AE66];[.$AJ66];[.$AO66];[.$AT66];[.$AY66];[.$BD66];[.$BI66];[.$BN66];[.$BS66];[.$BX66];[.$CC66];[.$CH66];[.$CM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6.69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office:value-type="float" office:value="1108.45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office:value-type="float" office:value="1163.71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office:value-type="float" office:value="1123.48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office:value-type="float" office:value="1149.95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office:value-type="float" office:value="1184.51"/>
          <table:table-cell office:value-type="float" office:value="0.0"/>
          <table:table-cell table:style-name="cellWorst" office:value-type="float" office:value="671.0"/>
          <table:table-cell office:value-type="float" office:value="0.0"/>
          <table:table-cell table:style-name="cellWorst" office:value-type="float" office:value="669.0"/>
          <table:table-cell table:style-name="cellBest" office:value-type="float" office:value="42.5425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3.0634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2.8281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8.2463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2.9581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office:value-type="float" office:value="43.049"/>
          <table:table-cell office:value-type="float" office:value="0.0"/>
          <table:table-cell table:style-name="cellBest" office:value-type="float" office:value="16.0"/>
          <table:table-cell office:value-type="float" office:value="0.0"/>
          <table:table-cell table:style-name="cellBest" office:value-type="float" office:value="14.0"/>
          <table:table-cell table:formula="of:=MIN([.$B67];[.$G67];[.$L67];[.$Q67];[.$V67];[.$AA67];[.$AF67];[.$AK67];[.$AP67];[.$AU67];[.$AZ67];[.$BE67];[.$BJ67];[.$BO67];[.$BT67];[.$BY67];[.$CD67];[.$CI67])" office:value-type="float"/>
          <table:table-cell table:formula="of:=MIN([.$C67];[.$H67];[.$M67];[.$R67];[.$W67];[.$AB67];[.$AG67];[.$AL67];[.$AQ67];[.$AV67];[.$BA67];[.$BF67];[.$BK67];[.$BP67];[.$BU67];[.$BZ67];[.$CE67];[.$CJ67])" office:value-type="float"/>
          <table:table-cell table:formula="of:=MIN([.$D67];[.$I67];[.$N67];[.$S67];[.$X67];[.$AC67];[.$AH67];[.$AM67];[.$AR67];[.$AW67];[.$BB67];[.$BG67];[.$BL67];[.$BQ67];[.$BV67];[.$CA67];[.$CF67];[.$CK67])" office:value-type="float"/>
          <table:table-cell table:formula="of:=MIN([.$E67];[.$J67];[.$O67];[.$T67];[.$Y67];[.$AD67];[.$AI67];[.$AN67];[.$AS67];[.$AX67];[.$BC67];[.$BH67];[.$BM67];[.$BR67];[.$BW67];[.$CB67];[.$CG67];[.$CL67])" office:value-type="float"/>
          <table:table-cell table:formula="of:=MIN([.$F67];[.$K67];[.$P67];[.$U67];[.$Z67];[.$AE67];[.$AJ67];[.$AO67];[.$AT67];[.$AY67];[.$BD67];[.$BI67];[.$BN67];[.$BS67];[.$BX67];[.$CC67];[.$CH67];[.$CM67])" office:value-type="float"/>
          <table:table-cell table:formula="of:=MEDIAN([.$B67];[.$G67];[.$L67];[.$Q67];[.$V67];[.$AA67];[.$AF67];[.$AK67];[.$AP67];[.$AU67];[.$AZ67];[.$BE67];[.$BJ67];[.$BO67];[.$BT67];[.$BY67];[.$CD67];[.$CI67])" office:value-type="float"/>
          <table:table-cell table:formula="of:=MEDIAN([.$C67];[.$H67];[.$M67];[.$R67];[.$W67];[.$AB67];[.$AG67];[.$AL67];[.$AQ67];[.$AV67];[.$BA67];[.$BF67];[.$BK67];[.$BP67];[.$BU67];[.$BZ67];[.$CE67];[.$CJ67])" office:value-type="float"/>
          <table:table-cell table:formula="of:=MEDIAN([.$D67];[.$I67];[.$N67];[.$S67];[.$X67];[.$AC67];[.$AH67];[.$AM67];[.$AR67];[.$AW67];[.$BB67];[.$BG67];[.$BL67];[.$BQ67];[.$BV67];[.$CA67];[.$CF67];[.$CK67])" office:value-type="float"/>
          <table:table-cell table:formula="of:=MEDIAN([.$E67];[.$J67];[.$O67];[.$T67];[.$Y67];[.$AD67];[.$AI67];[.$AN67];[.$AS67];[.$AX67];[.$BC67];[.$BH67];[.$BM67];[.$BR67];[.$BW67];[.$CB67];[.$CG67];[.$CL67])" office:value-type="float"/>
          <table:table-cell table:formula="of:=MEDIAN([.$F67];[.$K67];[.$P67];[.$U67];[.$Z67];[.$AE67];[.$AJ67];[.$AO67];[.$AT67];[.$AY67];[.$BD67];[.$BI67];[.$BN67];[.$BS67];[.$BX67];[.$CC67];[.$CH67];[.$CM67])" office:value-type="float"/>
          <table:table-cell table:formula="of:=MAX([.$B67];[.$G67];[.$L67];[.$Q67];[.$V67];[.$AA67];[.$AF67];[.$AK67];[.$AP67];[.$AU67];[.$AZ67];[.$BE67];[.$BJ67];[.$BO67];[.$BT67];[.$BY67];[.$CD67];[.$CI67])" office:value-type="float"/>
          <table:table-cell table:formula="of:=MAX([.$C67];[.$H67];[.$M67];[.$R67];[.$W67];[.$AB67];[.$AG67];[.$AL67];[.$AQ67];[.$AV67];[.$BA67];[.$BF67];[.$BK67];[.$BP67];[.$BU67];[.$BZ67];[.$CE67];[.$CJ67])" office:value-type="float"/>
          <table:table-cell table:formula="of:=MAX([.$D67];[.$I67];[.$N67];[.$S67];[.$X67];[.$AC67];[.$AH67];[.$AM67];[.$AR67];[.$AW67];[.$BB67];[.$BG67];[.$BL67];[.$BQ67];[.$BV67];[.$CA67];[.$CF67];[.$CK67])" office:value-type="float"/>
          <table:table-cell table:formula="of:=MAX([.$E67];[.$J67];[.$O67];[.$T67];[.$Y67];[.$AD67];[.$AI67];[.$AN67];[.$AS67];[.$AX67];[.$BC67];[.$BH67];[.$BM67];[.$BR67];[.$BW67];[.$CB67];[.$CG67];[.$CL67])" office:value-type="float"/>
          <table:table-cell table:formula="of:=MAX([.$F67];[.$K67];[.$P67];[.$U67];[.$Z67];[.$AE67];[.$AJ67];[.$AO67];[.$AT67];[.$AY67];[.$BD67];[.$BI67];[.$BN67];[.$BS67];[.$BX67];[.$CC67];[.$CH67];[.$CM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2.371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327.711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319.926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319.891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333.295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331.436"/>
          <table:table-cell office:value-type="float" office:value="0.0"/>
          <table:table-cell table:style-name="cellWorst" office:value-type="float" office:value="689.0"/>
          <table:table-cell office:value-type="float" office:value="0.0"/>
          <table:table-cell table:style-name="cellWorst" office:value-type="float" office:value="687.0"/>
          <table:table-cell office:value-type="float" office:value="9.98843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office:value-type="float" office:value="10.2615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office:value-type="float" office:value="9.9226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table:style-name="cellBest" office:value-type="float" office:value="9.92089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office:value-type="float" office:value="10.1147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office:value-type="float" office:value="9.99707"/>
          <table:table-cell office:value-type="float" office:value="0.0"/>
          <table:table-cell table:style-name="cellBest" office:value-type="float" office:value="34.0"/>
          <table:table-cell office:value-type="float" office:value="0.0"/>
          <table:table-cell table:style-name="cellBest" office:value-type="float" office:value="32.0"/>
          <table:table-cell table:formula="of:=MIN([.$B68];[.$G68];[.$L68];[.$Q68];[.$V68];[.$AA68];[.$AF68];[.$AK68];[.$AP68];[.$AU68];[.$AZ68];[.$BE68];[.$BJ68];[.$BO68];[.$BT68];[.$BY68];[.$CD68];[.$CI68])" office:value-type="float"/>
          <table:table-cell table:formula="of:=MIN([.$C68];[.$H68];[.$M68];[.$R68];[.$W68];[.$AB68];[.$AG68];[.$AL68];[.$AQ68];[.$AV68];[.$BA68];[.$BF68];[.$BK68];[.$BP68];[.$BU68];[.$BZ68];[.$CE68];[.$CJ68])" office:value-type="float"/>
          <table:table-cell table:formula="of:=MIN([.$D68];[.$I68];[.$N68];[.$S68];[.$X68];[.$AC68];[.$AH68];[.$AM68];[.$AR68];[.$AW68];[.$BB68];[.$BG68];[.$BL68];[.$BQ68];[.$BV68];[.$CA68];[.$CF68];[.$CK68])" office:value-type="float"/>
          <table:table-cell table:formula="of:=MIN([.$E68];[.$J68];[.$O68];[.$T68];[.$Y68];[.$AD68];[.$AI68];[.$AN68];[.$AS68];[.$AX68];[.$BC68];[.$BH68];[.$BM68];[.$BR68];[.$BW68];[.$CB68];[.$CG68];[.$CL68])" office:value-type="float"/>
          <table:table-cell table:formula="of:=MIN([.$F68];[.$K68];[.$P68];[.$U68];[.$Z68];[.$AE68];[.$AJ68];[.$AO68];[.$AT68];[.$AY68];[.$BD68];[.$BI68];[.$BN68];[.$BS68];[.$BX68];[.$CC68];[.$CH68];[.$CM68])" office:value-type="float"/>
          <table:table-cell table:formula="of:=MEDIAN([.$B68];[.$G68];[.$L68];[.$Q68];[.$V68];[.$AA68];[.$AF68];[.$AK68];[.$AP68];[.$AU68];[.$AZ68];[.$BE68];[.$BJ68];[.$BO68];[.$BT68];[.$BY68];[.$CD68];[.$CI68])" office:value-type="float"/>
          <table:table-cell table:formula="of:=MEDIAN([.$C68];[.$H68];[.$M68];[.$R68];[.$W68];[.$AB68];[.$AG68];[.$AL68];[.$AQ68];[.$AV68];[.$BA68];[.$BF68];[.$BK68];[.$BP68];[.$BU68];[.$BZ68];[.$CE68];[.$CJ68])" office:value-type="float"/>
          <table:table-cell table:formula="of:=MEDIAN([.$D68];[.$I68];[.$N68];[.$S68];[.$X68];[.$AC68];[.$AH68];[.$AM68];[.$AR68];[.$AW68];[.$BB68];[.$BG68];[.$BL68];[.$BQ68];[.$BV68];[.$CA68];[.$CF68];[.$CK68])" office:value-type="float"/>
          <table:table-cell table:formula="of:=MEDIAN([.$E68];[.$J68];[.$O68];[.$T68];[.$Y68];[.$AD68];[.$AI68];[.$AN68];[.$AS68];[.$AX68];[.$BC68];[.$BH68];[.$BM68];[.$BR68];[.$BW68];[.$CB68];[.$CG68];[.$CL68])" office:value-type="float"/>
          <table:table-cell table:formula="of:=MEDIAN([.$F68];[.$K68];[.$P68];[.$U68];[.$Z68];[.$AE68];[.$AJ68];[.$AO68];[.$AT68];[.$AY68];[.$BD68];[.$BI68];[.$BN68];[.$BS68];[.$BX68];[.$CC68];[.$CH68];[.$CM68])" office:value-type="float"/>
          <table:table-cell table:formula="of:=MAX([.$B68];[.$G68];[.$L68];[.$Q68];[.$V68];[.$AA68];[.$AF68];[.$AK68];[.$AP68];[.$AU68];[.$AZ68];[.$BE68];[.$BJ68];[.$BO68];[.$BT68];[.$BY68];[.$CD68];[.$CI68])" office:value-type="float"/>
          <table:table-cell table:formula="of:=MAX([.$C68];[.$H68];[.$M68];[.$R68];[.$W68];[.$AB68];[.$AG68];[.$AL68];[.$AQ68];[.$AV68];[.$BA68];[.$BF68];[.$BK68];[.$BP68];[.$BU68];[.$BZ68];[.$CE68];[.$CJ68])" office:value-type="float"/>
          <table:table-cell table:formula="of:=MAX([.$D68];[.$I68];[.$N68];[.$S68];[.$X68];[.$AC68];[.$AH68];[.$AM68];[.$AR68];[.$AW68];[.$BB68];[.$BG68];[.$BL68];[.$BQ68];[.$BV68];[.$CA68];[.$CF68];[.$CK68])" office:value-type="float"/>
          <table:table-cell table:formula="of:=MAX([.$E68];[.$J68];[.$O68];[.$T68];[.$Y68];[.$AD68];[.$AI68];[.$AN68];[.$AS68];[.$AX68];[.$BC68];[.$BH68];[.$BM68];[.$BR68];[.$BW68];[.$CB68];[.$CG68];[.$CL68])" office:value-type="float"/>
          <table:table-cell table:formula="of:=MAX([.$F68];[.$K68];[.$P68];[.$U68];[.$Z68];[.$AE68];[.$AJ68];[.$AO68];[.$AT68];[.$AY68];[.$BD68];[.$BI68];[.$BN68];[.$BS68];[.$BX68];[.$CC68];[.$CH68];[.$CM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53.305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55.54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53.8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71.65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55.128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office:value-type="float" office:value="155.25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16.0"/>
          <table:table-cell table:formula="of:=MIN([.$B69];[.$G69];[.$L69];[.$Q69];[.$V69];[.$AA69];[.$AF69];[.$AK69];[.$AP69];[.$AU69];[.$AZ69];[.$BE69];[.$BJ69];[.$BO69];[.$BT69];[.$BY69];[.$CD69];[.$CI69])" office:value-type="float"/>
          <table:table-cell table:formula="of:=MIN([.$C69];[.$H69];[.$M69];[.$R69];[.$W69];[.$AB69];[.$AG69];[.$AL69];[.$AQ69];[.$AV69];[.$BA69];[.$BF69];[.$BK69];[.$BP69];[.$BU69];[.$BZ69];[.$CE69];[.$CJ69])" office:value-type="float"/>
          <table:table-cell table:formula="of:=MIN([.$D69];[.$I69];[.$N69];[.$S69];[.$X69];[.$AC69];[.$AH69];[.$AM69];[.$AR69];[.$AW69];[.$BB69];[.$BG69];[.$BL69];[.$BQ69];[.$BV69];[.$CA69];[.$CF69];[.$CK69])" office:value-type="float"/>
          <table:table-cell table:formula="of:=MIN([.$E69];[.$J69];[.$O69];[.$T69];[.$Y69];[.$AD69];[.$AI69];[.$AN69];[.$AS69];[.$AX69];[.$BC69];[.$BH69];[.$BM69];[.$BR69];[.$BW69];[.$CB69];[.$CG69];[.$CL69])" office:value-type="float"/>
          <table:table-cell table:formula="of:=MIN([.$F69];[.$K69];[.$P69];[.$U69];[.$Z69];[.$AE69];[.$AJ69];[.$AO69];[.$AT69];[.$AY69];[.$BD69];[.$BI69];[.$BN69];[.$BS69];[.$BX69];[.$CC69];[.$CH69];[.$CM69])" office:value-type="float"/>
          <table:table-cell table:formula="of:=MEDIAN([.$B69];[.$G69];[.$L69];[.$Q69];[.$V69];[.$AA69];[.$AF69];[.$AK69];[.$AP69];[.$AU69];[.$AZ69];[.$BE69];[.$BJ69];[.$BO69];[.$BT69];[.$BY69];[.$CD69];[.$CI69])" office:value-type="float"/>
          <table:table-cell table:formula="of:=MEDIAN([.$C69];[.$H69];[.$M69];[.$R69];[.$W69];[.$AB69];[.$AG69];[.$AL69];[.$AQ69];[.$AV69];[.$BA69];[.$BF69];[.$BK69];[.$BP69];[.$BU69];[.$BZ69];[.$CE69];[.$CJ69])" office:value-type="float"/>
          <table:table-cell table:formula="of:=MEDIAN([.$D69];[.$I69];[.$N69];[.$S69];[.$X69];[.$AC69];[.$AH69];[.$AM69];[.$AR69];[.$AW69];[.$BB69];[.$BG69];[.$BL69];[.$BQ69];[.$BV69];[.$CA69];[.$CF69];[.$CK69])" office:value-type="float"/>
          <table:table-cell table:formula="of:=MEDIAN([.$E69];[.$J69];[.$O69];[.$T69];[.$Y69];[.$AD69];[.$AI69];[.$AN69];[.$AS69];[.$AX69];[.$BC69];[.$BH69];[.$BM69];[.$BR69];[.$BW69];[.$CB69];[.$CG69];[.$CL69])" office:value-type="float"/>
          <table:table-cell table:formula="of:=MEDIAN([.$F69];[.$K69];[.$P69];[.$U69];[.$Z69];[.$AE69];[.$AJ69];[.$AO69];[.$AT69];[.$AY69];[.$BD69];[.$BI69];[.$BN69];[.$BS69];[.$BX69];[.$CC69];[.$CH69];[.$CM69])" office:value-type="float"/>
          <table:table-cell table:formula="of:=MAX([.$B69];[.$G69];[.$L69];[.$Q69];[.$V69];[.$AA69];[.$AF69];[.$AK69];[.$AP69];[.$AU69];[.$AZ69];[.$BE69];[.$BJ69];[.$BO69];[.$BT69];[.$BY69];[.$CD69];[.$CI69])" office:value-type="float"/>
          <table:table-cell table:formula="of:=MAX([.$C69];[.$H69];[.$M69];[.$R69];[.$W69];[.$AB69];[.$AG69];[.$AL69];[.$AQ69];[.$AV69];[.$BA69];[.$BF69];[.$BK69];[.$BP69];[.$BU69];[.$BZ69];[.$CE69];[.$CJ69])" office:value-type="float"/>
          <table:table-cell table:formula="of:=MAX([.$D69];[.$I69];[.$N69];[.$S69];[.$X69];[.$AC69];[.$AH69];[.$AM69];[.$AR69];[.$AW69];[.$BB69];[.$BG69];[.$BL69];[.$BQ69];[.$BV69];[.$CA69];[.$CF69];[.$CK69])" office:value-type="float"/>
          <table:table-cell table:formula="of:=MAX([.$E69];[.$J69];[.$O69];[.$T69];[.$Y69];[.$AD69];[.$AI69];[.$AN69];[.$AS69];[.$AX69];[.$BC69];[.$BH69];[.$BM69];[.$BR69];[.$BW69];[.$CB69];[.$CG69];[.$CL69])" office:value-type="float"/>
          <table:table-cell table:formula="of:=MAX([.$F69];[.$K69];[.$P69];[.$U69];[.$Z69];[.$AE69];[.$AJ69];[.$AO69];[.$AT69];[.$AY69];[.$BD69];[.$BI69];[.$BN69];[.$BS69];[.$BX69];[.$CC69];[.$CH69];[.$CM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86.6558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office:value-type="float" office:value="95.4919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office:value-type="float" office:value="94.4906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table:style-name="cellBest" office:value-type="float" office:value="85.0687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office:value-type="float" office:value="86.1232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office:value-type="float" office:value="96.9281"/>
          <table:table-cell office:value-type="float" office:value="0.0"/>
          <table:table-cell office:value-type="float" office:value="253.0"/>
          <table:table-cell office:value-type="float" office:value="0.0"/>
          <table:table-cell office:value-type="float" office:value="251.0"/>
          <table:table-cell office:value-type="float" office:value="180.223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office:value-type="float" office:value="175.624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office:value-type="float" office:value="172.549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office:value-type="float" office:value="172.42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table:style-name="cellWorst" office:value-type="float" office:value="193.888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office:value-type="float" office:value="174.808"/>
          <table:table-cell office:value-type="float" office:value="0.0"/>
          <table:table-cell table:style-name="cellWorst" office:value-type="float" office:value="468.0"/>
          <table:table-cell office:value-type="float" office:value="0.0"/>
          <table:table-cell table:style-name="cellWorst" office:value-type="float" office:value="466.0"/>
          <table:table-cell office:value-type="float" office:value="125.91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43.46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25.602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25.508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36.15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33.52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70];[.$G70];[.$L70];[.$Q70];[.$V70];[.$AA70];[.$AF70];[.$AK70];[.$AP70];[.$AU70];[.$AZ70];[.$BE70];[.$BJ70];[.$BO70];[.$BT70];[.$BY70];[.$CD70];[.$CI70])" office:value-type="float"/>
          <table:table-cell table:formula="of:=MIN([.$C70];[.$H70];[.$M70];[.$R70];[.$W70];[.$AB70];[.$AG70];[.$AL70];[.$AQ70];[.$AV70];[.$BA70];[.$BF70];[.$BK70];[.$BP70];[.$BU70];[.$BZ70];[.$CE70];[.$CJ70])" office:value-type="float"/>
          <table:table-cell table:formula="of:=MIN([.$D70];[.$I70];[.$N70];[.$S70];[.$X70];[.$AC70];[.$AH70];[.$AM70];[.$AR70];[.$AW70];[.$BB70];[.$BG70];[.$BL70];[.$BQ70];[.$BV70];[.$CA70];[.$CF70];[.$CK70])" office:value-type="float"/>
          <table:table-cell table:formula="of:=MIN([.$E70];[.$J70];[.$O70];[.$T70];[.$Y70];[.$AD70];[.$AI70];[.$AN70];[.$AS70];[.$AX70];[.$BC70];[.$BH70];[.$BM70];[.$BR70];[.$BW70];[.$CB70];[.$CG70];[.$CL70])" office:value-type="float"/>
          <table:table-cell table:formula="of:=MIN([.$F70];[.$K70];[.$P70];[.$U70];[.$Z70];[.$AE70];[.$AJ70];[.$AO70];[.$AT70];[.$AY70];[.$BD70];[.$BI70];[.$BN70];[.$BS70];[.$BX70];[.$CC70];[.$CH70];[.$CM70])" office:value-type="float"/>
          <table:table-cell table:formula="of:=MEDIAN([.$B70];[.$G70];[.$L70];[.$Q70];[.$V70];[.$AA70];[.$AF70];[.$AK70];[.$AP70];[.$AU70];[.$AZ70];[.$BE70];[.$BJ70];[.$BO70];[.$BT70];[.$BY70];[.$CD70];[.$CI70])" office:value-type="float"/>
          <table:table-cell table:formula="of:=MEDIAN([.$C70];[.$H70];[.$M70];[.$R70];[.$W70];[.$AB70];[.$AG70];[.$AL70];[.$AQ70];[.$AV70];[.$BA70];[.$BF70];[.$BK70];[.$BP70];[.$BU70];[.$BZ70];[.$CE70];[.$CJ70])" office:value-type="float"/>
          <table:table-cell table:formula="of:=MEDIAN([.$D70];[.$I70];[.$N70];[.$S70];[.$X70];[.$AC70];[.$AH70];[.$AM70];[.$AR70];[.$AW70];[.$BB70];[.$BG70];[.$BL70];[.$BQ70];[.$BV70];[.$CA70];[.$CF70];[.$CK70])" office:value-type="float"/>
          <table:table-cell table:formula="of:=MEDIAN([.$E70];[.$J70];[.$O70];[.$T70];[.$Y70];[.$AD70];[.$AI70];[.$AN70];[.$AS70];[.$AX70];[.$BC70];[.$BH70];[.$BM70];[.$BR70];[.$BW70];[.$CB70];[.$CG70];[.$CL70])" office:value-type="float"/>
          <table:table-cell table:formula="of:=MEDIAN([.$F70];[.$K70];[.$P70];[.$U70];[.$Z70];[.$AE70];[.$AJ70];[.$AO70];[.$AT70];[.$AY70];[.$BD70];[.$BI70];[.$BN70];[.$BS70];[.$BX70];[.$CC70];[.$CH70];[.$CM70])" office:value-type="float"/>
          <table:table-cell table:formula="of:=MAX([.$B70];[.$G70];[.$L70];[.$Q70];[.$V70];[.$AA70];[.$AF70];[.$AK70];[.$AP70];[.$AU70];[.$AZ70];[.$BE70];[.$BJ70];[.$BO70];[.$BT70];[.$BY70];[.$CD70];[.$CI70])" office:value-type="float"/>
          <table:table-cell table:formula="of:=MAX([.$C70];[.$H70];[.$M70];[.$R70];[.$W70];[.$AB70];[.$AG70];[.$AL70];[.$AQ70];[.$AV70];[.$BA70];[.$BF70];[.$BK70];[.$BP70];[.$BU70];[.$BZ70];[.$CE70];[.$CJ70])" office:value-type="float"/>
          <table:table-cell table:formula="of:=MAX([.$D70];[.$I70];[.$N70];[.$S70];[.$X70];[.$AC70];[.$AH70];[.$AM70];[.$AR70];[.$AW70];[.$BB70];[.$BG70];[.$BL70];[.$BQ70];[.$BV70];[.$CA70];[.$CF70];[.$CK70])" office:value-type="float"/>
          <table:table-cell table:formula="of:=MAX([.$E70];[.$J70];[.$O70];[.$T70];[.$Y70];[.$AD70];[.$AI70];[.$AN70];[.$AS70];[.$AX70];[.$BC70];[.$BH70];[.$BM70];[.$BR70];[.$BW70];[.$CB70];[.$CG70];[.$CL70])" office:value-type="float"/>
          <table:table-cell table:formula="of:=MAX([.$F70];[.$K70];[.$P70];[.$U70];[.$Z70];[.$AE70];[.$AJ70];[.$AO70];[.$AT70];[.$AY70];[.$BD70];[.$BI70];[.$BN70];[.$BS70];[.$BX70];[.$CC70];[.$CH70];[.$CM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3.846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office:value-type="float" office:value="575.271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office:value-type="float" office:value="570.303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office:value-type="float" office:value="646.076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office:value-type="float" office:value="590.949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office:value-type="float" office:value="604.775"/>
          <table:table-cell office:value-type="float" office:value="0.0"/>
          <table:table-cell table:style-name="cellWorst" office:value-type="float" office:value="637.0"/>
          <table:table-cell office:value-type="float" office:value="0.0"/>
          <table:table-cell table:style-name="cellWorst" office:value-type="float" office:value="635.0"/>
          <table:table-cell table:style-name="cellBest" office:value-type="float" office:value="53.2579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53.783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53.6448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55.7969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53.924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office:value-type="float" office:value="55.4342"/>
          <table:table-cell office:value-type="float" office:value="0.0"/>
          <table:table-cell table:style-name="cellBest" office:value-type="float" office:value="18.0"/>
          <table:table-cell office:value-type="float" office:value="0.0"/>
          <table:table-cell table:style-name="cellBest" office:value-type="float" office:value="16.0"/>
          <table:table-cell table:formula="of:=MIN([.$B71];[.$G71];[.$L71];[.$Q71];[.$V71];[.$AA71];[.$AF71];[.$AK71];[.$AP71];[.$AU71];[.$AZ71];[.$BE71];[.$BJ71];[.$BO71];[.$BT71];[.$BY71];[.$CD71];[.$CI71])" office:value-type="float"/>
          <table:table-cell table:formula="of:=MIN([.$C71];[.$H71];[.$M71];[.$R71];[.$W71];[.$AB71];[.$AG71];[.$AL71];[.$AQ71];[.$AV71];[.$BA71];[.$BF71];[.$BK71];[.$BP71];[.$BU71];[.$BZ71];[.$CE71];[.$CJ71])" office:value-type="float"/>
          <table:table-cell table:formula="of:=MIN([.$D71];[.$I71];[.$N71];[.$S71];[.$X71];[.$AC71];[.$AH71];[.$AM71];[.$AR71];[.$AW71];[.$BB71];[.$BG71];[.$BL71];[.$BQ71];[.$BV71];[.$CA71];[.$CF71];[.$CK71])" office:value-type="float"/>
          <table:table-cell table:formula="of:=MIN([.$E71];[.$J71];[.$O71];[.$T71];[.$Y71];[.$AD71];[.$AI71];[.$AN71];[.$AS71];[.$AX71];[.$BC71];[.$BH71];[.$BM71];[.$BR71];[.$BW71];[.$CB71];[.$CG71];[.$CL71])" office:value-type="float"/>
          <table:table-cell table:formula="of:=MIN([.$F71];[.$K71];[.$P71];[.$U71];[.$Z71];[.$AE71];[.$AJ71];[.$AO71];[.$AT71];[.$AY71];[.$BD71];[.$BI71];[.$BN71];[.$BS71];[.$BX71];[.$CC71];[.$CH71];[.$CM71])" office:value-type="float"/>
          <table:table-cell table:formula="of:=MEDIAN([.$B71];[.$G71];[.$L71];[.$Q71];[.$V71];[.$AA71];[.$AF71];[.$AK71];[.$AP71];[.$AU71];[.$AZ71];[.$BE71];[.$BJ71];[.$BO71];[.$BT71];[.$BY71];[.$CD71];[.$CI71])" office:value-type="float"/>
          <table:table-cell table:formula="of:=MEDIAN([.$C71];[.$H71];[.$M71];[.$R71];[.$W71];[.$AB71];[.$AG71];[.$AL71];[.$AQ71];[.$AV71];[.$BA71];[.$BF71];[.$BK71];[.$BP71];[.$BU71];[.$BZ71];[.$CE71];[.$CJ71])" office:value-type="float"/>
          <table:table-cell table:formula="of:=MEDIAN([.$D71];[.$I71];[.$N71];[.$S71];[.$X71];[.$AC71];[.$AH71];[.$AM71];[.$AR71];[.$AW71];[.$BB71];[.$BG71];[.$BL71];[.$BQ71];[.$BV71];[.$CA71];[.$CF71];[.$CK71])" office:value-type="float"/>
          <table:table-cell table:formula="of:=MEDIAN([.$E71];[.$J71];[.$O71];[.$T71];[.$Y71];[.$AD71];[.$AI71];[.$AN71];[.$AS71];[.$AX71];[.$BC71];[.$BH71];[.$BM71];[.$BR71];[.$BW71];[.$CB71];[.$CG71];[.$CL71])" office:value-type="float"/>
          <table:table-cell table:formula="of:=MEDIAN([.$F71];[.$K71];[.$P71];[.$U71];[.$Z71];[.$AE71];[.$AJ71];[.$AO71];[.$AT71];[.$AY71];[.$BD71];[.$BI71];[.$BN71];[.$BS71];[.$BX71];[.$CC71];[.$CH71];[.$CM71])" office:value-type="float"/>
          <table:table-cell table:formula="of:=MAX([.$B71];[.$G71];[.$L71];[.$Q71];[.$V71];[.$AA71];[.$AF71];[.$AK71];[.$AP71];[.$AU71];[.$AZ71];[.$BE71];[.$BJ71];[.$BO71];[.$BT71];[.$BY71];[.$CD71];[.$CI71])" office:value-type="float"/>
          <table:table-cell table:formula="of:=MAX([.$C71];[.$H71];[.$M71];[.$R71];[.$W71];[.$AB71];[.$AG71];[.$AL71];[.$AQ71];[.$AV71];[.$BA71];[.$BF71];[.$BK71];[.$BP71];[.$BU71];[.$BZ71];[.$CE71];[.$CJ71])" office:value-type="float"/>
          <table:table-cell table:formula="of:=MAX([.$D71];[.$I71];[.$N71];[.$S71];[.$X71];[.$AC71];[.$AH71];[.$AM71];[.$AR71];[.$AW71];[.$BB71];[.$BG71];[.$BL71];[.$BQ71];[.$BV71];[.$CA71];[.$CF71];[.$CK71])" office:value-type="float"/>
          <table:table-cell table:formula="of:=MAX([.$E71];[.$J71];[.$O71];[.$T71];[.$Y71];[.$AD71];[.$AI71];[.$AN71];[.$AS71];[.$AX71];[.$BC71];[.$BH71];[.$BM71];[.$BR71];[.$BW71];[.$CB71];[.$CG71];[.$CL71])" office:value-type="float"/>
          <table:table-cell table:formula="of:=MAX([.$F71];[.$K71];[.$P71];[.$U71];[.$Z71];[.$AE71];[.$AJ71];[.$AO71];[.$AT71];[.$AY71];[.$BD71];[.$BI71];[.$BN71];[.$BS71];[.$BX71];[.$CC71];[.$CH71];[.$CM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1.672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84.853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83.953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83.887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95.093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85.981"/>
          <table:table-cell office:value-type="float" office:value="0.0"/>
          <table:table-cell table:style-name="cellWorst" office:value-type="float" office:value="544.0"/>
          <table:table-cell office:value-type="float" office:value="0.0"/>
          <table:table-cell table:style-name="cellWorst" office:value-type="float" office:value="542.0"/>
          <table:table-cell office:value-type="float" office:value="170.209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office:value-type="float" office:value="170.326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table:style-name="cellBest" office:value-type="float" office:value="169.261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office:value-type="float" office:value="170.622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office:value-type="float" office:value="169.702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office:value-type="float" office:value="195.561"/>
          <table:table-cell office:value-type="float" office:value="0.0"/>
          <table:table-cell table:style-name="cellBest" office:value-type="float" office:value="27.0"/>
          <table:table-cell office:value-type="float" office:value="0.0"/>
          <table:table-cell table:style-name="cellBest" office:value-type="float" office:value="25.0"/>
          <table:table-cell table:formula="of:=MIN([.$B72];[.$G72];[.$L72];[.$Q72];[.$V72];[.$AA72];[.$AF72];[.$AK72];[.$AP72];[.$AU72];[.$AZ72];[.$BE72];[.$BJ72];[.$BO72];[.$BT72];[.$BY72];[.$CD72];[.$CI72])" office:value-type="float"/>
          <table:table-cell table:formula="of:=MIN([.$C72];[.$H72];[.$M72];[.$R72];[.$W72];[.$AB72];[.$AG72];[.$AL72];[.$AQ72];[.$AV72];[.$BA72];[.$BF72];[.$BK72];[.$BP72];[.$BU72];[.$BZ72];[.$CE72];[.$CJ72])" office:value-type="float"/>
          <table:table-cell table:formula="of:=MIN([.$D72];[.$I72];[.$N72];[.$S72];[.$X72];[.$AC72];[.$AH72];[.$AM72];[.$AR72];[.$AW72];[.$BB72];[.$BG72];[.$BL72];[.$BQ72];[.$BV72];[.$CA72];[.$CF72];[.$CK72])" office:value-type="float"/>
          <table:table-cell table:formula="of:=MIN([.$E72];[.$J72];[.$O72];[.$T72];[.$Y72];[.$AD72];[.$AI72];[.$AN72];[.$AS72];[.$AX72];[.$BC72];[.$BH72];[.$BM72];[.$BR72];[.$BW72];[.$CB72];[.$CG72];[.$CL72])" office:value-type="float"/>
          <table:table-cell table:formula="of:=MIN([.$F72];[.$K72];[.$P72];[.$U72];[.$Z72];[.$AE72];[.$AJ72];[.$AO72];[.$AT72];[.$AY72];[.$BD72];[.$BI72];[.$BN72];[.$BS72];[.$BX72];[.$CC72];[.$CH72];[.$CM72])" office:value-type="float"/>
          <table:table-cell table:formula="of:=MEDIAN([.$B72];[.$G72];[.$L72];[.$Q72];[.$V72];[.$AA72];[.$AF72];[.$AK72];[.$AP72];[.$AU72];[.$AZ72];[.$BE72];[.$BJ72];[.$BO72];[.$BT72];[.$BY72];[.$CD72];[.$CI72])" office:value-type="float"/>
          <table:table-cell table:formula="of:=MEDIAN([.$C72];[.$H72];[.$M72];[.$R72];[.$W72];[.$AB72];[.$AG72];[.$AL72];[.$AQ72];[.$AV72];[.$BA72];[.$BF72];[.$BK72];[.$BP72];[.$BU72];[.$BZ72];[.$CE72];[.$CJ72])" office:value-type="float"/>
          <table:table-cell table:formula="of:=MEDIAN([.$D72];[.$I72];[.$N72];[.$S72];[.$X72];[.$AC72];[.$AH72];[.$AM72];[.$AR72];[.$AW72];[.$BB72];[.$BG72];[.$BL72];[.$BQ72];[.$BV72];[.$CA72];[.$CF72];[.$CK72])" office:value-type="float"/>
          <table:table-cell table:formula="of:=MEDIAN([.$E72];[.$J72];[.$O72];[.$T72];[.$Y72];[.$AD72];[.$AI72];[.$AN72];[.$AS72];[.$AX72];[.$BC72];[.$BH72];[.$BM72];[.$BR72];[.$BW72];[.$CB72];[.$CG72];[.$CL72])" office:value-type="float"/>
          <table:table-cell table:formula="of:=MEDIAN([.$F72];[.$K72];[.$P72];[.$U72];[.$Z72];[.$AE72];[.$AJ72];[.$AO72];[.$AT72];[.$AY72];[.$BD72];[.$BI72];[.$BN72];[.$BS72];[.$BX72];[.$CC72];[.$CH72];[.$CM72])" office:value-type="float"/>
          <table:table-cell table:formula="of:=MAX([.$B72];[.$G72];[.$L72];[.$Q72];[.$V72];[.$AA72];[.$AF72];[.$AK72];[.$AP72];[.$AU72];[.$AZ72];[.$BE72];[.$BJ72];[.$BO72];[.$BT72];[.$BY72];[.$CD72];[.$CI72])" office:value-type="float"/>
          <table:table-cell table:formula="of:=MAX([.$C72];[.$H72];[.$M72];[.$R72];[.$W72];[.$AB72];[.$AG72];[.$AL72];[.$AQ72];[.$AV72];[.$BA72];[.$BF72];[.$BK72];[.$BP72];[.$BU72];[.$BZ72];[.$CE72];[.$CJ72])" office:value-type="float"/>
          <table:table-cell table:formula="of:=MAX([.$D72];[.$I72];[.$N72];[.$S72];[.$X72];[.$AC72];[.$AH72];[.$AM72];[.$AR72];[.$AW72];[.$BB72];[.$BG72];[.$BL72];[.$BQ72];[.$BV72];[.$CA72];[.$CF72];[.$CK72])" office:value-type="float"/>
          <table:table-cell table:formula="of:=MAX([.$E72];[.$J72];[.$O72];[.$T72];[.$Y72];[.$AD72];[.$AI72];[.$AN72];[.$AS72];[.$AX72];[.$BC72];[.$BH72];[.$BM72];[.$BR72];[.$BW72];[.$CB72];[.$CG72];[.$CL72])" office:value-type="float"/>
          <table:table-cell table:formula="of:=MAX([.$F72];[.$K72];[.$P72];[.$U72];[.$Z72];[.$AE72];[.$AJ72];[.$AO72];[.$AT72];[.$AY72];[.$BD72];[.$BI72];[.$BN72];[.$BS72];[.$BX72];[.$CC72];[.$CH72];[.$CM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7.935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office:value-type="float" office:value="824.878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office:value-type="float" office:value="828.588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office:value-type="float" office:value="822.287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office:value-type="float" office:value="881.595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office:value-type="float" office:value="834.456"/>
          <table:table-cell office:value-type="float" office:value="0.0"/>
          <table:table-cell table:style-name="cellWorst" office:value-type="float" office:value="625.0"/>
          <table:table-cell office:value-type="float" office:value="0.0"/>
          <table:table-cell table:style-name="cellWorst" office:value-type="float" office:value="623.0"/>
          <table:table-cell table:style-name="cellBest" office:value-type="float" office:value="15.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7.428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6.165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6.001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6.151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5.8621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73];[.$G73];[.$L73];[.$Q73];[.$V73];[.$AA73];[.$AF73];[.$AK73];[.$AP73];[.$AU73];[.$AZ73];[.$BE73];[.$BJ73];[.$BO73];[.$BT73];[.$BY73];[.$CD73];[.$CI73])" office:value-type="float"/>
          <table:table-cell table:formula="of:=MIN([.$C73];[.$H73];[.$M73];[.$R73];[.$W73];[.$AB73];[.$AG73];[.$AL73];[.$AQ73];[.$AV73];[.$BA73];[.$BF73];[.$BK73];[.$BP73];[.$BU73];[.$BZ73];[.$CE73];[.$CJ73])" office:value-type="float"/>
          <table:table-cell table:formula="of:=MIN([.$D73];[.$I73];[.$N73];[.$S73];[.$X73];[.$AC73];[.$AH73];[.$AM73];[.$AR73];[.$AW73];[.$BB73];[.$BG73];[.$BL73];[.$BQ73];[.$BV73];[.$CA73];[.$CF73];[.$CK73])" office:value-type="float"/>
          <table:table-cell table:formula="of:=MIN([.$E73];[.$J73];[.$O73];[.$T73];[.$Y73];[.$AD73];[.$AI73];[.$AN73];[.$AS73];[.$AX73];[.$BC73];[.$BH73];[.$BM73];[.$BR73];[.$BW73];[.$CB73];[.$CG73];[.$CL73])" office:value-type="float"/>
          <table:table-cell table:formula="of:=MIN([.$F73];[.$K73];[.$P73];[.$U73];[.$Z73];[.$AE73];[.$AJ73];[.$AO73];[.$AT73];[.$AY73];[.$BD73];[.$BI73];[.$BN73];[.$BS73];[.$BX73];[.$CC73];[.$CH73];[.$CM73])" office:value-type="float"/>
          <table:table-cell table:formula="of:=MEDIAN([.$B73];[.$G73];[.$L73];[.$Q73];[.$V73];[.$AA73];[.$AF73];[.$AK73];[.$AP73];[.$AU73];[.$AZ73];[.$BE73];[.$BJ73];[.$BO73];[.$BT73];[.$BY73];[.$CD73];[.$CI73])" office:value-type="float"/>
          <table:table-cell table:formula="of:=MEDIAN([.$C73];[.$H73];[.$M73];[.$R73];[.$W73];[.$AB73];[.$AG73];[.$AL73];[.$AQ73];[.$AV73];[.$BA73];[.$BF73];[.$BK73];[.$BP73];[.$BU73];[.$BZ73];[.$CE73];[.$CJ73])" office:value-type="float"/>
          <table:table-cell table:formula="of:=MEDIAN([.$D73];[.$I73];[.$N73];[.$S73];[.$X73];[.$AC73];[.$AH73];[.$AM73];[.$AR73];[.$AW73];[.$BB73];[.$BG73];[.$BL73];[.$BQ73];[.$BV73];[.$CA73];[.$CF73];[.$CK73])" office:value-type="float"/>
          <table:table-cell table:formula="of:=MEDIAN([.$E73];[.$J73];[.$O73];[.$T73];[.$Y73];[.$AD73];[.$AI73];[.$AN73];[.$AS73];[.$AX73];[.$BC73];[.$BH73];[.$BM73];[.$BR73];[.$BW73];[.$CB73];[.$CG73];[.$CL73])" office:value-type="float"/>
          <table:table-cell table:formula="of:=MEDIAN([.$F73];[.$K73];[.$P73];[.$U73];[.$Z73];[.$AE73];[.$AJ73];[.$AO73];[.$AT73];[.$AY73];[.$BD73];[.$BI73];[.$BN73];[.$BS73];[.$BX73];[.$CC73];[.$CH73];[.$CM73])" office:value-type="float"/>
          <table:table-cell table:formula="of:=MAX([.$B73];[.$G73];[.$L73];[.$Q73];[.$V73];[.$AA73];[.$AF73];[.$AK73];[.$AP73];[.$AU73];[.$AZ73];[.$BE73];[.$BJ73];[.$BO73];[.$BT73];[.$BY73];[.$CD73];[.$CI73])" office:value-type="float"/>
          <table:table-cell table:formula="of:=MAX([.$C73];[.$H73];[.$M73];[.$R73];[.$W73];[.$AB73];[.$AG73];[.$AL73];[.$AQ73];[.$AV73];[.$BA73];[.$BF73];[.$BK73];[.$BP73];[.$BU73];[.$BZ73];[.$CE73];[.$CJ73])" office:value-type="float"/>
          <table:table-cell table:formula="of:=MAX([.$D73];[.$I73];[.$N73];[.$S73];[.$X73];[.$AC73];[.$AH73];[.$AM73];[.$AR73];[.$AW73];[.$BB73];[.$BG73];[.$BL73];[.$BQ73];[.$BV73];[.$CA73];[.$CF73];[.$CK73])" office:value-type="float"/>
          <table:table-cell table:formula="of:=MAX([.$E73];[.$J73];[.$O73];[.$T73];[.$Y73];[.$AD73];[.$AI73];[.$AN73];[.$AS73];[.$AX73];[.$BC73];[.$BH73];[.$BM73];[.$BR73];[.$BW73];[.$CB73];[.$CG73];[.$CL73])" office:value-type="float"/>
          <table:table-cell table:formula="of:=MAX([.$F73];[.$K73];[.$P73];[.$U73];[.$Z73];[.$AE73];[.$AJ73];[.$AO73];[.$AT73];[.$AY73];[.$BD73];[.$BI73];[.$BN73];[.$BS73];[.$BX73];[.$CC73];[.$CH73];[.$CM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.963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office:value-type="float" office:value="131.239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office:value-type="float" office:value="140.202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office:value-type="float" office:value="144.824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office:value-type="float" office:value="149.055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office:value-type="float" office:value="131.585"/>
          <table:table-cell office:value-type="float" office:value="0.0"/>
          <table:table-cell table:style-name="cellWorst" office:value-type="float" office:value="519.0"/>
          <table:table-cell office:value-type="float" office:value="0.0"/>
          <table:table-cell table:style-name="cellWorst" office:value-type="float" office:value="517.0"/>
          <table:table-cell table:style-name="cellBest" office:value-type="float" office:value="55.1901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office:value-type="float" office:value="62.9765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office:value-type="float" office:value="58.5533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office:value-type="float" office:value="58.8346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office:value-type="float" office:value="55.613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office:value-type="float" office:value="55.4381"/>
          <table:table-cell office:value-type="float" office:value="0.0"/>
          <table:table-cell table:style-name="cellBest" office:value-type="float" office:value="23.0"/>
          <table:table-cell office:value-type="float" office:value="0.0"/>
          <table:table-cell table:style-name="cellBest" office:value-type="float" office:value="21.0"/>
          <table:table-cell table:formula="of:=MIN([.$B74];[.$G74];[.$L74];[.$Q74];[.$V74];[.$AA74];[.$AF74];[.$AK74];[.$AP74];[.$AU74];[.$AZ74];[.$BE74];[.$BJ74];[.$BO74];[.$BT74];[.$BY74];[.$CD74];[.$CI74])" office:value-type="float"/>
          <table:table-cell table:formula="of:=MIN([.$C74];[.$H74];[.$M74];[.$R74];[.$W74];[.$AB74];[.$AG74];[.$AL74];[.$AQ74];[.$AV74];[.$BA74];[.$BF74];[.$BK74];[.$BP74];[.$BU74];[.$BZ74];[.$CE74];[.$CJ74])" office:value-type="float"/>
          <table:table-cell table:formula="of:=MIN([.$D74];[.$I74];[.$N74];[.$S74];[.$X74];[.$AC74];[.$AH74];[.$AM74];[.$AR74];[.$AW74];[.$BB74];[.$BG74];[.$BL74];[.$BQ74];[.$BV74];[.$CA74];[.$CF74];[.$CK74])" office:value-type="float"/>
          <table:table-cell table:formula="of:=MIN([.$E74];[.$J74];[.$O74];[.$T74];[.$Y74];[.$AD74];[.$AI74];[.$AN74];[.$AS74];[.$AX74];[.$BC74];[.$BH74];[.$BM74];[.$BR74];[.$BW74];[.$CB74];[.$CG74];[.$CL74])" office:value-type="float"/>
          <table:table-cell table:formula="of:=MIN([.$F74];[.$K74];[.$P74];[.$U74];[.$Z74];[.$AE74];[.$AJ74];[.$AO74];[.$AT74];[.$AY74];[.$BD74];[.$BI74];[.$BN74];[.$BS74];[.$BX74];[.$CC74];[.$CH74];[.$CM74])" office:value-type="float"/>
          <table:table-cell table:formula="of:=MEDIAN([.$B74];[.$G74];[.$L74];[.$Q74];[.$V74];[.$AA74];[.$AF74];[.$AK74];[.$AP74];[.$AU74];[.$AZ74];[.$BE74];[.$BJ74];[.$BO74];[.$BT74];[.$BY74];[.$CD74];[.$CI74])" office:value-type="float"/>
          <table:table-cell table:formula="of:=MEDIAN([.$C74];[.$H74];[.$M74];[.$R74];[.$W74];[.$AB74];[.$AG74];[.$AL74];[.$AQ74];[.$AV74];[.$BA74];[.$BF74];[.$BK74];[.$BP74];[.$BU74];[.$BZ74];[.$CE74];[.$CJ74])" office:value-type="float"/>
          <table:table-cell table:formula="of:=MEDIAN([.$D74];[.$I74];[.$N74];[.$S74];[.$X74];[.$AC74];[.$AH74];[.$AM74];[.$AR74];[.$AW74];[.$BB74];[.$BG74];[.$BL74];[.$BQ74];[.$BV74];[.$CA74];[.$CF74];[.$CK74])" office:value-type="float"/>
          <table:table-cell table:formula="of:=MEDIAN([.$E74];[.$J74];[.$O74];[.$T74];[.$Y74];[.$AD74];[.$AI74];[.$AN74];[.$AS74];[.$AX74];[.$BC74];[.$BH74];[.$BM74];[.$BR74];[.$BW74];[.$CB74];[.$CG74];[.$CL74])" office:value-type="float"/>
          <table:table-cell table:formula="of:=MEDIAN([.$F74];[.$K74];[.$P74];[.$U74];[.$Z74];[.$AE74];[.$AJ74];[.$AO74];[.$AT74];[.$AY74];[.$BD74];[.$BI74];[.$BN74];[.$BS74];[.$BX74];[.$CC74];[.$CH74];[.$CM74])" office:value-type="float"/>
          <table:table-cell table:formula="of:=MAX([.$B74];[.$G74];[.$L74];[.$Q74];[.$V74];[.$AA74];[.$AF74];[.$AK74];[.$AP74];[.$AU74];[.$AZ74];[.$BE74];[.$BJ74];[.$BO74];[.$BT74];[.$BY74];[.$CD74];[.$CI74])" office:value-type="float"/>
          <table:table-cell table:formula="of:=MAX([.$C74];[.$H74];[.$M74];[.$R74];[.$W74];[.$AB74];[.$AG74];[.$AL74];[.$AQ74];[.$AV74];[.$BA74];[.$BF74];[.$BK74];[.$BP74];[.$BU74];[.$BZ74];[.$CE74];[.$CJ74])" office:value-type="float"/>
          <table:table-cell table:formula="of:=MAX([.$D74];[.$I74];[.$N74];[.$S74];[.$X74];[.$AC74];[.$AH74];[.$AM74];[.$AR74];[.$AW74];[.$BB74];[.$BG74];[.$BL74];[.$BQ74];[.$BV74];[.$CA74];[.$CF74];[.$CK74])" office:value-type="float"/>
          <table:table-cell table:formula="of:=MAX([.$E74];[.$J74];[.$O74];[.$T74];[.$Y74];[.$AD74];[.$AI74];[.$AN74];[.$AS74];[.$AX74];[.$BC74];[.$BH74];[.$BM74];[.$BR74];[.$BW74];[.$CB74];[.$CG74];[.$CL74])" office:value-type="float"/>
          <table:table-cell table:formula="of:=MAX([.$F74];[.$K74];[.$P74];[.$U74];[.$Z74];[.$AE74];[.$AJ74];[.$AO74];[.$AT74];[.$AY74];[.$BD74];[.$BI74];[.$BN74];[.$BS74];[.$BX74];[.$CC74];[.$CH74];[.$CM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3.474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office:value-type="float" office:value="140.462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office:value-type="float" office:value="139.323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office:value-type="float" office:value="150.856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office:value-type="float" office:value="153.229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office:value-type="float" office:value="143.934"/>
          <table:table-cell office:value-type="float" office:value="0.0"/>
          <table:table-cell table:style-name="cellWorst" office:value-type="float" office:value="473.0"/>
          <table:table-cell office:value-type="float" office:value="0.0"/>
          <table:table-cell table:style-name="cellWorst" office:value-type="float" office:value="471.0"/>
          <table:table-cell table:style-name="cellBest" office:value-type="float" office:value="42.8184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43.1097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43.0227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42.8467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45.895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office:value-type="float" office:value="43.7296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13.0"/>
          <table:table-cell table:formula="of:=MIN([.$B75];[.$G75];[.$L75];[.$Q75];[.$V75];[.$AA75];[.$AF75];[.$AK75];[.$AP75];[.$AU75];[.$AZ75];[.$BE75];[.$BJ75];[.$BO75];[.$BT75];[.$BY75];[.$CD75];[.$CI75])" office:value-type="float"/>
          <table:table-cell table:formula="of:=MIN([.$C75];[.$H75];[.$M75];[.$R75];[.$W75];[.$AB75];[.$AG75];[.$AL75];[.$AQ75];[.$AV75];[.$BA75];[.$BF75];[.$BK75];[.$BP75];[.$BU75];[.$BZ75];[.$CE75];[.$CJ75])" office:value-type="float"/>
          <table:table-cell table:formula="of:=MIN([.$D75];[.$I75];[.$N75];[.$S75];[.$X75];[.$AC75];[.$AH75];[.$AM75];[.$AR75];[.$AW75];[.$BB75];[.$BG75];[.$BL75];[.$BQ75];[.$BV75];[.$CA75];[.$CF75];[.$CK75])" office:value-type="float"/>
          <table:table-cell table:formula="of:=MIN([.$E75];[.$J75];[.$O75];[.$T75];[.$Y75];[.$AD75];[.$AI75];[.$AN75];[.$AS75];[.$AX75];[.$BC75];[.$BH75];[.$BM75];[.$BR75];[.$BW75];[.$CB75];[.$CG75];[.$CL75])" office:value-type="float"/>
          <table:table-cell table:formula="of:=MIN([.$F75];[.$K75];[.$P75];[.$U75];[.$Z75];[.$AE75];[.$AJ75];[.$AO75];[.$AT75];[.$AY75];[.$BD75];[.$BI75];[.$BN75];[.$BS75];[.$BX75];[.$CC75];[.$CH75];[.$CM75])" office:value-type="float"/>
          <table:table-cell table:formula="of:=MEDIAN([.$B75];[.$G75];[.$L75];[.$Q75];[.$V75];[.$AA75];[.$AF75];[.$AK75];[.$AP75];[.$AU75];[.$AZ75];[.$BE75];[.$BJ75];[.$BO75];[.$BT75];[.$BY75];[.$CD75];[.$CI75])" office:value-type="float"/>
          <table:table-cell table:formula="of:=MEDIAN([.$C75];[.$H75];[.$M75];[.$R75];[.$W75];[.$AB75];[.$AG75];[.$AL75];[.$AQ75];[.$AV75];[.$BA75];[.$BF75];[.$BK75];[.$BP75];[.$BU75];[.$BZ75];[.$CE75];[.$CJ75])" office:value-type="float"/>
          <table:table-cell table:formula="of:=MEDIAN([.$D75];[.$I75];[.$N75];[.$S75];[.$X75];[.$AC75];[.$AH75];[.$AM75];[.$AR75];[.$AW75];[.$BB75];[.$BG75];[.$BL75];[.$BQ75];[.$BV75];[.$CA75];[.$CF75];[.$CK75])" office:value-type="float"/>
          <table:table-cell table:formula="of:=MEDIAN([.$E75];[.$J75];[.$O75];[.$T75];[.$Y75];[.$AD75];[.$AI75];[.$AN75];[.$AS75];[.$AX75];[.$BC75];[.$BH75];[.$BM75];[.$BR75];[.$BW75];[.$CB75];[.$CG75];[.$CL75])" office:value-type="float"/>
          <table:table-cell table:formula="of:=MEDIAN([.$F75];[.$K75];[.$P75];[.$U75];[.$Z75];[.$AE75];[.$AJ75];[.$AO75];[.$AT75];[.$AY75];[.$BD75];[.$BI75];[.$BN75];[.$BS75];[.$BX75];[.$CC75];[.$CH75];[.$CM75])" office:value-type="float"/>
          <table:table-cell table:formula="of:=MAX([.$B75];[.$G75];[.$L75];[.$Q75];[.$V75];[.$AA75];[.$AF75];[.$AK75];[.$AP75];[.$AU75];[.$AZ75];[.$BE75];[.$BJ75];[.$BO75];[.$BT75];[.$BY75];[.$CD75];[.$CI75])" office:value-type="float"/>
          <table:table-cell table:formula="of:=MAX([.$C75];[.$H75];[.$M75];[.$R75];[.$W75];[.$AB75];[.$AG75];[.$AL75];[.$AQ75];[.$AV75];[.$BA75];[.$BF75];[.$BK75];[.$BP75];[.$BU75];[.$BZ75];[.$CE75];[.$CJ75])" office:value-type="float"/>
          <table:table-cell table:formula="of:=MAX([.$D75];[.$I75];[.$N75];[.$S75];[.$X75];[.$AC75];[.$AH75];[.$AM75];[.$AR75];[.$AW75];[.$BB75];[.$BG75];[.$BL75];[.$BQ75];[.$BV75];[.$CA75];[.$CF75];[.$CK75])" office:value-type="float"/>
          <table:table-cell table:formula="of:=MAX([.$E75];[.$J75];[.$O75];[.$T75];[.$Y75];[.$AD75];[.$AI75];[.$AN75];[.$AS75];[.$AX75];[.$BC75];[.$BH75];[.$BM75];[.$BR75];[.$BW75];[.$CB75];[.$CG75];[.$CL75])" office:value-type="float"/>
          <table:table-cell table:formula="of:=MAX([.$F75];[.$K75];[.$P75];[.$U75];[.$Z75];[.$AE75];[.$AJ75];[.$AO75];[.$AT75];[.$AY75];[.$BD75];[.$BI75];[.$BN75];[.$BS75];[.$BX75];[.$CC75];[.$CH75];[.$CM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17.6909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table:style-name="cellBest" office:value-type="float" office:value="17.4761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office:value-type="float" office:value="17.9213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office:value-type="float" office:value="18.1055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office:value-type="float" office:value="17.9181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office:value-type="float" office:value="17.7506"/>
          <table:table-cell office:value-type="float" office:value="0.0"/>
          <table:table-cell table:style-name="cellWorst" office:value-type="float" office:value="30.0"/>
          <table:table-cell office:value-type="float" office:value="0.0"/>
          <table:table-cell table:style-name="cellWorst" office:value-type="float" office:value="28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74.692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73.415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59.566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811.592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84.374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office:value-type="float" office:value="765.098"/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table:style-name="cellBest" office:value-type="float" office:value="8.0"/>
          <table:table-cell table:formula="of:=MIN([.$B76];[.$G76];[.$L76];[.$Q76];[.$V76];[.$AA76];[.$AF76];[.$AK76];[.$AP76];[.$AU76];[.$AZ76];[.$BE76];[.$BJ76];[.$BO76];[.$BT76];[.$BY76];[.$CD76];[.$CI76])" office:value-type="float"/>
          <table:table-cell table:formula="of:=MIN([.$C76];[.$H76];[.$M76];[.$R76];[.$W76];[.$AB76];[.$AG76];[.$AL76];[.$AQ76];[.$AV76];[.$BA76];[.$BF76];[.$BK76];[.$BP76];[.$BU76];[.$BZ76];[.$CE76];[.$CJ76])" office:value-type="float"/>
          <table:table-cell table:formula="of:=MIN([.$D76];[.$I76];[.$N76];[.$S76];[.$X76];[.$AC76];[.$AH76];[.$AM76];[.$AR76];[.$AW76];[.$BB76];[.$BG76];[.$BL76];[.$BQ76];[.$BV76];[.$CA76];[.$CF76];[.$CK76])" office:value-type="float"/>
          <table:table-cell table:formula="of:=MIN([.$E76];[.$J76];[.$O76];[.$T76];[.$Y76];[.$AD76];[.$AI76];[.$AN76];[.$AS76];[.$AX76];[.$BC76];[.$BH76];[.$BM76];[.$BR76];[.$BW76];[.$CB76];[.$CG76];[.$CL76])" office:value-type="float"/>
          <table:table-cell table:formula="of:=MIN([.$F76];[.$K76];[.$P76];[.$U76];[.$Z76];[.$AE76];[.$AJ76];[.$AO76];[.$AT76];[.$AY76];[.$BD76];[.$BI76];[.$BN76];[.$BS76];[.$BX76];[.$CC76];[.$CH76];[.$CM76])" office:value-type="float"/>
          <table:table-cell table:formula="of:=MEDIAN([.$B76];[.$G76];[.$L76];[.$Q76];[.$V76];[.$AA76];[.$AF76];[.$AK76];[.$AP76];[.$AU76];[.$AZ76];[.$BE76];[.$BJ76];[.$BO76];[.$BT76];[.$BY76];[.$CD76];[.$CI76])" office:value-type="float"/>
          <table:table-cell table:formula="of:=MEDIAN([.$C76];[.$H76];[.$M76];[.$R76];[.$W76];[.$AB76];[.$AG76];[.$AL76];[.$AQ76];[.$AV76];[.$BA76];[.$BF76];[.$BK76];[.$BP76];[.$BU76];[.$BZ76];[.$CE76];[.$CJ76])" office:value-type="float"/>
          <table:table-cell table:formula="of:=MEDIAN([.$D76];[.$I76];[.$N76];[.$S76];[.$X76];[.$AC76];[.$AH76];[.$AM76];[.$AR76];[.$AW76];[.$BB76];[.$BG76];[.$BL76];[.$BQ76];[.$BV76];[.$CA76];[.$CF76];[.$CK76])" office:value-type="float"/>
          <table:table-cell table:formula="of:=MEDIAN([.$E76];[.$J76];[.$O76];[.$T76];[.$Y76];[.$AD76];[.$AI76];[.$AN76];[.$AS76];[.$AX76];[.$BC76];[.$BH76];[.$BM76];[.$BR76];[.$BW76];[.$CB76];[.$CG76];[.$CL76])" office:value-type="float"/>
          <table:table-cell table:formula="of:=MEDIAN([.$F76];[.$K76];[.$P76];[.$U76];[.$Z76];[.$AE76];[.$AJ76];[.$AO76];[.$AT76];[.$AY76];[.$BD76];[.$BI76];[.$BN76];[.$BS76];[.$BX76];[.$CC76];[.$CH76];[.$CM76])" office:value-type="float"/>
          <table:table-cell table:formula="of:=MAX([.$B76];[.$G76];[.$L76];[.$Q76];[.$V76];[.$AA76];[.$AF76];[.$AK76];[.$AP76];[.$AU76];[.$AZ76];[.$BE76];[.$BJ76];[.$BO76];[.$BT76];[.$BY76];[.$CD76];[.$CI76])" office:value-type="float"/>
          <table:table-cell table:formula="of:=MAX([.$C76];[.$H76];[.$M76];[.$R76];[.$W76];[.$AB76];[.$AG76];[.$AL76];[.$AQ76];[.$AV76];[.$BA76];[.$BF76];[.$BK76];[.$BP76];[.$BU76];[.$BZ76];[.$CE76];[.$CJ76])" office:value-type="float"/>
          <table:table-cell table:formula="of:=MAX([.$D76];[.$I76];[.$N76];[.$S76];[.$X76];[.$AC76];[.$AH76];[.$AM76];[.$AR76];[.$AW76];[.$BB76];[.$BG76];[.$BL76];[.$BQ76];[.$BV76];[.$CA76];[.$CF76];[.$CK76])" office:value-type="float"/>
          <table:table-cell table:formula="of:=MAX([.$E76];[.$J76];[.$O76];[.$T76];[.$Y76];[.$AD76];[.$AI76];[.$AN76];[.$AS76];[.$AX76];[.$BC76];[.$BH76];[.$BM76];[.$BR76];[.$BW76];[.$CB76];[.$CG76];[.$CL76])" office:value-type="float"/>
          <table:table-cell table:formula="of:=MAX([.$F76];[.$K76];[.$P76];[.$U76];[.$Z76];[.$AE76];[.$AJ76];[.$AO76];[.$AT76];[.$AY76];[.$BD76];[.$BI76];[.$BN76];[.$BS76];[.$BX76];[.$CC76];[.$CH76];[.$CM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office:value-type="float" office:value="35.6497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office:value-type="float" office:value="37.0009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office:value-type="float" office:value="35.3081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table:style-name="cellBest" office:value-type="float" office:value="35.1915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office:value-type="float" office:value="35.3606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office:value-type="float" office:value="35.7193"/>
          <table:table-cell office:value-type="float" office:value="0.0"/>
          <table:table-cell office:value-type="float" office:value="55.0"/>
          <table:table-cell office:value-type="float" office:value="0.0"/>
          <table:table-cell office:value-type="float" office:value="53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G77];[.$L77];[.$Q77];[.$V77];[.$AA77];[.$AF77];[.$AK77];[.$AP77];[.$AU77];[.$AZ77];[.$BE77];[.$BJ77];[.$BO77];[.$BT77];[.$BY77];[.$CD77];[.$CI77])" office:value-type="float"/>
          <table:table-cell table:formula="of:=MIN([.$C77];[.$H77];[.$M77];[.$R77];[.$W77];[.$AB77];[.$AG77];[.$AL77];[.$AQ77];[.$AV77];[.$BA77];[.$BF77];[.$BK77];[.$BP77];[.$BU77];[.$BZ77];[.$CE77];[.$CJ77])" office:value-type="float"/>
          <table:table-cell table:formula="of:=MIN([.$D77];[.$I77];[.$N77];[.$S77];[.$X77];[.$AC77];[.$AH77];[.$AM77];[.$AR77];[.$AW77];[.$BB77];[.$BG77];[.$BL77];[.$BQ77];[.$BV77];[.$CA77];[.$CF77];[.$CK77])" office:value-type="float"/>
          <table:table-cell table:formula="of:=MIN([.$E77];[.$J77];[.$O77];[.$T77];[.$Y77];[.$AD77];[.$AI77];[.$AN77];[.$AS77];[.$AX77];[.$BC77];[.$BH77];[.$BM77];[.$BR77];[.$BW77];[.$CB77];[.$CG77];[.$CL77])" office:value-type="float"/>
          <table:table-cell table:formula="of:=MIN([.$F77];[.$K77];[.$P77];[.$U77];[.$Z77];[.$AE77];[.$AJ77];[.$AO77];[.$AT77];[.$AY77];[.$BD77];[.$BI77];[.$BN77];[.$BS77];[.$BX77];[.$CC77];[.$CH77];[.$CM77])" office:value-type="float"/>
          <table:table-cell table:formula="of:=MEDIAN([.$B77];[.$G77];[.$L77];[.$Q77];[.$V77];[.$AA77];[.$AF77];[.$AK77];[.$AP77];[.$AU77];[.$AZ77];[.$BE77];[.$BJ77];[.$BO77];[.$BT77];[.$BY77];[.$CD77];[.$CI77])" office:value-type="float"/>
          <table:table-cell table:formula="of:=MEDIAN([.$C77];[.$H77];[.$M77];[.$R77];[.$W77];[.$AB77];[.$AG77];[.$AL77];[.$AQ77];[.$AV77];[.$BA77];[.$BF77];[.$BK77];[.$BP77];[.$BU77];[.$BZ77];[.$CE77];[.$CJ77])" office:value-type="float"/>
          <table:table-cell table:formula="of:=MEDIAN([.$D77];[.$I77];[.$N77];[.$S77];[.$X77];[.$AC77];[.$AH77];[.$AM77];[.$AR77];[.$AW77];[.$BB77];[.$BG77];[.$BL77];[.$BQ77];[.$BV77];[.$CA77];[.$CF77];[.$CK77])" office:value-type="float"/>
          <table:table-cell table:formula="of:=MEDIAN([.$E77];[.$J77];[.$O77];[.$T77];[.$Y77];[.$AD77];[.$AI77];[.$AN77];[.$AS77];[.$AX77];[.$BC77];[.$BH77];[.$BM77];[.$BR77];[.$BW77];[.$CB77];[.$CG77];[.$CL77])" office:value-type="float"/>
          <table:table-cell table:formula="of:=MEDIAN([.$F77];[.$K77];[.$P77];[.$U77];[.$Z77];[.$AE77];[.$AJ77];[.$AO77];[.$AT77];[.$AY77];[.$BD77];[.$BI77];[.$BN77];[.$BS77];[.$BX77];[.$CC77];[.$CH77];[.$CM77])" office:value-type="float"/>
          <table:table-cell table:formula="of:=MAX([.$B77];[.$G77];[.$L77];[.$Q77];[.$V77];[.$AA77];[.$AF77];[.$AK77];[.$AP77];[.$AU77];[.$AZ77];[.$BE77];[.$BJ77];[.$BO77];[.$BT77];[.$BY77];[.$CD77];[.$CI77])" office:value-type="float"/>
          <table:table-cell table:formula="of:=MAX([.$C77];[.$H77];[.$M77];[.$R77];[.$W77];[.$AB77];[.$AG77];[.$AL77];[.$AQ77];[.$AV77];[.$BA77];[.$BF77];[.$BK77];[.$BP77];[.$BU77];[.$BZ77];[.$CE77];[.$CJ77])" office:value-type="float"/>
          <table:table-cell table:formula="of:=MAX([.$D77];[.$I77];[.$N77];[.$S77];[.$X77];[.$AC77];[.$AH77];[.$AM77];[.$AR77];[.$AW77];[.$BB77];[.$BG77];[.$BL77];[.$BQ77];[.$BV77];[.$CA77];[.$CF77];[.$CK77])" office:value-type="float"/>
          <table:table-cell table:formula="of:=MAX([.$E77];[.$J77];[.$O77];[.$T77];[.$Y77];[.$AD77];[.$AI77];[.$AN77];[.$AS77];[.$AX77];[.$BC77];[.$BH77];[.$BM77];[.$BR77];[.$BW77];[.$CB77];[.$CG77];[.$CL77])" office:value-type="float"/>
          <table:table-cell table:formula="of:=MAX([.$F77];[.$K77];[.$P77];[.$U77];[.$Z77];[.$AE77];[.$AJ77];[.$AO77];[.$AT77];[.$AY77];[.$BD77];[.$BI77];[.$BN77];[.$BS77];[.$BX77];[.$CC77];[.$CH77];[.$CM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office:value-type="float" office:value="25.8244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6.7019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7.8167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4.7738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table:style-name="cellBest" office:value-type="float" office:value="24.5889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5.6178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G78];[.$L78];[.$Q78];[.$V78];[.$AA78];[.$AF78];[.$AK78];[.$AP78];[.$AU78];[.$AZ78];[.$BE78];[.$BJ78];[.$BO78];[.$BT78];[.$BY78];[.$CD78];[.$CI78])" office:value-type="float"/>
          <table:table-cell table:formula="of:=MIN([.$C78];[.$H78];[.$M78];[.$R78];[.$W78];[.$AB78];[.$AG78];[.$AL78];[.$AQ78];[.$AV78];[.$BA78];[.$BF78];[.$BK78];[.$BP78];[.$BU78];[.$BZ78];[.$CE78];[.$CJ78])" office:value-type="float"/>
          <table:table-cell table:formula="of:=MIN([.$D78];[.$I78];[.$N78];[.$S78];[.$X78];[.$AC78];[.$AH78];[.$AM78];[.$AR78];[.$AW78];[.$BB78];[.$BG78];[.$BL78];[.$BQ78];[.$BV78];[.$CA78];[.$CF78];[.$CK78])" office:value-type="float"/>
          <table:table-cell table:formula="of:=MIN([.$E78];[.$J78];[.$O78];[.$T78];[.$Y78];[.$AD78];[.$AI78];[.$AN78];[.$AS78];[.$AX78];[.$BC78];[.$BH78];[.$BM78];[.$BR78];[.$BW78];[.$CB78];[.$CG78];[.$CL78])" office:value-type="float"/>
          <table:table-cell table:formula="of:=MIN([.$F78];[.$K78];[.$P78];[.$U78];[.$Z78];[.$AE78];[.$AJ78];[.$AO78];[.$AT78];[.$AY78];[.$BD78];[.$BI78];[.$BN78];[.$BS78];[.$BX78];[.$CC78];[.$CH78];[.$CM78])" office:value-type="float"/>
          <table:table-cell table:formula="of:=MEDIAN([.$B78];[.$G78];[.$L78];[.$Q78];[.$V78];[.$AA78];[.$AF78];[.$AK78];[.$AP78];[.$AU78];[.$AZ78];[.$BE78];[.$BJ78];[.$BO78];[.$BT78];[.$BY78];[.$CD78];[.$CI78])" office:value-type="float"/>
          <table:table-cell table:formula="of:=MEDIAN([.$C78];[.$H78];[.$M78];[.$R78];[.$W78];[.$AB78];[.$AG78];[.$AL78];[.$AQ78];[.$AV78];[.$BA78];[.$BF78];[.$BK78];[.$BP78];[.$BU78];[.$BZ78];[.$CE78];[.$CJ78])" office:value-type="float"/>
          <table:table-cell table:formula="of:=MEDIAN([.$D78];[.$I78];[.$N78];[.$S78];[.$X78];[.$AC78];[.$AH78];[.$AM78];[.$AR78];[.$AW78];[.$BB78];[.$BG78];[.$BL78];[.$BQ78];[.$BV78];[.$CA78];[.$CF78];[.$CK78])" office:value-type="float"/>
          <table:table-cell table:formula="of:=MEDIAN([.$E78];[.$J78];[.$O78];[.$T78];[.$Y78];[.$AD78];[.$AI78];[.$AN78];[.$AS78];[.$AX78];[.$BC78];[.$BH78];[.$BM78];[.$BR78];[.$BW78];[.$CB78];[.$CG78];[.$CL78])" office:value-type="float"/>
          <table:table-cell table:formula="of:=MEDIAN([.$F78];[.$K78];[.$P78];[.$U78];[.$Z78];[.$AE78];[.$AJ78];[.$AO78];[.$AT78];[.$AY78];[.$BD78];[.$BI78];[.$BN78];[.$BS78];[.$BX78];[.$CC78];[.$CH78];[.$CM78])" office:value-type="float"/>
          <table:table-cell table:formula="of:=MAX([.$B78];[.$G78];[.$L78];[.$Q78];[.$V78];[.$AA78];[.$AF78];[.$AK78];[.$AP78];[.$AU78];[.$AZ78];[.$BE78];[.$BJ78];[.$BO78];[.$BT78];[.$BY78];[.$CD78];[.$CI78])" office:value-type="float"/>
          <table:table-cell table:formula="of:=MAX([.$C78];[.$H78];[.$M78];[.$R78];[.$W78];[.$AB78];[.$AG78];[.$AL78];[.$AQ78];[.$AV78];[.$BA78];[.$BF78];[.$BK78];[.$BP78];[.$BU78];[.$BZ78];[.$CE78];[.$CJ78])" office:value-type="float"/>
          <table:table-cell table:formula="of:=MAX([.$D78];[.$I78];[.$N78];[.$S78];[.$X78];[.$AC78];[.$AH78];[.$AM78];[.$AR78];[.$AW78];[.$BB78];[.$BG78];[.$BL78];[.$BQ78];[.$BV78];[.$CA78];[.$CF78];[.$CK78])" office:value-type="float"/>
          <table:table-cell table:formula="of:=MAX([.$E78];[.$J78];[.$O78];[.$T78];[.$Y78];[.$AD78];[.$AI78];[.$AN78];[.$AS78];[.$AX78];[.$BC78];[.$BH78];[.$BM78];[.$BR78];[.$BW78];[.$CB78];[.$CG78];[.$CL78])" office:value-type="float"/>
          <table:table-cell table:formula="of:=MAX([.$F78];[.$K78];[.$P78];[.$U78];[.$Z78];[.$AE78];[.$AJ78];[.$AO78];[.$AT78];[.$AY78];[.$BD78];[.$BI78];[.$BN78];[.$BS78];[.$BX78];[.$CC78];[.$CH78];[.$CM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office:value-type="float" office:value="33.8987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table:style-name="cellBest" office:value-type="float" office:value="33.1805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33.4741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33.7768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33.4322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37.0263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G79];[.$L79];[.$Q79];[.$V79];[.$AA79];[.$AF79];[.$AK79];[.$AP79];[.$AU79];[.$AZ79];[.$BE79];[.$BJ79];[.$BO79];[.$BT79];[.$BY79];[.$CD79];[.$CI79])" office:value-type="float"/>
          <table:table-cell table:formula="of:=MIN([.$C79];[.$H79];[.$M79];[.$R79];[.$W79];[.$AB79];[.$AG79];[.$AL79];[.$AQ79];[.$AV79];[.$BA79];[.$BF79];[.$BK79];[.$BP79];[.$BU79];[.$BZ79];[.$CE79];[.$CJ79])" office:value-type="float"/>
          <table:table-cell table:formula="of:=MIN([.$D79];[.$I79];[.$N79];[.$S79];[.$X79];[.$AC79];[.$AH79];[.$AM79];[.$AR79];[.$AW79];[.$BB79];[.$BG79];[.$BL79];[.$BQ79];[.$BV79];[.$CA79];[.$CF79];[.$CK79])" office:value-type="float"/>
          <table:table-cell table:formula="of:=MIN([.$E79];[.$J79];[.$O79];[.$T79];[.$Y79];[.$AD79];[.$AI79];[.$AN79];[.$AS79];[.$AX79];[.$BC79];[.$BH79];[.$BM79];[.$BR79];[.$BW79];[.$CB79];[.$CG79];[.$CL79])" office:value-type="float"/>
          <table:table-cell table:formula="of:=MIN([.$F79];[.$K79];[.$P79];[.$U79];[.$Z79];[.$AE79];[.$AJ79];[.$AO79];[.$AT79];[.$AY79];[.$BD79];[.$BI79];[.$BN79];[.$BS79];[.$BX79];[.$CC79];[.$CH79];[.$CM79])" office:value-type="float"/>
          <table:table-cell table:formula="of:=MEDIAN([.$B79];[.$G79];[.$L79];[.$Q79];[.$V79];[.$AA79];[.$AF79];[.$AK79];[.$AP79];[.$AU79];[.$AZ79];[.$BE79];[.$BJ79];[.$BO79];[.$BT79];[.$BY79];[.$CD79];[.$CI79])" office:value-type="float"/>
          <table:table-cell table:formula="of:=MEDIAN([.$C79];[.$H79];[.$M79];[.$R79];[.$W79];[.$AB79];[.$AG79];[.$AL79];[.$AQ79];[.$AV79];[.$BA79];[.$BF79];[.$BK79];[.$BP79];[.$BU79];[.$BZ79];[.$CE79];[.$CJ79])" office:value-type="float"/>
          <table:table-cell table:formula="of:=MEDIAN([.$D79];[.$I79];[.$N79];[.$S79];[.$X79];[.$AC79];[.$AH79];[.$AM79];[.$AR79];[.$AW79];[.$BB79];[.$BG79];[.$BL79];[.$BQ79];[.$BV79];[.$CA79];[.$CF79];[.$CK79])" office:value-type="float"/>
          <table:table-cell table:formula="of:=MEDIAN([.$E79];[.$J79];[.$O79];[.$T79];[.$Y79];[.$AD79];[.$AI79];[.$AN79];[.$AS79];[.$AX79];[.$BC79];[.$BH79];[.$BM79];[.$BR79];[.$BW79];[.$CB79];[.$CG79];[.$CL79])" office:value-type="float"/>
          <table:table-cell table:formula="of:=MEDIAN([.$F79];[.$K79];[.$P79];[.$U79];[.$Z79];[.$AE79];[.$AJ79];[.$AO79];[.$AT79];[.$AY79];[.$BD79];[.$BI79];[.$BN79];[.$BS79];[.$BX79];[.$CC79];[.$CH79];[.$CM79])" office:value-type="float"/>
          <table:table-cell table:formula="of:=MAX([.$B79];[.$G79];[.$L79];[.$Q79];[.$V79];[.$AA79];[.$AF79];[.$AK79];[.$AP79];[.$AU79];[.$AZ79];[.$BE79];[.$BJ79];[.$BO79];[.$BT79];[.$BY79];[.$CD79];[.$CI79])" office:value-type="float"/>
          <table:table-cell table:formula="of:=MAX([.$C79];[.$H79];[.$M79];[.$R79];[.$W79];[.$AB79];[.$AG79];[.$AL79];[.$AQ79];[.$AV79];[.$BA79];[.$BF79];[.$BK79];[.$BP79];[.$BU79];[.$BZ79];[.$CE79];[.$CJ79])" office:value-type="float"/>
          <table:table-cell table:formula="of:=MAX([.$D79];[.$I79];[.$N79];[.$S79];[.$X79];[.$AC79];[.$AH79];[.$AM79];[.$AR79];[.$AW79];[.$BB79];[.$BG79];[.$BL79];[.$BQ79];[.$BV79];[.$CA79];[.$CF79];[.$CK79])" office:value-type="float"/>
          <table:table-cell table:formula="of:=MAX([.$E79];[.$J79];[.$O79];[.$T79];[.$Y79];[.$AD79];[.$AI79];[.$AN79];[.$AS79];[.$AX79];[.$BC79];[.$BH79];[.$BM79];[.$BR79];[.$BW79];[.$CB79];[.$CG79];[.$CL79])" office:value-type="float"/>
          <table:table-cell table:formula="of:=MAX([.$F79];[.$K79];[.$P79];[.$U79];[.$Z79];[.$AE79];[.$AJ79];[.$AO79];[.$AT79];[.$AY79];[.$BD79];[.$BI79];[.$BN79];[.$BS79];[.$BX79];[.$CC79];[.$CH79];[.$CM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26.8537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7.0469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6.9997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6.8701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9.5149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30.0176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2.06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28.242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74.21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68.771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14.24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910.27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80];[.$G80];[.$L80];[.$Q80];[.$V80];[.$AA80];[.$AF80];[.$AK80];[.$AP80];[.$AU80];[.$AZ80];[.$BE80];[.$BJ80];[.$BO80];[.$BT80];[.$BY80];[.$CD80];[.$CI80])" office:value-type="float"/>
          <table:table-cell table:formula="of:=MIN([.$C80];[.$H80];[.$M80];[.$R80];[.$W80];[.$AB80];[.$AG80];[.$AL80];[.$AQ80];[.$AV80];[.$BA80];[.$BF80];[.$BK80];[.$BP80];[.$BU80];[.$BZ80];[.$CE80];[.$CJ80])" office:value-type="float"/>
          <table:table-cell table:formula="of:=MIN([.$D80];[.$I80];[.$N80];[.$S80];[.$X80];[.$AC80];[.$AH80];[.$AM80];[.$AR80];[.$AW80];[.$BB80];[.$BG80];[.$BL80];[.$BQ80];[.$BV80];[.$CA80];[.$CF80];[.$CK80])" office:value-type="float"/>
          <table:table-cell table:formula="of:=MIN([.$E80];[.$J80];[.$O80];[.$T80];[.$Y80];[.$AD80];[.$AI80];[.$AN80];[.$AS80];[.$AX80];[.$BC80];[.$BH80];[.$BM80];[.$BR80];[.$BW80];[.$CB80];[.$CG80];[.$CL80])" office:value-type="float"/>
          <table:table-cell table:formula="of:=MIN([.$F80];[.$K80];[.$P80];[.$U80];[.$Z80];[.$AE80];[.$AJ80];[.$AO80];[.$AT80];[.$AY80];[.$BD80];[.$BI80];[.$BN80];[.$BS80];[.$BX80];[.$CC80];[.$CH80];[.$CM80])" office:value-type="float"/>
          <table:table-cell table:formula="of:=MEDIAN([.$B80];[.$G80];[.$L80];[.$Q80];[.$V80];[.$AA80];[.$AF80];[.$AK80];[.$AP80];[.$AU80];[.$AZ80];[.$BE80];[.$BJ80];[.$BO80];[.$BT80];[.$BY80];[.$CD80];[.$CI80])" office:value-type="float"/>
          <table:table-cell table:formula="of:=MEDIAN([.$C80];[.$H80];[.$M80];[.$R80];[.$W80];[.$AB80];[.$AG80];[.$AL80];[.$AQ80];[.$AV80];[.$BA80];[.$BF80];[.$BK80];[.$BP80];[.$BU80];[.$BZ80];[.$CE80];[.$CJ80])" office:value-type="float"/>
          <table:table-cell table:formula="of:=MEDIAN([.$D80];[.$I80];[.$N80];[.$S80];[.$X80];[.$AC80];[.$AH80];[.$AM80];[.$AR80];[.$AW80];[.$BB80];[.$BG80];[.$BL80];[.$BQ80];[.$BV80];[.$CA80];[.$CF80];[.$CK80])" office:value-type="float"/>
          <table:table-cell table:formula="of:=MEDIAN([.$E80];[.$J80];[.$O80];[.$T80];[.$Y80];[.$AD80];[.$AI80];[.$AN80];[.$AS80];[.$AX80];[.$BC80];[.$BH80];[.$BM80];[.$BR80];[.$BW80];[.$CB80];[.$CG80];[.$CL80])" office:value-type="float"/>
          <table:table-cell table:formula="of:=MEDIAN([.$F80];[.$K80];[.$P80];[.$U80];[.$Z80];[.$AE80];[.$AJ80];[.$AO80];[.$AT80];[.$AY80];[.$BD80];[.$BI80];[.$BN80];[.$BS80];[.$BX80];[.$CC80];[.$CH80];[.$CM80])" office:value-type="float"/>
          <table:table-cell table:formula="of:=MAX([.$B80];[.$G80];[.$L80];[.$Q80];[.$V80];[.$AA80];[.$AF80];[.$AK80];[.$AP80];[.$AU80];[.$AZ80];[.$BE80];[.$BJ80];[.$BO80];[.$BT80];[.$BY80];[.$CD80];[.$CI80])" office:value-type="float"/>
          <table:table-cell table:formula="of:=MAX([.$C80];[.$H80];[.$M80];[.$R80];[.$W80];[.$AB80];[.$AG80];[.$AL80];[.$AQ80];[.$AV80];[.$BA80];[.$BF80];[.$BK80];[.$BP80];[.$BU80];[.$BZ80];[.$CE80];[.$CJ80])" office:value-type="float"/>
          <table:table-cell table:formula="of:=MAX([.$D80];[.$I80];[.$N80];[.$S80];[.$X80];[.$AC80];[.$AH80];[.$AM80];[.$AR80];[.$AW80];[.$BB80];[.$BG80];[.$BL80];[.$BQ80];[.$BV80];[.$CA80];[.$CF80];[.$CK80])" office:value-type="float"/>
          <table:table-cell table:formula="of:=MAX([.$E80];[.$J80];[.$O80];[.$T80];[.$Y80];[.$AD80];[.$AI80];[.$AN80];[.$AS80];[.$AX80];[.$BC80];[.$BH80];[.$BM80];[.$BR80];[.$BW80];[.$CB80];[.$CG80];[.$CL80])" office:value-type="float"/>
          <table:table-cell table:formula="of:=MAX([.$F80];[.$K80];[.$P80];[.$U80];[.$Z80];[.$AE80];[.$AJ80];[.$AO80];[.$AT80];[.$AY80];[.$BD80];[.$BI80];[.$BN80];[.$BS80];[.$BX80];[.$CC80];[.$CH80];[.$CM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office:value-type="float" office:value="28.5335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table:style-name="cellBest" office:value-type="float" office:value="28.1294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office:value-type="float" office:value="28.9506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office:value-type="float" office:value="28.9521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office:value-type="float" office:value="28.3996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office:value-type="float" office:value="28.8799"/>
          <table:table-cell office:value-type="float" office:value="0.0"/>
          <table:table-cell office:value-type="float" office:value="46.0"/>
          <table:table-cell office:value-type="float" office:value="0.0"/>
          <table:table-cell office:value-type="float" office:value="44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G81];[.$L81];[.$Q81];[.$V81];[.$AA81];[.$AF81];[.$AK81];[.$AP81];[.$AU81];[.$AZ81];[.$BE81];[.$BJ81];[.$BO81];[.$BT81];[.$BY81];[.$CD81];[.$CI81])" office:value-type="float"/>
          <table:table-cell table:formula="of:=MIN([.$C81];[.$H81];[.$M81];[.$R81];[.$W81];[.$AB81];[.$AG81];[.$AL81];[.$AQ81];[.$AV81];[.$BA81];[.$BF81];[.$BK81];[.$BP81];[.$BU81];[.$BZ81];[.$CE81];[.$CJ81])" office:value-type="float"/>
          <table:table-cell table:formula="of:=MIN([.$D81];[.$I81];[.$N81];[.$S81];[.$X81];[.$AC81];[.$AH81];[.$AM81];[.$AR81];[.$AW81];[.$BB81];[.$BG81];[.$BL81];[.$BQ81];[.$BV81];[.$CA81];[.$CF81];[.$CK81])" office:value-type="float"/>
          <table:table-cell table:formula="of:=MIN([.$E81];[.$J81];[.$O81];[.$T81];[.$Y81];[.$AD81];[.$AI81];[.$AN81];[.$AS81];[.$AX81];[.$BC81];[.$BH81];[.$BM81];[.$BR81];[.$BW81];[.$CB81];[.$CG81];[.$CL81])" office:value-type="float"/>
          <table:table-cell table:formula="of:=MIN([.$F81];[.$K81];[.$P81];[.$U81];[.$Z81];[.$AE81];[.$AJ81];[.$AO81];[.$AT81];[.$AY81];[.$BD81];[.$BI81];[.$BN81];[.$BS81];[.$BX81];[.$CC81];[.$CH81];[.$CM81])" office:value-type="float"/>
          <table:table-cell table:formula="of:=MEDIAN([.$B81];[.$G81];[.$L81];[.$Q81];[.$V81];[.$AA81];[.$AF81];[.$AK81];[.$AP81];[.$AU81];[.$AZ81];[.$BE81];[.$BJ81];[.$BO81];[.$BT81];[.$BY81];[.$CD81];[.$CI81])" office:value-type="float"/>
          <table:table-cell table:formula="of:=MEDIAN([.$C81];[.$H81];[.$M81];[.$R81];[.$W81];[.$AB81];[.$AG81];[.$AL81];[.$AQ81];[.$AV81];[.$BA81];[.$BF81];[.$BK81];[.$BP81];[.$BU81];[.$BZ81];[.$CE81];[.$CJ81])" office:value-type="float"/>
          <table:table-cell table:formula="of:=MEDIAN([.$D81];[.$I81];[.$N81];[.$S81];[.$X81];[.$AC81];[.$AH81];[.$AM81];[.$AR81];[.$AW81];[.$BB81];[.$BG81];[.$BL81];[.$BQ81];[.$BV81];[.$CA81];[.$CF81];[.$CK81])" office:value-type="float"/>
          <table:table-cell table:formula="of:=MEDIAN([.$E81];[.$J81];[.$O81];[.$T81];[.$Y81];[.$AD81];[.$AI81];[.$AN81];[.$AS81];[.$AX81];[.$BC81];[.$BH81];[.$BM81];[.$BR81];[.$BW81];[.$CB81];[.$CG81];[.$CL81])" office:value-type="float"/>
          <table:table-cell table:formula="of:=MEDIAN([.$F81];[.$K81];[.$P81];[.$U81];[.$Z81];[.$AE81];[.$AJ81];[.$AO81];[.$AT81];[.$AY81];[.$BD81];[.$BI81];[.$BN81];[.$BS81];[.$BX81];[.$CC81];[.$CH81];[.$CM81])" office:value-type="float"/>
          <table:table-cell table:formula="of:=MAX([.$B81];[.$G81];[.$L81];[.$Q81];[.$V81];[.$AA81];[.$AF81];[.$AK81];[.$AP81];[.$AU81];[.$AZ81];[.$BE81];[.$BJ81];[.$BO81];[.$BT81];[.$BY81];[.$CD81];[.$CI81])" office:value-type="float"/>
          <table:table-cell table:formula="of:=MAX([.$C81];[.$H81];[.$M81];[.$R81];[.$W81];[.$AB81];[.$AG81];[.$AL81];[.$AQ81];[.$AV81];[.$BA81];[.$BF81];[.$BK81];[.$BP81];[.$BU81];[.$BZ81];[.$CE81];[.$CJ81])" office:value-type="float"/>
          <table:table-cell table:formula="of:=MAX([.$D81];[.$I81];[.$N81];[.$S81];[.$X81];[.$AC81];[.$AH81];[.$AM81];[.$AR81];[.$AW81];[.$BB81];[.$BG81];[.$BL81];[.$BQ81];[.$BV81];[.$CA81];[.$CF81];[.$CK81])" office:value-type="float"/>
          <table:table-cell table:formula="of:=MAX([.$E81];[.$J81];[.$O81];[.$T81];[.$Y81];[.$AD81];[.$AI81];[.$AN81];[.$AS81];[.$AX81];[.$BC81];[.$BH81];[.$BM81];[.$BR81];[.$BW81];[.$CB81];[.$CG81];[.$CL81])" office:value-type="float"/>
          <table:table-cell table:formula="of:=MAX([.$F81];[.$K81];[.$P81];[.$U81];[.$Z81];[.$AE81];[.$AJ81];[.$AO81];[.$AT81];[.$AY81];[.$BD81];[.$BI81];[.$BN81];[.$BS81];[.$BX81];[.$CC81];[.$CH81];[.$CM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office:value-type="float" office:value="19.9523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office:value-type="float" office:value="19.6778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office:value-type="float" office:value="22.0606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office:value-type="float" office:value="19.7445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table:style-name="cellBest" office:value-type="float" office:value="19.6428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office:value-type="float" office:value="21.3241"/>
          <table:table-cell office:value-type="float" office:value="0.0"/>
          <table:table-cell table:style-name="cellWorst" office:value-type="float" office:value="34.0"/>
          <table:table-cell office:value-type="float" office:value="0.0"/>
          <table:table-cell table:style-name="cellWorst" office:value-type="float" office:value="32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7.95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032.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964.82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038.81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1063.02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971.57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table:formula="of:=MIN([.$B82];[.$G82];[.$L82];[.$Q82];[.$V82];[.$AA82];[.$AF82];[.$AK82];[.$AP82];[.$AU82];[.$AZ82];[.$BE82];[.$BJ82];[.$BO82];[.$BT82];[.$BY82];[.$CD82];[.$CI82])" office:value-type="float"/>
          <table:table-cell table:formula="of:=MIN([.$C82];[.$H82];[.$M82];[.$R82];[.$W82];[.$AB82];[.$AG82];[.$AL82];[.$AQ82];[.$AV82];[.$BA82];[.$BF82];[.$BK82];[.$BP82];[.$BU82];[.$BZ82];[.$CE82];[.$CJ82])" office:value-type="float"/>
          <table:table-cell table:formula="of:=MIN([.$D82];[.$I82];[.$N82];[.$S82];[.$X82];[.$AC82];[.$AH82];[.$AM82];[.$AR82];[.$AW82];[.$BB82];[.$BG82];[.$BL82];[.$BQ82];[.$BV82];[.$CA82];[.$CF82];[.$CK82])" office:value-type="float"/>
          <table:table-cell table:formula="of:=MIN([.$E82];[.$J82];[.$O82];[.$T82];[.$Y82];[.$AD82];[.$AI82];[.$AN82];[.$AS82];[.$AX82];[.$BC82];[.$BH82];[.$BM82];[.$BR82];[.$BW82];[.$CB82];[.$CG82];[.$CL82])" office:value-type="float"/>
          <table:table-cell table:formula="of:=MIN([.$F82];[.$K82];[.$P82];[.$U82];[.$Z82];[.$AE82];[.$AJ82];[.$AO82];[.$AT82];[.$AY82];[.$BD82];[.$BI82];[.$BN82];[.$BS82];[.$BX82];[.$CC82];[.$CH82];[.$CM82])" office:value-type="float"/>
          <table:table-cell table:formula="of:=MEDIAN([.$B82];[.$G82];[.$L82];[.$Q82];[.$V82];[.$AA82];[.$AF82];[.$AK82];[.$AP82];[.$AU82];[.$AZ82];[.$BE82];[.$BJ82];[.$BO82];[.$BT82];[.$BY82];[.$CD82];[.$CI82])" office:value-type="float"/>
          <table:table-cell table:formula="of:=MEDIAN([.$C82];[.$H82];[.$M82];[.$R82];[.$W82];[.$AB82];[.$AG82];[.$AL82];[.$AQ82];[.$AV82];[.$BA82];[.$BF82];[.$BK82];[.$BP82];[.$BU82];[.$BZ82];[.$CE82];[.$CJ82])" office:value-type="float"/>
          <table:table-cell table:formula="of:=MEDIAN([.$D82];[.$I82];[.$N82];[.$S82];[.$X82];[.$AC82];[.$AH82];[.$AM82];[.$AR82];[.$AW82];[.$BB82];[.$BG82];[.$BL82];[.$BQ82];[.$BV82];[.$CA82];[.$CF82];[.$CK82])" office:value-type="float"/>
          <table:table-cell table:formula="of:=MEDIAN([.$E82];[.$J82];[.$O82];[.$T82];[.$Y82];[.$AD82];[.$AI82];[.$AN82];[.$AS82];[.$AX82];[.$BC82];[.$BH82];[.$BM82];[.$BR82];[.$BW82];[.$CB82];[.$CG82];[.$CL82])" office:value-type="float"/>
          <table:table-cell table:formula="of:=MEDIAN([.$F82];[.$K82];[.$P82];[.$U82];[.$Z82];[.$AE82];[.$AJ82];[.$AO82];[.$AT82];[.$AY82];[.$BD82];[.$BI82];[.$BN82];[.$BS82];[.$BX82];[.$CC82];[.$CH82];[.$CM82])" office:value-type="float"/>
          <table:table-cell table:formula="of:=MAX([.$B82];[.$G82];[.$L82];[.$Q82];[.$V82];[.$AA82];[.$AF82];[.$AK82];[.$AP82];[.$AU82];[.$AZ82];[.$BE82];[.$BJ82];[.$BO82];[.$BT82];[.$BY82];[.$CD82];[.$CI82])" office:value-type="float"/>
          <table:table-cell table:formula="of:=MAX([.$C82];[.$H82];[.$M82];[.$R82];[.$W82];[.$AB82];[.$AG82];[.$AL82];[.$AQ82];[.$AV82];[.$BA82];[.$BF82];[.$BK82];[.$BP82];[.$BU82];[.$BZ82];[.$CE82];[.$CJ82])" office:value-type="float"/>
          <table:table-cell table:formula="of:=MAX([.$D82];[.$I82];[.$N82];[.$S82];[.$X82];[.$AC82];[.$AH82];[.$AM82];[.$AR82];[.$AW82];[.$BB82];[.$BG82];[.$BL82];[.$BQ82];[.$BV82];[.$CA82];[.$CF82];[.$CK82])" office:value-type="float"/>
          <table:table-cell table:formula="of:=MAX([.$E82];[.$J82];[.$O82];[.$T82];[.$Y82];[.$AD82];[.$AI82];[.$AN82];[.$AS82];[.$AX82];[.$BC82];[.$BH82];[.$BM82];[.$BR82];[.$BW82];[.$CB82];[.$CG82];[.$CL82])" office:value-type="float"/>
          <table:table-cell table:formula="of:=MAX([.$F82];[.$K82];[.$P82];[.$U82];[.$Z82];[.$AE82];[.$AJ82];[.$AO82];[.$AT82];[.$AY82];[.$BD82];[.$BI82];[.$BN82];[.$BS82];[.$BX82];[.$CC82];[.$CH82];[.$CM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19.2555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19.2924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19.4912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19.3063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20.2309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21.1481"/>
          <table:table-cell office:value-type="float" office:value="0.0"/>
          <table:table-cell office:value-type="float" office:value="40.0"/>
          <table:table-cell office:value-type="float" office:value="0.0"/>
          <table:table-cell office:value-type="float" office:value="38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G83];[.$L83];[.$Q83];[.$V83];[.$AA83];[.$AF83];[.$AK83];[.$AP83];[.$AU83];[.$AZ83];[.$BE83];[.$BJ83];[.$BO83];[.$BT83];[.$BY83];[.$CD83];[.$CI83])" office:value-type="float"/>
          <table:table-cell table:formula="of:=MIN([.$C83];[.$H83];[.$M83];[.$R83];[.$W83];[.$AB83];[.$AG83];[.$AL83];[.$AQ83];[.$AV83];[.$BA83];[.$BF83];[.$BK83];[.$BP83];[.$BU83];[.$BZ83];[.$CE83];[.$CJ83])" office:value-type="float"/>
          <table:table-cell table:formula="of:=MIN([.$D83];[.$I83];[.$N83];[.$S83];[.$X83];[.$AC83];[.$AH83];[.$AM83];[.$AR83];[.$AW83];[.$BB83];[.$BG83];[.$BL83];[.$BQ83];[.$BV83];[.$CA83];[.$CF83];[.$CK83])" office:value-type="float"/>
          <table:table-cell table:formula="of:=MIN([.$E83];[.$J83];[.$O83];[.$T83];[.$Y83];[.$AD83];[.$AI83];[.$AN83];[.$AS83];[.$AX83];[.$BC83];[.$BH83];[.$BM83];[.$BR83];[.$BW83];[.$CB83];[.$CG83];[.$CL83])" office:value-type="float"/>
          <table:table-cell table:formula="of:=MIN([.$F83];[.$K83];[.$P83];[.$U83];[.$Z83];[.$AE83];[.$AJ83];[.$AO83];[.$AT83];[.$AY83];[.$BD83];[.$BI83];[.$BN83];[.$BS83];[.$BX83];[.$CC83];[.$CH83];[.$CM83])" office:value-type="float"/>
          <table:table-cell table:formula="of:=MEDIAN([.$B83];[.$G83];[.$L83];[.$Q83];[.$V83];[.$AA83];[.$AF83];[.$AK83];[.$AP83];[.$AU83];[.$AZ83];[.$BE83];[.$BJ83];[.$BO83];[.$BT83];[.$BY83];[.$CD83];[.$CI83])" office:value-type="float"/>
          <table:table-cell table:formula="of:=MEDIAN([.$C83];[.$H83];[.$M83];[.$R83];[.$W83];[.$AB83];[.$AG83];[.$AL83];[.$AQ83];[.$AV83];[.$BA83];[.$BF83];[.$BK83];[.$BP83];[.$BU83];[.$BZ83];[.$CE83];[.$CJ83])" office:value-type="float"/>
          <table:table-cell table:formula="of:=MEDIAN([.$D83];[.$I83];[.$N83];[.$S83];[.$X83];[.$AC83];[.$AH83];[.$AM83];[.$AR83];[.$AW83];[.$BB83];[.$BG83];[.$BL83];[.$BQ83];[.$BV83];[.$CA83];[.$CF83];[.$CK83])" office:value-type="float"/>
          <table:table-cell table:formula="of:=MEDIAN([.$E83];[.$J83];[.$O83];[.$T83];[.$Y83];[.$AD83];[.$AI83];[.$AN83];[.$AS83];[.$AX83];[.$BC83];[.$BH83];[.$BM83];[.$BR83];[.$BW83];[.$CB83];[.$CG83];[.$CL83])" office:value-type="float"/>
          <table:table-cell table:formula="of:=MEDIAN([.$F83];[.$K83];[.$P83];[.$U83];[.$Z83];[.$AE83];[.$AJ83];[.$AO83];[.$AT83];[.$AY83];[.$BD83];[.$BI83];[.$BN83];[.$BS83];[.$BX83];[.$CC83];[.$CH83];[.$CM83])" office:value-type="float"/>
          <table:table-cell table:formula="of:=MAX([.$B83];[.$G83];[.$L83];[.$Q83];[.$V83];[.$AA83];[.$AF83];[.$AK83];[.$AP83];[.$AU83];[.$AZ83];[.$BE83];[.$BJ83];[.$BO83];[.$BT83];[.$BY83];[.$CD83];[.$CI83])" office:value-type="float"/>
          <table:table-cell table:formula="of:=MAX([.$C83];[.$H83];[.$M83];[.$R83];[.$W83];[.$AB83];[.$AG83];[.$AL83];[.$AQ83];[.$AV83];[.$BA83];[.$BF83];[.$BK83];[.$BP83];[.$BU83];[.$BZ83];[.$CE83];[.$CJ83])" office:value-type="float"/>
          <table:table-cell table:formula="of:=MAX([.$D83];[.$I83];[.$N83];[.$S83];[.$X83];[.$AC83];[.$AH83];[.$AM83];[.$AR83];[.$AW83];[.$BB83];[.$BG83];[.$BL83];[.$BQ83];[.$BV83];[.$CA83];[.$CF83];[.$CK83])" office:value-type="float"/>
          <table:table-cell table:formula="of:=MAX([.$E83];[.$J83];[.$O83];[.$T83];[.$Y83];[.$AD83];[.$AI83];[.$AN83];[.$AS83];[.$AX83];[.$BC83];[.$BH83];[.$BM83];[.$BR83];[.$BW83];[.$CB83];[.$CG83];[.$CL83])" office:value-type="float"/>
          <table:table-cell table:formula="of:=MAX([.$F83];[.$K83];[.$P83];[.$U83];[.$Z83];[.$AE83];[.$AJ83];[.$AO83];[.$AT83];[.$AY83];[.$BD83];[.$BI83];[.$BN83];[.$BS83];[.$BX83];[.$CC83];[.$CH83];[.$CM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39.3515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office:value-type="float" office:value="34.5682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office:value-type="float" office:value="34.5653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table:style-name="cellBest" office:value-type="float" office:value="34.4753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office:value-type="float" office:value="34.5533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office:value-type="float" office:value="34.8227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table:style-name="cellWorst" office:value-type="float" office:value="41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2.695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70.59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76.293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40.518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35.554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office:value-type="float" office:value="538.647"/>
          <table:table-cell office:value-type="float" office:value="0.0"/>
          <table:table-cell table:style-name="cellBest" office:value-type="float" office:value="13.0"/>
          <table:table-cell office:value-type="float" office:value="0.0"/>
          <table:table-cell table:style-name="cellBest" office:value-type="float" office:value="11.0"/>
          <table:table-cell table:formula="of:=MIN([.$B84];[.$G84];[.$L84];[.$Q84];[.$V84];[.$AA84];[.$AF84];[.$AK84];[.$AP84];[.$AU84];[.$AZ84];[.$BE84];[.$BJ84];[.$BO84];[.$BT84];[.$BY84];[.$CD84];[.$CI84])" office:value-type="float"/>
          <table:table-cell table:formula="of:=MIN([.$C84];[.$H84];[.$M84];[.$R84];[.$W84];[.$AB84];[.$AG84];[.$AL84];[.$AQ84];[.$AV84];[.$BA84];[.$BF84];[.$BK84];[.$BP84];[.$BU84];[.$BZ84];[.$CE84];[.$CJ84])" office:value-type="float"/>
          <table:table-cell table:formula="of:=MIN([.$D84];[.$I84];[.$N84];[.$S84];[.$X84];[.$AC84];[.$AH84];[.$AM84];[.$AR84];[.$AW84];[.$BB84];[.$BG84];[.$BL84];[.$BQ84];[.$BV84];[.$CA84];[.$CF84];[.$CK84])" office:value-type="float"/>
          <table:table-cell table:formula="of:=MIN([.$E84];[.$J84];[.$O84];[.$T84];[.$Y84];[.$AD84];[.$AI84];[.$AN84];[.$AS84];[.$AX84];[.$BC84];[.$BH84];[.$BM84];[.$BR84];[.$BW84];[.$CB84];[.$CG84];[.$CL84])" office:value-type="float"/>
          <table:table-cell table:formula="of:=MIN([.$F84];[.$K84];[.$P84];[.$U84];[.$Z84];[.$AE84];[.$AJ84];[.$AO84];[.$AT84];[.$AY84];[.$BD84];[.$BI84];[.$BN84];[.$BS84];[.$BX84];[.$CC84];[.$CH84];[.$CM84])" office:value-type="float"/>
          <table:table-cell table:formula="of:=MEDIAN([.$B84];[.$G84];[.$L84];[.$Q84];[.$V84];[.$AA84];[.$AF84];[.$AK84];[.$AP84];[.$AU84];[.$AZ84];[.$BE84];[.$BJ84];[.$BO84];[.$BT84];[.$BY84];[.$CD84];[.$CI84])" office:value-type="float"/>
          <table:table-cell table:formula="of:=MEDIAN([.$C84];[.$H84];[.$M84];[.$R84];[.$W84];[.$AB84];[.$AG84];[.$AL84];[.$AQ84];[.$AV84];[.$BA84];[.$BF84];[.$BK84];[.$BP84];[.$BU84];[.$BZ84];[.$CE84];[.$CJ84])" office:value-type="float"/>
          <table:table-cell table:formula="of:=MEDIAN([.$D84];[.$I84];[.$N84];[.$S84];[.$X84];[.$AC84];[.$AH84];[.$AM84];[.$AR84];[.$AW84];[.$BB84];[.$BG84];[.$BL84];[.$BQ84];[.$BV84];[.$CA84];[.$CF84];[.$CK84])" office:value-type="float"/>
          <table:table-cell table:formula="of:=MEDIAN([.$E84];[.$J84];[.$O84];[.$T84];[.$Y84];[.$AD84];[.$AI84];[.$AN84];[.$AS84];[.$AX84];[.$BC84];[.$BH84];[.$BM84];[.$BR84];[.$BW84];[.$CB84];[.$CG84];[.$CL84])" office:value-type="float"/>
          <table:table-cell table:formula="of:=MEDIAN([.$F84];[.$K84];[.$P84];[.$U84];[.$Z84];[.$AE84];[.$AJ84];[.$AO84];[.$AT84];[.$AY84];[.$BD84];[.$BI84];[.$BN84];[.$BS84];[.$BX84];[.$CC84];[.$CH84];[.$CM84])" office:value-type="float"/>
          <table:table-cell table:formula="of:=MAX([.$B84];[.$G84];[.$L84];[.$Q84];[.$V84];[.$AA84];[.$AF84];[.$AK84];[.$AP84];[.$AU84];[.$AZ84];[.$BE84];[.$BJ84];[.$BO84];[.$BT84];[.$BY84];[.$CD84];[.$CI84])" office:value-type="float"/>
          <table:table-cell table:formula="of:=MAX([.$C84];[.$H84];[.$M84];[.$R84];[.$W84];[.$AB84];[.$AG84];[.$AL84];[.$AQ84];[.$AV84];[.$BA84];[.$BF84];[.$BK84];[.$BP84];[.$BU84];[.$BZ84];[.$CE84];[.$CJ84])" office:value-type="float"/>
          <table:table-cell table:formula="of:=MAX([.$D84];[.$I84];[.$N84];[.$S84];[.$X84];[.$AC84];[.$AH84];[.$AM84];[.$AR84];[.$AW84];[.$BB84];[.$BG84];[.$BL84];[.$BQ84];[.$BV84];[.$CA84];[.$CF84];[.$CK84])" office:value-type="float"/>
          <table:table-cell table:formula="of:=MAX([.$E84];[.$J84];[.$O84];[.$T84];[.$Y84];[.$AD84];[.$AI84];[.$AN84];[.$AS84];[.$AX84];[.$BC84];[.$BH84];[.$BM84];[.$BR84];[.$BW84];[.$CB84];[.$CG84];[.$CL84])" office:value-type="float"/>
          <table:table-cell table:formula="of:=MAX([.$F84];[.$K84];[.$P84];[.$U84];[.$Z84];[.$AE84];[.$AJ84];[.$AO84];[.$AT84];[.$AY84];[.$BD84];[.$BI84];[.$BN84];[.$BS84];[.$BX84];[.$CC84];[.$CH84];[.$CM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office:value-type="float" office:value="23.7229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1.9179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4.0231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2.0518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table:style-name="cellBest" office:value-type="float" office:value="21.4813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1.4827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G85];[.$L85];[.$Q85];[.$V85];[.$AA85];[.$AF85];[.$AK85];[.$AP85];[.$AU85];[.$AZ85];[.$BE85];[.$BJ85];[.$BO85];[.$BT85];[.$BY85];[.$CD85];[.$CI85])" office:value-type="float"/>
          <table:table-cell table:formula="of:=MIN([.$C85];[.$H85];[.$M85];[.$R85];[.$W85];[.$AB85];[.$AG85];[.$AL85];[.$AQ85];[.$AV85];[.$BA85];[.$BF85];[.$BK85];[.$BP85];[.$BU85];[.$BZ85];[.$CE85];[.$CJ85])" office:value-type="float"/>
          <table:table-cell table:formula="of:=MIN([.$D85];[.$I85];[.$N85];[.$S85];[.$X85];[.$AC85];[.$AH85];[.$AM85];[.$AR85];[.$AW85];[.$BB85];[.$BG85];[.$BL85];[.$BQ85];[.$BV85];[.$CA85];[.$CF85];[.$CK85])" office:value-type="float"/>
          <table:table-cell table:formula="of:=MIN([.$E85];[.$J85];[.$O85];[.$T85];[.$Y85];[.$AD85];[.$AI85];[.$AN85];[.$AS85];[.$AX85];[.$BC85];[.$BH85];[.$BM85];[.$BR85];[.$BW85];[.$CB85];[.$CG85];[.$CL85])" office:value-type="float"/>
          <table:table-cell table:formula="of:=MIN([.$F85];[.$K85];[.$P85];[.$U85];[.$Z85];[.$AE85];[.$AJ85];[.$AO85];[.$AT85];[.$AY85];[.$BD85];[.$BI85];[.$BN85];[.$BS85];[.$BX85];[.$CC85];[.$CH85];[.$CM85])" office:value-type="float"/>
          <table:table-cell table:formula="of:=MEDIAN([.$B85];[.$G85];[.$L85];[.$Q85];[.$V85];[.$AA85];[.$AF85];[.$AK85];[.$AP85];[.$AU85];[.$AZ85];[.$BE85];[.$BJ85];[.$BO85];[.$BT85];[.$BY85];[.$CD85];[.$CI85])" office:value-type="float"/>
          <table:table-cell table:formula="of:=MEDIAN([.$C85];[.$H85];[.$M85];[.$R85];[.$W85];[.$AB85];[.$AG85];[.$AL85];[.$AQ85];[.$AV85];[.$BA85];[.$BF85];[.$BK85];[.$BP85];[.$BU85];[.$BZ85];[.$CE85];[.$CJ85])" office:value-type="float"/>
          <table:table-cell table:formula="of:=MEDIAN([.$D85];[.$I85];[.$N85];[.$S85];[.$X85];[.$AC85];[.$AH85];[.$AM85];[.$AR85];[.$AW85];[.$BB85];[.$BG85];[.$BL85];[.$BQ85];[.$BV85];[.$CA85];[.$CF85];[.$CK85])" office:value-type="float"/>
          <table:table-cell table:formula="of:=MEDIAN([.$E85];[.$J85];[.$O85];[.$T85];[.$Y85];[.$AD85];[.$AI85];[.$AN85];[.$AS85];[.$AX85];[.$BC85];[.$BH85];[.$BM85];[.$BR85];[.$BW85];[.$CB85];[.$CG85];[.$CL85])" office:value-type="float"/>
          <table:table-cell table:formula="of:=MEDIAN([.$F85];[.$K85];[.$P85];[.$U85];[.$Z85];[.$AE85];[.$AJ85];[.$AO85];[.$AT85];[.$AY85];[.$BD85];[.$BI85];[.$BN85];[.$BS85];[.$BX85];[.$CC85];[.$CH85];[.$CM85])" office:value-type="float"/>
          <table:table-cell table:formula="of:=MAX([.$B85];[.$G85];[.$L85];[.$Q85];[.$V85];[.$AA85];[.$AF85];[.$AK85];[.$AP85];[.$AU85];[.$AZ85];[.$BE85];[.$BJ85];[.$BO85];[.$BT85];[.$BY85];[.$CD85];[.$CI85])" office:value-type="float"/>
          <table:table-cell table:formula="of:=MAX([.$C85];[.$H85];[.$M85];[.$R85];[.$W85];[.$AB85];[.$AG85];[.$AL85];[.$AQ85];[.$AV85];[.$BA85];[.$BF85];[.$BK85];[.$BP85];[.$BU85];[.$BZ85];[.$CE85];[.$CJ85])" office:value-type="float"/>
          <table:table-cell table:formula="of:=MAX([.$D85];[.$I85];[.$N85];[.$S85];[.$X85];[.$AC85];[.$AH85];[.$AM85];[.$AR85];[.$AW85];[.$BB85];[.$BG85];[.$BL85];[.$BQ85];[.$BV85];[.$CA85];[.$CF85];[.$CK85])" office:value-type="float"/>
          <table:table-cell table:formula="of:=MAX([.$E85];[.$J85];[.$O85];[.$T85];[.$Y85];[.$AD85];[.$AI85];[.$AN85];[.$AS85];[.$AX85];[.$BC85];[.$BH85];[.$BM85];[.$BR85];[.$BW85];[.$CB85];[.$CG85];[.$CL85])" office:value-type="float"/>
          <table:table-cell table:formula="of:=MAX([.$F85];[.$K85];[.$P85];[.$U85];[.$Z85];[.$AE85];[.$AJ85];[.$AO85];[.$AT85];[.$AY85];[.$BD85];[.$BI85];[.$BN85];[.$BS85];[.$BX85];[.$CC85];[.$CH85];[.$CM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office:value-type="float" office:value="25.1635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table:style-name="cellBest" office:value-type="float" office:value="22.0936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2.9572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2.2616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2.3286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office:value-type="float" office:value="23.5727"/>
          <table:table-cell office:value-type="float" office:value="0.0"/>
          <table:table-cell table:style-name="cellWorst" office:value-type="float" office:value="36.0"/>
          <table:table-cell office:value-type="float" office:value="0.0"/>
          <table:table-cell table:style-name="cellWorst" office:value-type="float" office:value="34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18.545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717.475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720.87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718.116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720.732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office:value-type="float" office:value="730.308"/>
          <table:table-cell office:value-type="float" office:value="0.0"/>
          <table:table-cell table:style-name="cellBest" office:value-type="float" office:value="11.0"/>
          <table:table-cell office:value-type="float" office:value="0.0"/>
          <table:table-cell table:style-name="cellBest" office:value-type="float" office:value="9.0"/>
          <table:table-cell table:formula="of:=MIN([.$B86];[.$G86];[.$L86];[.$Q86];[.$V86];[.$AA86];[.$AF86];[.$AK86];[.$AP86];[.$AU86];[.$AZ86];[.$BE86];[.$BJ86];[.$BO86];[.$BT86];[.$BY86];[.$CD86];[.$CI86])" office:value-type="float"/>
          <table:table-cell table:formula="of:=MIN([.$C86];[.$H86];[.$M86];[.$R86];[.$W86];[.$AB86];[.$AG86];[.$AL86];[.$AQ86];[.$AV86];[.$BA86];[.$BF86];[.$BK86];[.$BP86];[.$BU86];[.$BZ86];[.$CE86];[.$CJ86])" office:value-type="float"/>
          <table:table-cell table:formula="of:=MIN([.$D86];[.$I86];[.$N86];[.$S86];[.$X86];[.$AC86];[.$AH86];[.$AM86];[.$AR86];[.$AW86];[.$BB86];[.$BG86];[.$BL86];[.$BQ86];[.$BV86];[.$CA86];[.$CF86];[.$CK86])" office:value-type="float"/>
          <table:table-cell table:formula="of:=MIN([.$E86];[.$J86];[.$O86];[.$T86];[.$Y86];[.$AD86];[.$AI86];[.$AN86];[.$AS86];[.$AX86];[.$BC86];[.$BH86];[.$BM86];[.$BR86];[.$BW86];[.$CB86];[.$CG86];[.$CL86])" office:value-type="float"/>
          <table:table-cell table:formula="of:=MIN([.$F86];[.$K86];[.$P86];[.$U86];[.$Z86];[.$AE86];[.$AJ86];[.$AO86];[.$AT86];[.$AY86];[.$BD86];[.$BI86];[.$BN86];[.$BS86];[.$BX86];[.$CC86];[.$CH86];[.$CM86])" office:value-type="float"/>
          <table:table-cell table:formula="of:=MEDIAN([.$B86];[.$G86];[.$L86];[.$Q86];[.$V86];[.$AA86];[.$AF86];[.$AK86];[.$AP86];[.$AU86];[.$AZ86];[.$BE86];[.$BJ86];[.$BO86];[.$BT86];[.$BY86];[.$CD86];[.$CI86])" office:value-type="float"/>
          <table:table-cell table:formula="of:=MEDIAN([.$C86];[.$H86];[.$M86];[.$R86];[.$W86];[.$AB86];[.$AG86];[.$AL86];[.$AQ86];[.$AV86];[.$BA86];[.$BF86];[.$BK86];[.$BP86];[.$BU86];[.$BZ86];[.$CE86];[.$CJ86])" office:value-type="float"/>
          <table:table-cell table:formula="of:=MEDIAN([.$D86];[.$I86];[.$N86];[.$S86];[.$X86];[.$AC86];[.$AH86];[.$AM86];[.$AR86];[.$AW86];[.$BB86];[.$BG86];[.$BL86];[.$BQ86];[.$BV86];[.$CA86];[.$CF86];[.$CK86])" office:value-type="float"/>
          <table:table-cell table:formula="of:=MEDIAN([.$E86];[.$J86];[.$O86];[.$T86];[.$Y86];[.$AD86];[.$AI86];[.$AN86];[.$AS86];[.$AX86];[.$BC86];[.$BH86];[.$BM86];[.$BR86];[.$BW86];[.$CB86];[.$CG86];[.$CL86])" office:value-type="float"/>
          <table:table-cell table:formula="of:=MEDIAN([.$F86];[.$K86];[.$P86];[.$U86];[.$Z86];[.$AE86];[.$AJ86];[.$AO86];[.$AT86];[.$AY86];[.$BD86];[.$BI86];[.$BN86];[.$BS86];[.$BX86];[.$CC86];[.$CH86];[.$CM86])" office:value-type="float"/>
          <table:table-cell table:formula="of:=MAX([.$B86];[.$G86];[.$L86];[.$Q86];[.$V86];[.$AA86];[.$AF86];[.$AK86];[.$AP86];[.$AU86];[.$AZ86];[.$BE86];[.$BJ86];[.$BO86];[.$BT86];[.$BY86];[.$CD86];[.$CI86])" office:value-type="float"/>
          <table:table-cell table:formula="of:=MAX([.$C86];[.$H86];[.$M86];[.$R86];[.$W86];[.$AB86];[.$AG86];[.$AL86];[.$AQ86];[.$AV86];[.$BA86];[.$BF86];[.$BK86];[.$BP86];[.$BU86];[.$BZ86];[.$CE86];[.$CJ86])" office:value-type="float"/>
          <table:table-cell table:formula="of:=MAX([.$D86];[.$I86];[.$N86];[.$S86];[.$X86];[.$AC86];[.$AH86];[.$AM86];[.$AR86];[.$AW86];[.$BB86];[.$BG86];[.$BL86];[.$BQ86];[.$BV86];[.$CA86];[.$CF86];[.$CK86])" office:value-type="float"/>
          <table:table-cell table:formula="of:=MAX([.$E86];[.$J86];[.$O86];[.$T86];[.$Y86];[.$AD86];[.$AI86];[.$AN86];[.$AS86];[.$AX86];[.$BC86];[.$BH86];[.$BM86];[.$BR86];[.$BW86];[.$CB86];[.$CG86];[.$CL86])" office:value-type="float"/>
          <table:table-cell table:formula="of:=MAX([.$F86];[.$K86];[.$P86];[.$U86];[.$Z86];[.$AE86];[.$AJ86];[.$AO86];[.$AT86];[.$AY86];[.$BD86];[.$BI86];[.$BN86];[.$BS86];[.$BX86];[.$CC86];[.$CH86];[.$CM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table:style-name="cellBest" office:value-type="float" office:value="38.2343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38.248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42.1568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42.2396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42.4401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42.6404"/>
          <table:table-cell office:value-type="float" office:value="0.0"/>
          <table:table-cell office:value-type="float" office:value="43.0"/>
          <table:table-cell office:value-type="float" office:value="0.0"/>
          <table:table-cell office:value-type="float" office:value="41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G87];[.$L87];[.$Q87];[.$V87];[.$AA87];[.$AF87];[.$AK87];[.$AP87];[.$AU87];[.$AZ87];[.$BE87];[.$BJ87];[.$BO87];[.$BT87];[.$BY87];[.$CD87];[.$CI87])" office:value-type="float"/>
          <table:table-cell table:formula="of:=MIN([.$C87];[.$H87];[.$M87];[.$R87];[.$W87];[.$AB87];[.$AG87];[.$AL87];[.$AQ87];[.$AV87];[.$BA87];[.$BF87];[.$BK87];[.$BP87];[.$BU87];[.$BZ87];[.$CE87];[.$CJ87])" office:value-type="float"/>
          <table:table-cell table:formula="of:=MIN([.$D87];[.$I87];[.$N87];[.$S87];[.$X87];[.$AC87];[.$AH87];[.$AM87];[.$AR87];[.$AW87];[.$BB87];[.$BG87];[.$BL87];[.$BQ87];[.$BV87];[.$CA87];[.$CF87];[.$CK87])" office:value-type="float"/>
          <table:table-cell table:formula="of:=MIN([.$E87];[.$J87];[.$O87];[.$T87];[.$Y87];[.$AD87];[.$AI87];[.$AN87];[.$AS87];[.$AX87];[.$BC87];[.$BH87];[.$BM87];[.$BR87];[.$BW87];[.$CB87];[.$CG87];[.$CL87])" office:value-type="float"/>
          <table:table-cell table:formula="of:=MIN([.$F87];[.$K87];[.$P87];[.$U87];[.$Z87];[.$AE87];[.$AJ87];[.$AO87];[.$AT87];[.$AY87];[.$BD87];[.$BI87];[.$BN87];[.$BS87];[.$BX87];[.$CC87];[.$CH87];[.$CM87])" office:value-type="float"/>
          <table:table-cell table:formula="of:=MEDIAN([.$B87];[.$G87];[.$L87];[.$Q87];[.$V87];[.$AA87];[.$AF87];[.$AK87];[.$AP87];[.$AU87];[.$AZ87];[.$BE87];[.$BJ87];[.$BO87];[.$BT87];[.$BY87];[.$CD87];[.$CI87])" office:value-type="float"/>
          <table:table-cell table:formula="of:=MEDIAN([.$C87];[.$H87];[.$M87];[.$R87];[.$W87];[.$AB87];[.$AG87];[.$AL87];[.$AQ87];[.$AV87];[.$BA87];[.$BF87];[.$BK87];[.$BP87];[.$BU87];[.$BZ87];[.$CE87];[.$CJ87])" office:value-type="float"/>
          <table:table-cell table:formula="of:=MEDIAN([.$D87];[.$I87];[.$N87];[.$S87];[.$X87];[.$AC87];[.$AH87];[.$AM87];[.$AR87];[.$AW87];[.$BB87];[.$BG87];[.$BL87];[.$BQ87];[.$BV87];[.$CA87];[.$CF87];[.$CK87])" office:value-type="float"/>
          <table:table-cell table:formula="of:=MEDIAN([.$E87];[.$J87];[.$O87];[.$T87];[.$Y87];[.$AD87];[.$AI87];[.$AN87];[.$AS87];[.$AX87];[.$BC87];[.$BH87];[.$BM87];[.$BR87];[.$BW87];[.$CB87];[.$CG87];[.$CL87])" office:value-type="float"/>
          <table:table-cell table:formula="of:=MEDIAN([.$F87];[.$K87];[.$P87];[.$U87];[.$Z87];[.$AE87];[.$AJ87];[.$AO87];[.$AT87];[.$AY87];[.$BD87];[.$BI87];[.$BN87];[.$BS87];[.$BX87];[.$CC87];[.$CH87];[.$CM87])" office:value-type="float"/>
          <table:table-cell table:formula="of:=MAX([.$B87];[.$G87];[.$L87];[.$Q87];[.$V87];[.$AA87];[.$AF87];[.$AK87];[.$AP87];[.$AU87];[.$AZ87];[.$BE87];[.$BJ87];[.$BO87];[.$BT87];[.$BY87];[.$CD87];[.$CI87])" office:value-type="float"/>
          <table:table-cell table:formula="of:=MAX([.$C87];[.$H87];[.$M87];[.$R87];[.$W87];[.$AB87];[.$AG87];[.$AL87];[.$AQ87];[.$AV87];[.$BA87];[.$BF87];[.$BK87];[.$BP87];[.$BU87];[.$BZ87];[.$CE87];[.$CJ87])" office:value-type="float"/>
          <table:table-cell table:formula="of:=MAX([.$D87];[.$I87];[.$N87];[.$S87];[.$X87];[.$AC87];[.$AH87];[.$AM87];[.$AR87];[.$AW87];[.$BB87];[.$BG87];[.$BL87];[.$BQ87];[.$BV87];[.$CA87];[.$CF87];[.$CK87])" office:value-type="float"/>
          <table:table-cell table:formula="of:=MAX([.$E87];[.$J87];[.$O87];[.$T87];[.$Y87];[.$AD87];[.$AI87];[.$AN87];[.$AS87];[.$AX87];[.$BC87];[.$BH87];[.$BM87];[.$BR87];[.$BW87];[.$CB87];[.$CG87];[.$CL87])" office:value-type="float"/>
          <table:table-cell table:formula="of:=MAX([.$F87];[.$K87];[.$P87];[.$U87];[.$Z87];[.$AE87];[.$AJ87];[.$AO87];[.$AT87];[.$AY87];[.$BD87];[.$BI87];[.$BN87];[.$BS87];[.$BX87];[.$CC87];[.$CH87];[.$CM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office:value-type="float" office:value="23.7103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table:style-name="cellBest" office:value-type="float" office:value="23.3286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3.4691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4.0583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3.4743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3.7027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G88];[.$L88];[.$Q88];[.$V88];[.$AA88];[.$AF88];[.$AK88];[.$AP88];[.$AU88];[.$AZ88];[.$BE88];[.$BJ88];[.$BO88];[.$BT88];[.$BY88];[.$CD88];[.$CI88])" office:value-type="float"/>
          <table:table-cell table:formula="of:=MIN([.$C88];[.$H88];[.$M88];[.$R88];[.$W88];[.$AB88];[.$AG88];[.$AL88];[.$AQ88];[.$AV88];[.$BA88];[.$BF88];[.$BK88];[.$BP88];[.$BU88];[.$BZ88];[.$CE88];[.$CJ88])" office:value-type="float"/>
          <table:table-cell table:formula="of:=MIN([.$D88];[.$I88];[.$N88];[.$S88];[.$X88];[.$AC88];[.$AH88];[.$AM88];[.$AR88];[.$AW88];[.$BB88];[.$BG88];[.$BL88];[.$BQ88];[.$BV88];[.$CA88];[.$CF88];[.$CK88])" office:value-type="float"/>
          <table:table-cell table:formula="of:=MIN([.$E88];[.$J88];[.$O88];[.$T88];[.$Y88];[.$AD88];[.$AI88];[.$AN88];[.$AS88];[.$AX88];[.$BC88];[.$BH88];[.$BM88];[.$BR88];[.$BW88];[.$CB88];[.$CG88];[.$CL88])" office:value-type="float"/>
          <table:table-cell table:formula="of:=MIN([.$F88];[.$K88];[.$P88];[.$U88];[.$Z88];[.$AE88];[.$AJ88];[.$AO88];[.$AT88];[.$AY88];[.$BD88];[.$BI88];[.$BN88];[.$BS88];[.$BX88];[.$CC88];[.$CH88];[.$CM88])" office:value-type="float"/>
          <table:table-cell table:formula="of:=MEDIAN([.$B88];[.$G88];[.$L88];[.$Q88];[.$V88];[.$AA88];[.$AF88];[.$AK88];[.$AP88];[.$AU88];[.$AZ88];[.$BE88];[.$BJ88];[.$BO88];[.$BT88];[.$BY88];[.$CD88];[.$CI88])" office:value-type="float"/>
          <table:table-cell table:formula="of:=MEDIAN([.$C88];[.$H88];[.$M88];[.$R88];[.$W88];[.$AB88];[.$AG88];[.$AL88];[.$AQ88];[.$AV88];[.$BA88];[.$BF88];[.$BK88];[.$BP88];[.$BU88];[.$BZ88];[.$CE88];[.$CJ88])" office:value-type="float"/>
          <table:table-cell table:formula="of:=MEDIAN([.$D88];[.$I88];[.$N88];[.$S88];[.$X88];[.$AC88];[.$AH88];[.$AM88];[.$AR88];[.$AW88];[.$BB88];[.$BG88];[.$BL88];[.$BQ88];[.$BV88];[.$CA88];[.$CF88];[.$CK88])" office:value-type="float"/>
          <table:table-cell table:formula="of:=MEDIAN([.$E88];[.$J88];[.$O88];[.$T88];[.$Y88];[.$AD88];[.$AI88];[.$AN88];[.$AS88];[.$AX88];[.$BC88];[.$BH88];[.$BM88];[.$BR88];[.$BW88];[.$CB88];[.$CG88];[.$CL88])" office:value-type="float"/>
          <table:table-cell table:formula="of:=MEDIAN([.$F88];[.$K88];[.$P88];[.$U88];[.$Z88];[.$AE88];[.$AJ88];[.$AO88];[.$AT88];[.$AY88];[.$BD88];[.$BI88];[.$BN88];[.$BS88];[.$BX88];[.$CC88];[.$CH88];[.$CM88])" office:value-type="float"/>
          <table:table-cell table:formula="of:=MAX([.$B88];[.$G88];[.$L88];[.$Q88];[.$V88];[.$AA88];[.$AF88];[.$AK88];[.$AP88];[.$AU88];[.$AZ88];[.$BE88];[.$BJ88];[.$BO88];[.$BT88];[.$BY88];[.$CD88];[.$CI88])" office:value-type="float"/>
          <table:table-cell table:formula="of:=MAX([.$C88];[.$H88];[.$M88];[.$R88];[.$W88];[.$AB88];[.$AG88];[.$AL88];[.$AQ88];[.$AV88];[.$BA88];[.$BF88];[.$BK88];[.$BP88];[.$BU88];[.$BZ88];[.$CE88];[.$CJ88])" office:value-type="float"/>
          <table:table-cell table:formula="of:=MAX([.$D88];[.$I88];[.$N88];[.$S88];[.$X88];[.$AC88];[.$AH88];[.$AM88];[.$AR88];[.$AW88];[.$BB88];[.$BG88];[.$BL88];[.$BQ88];[.$BV88];[.$CA88];[.$CF88];[.$CK88])" office:value-type="float"/>
          <table:table-cell table:formula="of:=MAX([.$E88];[.$J88];[.$O88];[.$T88];[.$Y88];[.$AD88];[.$AI88];[.$AN88];[.$AS88];[.$AX88];[.$BC88];[.$BH88];[.$BM88];[.$BR88];[.$BW88];[.$CB88];[.$CG88];[.$CL88])" office:value-type="float"/>
          <table:table-cell table:formula="of:=MAX([.$F88];[.$K88];[.$P88];[.$U88];[.$Z88];[.$AE88];[.$AJ88];[.$AO88];[.$AT88];[.$AY88];[.$BD88];[.$BI88];[.$BN88];[.$BS88];[.$BX88];[.$CC88];[.$CH88];[.$CM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office:value-type="float" office:value="18.6279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office:value-type="float" office:value="20.0807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table:style-name="cellBest" office:value-type="float" office:value="18.4916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office:value-type="float" office:value="18.9374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office:value-type="float" office:value="18.5137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office:value-type="float" office:value="19.023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2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G89];[.$L89];[.$Q89];[.$V89];[.$AA89];[.$AF89];[.$AK89];[.$AP89];[.$AU89];[.$AZ89];[.$BE89];[.$BJ89];[.$BO89];[.$BT89];[.$BY89];[.$CD89];[.$CI89])" office:value-type="float"/>
          <table:table-cell table:formula="of:=MIN([.$C89];[.$H89];[.$M89];[.$R89];[.$W89];[.$AB89];[.$AG89];[.$AL89];[.$AQ89];[.$AV89];[.$BA89];[.$BF89];[.$BK89];[.$BP89];[.$BU89];[.$BZ89];[.$CE89];[.$CJ89])" office:value-type="float"/>
          <table:table-cell table:formula="of:=MIN([.$D89];[.$I89];[.$N89];[.$S89];[.$X89];[.$AC89];[.$AH89];[.$AM89];[.$AR89];[.$AW89];[.$BB89];[.$BG89];[.$BL89];[.$BQ89];[.$BV89];[.$CA89];[.$CF89];[.$CK89])" office:value-type="float"/>
          <table:table-cell table:formula="of:=MIN([.$E89];[.$J89];[.$O89];[.$T89];[.$Y89];[.$AD89];[.$AI89];[.$AN89];[.$AS89];[.$AX89];[.$BC89];[.$BH89];[.$BM89];[.$BR89];[.$BW89];[.$CB89];[.$CG89];[.$CL89])" office:value-type="float"/>
          <table:table-cell table:formula="of:=MIN([.$F89];[.$K89];[.$P89];[.$U89];[.$Z89];[.$AE89];[.$AJ89];[.$AO89];[.$AT89];[.$AY89];[.$BD89];[.$BI89];[.$BN89];[.$BS89];[.$BX89];[.$CC89];[.$CH89];[.$CM89])" office:value-type="float"/>
          <table:table-cell table:formula="of:=MEDIAN([.$B89];[.$G89];[.$L89];[.$Q89];[.$V89];[.$AA89];[.$AF89];[.$AK89];[.$AP89];[.$AU89];[.$AZ89];[.$BE89];[.$BJ89];[.$BO89];[.$BT89];[.$BY89];[.$CD89];[.$CI89])" office:value-type="float"/>
          <table:table-cell table:formula="of:=MEDIAN([.$C89];[.$H89];[.$M89];[.$R89];[.$W89];[.$AB89];[.$AG89];[.$AL89];[.$AQ89];[.$AV89];[.$BA89];[.$BF89];[.$BK89];[.$BP89];[.$BU89];[.$BZ89];[.$CE89];[.$CJ89])" office:value-type="float"/>
          <table:table-cell table:formula="of:=MEDIAN([.$D89];[.$I89];[.$N89];[.$S89];[.$X89];[.$AC89];[.$AH89];[.$AM89];[.$AR89];[.$AW89];[.$BB89];[.$BG89];[.$BL89];[.$BQ89];[.$BV89];[.$CA89];[.$CF89];[.$CK89])" office:value-type="float"/>
          <table:table-cell table:formula="of:=MEDIAN([.$E89];[.$J89];[.$O89];[.$T89];[.$Y89];[.$AD89];[.$AI89];[.$AN89];[.$AS89];[.$AX89];[.$BC89];[.$BH89];[.$BM89];[.$BR89];[.$BW89];[.$CB89];[.$CG89];[.$CL89])" office:value-type="float"/>
          <table:table-cell table:formula="of:=MEDIAN([.$F89];[.$K89];[.$P89];[.$U89];[.$Z89];[.$AE89];[.$AJ89];[.$AO89];[.$AT89];[.$AY89];[.$BD89];[.$BI89];[.$BN89];[.$BS89];[.$BX89];[.$CC89];[.$CH89];[.$CM89])" office:value-type="float"/>
          <table:table-cell table:formula="of:=MAX([.$B89];[.$G89];[.$L89];[.$Q89];[.$V89];[.$AA89];[.$AF89];[.$AK89];[.$AP89];[.$AU89];[.$AZ89];[.$BE89];[.$BJ89];[.$BO89];[.$BT89];[.$BY89];[.$CD89];[.$CI89])" office:value-type="float"/>
          <table:table-cell table:formula="of:=MAX([.$C89];[.$H89];[.$M89];[.$R89];[.$W89];[.$AB89];[.$AG89];[.$AL89];[.$AQ89];[.$AV89];[.$BA89];[.$BF89];[.$BK89];[.$BP89];[.$BU89];[.$BZ89];[.$CE89];[.$CJ89])" office:value-type="float"/>
          <table:table-cell table:formula="of:=MAX([.$D89];[.$I89];[.$N89];[.$S89];[.$X89];[.$AC89];[.$AH89];[.$AM89];[.$AR89];[.$AW89];[.$BB89];[.$BG89];[.$BL89];[.$BQ89];[.$BV89];[.$CA89];[.$CF89];[.$CK89])" office:value-type="float"/>
          <table:table-cell table:formula="of:=MAX([.$E89];[.$J89];[.$O89];[.$T89];[.$Y89];[.$AD89];[.$AI89];[.$AN89];[.$AS89];[.$AX89];[.$BC89];[.$BH89];[.$BM89];[.$BR89];[.$BW89];[.$CB89];[.$CG89];[.$CL89])" office:value-type="float"/>
          <table:table-cell table:formula="of:=MAX([.$F89];[.$K89];[.$P89];[.$U89];[.$Z89];[.$AE89];[.$AJ89];[.$AO89];[.$AT89];[.$AY89];[.$BD89];[.$BI89];[.$BN89];[.$BS89];[.$BX89];[.$CC89];[.$CH89];[.$CM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23.1763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table:style-name="cellBest" office:value-type="float" office:value="22.6818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office:value-type="float" office:value="23.5469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office:value-type="float" office:value="23.1235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office:value-type="float" office:value="22.9382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office:value-type="float" office:value="23.3384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table:style-name="cellWorst" office:value-type="float" office:value="40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72.65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67.5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32.90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78.42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70.488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04.05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90];[.$G90];[.$L90];[.$Q90];[.$V90];[.$AA90];[.$AF90];[.$AK90];[.$AP90];[.$AU90];[.$AZ90];[.$BE90];[.$BJ90];[.$BO90];[.$BT90];[.$BY90];[.$CD90];[.$CI90])" office:value-type="float"/>
          <table:table-cell table:formula="of:=MIN([.$C90];[.$H90];[.$M90];[.$R90];[.$W90];[.$AB90];[.$AG90];[.$AL90];[.$AQ90];[.$AV90];[.$BA90];[.$BF90];[.$BK90];[.$BP90];[.$BU90];[.$BZ90];[.$CE90];[.$CJ90])" office:value-type="float"/>
          <table:table-cell table:formula="of:=MIN([.$D90];[.$I90];[.$N90];[.$S90];[.$X90];[.$AC90];[.$AH90];[.$AM90];[.$AR90];[.$AW90];[.$BB90];[.$BG90];[.$BL90];[.$BQ90];[.$BV90];[.$CA90];[.$CF90];[.$CK90])" office:value-type="float"/>
          <table:table-cell table:formula="of:=MIN([.$E90];[.$J90];[.$O90];[.$T90];[.$Y90];[.$AD90];[.$AI90];[.$AN90];[.$AS90];[.$AX90];[.$BC90];[.$BH90];[.$BM90];[.$BR90];[.$BW90];[.$CB90];[.$CG90];[.$CL90])" office:value-type="float"/>
          <table:table-cell table:formula="of:=MIN([.$F90];[.$K90];[.$P90];[.$U90];[.$Z90];[.$AE90];[.$AJ90];[.$AO90];[.$AT90];[.$AY90];[.$BD90];[.$BI90];[.$BN90];[.$BS90];[.$BX90];[.$CC90];[.$CH90];[.$CM90])" office:value-type="float"/>
          <table:table-cell table:formula="of:=MEDIAN([.$B90];[.$G90];[.$L90];[.$Q90];[.$V90];[.$AA90];[.$AF90];[.$AK90];[.$AP90];[.$AU90];[.$AZ90];[.$BE90];[.$BJ90];[.$BO90];[.$BT90];[.$BY90];[.$CD90];[.$CI90])" office:value-type="float"/>
          <table:table-cell table:formula="of:=MEDIAN([.$C90];[.$H90];[.$M90];[.$R90];[.$W90];[.$AB90];[.$AG90];[.$AL90];[.$AQ90];[.$AV90];[.$BA90];[.$BF90];[.$BK90];[.$BP90];[.$BU90];[.$BZ90];[.$CE90];[.$CJ90])" office:value-type="float"/>
          <table:table-cell table:formula="of:=MEDIAN([.$D90];[.$I90];[.$N90];[.$S90];[.$X90];[.$AC90];[.$AH90];[.$AM90];[.$AR90];[.$AW90];[.$BB90];[.$BG90];[.$BL90];[.$BQ90];[.$BV90];[.$CA90];[.$CF90];[.$CK90])" office:value-type="float"/>
          <table:table-cell table:formula="of:=MEDIAN([.$E90];[.$J90];[.$O90];[.$T90];[.$Y90];[.$AD90];[.$AI90];[.$AN90];[.$AS90];[.$AX90];[.$BC90];[.$BH90];[.$BM90];[.$BR90];[.$BW90];[.$CB90];[.$CG90];[.$CL90])" office:value-type="float"/>
          <table:table-cell table:formula="of:=MEDIAN([.$F90];[.$K90];[.$P90];[.$U90];[.$Z90];[.$AE90];[.$AJ90];[.$AO90];[.$AT90];[.$AY90];[.$BD90];[.$BI90];[.$BN90];[.$BS90];[.$BX90];[.$CC90];[.$CH90];[.$CM90])" office:value-type="float"/>
          <table:table-cell table:formula="of:=MAX([.$B90];[.$G90];[.$L90];[.$Q90];[.$V90];[.$AA90];[.$AF90];[.$AK90];[.$AP90];[.$AU90];[.$AZ90];[.$BE90];[.$BJ90];[.$BO90];[.$BT90];[.$BY90];[.$CD90];[.$CI90])" office:value-type="float"/>
          <table:table-cell table:formula="of:=MAX([.$C90];[.$H90];[.$M90];[.$R90];[.$W90];[.$AB90];[.$AG90];[.$AL90];[.$AQ90];[.$AV90];[.$BA90];[.$BF90];[.$BK90];[.$BP90];[.$BU90];[.$BZ90];[.$CE90];[.$CJ90])" office:value-type="float"/>
          <table:table-cell table:formula="of:=MAX([.$D90];[.$I90];[.$N90];[.$S90];[.$X90];[.$AC90];[.$AH90];[.$AM90];[.$AR90];[.$AW90];[.$BB90];[.$BG90];[.$BL90];[.$BQ90];[.$BV90];[.$CA90];[.$CF90];[.$CK90])" office:value-type="float"/>
          <table:table-cell table:formula="of:=MAX([.$E90];[.$J90];[.$O90];[.$T90];[.$Y90];[.$AD90];[.$AI90];[.$AN90];[.$AS90];[.$AX90];[.$BC90];[.$BH90];[.$BM90];[.$BR90];[.$BW90];[.$CB90];[.$CG90];[.$CL90])" office:value-type="float"/>
          <table:table-cell table:formula="of:=MAX([.$F90];[.$K90];[.$P90];[.$U90];[.$Z90];[.$AE90];[.$AJ90];[.$AO90];[.$AT90];[.$AY90];[.$BD90];[.$BI90];[.$BN90];[.$BS90];[.$BX90];[.$CC90];[.$CH90];[.$CM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office:value-type="float" office:value="47.1979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office:value-type="float" office:value="46.7109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office:value-type="float" office:value="47.8808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office:value-type="float" office:value="47.2464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table:style-name="cellBest" office:value-type="float" office:value="46.4856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office:value-type="float" office:value="53.1107"/>
          <table:table-cell office:value-type="float" office:value="0.0"/>
          <table:table-cell office:value-type="float" office:value="59.0"/>
          <table:table-cell office:value-type="float" office:value="0.0"/>
          <table:table-cell office:value-type="float" office:value="57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G91];[.$L91];[.$Q91];[.$V91];[.$AA91];[.$AF91];[.$AK91];[.$AP91];[.$AU91];[.$AZ91];[.$BE91];[.$BJ91];[.$BO91];[.$BT91];[.$BY91];[.$CD91];[.$CI91])" office:value-type="float"/>
          <table:table-cell table:formula="of:=MIN([.$C91];[.$H91];[.$M91];[.$R91];[.$W91];[.$AB91];[.$AG91];[.$AL91];[.$AQ91];[.$AV91];[.$BA91];[.$BF91];[.$BK91];[.$BP91];[.$BU91];[.$BZ91];[.$CE91];[.$CJ91])" office:value-type="float"/>
          <table:table-cell table:formula="of:=MIN([.$D91];[.$I91];[.$N91];[.$S91];[.$X91];[.$AC91];[.$AH91];[.$AM91];[.$AR91];[.$AW91];[.$BB91];[.$BG91];[.$BL91];[.$BQ91];[.$BV91];[.$CA91];[.$CF91];[.$CK91])" office:value-type="float"/>
          <table:table-cell table:formula="of:=MIN([.$E91];[.$J91];[.$O91];[.$T91];[.$Y91];[.$AD91];[.$AI91];[.$AN91];[.$AS91];[.$AX91];[.$BC91];[.$BH91];[.$BM91];[.$BR91];[.$BW91];[.$CB91];[.$CG91];[.$CL91])" office:value-type="float"/>
          <table:table-cell table:formula="of:=MIN([.$F91];[.$K91];[.$P91];[.$U91];[.$Z91];[.$AE91];[.$AJ91];[.$AO91];[.$AT91];[.$AY91];[.$BD91];[.$BI91];[.$BN91];[.$BS91];[.$BX91];[.$CC91];[.$CH91];[.$CM91])" office:value-type="float"/>
          <table:table-cell table:formula="of:=MEDIAN([.$B91];[.$G91];[.$L91];[.$Q91];[.$V91];[.$AA91];[.$AF91];[.$AK91];[.$AP91];[.$AU91];[.$AZ91];[.$BE91];[.$BJ91];[.$BO91];[.$BT91];[.$BY91];[.$CD91];[.$CI91])" office:value-type="float"/>
          <table:table-cell table:formula="of:=MEDIAN([.$C91];[.$H91];[.$M91];[.$R91];[.$W91];[.$AB91];[.$AG91];[.$AL91];[.$AQ91];[.$AV91];[.$BA91];[.$BF91];[.$BK91];[.$BP91];[.$BU91];[.$BZ91];[.$CE91];[.$CJ91])" office:value-type="float"/>
          <table:table-cell table:formula="of:=MEDIAN([.$D91];[.$I91];[.$N91];[.$S91];[.$X91];[.$AC91];[.$AH91];[.$AM91];[.$AR91];[.$AW91];[.$BB91];[.$BG91];[.$BL91];[.$BQ91];[.$BV91];[.$CA91];[.$CF91];[.$CK91])" office:value-type="float"/>
          <table:table-cell table:formula="of:=MEDIAN([.$E91];[.$J91];[.$O91];[.$T91];[.$Y91];[.$AD91];[.$AI91];[.$AN91];[.$AS91];[.$AX91];[.$BC91];[.$BH91];[.$BM91];[.$BR91];[.$BW91];[.$CB91];[.$CG91];[.$CL91])" office:value-type="float"/>
          <table:table-cell table:formula="of:=MEDIAN([.$F91];[.$K91];[.$P91];[.$U91];[.$Z91];[.$AE91];[.$AJ91];[.$AO91];[.$AT91];[.$AY91];[.$BD91];[.$BI91];[.$BN91];[.$BS91];[.$BX91];[.$CC91];[.$CH91];[.$CM91])" office:value-type="float"/>
          <table:table-cell table:formula="of:=MAX([.$B91];[.$G91];[.$L91];[.$Q91];[.$V91];[.$AA91];[.$AF91];[.$AK91];[.$AP91];[.$AU91];[.$AZ91];[.$BE91];[.$BJ91];[.$BO91];[.$BT91];[.$BY91];[.$CD91];[.$CI91])" office:value-type="float"/>
          <table:table-cell table:formula="of:=MAX([.$C91];[.$H91];[.$M91];[.$R91];[.$W91];[.$AB91];[.$AG91];[.$AL91];[.$AQ91];[.$AV91];[.$BA91];[.$BF91];[.$BK91];[.$BP91];[.$BU91];[.$BZ91];[.$CE91];[.$CJ91])" office:value-type="float"/>
          <table:table-cell table:formula="of:=MAX([.$D91];[.$I91];[.$N91];[.$S91];[.$X91];[.$AC91];[.$AH91];[.$AM91];[.$AR91];[.$AW91];[.$BB91];[.$BG91];[.$BL91];[.$BQ91];[.$BV91];[.$CA91];[.$CF91];[.$CK91])" office:value-type="float"/>
          <table:table-cell table:formula="of:=MAX([.$E91];[.$J91];[.$O91];[.$T91];[.$Y91];[.$AD91];[.$AI91];[.$AN91];[.$AS91];[.$AX91];[.$BC91];[.$BH91];[.$BM91];[.$BR91];[.$BW91];[.$CB91];[.$CG91];[.$CL91])" office:value-type="float"/>
          <table:table-cell table:formula="of:=MAX([.$F91];[.$K91];[.$P91];[.$U91];[.$Z91];[.$AE91];[.$AJ91];[.$AO91];[.$AT91];[.$AY91];[.$BD91];[.$BI91];[.$BN91];[.$BS91];[.$BX91];[.$CC91];[.$CH91];[.$CM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office:value-type="float" office:value="25.1407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table:style-name="cellBest" office:value-type="float" office:value="22.0909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office:value-type="float" office:value="23.8107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office:value-type="float" office:value="22.9149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office:value-type="float" office:value="22.3201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office:value-type="float" office:value="24.4858"/>
          <table:table-cell office:value-type="float" office:value="0.0"/>
          <table:table-cell office:value-type="float" office:value="49.0"/>
          <table:table-cell office:value-type="float" office:value="0.0"/>
          <table:table-cell office:value-type="float" office:value="47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G92];[.$L92];[.$Q92];[.$V92];[.$AA92];[.$AF92];[.$AK92];[.$AP92];[.$AU92];[.$AZ92];[.$BE92];[.$BJ92];[.$BO92];[.$BT92];[.$BY92];[.$CD92];[.$CI92])" office:value-type="float"/>
          <table:table-cell table:formula="of:=MIN([.$C92];[.$H92];[.$M92];[.$R92];[.$W92];[.$AB92];[.$AG92];[.$AL92];[.$AQ92];[.$AV92];[.$BA92];[.$BF92];[.$BK92];[.$BP92];[.$BU92];[.$BZ92];[.$CE92];[.$CJ92])" office:value-type="float"/>
          <table:table-cell table:formula="of:=MIN([.$D92];[.$I92];[.$N92];[.$S92];[.$X92];[.$AC92];[.$AH92];[.$AM92];[.$AR92];[.$AW92];[.$BB92];[.$BG92];[.$BL92];[.$BQ92];[.$BV92];[.$CA92];[.$CF92];[.$CK92])" office:value-type="float"/>
          <table:table-cell table:formula="of:=MIN([.$E92];[.$J92];[.$O92];[.$T92];[.$Y92];[.$AD92];[.$AI92];[.$AN92];[.$AS92];[.$AX92];[.$BC92];[.$BH92];[.$BM92];[.$BR92];[.$BW92];[.$CB92];[.$CG92];[.$CL92])" office:value-type="float"/>
          <table:table-cell table:formula="of:=MIN([.$F92];[.$K92];[.$P92];[.$U92];[.$Z92];[.$AE92];[.$AJ92];[.$AO92];[.$AT92];[.$AY92];[.$BD92];[.$BI92];[.$BN92];[.$BS92];[.$BX92];[.$CC92];[.$CH92];[.$CM92])" office:value-type="float"/>
          <table:table-cell table:formula="of:=MEDIAN([.$B92];[.$G92];[.$L92];[.$Q92];[.$V92];[.$AA92];[.$AF92];[.$AK92];[.$AP92];[.$AU92];[.$AZ92];[.$BE92];[.$BJ92];[.$BO92];[.$BT92];[.$BY92];[.$CD92];[.$CI92])" office:value-type="float"/>
          <table:table-cell table:formula="of:=MEDIAN([.$C92];[.$H92];[.$M92];[.$R92];[.$W92];[.$AB92];[.$AG92];[.$AL92];[.$AQ92];[.$AV92];[.$BA92];[.$BF92];[.$BK92];[.$BP92];[.$BU92];[.$BZ92];[.$CE92];[.$CJ92])" office:value-type="float"/>
          <table:table-cell table:formula="of:=MEDIAN([.$D92];[.$I92];[.$N92];[.$S92];[.$X92];[.$AC92];[.$AH92];[.$AM92];[.$AR92];[.$AW92];[.$BB92];[.$BG92];[.$BL92];[.$BQ92];[.$BV92];[.$CA92];[.$CF92];[.$CK92])" office:value-type="float"/>
          <table:table-cell table:formula="of:=MEDIAN([.$E92];[.$J92];[.$O92];[.$T92];[.$Y92];[.$AD92];[.$AI92];[.$AN92];[.$AS92];[.$AX92];[.$BC92];[.$BH92];[.$BM92];[.$BR92];[.$BW92];[.$CB92];[.$CG92];[.$CL92])" office:value-type="float"/>
          <table:table-cell table:formula="of:=MEDIAN([.$F92];[.$K92];[.$P92];[.$U92];[.$Z92];[.$AE92];[.$AJ92];[.$AO92];[.$AT92];[.$AY92];[.$BD92];[.$BI92];[.$BN92];[.$BS92];[.$BX92];[.$CC92];[.$CH92];[.$CM92])" office:value-type="float"/>
          <table:table-cell table:formula="of:=MAX([.$B92];[.$G92];[.$L92];[.$Q92];[.$V92];[.$AA92];[.$AF92];[.$AK92];[.$AP92];[.$AU92];[.$AZ92];[.$BE92];[.$BJ92];[.$BO92];[.$BT92];[.$BY92];[.$CD92];[.$CI92])" office:value-type="float"/>
          <table:table-cell table:formula="of:=MAX([.$C92];[.$H92];[.$M92];[.$R92];[.$W92];[.$AB92];[.$AG92];[.$AL92];[.$AQ92];[.$AV92];[.$BA92];[.$BF92];[.$BK92];[.$BP92];[.$BU92];[.$BZ92];[.$CE92];[.$CJ92])" office:value-type="float"/>
          <table:table-cell table:formula="of:=MAX([.$D92];[.$I92];[.$N92];[.$S92];[.$X92];[.$AC92];[.$AH92];[.$AM92];[.$AR92];[.$AW92];[.$BB92];[.$BG92];[.$BL92];[.$BQ92];[.$BV92];[.$CA92];[.$CF92];[.$CK92])" office:value-type="float"/>
          <table:table-cell table:formula="of:=MAX([.$E92];[.$J92];[.$O92];[.$T92];[.$Y92];[.$AD92];[.$AI92];[.$AN92];[.$AS92];[.$AX92];[.$BC92];[.$BH92];[.$BM92];[.$BR92];[.$BW92];[.$CB92];[.$CG92];[.$CL92])" office:value-type="float"/>
          <table:table-cell table:formula="of:=MAX([.$F92];[.$K92];[.$P92];[.$U92];[.$Z92];[.$AE92];[.$AJ92];[.$AO92];[.$AT92];[.$AY92];[.$BD92];[.$BI92];[.$BN92];[.$BS92];[.$BX92];[.$CC92];[.$CH92];[.$CM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8.7763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office:value-type="float" office:value="20.0254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office:value-type="float" office:value="18.6247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table:style-name="cellBest" office:value-type="float" office:value="18.5578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office:value-type="float" office:value="18.6541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office:value-type="float" office:value="19.0621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9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G93];[.$L93];[.$Q93];[.$V93];[.$AA93];[.$AF93];[.$AK93];[.$AP93];[.$AU93];[.$AZ93];[.$BE93];[.$BJ93];[.$BO93];[.$BT93];[.$BY93];[.$CD93];[.$CI93])" office:value-type="float"/>
          <table:table-cell table:formula="of:=MIN([.$C93];[.$H93];[.$M93];[.$R93];[.$W93];[.$AB93];[.$AG93];[.$AL93];[.$AQ93];[.$AV93];[.$BA93];[.$BF93];[.$BK93];[.$BP93];[.$BU93];[.$BZ93];[.$CE93];[.$CJ93])" office:value-type="float"/>
          <table:table-cell table:formula="of:=MIN([.$D93];[.$I93];[.$N93];[.$S93];[.$X93];[.$AC93];[.$AH93];[.$AM93];[.$AR93];[.$AW93];[.$BB93];[.$BG93];[.$BL93];[.$BQ93];[.$BV93];[.$CA93];[.$CF93];[.$CK93])" office:value-type="float"/>
          <table:table-cell table:formula="of:=MIN([.$E93];[.$J93];[.$O93];[.$T93];[.$Y93];[.$AD93];[.$AI93];[.$AN93];[.$AS93];[.$AX93];[.$BC93];[.$BH93];[.$BM93];[.$BR93];[.$BW93];[.$CB93];[.$CG93];[.$CL93])" office:value-type="float"/>
          <table:table-cell table:formula="of:=MIN([.$F93];[.$K93];[.$P93];[.$U93];[.$Z93];[.$AE93];[.$AJ93];[.$AO93];[.$AT93];[.$AY93];[.$BD93];[.$BI93];[.$BN93];[.$BS93];[.$BX93];[.$CC93];[.$CH93];[.$CM93])" office:value-type="float"/>
          <table:table-cell table:formula="of:=MEDIAN([.$B93];[.$G93];[.$L93];[.$Q93];[.$V93];[.$AA93];[.$AF93];[.$AK93];[.$AP93];[.$AU93];[.$AZ93];[.$BE93];[.$BJ93];[.$BO93];[.$BT93];[.$BY93];[.$CD93];[.$CI93])" office:value-type="float"/>
          <table:table-cell table:formula="of:=MEDIAN([.$C93];[.$H93];[.$M93];[.$R93];[.$W93];[.$AB93];[.$AG93];[.$AL93];[.$AQ93];[.$AV93];[.$BA93];[.$BF93];[.$BK93];[.$BP93];[.$BU93];[.$BZ93];[.$CE93];[.$CJ93])" office:value-type="float"/>
          <table:table-cell table:formula="of:=MEDIAN([.$D93];[.$I93];[.$N93];[.$S93];[.$X93];[.$AC93];[.$AH93];[.$AM93];[.$AR93];[.$AW93];[.$BB93];[.$BG93];[.$BL93];[.$BQ93];[.$BV93];[.$CA93];[.$CF93];[.$CK93])" office:value-type="float"/>
          <table:table-cell table:formula="of:=MEDIAN([.$E93];[.$J93];[.$O93];[.$T93];[.$Y93];[.$AD93];[.$AI93];[.$AN93];[.$AS93];[.$AX93];[.$BC93];[.$BH93];[.$BM93];[.$BR93];[.$BW93];[.$CB93];[.$CG93];[.$CL93])" office:value-type="float"/>
          <table:table-cell table:formula="of:=MEDIAN([.$F93];[.$K93];[.$P93];[.$U93];[.$Z93];[.$AE93];[.$AJ93];[.$AO93];[.$AT93];[.$AY93];[.$BD93];[.$BI93];[.$BN93];[.$BS93];[.$BX93];[.$CC93];[.$CH93];[.$CM93])" office:value-type="float"/>
          <table:table-cell table:formula="of:=MAX([.$B93];[.$G93];[.$L93];[.$Q93];[.$V93];[.$AA93];[.$AF93];[.$AK93];[.$AP93];[.$AU93];[.$AZ93];[.$BE93];[.$BJ93];[.$BO93];[.$BT93];[.$BY93];[.$CD93];[.$CI93])" office:value-type="float"/>
          <table:table-cell table:formula="of:=MAX([.$C93];[.$H93];[.$M93];[.$R93];[.$W93];[.$AB93];[.$AG93];[.$AL93];[.$AQ93];[.$AV93];[.$BA93];[.$BF93];[.$BK93];[.$BP93];[.$BU93];[.$BZ93];[.$CE93];[.$CJ93])" office:value-type="float"/>
          <table:table-cell table:formula="of:=MAX([.$D93];[.$I93];[.$N93];[.$S93];[.$X93];[.$AC93];[.$AH93];[.$AM93];[.$AR93];[.$AW93];[.$BB93];[.$BG93];[.$BL93];[.$BQ93];[.$BV93];[.$CA93];[.$CF93];[.$CK93])" office:value-type="float"/>
          <table:table-cell table:formula="of:=MAX([.$E93];[.$J93];[.$O93];[.$T93];[.$Y93];[.$AD93];[.$AI93];[.$AN93];[.$AS93];[.$AX93];[.$BC93];[.$BH93];[.$BM93];[.$BR93];[.$BW93];[.$CB93];[.$CG93];[.$CL93])" office:value-type="float"/>
          <table:table-cell table:formula="of:=MAX([.$F93];[.$K93];[.$P93];[.$U93];[.$Z93];[.$AE93];[.$AJ93];[.$AO93];[.$AT93];[.$AY93];[.$BD93];[.$BI93];[.$BN93];[.$BS93];[.$BX93];[.$CC93];[.$CH93];[.$CM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office:value-type="float" office:value="27.6452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office:value-type="float" office:value="30.2872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office:value-type="float" office:value="27.6857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office:value-type="float" office:value="27.1427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table:style-name="cellBest" office:value-type="float" office:value="26.9092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office:value-type="float" office:value="29.9536"/>
          <table:table-cell office:value-type="float" office:value="0.0"/>
          <table:table-cell table:style-name="cellWorst" office:value-type="float" office:value="40.0"/>
          <table:table-cell office:value-type="float" office:value="0.0"/>
          <table:table-cell table:style-name="cellWorst" office:value-type="float" office:value="38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9.9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047.1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106.44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013.73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026.26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office:value-type="float" office:value="1021.65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style-name="cellBest" office:value-type="float" office:value="12.0"/>
          <table:table-cell table:formula="of:=MIN([.$B94];[.$G94];[.$L94];[.$Q94];[.$V94];[.$AA94];[.$AF94];[.$AK94];[.$AP94];[.$AU94];[.$AZ94];[.$BE94];[.$BJ94];[.$BO94];[.$BT94];[.$BY94];[.$CD94];[.$CI94])" office:value-type="float"/>
          <table:table-cell table:formula="of:=MIN([.$C94];[.$H94];[.$M94];[.$R94];[.$W94];[.$AB94];[.$AG94];[.$AL94];[.$AQ94];[.$AV94];[.$BA94];[.$BF94];[.$BK94];[.$BP94];[.$BU94];[.$BZ94];[.$CE94];[.$CJ94])" office:value-type="float"/>
          <table:table-cell table:formula="of:=MIN([.$D94];[.$I94];[.$N94];[.$S94];[.$X94];[.$AC94];[.$AH94];[.$AM94];[.$AR94];[.$AW94];[.$BB94];[.$BG94];[.$BL94];[.$BQ94];[.$BV94];[.$CA94];[.$CF94];[.$CK94])" office:value-type="float"/>
          <table:table-cell table:formula="of:=MIN([.$E94];[.$J94];[.$O94];[.$T94];[.$Y94];[.$AD94];[.$AI94];[.$AN94];[.$AS94];[.$AX94];[.$BC94];[.$BH94];[.$BM94];[.$BR94];[.$BW94];[.$CB94];[.$CG94];[.$CL94])" office:value-type="float"/>
          <table:table-cell table:formula="of:=MIN([.$F94];[.$K94];[.$P94];[.$U94];[.$Z94];[.$AE94];[.$AJ94];[.$AO94];[.$AT94];[.$AY94];[.$BD94];[.$BI94];[.$BN94];[.$BS94];[.$BX94];[.$CC94];[.$CH94];[.$CM94])" office:value-type="float"/>
          <table:table-cell table:formula="of:=MEDIAN([.$B94];[.$G94];[.$L94];[.$Q94];[.$V94];[.$AA94];[.$AF94];[.$AK94];[.$AP94];[.$AU94];[.$AZ94];[.$BE94];[.$BJ94];[.$BO94];[.$BT94];[.$BY94];[.$CD94];[.$CI94])" office:value-type="float"/>
          <table:table-cell table:formula="of:=MEDIAN([.$C94];[.$H94];[.$M94];[.$R94];[.$W94];[.$AB94];[.$AG94];[.$AL94];[.$AQ94];[.$AV94];[.$BA94];[.$BF94];[.$BK94];[.$BP94];[.$BU94];[.$BZ94];[.$CE94];[.$CJ94])" office:value-type="float"/>
          <table:table-cell table:formula="of:=MEDIAN([.$D94];[.$I94];[.$N94];[.$S94];[.$X94];[.$AC94];[.$AH94];[.$AM94];[.$AR94];[.$AW94];[.$BB94];[.$BG94];[.$BL94];[.$BQ94];[.$BV94];[.$CA94];[.$CF94];[.$CK94])" office:value-type="float"/>
          <table:table-cell table:formula="of:=MEDIAN([.$E94];[.$J94];[.$O94];[.$T94];[.$Y94];[.$AD94];[.$AI94];[.$AN94];[.$AS94];[.$AX94];[.$BC94];[.$BH94];[.$BM94];[.$BR94];[.$BW94];[.$CB94];[.$CG94];[.$CL94])" office:value-type="float"/>
          <table:table-cell table:formula="of:=MEDIAN([.$F94];[.$K94];[.$P94];[.$U94];[.$Z94];[.$AE94];[.$AJ94];[.$AO94];[.$AT94];[.$AY94];[.$BD94];[.$BI94];[.$BN94];[.$BS94];[.$BX94];[.$CC94];[.$CH94];[.$CM94])" office:value-type="float"/>
          <table:table-cell table:formula="of:=MAX([.$B94];[.$G94];[.$L94];[.$Q94];[.$V94];[.$AA94];[.$AF94];[.$AK94];[.$AP94];[.$AU94];[.$AZ94];[.$BE94];[.$BJ94];[.$BO94];[.$BT94];[.$BY94];[.$CD94];[.$CI94])" office:value-type="float"/>
          <table:table-cell table:formula="of:=MAX([.$C94];[.$H94];[.$M94];[.$R94];[.$W94];[.$AB94];[.$AG94];[.$AL94];[.$AQ94];[.$AV94];[.$BA94];[.$BF94];[.$BK94];[.$BP94];[.$BU94];[.$BZ94];[.$CE94];[.$CJ94])" office:value-type="float"/>
          <table:table-cell table:formula="of:=MAX([.$D94];[.$I94];[.$N94];[.$S94];[.$X94];[.$AC94];[.$AH94];[.$AM94];[.$AR94];[.$AW94];[.$BB94];[.$BG94];[.$BL94];[.$BQ94];[.$BV94];[.$CA94];[.$CF94];[.$CK94])" office:value-type="float"/>
          <table:table-cell table:formula="of:=MAX([.$E94];[.$J94];[.$O94];[.$T94];[.$Y94];[.$AD94];[.$AI94];[.$AN94];[.$AS94];[.$AX94];[.$BC94];[.$BH94];[.$BM94];[.$BR94];[.$BW94];[.$CB94];[.$CG94];[.$CL94])" office:value-type="float"/>
          <table:table-cell table:formula="of:=MAX([.$F94];[.$K94];[.$P94];[.$U94];[.$Z94];[.$AE94];[.$AJ94];[.$AO94];[.$AT94];[.$AY94];[.$BD94];[.$BI94];[.$BN94];[.$BS94];[.$BX94];[.$CC94];[.$CH94];[.$CM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21.8934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22.1942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22.9989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22.9655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21.9079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23.375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39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9.73"/>
          <table:table-cell office:value-type="float" office:value="0.0"/>
          <table:table-cell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7.27"/>
          <table:table-cell office:value-type="float" office:value="0.0"/>
          <table:table-cell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G95];[.$L95];[.$Q95];[.$V95];[.$AA95];[.$AF95];[.$AK95];[.$AP95];[.$AU95];[.$AZ95];[.$BE95];[.$BJ95];[.$BO95];[.$BT95];[.$BY95];[.$CD95];[.$CI95])" office:value-type="float"/>
          <table:table-cell table:formula="of:=MIN([.$C95];[.$H95];[.$M95];[.$R95];[.$W95];[.$AB95];[.$AG95];[.$AL95];[.$AQ95];[.$AV95];[.$BA95];[.$BF95];[.$BK95];[.$BP95];[.$BU95];[.$BZ95];[.$CE95];[.$CJ95])" office:value-type="float"/>
          <table:table-cell table:formula="of:=MIN([.$D95];[.$I95];[.$N95];[.$S95];[.$X95];[.$AC95];[.$AH95];[.$AM95];[.$AR95];[.$AW95];[.$BB95];[.$BG95];[.$BL95];[.$BQ95];[.$BV95];[.$CA95];[.$CF95];[.$CK95])" office:value-type="float"/>
          <table:table-cell table:formula="of:=MIN([.$E95];[.$J95];[.$O95];[.$T95];[.$Y95];[.$AD95];[.$AI95];[.$AN95];[.$AS95];[.$AX95];[.$BC95];[.$BH95];[.$BM95];[.$BR95];[.$BW95];[.$CB95];[.$CG95];[.$CL95])" office:value-type="float"/>
          <table:table-cell table:formula="of:=MIN([.$F95];[.$K95];[.$P95];[.$U95];[.$Z95];[.$AE95];[.$AJ95];[.$AO95];[.$AT95];[.$AY95];[.$BD95];[.$BI95];[.$BN95];[.$BS95];[.$BX95];[.$CC95];[.$CH95];[.$CM95])" office:value-type="float"/>
          <table:table-cell table:formula="of:=MEDIAN([.$B95];[.$G95];[.$L95];[.$Q95];[.$V95];[.$AA95];[.$AF95];[.$AK95];[.$AP95];[.$AU95];[.$AZ95];[.$BE95];[.$BJ95];[.$BO95];[.$BT95];[.$BY95];[.$CD95];[.$CI95])" office:value-type="float"/>
          <table:table-cell table:formula="of:=MEDIAN([.$C95];[.$H95];[.$M95];[.$R95];[.$W95];[.$AB95];[.$AG95];[.$AL95];[.$AQ95];[.$AV95];[.$BA95];[.$BF95];[.$BK95];[.$BP95];[.$BU95];[.$BZ95];[.$CE95];[.$CJ95])" office:value-type="float"/>
          <table:table-cell table:formula="of:=MEDIAN([.$D95];[.$I95];[.$N95];[.$S95];[.$X95];[.$AC95];[.$AH95];[.$AM95];[.$AR95];[.$AW95];[.$BB95];[.$BG95];[.$BL95];[.$BQ95];[.$BV95];[.$CA95];[.$CF95];[.$CK95])" office:value-type="float"/>
          <table:table-cell table:formula="of:=MEDIAN([.$E95];[.$J95];[.$O95];[.$T95];[.$Y95];[.$AD95];[.$AI95];[.$AN95];[.$AS95];[.$AX95];[.$BC95];[.$BH95];[.$BM95];[.$BR95];[.$BW95];[.$CB95];[.$CG95];[.$CL95])" office:value-type="float"/>
          <table:table-cell table:formula="of:=MEDIAN([.$F95];[.$K95];[.$P95];[.$U95];[.$Z95];[.$AE95];[.$AJ95];[.$AO95];[.$AT95];[.$AY95];[.$BD95];[.$BI95];[.$BN95];[.$BS95];[.$BX95];[.$CC95];[.$CH95];[.$CM95])" office:value-type="float"/>
          <table:table-cell table:formula="of:=MAX([.$B95];[.$G95];[.$L95];[.$Q95];[.$V95];[.$AA95];[.$AF95];[.$AK95];[.$AP95];[.$AU95];[.$AZ95];[.$BE95];[.$BJ95];[.$BO95];[.$BT95];[.$BY95];[.$CD95];[.$CI95])" office:value-type="float"/>
          <table:table-cell table:formula="of:=MAX([.$C95];[.$H95];[.$M95];[.$R95];[.$W95];[.$AB95];[.$AG95];[.$AL95];[.$AQ95];[.$AV95];[.$BA95];[.$BF95];[.$BK95];[.$BP95];[.$BU95];[.$BZ95];[.$CE95];[.$CJ95])" office:value-type="float"/>
          <table:table-cell table:formula="of:=MAX([.$D95];[.$I95];[.$N95];[.$S95];[.$X95];[.$AC95];[.$AH95];[.$AM95];[.$AR95];[.$AW95];[.$BB95];[.$BG95];[.$BL95];[.$BQ95];[.$BV95];[.$CA95];[.$CF95];[.$CK95])" office:value-type="float"/>
          <table:table-cell table:formula="of:=MAX([.$E95];[.$J95];[.$O95];[.$T95];[.$Y95];[.$AD95];[.$AI95];[.$AN95];[.$AS95];[.$AX95];[.$BC95];[.$BH95];[.$BM95];[.$BR95];[.$BW95];[.$CB95];[.$CG95];[.$CL95])" office:value-type="float"/>
          <table:table-cell table:formula="of:=MAX([.$F95];[.$K95];[.$P95];[.$U95];[.$Z95];[.$AE95];[.$AJ95];[.$AO95];[.$AT95];[.$AY95];[.$BD95];[.$BI95];[.$BN95];[.$BS95];[.$BX95];[.$CC95];[.$CH95];[.$CM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office:value-type="float" office:value="42.0262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table:style-name="cellBest" office:value-type="float" office:value="40.6284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office:value-type="float" office:value="47.6344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office:value-type="float" office:value="42.5358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office:value-type="float" office:value="41.0076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office:value-type="float" office:value="45.8639"/>
          <table:table-cell office:value-type="float" office:value="0.0"/>
          <table:table-cell office:value-type="float" office:value="52.0"/>
          <table:table-cell office:value-type="float" office:value="0.0"/>
          <table:table-cell office:value-type="float" office:value="50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G96];[.$L96];[.$Q96];[.$V96];[.$AA96];[.$AF96];[.$AK96];[.$AP96];[.$AU96];[.$AZ96];[.$BE96];[.$BJ96];[.$BO96];[.$BT96];[.$BY96];[.$CD96];[.$CI96])" office:value-type="float"/>
          <table:table-cell table:formula="of:=MIN([.$C96];[.$H96];[.$M96];[.$R96];[.$W96];[.$AB96];[.$AG96];[.$AL96];[.$AQ96];[.$AV96];[.$BA96];[.$BF96];[.$BK96];[.$BP96];[.$BU96];[.$BZ96];[.$CE96];[.$CJ96])" office:value-type="float"/>
          <table:table-cell table:formula="of:=MIN([.$D96];[.$I96];[.$N96];[.$S96];[.$X96];[.$AC96];[.$AH96];[.$AM96];[.$AR96];[.$AW96];[.$BB96];[.$BG96];[.$BL96];[.$BQ96];[.$BV96];[.$CA96];[.$CF96];[.$CK96])" office:value-type="float"/>
          <table:table-cell table:formula="of:=MIN([.$E96];[.$J96];[.$O96];[.$T96];[.$Y96];[.$AD96];[.$AI96];[.$AN96];[.$AS96];[.$AX96];[.$BC96];[.$BH96];[.$BM96];[.$BR96];[.$BW96];[.$CB96];[.$CG96];[.$CL96])" office:value-type="float"/>
          <table:table-cell table:formula="of:=MIN([.$F96];[.$K96];[.$P96];[.$U96];[.$Z96];[.$AE96];[.$AJ96];[.$AO96];[.$AT96];[.$AY96];[.$BD96];[.$BI96];[.$BN96];[.$BS96];[.$BX96];[.$CC96];[.$CH96];[.$CM96])" office:value-type="float"/>
          <table:table-cell table:formula="of:=MEDIAN([.$B96];[.$G96];[.$L96];[.$Q96];[.$V96];[.$AA96];[.$AF96];[.$AK96];[.$AP96];[.$AU96];[.$AZ96];[.$BE96];[.$BJ96];[.$BO96];[.$BT96];[.$BY96];[.$CD96];[.$CI96])" office:value-type="float"/>
          <table:table-cell table:formula="of:=MEDIAN([.$C96];[.$H96];[.$M96];[.$R96];[.$W96];[.$AB96];[.$AG96];[.$AL96];[.$AQ96];[.$AV96];[.$BA96];[.$BF96];[.$BK96];[.$BP96];[.$BU96];[.$BZ96];[.$CE96];[.$CJ96])" office:value-type="float"/>
          <table:table-cell table:formula="of:=MEDIAN([.$D96];[.$I96];[.$N96];[.$S96];[.$X96];[.$AC96];[.$AH96];[.$AM96];[.$AR96];[.$AW96];[.$BB96];[.$BG96];[.$BL96];[.$BQ96];[.$BV96];[.$CA96];[.$CF96];[.$CK96])" office:value-type="float"/>
          <table:table-cell table:formula="of:=MEDIAN([.$E96];[.$J96];[.$O96];[.$T96];[.$Y96];[.$AD96];[.$AI96];[.$AN96];[.$AS96];[.$AX96];[.$BC96];[.$BH96];[.$BM96];[.$BR96];[.$BW96];[.$CB96];[.$CG96];[.$CL96])" office:value-type="float"/>
          <table:table-cell table:formula="of:=MEDIAN([.$F96];[.$K96];[.$P96];[.$U96];[.$Z96];[.$AE96];[.$AJ96];[.$AO96];[.$AT96];[.$AY96];[.$BD96];[.$BI96];[.$BN96];[.$BS96];[.$BX96];[.$CC96];[.$CH96];[.$CM96])" office:value-type="float"/>
          <table:table-cell table:formula="of:=MAX([.$B96];[.$G96];[.$L96];[.$Q96];[.$V96];[.$AA96];[.$AF96];[.$AK96];[.$AP96];[.$AU96];[.$AZ96];[.$BE96];[.$BJ96];[.$BO96];[.$BT96];[.$BY96];[.$CD96];[.$CI96])" office:value-type="float"/>
          <table:table-cell table:formula="of:=MAX([.$C96];[.$H96];[.$M96];[.$R96];[.$W96];[.$AB96];[.$AG96];[.$AL96];[.$AQ96];[.$AV96];[.$BA96];[.$BF96];[.$BK96];[.$BP96];[.$BU96];[.$BZ96];[.$CE96];[.$CJ96])" office:value-type="float"/>
          <table:table-cell table:formula="of:=MAX([.$D96];[.$I96];[.$N96];[.$S96];[.$X96];[.$AC96];[.$AH96];[.$AM96];[.$AR96];[.$AW96];[.$BB96];[.$BG96];[.$BL96];[.$BQ96];[.$BV96];[.$CA96];[.$CF96];[.$CK96])" office:value-type="float"/>
          <table:table-cell table:formula="of:=MAX([.$E96];[.$J96];[.$O96];[.$T96];[.$Y96];[.$AD96];[.$AI96];[.$AN96];[.$AS96];[.$AX96];[.$BC96];[.$BH96];[.$BM96];[.$BR96];[.$BW96];[.$CB96];[.$CG96];[.$CL96])" office:value-type="float"/>
          <table:table-cell table:formula="of:=MAX([.$F96];[.$K96];[.$P96];[.$U96];[.$Z96];[.$AE96];[.$AJ96];[.$AO96];[.$AT96];[.$AY96];[.$BD96];[.$BI96];[.$BN96];[.$BS96];[.$BX96];[.$CC96];[.$CH96];[.$CM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27.5488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table:style-name="cellBest" office:value-type="float" office:value="27.0075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8.25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7.4852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27.4189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30.3782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36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G97];[.$L97];[.$Q97];[.$V97];[.$AA97];[.$AF97];[.$AK97];[.$AP97];[.$AU97];[.$AZ97];[.$BE97];[.$BJ97];[.$BO97];[.$BT97];[.$BY97];[.$CD97];[.$CI97])" office:value-type="float"/>
          <table:table-cell table:formula="of:=MIN([.$C97];[.$H97];[.$M97];[.$R97];[.$W97];[.$AB97];[.$AG97];[.$AL97];[.$AQ97];[.$AV97];[.$BA97];[.$BF97];[.$BK97];[.$BP97];[.$BU97];[.$BZ97];[.$CE97];[.$CJ97])" office:value-type="float"/>
          <table:table-cell table:formula="of:=MIN([.$D97];[.$I97];[.$N97];[.$S97];[.$X97];[.$AC97];[.$AH97];[.$AM97];[.$AR97];[.$AW97];[.$BB97];[.$BG97];[.$BL97];[.$BQ97];[.$BV97];[.$CA97];[.$CF97];[.$CK97])" office:value-type="float"/>
          <table:table-cell table:formula="of:=MIN([.$E97];[.$J97];[.$O97];[.$T97];[.$Y97];[.$AD97];[.$AI97];[.$AN97];[.$AS97];[.$AX97];[.$BC97];[.$BH97];[.$BM97];[.$BR97];[.$BW97];[.$CB97];[.$CG97];[.$CL97])" office:value-type="float"/>
          <table:table-cell table:formula="of:=MIN([.$F97];[.$K97];[.$P97];[.$U97];[.$Z97];[.$AE97];[.$AJ97];[.$AO97];[.$AT97];[.$AY97];[.$BD97];[.$BI97];[.$BN97];[.$BS97];[.$BX97];[.$CC97];[.$CH97];[.$CM97])" office:value-type="float"/>
          <table:table-cell table:formula="of:=MEDIAN([.$B97];[.$G97];[.$L97];[.$Q97];[.$V97];[.$AA97];[.$AF97];[.$AK97];[.$AP97];[.$AU97];[.$AZ97];[.$BE97];[.$BJ97];[.$BO97];[.$BT97];[.$BY97];[.$CD97];[.$CI97])" office:value-type="float"/>
          <table:table-cell table:formula="of:=MEDIAN([.$C97];[.$H97];[.$M97];[.$R97];[.$W97];[.$AB97];[.$AG97];[.$AL97];[.$AQ97];[.$AV97];[.$BA97];[.$BF97];[.$BK97];[.$BP97];[.$BU97];[.$BZ97];[.$CE97];[.$CJ97])" office:value-type="float"/>
          <table:table-cell table:formula="of:=MEDIAN([.$D97];[.$I97];[.$N97];[.$S97];[.$X97];[.$AC97];[.$AH97];[.$AM97];[.$AR97];[.$AW97];[.$BB97];[.$BG97];[.$BL97];[.$BQ97];[.$BV97];[.$CA97];[.$CF97];[.$CK97])" office:value-type="float"/>
          <table:table-cell table:formula="of:=MEDIAN([.$E97];[.$J97];[.$O97];[.$T97];[.$Y97];[.$AD97];[.$AI97];[.$AN97];[.$AS97];[.$AX97];[.$BC97];[.$BH97];[.$BM97];[.$BR97];[.$BW97];[.$CB97];[.$CG97];[.$CL97])" office:value-type="float"/>
          <table:table-cell table:formula="of:=MEDIAN([.$F97];[.$K97];[.$P97];[.$U97];[.$Z97];[.$AE97];[.$AJ97];[.$AO97];[.$AT97];[.$AY97];[.$BD97];[.$BI97];[.$BN97];[.$BS97];[.$BX97];[.$CC97];[.$CH97];[.$CM97])" office:value-type="float"/>
          <table:table-cell table:formula="of:=MAX([.$B97];[.$G97];[.$L97];[.$Q97];[.$V97];[.$AA97];[.$AF97];[.$AK97];[.$AP97];[.$AU97];[.$AZ97];[.$BE97];[.$BJ97];[.$BO97];[.$BT97];[.$BY97];[.$CD97];[.$CI97])" office:value-type="float"/>
          <table:table-cell table:formula="of:=MAX([.$C97];[.$H97];[.$M97];[.$R97];[.$W97];[.$AB97];[.$AG97];[.$AL97];[.$AQ97];[.$AV97];[.$BA97];[.$BF97];[.$BK97];[.$BP97];[.$BU97];[.$BZ97];[.$CE97];[.$CJ97])" office:value-type="float"/>
          <table:table-cell table:formula="of:=MAX([.$D97];[.$I97];[.$N97];[.$S97];[.$X97];[.$AC97];[.$AH97];[.$AM97];[.$AR97];[.$AW97];[.$BB97];[.$BG97];[.$BL97];[.$BQ97];[.$BV97];[.$CA97];[.$CF97];[.$CK97])" office:value-type="float"/>
          <table:table-cell table:formula="of:=MAX([.$E97];[.$J97];[.$O97];[.$T97];[.$Y97];[.$AD97];[.$AI97];[.$AN97];[.$AS97];[.$AX97];[.$BC97];[.$BH97];[.$BM97];[.$BR97];[.$BW97];[.$CB97];[.$CG97];[.$CL97])" office:value-type="float"/>
          <table:table-cell table:formula="of:=MAX([.$F97];[.$K97];[.$P97];[.$U97];[.$Z97];[.$AE97];[.$AJ97];[.$AO97];[.$AT97];[.$AY97];[.$BD97];[.$BI97];[.$BN97];[.$BS97];[.$BX97];[.$CC97];[.$CH97];[.$CM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office:value-type="float" office:value="42.2585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office:value-type="float" office:value="41.6253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office:value-type="float" office:value="37.3823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office:value-type="float" office:value="37.732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table:style-name="cellBest" office:value-type="float" office:value="37.2303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office:value-type="float" office:value="41.2263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table:style-name="cellWorst" office:value-type="float" office:value="46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84.12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014.1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32.84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1050.6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47.52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39.15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98];[.$G98];[.$L98];[.$Q98];[.$V98];[.$AA98];[.$AF98];[.$AK98];[.$AP98];[.$AU98];[.$AZ98];[.$BE98];[.$BJ98];[.$BO98];[.$BT98];[.$BY98];[.$CD98];[.$CI98])" office:value-type="float"/>
          <table:table-cell table:formula="of:=MIN([.$C98];[.$H98];[.$M98];[.$R98];[.$W98];[.$AB98];[.$AG98];[.$AL98];[.$AQ98];[.$AV98];[.$BA98];[.$BF98];[.$BK98];[.$BP98];[.$BU98];[.$BZ98];[.$CE98];[.$CJ98])" office:value-type="float"/>
          <table:table-cell table:formula="of:=MIN([.$D98];[.$I98];[.$N98];[.$S98];[.$X98];[.$AC98];[.$AH98];[.$AM98];[.$AR98];[.$AW98];[.$BB98];[.$BG98];[.$BL98];[.$BQ98];[.$BV98];[.$CA98];[.$CF98];[.$CK98])" office:value-type="float"/>
          <table:table-cell table:formula="of:=MIN([.$E98];[.$J98];[.$O98];[.$T98];[.$Y98];[.$AD98];[.$AI98];[.$AN98];[.$AS98];[.$AX98];[.$BC98];[.$BH98];[.$BM98];[.$BR98];[.$BW98];[.$CB98];[.$CG98];[.$CL98])" office:value-type="float"/>
          <table:table-cell table:formula="of:=MIN([.$F98];[.$K98];[.$P98];[.$U98];[.$Z98];[.$AE98];[.$AJ98];[.$AO98];[.$AT98];[.$AY98];[.$BD98];[.$BI98];[.$BN98];[.$BS98];[.$BX98];[.$CC98];[.$CH98];[.$CM98])" office:value-type="float"/>
          <table:table-cell table:formula="of:=MEDIAN([.$B98];[.$G98];[.$L98];[.$Q98];[.$V98];[.$AA98];[.$AF98];[.$AK98];[.$AP98];[.$AU98];[.$AZ98];[.$BE98];[.$BJ98];[.$BO98];[.$BT98];[.$BY98];[.$CD98];[.$CI98])" office:value-type="float"/>
          <table:table-cell table:formula="of:=MEDIAN([.$C98];[.$H98];[.$M98];[.$R98];[.$W98];[.$AB98];[.$AG98];[.$AL98];[.$AQ98];[.$AV98];[.$BA98];[.$BF98];[.$BK98];[.$BP98];[.$BU98];[.$BZ98];[.$CE98];[.$CJ98])" office:value-type="float"/>
          <table:table-cell table:formula="of:=MEDIAN([.$D98];[.$I98];[.$N98];[.$S98];[.$X98];[.$AC98];[.$AH98];[.$AM98];[.$AR98];[.$AW98];[.$BB98];[.$BG98];[.$BL98];[.$BQ98];[.$BV98];[.$CA98];[.$CF98];[.$CK98])" office:value-type="float"/>
          <table:table-cell table:formula="of:=MEDIAN([.$E98];[.$J98];[.$O98];[.$T98];[.$Y98];[.$AD98];[.$AI98];[.$AN98];[.$AS98];[.$AX98];[.$BC98];[.$BH98];[.$BM98];[.$BR98];[.$BW98];[.$CB98];[.$CG98];[.$CL98])" office:value-type="float"/>
          <table:table-cell table:formula="of:=MEDIAN([.$F98];[.$K98];[.$P98];[.$U98];[.$Z98];[.$AE98];[.$AJ98];[.$AO98];[.$AT98];[.$AY98];[.$BD98];[.$BI98];[.$BN98];[.$BS98];[.$BX98];[.$CC98];[.$CH98];[.$CM98])" office:value-type="float"/>
          <table:table-cell table:formula="of:=MAX([.$B98];[.$G98];[.$L98];[.$Q98];[.$V98];[.$AA98];[.$AF98];[.$AK98];[.$AP98];[.$AU98];[.$AZ98];[.$BE98];[.$BJ98];[.$BO98];[.$BT98];[.$BY98];[.$CD98];[.$CI98])" office:value-type="float"/>
          <table:table-cell table:formula="of:=MAX([.$C98];[.$H98];[.$M98];[.$R98];[.$W98];[.$AB98];[.$AG98];[.$AL98];[.$AQ98];[.$AV98];[.$BA98];[.$BF98];[.$BK98];[.$BP98];[.$BU98];[.$BZ98];[.$CE98];[.$CJ98])" office:value-type="float"/>
          <table:table-cell table:formula="of:=MAX([.$D98];[.$I98];[.$N98];[.$S98];[.$X98];[.$AC98];[.$AH98];[.$AM98];[.$AR98];[.$AW98];[.$BB98];[.$BG98];[.$BL98];[.$BQ98];[.$BV98];[.$CA98];[.$CF98];[.$CK98])" office:value-type="float"/>
          <table:table-cell table:formula="of:=MAX([.$E98];[.$J98];[.$O98];[.$T98];[.$Y98];[.$AD98];[.$AI98];[.$AN98];[.$AS98];[.$AX98];[.$BC98];[.$BH98];[.$BM98];[.$BR98];[.$BW98];[.$CB98];[.$CG98];[.$CL98])" office:value-type="float"/>
          <table:table-cell table:formula="of:=MAX([.$F98];[.$K98];[.$P98];[.$U98];[.$Z98];[.$AE98];[.$AJ98];[.$AO98];[.$AT98];[.$AY98];[.$BD98];[.$BI98];[.$BN98];[.$BS98];[.$BX98];[.$CC98];[.$CH98];[.$CM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office:value-type="float" office:value="22.2693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table:style-name="cellBest" office:value-type="float" office:value="21.9687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office:value-type="float" office:value="24.3149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office:value-type="float" office:value="23.2276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office:value-type="float" office:value="21.9868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office:value-type="float" office:value="22.1148"/>
          <table:table-cell office:value-type="float" office:value="0.0"/>
          <table:table-cell table:style-name="cellWorst" office:value-type="float" office:value="33.0"/>
          <table:table-cell office:value-type="float" office:value="0.0"/>
          <table:table-cell table:style-name="cellWorst" office:value-type="float" office:value="31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0.51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407.93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406.84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409.168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455.972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443.87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99];[.$G99];[.$L99];[.$Q99];[.$V99];[.$AA99];[.$AF99];[.$AK99];[.$AP99];[.$AU99];[.$AZ99];[.$BE99];[.$BJ99];[.$BO99];[.$BT99];[.$BY99];[.$CD99];[.$CI99])" office:value-type="float"/>
          <table:table-cell table:formula="of:=MIN([.$C99];[.$H99];[.$M99];[.$R99];[.$W99];[.$AB99];[.$AG99];[.$AL99];[.$AQ99];[.$AV99];[.$BA99];[.$BF99];[.$BK99];[.$BP99];[.$BU99];[.$BZ99];[.$CE99];[.$CJ99])" office:value-type="float"/>
          <table:table-cell table:formula="of:=MIN([.$D99];[.$I99];[.$N99];[.$S99];[.$X99];[.$AC99];[.$AH99];[.$AM99];[.$AR99];[.$AW99];[.$BB99];[.$BG99];[.$BL99];[.$BQ99];[.$BV99];[.$CA99];[.$CF99];[.$CK99])" office:value-type="float"/>
          <table:table-cell table:formula="of:=MIN([.$E99];[.$J99];[.$O99];[.$T99];[.$Y99];[.$AD99];[.$AI99];[.$AN99];[.$AS99];[.$AX99];[.$BC99];[.$BH99];[.$BM99];[.$BR99];[.$BW99];[.$CB99];[.$CG99];[.$CL99])" office:value-type="float"/>
          <table:table-cell table:formula="of:=MIN([.$F99];[.$K99];[.$P99];[.$U99];[.$Z99];[.$AE99];[.$AJ99];[.$AO99];[.$AT99];[.$AY99];[.$BD99];[.$BI99];[.$BN99];[.$BS99];[.$BX99];[.$CC99];[.$CH99];[.$CM99])" office:value-type="float"/>
          <table:table-cell table:formula="of:=MEDIAN([.$B99];[.$G99];[.$L99];[.$Q99];[.$V99];[.$AA99];[.$AF99];[.$AK99];[.$AP99];[.$AU99];[.$AZ99];[.$BE99];[.$BJ99];[.$BO99];[.$BT99];[.$BY99];[.$CD99];[.$CI99])" office:value-type="float"/>
          <table:table-cell table:formula="of:=MEDIAN([.$C99];[.$H99];[.$M99];[.$R99];[.$W99];[.$AB99];[.$AG99];[.$AL99];[.$AQ99];[.$AV99];[.$BA99];[.$BF99];[.$BK99];[.$BP99];[.$BU99];[.$BZ99];[.$CE99];[.$CJ99])" office:value-type="float"/>
          <table:table-cell table:formula="of:=MEDIAN([.$D99];[.$I99];[.$N99];[.$S99];[.$X99];[.$AC99];[.$AH99];[.$AM99];[.$AR99];[.$AW99];[.$BB99];[.$BG99];[.$BL99];[.$BQ99];[.$BV99];[.$CA99];[.$CF99];[.$CK99])" office:value-type="float"/>
          <table:table-cell table:formula="of:=MEDIAN([.$E99];[.$J99];[.$O99];[.$T99];[.$Y99];[.$AD99];[.$AI99];[.$AN99];[.$AS99];[.$AX99];[.$BC99];[.$BH99];[.$BM99];[.$BR99];[.$BW99];[.$CB99];[.$CG99];[.$CL99])" office:value-type="float"/>
          <table:table-cell table:formula="of:=MEDIAN([.$F99];[.$K99];[.$P99];[.$U99];[.$Z99];[.$AE99];[.$AJ99];[.$AO99];[.$AT99];[.$AY99];[.$BD99];[.$BI99];[.$BN99];[.$BS99];[.$BX99];[.$CC99];[.$CH99];[.$CM99])" office:value-type="float"/>
          <table:table-cell table:formula="of:=MAX([.$B99];[.$G99];[.$L99];[.$Q99];[.$V99];[.$AA99];[.$AF99];[.$AK99];[.$AP99];[.$AU99];[.$AZ99];[.$BE99];[.$BJ99];[.$BO99];[.$BT99];[.$BY99];[.$CD99];[.$CI99])" office:value-type="float"/>
          <table:table-cell table:formula="of:=MAX([.$C99];[.$H99];[.$M99];[.$R99];[.$W99];[.$AB99];[.$AG99];[.$AL99];[.$AQ99];[.$AV99];[.$BA99];[.$BF99];[.$BK99];[.$BP99];[.$BU99];[.$BZ99];[.$CE99];[.$CJ99])" office:value-type="float"/>
          <table:table-cell table:formula="of:=MAX([.$D99];[.$I99];[.$N99];[.$S99];[.$X99];[.$AC99];[.$AH99];[.$AM99];[.$AR99];[.$AW99];[.$BB99];[.$BG99];[.$BL99];[.$BQ99];[.$BV99];[.$CA99];[.$CF99];[.$CK99])" office:value-type="float"/>
          <table:table-cell table:formula="of:=MAX([.$E99];[.$J99];[.$O99];[.$T99];[.$Y99];[.$AD99];[.$AI99];[.$AN99];[.$AS99];[.$AX99];[.$BC99];[.$BH99];[.$BM99];[.$BR99];[.$BW99];[.$CB99];[.$CG99];[.$CL99])" office:value-type="float"/>
          <table:table-cell table:formula="of:=MAX([.$F99];[.$K99];[.$P99];[.$U99];[.$Z99];[.$AE99];[.$AJ99];[.$AO99];[.$AT99];[.$AY99];[.$BD99];[.$BI99];[.$BN99];[.$BS99];[.$BX99];[.$CC99];[.$CH99];[.$CM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office:value-type="float" office:value="25.5214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table:style-name="cellBest" office:value-type="float" office:value="25.2488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25.8043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25.7095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25.4564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office:value-type="float" office:value="28.4895"/>
          <table:table-cell office:value-type="float" office:value="0.0"/>
          <table:table-cell table:style-name="cellWorst" office:value-type="float" office:value="31.0"/>
          <table:table-cell office:value-type="float" office:value="0.0"/>
          <table:table-cell table:style-name="cellWorst" office:value-type="float" office:value="29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6.66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52.96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51.53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52.441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91.61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63.65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100];[.$G100];[.$L100];[.$Q100];[.$V100];[.$AA100];[.$AF100];[.$AK100];[.$AP100];[.$AU100];[.$AZ100];[.$BE100];[.$BJ100];[.$BO100];[.$BT100];[.$BY100];[.$CD100];[.$CI100])" office:value-type="float"/>
          <table:table-cell table:formula="of:=MIN([.$C100];[.$H100];[.$M100];[.$R100];[.$W100];[.$AB100];[.$AG100];[.$AL100];[.$AQ100];[.$AV100];[.$BA100];[.$BF100];[.$BK100];[.$BP100];[.$BU100];[.$BZ100];[.$CE100];[.$CJ100])" office:value-type="float"/>
          <table:table-cell table:formula="of:=MIN([.$D100];[.$I100];[.$N100];[.$S100];[.$X100];[.$AC100];[.$AH100];[.$AM100];[.$AR100];[.$AW100];[.$BB100];[.$BG100];[.$BL100];[.$BQ100];[.$BV100];[.$CA100];[.$CF100];[.$CK100])" office:value-type="float"/>
          <table:table-cell table:formula="of:=MIN([.$E100];[.$J100];[.$O100];[.$T100];[.$Y100];[.$AD100];[.$AI100];[.$AN100];[.$AS100];[.$AX100];[.$BC100];[.$BH100];[.$BM100];[.$BR100];[.$BW100];[.$CB100];[.$CG100];[.$CL100])" office:value-type="float"/>
          <table:table-cell table:formula="of:=MIN([.$F100];[.$K100];[.$P100];[.$U100];[.$Z100];[.$AE100];[.$AJ100];[.$AO100];[.$AT100];[.$AY100];[.$BD100];[.$BI100];[.$BN100];[.$BS100];[.$BX100];[.$CC100];[.$CH100];[.$CM100])" office:value-type="float"/>
          <table:table-cell table:formula="of:=MEDIAN([.$B100];[.$G100];[.$L100];[.$Q100];[.$V100];[.$AA100];[.$AF100];[.$AK100];[.$AP100];[.$AU100];[.$AZ100];[.$BE100];[.$BJ100];[.$BO100];[.$BT100];[.$BY100];[.$CD100];[.$CI100])" office:value-type="float"/>
          <table:table-cell table:formula="of:=MEDIAN([.$C100];[.$H100];[.$M100];[.$R100];[.$W100];[.$AB100];[.$AG100];[.$AL100];[.$AQ100];[.$AV100];[.$BA100];[.$BF100];[.$BK100];[.$BP100];[.$BU100];[.$BZ100];[.$CE100];[.$CJ100])" office:value-type="float"/>
          <table:table-cell table:formula="of:=MEDIAN([.$D100];[.$I100];[.$N100];[.$S100];[.$X100];[.$AC100];[.$AH100];[.$AM100];[.$AR100];[.$AW100];[.$BB100];[.$BG100];[.$BL100];[.$BQ100];[.$BV100];[.$CA100];[.$CF100];[.$CK100])" office:value-type="float"/>
          <table:table-cell table:formula="of:=MEDIAN([.$E100];[.$J100];[.$O100];[.$T100];[.$Y100];[.$AD100];[.$AI100];[.$AN100];[.$AS100];[.$AX100];[.$BC100];[.$BH100];[.$BM100];[.$BR100];[.$BW100];[.$CB100];[.$CG100];[.$CL100])" office:value-type="float"/>
          <table:table-cell table:formula="of:=MEDIAN([.$F100];[.$K100];[.$P100];[.$U100];[.$Z100];[.$AE100];[.$AJ100];[.$AO100];[.$AT100];[.$AY100];[.$BD100];[.$BI100];[.$BN100];[.$BS100];[.$BX100];[.$CC100];[.$CH100];[.$CM100])" office:value-type="float"/>
          <table:table-cell table:formula="of:=MAX([.$B100];[.$G100];[.$L100];[.$Q100];[.$V100];[.$AA100];[.$AF100];[.$AK100];[.$AP100];[.$AU100];[.$AZ100];[.$BE100];[.$BJ100];[.$BO100];[.$BT100];[.$BY100];[.$CD100];[.$CI100])" office:value-type="float"/>
          <table:table-cell table:formula="of:=MAX([.$C100];[.$H100];[.$M100];[.$R100];[.$W100];[.$AB100];[.$AG100];[.$AL100];[.$AQ100];[.$AV100];[.$BA100];[.$BF100];[.$BK100];[.$BP100];[.$BU100];[.$BZ100];[.$CE100];[.$CJ100])" office:value-type="float"/>
          <table:table-cell table:formula="of:=MAX([.$D100];[.$I100];[.$N100];[.$S100];[.$X100];[.$AC100];[.$AH100];[.$AM100];[.$AR100];[.$AW100];[.$BB100];[.$BG100];[.$BL100];[.$BQ100];[.$BV100];[.$CA100];[.$CF100];[.$CK100])" office:value-type="float"/>
          <table:table-cell table:formula="of:=MAX([.$E100];[.$J100];[.$O100];[.$T100];[.$Y100];[.$AD100];[.$AI100];[.$AN100];[.$AS100];[.$AX100];[.$BC100];[.$BH100];[.$BM100];[.$BR100];[.$BW100];[.$CB100];[.$CG100];[.$CL100])" office:value-type="float"/>
          <table:table-cell table:formula="of:=MAX([.$F100];[.$K100];[.$P100];[.$U100];[.$Z100];[.$AE100];[.$AJ100];[.$AO100];[.$AT100];[.$AY100];[.$BD100];[.$BI100];[.$BN100];[.$BS100];[.$BX100];[.$CC100];[.$CH100];[.$CM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19.8813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0.1105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19.7104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table:style-name="cellBest" office:value-type="float" office:value="19.5827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19.6586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20.2777"/>
          <table:table-cell office:value-type="float" office:value="0.0"/>
          <table:table-cell office:value-type="float" office:value="37.0"/>
          <table:table-cell office:value-type="float" office:value="0.0"/>
          <table:table-cell office:value-type="float" office:value="35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G101];[.$L101];[.$Q101];[.$V101];[.$AA101];[.$AF101];[.$AK101];[.$AP101];[.$AU101];[.$AZ101];[.$BE101];[.$BJ101];[.$BO101];[.$BT101];[.$BY101];[.$CD101];[.$CI101])" office:value-type="float"/>
          <table:table-cell table:formula="of:=MIN([.$C101];[.$H101];[.$M101];[.$R101];[.$W101];[.$AB101];[.$AG101];[.$AL101];[.$AQ101];[.$AV101];[.$BA101];[.$BF101];[.$BK101];[.$BP101];[.$BU101];[.$BZ101];[.$CE101];[.$CJ101])" office:value-type="float"/>
          <table:table-cell table:formula="of:=MIN([.$D101];[.$I101];[.$N101];[.$S101];[.$X101];[.$AC101];[.$AH101];[.$AM101];[.$AR101];[.$AW101];[.$BB101];[.$BG101];[.$BL101];[.$BQ101];[.$BV101];[.$CA101];[.$CF101];[.$CK101])" office:value-type="float"/>
          <table:table-cell table:formula="of:=MIN([.$E101];[.$J101];[.$O101];[.$T101];[.$Y101];[.$AD101];[.$AI101];[.$AN101];[.$AS101];[.$AX101];[.$BC101];[.$BH101];[.$BM101];[.$BR101];[.$BW101];[.$CB101];[.$CG101];[.$CL101])" office:value-type="float"/>
          <table:table-cell table:formula="of:=MIN([.$F101];[.$K101];[.$P101];[.$U101];[.$Z101];[.$AE101];[.$AJ101];[.$AO101];[.$AT101];[.$AY101];[.$BD101];[.$BI101];[.$BN101];[.$BS101];[.$BX101];[.$CC101];[.$CH101];[.$CM101])" office:value-type="float"/>
          <table:table-cell table:formula="of:=MEDIAN([.$B101];[.$G101];[.$L101];[.$Q101];[.$V101];[.$AA101];[.$AF101];[.$AK101];[.$AP101];[.$AU101];[.$AZ101];[.$BE101];[.$BJ101];[.$BO101];[.$BT101];[.$BY101];[.$CD101];[.$CI101])" office:value-type="float"/>
          <table:table-cell table:formula="of:=MEDIAN([.$C101];[.$H101];[.$M101];[.$R101];[.$W101];[.$AB101];[.$AG101];[.$AL101];[.$AQ101];[.$AV101];[.$BA101];[.$BF101];[.$BK101];[.$BP101];[.$BU101];[.$BZ101];[.$CE101];[.$CJ101])" office:value-type="float"/>
          <table:table-cell table:formula="of:=MEDIAN([.$D101];[.$I101];[.$N101];[.$S101];[.$X101];[.$AC101];[.$AH101];[.$AM101];[.$AR101];[.$AW101];[.$BB101];[.$BG101];[.$BL101];[.$BQ101];[.$BV101];[.$CA101];[.$CF101];[.$CK101])" office:value-type="float"/>
          <table:table-cell table:formula="of:=MEDIAN([.$E101];[.$J101];[.$O101];[.$T101];[.$Y101];[.$AD101];[.$AI101];[.$AN101];[.$AS101];[.$AX101];[.$BC101];[.$BH101];[.$BM101];[.$BR101];[.$BW101];[.$CB101];[.$CG101];[.$CL101])" office:value-type="float"/>
          <table:table-cell table:formula="of:=MEDIAN([.$F101];[.$K101];[.$P101];[.$U101];[.$Z101];[.$AE101];[.$AJ101];[.$AO101];[.$AT101];[.$AY101];[.$BD101];[.$BI101];[.$BN101];[.$BS101];[.$BX101];[.$CC101];[.$CH101];[.$CM101])" office:value-type="float"/>
          <table:table-cell table:formula="of:=MAX([.$B101];[.$G101];[.$L101];[.$Q101];[.$V101];[.$AA101];[.$AF101];[.$AK101];[.$AP101];[.$AU101];[.$AZ101];[.$BE101];[.$BJ101];[.$BO101];[.$BT101];[.$BY101];[.$CD101];[.$CI101])" office:value-type="float"/>
          <table:table-cell table:formula="of:=MAX([.$C101];[.$H101];[.$M101];[.$R101];[.$W101];[.$AB101];[.$AG101];[.$AL101];[.$AQ101];[.$AV101];[.$BA101];[.$BF101];[.$BK101];[.$BP101];[.$BU101];[.$BZ101];[.$CE101];[.$CJ101])" office:value-type="float"/>
          <table:table-cell table:formula="of:=MAX([.$D101];[.$I101];[.$N101];[.$S101];[.$X101];[.$AC101];[.$AH101];[.$AM101];[.$AR101];[.$AW101];[.$BB101];[.$BG101];[.$BL101];[.$BQ101];[.$BV101];[.$CA101];[.$CF101];[.$CK101])" office:value-type="float"/>
          <table:table-cell table:formula="of:=MAX([.$E101];[.$J101];[.$O101];[.$T101];[.$Y101];[.$AD101];[.$AI101];[.$AN101];[.$AS101];[.$AX101];[.$BC101];[.$BH101];[.$BM101];[.$BR101];[.$BW101];[.$CB101];[.$CG101];[.$CL101])" office:value-type="float"/>
          <table:table-cell table:formula="of:=MAX([.$F101];[.$K101];[.$P101];[.$U101];[.$Z101];[.$AE101];[.$AJ101];[.$AO101];[.$AT101];[.$AY101];[.$BD101];[.$BI101];[.$BN101];[.$BS101];[.$BX101];[.$CC101];[.$CH101];[.$CM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29.2723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office:value-type="float" office:value="29.2357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office:value-type="float" office:value="29.5682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office:value-type="float" office:value="29.333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table:style-name="cellBest" office:value-type="float" office:value="29.1007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office:value-type="float" office:value="32.9233"/>
          <table:table-cell office:value-type="float" office:value="0.0"/>
          <table:table-cell table:style-name="cellWorst" office:value-type="float" office:value="50.0"/>
          <table:table-cell office:value-type="float" office:value="0.0"/>
          <table:table-cell table:style-name="cellWorst" office:value-type="float" office:value="48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8.669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515.577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592.123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578.141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593.152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521.774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102];[.$G102];[.$L102];[.$Q102];[.$V102];[.$AA102];[.$AF102];[.$AK102];[.$AP102];[.$AU102];[.$AZ102];[.$BE102];[.$BJ102];[.$BO102];[.$BT102];[.$BY102];[.$CD102];[.$CI102])" office:value-type="float"/>
          <table:table-cell table:formula="of:=MIN([.$C102];[.$H102];[.$M102];[.$R102];[.$W102];[.$AB102];[.$AG102];[.$AL102];[.$AQ102];[.$AV102];[.$BA102];[.$BF102];[.$BK102];[.$BP102];[.$BU102];[.$BZ102];[.$CE102];[.$CJ102])" office:value-type="float"/>
          <table:table-cell table:formula="of:=MIN([.$D102];[.$I102];[.$N102];[.$S102];[.$X102];[.$AC102];[.$AH102];[.$AM102];[.$AR102];[.$AW102];[.$BB102];[.$BG102];[.$BL102];[.$BQ102];[.$BV102];[.$CA102];[.$CF102];[.$CK102])" office:value-type="float"/>
          <table:table-cell table:formula="of:=MIN([.$E102];[.$J102];[.$O102];[.$T102];[.$Y102];[.$AD102];[.$AI102];[.$AN102];[.$AS102];[.$AX102];[.$BC102];[.$BH102];[.$BM102];[.$BR102];[.$BW102];[.$CB102];[.$CG102];[.$CL102])" office:value-type="float"/>
          <table:table-cell table:formula="of:=MIN([.$F102];[.$K102];[.$P102];[.$U102];[.$Z102];[.$AE102];[.$AJ102];[.$AO102];[.$AT102];[.$AY102];[.$BD102];[.$BI102];[.$BN102];[.$BS102];[.$BX102];[.$CC102];[.$CH102];[.$CM102])" office:value-type="float"/>
          <table:table-cell table:formula="of:=MEDIAN([.$B102];[.$G102];[.$L102];[.$Q102];[.$V102];[.$AA102];[.$AF102];[.$AK102];[.$AP102];[.$AU102];[.$AZ102];[.$BE102];[.$BJ102];[.$BO102];[.$BT102];[.$BY102];[.$CD102];[.$CI102])" office:value-type="float"/>
          <table:table-cell table:formula="of:=MEDIAN([.$C102];[.$H102];[.$M102];[.$R102];[.$W102];[.$AB102];[.$AG102];[.$AL102];[.$AQ102];[.$AV102];[.$BA102];[.$BF102];[.$BK102];[.$BP102];[.$BU102];[.$BZ102];[.$CE102];[.$CJ102])" office:value-type="float"/>
          <table:table-cell table:formula="of:=MEDIAN([.$D102];[.$I102];[.$N102];[.$S102];[.$X102];[.$AC102];[.$AH102];[.$AM102];[.$AR102];[.$AW102];[.$BB102];[.$BG102];[.$BL102];[.$BQ102];[.$BV102];[.$CA102];[.$CF102];[.$CK102])" office:value-type="float"/>
          <table:table-cell table:formula="of:=MEDIAN([.$E102];[.$J102];[.$O102];[.$T102];[.$Y102];[.$AD102];[.$AI102];[.$AN102];[.$AS102];[.$AX102];[.$BC102];[.$BH102];[.$BM102];[.$BR102];[.$BW102];[.$CB102];[.$CG102];[.$CL102])" office:value-type="float"/>
          <table:table-cell table:formula="of:=MEDIAN([.$F102];[.$K102];[.$P102];[.$U102];[.$Z102];[.$AE102];[.$AJ102];[.$AO102];[.$AT102];[.$AY102];[.$BD102];[.$BI102];[.$BN102];[.$BS102];[.$BX102];[.$CC102];[.$CH102];[.$CM102])" office:value-type="float"/>
          <table:table-cell table:formula="of:=MAX([.$B102];[.$G102];[.$L102];[.$Q102];[.$V102];[.$AA102];[.$AF102];[.$AK102];[.$AP102];[.$AU102];[.$AZ102];[.$BE102];[.$BJ102];[.$BO102];[.$BT102];[.$BY102];[.$CD102];[.$CI102])" office:value-type="float"/>
          <table:table-cell table:formula="of:=MAX([.$C102];[.$H102];[.$M102];[.$R102];[.$W102];[.$AB102];[.$AG102];[.$AL102];[.$AQ102];[.$AV102];[.$BA102];[.$BF102];[.$BK102];[.$BP102];[.$BU102];[.$BZ102];[.$CE102];[.$CJ102])" office:value-type="float"/>
          <table:table-cell table:formula="of:=MAX([.$D102];[.$I102];[.$N102];[.$S102];[.$X102];[.$AC102];[.$AH102];[.$AM102];[.$AR102];[.$AW102];[.$BB102];[.$BG102];[.$BL102];[.$BQ102];[.$BV102];[.$CA102];[.$CF102];[.$CK102])" office:value-type="float"/>
          <table:table-cell table:formula="of:=MAX([.$E102];[.$J102];[.$O102];[.$T102];[.$Y102];[.$AD102];[.$AI102];[.$AN102];[.$AS102];[.$AX102];[.$BC102];[.$BH102];[.$BM102];[.$BR102];[.$BW102];[.$CB102];[.$CG102];[.$CL102])" office:value-type="float"/>
          <table:table-cell table:formula="of:=MAX([.$F102];[.$K102];[.$P102];[.$U102];[.$Z102];[.$AE102];[.$AJ102];[.$AO102];[.$AT102];[.$AY102];[.$BD102];[.$BI102];[.$BN102];[.$BS102];[.$BX102];[.$CC102];[.$CH102];[.$CM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26.8517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6.7001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6.7787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7.6075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26.6698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table:style-name="cellBest" office:value-type="float" office:value="26.3866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33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G103];[.$L103];[.$Q103];[.$V103];[.$AA103];[.$AF103];[.$AK103];[.$AP103];[.$AU103];[.$AZ103];[.$BE103];[.$BJ103];[.$BO103];[.$BT103];[.$BY103];[.$CD103];[.$CI103])" office:value-type="float"/>
          <table:table-cell table:formula="of:=MIN([.$C103];[.$H103];[.$M103];[.$R103];[.$W103];[.$AB103];[.$AG103];[.$AL103];[.$AQ103];[.$AV103];[.$BA103];[.$BF103];[.$BK103];[.$BP103];[.$BU103];[.$BZ103];[.$CE103];[.$CJ103])" office:value-type="float"/>
          <table:table-cell table:formula="of:=MIN([.$D103];[.$I103];[.$N103];[.$S103];[.$X103];[.$AC103];[.$AH103];[.$AM103];[.$AR103];[.$AW103];[.$BB103];[.$BG103];[.$BL103];[.$BQ103];[.$BV103];[.$CA103];[.$CF103];[.$CK103])" office:value-type="float"/>
          <table:table-cell table:formula="of:=MIN([.$E103];[.$J103];[.$O103];[.$T103];[.$Y103];[.$AD103];[.$AI103];[.$AN103];[.$AS103];[.$AX103];[.$BC103];[.$BH103];[.$BM103];[.$BR103];[.$BW103];[.$CB103];[.$CG103];[.$CL103])" office:value-type="float"/>
          <table:table-cell table:formula="of:=MIN([.$F103];[.$K103];[.$P103];[.$U103];[.$Z103];[.$AE103];[.$AJ103];[.$AO103];[.$AT103];[.$AY103];[.$BD103];[.$BI103];[.$BN103];[.$BS103];[.$BX103];[.$CC103];[.$CH103];[.$CM103])" office:value-type="float"/>
          <table:table-cell table:formula="of:=MEDIAN([.$B103];[.$G103];[.$L103];[.$Q103];[.$V103];[.$AA103];[.$AF103];[.$AK103];[.$AP103];[.$AU103];[.$AZ103];[.$BE103];[.$BJ103];[.$BO103];[.$BT103];[.$BY103];[.$CD103];[.$CI103])" office:value-type="float"/>
          <table:table-cell table:formula="of:=MEDIAN([.$C103];[.$H103];[.$M103];[.$R103];[.$W103];[.$AB103];[.$AG103];[.$AL103];[.$AQ103];[.$AV103];[.$BA103];[.$BF103];[.$BK103];[.$BP103];[.$BU103];[.$BZ103];[.$CE103];[.$CJ103])" office:value-type="float"/>
          <table:table-cell table:formula="of:=MEDIAN([.$D103];[.$I103];[.$N103];[.$S103];[.$X103];[.$AC103];[.$AH103];[.$AM103];[.$AR103];[.$AW103];[.$BB103];[.$BG103];[.$BL103];[.$BQ103];[.$BV103];[.$CA103];[.$CF103];[.$CK103])" office:value-type="float"/>
          <table:table-cell table:formula="of:=MEDIAN([.$E103];[.$J103];[.$O103];[.$T103];[.$Y103];[.$AD103];[.$AI103];[.$AN103];[.$AS103];[.$AX103];[.$BC103];[.$BH103];[.$BM103];[.$BR103];[.$BW103];[.$CB103];[.$CG103];[.$CL103])" office:value-type="float"/>
          <table:table-cell table:formula="of:=MEDIAN([.$F103];[.$K103];[.$P103];[.$U103];[.$Z103];[.$AE103];[.$AJ103];[.$AO103];[.$AT103];[.$AY103];[.$BD103];[.$BI103];[.$BN103];[.$BS103];[.$BX103];[.$CC103];[.$CH103];[.$CM103])" office:value-type="float"/>
          <table:table-cell table:formula="of:=MAX([.$B103];[.$G103];[.$L103];[.$Q103];[.$V103];[.$AA103];[.$AF103];[.$AK103];[.$AP103];[.$AU103];[.$AZ103];[.$BE103];[.$BJ103];[.$BO103];[.$BT103];[.$BY103];[.$CD103];[.$CI103])" office:value-type="float"/>
          <table:table-cell table:formula="of:=MAX([.$C103];[.$H103];[.$M103];[.$R103];[.$W103];[.$AB103];[.$AG103];[.$AL103];[.$AQ103];[.$AV103];[.$BA103];[.$BF103];[.$BK103];[.$BP103];[.$BU103];[.$BZ103];[.$CE103];[.$CJ103])" office:value-type="float"/>
          <table:table-cell table:formula="of:=MAX([.$D103];[.$I103];[.$N103];[.$S103];[.$X103];[.$AC103];[.$AH103];[.$AM103];[.$AR103];[.$AW103];[.$BB103];[.$BG103];[.$BL103];[.$BQ103];[.$BV103];[.$CA103];[.$CF103];[.$CK103])" office:value-type="float"/>
          <table:table-cell table:formula="of:=MAX([.$E103];[.$J103];[.$O103];[.$T103];[.$Y103];[.$AD103];[.$AI103];[.$AN103];[.$AS103];[.$AX103];[.$BC103];[.$BH103];[.$BM103];[.$BR103];[.$BW103];[.$CB103];[.$CG103];[.$CL103])" office:value-type="float"/>
          <table:table-cell table:formula="of:=MAX([.$F103];[.$K103];[.$P103];[.$U103];[.$Z103];[.$AE103];[.$AJ103];[.$AO103];[.$AT103];[.$AY103];[.$BD103];[.$BI103];[.$BN103];[.$BS103];[.$BX103];[.$CC103];[.$CH103];[.$CM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27.6914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27.178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27.0771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28.243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table:style-name="cellBest" office:value-type="float" office:value="26.9164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30.7845"/>
          <table:table-cell office:value-type="float" office:value="0.0"/>
          <table:table-cell office:value-type="float" office:value="44.0"/>
          <table:table-cell office:value-type="float" office:value="0.0"/>
          <table:table-cell office:value-type="float" office:value="42.0"/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G104];[.$L104];[.$Q104];[.$V104];[.$AA104];[.$AF104];[.$AK104];[.$AP104];[.$AU104];[.$AZ104];[.$BE104];[.$BJ104];[.$BO104];[.$BT104];[.$BY104];[.$CD104];[.$CI104])" office:value-type="float"/>
          <table:table-cell table:formula="of:=MIN([.$C104];[.$H104];[.$M104];[.$R104];[.$W104];[.$AB104];[.$AG104];[.$AL104];[.$AQ104];[.$AV104];[.$BA104];[.$BF104];[.$BK104];[.$BP104];[.$BU104];[.$BZ104];[.$CE104];[.$CJ104])" office:value-type="float"/>
          <table:table-cell table:formula="of:=MIN([.$D104];[.$I104];[.$N104];[.$S104];[.$X104];[.$AC104];[.$AH104];[.$AM104];[.$AR104];[.$AW104];[.$BB104];[.$BG104];[.$BL104];[.$BQ104];[.$BV104];[.$CA104];[.$CF104];[.$CK104])" office:value-type="float"/>
          <table:table-cell table:formula="of:=MIN([.$E104];[.$J104];[.$O104];[.$T104];[.$Y104];[.$AD104];[.$AI104];[.$AN104];[.$AS104];[.$AX104];[.$BC104];[.$BH104];[.$BM104];[.$BR104];[.$BW104];[.$CB104];[.$CG104];[.$CL104])" office:value-type="float"/>
          <table:table-cell table:formula="of:=MIN([.$F104];[.$K104];[.$P104];[.$U104];[.$Z104];[.$AE104];[.$AJ104];[.$AO104];[.$AT104];[.$AY104];[.$BD104];[.$BI104];[.$BN104];[.$BS104];[.$BX104];[.$CC104];[.$CH104];[.$CM104])" office:value-type="float"/>
          <table:table-cell table:formula="of:=MEDIAN([.$B104];[.$G104];[.$L104];[.$Q104];[.$V104];[.$AA104];[.$AF104];[.$AK104];[.$AP104];[.$AU104];[.$AZ104];[.$BE104];[.$BJ104];[.$BO104];[.$BT104];[.$BY104];[.$CD104];[.$CI104])" office:value-type="float"/>
          <table:table-cell table:formula="of:=MEDIAN([.$C104];[.$H104];[.$M104];[.$R104];[.$W104];[.$AB104];[.$AG104];[.$AL104];[.$AQ104];[.$AV104];[.$BA104];[.$BF104];[.$BK104];[.$BP104];[.$BU104];[.$BZ104];[.$CE104];[.$CJ104])" office:value-type="float"/>
          <table:table-cell table:formula="of:=MEDIAN([.$D104];[.$I104];[.$N104];[.$S104];[.$X104];[.$AC104];[.$AH104];[.$AM104];[.$AR104];[.$AW104];[.$BB104];[.$BG104];[.$BL104];[.$BQ104];[.$BV104];[.$CA104];[.$CF104];[.$CK104])" office:value-type="float"/>
          <table:table-cell table:formula="of:=MEDIAN([.$E104];[.$J104];[.$O104];[.$T104];[.$Y104];[.$AD104];[.$AI104];[.$AN104];[.$AS104];[.$AX104];[.$BC104];[.$BH104];[.$BM104];[.$BR104];[.$BW104];[.$CB104];[.$CG104];[.$CL104])" office:value-type="float"/>
          <table:table-cell table:formula="of:=MEDIAN([.$F104];[.$K104];[.$P104];[.$U104];[.$Z104];[.$AE104];[.$AJ104];[.$AO104];[.$AT104];[.$AY104];[.$BD104];[.$BI104];[.$BN104];[.$BS104];[.$BX104];[.$CC104];[.$CH104];[.$CM104])" office:value-type="float"/>
          <table:table-cell table:formula="of:=MAX([.$B104];[.$G104];[.$L104];[.$Q104];[.$V104];[.$AA104];[.$AF104];[.$AK104];[.$AP104];[.$AU104];[.$AZ104];[.$BE104];[.$BJ104];[.$BO104];[.$BT104];[.$BY104];[.$CD104];[.$CI104])" office:value-type="float"/>
          <table:table-cell table:formula="of:=MAX([.$C104];[.$H104];[.$M104];[.$R104];[.$W104];[.$AB104];[.$AG104];[.$AL104];[.$AQ104];[.$AV104];[.$BA104];[.$BF104];[.$BK104];[.$BP104];[.$BU104];[.$BZ104];[.$CE104];[.$CJ104])" office:value-type="float"/>
          <table:table-cell table:formula="of:=MAX([.$D104];[.$I104];[.$N104];[.$S104];[.$X104];[.$AC104];[.$AH104];[.$AM104];[.$AR104];[.$AW104];[.$BB104];[.$BG104];[.$BL104];[.$BQ104];[.$BV104];[.$CA104];[.$CF104];[.$CK104])" office:value-type="float"/>
          <table:table-cell table:formula="of:=MAX([.$E104];[.$J104];[.$O104];[.$T104];[.$Y104];[.$AD104];[.$AI104];[.$AN104];[.$AS104];[.$AX104];[.$BC104];[.$BH104];[.$BM104];[.$BR104];[.$BW104];[.$CB104];[.$CG104];[.$CL104])" office:value-type="float"/>
          <table:table-cell table:formula="of:=MAX([.$F104];[.$K104];[.$P104];[.$U104];[.$Z104];[.$AE104];[.$AJ104];[.$AO104];[.$AT104];[.$AY104];[.$BD104];[.$BI104];[.$BN104];[.$BS104];[.$BX104];[.$CC104];[.$CH104];[.$CM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25.1452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table:style-name="cellBest" office:value-type="float" office:value="24.7843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office:value-type="float" office:value="25.4227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office:value-type="float" office:value="25.2143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office:value-type="float" office:value="26.1488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office:value-type="float" office:value="26.8371"/>
          <table:table-cell office:value-type="float" office:value="0.0"/>
          <table:table-cell table:style-name="cellWorst" office:value-type="float" office:value="35.0"/>
          <table:table-cell office:value-type="float" office:value="0.0"/>
          <table:table-cell table:style-name="cellWorst" office:value-type="float" office:value="33.0"/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.47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92.405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0.80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0.740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8.7755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office:value-type="float" office:value="81.0376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style-name="cellBest" office:value-type="float" office:value="10.0"/>
          <table:table-cell table:formula="of:=MIN([.$B105];[.$G105];[.$L105];[.$Q105];[.$V105];[.$AA105];[.$AF105];[.$AK105];[.$AP105];[.$AU105];[.$AZ105];[.$BE105];[.$BJ105];[.$BO105];[.$BT105];[.$BY105];[.$CD105];[.$CI105])" office:value-type="float"/>
          <table:table-cell table:formula="of:=MIN([.$C105];[.$H105];[.$M105];[.$R105];[.$W105];[.$AB105];[.$AG105];[.$AL105];[.$AQ105];[.$AV105];[.$BA105];[.$BF105];[.$BK105];[.$BP105];[.$BU105];[.$BZ105];[.$CE105];[.$CJ105])" office:value-type="float"/>
          <table:table-cell table:formula="of:=MIN([.$D105];[.$I105];[.$N105];[.$S105];[.$X105];[.$AC105];[.$AH105];[.$AM105];[.$AR105];[.$AW105];[.$BB105];[.$BG105];[.$BL105];[.$BQ105];[.$BV105];[.$CA105];[.$CF105];[.$CK105])" office:value-type="float"/>
          <table:table-cell table:formula="of:=MIN([.$E105];[.$J105];[.$O105];[.$T105];[.$Y105];[.$AD105];[.$AI105];[.$AN105];[.$AS105];[.$AX105];[.$BC105];[.$BH105];[.$BM105];[.$BR105];[.$BW105];[.$CB105];[.$CG105];[.$CL105])" office:value-type="float"/>
          <table:table-cell table:formula="of:=MIN([.$F105];[.$K105];[.$P105];[.$U105];[.$Z105];[.$AE105];[.$AJ105];[.$AO105];[.$AT105];[.$AY105];[.$BD105];[.$BI105];[.$BN105];[.$BS105];[.$BX105];[.$CC105];[.$CH105];[.$CM105])" office:value-type="float"/>
          <table:table-cell table:formula="of:=MEDIAN([.$B105];[.$G105];[.$L105];[.$Q105];[.$V105];[.$AA105];[.$AF105];[.$AK105];[.$AP105];[.$AU105];[.$AZ105];[.$BE105];[.$BJ105];[.$BO105];[.$BT105];[.$BY105];[.$CD105];[.$CI105])" office:value-type="float"/>
          <table:table-cell table:formula="of:=MEDIAN([.$C105];[.$H105];[.$M105];[.$R105];[.$W105];[.$AB105];[.$AG105];[.$AL105];[.$AQ105];[.$AV105];[.$BA105];[.$BF105];[.$BK105];[.$BP105];[.$BU105];[.$BZ105];[.$CE105];[.$CJ105])" office:value-type="float"/>
          <table:table-cell table:formula="of:=MEDIAN([.$D105];[.$I105];[.$N105];[.$S105];[.$X105];[.$AC105];[.$AH105];[.$AM105];[.$AR105];[.$AW105];[.$BB105];[.$BG105];[.$BL105];[.$BQ105];[.$BV105];[.$CA105];[.$CF105];[.$CK105])" office:value-type="float"/>
          <table:table-cell table:formula="of:=MEDIAN([.$E105];[.$J105];[.$O105];[.$T105];[.$Y105];[.$AD105];[.$AI105];[.$AN105];[.$AS105];[.$AX105];[.$BC105];[.$BH105];[.$BM105];[.$BR105];[.$BW105];[.$CB105];[.$CG105];[.$CL105])" office:value-type="float"/>
          <table:table-cell table:formula="of:=MEDIAN([.$F105];[.$K105];[.$P105];[.$U105];[.$Z105];[.$AE105];[.$AJ105];[.$AO105];[.$AT105];[.$AY105];[.$BD105];[.$BI105];[.$BN105];[.$BS105];[.$BX105];[.$CC105];[.$CH105];[.$CM105])" office:value-type="float"/>
          <table:table-cell table:formula="of:=MAX([.$B105];[.$G105];[.$L105];[.$Q105];[.$V105];[.$AA105];[.$AF105];[.$AK105];[.$AP105];[.$AU105];[.$AZ105];[.$BE105];[.$BJ105];[.$BO105];[.$BT105];[.$BY105];[.$CD105];[.$CI105])" office:value-type="float"/>
          <table:table-cell table:formula="of:=MAX([.$C105];[.$H105];[.$M105];[.$R105];[.$W105];[.$AB105];[.$AG105];[.$AL105];[.$AQ105];[.$AV105];[.$BA105];[.$BF105];[.$BK105];[.$BP105];[.$BU105];[.$BZ105];[.$CE105];[.$CJ105])" office:value-type="float"/>
          <table:table-cell table:formula="of:=MAX([.$D105];[.$I105];[.$N105];[.$S105];[.$X105];[.$AC105];[.$AH105];[.$AM105];[.$AR105];[.$AW105];[.$BB105];[.$BG105];[.$BL105];[.$BQ105];[.$BV105];[.$CA105];[.$CF105];[.$CK105])" office:value-type="float"/>
          <table:table-cell table:formula="of:=MAX([.$E105];[.$J105];[.$O105];[.$T105];[.$Y105];[.$AD105];[.$AI105];[.$AN105];[.$AS105];[.$AX105];[.$BC105];[.$BH105];[.$BM105];[.$BR105];[.$BW105];[.$CB105];[.$CG105];[.$CL105])" office:value-type="float"/>
          <table:table-cell table:formula="of:=MAX([.$F105];[.$K105];[.$P105];[.$U105];[.$Z105];[.$AE105];[.$AJ105];[.$AO105];[.$AT105];[.$AY105];[.$BD105];[.$BI105];[.$BN105];[.$BS105];[.$BX105];[.$CC105];[.$CH105];[.$CM105])" office:value-type="float"/>
        </table:table-row>
        <table:table-row table:style-name="ro1">
          <table:table-cell office:value-type="string">
            <text:p>dse/2x2/instances/app0-260-5-4.facts</text:p>
          </table:table-cell>
          <table:table-cell office:value-type="float" office:value="1.215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84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42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48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89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04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821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21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14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082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57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42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22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40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674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80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037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877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06];[.$G106];[.$L106];[.$Q106];[.$V106];[.$AA106];[.$AF106];[.$AK106];[.$AP106];[.$AU106];[.$AZ106];[.$BE106];[.$BJ106];[.$BO106];[.$BT106];[.$BY106];[.$CD106];[.$CI106])" office:value-type="float"/>
          <table:table-cell table:formula="of:=MIN([.$C106];[.$H106];[.$M106];[.$R106];[.$W106];[.$AB106];[.$AG106];[.$AL106];[.$AQ106];[.$AV106];[.$BA106];[.$BF106];[.$BK106];[.$BP106];[.$BU106];[.$BZ106];[.$CE106];[.$CJ106])" office:value-type="float"/>
          <table:table-cell table:formula="of:=MIN([.$D106];[.$I106];[.$N106];[.$S106];[.$X106];[.$AC106];[.$AH106];[.$AM106];[.$AR106];[.$AW106];[.$BB106];[.$BG106];[.$BL106];[.$BQ106];[.$BV106];[.$CA106];[.$CF106];[.$CK106])" office:value-type="float"/>
          <table:table-cell table:formula="of:=MIN([.$E106];[.$J106];[.$O106];[.$T106];[.$Y106];[.$AD106];[.$AI106];[.$AN106];[.$AS106];[.$AX106];[.$BC106];[.$BH106];[.$BM106];[.$BR106];[.$BW106];[.$CB106];[.$CG106];[.$CL106])" office:value-type="float"/>
          <table:table-cell table:formula="of:=MIN([.$F106];[.$K106];[.$P106];[.$U106];[.$Z106];[.$AE106];[.$AJ106];[.$AO106];[.$AT106];[.$AY106];[.$BD106];[.$BI106];[.$BN106];[.$BS106];[.$BX106];[.$CC106];[.$CH106];[.$CM106])" office:value-type="float"/>
          <table:table-cell table:formula="of:=MEDIAN([.$B106];[.$G106];[.$L106];[.$Q106];[.$V106];[.$AA106];[.$AF106];[.$AK106];[.$AP106];[.$AU106];[.$AZ106];[.$BE106];[.$BJ106];[.$BO106];[.$BT106];[.$BY106];[.$CD106];[.$CI106])" office:value-type="float"/>
          <table:table-cell table:formula="of:=MEDIAN([.$C106];[.$H106];[.$M106];[.$R106];[.$W106];[.$AB106];[.$AG106];[.$AL106];[.$AQ106];[.$AV106];[.$BA106];[.$BF106];[.$BK106];[.$BP106];[.$BU106];[.$BZ106];[.$CE106];[.$CJ106])" office:value-type="float"/>
          <table:table-cell table:formula="of:=MEDIAN([.$D106];[.$I106];[.$N106];[.$S106];[.$X106];[.$AC106];[.$AH106];[.$AM106];[.$AR106];[.$AW106];[.$BB106];[.$BG106];[.$BL106];[.$BQ106];[.$BV106];[.$CA106];[.$CF106];[.$CK106])" office:value-type="float"/>
          <table:table-cell table:formula="of:=MEDIAN([.$E106];[.$J106];[.$O106];[.$T106];[.$Y106];[.$AD106];[.$AI106];[.$AN106];[.$AS106];[.$AX106];[.$BC106];[.$BH106];[.$BM106];[.$BR106];[.$BW106];[.$CB106];[.$CG106];[.$CL106])" office:value-type="float"/>
          <table:table-cell table:formula="of:=MEDIAN([.$F106];[.$K106];[.$P106];[.$U106];[.$Z106];[.$AE106];[.$AJ106];[.$AO106];[.$AT106];[.$AY106];[.$BD106];[.$BI106];[.$BN106];[.$BS106];[.$BX106];[.$CC106];[.$CH106];[.$CM106])" office:value-type="float"/>
          <table:table-cell table:formula="of:=MAX([.$B106];[.$G106];[.$L106];[.$Q106];[.$V106];[.$AA106];[.$AF106];[.$AK106];[.$AP106];[.$AU106];[.$AZ106];[.$BE106];[.$BJ106];[.$BO106];[.$BT106];[.$BY106];[.$CD106];[.$CI106])" office:value-type="float"/>
          <table:table-cell table:formula="of:=MAX([.$C106];[.$H106];[.$M106];[.$R106];[.$W106];[.$AB106];[.$AG106];[.$AL106];[.$AQ106];[.$AV106];[.$BA106];[.$BF106];[.$BK106];[.$BP106];[.$BU106];[.$BZ106];[.$CE106];[.$CJ106])" office:value-type="float"/>
          <table:table-cell table:formula="of:=MAX([.$D106];[.$I106];[.$N106];[.$S106];[.$X106];[.$AC106];[.$AH106];[.$AM106];[.$AR106];[.$AW106];[.$BB106];[.$BG106];[.$BL106];[.$BQ106];[.$BV106];[.$CA106];[.$CF106];[.$CK106])" office:value-type="float"/>
          <table:table-cell table:formula="of:=MAX([.$E106];[.$J106];[.$O106];[.$T106];[.$Y106];[.$AD106];[.$AI106];[.$AN106];[.$AS106];[.$AX106];[.$BC106];[.$BH106];[.$BM106];[.$BR106];[.$BW106];[.$CB106];[.$CG106];[.$CL106])" office:value-type="float"/>
          <table:table-cell table:formula="of:=MAX([.$F106];[.$K106];[.$P106];[.$U106];[.$Z106];[.$AE106];[.$AJ106];[.$AO106];[.$AT106];[.$AY106];[.$BD106];[.$BI106];[.$BN106];[.$BS106];[.$BX106];[.$CC106];[.$CH106];[.$CM106])" office:value-type="float"/>
        </table:table-row>
        <table:table-row table:style-name="ro1">
          <table:table-cell office:value-type="string">
            <text:p>dse/2x2/instances/app114-210-3-6.facts</text:p>
          </table:table-cell>
          <table:table-cell office:value-type="float" office:value="1.0688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5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0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7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0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6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54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18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63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1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73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5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32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9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2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1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70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5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07];[.$G107];[.$L107];[.$Q107];[.$V107];[.$AA107];[.$AF107];[.$AK107];[.$AP107];[.$AU107];[.$AZ107];[.$BE107];[.$BJ107];[.$BO107];[.$BT107];[.$BY107];[.$CD107];[.$CI107])" office:value-type="float"/>
          <table:table-cell table:formula="of:=MIN([.$C107];[.$H107];[.$M107];[.$R107];[.$W107];[.$AB107];[.$AG107];[.$AL107];[.$AQ107];[.$AV107];[.$BA107];[.$BF107];[.$BK107];[.$BP107];[.$BU107];[.$BZ107];[.$CE107];[.$CJ107])" office:value-type="float"/>
          <table:table-cell table:formula="of:=MIN([.$D107];[.$I107];[.$N107];[.$S107];[.$X107];[.$AC107];[.$AH107];[.$AM107];[.$AR107];[.$AW107];[.$BB107];[.$BG107];[.$BL107];[.$BQ107];[.$BV107];[.$CA107];[.$CF107];[.$CK107])" office:value-type="float"/>
          <table:table-cell table:formula="of:=MIN([.$E107];[.$J107];[.$O107];[.$T107];[.$Y107];[.$AD107];[.$AI107];[.$AN107];[.$AS107];[.$AX107];[.$BC107];[.$BH107];[.$BM107];[.$BR107];[.$BW107];[.$CB107];[.$CG107];[.$CL107])" office:value-type="float"/>
          <table:table-cell table:formula="of:=MIN([.$F107];[.$K107];[.$P107];[.$U107];[.$Z107];[.$AE107];[.$AJ107];[.$AO107];[.$AT107];[.$AY107];[.$BD107];[.$BI107];[.$BN107];[.$BS107];[.$BX107];[.$CC107];[.$CH107];[.$CM107])" office:value-type="float"/>
          <table:table-cell table:formula="of:=MEDIAN([.$B107];[.$G107];[.$L107];[.$Q107];[.$V107];[.$AA107];[.$AF107];[.$AK107];[.$AP107];[.$AU107];[.$AZ107];[.$BE107];[.$BJ107];[.$BO107];[.$BT107];[.$BY107];[.$CD107];[.$CI107])" office:value-type="float"/>
          <table:table-cell table:formula="of:=MEDIAN([.$C107];[.$H107];[.$M107];[.$R107];[.$W107];[.$AB107];[.$AG107];[.$AL107];[.$AQ107];[.$AV107];[.$BA107];[.$BF107];[.$BK107];[.$BP107];[.$BU107];[.$BZ107];[.$CE107];[.$CJ107])" office:value-type="float"/>
          <table:table-cell table:formula="of:=MEDIAN([.$D107];[.$I107];[.$N107];[.$S107];[.$X107];[.$AC107];[.$AH107];[.$AM107];[.$AR107];[.$AW107];[.$BB107];[.$BG107];[.$BL107];[.$BQ107];[.$BV107];[.$CA107];[.$CF107];[.$CK107])" office:value-type="float"/>
          <table:table-cell table:formula="of:=MEDIAN([.$E107];[.$J107];[.$O107];[.$T107];[.$Y107];[.$AD107];[.$AI107];[.$AN107];[.$AS107];[.$AX107];[.$BC107];[.$BH107];[.$BM107];[.$BR107];[.$BW107];[.$CB107];[.$CG107];[.$CL107])" office:value-type="float"/>
          <table:table-cell table:formula="of:=MEDIAN([.$F107];[.$K107];[.$P107];[.$U107];[.$Z107];[.$AE107];[.$AJ107];[.$AO107];[.$AT107];[.$AY107];[.$BD107];[.$BI107];[.$BN107];[.$BS107];[.$BX107];[.$CC107];[.$CH107];[.$CM107])" office:value-type="float"/>
          <table:table-cell table:formula="of:=MAX([.$B107];[.$G107];[.$L107];[.$Q107];[.$V107];[.$AA107];[.$AF107];[.$AK107];[.$AP107];[.$AU107];[.$AZ107];[.$BE107];[.$BJ107];[.$BO107];[.$BT107];[.$BY107];[.$CD107];[.$CI107])" office:value-type="float"/>
          <table:table-cell table:formula="of:=MAX([.$C107];[.$H107];[.$M107];[.$R107];[.$W107];[.$AB107];[.$AG107];[.$AL107];[.$AQ107];[.$AV107];[.$BA107];[.$BF107];[.$BK107];[.$BP107];[.$BU107];[.$BZ107];[.$CE107];[.$CJ107])" office:value-type="float"/>
          <table:table-cell table:formula="of:=MAX([.$D107];[.$I107];[.$N107];[.$S107];[.$X107];[.$AC107];[.$AH107];[.$AM107];[.$AR107];[.$AW107];[.$BB107];[.$BG107];[.$BL107];[.$BQ107];[.$BV107];[.$CA107];[.$CF107];[.$CK107])" office:value-type="float"/>
          <table:table-cell table:formula="of:=MAX([.$E107];[.$J107];[.$O107];[.$T107];[.$Y107];[.$AD107];[.$AI107];[.$AN107];[.$AS107];[.$AX107];[.$BC107];[.$BH107];[.$BM107];[.$BR107];[.$BW107];[.$CB107];[.$CG107];[.$CL107])" office:value-type="float"/>
          <table:table-cell table:formula="of:=MAX([.$F107];[.$K107];[.$P107];[.$U107];[.$Z107];[.$AE107];[.$AJ107];[.$AO107];[.$AT107];[.$AY107];[.$BD107];[.$BI107];[.$BN107];[.$BS107];[.$BX107];[.$CC107];[.$CH107];[.$CM107])" office:value-type="float"/>
        </table:table-row>
        <table:table-row table:style-name="ro1">
          <table:table-cell office:value-type="string">
            <text:p>dse/2x2/instances/app13-219-5-4.facts</text:p>
          </table:table-cell>
          <table:table-cell office:value-type="float" office:value="1.086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98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8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754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031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32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01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80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68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27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90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46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1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267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06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9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72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59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08];[.$G108];[.$L108];[.$Q108];[.$V108];[.$AA108];[.$AF108];[.$AK108];[.$AP108];[.$AU108];[.$AZ108];[.$BE108];[.$BJ108];[.$BO108];[.$BT108];[.$BY108];[.$CD108];[.$CI108])" office:value-type="float"/>
          <table:table-cell table:formula="of:=MIN([.$C108];[.$H108];[.$M108];[.$R108];[.$W108];[.$AB108];[.$AG108];[.$AL108];[.$AQ108];[.$AV108];[.$BA108];[.$BF108];[.$BK108];[.$BP108];[.$BU108];[.$BZ108];[.$CE108];[.$CJ108])" office:value-type="float"/>
          <table:table-cell table:formula="of:=MIN([.$D108];[.$I108];[.$N108];[.$S108];[.$X108];[.$AC108];[.$AH108];[.$AM108];[.$AR108];[.$AW108];[.$BB108];[.$BG108];[.$BL108];[.$BQ108];[.$BV108];[.$CA108];[.$CF108];[.$CK108])" office:value-type="float"/>
          <table:table-cell table:formula="of:=MIN([.$E108];[.$J108];[.$O108];[.$T108];[.$Y108];[.$AD108];[.$AI108];[.$AN108];[.$AS108];[.$AX108];[.$BC108];[.$BH108];[.$BM108];[.$BR108];[.$BW108];[.$CB108];[.$CG108];[.$CL108])" office:value-type="float"/>
          <table:table-cell table:formula="of:=MIN([.$F108];[.$K108];[.$P108];[.$U108];[.$Z108];[.$AE108];[.$AJ108];[.$AO108];[.$AT108];[.$AY108];[.$BD108];[.$BI108];[.$BN108];[.$BS108];[.$BX108];[.$CC108];[.$CH108];[.$CM108])" office:value-type="float"/>
          <table:table-cell table:formula="of:=MEDIAN([.$B108];[.$G108];[.$L108];[.$Q108];[.$V108];[.$AA108];[.$AF108];[.$AK108];[.$AP108];[.$AU108];[.$AZ108];[.$BE108];[.$BJ108];[.$BO108];[.$BT108];[.$BY108];[.$CD108];[.$CI108])" office:value-type="float"/>
          <table:table-cell table:formula="of:=MEDIAN([.$C108];[.$H108];[.$M108];[.$R108];[.$W108];[.$AB108];[.$AG108];[.$AL108];[.$AQ108];[.$AV108];[.$BA108];[.$BF108];[.$BK108];[.$BP108];[.$BU108];[.$BZ108];[.$CE108];[.$CJ108])" office:value-type="float"/>
          <table:table-cell table:formula="of:=MEDIAN([.$D108];[.$I108];[.$N108];[.$S108];[.$X108];[.$AC108];[.$AH108];[.$AM108];[.$AR108];[.$AW108];[.$BB108];[.$BG108];[.$BL108];[.$BQ108];[.$BV108];[.$CA108];[.$CF108];[.$CK108])" office:value-type="float"/>
          <table:table-cell table:formula="of:=MEDIAN([.$E108];[.$J108];[.$O108];[.$T108];[.$Y108];[.$AD108];[.$AI108];[.$AN108];[.$AS108];[.$AX108];[.$BC108];[.$BH108];[.$BM108];[.$BR108];[.$BW108];[.$CB108];[.$CG108];[.$CL108])" office:value-type="float"/>
          <table:table-cell table:formula="of:=MEDIAN([.$F108];[.$K108];[.$P108];[.$U108];[.$Z108];[.$AE108];[.$AJ108];[.$AO108];[.$AT108];[.$AY108];[.$BD108];[.$BI108];[.$BN108];[.$BS108];[.$BX108];[.$CC108];[.$CH108];[.$CM108])" office:value-type="float"/>
          <table:table-cell table:formula="of:=MAX([.$B108];[.$G108];[.$L108];[.$Q108];[.$V108];[.$AA108];[.$AF108];[.$AK108];[.$AP108];[.$AU108];[.$AZ108];[.$BE108];[.$BJ108];[.$BO108];[.$BT108];[.$BY108];[.$CD108];[.$CI108])" office:value-type="float"/>
          <table:table-cell table:formula="of:=MAX([.$C108];[.$H108];[.$M108];[.$R108];[.$W108];[.$AB108];[.$AG108];[.$AL108];[.$AQ108];[.$AV108];[.$BA108];[.$BF108];[.$BK108];[.$BP108];[.$BU108];[.$BZ108];[.$CE108];[.$CJ108])" office:value-type="float"/>
          <table:table-cell table:formula="of:=MAX([.$D108];[.$I108];[.$N108];[.$S108];[.$X108];[.$AC108];[.$AH108];[.$AM108];[.$AR108];[.$AW108];[.$BB108];[.$BG108];[.$BL108];[.$BQ108];[.$BV108];[.$CA108];[.$CF108];[.$CK108])" office:value-type="float"/>
          <table:table-cell table:formula="of:=MAX([.$E108];[.$J108];[.$O108];[.$T108];[.$Y108];[.$AD108];[.$AI108];[.$AN108];[.$AS108];[.$AX108];[.$BC108];[.$BH108];[.$BM108];[.$BR108];[.$BW108];[.$CB108];[.$CG108];[.$CL108])" office:value-type="float"/>
          <table:table-cell table:formula="of:=MAX([.$F108];[.$K108];[.$P108];[.$U108];[.$Z108];[.$AE108];[.$AJ108];[.$AO108];[.$AT108];[.$AY108];[.$BD108];[.$BI108];[.$BN108];[.$BS108];[.$BX108];[.$CC108];[.$CH108];[.$CM108])" office:value-type="float"/>
        </table:table-row>
        <table:table-row table:style-name="ro1">
          <table:table-cell office:value-type="string">
            <text:p>dse/2x2/instances/app136-210-3-6.facts</text:p>
          </table:table-cell>
          <table:table-cell office:value-type="float" office:value="1.052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69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7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88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49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2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03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03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13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4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43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23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1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0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60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84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04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8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09];[.$G109];[.$L109];[.$Q109];[.$V109];[.$AA109];[.$AF109];[.$AK109];[.$AP109];[.$AU109];[.$AZ109];[.$BE109];[.$BJ109];[.$BO109];[.$BT109];[.$BY109];[.$CD109];[.$CI109])" office:value-type="float"/>
          <table:table-cell table:formula="of:=MIN([.$C109];[.$H109];[.$M109];[.$R109];[.$W109];[.$AB109];[.$AG109];[.$AL109];[.$AQ109];[.$AV109];[.$BA109];[.$BF109];[.$BK109];[.$BP109];[.$BU109];[.$BZ109];[.$CE109];[.$CJ109])" office:value-type="float"/>
          <table:table-cell table:formula="of:=MIN([.$D109];[.$I109];[.$N109];[.$S109];[.$X109];[.$AC109];[.$AH109];[.$AM109];[.$AR109];[.$AW109];[.$BB109];[.$BG109];[.$BL109];[.$BQ109];[.$BV109];[.$CA109];[.$CF109];[.$CK109])" office:value-type="float"/>
          <table:table-cell table:formula="of:=MIN([.$E109];[.$J109];[.$O109];[.$T109];[.$Y109];[.$AD109];[.$AI109];[.$AN109];[.$AS109];[.$AX109];[.$BC109];[.$BH109];[.$BM109];[.$BR109];[.$BW109];[.$CB109];[.$CG109];[.$CL109])" office:value-type="float"/>
          <table:table-cell table:formula="of:=MIN([.$F109];[.$K109];[.$P109];[.$U109];[.$Z109];[.$AE109];[.$AJ109];[.$AO109];[.$AT109];[.$AY109];[.$BD109];[.$BI109];[.$BN109];[.$BS109];[.$BX109];[.$CC109];[.$CH109];[.$CM109])" office:value-type="float"/>
          <table:table-cell table:formula="of:=MEDIAN([.$B109];[.$G109];[.$L109];[.$Q109];[.$V109];[.$AA109];[.$AF109];[.$AK109];[.$AP109];[.$AU109];[.$AZ109];[.$BE109];[.$BJ109];[.$BO109];[.$BT109];[.$BY109];[.$CD109];[.$CI109])" office:value-type="float"/>
          <table:table-cell table:formula="of:=MEDIAN([.$C109];[.$H109];[.$M109];[.$R109];[.$W109];[.$AB109];[.$AG109];[.$AL109];[.$AQ109];[.$AV109];[.$BA109];[.$BF109];[.$BK109];[.$BP109];[.$BU109];[.$BZ109];[.$CE109];[.$CJ109])" office:value-type="float"/>
          <table:table-cell table:formula="of:=MEDIAN([.$D109];[.$I109];[.$N109];[.$S109];[.$X109];[.$AC109];[.$AH109];[.$AM109];[.$AR109];[.$AW109];[.$BB109];[.$BG109];[.$BL109];[.$BQ109];[.$BV109];[.$CA109];[.$CF109];[.$CK109])" office:value-type="float"/>
          <table:table-cell table:formula="of:=MEDIAN([.$E109];[.$J109];[.$O109];[.$T109];[.$Y109];[.$AD109];[.$AI109];[.$AN109];[.$AS109];[.$AX109];[.$BC109];[.$BH109];[.$BM109];[.$BR109];[.$BW109];[.$CB109];[.$CG109];[.$CL109])" office:value-type="float"/>
          <table:table-cell table:formula="of:=MEDIAN([.$F109];[.$K109];[.$P109];[.$U109];[.$Z109];[.$AE109];[.$AJ109];[.$AO109];[.$AT109];[.$AY109];[.$BD109];[.$BI109];[.$BN109];[.$BS109];[.$BX109];[.$CC109];[.$CH109];[.$CM109])" office:value-type="float"/>
          <table:table-cell table:formula="of:=MAX([.$B109];[.$G109];[.$L109];[.$Q109];[.$V109];[.$AA109];[.$AF109];[.$AK109];[.$AP109];[.$AU109];[.$AZ109];[.$BE109];[.$BJ109];[.$BO109];[.$BT109];[.$BY109];[.$CD109];[.$CI109])" office:value-type="float"/>
          <table:table-cell table:formula="of:=MAX([.$C109];[.$H109];[.$M109];[.$R109];[.$W109];[.$AB109];[.$AG109];[.$AL109];[.$AQ109];[.$AV109];[.$BA109];[.$BF109];[.$BK109];[.$BP109];[.$BU109];[.$BZ109];[.$CE109];[.$CJ109])" office:value-type="float"/>
          <table:table-cell table:formula="of:=MAX([.$D109];[.$I109];[.$N109];[.$S109];[.$X109];[.$AC109];[.$AH109];[.$AM109];[.$AR109];[.$AW109];[.$BB109];[.$BG109];[.$BL109];[.$BQ109];[.$BV109];[.$CA109];[.$CF109];[.$CK109])" office:value-type="float"/>
          <table:table-cell table:formula="of:=MAX([.$E109];[.$J109];[.$O109];[.$T109];[.$Y109];[.$AD109];[.$AI109];[.$AN109];[.$AS109];[.$AX109];[.$BC109];[.$BH109];[.$BM109];[.$BR109];[.$BW109];[.$CB109];[.$CG109];[.$CL109])" office:value-type="float"/>
          <table:table-cell table:formula="of:=MAX([.$F109];[.$K109];[.$P109];[.$U109];[.$Z109];[.$AE109];[.$AJ109];[.$AO109];[.$AT109];[.$AY109];[.$BD109];[.$BI109];[.$BN109];[.$BS109];[.$BX109];[.$CC109];[.$CH109];[.$CM109])" office:value-type="float"/>
        </table:table-row>
        <table:table-row table:style-name="ro1">
          <table:table-cell office:value-type="string">
            <text:p>dse/2x2/instances/app14-319-7-6.facts</text:p>
          </table:table-cell>
          <table:table-cell office:value-type="float" office:value="1.324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61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47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60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20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93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34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85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95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0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9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67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8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6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58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78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95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87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10];[.$G110];[.$L110];[.$Q110];[.$V110];[.$AA110];[.$AF110];[.$AK110];[.$AP110];[.$AU110];[.$AZ110];[.$BE110];[.$BJ110];[.$BO110];[.$BT110];[.$BY110];[.$CD110];[.$CI110])" office:value-type="float"/>
          <table:table-cell table:formula="of:=MIN([.$C110];[.$H110];[.$M110];[.$R110];[.$W110];[.$AB110];[.$AG110];[.$AL110];[.$AQ110];[.$AV110];[.$BA110];[.$BF110];[.$BK110];[.$BP110];[.$BU110];[.$BZ110];[.$CE110];[.$CJ110])" office:value-type="float"/>
          <table:table-cell table:formula="of:=MIN([.$D110];[.$I110];[.$N110];[.$S110];[.$X110];[.$AC110];[.$AH110];[.$AM110];[.$AR110];[.$AW110];[.$BB110];[.$BG110];[.$BL110];[.$BQ110];[.$BV110];[.$CA110];[.$CF110];[.$CK110])" office:value-type="float"/>
          <table:table-cell table:formula="of:=MIN([.$E110];[.$J110];[.$O110];[.$T110];[.$Y110];[.$AD110];[.$AI110];[.$AN110];[.$AS110];[.$AX110];[.$BC110];[.$BH110];[.$BM110];[.$BR110];[.$BW110];[.$CB110];[.$CG110];[.$CL110])" office:value-type="float"/>
          <table:table-cell table:formula="of:=MIN([.$F110];[.$K110];[.$P110];[.$U110];[.$Z110];[.$AE110];[.$AJ110];[.$AO110];[.$AT110];[.$AY110];[.$BD110];[.$BI110];[.$BN110];[.$BS110];[.$BX110];[.$CC110];[.$CH110];[.$CM110])" office:value-type="float"/>
          <table:table-cell table:formula="of:=MEDIAN([.$B110];[.$G110];[.$L110];[.$Q110];[.$V110];[.$AA110];[.$AF110];[.$AK110];[.$AP110];[.$AU110];[.$AZ110];[.$BE110];[.$BJ110];[.$BO110];[.$BT110];[.$BY110];[.$CD110];[.$CI110])" office:value-type="float"/>
          <table:table-cell table:formula="of:=MEDIAN([.$C110];[.$H110];[.$M110];[.$R110];[.$W110];[.$AB110];[.$AG110];[.$AL110];[.$AQ110];[.$AV110];[.$BA110];[.$BF110];[.$BK110];[.$BP110];[.$BU110];[.$BZ110];[.$CE110];[.$CJ110])" office:value-type="float"/>
          <table:table-cell table:formula="of:=MEDIAN([.$D110];[.$I110];[.$N110];[.$S110];[.$X110];[.$AC110];[.$AH110];[.$AM110];[.$AR110];[.$AW110];[.$BB110];[.$BG110];[.$BL110];[.$BQ110];[.$BV110];[.$CA110];[.$CF110];[.$CK110])" office:value-type="float"/>
          <table:table-cell table:formula="of:=MEDIAN([.$E110];[.$J110];[.$O110];[.$T110];[.$Y110];[.$AD110];[.$AI110];[.$AN110];[.$AS110];[.$AX110];[.$BC110];[.$BH110];[.$BM110];[.$BR110];[.$BW110];[.$CB110];[.$CG110];[.$CL110])" office:value-type="float"/>
          <table:table-cell table:formula="of:=MEDIAN([.$F110];[.$K110];[.$P110];[.$U110];[.$Z110];[.$AE110];[.$AJ110];[.$AO110];[.$AT110];[.$AY110];[.$BD110];[.$BI110];[.$BN110];[.$BS110];[.$BX110];[.$CC110];[.$CH110];[.$CM110])" office:value-type="float"/>
          <table:table-cell table:formula="of:=MAX([.$B110];[.$G110];[.$L110];[.$Q110];[.$V110];[.$AA110];[.$AF110];[.$AK110];[.$AP110];[.$AU110];[.$AZ110];[.$BE110];[.$BJ110];[.$BO110];[.$BT110];[.$BY110];[.$CD110];[.$CI110])" office:value-type="float"/>
          <table:table-cell table:formula="of:=MAX([.$C110];[.$H110];[.$M110];[.$R110];[.$W110];[.$AB110];[.$AG110];[.$AL110];[.$AQ110];[.$AV110];[.$BA110];[.$BF110];[.$BK110];[.$BP110];[.$BU110];[.$BZ110];[.$CE110];[.$CJ110])" office:value-type="float"/>
          <table:table-cell table:formula="of:=MAX([.$D110];[.$I110];[.$N110];[.$S110];[.$X110];[.$AC110];[.$AH110];[.$AM110];[.$AR110];[.$AW110];[.$BB110];[.$BG110];[.$BL110];[.$BQ110];[.$BV110];[.$CA110];[.$CF110];[.$CK110])" office:value-type="float"/>
          <table:table-cell table:formula="of:=MAX([.$E110];[.$J110];[.$O110];[.$T110];[.$Y110];[.$AD110];[.$AI110];[.$AN110];[.$AS110];[.$AX110];[.$BC110];[.$BH110];[.$BM110];[.$BR110];[.$BW110];[.$CB110];[.$CG110];[.$CL110])" office:value-type="float"/>
          <table:table-cell table:formula="of:=MAX([.$F110];[.$K110];[.$P110];[.$U110];[.$Z110];[.$AE110];[.$AJ110];[.$AO110];[.$AT110];[.$AY110];[.$BD110];[.$BI110];[.$BN110];[.$BS110];[.$BX110];[.$CC110];[.$CH110];[.$CM110])" office:value-type="float"/>
        </table:table-row>
        <table:table-row table:style-name="ro1">
          <table:table-cell office:value-type="string">
            <text:p>dse/2x2/instances/app147-300-3-6.facts</text:p>
          </table:table-cell>
          <table:table-cell office:value-type="float" office:value="1.252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60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554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71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34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8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69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513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47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53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126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735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80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724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41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45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34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1];[.$G111];[.$L111];[.$Q111];[.$V111];[.$AA111];[.$AF111];[.$AK111];[.$AP111];[.$AU111];[.$AZ111];[.$BE111];[.$BJ111];[.$BO111];[.$BT111];[.$BY111];[.$CD111];[.$CI111])" office:value-type="float"/>
          <table:table-cell table:formula="of:=MIN([.$C111];[.$H111];[.$M111];[.$R111];[.$W111];[.$AB111];[.$AG111];[.$AL111];[.$AQ111];[.$AV111];[.$BA111];[.$BF111];[.$BK111];[.$BP111];[.$BU111];[.$BZ111];[.$CE111];[.$CJ111])" office:value-type="float"/>
          <table:table-cell table:formula="of:=MIN([.$D111];[.$I111];[.$N111];[.$S111];[.$X111];[.$AC111];[.$AH111];[.$AM111];[.$AR111];[.$AW111];[.$BB111];[.$BG111];[.$BL111];[.$BQ111];[.$BV111];[.$CA111];[.$CF111];[.$CK111])" office:value-type="float"/>
          <table:table-cell table:formula="of:=MIN([.$E111];[.$J111];[.$O111];[.$T111];[.$Y111];[.$AD111];[.$AI111];[.$AN111];[.$AS111];[.$AX111];[.$BC111];[.$BH111];[.$BM111];[.$BR111];[.$BW111];[.$CB111];[.$CG111];[.$CL111])" office:value-type="float"/>
          <table:table-cell table:formula="of:=MIN([.$F111];[.$K111];[.$P111];[.$U111];[.$Z111];[.$AE111];[.$AJ111];[.$AO111];[.$AT111];[.$AY111];[.$BD111];[.$BI111];[.$BN111];[.$BS111];[.$BX111];[.$CC111];[.$CH111];[.$CM111])" office:value-type="float"/>
          <table:table-cell table:formula="of:=MEDIAN([.$B111];[.$G111];[.$L111];[.$Q111];[.$V111];[.$AA111];[.$AF111];[.$AK111];[.$AP111];[.$AU111];[.$AZ111];[.$BE111];[.$BJ111];[.$BO111];[.$BT111];[.$BY111];[.$CD111];[.$CI111])" office:value-type="float"/>
          <table:table-cell table:formula="of:=MEDIAN([.$C111];[.$H111];[.$M111];[.$R111];[.$W111];[.$AB111];[.$AG111];[.$AL111];[.$AQ111];[.$AV111];[.$BA111];[.$BF111];[.$BK111];[.$BP111];[.$BU111];[.$BZ111];[.$CE111];[.$CJ111])" office:value-type="float"/>
          <table:table-cell table:formula="of:=MEDIAN([.$D111];[.$I111];[.$N111];[.$S111];[.$X111];[.$AC111];[.$AH111];[.$AM111];[.$AR111];[.$AW111];[.$BB111];[.$BG111];[.$BL111];[.$BQ111];[.$BV111];[.$CA111];[.$CF111];[.$CK111])" office:value-type="float"/>
          <table:table-cell table:formula="of:=MEDIAN([.$E111];[.$J111];[.$O111];[.$T111];[.$Y111];[.$AD111];[.$AI111];[.$AN111];[.$AS111];[.$AX111];[.$BC111];[.$BH111];[.$BM111];[.$BR111];[.$BW111];[.$CB111];[.$CG111];[.$CL111])" office:value-type="float"/>
          <table:table-cell table:formula="of:=MEDIAN([.$F111];[.$K111];[.$P111];[.$U111];[.$Z111];[.$AE111];[.$AJ111];[.$AO111];[.$AT111];[.$AY111];[.$BD111];[.$BI111];[.$BN111];[.$BS111];[.$BX111];[.$CC111];[.$CH111];[.$CM111])" office:value-type="float"/>
          <table:table-cell table:formula="of:=MAX([.$B111];[.$G111];[.$L111];[.$Q111];[.$V111];[.$AA111];[.$AF111];[.$AK111];[.$AP111];[.$AU111];[.$AZ111];[.$BE111];[.$BJ111];[.$BO111];[.$BT111];[.$BY111];[.$CD111];[.$CI111])" office:value-type="float"/>
          <table:table-cell table:formula="of:=MAX([.$C111];[.$H111];[.$M111];[.$R111];[.$W111];[.$AB111];[.$AG111];[.$AL111];[.$AQ111];[.$AV111];[.$BA111];[.$BF111];[.$BK111];[.$BP111];[.$BU111];[.$BZ111];[.$CE111];[.$CJ111])" office:value-type="float"/>
          <table:table-cell table:formula="of:=MAX([.$D111];[.$I111];[.$N111];[.$S111];[.$X111];[.$AC111];[.$AH111];[.$AM111];[.$AR111];[.$AW111];[.$BB111];[.$BG111];[.$BL111];[.$BQ111];[.$BV111];[.$CA111];[.$CF111];[.$CK111])" office:value-type="float"/>
          <table:table-cell table:formula="of:=MAX([.$E111];[.$J111];[.$O111];[.$T111];[.$Y111];[.$AD111];[.$AI111];[.$AN111];[.$AS111];[.$AX111];[.$BC111];[.$BH111];[.$BM111];[.$BR111];[.$BW111];[.$CB111];[.$CG111];[.$CL111])" office:value-type="float"/>
          <table:table-cell table:formula="of:=MAX([.$F111];[.$K111];[.$P111];[.$U111];[.$Z111];[.$AE111];[.$AJ111];[.$AO111];[.$AT111];[.$AY111];[.$BD111];[.$BI111];[.$BN111];[.$BS111];[.$BX111];[.$CC111];[.$CH111];[.$CM111])" office:value-type="float"/>
        </table:table-row>
        <table:table-row table:style-name="ro1">
          <table:table-cell office:value-type="string">
            <text:p>dse/2x2/instances/app15-270-5-4.facts</text:p>
          </table:table-cell>
          <table:table-cell office:value-type="float" office:value="1.5318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165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805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14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81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306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958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095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105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57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062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865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02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52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4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030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95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8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2];[.$G112];[.$L112];[.$Q112];[.$V112];[.$AA112];[.$AF112];[.$AK112];[.$AP112];[.$AU112];[.$AZ112];[.$BE112];[.$BJ112];[.$BO112];[.$BT112];[.$BY112];[.$CD112];[.$CI112])" office:value-type="float"/>
          <table:table-cell table:formula="of:=MIN([.$C112];[.$H112];[.$M112];[.$R112];[.$W112];[.$AB112];[.$AG112];[.$AL112];[.$AQ112];[.$AV112];[.$BA112];[.$BF112];[.$BK112];[.$BP112];[.$BU112];[.$BZ112];[.$CE112];[.$CJ112])" office:value-type="float"/>
          <table:table-cell table:formula="of:=MIN([.$D112];[.$I112];[.$N112];[.$S112];[.$X112];[.$AC112];[.$AH112];[.$AM112];[.$AR112];[.$AW112];[.$BB112];[.$BG112];[.$BL112];[.$BQ112];[.$BV112];[.$CA112];[.$CF112];[.$CK112])" office:value-type="float"/>
          <table:table-cell table:formula="of:=MIN([.$E112];[.$J112];[.$O112];[.$T112];[.$Y112];[.$AD112];[.$AI112];[.$AN112];[.$AS112];[.$AX112];[.$BC112];[.$BH112];[.$BM112];[.$BR112];[.$BW112];[.$CB112];[.$CG112];[.$CL112])" office:value-type="float"/>
          <table:table-cell table:formula="of:=MIN([.$F112];[.$K112];[.$P112];[.$U112];[.$Z112];[.$AE112];[.$AJ112];[.$AO112];[.$AT112];[.$AY112];[.$BD112];[.$BI112];[.$BN112];[.$BS112];[.$BX112];[.$CC112];[.$CH112];[.$CM112])" office:value-type="float"/>
          <table:table-cell table:formula="of:=MEDIAN([.$B112];[.$G112];[.$L112];[.$Q112];[.$V112];[.$AA112];[.$AF112];[.$AK112];[.$AP112];[.$AU112];[.$AZ112];[.$BE112];[.$BJ112];[.$BO112];[.$BT112];[.$BY112];[.$CD112];[.$CI112])" office:value-type="float"/>
          <table:table-cell table:formula="of:=MEDIAN([.$C112];[.$H112];[.$M112];[.$R112];[.$W112];[.$AB112];[.$AG112];[.$AL112];[.$AQ112];[.$AV112];[.$BA112];[.$BF112];[.$BK112];[.$BP112];[.$BU112];[.$BZ112];[.$CE112];[.$CJ112])" office:value-type="float"/>
          <table:table-cell table:formula="of:=MEDIAN([.$D112];[.$I112];[.$N112];[.$S112];[.$X112];[.$AC112];[.$AH112];[.$AM112];[.$AR112];[.$AW112];[.$BB112];[.$BG112];[.$BL112];[.$BQ112];[.$BV112];[.$CA112];[.$CF112];[.$CK112])" office:value-type="float"/>
          <table:table-cell table:formula="of:=MEDIAN([.$E112];[.$J112];[.$O112];[.$T112];[.$Y112];[.$AD112];[.$AI112];[.$AN112];[.$AS112];[.$AX112];[.$BC112];[.$BH112];[.$BM112];[.$BR112];[.$BW112];[.$CB112];[.$CG112];[.$CL112])" office:value-type="float"/>
          <table:table-cell table:formula="of:=MEDIAN([.$F112];[.$K112];[.$P112];[.$U112];[.$Z112];[.$AE112];[.$AJ112];[.$AO112];[.$AT112];[.$AY112];[.$BD112];[.$BI112];[.$BN112];[.$BS112];[.$BX112];[.$CC112];[.$CH112];[.$CM112])" office:value-type="float"/>
          <table:table-cell table:formula="of:=MAX([.$B112];[.$G112];[.$L112];[.$Q112];[.$V112];[.$AA112];[.$AF112];[.$AK112];[.$AP112];[.$AU112];[.$AZ112];[.$BE112];[.$BJ112];[.$BO112];[.$BT112];[.$BY112];[.$CD112];[.$CI112])" office:value-type="float"/>
          <table:table-cell table:formula="of:=MAX([.$C112];[.$H112];[.$M112];[.$R112];[.$W112];[.$AB112];[.$AG112];[.$AL112];[.$AQ112];[.$AV112];[.$BA112];[.$BF112];[.$BK112];[.$BP112];[.$BU112];[.$BZ112];[.$CE112];[.$CJ112])" office:value-type="float"/>
          <table:table-cell table:formula="of:=MAX([.$D112];[.$I112];[.$N112];[.$S112];[.$X112];[.$AC112];[.$AH112];[.$AM112];[.$AR112];[.$AW112];[.$BB112];[.$BG112];[.$BL112];[.$BQ112];[.$BV112];[.$CA112];[.$CF112];[.$CK112])" office:value-type="float"/>
          <table:table-cell table:formula="of:=MAX([.$E112];[.$J112];[.$O112];[.$T112];[.$Y112];[.$AD112];[.$AI112];[.$AN112];[.$AS112];[.$AX112];[.$BC112];[.$BH112];[.$BM112];[.$BR112];[.$BW112];[.$CB112];[.$CG112];[.$CL112])" office:value-type="float"/>
          <table:table-cell table:formula="of:=MAX([.$F112];[.$K112];[.$P112];[.$U112];[.$Z112];[.$AE112];[.$AJ112];[.$AO112];[.$AT112];[.$AY112];[.$BD112];[.$BI112];[.$BN112];[.$BS112];[.$BX112];[.$CC112];[.$CH112];[.$CM112])" office:value-type="float"/>
        </table:table-row>
        <table:table-row table:style-name="ro1">
          <table:table-cell office:value-type="string">
            <text:p>dse/2x2/instances/app157-339-3-6.facts</text:p>
          </table:table-cell>
          <table:table-cell office:value-type="float" office:value="1.307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2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1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6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8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88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759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79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3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65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70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7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63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47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7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1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2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51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3];[.$G113];[.$L113];[.$Q113];[.$V113];[.$AA113];[.$AF113];[.$AK113];[.$AP113];[.$AU113];[.$AZ113];[.$BE113];[.$BJ113];[.$BO113];[.$BT113];[.$BY113];[.$CD113];[.$CI113])" office:value-type="float"/>
          <table:table-cell table:formula="of:=MIN([.$C113];[.$H113];[.$M113];[.$R113];[.$W113];[.$AB113];[.$AG113];[.$AL113];[.$AQ113];[.$AV113];[.$BA113];[.$BF113];[.$BK113];[.$BP113];[.$BU113];[.$BZ113];[.$CE113];[.$CJ113])" office:value-type="float"/>
          <table:table-cell table:formula="of:=MIN([.$D113];[.$I113];[.$N113];[.$S113];[.$X113];[.$AC113];[.$AH113];[.$AM113];[.$AR113];[.$AW113];[.$BB113];[.$BG113];[.$BL113];[.$BQ113];[.$BV113];[.$CA113];[.$CF113];[.$CK113])" office:value-type="float"/>
          <table:table-cell table:formula="of:=MIN([.$E113];[.$J113];[.$O113];[.$T113];[.$Y113];[.$AD113];[.$AI113];[.$AN113];[.$AS113];[.$AX113];[.$BC113];[.$BH113];[.$BM113];[.$BR113];[.$BW113];[.$CB113];[.$CG113];[.$CL113])" office:value-type="float"/>
          <table:table-cell table:formula="of:=MIN([.$F113];[.$K113];[.$P113];[.$U113];[.$Z113];[.$AE113];[.$AJ113];[.$AO113];[.$AT113];[.$AY113];[.$BD113];[.$BI113];[.$BN113];[.$BS113];[.$BX113];[.$CC113];[.$CH113];[.$CM113])" office:value-type="float"/>
          <table:table-cell table:formula="of:=MEDIAN([.$B113];[.$G113];[.$L113];[.$Q113];[.$V113];[.$AA113];[.$AF113];[.$AK113];[.$AP113];[.$AU113];[.$AZ113];[.$BE113];[.$BJ113];[.$BO113];[.$BT113];[.$BY113];[.$CD113];[.$CI113])" office:value-type="float"/>
          <table:table-cell table:formula="of:=MEDIAN([.$C113];[.$H113];[.$M113];[.$R113];[.$W113];[.$AB113];[.$AG113];[.$AL113];[.$AQ113];[.$AV113];[.$BA113];[.$BF113];[.$BK113];[.$BP113];[.$BU113];[.$BZ113];[.$CE113];[.$CJ113])" office:value-type="float"/>
          <table:table-cell table:formula="of:=MEDIAN([.$D113];[.$I113];[.$N113];[.$S113];[.$X113];[.$AC113];[.$AH113];[.$AM113];[.$AR113];[.$AW113];[.$BB113];[.$BG113];[.$BL113];[.$BQ113];[.$BV113];[.$CA113];[.$CF113];[.$CK113])" office:value-type="float"/>
          <table:table-cell table:formula="of:=MEDIAN([.$E113];[.$J113];[.$O113];[.$T113];[.$Y113];[.$AD113];[.$AI113];[.$AN113];[.$AS113];[.$AX113];[.$BC113];[.$BH113];[.$BM113];[.$BR113];[.$BW113];[.$CB113];[.$CG113];[.$CL113])" office:value-type="float"/>
          <table:table-cell table:formula="of:=MEDIAN([.$F113];[.$K113];[.$P113];[.$U113];[.$Z113];[.$AE113];[.$AJ113];[.$AO113];[.$AT113];[.$AY113];[.$BD113];[.$BI113];[.$BN113];[.$BS113];[.$BX113];[.$CC113];[.$CH113];[.$CM113])" office:value-type="float"/>
          <table:table-cell table:formula="of:=MAX([.$B113];[.$G113];[.$L113];[.$Q113];[.$V113];[.$AA113];[.$AF113];[.$AK113];[.$AP113];[.$AU113];[.$AZ113];[.$BE113];[.$BJ113];[.$BO113];[.$BT113];[.$BY113];[.$CD113];[.$CI113])" office:value-type="float"/>
          <table:table-cell table:formula="of:=MAX([.$C113];[.$H113];[.$M113];[.$R113];[.$W113];[.$AB113];[.$AG113];[.$AL113];[.$AQ113];[.$AV113];[.$BA113];[.$BF113];[.$BK113];[.$BP113];[.$BU113];[.$BZ113];[.$CE113];[.$CJ113])" office:value-type="float"/>
          <table:table-cell table:formula="of:=MAX([.$D113];[.$I113];[.$N113];[.$S113];[.$X113];[.$AC113];[.$AH113];[.$AM113];[.$AR113];[.$AW113];[.$BB113];[.$BG113];[.$BL113];[.$BQ113];[.$BV113];[.$CA113];[.$CF113];[.$CK113])" office:value-type="float"/>
          <table:table-cell table:formula="of:=MAX([.$E113];[.$J113];[.$O113];[.$T113];[.$Y113];[.$AD113];[.$AI113];[.$AN113];[.$AS113];[.$AX113];[.$BC113];[.$BH113];[.$BM113];[.$BR113];[.$BW113];[.$CB113];[.$CG113];[.$CL113])" office:value-type="float"/>
          <table:table-cell table:formula="of:=MAX([.$F113];[.$K113];[.$P113];[.$U113];[.$Z113];[.$AE113];[.$AJ113];[.$AO113];[.$AT113];[.$AY113];[.$BD113];[.$BI113];[.$BN113];[.$BS113];[.$BX113];[.$CC113];[.$CH113];[.$CM113])" office:value-type="float"/>
        </table:table-row>
        <table:table-row table:style-name="ro1">
          <table:table-cell office:value-type="string">
            <text:p>dse/2x2/instances/app164-339-3-6.facts</text:p>
          </table:table-cell>
          <table:table-cell office:value-type="float" office:value="1.3706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94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6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90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718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892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1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98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24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4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77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5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77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13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45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84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09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87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4];[.$G114];[.$L114];[.$Q114];[.$V114];[.$AA114];[.$AF114];[.$AK114];[.$AP114];[.$AU114];[.$AZ114];[.$BE114];[.$BJ114];[.$BO114];[.$BT114];[.$BY114];[.$CD114];[.$CI114])" office:value-type="float"/>
          <table:table-cell table:formula="of:=MIN([.$C114];[.$H114];[.$M114];[.$R114];[.$W114];[.$AB114];[.$AG114];[.$AL114];[.$AQ114];[.$AV114];[.$BA114];[.$BF114];[.$BK114];[.$BP114];[.$BU114];[.$BZ114];[.$CE114];[.$CJ114])" office:value-type="float"/>
          <table:table-cell table:formula="of:=MIN([.$D114];[.$I114];[.$N114];[.$S114];[.$X114];[.$AC114];[.$AH114];[.$AM114];[.$AR114];[.$AW114];[.$BB114];[.$BG114];[.$BL114];[.$BQ114];[.$BV114];[.$CA114];[.$CF114];[.$CK114])" office:value-type="float"/>
          <table:table-cell table:formula="of:=MIN([.$E114];[.$J114];[.$O114];[.$T114];[.$Y114];[.$AD114];[.$AI114];[.$AN114];[.$AS114];[.$AX114];[.$BC114];[.$BH114];[.$BM114];[.$BR114];[.$BW114];[.$CB114];[.$CG114];[.$CL114])" office:value-type="float"/>
          <table:table-cell table:formula="of:=MIN([.$F114];[.$K114];[.$P114];[.$U114];[.$Z114];[.$AE114];[.$AJ114];[.$AO114];[.$AT114];[.$AY114];[.$BD114];[.$BI114];[.$BN114];[.$BS114];[.$BX114];[.$CC114];[.$CH114];[.$CM114])" office:value-type="float"/>
          <table:table-cell table:formula="of:=MEDIAN([.$B114];[.$G114];[.$L114];[.$Q114];[.$V114];[.$AA114];[.$AF114];[.$AK114];[.$AP114];[.$AU114];[.$AZ114];[.$BE114];[.$BJ114];[.$BO114];[.$BT114];[.$BY114];[.$CD114];[.$CI114])" office:value-type="float"/>
          <table:table-cell table:formula="of:=MEDIAN([.$C114];[.$H114];[.$M114];[.$R114];[.$W114];[.$AB114];[.$AG114];[.$AL114];[.$AQ114];[.$AV114];[.$BA114];[.$BF114];[.$BK114];[.$BP114];[.$BU114];[.$BZ114];[.$CE114];[.$CJ114])" office:value-type="float"/>
          <table:table-cell table:formula="of:=MEDIAN([.$D114];[.$I114];[.$N114];[.$S114];[.$X114];[.$AC114];[.$AH114];[.$AM114];[.$AR114];[.$AW114];[.$BB114];[.$BG114];[.$BL114];[.$BQ114];[.$BV114];[.$CA114];[.$CF114];[.$CK114])" office:value-type="float"/>
          <table:table-cell table:formula="of:=MEDIAN([.$E114];[.$J114];[.$O114];[.$T114];[.$Y114];[.$AD114];[.$AI114];[.$AN114];[.$AS114];[.$AX114];[.$BC114];[.$BH114];[.$BM114];[.$BR114];[.$BW114];[.$CB114];[.$CG114];[.$CL114])" office:value-type="float"/>
          <table:table-cell table:formula="of:=MEDIAN([.$F114];[.$K114];[.$P114];[.$U114];[.$Z114];[.$AE114];[.$AJ114];[.$AO114];[.$AT114];[.$AY114];[.$BD114];[.$BI114];[.$BN114];[.$BS114];[.$BX114];[.$CC114];[.$CH114];[.$CM114])" office:value-type="float"/>
          <table:table-cell table:formula="of:=MAX([.$B114];[.$G114];[.$L114];[.$Q114];[.$V114];[.$AA114];[.$AF114];[.$AK114];[.$AP114];[.$AU114];[.$AZ114];[.$BE114];[.$BJ114];[.$BO114];[.$BT114];[.$BY114];[.$CD114];[.$CI114])" office:value-type="float"/>
          <table:table-cell table:formula="of:=MAX([.$C114];[.$H114];[.$M114];[.$R114];[.$W114];[.$AB114];[.$AG114];[.$AL114];[.$AQ114];[.$AV114];[.$BA114];[.$BF114];[.$BK114];[.$BP114];[.$BU114];[.$BZ114];[.$CE114];[.$CJ114])" office:value-type="float"/>
          <table:table-cell table:formula="of:=MAX([.$D114];[.$I114];[.$N114];[.$S114];[.$X114];[.$AC114];[.$AH114];[.$AM114];[.$AR114];[.$AW114];[.$BB114];[.$BG114];[.$BL114];[.$BQ114];[.$BV114];[.$CA114];[.$CF114];[.$CK114])" office:value-type="float"/>
          <table:table-cell table:formula="of:=MAX([.$E114];[.$J114];[.$O114];[.$T114];[.$Y114];[.$AD114];[.$AI114];[.$AN114];[.$AS114];[.$AX114];[.$BC114];[.$BH114];[.$BM114];[.$BR114];[.$BW114];[.$CB114];[.$CG114];[.$CL114])" office:value-type="float"/>
          <table:table-cell table:formula="of:=MAX([.$F114];[.$K114];[.$P114];[.$U114];[.$Z114];[.$AE114];[.$AJ114];[.$AO114];[.$AT114];[.$AY114];[.$BD114];[.$BI114];[.$BN114];[.$BS114];[.$BX114];[.$CC114];[.$CH114];[.$CM114])" office:value-type="float"/>
        </table:table-row>
        <table:table-row table:style-name="ro1">
          <table:table-cell office:value-type="string">
            <text:p>dse/2x2/instances/app167-339-3-6.facts</text:p>
          </table:table-cell>
          <table:table-cell office:value-type="float" office:value="1.3234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817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71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31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915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15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3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7825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277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265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6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21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1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1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49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96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129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5];[.$G115];[.$L115];[.$Q115];[.$V115];[.$AA115];[.$AF115];[.$AK115];[.$AP115];[.$AU115];[.$AZ115];[.$BE115];[.$BJ115];[.$BO115];[.$BT115];[.$BY115];[.$CD115];[.$CI115])" office:value-type="float"/>
          <table:table-cell table:formula="of:=MIN([.$C115];[.$H115];[.$M115];[.$R115];[.$W115];[.$AB115];[.$AG115];[.$AL115];[.$AQ115];[.$AV115];[.$BA115];[.$BF115];[.$BK115];[.$BP115];[.$BU115];[.$BZ115];[.$CE115];[.$CJ115])" office:value-type="float"/>
          <table:table-cell table:formula="of:=MIN([.$D115];[.$I115];[.$N115];[.$S115];[.$X115];[.$AC115];[.$AH115];[.$AM115];[.$AR115];[.$AW115];[.$BB115];[.$BG115];[.$BL115];[.$BQ115];[.$BV115];[.$CA115];[.$CF115];[.$CK115])" office:value-type="float"/>
          <table:table-cell table:formula="of:=MIN([.$E115];[.$J115];[.$O115];[.$T115];[.$Y115];[.$AD115];[.$AI115];[.$AN115];[.$AS115];[.$AX115];[.$BC115];[.$BH115];[.$BM115];[.$BR115];[.$BW115];[.$CB115];[.$CG115];[.$CL115])" office:value-type="float"/>
          <table:table-cell table:formula="of:=MIN([.$F115];[.$K115];[.$P115];[.$U115];[.$Z115];[.$AE115];[.$AJ115];[.$AO115];[.$AT115];[.$AY115];[.$BD115];[.$BI115];[.$BN115];[.$BS115];[.$BX115];[.$CC115];[.$CH115];[.$CM115])" office:value-type="float"/>
          <table:table-cell table:formula="of:=MEDIAN([.$B115];[.$G115];[.$L115];[.$Q115];[.$V115];[.$AA115];[.$AF115];[.$AK115];[.$AP115];[.$AU115];[.$AZ115];[.$BE115];[.$BJ115];[.$BO115];[.$BT115];[.$BY115];[.$CD115];[.$CI115])" office:value-type="float"/>
          <table:table-cell table:formula="of:=MEDIAN([.$C115];[.$H115];[.$M115];[.$R115];[.$W115];[.$AB115];[.$AG115];[.$AL115];[.$AQ115];[.$AV115];[.$BA115];[.$BF115];[.$BK115];[.$BP115];[.$BU115];[.$BZ115];[.$CE115];[.$CJ115])" office:value-type="float"/>
          <table:table-cell table:formula="of:=MEDIAN([.$D115];[.$I115];[.$N115];[.$S115];[.$X115];[.$AC115];[.$AH115];[.$AM115];[.$AR115];[.$AW115];[.$BB115];[.$BG115];[.$BL115];[.$BQ115];[.$BV115];[.$CA115];[.$CF115];[.$CK115])" office:value-type="float"/>
          <table:table-cell table:formula="of:=MEDIAN([.$E115];[.$J115];[.$O115];[.$T115];[.$Y115];[.$AD115];[.$AI115];[.$AN115];[.$AS115];[.$AX115];[.$BC115];[.$BH115];[.$BM115];[.$BR115];[.$BW115];[.$CB115];[.$CG115];[.$CL115])" office:value-type="float"/>
          <table:table-cell table:formula="of:=MEDIAN([.$F115];[.$K115];[.$P115];[.$U115];[.$Z115];[.$AE115];[.$AJ115];[.$AO115];[.$AT115];[.$AY115];[.$BD115];[.$BI115];[.$BN115];[.$BS115];[.$BX115];[.$CC115];[.$CH115];[.$CM115])" office:value-type="float"/>
          <table:table-cell table:formula="of:=MAX([.$B115];[.$G115];[.$L115];[.$Q115];[.$V115];[.$AA115];[.$AF115];[.$AK115];[.$AP115];[.$AU115];[.$AZ115];[.$BE115];[.$BJ115];[.$BO115];[.$BT115];[.$BY115];[.$CD115];[.$CI115])" office:value-type="float"/>
          <table:table-cell table:formula="of:=MAX([.$C115];[.$H115];[.$M115];[.$R115];[.$W115];[.$AB115];[.$AG115];[.$AL115];[.$AQ115];[.$AV115];[.$BA115];[.$BF115];[.$BK115];[.$BP115];[.$BU115];[.$BZ115];[.$CE115];[.$CJ115])" office:value-type="float"/>
          <table:table-cell table:formula="of:=MAX([.$D115];[.$I115];[.$N115];[.$S115];[.$X115];[.$AC115];[.$AH115];[.$AM115];[.$AR115];[.$AW115];[.$BB115];[.$BG115];[.$BL115];[.$BQ115];[.$BV115];[.$CA115];[.$CF115];[.$CK115])" office:value-type="float"/>
          <table:table-cell table:formula="of:=MAX([.$E115];[.$J115];[.$O115];[.$T115];[.$Y115];[.$AD115];[.$AI115];[.$AN115];[.$AS115];[.$AX115];[.$BC115];[.$BH115];[.$BM115];[.$BR115];[.$BW115];[.$CB115];[.$CG115];[.$CL115])" office:value-type="float"/>
          <table:table-cell table:formula="of:=MAX([.$F115];[.$K115];[.$P115];[.$U115];[.$Z115];[.$AE115];[.$AJ115];[.$AO115];[.$AT115];[.$AY115];[.$BD115];[.$BI115];[.$BN115];[.$BS115];[.$BX115];[.$CC115];[.$CH115];[.$CM115])" office:value-type="float"/>
        </table:table-row>
        <table:table-row table:style-name="ro1">
          <table:table-cell office:value-type="string">
            <text:p>dse/2x2/instances/app18-379-7-6.facts</text:p>
          </table:table-cell>
          <table:table-cell office:value-type="float" office:value="1.447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4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74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5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71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3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4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3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3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70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9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28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9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9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11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22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1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16];[.$G116];[.$L116];[.$Q116];[.$V116];[.$AA116];[.$AF116];[.$AK116];[.$AP116];[.$AU116];[.$AZ116];[.$BE116];[.$BJ116];[.$BO116];[.$BT116];[.$BY116];[.$CD116];[.$CI116])" office:value-type="float"/>
          <table:table-cell table:formula="of:=MIN([.$C116];[.$H116];[.$M116];[.$R116];[.$W116];[.$AB116];[.$AG116];[.$AL116];[.$AQ116];[.$AV116];[.$BA116];[.$BF116];[.$BK116];[.$BP116];[.$BU116];[.$BZ116];[.$CE116];[.$CJ116])" office:value-type="float"/>
          <table:table-cell table:formula="of:=MIN([.$D116];[.$I116];[.$N116];[.$S116];[.$X116];[.$AC116];[.$AH116];[.$AM116];[.$AR116];[.$AW116];[.$BB116];[.$BG116];[.$BL116];[.$BQ116];[.$BV116];[.$CA116];[.$CF116];[.$CK116])" office:value-type="float"/>
          <table:table-cell table:formula="of:=MIN([.$E116];[.$J116];[.$O116];[.$T116];[.$Y116];[.$AD116];[.$AI116];[.$AN116];[.$AS116];[.$AX116];[.$BC116];[.$BH116];[.$BM116];[.$BR116];[.$BW116];[.$CB116];[.$CG116];[.$CL116])" office:value-type="float"/>
          <table:table-cell table:formula="of:=MIN([.$F116];[.$K116];[.$P116];[.$U116];[.$Z116];[.$AE116];[.$AJ116];[.$AO116];[.$AT116];[.$AY116];[.$BD116];[.$BI116];[.$BN116];[.$BS116];[.$BX116];[.$CC116];[.$CH116];[.$CM116])" office:value-type="float"/>
          <table:table-cell table:formula="of:=MEDIAN([.$B116];[.$G116];[.$L116];[.$Q116];[.$V116];[.$AA116];[.$AF116];[.$AK116];[.$AP116];[.$AU116];[.$AZ116];[.$BE116];[.$BJ116];[.$BO116];[.$BT116];[.$BY116];[.$CD116];[.$CI116])" office:value-type="float"/>
          <table:table-cell table:formula="of:=MEDIAN([.$C116];[.$H116];[.$M116];[.$R116];[.$W116];[.$AB116];[.$AG116];[.$AL116];[.$AQ116];[.$AV116];[.$BA116];[.$BF116];[.$BK116];[.$BP116];[.$BU116];[.$BZ116];[.$CE116];[.$CJ116])" office:value-type="float"/>
          <table:table-cell table:formula="of:=MEDIAN([.$D116];[.$I116];[.$N116];[.$S116];[.$X116];[.$AC116];[.$AH116];[.$AM116];[.$AR116];[.$AW116];[.$BB116];[.$BG116];[.$BL116];[.$BQ116];[.$BV116];[.$CA116];[.$CF116];[.$CK116])" office:value-type="float"/>
          <table:table-cell table:formula="of:=MEDIAN([.$E116];[.$J116];[.$O116];[.$T116];[.$Y116];[.$AD116];[.$AI116];[.$AN116];[.$AS116];[.$AX116];[.$BC116];[.$BH116];[.$BM116];[.$BR116];[.$BW116];[.$CB116];[.$CG116];[.$CL116])" office:value-type="float"/>
          <table:table-cell table:formula="of:=MEDIAN([.$F116];[.$K116];[.$P116];[.$U116];[.$Z116];[.$AE116];[.$AJ116];[.$AO116];[.$AT116];[.$AY116];[.$BD116];[.$BI116];[.$BN116];[.$BS116];[.$BX116];[.$CC116];[.$CH116];[.$CM116])" office:value-type="float"/>
          <table:table-cell table:formula="of:=MAX([.$B116];[.$G116];[.$L116];[.$Q116];[.$V116];[.$AA116];[.$AF116];[.$AK116];[.$AP116];[.$AU116];[.$AZ116];[.$BE116];[.$BJ116];[.$BO116];[.$BT116];[.$BY116];[.$CD116];[.$CI116])" office:value-type="float"/>
          <table:table-cell table:formula="of:=MAX([.$C116];[.$H116];[.$M116];[.$R116];[.$W116];[.$AB116];[.$AG116];[.$AL116];[.$AQ116];[.$AV116];[.$BA116];[.$BF116];[.$BK116];[.$BP116];[.$BU116];[.$BZ116];[.$CE116];[.$CJ116])" office:value-type="float"/>
          <table:table-cell table:formula="of:=MAX([.$D116];[.$I116];[.$N116];[.$S116];[.$X116];[.$AC116];[.$AH116];[.$AM116];[.$AR116];[.$AW116];[.$BB116];[.$BG116];[.$BL116];[.$BQ116];[.$BV116];[.$CA116];[.$CF116];[.$CK116])" office:value-type="float"/>
          <table:table-cell table:formula="of:=MAX([.$E116];[.$J116];[.$O116];[.$T116];[.$Y116];[.$AD116];[.$AI116];[.$AN116];[.$AS116];[.$AX116];[.$BC116];[.$BH116];[.$BM116];[.$BR116];[.$BW116];[.$CB116];[.$CG116];[.$CL116])" office:value-type="float"/>
          <table:table-cell table:formula="of:=MAX([.$F116];[.$K116];[.$P116];[.$U116];[.$Z116];[.$AE116];[.$AJ116];[.$AO116];[.$AT116];[.$AY116];[.$BD116];[.$BI116];[.$BN116];[.$BS116];[.$BX116];[.$CC116];[.$CH116];[.$CM116])" office:value-type="float"/>
        </table:table-row>
        <table:table-row table:style-name="ro1">
          <table:table-cell office:value-type="string">
            <text:p>dse/2x2/instances/app19-400-5-4.facts</text:p>
          </table:table-cell>
          <table:table-cell office:value-type="float" office:value="1.4637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77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09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294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57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1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045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768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303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466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585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195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704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64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06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437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86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401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17];[.$G117];[.$L117];[.$Q117];[.$V117];[.$AA117];[.$AF117];[.$AK117];[.$AP117];[.$AU117];[.$AZ117];[.$BE117];[.$BJ117];[.$BO117];[.$BT117];[.$BY117];[.$CD117];[.$CI117])" office:value-type="float"/>
          <table:table-cell table:formula="of:=MIN([.$C117];[.$H117];[.$M117];[.$R117];[.$W117];[.$AB117];[.$AG117];[.$AL117];[.$AQ117];[.$AV117];[.$BA117];[.$BF117];[.$BK117];[.$BP117];[.$BU117];[.$BZ117];[.$CE117];[.$CJ117])" office:value-type="float"/>
          <table:table-cell table:formula="of:=MIN([.$D117];[.$I117];[.$N117];[.$S117];[.$X117];[.$AC117];[.$AH117];[.$AM117];[.$AR117];[.$AW117];[.$BB117];[.$BG117];[.$BL117];[.$BQ117];[.$BV117];[.$CA117];[.$CF117];[.$CK117])" office:value-type="float"/>
          <table:table-cell table:formula="of:=MIN([.$E117];[.$J117];[.$O117];[.$T117];[.$Y117];[.$AD117];[.$AI117];[.$AN117];[.$AS117];[.$AX117];[.$BC117];[.$BH117];[.$BM117];[.$BR117];[.$BW117];[.$CB117];[.$CG117];[.$CL117])" office:value-type="float"/>
          <table:table-cell table:formula="of:=MIN([.$F117];[.$K117];[.$P117];[.$U117];[.$Z117];[.$AE117];[.$AJ117];[.$AO117];[.$AT117];[.$AY117];[.$BD117];[.$BI117];[.$BN117];[.$BS117];[.$BX117];[.$CC117];[.$CH117];[.$CM117])" office:value-type="float"/>
          <table:table-cell table:formula="of:=MEDIAN([.$B117];[.$G117];[.$L117];[.$Q117];[.$V117];[.$AA117];[.$AF117];[.$AK117];[.$AP117];[.$AU117];[.$AZ117];[.$BE117];[.$BJ117];[.$BO117];[.$BT117];[.$BY117];[.$CD117];[.$CI117])" office:value-type="float"/>
          <table:table-cell table:formula="of:=MEDIAN([.$C117];[.$H117];[.$M117];[.$R117];[.$W117];[.$AB117];[.$AG117];[.$AL117];[.$AQ117];[.$AV117];[.$BA117];[.$BF117];[.$BK117];[.$BP117];[.$BU117];[.$BZ117];[.$CE117];[.$CJ117])" office:value-type="float"/>
          <table:table-cell table:formula="of:=MEDIAN([.$D117];[.$I117];[.$N117];[.$S117];[.$X117];[.$AC117];[.$AH117];[.$AM117];[.$AR117];[.$AW117];[.$BB117];[.$BG117];[.$BL117];[.$BQ117];[.$BV117];[.$CA117];[.$CF117];[.$CK117])" office:value-type="float"/>
          <table:table-cell table:formula="of:=MEDIAN([.$E117];[.$J117];[.$O117];[.$T117];[.$Y117];[.$AD117];[.$AI117];[.$AN117];[.$AS117];[.$AX117];[.$BC117];[.$BH117];[.$BM117];[.$BR117];[.$BW117];[.$CB117];[.$CG117];[.$CL117])" office:value-type="float"/>
          <table:table-cell table:formula="of:=MEDIAN([.$F117];[.$K117];[.$P117];[.$U117];[.$Z117];[.$AE117];[.$AJ117];[.$AO117];[.$AT117];[.$AY117];[.$BD117];[.$BI117];[.$BN117];[.$BS117];[.$BX117];[.$CC117];[.$CH117];[.$CM117])" office:value-type="float"/>
          <table:table-cell table:formula="of:=MAX([.$B117];[.$G117];[.$L117];[.$Q117];[.$V117];[.$AA117];[.$AF117];[.$AK117];[.$AP117];[.$AU117];[.$AZ117];[.$BE117];[.$BJ117];[.$BO117];[.$BT117];[.$BY117];[.$CD117];[.$CI117])" office:value-type="float"/>
          <table:table-cell table:formula="of:=MAX([.$C117];[.$H117];[.$M117];[.$R117];[.$W117];[.$AB117];[.$AG117];[.$AL117];[.$AQ117];[.$AV117];[.$BA117];[.$BF117];[.$BK117];[.$BP117];[.$BU117];[.$BZ117];[.$CE117];[.$CJ117])" office:value-type="float"/>
          <table:table-cell table:formula="of:=MAX([.$D117];[.$I117];[.$N117];[.$S117];[.$X117];[.$AC117];[.$AH117];[.$AM117];[.$AR117];[.$AW117];[.$BB117];[.$BG117];[.$BL117];[.$BQ117];[.$BV117];[.$CA117];[.$CF117];[.$CK117])" office:value-type="float"/>
          <table:table-cell table:formula="of:=MAX([.$E117];[.$J117];[.$O117];[.$T117];[.$Y117];[.$AD117];[.$AI117];[.$AN117];[.$AS117];[.$AX117];[.$BC117];[.$BH117];[.$BM117];[.$BR117];[.$BW117];[.$CB117];[.$CG117];[.$CL117])" office:value-type="float"/>
          <table:table-cell table:formula="of:=MAX([.$F117];[.$K117];[.$P117];[.$U117];[.$Z117];[.$AE117];[.$AJ117];[.$AO117];[.$AT117];[.$AY117];[.$BD117];[.$BI117];[.$BN117];[.$BS117];[.$BX117];[.$CC117];[.$CH117];[.$CM117])" office:value-type="float"/>
        </table:table-row>
        <table:table-row table:style-name="ro1">
          <table:table-cell office:value-type="string">
            <text:p>dse/2x2/instances/app196-210-3-6.facts</text:p>
          </table:table-cell>
          <table:table-cell office:value-type="float" office:value="1.0817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7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92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46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0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1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22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62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5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11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0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39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45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3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58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7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4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36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18];[.$G118];[.$L118];[.$Q118];[.$V118];[.$AA118];[.$AF118];[.$AK118];[.$AP118];[.$AU118];[.$AZ118];[.$BE118];[.$BJ118];[.$BO118];[.$BT118];[.$BY118];[.$CD118];[.$CI118])" office:value-type="float"/>
          <table:table-cell table:formula="of:=MIN([.$C118];[.$H118];[.$M118];[.$R118];[.$W118];[.$AB118];[.$AG118];[.$AL118];[.$AQ118];[.$AV118];[.$BA118];[.$BF118];[.$BK118];[.$BP118];[.$BU118];[.$BZ118];[.$CE118];[.$CJ118])" office:value-type="float"/>
          <table:table-cell table:formula="of:=MIN([.$D118];[.$I118];[.$N118];[.$S118];[.$X118];[.$AC118];[.$AH118];[.$AM118];[.$AR118];[.$AW118];[.$BB118];[.$BG118];[.$BL118];[.$BQ118];[.$BV118];[.$CA118];[.$CF118];[.$CK118])" office:value-type="float"/>
          <table:table-cell table:formula="of:=MIN([.$E118];[.$J118];[.$O118];[.$T118];[.$Y118];[.$AD118];[.$AI118];[.$AN118];[.$AS118];[.$AX118];[.$BC118];[.$BH118];[.$BM118];[.$BR118];[.$BW118];[.$CB118];[.$CG118];[.$CL118])" office:value-type="float"/>
          <table:table-cell table:formula="of:=MIN([.$F118];[.$K118];[.$P118];[.$U118];[.$Z118];[.$AE118];[.$AJ118];[.$AO118];[.$AT118];[.$AY118];[.$BD118];[.$BI118];[.$BN118];[.$BS118];[.$BX118];[.$CC118];[.$CH118];[.$CM118])" office:value-type="float"/>
          <table:table-cell table:formula="of:=MEDIAN([.$B118];[.$G118];[.$L118];[.$Q118];[.$V118];[.$AA118];[.$AF118];[.$AK118];[.$AP118];[.$AU118];[.$AZ118];[.$BE118];[.$BJ118];[.$BO118];[.$BT118];[.$BY118];[.$CD118];[.$CI118])" office:value-type="float"/>
          <table:table-cell table:formula="of:=MEDIAN([.$C118];[.$H118];[.$M118];[.$R118];[.$W118];[.$AB118];[.$AG118];[.$AL118];[.$AQ118];[.$AV118];[.$BA118];[.$BF118];[.$BK118];[.$BP118];[.$BU118];[.$BZ118];[.$CE118];[.$CJ118])" office:value-type="float"/>
          <table:table-cell table:formula="of:=MEDIAN([.$D118];[.$I118];[.$N118];[.$S118];[.$X118];[.$AC118];[.$AH118];[.$AM118];[.$AR118];[.$AW118];[.$BB118];[.$BG118];[.$BL118];[.$BQ118];[.$BV118];[.$CA118];[.$CF118];[.$CK118])" office:value-type="float"/>
          <table:table-cell table:formula="of:=MEDIAN([.$E118];[.$J118];[.$O118];[.$T118];[.$Y118];[.$AD118];[.$AI118];[.$AN118];[.$AS118];[.$AX118];[.$BC118];[.$BH118];[.$BM118];[.$BR118];[.$BW118];[.$CB118];[.$CG118];[.$CL118])" office:value-type="float"/>
          <table:table-cell table:formula="of:=MEDIAN([.$F118];[.$K118];[.$P118];[.$U118];[.$Z118];[.$AE118];[.$AJ118];[.$AO118];[.$AT118];[.$AY118];[.$BD118];[.$BI118];[.$BN118];[.$BS118];[.$BX118];[.$CC118];[.$CH118];[.$CM118])" office:value-type="float"/>
          <table:table-cell table:formula="of:=MAX([.$B118];[.$G118];[.$L118];[.$Q118];[.$V118];[.$AA118];[.$AF118];[.$AK118];[.$AP118];[.$AU118];[.$AZ118];[.$BE118];[.$BJ118];[.$BO118];[.$BT118];[.$BY118];[.$CD118];[.$CI118])" office:value-type="float"/>
          <table:table-cell table:formula="of:=MAX([.$C118];[.$H118];[.$M118];[.$R118];[.$W118];[.$AB118];[.$AG118];[.$AL118];[.$AQ118];[.$AV118];[.$BA118];[.$BF118];[.$BK118];[.$BP118];[.$BU118];[.$BZ118];[.$CE118];[.$CJ118])" office:value-type="float"/>
          <table:table-cell table:formula="of:=MAX([.$D118];[.$I118];[.$N118];[.$S118];[.$X118];[.$AC118];[.$AH118];[.$AM118];[.$AR118];[.$AW118];[.$BB118];[.$BG118];[.$BL118];[.$BQ118];[.$BV118];[.$CA118];[.$CF118];[.$CK118])" office:value-type="float"/>
          <table:table-cell table:formula="of:=MAX([.$E118];[.$J118];[.$O118];[.$T118];[.$Y118];[.$AD118];[.$AI118];[.$AN118];[.$AS118];[.$AX118];[.$BC118];[.$BH118];[.$BM118];[.$BR118];[.$BW118];[.$CB118];[.$CG118];[.$CL118])" office:value-type="float"/>
          <table:table-cell table:formula="of:=MAX([.$F118];[.$K118];[.$P118];[.$U118];[.$Z118];[.$AE118];[.$AJ118];[.$AO118];[.$AT118];[.$AY118];[.$BD118];[.$BI118];[.$BN118];[.$BS118];[.$BX118];[.$CC118];[.$CH118];[.$CM118])" office:value-type="float"/>
        </table:table-row>
        <table:table-row table:style-name="ro1">
          <table:table-cell office:value-type="string">
            <text:p>dse/2x2/instances/app41-400-5-4.facts</text:p>
          </table:table-cell>
          <table:table-cell office:value-type="float" office:value="1.4236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257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45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3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13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25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685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8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970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572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97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223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726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2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44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64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154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530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19];[.$G119];[.$L119];[.$Q119];[.$V119];[.$AA119];[.$AF119];[.$AK119];[.$AP119];[.$AU119];[.$AZ119];[.$BE119];[.$BJ119];[.$BO119];[.$BT119];[.$BY119];[.$CD119];[.$CI119])" office:value-type="float"/>
          <table:table-cell table:formula="of:=MIN([.$C119];[.$H119];[.$M119];[.$R119];[.$W119];[.$AB119];[.$AG119];[.$AL119];[.$AQ119];[.$AV119];[.$BA119];[.$BF119];[.$BK119];[.$BP119];[.$BU119];[.$BZ119];[.$CE119];[.$CJ119])" office:value-type="float"/>
          <table:table-cell table:formula="of:=MIN([.$D119];[.$I119];[.$N119];[.$S119];[.$X119];[.$AC119];[.$AH119];[.$AM119];[.$AR119];[.$AW119];[.$BB119];[.$BG119];[.$BL119];[.$BQ119];[.$BV119];[.$CA119];[.$CF119];[.$CK119])" office:value-type="float"/>
          <table:table-cell table:formula="of:=MIN([.$E119];[.$J119];[.$O119];[.$T119];[.$Y119];[.$AD119];[.$AI119];[.$AN119];[.$AS119];[.$AX119];[.$BC119];[.$BH119];[.$BM119];[.$BR119];[.$BW119];[.$CB119];[.$CG119];[.$CL119])" office:value-type="float"/>
          <table:table-cell table:formula="of:=MIN([.$F119];[.$K119];[.$P119];[.$U119];[.$Z119];[.$AE119];[.$AJ119];[.$AO119];[.$AT119];[.$AY119];[.$BD119];[.$BI119];[.$BN119];[.$BS119];[.$BX119];[.$CC119];[.$CH119];[.$CM119])" office:value-type="float"/>
          <table:table-cell table:formula="of:=MEDIAN([.$B119];[.$G119];[.$L119];[.$Q119];[.$V119];[.$AA119];[.$AF119];[.$AK119];[.$AP119];[.$AU119];[.$AZ119];[.$BE119];[.$BJ119];[.$BO119];[.$BT119];[.$BY119];[.$CD119];[.$CI119])" office:value-type="float"/>
          <table:table-cell table:formula="of:=MEDIAN([.$C119];[.$H119];[.$M119];[.$R119];[.$W119];[.$AB119];[.$AG119];[.$AL119];[.$AQ119];[.$AV119];[.$BA119];[.$BF119];[.$BK119];[.$BP119];[.$BU119];[.$BZ119];[.$CE119];[.$CJ119])" office:value-type="float"/>
          <table:table-cell table:formula="of:=MEDIAN([.$D119];[.$I119];[.$N119];[.$S119];[.$X119];[.$AC119];[.$AH119];[.$AM119];[.$AR119];[.$AW119];[.$BB119];[.$BG119];[.$BL119];[.$BQ119];[.$BV119];[.$CA119];[.$CF119];[.$CK119])" office:value-type="float"/>
          <table:table-cell table:formula="of:=MEDIAN([.$E119];[.$J119];[.$O119];[.$T119];[.$Y119];[.$AD119];[.$AI119];[.$AN119];[.$AS119];[.$AX119];[.$BC119];[.$BH119];[.$BM119];[.$BR119];[.$BW119];[.$CB119];[.$CG119];[.$CL119])" office:value-type="float"/>
          <table:table-cell table:formula="of:=MEDIAN([.$F119];[.$K119];[.$P119];[.$U119];[.$Z119];[.$AE119];[.$AJ119];[.$AO119];[.$AT119];[.$AY119];[.$BD119];[.$BI119];[.$BN119];[.$BS119];[.$BX119];[.$CC119];[.$CH119];[.$CM119])" office:value-type="float"/>
          <table:table-cell table:formula="of:=MAX([.$B119];[.$G119];[.$L119];[.$Q119];[.$V119];[.$AA119];[.$AF119];[.$AK119];[.$AP119];[.$AU119];[.$AZ119];[.$BE119];[.$BJ119];[.$BO119];[.$BT119];[.$BY119];[.$CD119];[.$CI119])" office:value-type="float"/>
          <table:table-cell table:formula="of:=MAX([.$C119];[.$H119];[.$M119];[.$R119];[.$W119];[.$AB119];[.$AG119];[.$AL119];[.$AQ119];[.$AV119];[.$BA119];[.$BF119];[.$BK119];[.$BP119];[.$BU119];[.$BZ119];[.$CE119];[.$CJ119])" office:value-type="float"/>
          <table:table-cell table:formula="of:=MAX([.$D119];[.$I119];[.$N119];[.$S119];[.$X119];[.$AC119];[.$AH119];[.$AM119];[.$AR119];[.$AW119];[.$BB119];[.$BG119];[.$BL119];[.$BQ119];[.$BV119];[.$CA119];[.$CF119];[.$CK119])" office:value-type="float"/>
          <table:table-cell table:formula="of:=MAX([.$E119];[.$J119];[.$O119];[.$T119];[.$Y119];[.$AD119];[.$AI119];[.$AN119];[.$AS119];[.$AX119];[.$BC119];[.$BH119];[.$BM119];[.$BR119];[.$BW119];[.$CB119];[.$CG119];[.$CL119])" office:value-type="float"/>
          <table:table-cell table:formula="of:=MAX([.$F119];[.$K119];[.$P119];[.$U119];[.$Z119];[.$AE119];[.$AJ119];[.$AO119];[.$AT119];[.$AY119];[.$BD119];[.$BI119];[.$BN119];[.$BS119];[.$BX119];[.$CC119];[.$CH119];[.$CM119])" office:value-type="float"/>
        </table:table-row>
        <table:table-row table:style-name="ro1">
          <table:table-cell office:value-type="string">
            <text:p>dse/2x2/instances/app44-219-5-4.facts</text:p>
          </table:table-cell>
          <table:table-cell office:value-type="float" office:value="1.091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06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84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21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78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768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2787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120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601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607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694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781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107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271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92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69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89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70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20];[.$G120];[.$L120];[.$Q120];[.$V120];[.$AA120];[.$AF120];[.$AK120];[.$AP120];[.$AU120];[.$AZ120];[.$BE120];[.$BJ120];[.$BO120];[.$BT120];[.$BY120];[.$CD120];[.$CI120])" office:value-type="float"/>
          <table:table-cell table:formula="of:=MIN([.$C120];[.$H120];[.$M120];[.$R120];[.$W120];[.$AB120];[.$AG120];[.$AL120];[.$AQ120];[.$AV120];[.$BA120];[.$BF120];[.$BK120];[.$BP120];[.$BU120];[.$BZ120];[.$CE120];[.$CJ120])" office:value-type="float"/>
          <table:table-cell table:formula="of:=MIN([.$D120];[.$I120];[.$N120];[.$S120];[.$X120];[.$AC120];[.$AH120];[.$AM120];[.$AR120];[.$AW120];[.$BB120];[.$BG120];[.$BL120];[.$BQ120];[.$BV120];[.$CA120];[.$CF120];[.$CK120])" office:value-type="float"/>
          <table:table-cell table:formula="of:=MIN([.$E120];[.$J120];[.$O120];[.$T120];[.$Y120];[.$AD120];[.$AI120];[.$AN120];[.$AS120];[.$AX120];[.$BC120];[.$BH120];[.$BM120];[.$BR120];[.$BW120];[.$CB120];[.$CG120];[.$CL120])" office:value-type="float"/>
          <table:table-cell table:formula="of:=MIN([.$F120];[.$K120];[.$P120];[.$U120];[.$Z120];[.$AE120];[.$AJ120];[.$AO120];[.$AT120];[.$AY120];[.$BD120];[.$BI120];[.$BN120];[.$BS120];[.$BX120];[.$CC120];[.$CH120];[.$CM120])" office:value-type="float"/>
          <table:table-cell table:formula="of:=MEDIAN([.$B120];[.$G120];[.$L120];[.$Q120];[.$V120];[.$AA120];[.$AF120];[.$AK120];[.$AP120];[.$AU120];[.$AZ120];[.$BE120];[.$BJ120];[.$BO120];[.$BT120];[.$BY120];[.$CD120];[.$CI120])" office:value-type="float"/>
          <table:table-cell table:formula="of:=MEDIAN([.$C120];[.$H120];[.$M120];[.$R120];[.$W120];[.$AB120];[.$AG120];[.$AL120];[.$AQ120];[.$AV120];[.$BA120];[.$BF120];[.$BK120];[.$BP120];[.$BU120];[.$BZ120];[.$CE120];[.$CJ120])" office:value-type="float"/>
          <table:table-cell table:formula="of:=MEDIAN([.$D120];[.$I120];[.$N120];[.$S120];[.$X120];[.$AC120];[.$AH120];[.$AM120];[.$AR120];[.$AW120];[.$BB120];[.$BG120];[.$BL120];[.$BQ120];[.$BV120];[.$CA120];[.$CF120];[.$CK120])" office:value-type="float"/>
          <table:table-cell table:formula="of:=MEDIAN([.$E120];[.$J120];[.$O120];[.$T120];[.$Y120];[.$AD120];[.$AI120];[.$AN120];[.$AS120];[.$AX120];[.$BC120];[.$BH120];[.$BM120];[.$BR120];[.$BW120];[.$CB120];[.$CG120];[.$CL120])" office:value-type="float"/>
          <table:table-cell table:formula="of:=MEDIAN([.$F120];[.$K120];[.$P120];[.$U120];[.$Z120];[.$AE120];[.$AJ120];[.$AO120];[.$AT120];[.$AY120];[.$BD120];[.$BI120];[.$BN120];[.$BS120];[.$BX120];[.$CC120];[.$CH120];[.$CM120])" office:value-type="float"/>
          <table:table-cell table:formula="of:=MAX([.$B120];[.$G120];[.$L120];[.$Q120];[.$V120];[.$AA120];[.$AF120];[.$AK120];[.$AP120];[.$AU120];[.$AZ120];[.$BE120];[.$BJ120];[.$BO120];[.$BT120];[.$BY120];[.$CD120];[.$CI120])" office:value-type="float"/>
          <table:table-cell table:formula="of:=MAX([.$C120];[.$H120];[.$M120];[.$R120];[.$W120];[.$AB120];[.$AG120];[.$AL120];[.$AQ120];[.$AV120];[.$BA120];[.$BF120];[.$BK120];[.$BP120];[.$BU120];[.$BZ120];[.$CE120];[.$CJ120])" office:value-type="float"/>
          <table:table-cell table:formula="of:=MAX([.$D120];[.$I120];[.$N120];[.$S120];[.$X120];[.$AC120];[.$AH120];[.$AM120];[.$AR120];[.$AW120];[.$BB120];[.$BG120];[.$BL120];[.$BQ120];[.$BV120];[.$CA120];[.$CF120];[.$CK120])" office:value-type="float"/>
          <table:table-cell table:formula="of:=MAX([.$E120];[.$J120];[.$O120];[.$T120];[.$Y120];[.$AD120];[.$AI120];[.$AN120];[.$AS120];[.$AX120];[.$BC120];[.$BH120];[.$BM120];[.$BR120];[.$BW120];[.$CB120];[.$CG120];[.$CL120])" office:value-type="float"/>
          <table:table-cell table:formula="of:=MAX([.$F120];[.$K120];[.$P120];[.$U120];[.$Z120];[.$AE120];[.$AJ120];[.$AO120];[.$AT120];[.$AY120];[.$BD120];[.$BI120];[.$BN120];[.$BS120];[.$BX120];[.$CC120];[.$CH120];[.$CM120])" office:value-type="float"/>
        </table:table-row>
        <table:table-row table:style-name="ro1">
          <table:table-cell office:value-type="string">
            <text:p>dse/2x2/instances/app47-219-3-2.facts</text:p>
          </table:table-cell>
          <table:table-cell office:value-type="float" office:value="1.0242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25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5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45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65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9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98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22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1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48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5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84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57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7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2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03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5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5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21];[.$G121];[.$L121];[.$Q121];[.$V121];[.$AA121];[.$AF121];[.$AK121];[.$AP121];[.$AU121];[.$AZ121];[.$BE121];[.$BJ121];[.$BO121];[.$BT121];[.$BY121];[.$CD121];[.$CI121])" office:value-type="float"/>
          <table:table-cell table:formula="of:=MIN([.$C121];[.$H121];[.$M121];[.$R121];[.$W121];[.$AB121];[.$AG121];[.$AL121];[.$AQ121];[.$AV121];[.$BA121];[.$BF121];[.$BK121];[.$BP121];[.$BU121];[.$BZ121];[.$CE121];[.$CJ121])" office:value-type="float"/>
          <table:table-cell table:formula="of:=MIN([.$D121];[.$I121];[.$N121];[.$S121];[.$X121];[.$AC121];[.$AH121];[.$AM121];[.$AR121];[.$AW121];[.$BB121];[.$BG121];[.$BL121];[.$BQ121];[.$BV121];[.$CA121];[.$CF121];[.$CK121])" office:value-type="float"/>
          <table:table-cell table:formula="of:=MIN([.$E121];[.$J121];[.$O121];[.$T121];[.$Y121];[.$AD121];[.$AI121];[.$AN121];[.$AS121];[.$AX121];[.$BC121];[.$BH121];[.$BM121];[.$BR121];[.$BW121];[.$CB121];[.$CG121];[.$CL121])" office:value-type="float"/>
          <table:table-cell table:formula="of:=MIN([.$F121];[.$K121];[.$P121];[.$U121];[.$Z121];[.$AE121];[.$AJ121];[.$AO121];[.$AT121];[.$AY121];[.$BD121];[.$BI121];[.$BN121];[.$BS121];[.$BX121];[.$CC121];[.$CH121];[.$CM121])" office:value-type="float"/>
          <table:table-cell table:formula="of:=MEDIAN([.$B121];[.$G121];[.$L121];[.$Q121];[.$V121];[.$AA121];[.$AF121];[.$AK121];[.$AP121];[.$AU121];[.$AZ121];[.$BE121];[.$BJ121];[.$BO121];[.$BT121];[.$BY121];[.$CD121];[.$CI121])" office:value-type="float"/>
          <table:table-cell table:formula="of:=MEDIAN([.$C121];[.$H121];[.$M121];[.$R121];[.$W121];[.$AB121];[.$AG121];[.$AL121];[.$AQ121];[.$AV121];[.$BA121];[.$BF121];[.$BK121];[.$BP121];[.$BU121];[.$BZ121];[.$CE121];[.$CJ121])" office:value-type="float"/>
          <table:table-cell table:formula="of:=MEDIAN([.$D121];[.$I121];[.$N121];[.$S121];[.$X121];[.$AC121];[.$AH121];[.$AM121];[.$AR121];[.$AW121];[.$BB121];[.$BG121];[.$BL121];[.$BQ121];[.$BV121];[.$CA121];[.$CF121];[.$CK121])" office:value-type="float"/>
          <table:table-cell table:formula="of:=MEDIAN([.$E121];[.$J121];[.$O121];[.$T121];[.$Y121];[.$AD121];[.$AI121];[.$AN121];[.$AS121];[.$AX121];[.$BC121];[.$BH121];[.$BM121];[.$BR121];[.$BW121];[.$CB121];[.$CG121];[.$CL121])" office:value-type="float"/>
          <table:table-cell table:formula="of:=MEDIAN([.$F121];[.$K121];[.$P121];[.$U121];[.$Z121];[.$AE121];[.$AJ121];[.$AO121];[.$AT121];[.$AY121];[.$BD121];[.$BI121];[.$BN121];[.$BS121];[.$BX121];[.$CC121];[.$CH121];[.$CM121])" office:value-type="float"/>
          <table:table-cell table:formula="of:=MAX([.$B121];[.$G121];[.$L121];[.$Q121];[.$V121];[.$AA121];[.$AF121];[.$AK121];[.$AP121];[.$AU121];[.$AZ121];[.$BE121];[.$BJ121];[.$BO121];[.$BT121];[.$BY121];[.$CD121];[.$CI121])" office:value-type="float"/>
          <table:table-cell table:formula="of:=MAX([.$C121];[.$H121];[.$M121];[.$R121];[.$W121];[.$AB121];[.$AG121];[.$AL121];[.$AQ121];[.$AV121];[.$BA121];[.$BF121];[.$BK121];[.$BP121];[.$BU121];[.$BZ121];[.$CE121];[.$CJ121])" office:value-type="float"/>
          <table:table-cell table:formula="of:=MAX([.$D121];[.$I121];[.$N121];[.$S121];[.$X121];[.$AC121];[.$AH121];[.$AM121];[.$AR121];[.$AW121];[.$BB121];[.$BG121];[.$BL121];[.$BQ121];[.$BV121];[.$CA121];[.$CF121];[.$CK121])" office:value-type="float"/>
          <table:table-cell table:formula="of:=MAX([.$E121];[.$J121];[.$O121];[.$T121];[.$Y121];[.$AD121];[.$AI121];[.$AN121];[.$AS121];[.$AX121];[.$BC121];[.$BH121];[.$BM121];[.$BR121];[.$BW121];[.$CB121];[.$CG121];[.$CL121])" office:value-type="float"/>
          <table:table-cell table:formula="of:=MAX([.$F121];[.$K121];[.$P121];[.$U121];[.$Z121];[.$AE121];[.$AJ121];[.$AO121];[.$AT121];[.$AY121];[.$BD121];[.$BI121];[.$BN121];[.$BS121];[.$BX121];[.$CC121];[.$CH121];[.$CM121])" office:value-type="float"/>
        </table:table-row>
        <table:table-row table:style-name="ro1">
          <table:table-cell office:value-type="string">
            <text:p>dse/2x2/instances/app49-210-5-4.facts</text:p>
          </table:table-cell>
          <table:table-cell office:value-type="float" office:value="1.261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31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0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5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79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17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595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8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072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004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68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659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78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9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45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92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28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22];[.$G122];[.$L122];[.$Q122];[.$V122];[.$AA122];[.$AF122];[.$AK122];[.$AP122];[.$AU122];[.$AZ122];[.$BE122];[.$BJ122];[.$BO122];[.$BT122];[.$BY122];[.$CD122];[.$CI122])" office:value-type="float"/>
          <table:table-cell table:formula="of:=MIN([.$C122];[.$H122];[.$M122];[.$R122];[.$W122];[.$AB122];[.$AG122];[.$AL122];[.$AQ122];[.$AV122];[.$BA122];[.$BF122];[.$BK122];[.$BP122];[.$BU122];[.$BZ122];[.$CE122];[.$CJ122])" office:value-type="float"/>
          <table:table-cell table:formula="of:=MIN([.$D122];[.$I122];[.$N122];[.$S122];[.$X122];[.$AC122];[.$AH122];[.$AM122];[.$AR122];[.$AW122];[.$BB122];[.$BG122];[.$BL122];[.$BQ122];[.$BV122];[.$CA122];[.$CF122];[.$CK122])" office:value-type="float"/>
          <table:table-cell table:formula="of:=MIN([.$E122];[.$J122];[.$O122];[.$T122];[.$Y122];[.$AD122];[.$AI122];[.$AN122];[.$AS122];[.$AX122];[.$BC122];[.$BH122];[.$BM122];[.$BR122];[.$BW122];[.$CB122];[.$CG122];[.$CL122])" office:value-type="float"/>
          <table:table-cell table:formula="of:=MIN([.$F122];[.$K122];[.$P122];[.$U122];[.$Z122];[.$AE122];[.$AJ122];[.$AO122];[.$AT122];[.$AY122];[.$BD122];[.$BI122];[.$BN122];[.$BS122];[.$BX122];[.$CC122];[.$CH122];[.$CM122])" office:value-type="float"/>
          <table:table-cell table:formula="of:=MEDIAN([.$B122];[.$G122];[.$L122];[.$Q122];[.$V122];[.$AA122];[.$AF122];[.$AK122];[.$AP122];[.$AU122];[.$AZ122];[.$BE122];[.$BJ122];[.$BO122];[.$BT122];[.$BY122];[.$CD122];[.$CI122])" office:value-type="float"/>
          <table:table-cell table:formula="of:=MEDIAN([.$C122];[.$H122];[.$M122];[.$R122];[.$W122];[.$AB122];[.$AG122];[.$AL122];[.$AQ122];[.$AV122];[.$BA122];[.$BF122];[.$BK122];[.$BP122];[.$BU122];[.$BZ122];[.$CE122];[.$CJ122])" office:value-type="float"/>
          <table:table-cell table:formula="of:=MEDIAN([.$D122];[.$I122];[.$N122];[.$S122];[.$X122];[.$AC122];[.$AH122];[.$AM122];[.$AR122];[.$AW122];[.$BB122];[.$BG122];[.$BL122];[.$BQ122];[.$BV122];[.$CA122];[.$CF122];[.$CK122])" office:value-type="float"/>
          <table:table-cell table:formula="of:=MEDIAN([.$E122];[.$J122];[.$O122];[.$T122];[.$Y122];[.$AD122];[.$AI122];[.$AN122];[.$AS122];[.$AX122];[.$BC122];[.$BH122];[.$BM122];[.$BR122];[.$BW122];[.$CB122];[.$CG122];[.$CL122])" office:value-type="float"/>
          <table:table-cell table:formula="of:=MEDIAN([.$F122];[.$K122];[.$P122];[.$U122];[.$Z122];[.$AE122];[.$AJ122];[.$AO122];[.$AT122];[.$AY122];[.$BD122];[.$BI122];[.$BN122];[.$BS122];[.$BX122];[.$CC122];[.$CH122];[.$CM122])" office:value-type="float"/>
          <table:table-cell table:formula="of:=MAX([.$B122];[.$G122];[.$L122];[.$Q122];[.$V122];[.$AA122];[.$AF122];[.$AK122];[.$AP122];[.$AU122];[.$AZ122];[.$BE122];[.$BJ122];[.$BO122];[.$BT122];[.$BY122];[.$CD122];[.$CI122])" office:value-type="float"/>
          <table:table-cell table:formula="of:=MAX([.$C122];[.$H122];[.$M122];[.$R122];[.$W122];[.$AB122];[.$AG122];[.$AL122];[.$AQ122];[.$AV122];[.$BA122];[.$BF122];[.$BK122];[.$BP122];[.$BU122];[.$BZ122];[.$CE122];[.$CJ122])" office:value-type="float"/>
          <table:table-cell table:formula="of:=MAX([.$D122];[.$I122];[.$N122];[.$S122];[.$X122];[.$AC122];[.$AH122];[.$AM122];[.$AR122];[.$AW122];[.$BB122];[.$BG122];[.$BL122];[.$BQ122];[.$BV122];[.$CA122];[.$CF122];[.$CK122])" office:value-type="float"/>
          <table:table-cell table:formula="of:=MAX([.$E122];[.$J122];[.$O122];[.$T122];[.$Y122];[.$AD122];[.$AI122];[.$AN122];[.$AS122];[.$AX122];[.$BC122];[.$BH122];[.$BM122];[.$BR122];[.$BW122];[.$CB122];[.$CG122];[.$CL122])" office:value-type="float"/>
          <table:table-cell table:formula="of:=MAX([.$F122];[.$K122];[.$P122];[.$U122];[.$Z122];[.$AE122];[.$AJ122];[.$AO122];[.$AT122];[.$AY122];[.$BD122];[.$BI122];[.$BN122];[.$BS122];[.$BX122];[.$CC122];[.$CH122];[.$CM122])" office:value-type="float"/>
        </table:table-row>
        <table:table-row table:style-name="ro1">
          <table:table-cell office:value-type="string">
            <text:p>dse/2x2/instances/app53-379-7-6.facts</text:p>
          </table:table-cell>
          <table:table-cell office:value-type="float" office:value="1.462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513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4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1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5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9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5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531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5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05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20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99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506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6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8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53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23];[.$G123];[.$L123];[.$Q123];[.$V123];[.$AA123];[.$AF123];[.$AK123];[.$AP123];[.$AU123];[.$AZ123];[.$BE123];[.$BJ123];[.$BO123];[.$BT123];[.$BY123];[.$CD123];[.$CI123])" office:value-type="float"/>
          <table:table-cell table:formula="of:=MIN([.$C123];[.$H123];[.$M123];[.$R123];[.$W123];[.$AB123];[.$AG123];[.$AL123];[.$AQ123];[.$AV123];[.$BA123];[.$BF123];[.$BK123];[.$BP123];[.$BU123];[.$BZ123];[.$CE123];[.$CJ123])" office:value-type="float"/>
          <table:table-cell table:formula="of:=MIN([.$D123];[.$I123];[.$N123];[.$S123];[.$X123];[.$AC123];[.$AH123];[.$AM123];[.$AR123];[.$AW123];[.$BB123];[.$BG123];[.$BL123];[.$BQ123];[.$BV123];[.$CA123];[.$CF123];[.$CK123])" office:value-type="float"/>
          <table:table-cell table:formula="of:=MIN([.$E123];[.$J123];[.$O123];[.$T123];[.$Y123];[.$AD123];[.$AI123];[.$AN123];[.$AS123];[.$AX123];[.$BC123];[.$BH123];[.$BM123];[.$BR123];[.$BW123];[.$CB123];[.$CG123];[.$CL123])" office:value-type="float"/>
          <table:table-cell table:formula="of:=MIN([.$F123];[.$K123];[.$P123];[.$U123];[.$Z123];[.$AE123];[.$AJ123];[.$AO123];[.$AT123];[.$AY123];[.$BD123];[.$BI123];[.$BN123];[.$BS123];[.$BX123];[.$CC123];[.$CH123];[.$CM123])" office:value-type="float"/>
          <table:table-cell table:formula="of:=MEDIAN([.$B123];[.$G123];[.$L123];[.$Q123];[.$V123];[.$AA123];[.$AF123];[.$AK123];[.$AP123];[.$AU123];[.$AZ123];[.$BE123];[.$BJ123];[.$BO123];[.$BT123];[.$BY123];[.$CD123];[.$CI123])" office:value-type="float"/>
          <table:table-cell table:formula="of:=MEDIAN([.$C123];[.$H123];[.$M123];[.$R123];[.$W123];[.$AB123];[.$AG123];[.$AL123];[.$AQ123];[.$AV123];[.$BA123];[.$BF123];[.$BK123];[.$BP123];[.$BU123];[.$BZ123];[.$CE123];[.$CJ123])" office:value-type="float"/>
          <table:table-cell table:formula="of:=MEDIAN([.$D123];[.$I123];[.$N123];[.$S123];[.$X123];[.$AC123];[.$AH123];[.$AM123];[.$AR123];[.$AW123];[.$BB123];[.$BG123];[.$BL123];[.$BQ123];[.$BV123];[.$CA123];[.$CF123];[.$CK123])" office:value-type="float"/>
          <table:table-cell table:formula="of:=MEDIAN([.$E123];[.$J123];[.$O123];[.$T123];[.$Y123];[.$AD123];[.$AI123];[.$AN123];[.$AS123];[.$AX123];[.$BC123];[.$BH123];[.$BM123];[.$BR123];[.$BW123];[.$CB123];[.$CG123];[.$CL123])" office:value-type="float"/>
          <table:table-cell table:formula="of:=MEDIAN([.$F123];[.$K123];[.$P123];[.$U123];[.$Z123];[.$AE123];[.$AJ123];[.$AO123];[.$AT123];[.$AY123];[.$BD123];[.$BI123];[.$BN123];[.$BS123];[.$BX123];[.$CC123];[.$CH123];[.$CM123])" office:value-type="float"/>
          <table:table-cell table:formula="of:=MAX([.$B123];[.$G123];[.$L123];[.$Q123];[.$V123];[.$AA123];[.$AF123];[.$AK123];[.$AP123];[.$AU123];[.$AZ123];[.$BE123];[.$BJ123];[.$BO123];[.$BT123];[.$BY123];[.$CD123];[.$CI123])" office:value-type="float"/>
          <table:table-cell table:formula="of:=MAX([.$C123];[.$H123];[.$M123];[.$R123];[.$W123];[.$AB123];[.$AG123];[.$AL123];[.$AQ123];[.$AV123];[.$BA123];[.$BF123];[.$BK123];[.$BP123];[.$BU123];[.$BZ123];[.$CE123];[.$CJ123])" office:value-type="float"/>
          <table:table-cell table:formula="of:=MAX([.$D123];[.$I123];[.$N123];[.$S123];[.$X123];[.$AC123];[.$AH123];[.$AM123];[.$AR123];[.$AW123];[.$BB123];[.$BG123];[.$BL123];[.$BQ123];[.$BV123];[.$CA123];[.$CF123];[.$CK123])" office:value-type="float"/>
          <table:table-cell table:formula="of:=MAX([.$E123];[.$J123];[.$O123];[.$T123];[.$Y123];[.$AD123];[.$AI123];[.$AN123];[.$AS123];[.$AX123];[.$BC123];[.$BH123];[.$BM123];[.$BR123];[.$BW123];[.$CB123];[.$CG123];[.$CL123])" office:value-type="float"/>
          <table:table-cell table:formula="of:=MAX([.$F123];[.$K123];[.$P123];[.$U123];[.$Z123];[.$AE123];[.$AJ123];[.$AO123];[.$AT123];[.$AY123];[.$BD123];[.$BI123];[.$BN123];[.$BS123];[.$BX123];[.$CC123];[.$CH123];[.$CM123])" office:value-type="float"/>
        </table:table-row>
        <table:table-row table:style-name="ro1">
          <table:table-cell office:value-type="string">
            <text:p>dse/2x2/instances/app58-259-7-6.facts</text:p>
          </table:table-cell>
          <table:table-cell office:value-type="float" office:value="1.170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2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4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46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37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73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97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95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17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96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23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8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03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876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75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65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64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24];[.$G124];[.$L124];[.$Q124];[.$V124];[.$AA124];[.$AF124];[.$AK124];[.$AP124];[.$AU124];[.$AZ124];[.$BE124];[.$BJ124];[.$BO124];[.$BT124];[.$BY124];[.$CD124];[.$CI124])" office:value-type="float"/>
          <table:table-cell table:formula="of:=MIN([.$C124];[.$H124];[.$M124];[.$R124];[.$W124];[.$AB124];[.$AG124];[.$AL124];[.$AQ124];[.$AV124];[.$BA124];[.$BF124];[.$BK124];[.$BP124];[.$BU124];[.$BZ124];[.$CE124];[.$CJ124])" office:value-type="float"/>
          <table:table-cell table:formula="of:=MIN([.$D124];[.$I124];[.$N124];[.$S124];[.$X124];[.$AC124];[.$AH124];[.$AM124];[.$AR124];[.$AW124];[.$BB124];[.$BG124];[.$BL124];[.$BQ124];[.$BV124];[.$CA124];[.$CF124];[.$CK124])" office:value-type="float"/>
          <table:table-cell table:formula="of:=MIN([.$E124];[.$J124];[.$O124];[.$T124];[.$Y124];[.$AD124];[.$AI124];[.$AN124];[.$AS124];[.$AX124];[.$BC124];[.$BH124];[.$BM124];[.$BR124];[.$BW124];[.$CB124];[.$CG124];[.$CL124])" office:value-type="float"/>
          <table:table-cell table:formula="of:=MIN([.$F124];[.$K124];[.$P124];[.$U124];[.$Z124];[.$AE124];[.$AJ124];[.$AO124];[.$AT124];[.$AY124];[.$BD124];[.$BI124];[.$BN124];[.$BS124];[.$BX124];[.$CC124];[.$CH124];[.$CM124])" office:value-type="float"/>
          <table:table-cell table:formula="of:=MEDIAN([.$B124];[.$G124];[.$L124];[.$Q124];[.$V124];[.$AA124];[.$AF124];[.$AK124];[.$AP124];[.$AU124];[.$AZ124];[.$BE124];[.$BJ124];[.$BO124];[.$BT124];[.$BY124];[.$CD124];[.$CI124])" office:value-type="float"/>
          <table:table-cell table:formula="of:=MEDIAN([.$C124];[.$H124];[.$M124];[.$R124];[.$W124];[.$AB124];[.$AG124];[.$AL124];[.$AQ124];[.$AV124];[.$BA124];[.$BF124];[.$BK124];[.$BP124];[.$BU124];[.$BZ124];[.$CE124];[.$CJ124])" office:value-type="float"/>
          <table:table-cell table:formula="of:=MEDIAN([.$D124];[.$I124];[.$N124];[.$S124];[.$X124];[.$AC124];[.$AH124];[.$AM124];[.$AR124];[.$AW124];[.$BB124];[.$BG124];[.$BL124];[.$BQ124];[.$BV124];[.$CA124];[.$CF124];[.$CK124])" office:value-type="float"/>
          <table:table-cell table:formula="of:=MEDIAN([.$E124];[.$J124];[.$O124];[.$T124];[.$Y124];[.$AD124];[.$AI124];[.$AN124];[.$AS124];[.$AX124];[.$BC124];[.$BH124];[.$BM124];[.$BR124];[.$BW124];[.$CB124];[.$CG124];[.$CL124])" office:value-type="float"/>
          <table:table-cell table:formula="of:=MEDIAN([.$F124];[.$K124];[.$P124];[.$U124];[.$Z124];[.$AE124];[.$AJ124];[.$AO124];[.$AT124];[.$AY124];[.$BD124];[.$BI124];[.$BN124];[.$BS124];[.$BX124];[.$CC124];[.$CH124];[.$CM124])" office:value-type="float"/>
          <table:table-cell table:formula="of:=MAX([.$B124];[.$G124];[.$L124];[.$Q124];[.$V124];[.$AA124];[.$AF124];[.$AK124];[.$AP124];[.$AU124];[.$AZ124];[.$BE124];[.$BJ124];[.$BO124];[.$BT124];[.$BY124];[.$CD124];[.$CI124])" office:value-type="float"/>
          <table:table-cell table:formula="of:=MAX([.$C124];[.$H124];[.$M124];[.$R124];[.$W124];[.$AB124];[.$AG124];[.$AL124];[.$AQ124];[.$AV124];[.$BA124];[.$BF124];[.$BK124];[.$BP124];[.$BU124];[.$BZ124];[.$CE124];[.$CJ124])" office:value-type="float"/>
          <table:table-cell table:formula="of:=MAX([.$D124];[.$I124];[.$N124];[.$S124];[.$X124];[.$AC124];[.$AH124];[.$AM124];[.$AR124];[.$AW124];[.$BB124];[.$BG124];[.$BL124];[.$BQ124];[.$BV124];[.$CA124];[.$CF124];[.$CK124])" office:value-type="float"/>
          <table:table-cell table:formula="of:=MAX([.$E124];[.$J124];[.$O124];[.$T124];[.$Y124];[.$AD124];[.$AI124];[.$AN124];[.$AS124];[.$AX124];[.$BC124];[.$BH124];[.$BM124];[.$BR124];[.$BW124];[.$CB124];[.$CG124];[.$CL124])" office:value-type="float"/>
          <table:table-cell table:formula="of:=MAX([.$F124];[.$K124];[.$P124];[.$U124];[.$Z124];[.$AE124];[.$AJ124];[.$AO124];[.$AT124];[.$AY124];[.$BD124];[.$BI124];[.$BN124];[.$BS124];[.$BX124];[.$CC124];[.$CH124];[.$CM124])" office:value-type="float"/>
        </table:table-row>
        <table:table-row table:style-name="ro1">
          <table:table-cell office:value-type="string">
            <text:p>dse/2x2/instances/app6-209-10-9.facts</text:p>
          </table:table-cell>
          <table:table-cell office:value-type="float" office:value="1.110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095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01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04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0957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12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46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8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99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37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68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13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33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88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62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0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21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95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25];[.$G125];[.$L125];[.$Q125];[.$V125];[.$AA125];[.$AF125];[.$AK125];[.$AP125];[.$AU125];[.$AZ125];[.$BE125];[.$BJ125];[.$BO125];[.$BT125];[.$BY125];[.$CD125];[.$CI125])" office:value-type="float"/>
          <table:table-cell table:formula="of:=MIN([.$C125];[.$H125];[.$M125];[.$R125];[.$W125];[.$AB125];[.$AG125];[.$AL125];[.$AQ125];[.$AV125];[.$BA125];[.$BF125];[.$BK125];[.$BP125];[.$BU125];[.$BZ125];[.$CE125];[.$CJ125])" office:value-type="float"/>
          <table:table-cell table:formula="of:=MIN([.$D125];[.$I125];[.$N125];[.$S125];[.$X125];[.$AC125];[.$AH125];[.$AM125];[.$AR125];[.$AW125];[.$BB125];[.$BG125];[.$BL125];[.$BQ125];[.$BV125];[.$CA125];[.$CF125];[.$CK125])" office:value-type="float"/>
          <table:table-cell table:formula="of:=MIN([.$E125];[.$J125];[.$O125];[.$T125];[.$Y125];[.$AD125];[.$AI125];[.$AN125];[.$AS125];[.$AX125];[.$BC125];[.$BH125];[.$BM125];[.$BR125];[.$BW125];[.$CB125];[.$CG125];[.$CL125])" office:value-type="float"/>
          <table:table-cell table:formula="of:=MIN([.$F125];[.$K125];[.$P125];[.$U125];[.$Z125];[.$AE125];[.$AJ125];[.$AO125];[.$AT125];[.$AY125];[.$BD125];[.$BI125];[.$BN125];[.$BS125];[.$BX125];[.$CC125];[.$CH125];[.$CM125])" office:value-type="float"/>
          <table:table-cell table:formula="of:=MEDIAN([.$B125];[.$G125];[.$L125];[.$Q125];[.$V125];[.$AA125];[.$AF125];[.$AK125];[.$AP125];[.$AU125];[.$AZ125];[.$BE125];[.$BJ125];[.$BO125];[.$BT125];[.$BY125];[.$CD125];[.$CI125])" office:value-type="float"/>
          <table:table-cell table:formula="of:=MEDIAN([.$C125];[.$H125];[.$M125];[.$R125];[.$W125];[.$AB125];[.$AG125];[.$AL125];[.$AQ125];[.$AV125];[.$BA125];[.$BF125];[.$BK125];[.$BP125];[.$BU125];[.$BZ125];[.$CE125];[.$CJ125])" office:value-type="float"/>
          <table:table-cell table:formula="of:=MEDIAN([.$D125];[.$I125];[.$N125];[.$S125];[.$X125];[.$AC125];[.$AH125];[.$AM125];[.$AR125];[.$AW125];[.$BB125];[.$BG125];[.$BL125];[.$BQ125];[.$BV125];[.$CA125];[.$CF125];[.$CK125])" office:value-type="float"/>
          <table:table-cell table:formula="of:=MEDIAN([.$E125];[.$J125];[.$O125];[.$T125];[.$Y125];[.$AD125];[.$AI125];[.$AN125];[.$AS125];[.$AX125];[.$BC125];[.$BH125];[.$BM125];[.$BR125];[.$BW125];[.$CB125];[.$CG125];[.$CL125])" office:value-type="float"/>
          <table:table-cell table:formula="of:=MEDIAN([.$F125];[.$K125];[.$P125];[.$U125];[.$Z125];[.$AE125];[.$AJ125];[.$AO125];[.$AT125];[.$AY125];[.$BD125];[.$BI125];[.$BN125];[.$BS125];[.$BX125];[.$CC125];[.$CH125];[.$CM125])" office:value-type="float"/>
          <table:table-cell table:formula="of:=MAX([.$B125];[.$G125];[.$L125];[.$Q125];[.$V125];[.$AA125];[.$AF125];[.$AK125];[.$AP125];[.$AU125];[.$AZ125];[.$BE125];[.$BJ125];[.$BO125];[.$BT125];[.$BY125];[.$CD125];[.$CI125])" office:value-type="float"/>
          <table:table-cell table:formula="of:=MAX([.$C125];[.$H125];[.$M125];[.$R125];[.$W125];[.$AB125];[.$AG125];[.$AL125];[.$AQ125];[.$AV125];[.$BA125];[.$BF125];[.$BK125];[.$BP125];[.$BU125];[.$BZ125];[.$CE125];[.$CJ125])" office:value-type="float"/>
          <table:table-cell table:formula="of:=MAX([.$D125];[.$I125];[.$N125];[.$S125];[.$X125];[.$AC125];[.$AH125];[.$AM125];[.$AR125];[.$AW125];[.$BB125];[.$BG125];[.$BL125];[.$BQ125];[.$BV125];[.$CA125];[.$CF125];[.$CK125])" office:value-type="float"/>
          <table:table-cell table:formula="of:=MAX([.$E125];[.$J125];[.$O125];[.$T125];[.$Y125];[.$AD125];[.$AI125];[.$AN125];[.$AS125];[.$AX125];[.$BC125];[.$BH125];[.$BM125];[.$BR125];[.$BW125];[.$CB125];[.$CG125];[.$CL125])" office:value-type="float"/>
          <table:table-cell table:formula="of:=MAX([.$F125];[.$K125];[.$P125];[.$U125];[.$Z125];[.$AE125];[.$AJ125];[.$AO125];[.$AT125];[.$AY125];[.$BD125];[.$BI125];[.$BN125];[.$BS125];[.$BX125];[.$CC125];[.$CH125];[.$CM125])" office:value-type="float"/>
        </table:table-row>
        <table:table-row table:style-name="ro1">
          <table:table-cell office:value-type="string">
            <text:p>dse/2x2/instances/app63-360-5-4.facts</text:p>
          </table:table-cell>
          <table:table-cell office:value-type="float" office:value="1.3979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44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531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568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40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10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57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61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22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605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325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97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134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965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740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649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5105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82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26];[.$G126];[.$L126];[.$Q126];[.$V126];[.$AA126];[.$AF126];[.$AK126];[.$AP126];[.$AU126];[.$AZ126];[.$BE126];[.$BJ126];[.$BO126];[.$BT126];[.$BY126];[.$CD126];[.$CI126])" office:value-type="float"/>
          <table:table-cell table:formula="of:=MIN([.$C126];[.$H126];[.$M126];[.$R126];[.$W126];[.$AB126];[.$AG126];[.$AL126];[.$AQ126];[.$AV126];[.$BA126];[.$BF126];[.$BK126];[.$BP126];[.$BU126];[.$BZ126];[.$CE126];[.$CJ126])" office:value-type="float"/>
          <table:table-cell table:formula="of:=MIN([.$D126];[.$I126];[.$N126];[.$S126];[.$X126];[.$AC126];[.$AH126];[.$AM126];[.$AR126];[.$AW126];[.$BB126];[.$BG126];[.$BL126];[.$BQ126];[.$BV126];[.$CA126];[.$CF126];[.$CK126])" office:value-type="float"/>
          <table:table-cell table:formula="of:=MIN([.$E126];[.$J126];[.$O126];[.$T126];[.$Y126];[.$AD126];[.$AI126];[.$AN126];[.$AS126];[.$AX126];[.$BC126];[.$BH126];[.$BM126];[.$BR126];[.$BW126];[.$CB126];[.$CG126];[.$CL126])" office:value-type="float"/>
          <table:table-cell table:formula="of:=MIN([.$F126];[.$K126];[.$P126];[.$U126];[.$Z126];[.$AE126];[.$AJ126];[.$AO126];[.$AT126];[.$AY126];[.$BD126];[.$BI126];[.$BN126];[.$BS126];[.$BX126];[.$CC126];[.$CH126];[.$CM126])" office:value-type="float"/>
          <table:table-cell table:formula="of:=MEDIAN([.$B126];[.$G126];[.$L126];[.$Q126];[.$V126];[.$AA126];[.$AF126];[.$AK126];[.$AP126];[.$AU126];[.$AZ126];[.$BE126];[.$BJ126];[.$BO126];[.$BT126];[.$BY126];[.$CD126];[.$CI126])" office:value-type="float"/>
          <table:table-cell table:formula="of:=MEDIAN([.$C126];[.$H126];[.$M126];[.$R126];[.$W126];[.$AB126];[.$AG126];[.$AL126];[.$AQ126];[.$AV126];[.$BA126];[.$BF126];[.$BK126];[.$BP126];[.$BU126];[.$BZ126];[.$CE126];[.$CJ126])" office:value-type="float"/>
          <table:table-cell table:formula="of:=MEDIAN([.$D126];[.$I126];[.$N126];[.$S126];[.$X126];[.$AC126];[.$AH126];[.$AM126];[.$AR126];[.$AW126];[.$BB126];[.$BG126];[.$BL126];[.$BQ126];[.$BV126];[.$CA126];[.$CF126];[.$CK126])" office:value-type="float"/>
          <table:table-cell table:formula="of:=MEDIAN([.$E126];[.$J126];[.$O126];[.$T126];[.$Y126];[.$AD126];[.$AI126];[.$AN126];[.$AS126];[.$AX126];[.$BC126];[.$BH126];[.$BM126];[.$BR126];[.$BW126];[.$CB126];[.$CG126];[.$CL126])" office:value-type="float"/>
          <table:table-cell table:formula="of:=MEDIAN([.$F126];[.$K126];[.$P126];[.$U126];[.$Z126];[.$AE126];[.$AJ126];[.$AO126];[.$AT126];[.$AY126];[.$BD126];[.$BI126];[.$BN126];[.$BS126];[.$BX126];[.$CC126];[.$CH126];[.$CM126])" office:value-type="float"/>
          <table:table-cell table:formula="of:=MAX([.$B126];[.$G126];[.$L126];[.$Q126];[.$V126];[.$AA126];[.$AF126];[.$AK126];[.$AP126];[.$AU126];[.$AZ126];[.$BE126];[.$BJ126];[.$BO126];[.$BT126];[.$BY126];[.$CD126];[.$CI126])" office:value-type="float"/>
          <table:table-cell table:formula="of:=MAX([.$C126];[.$H126];[.$M126];[.$R126];[.$W126];[.$AB126];[.$AG126];[.$AL126];[.$AQ126];[.$AV126];[.$BA126];[.$BF126];[.$BK126];[.$BP126];[.$BU126];[.$BZ126];[.$CE126];[.$CJ126])" office:value-type="float"/>
          <table:table-cell table:formula="of:=MAX([.$D126];[.$I126];[.$N126];[.$S126];[.$X126];[.$AC126];[.$AH126];[.$AM126];[.$AR126];[.$AW126];[.$BB126];[.$BG126];[.$BL126];[.$BQ126];[.$BV126];[.$CA126];[.$CF126];[.$CK126])" office:value-type="float"/>
          <table:table-cell table:formula="of:=MAX([.$E126];[.$J126];[.$O126];[.$T126];[.$Y126];[.$AD126];[.$AI126];[.$AN126];[.$AS126];[.$AX126];[.$BC126];[.$BH126];[.$BM126];[.$BR126];[.$BW126];[.$CB126];[.$CG126];[.$CL126])" office:value-type="float"/>
          <table:table-cell table:formula="of:=MAX([.$F126];[.$K126];[.$P126];[.$U126];[.$Z126];[.$AE126];[.$AJ126];[.$AO126];[.$AT126];[.$AY126];[.$BD126];[.$BI126];[.$BN126];[.$BS126];[.$BX126];[.$CC126];[.$CH126];[.$CM126])" office:value-type="float"/>
        </table:table-row>
        <table:table-row table:style-name="ro1">
          <table:table-cell office:value-type="string">
            <text:p>dse/2x2/instances/app71-240-3-2.facts</text:p>
          </table:table-cell>
          <table:table-cell office:value-type="float" office:value="1.0853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70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0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6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52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5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1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0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79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71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890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54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9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1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5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6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2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9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27];[.$G127];[.$L127];[.$Q127];[.$V127];[.$AA127];[.$AF127];[.$AK127];[.$AP127];[.$AU127];[.$AZ127];[.$BE127];[.$BJ127];[.$BO127];[.$BT127];[.$BY127];[.$CD127];[.$CI127])" office:value-type="float"/>
          <table:table-cell table:formula="of:=MIN([.$C127];[.$H127];[.$M127];[.$R127];[.$W127];[.$AB127];[.$AG127];[.$AL127];[.$AQ127];[.$AV127];[.$BA127];[.$BF127];[.$BK127];[.$BP127];[.$BU127];[.$BZ127];[.$CE127];[.$CJ127])" office:value-type="float"/>
          <table:table-cell table:formula="of:=MIN([.$D127];[.$I127];[.$N127];[.$S127];[.$X127];[.$AC127];[.$AH127];[.$AM127];[.$AR127];[.$AW127];[.$BB127];[.$BG127];[.$BL127];[.$BQ127];[.$BV127];[.$CA127];[.$CF127];[.$CK127])" office:value-type="float"/>
          <table:table-cell table:formula="of:=MIN([.$E127];[.$J127];[.$O127];[.$T127];[.$Y127];[.$AD127];[.$AI127];[.$AN127];[.$AS127];[.$AX127];[.$BC127];[.$BH127];[.$BM127];[.$BR127];[.$BW127];[.$CB127];[.$CG127];[.$CL127])" office:value-type="float"/>
          <table:table-cell table:formula="of:=MIN([.$F127];[.$K127];[.$P127];[.$U127];[.$Z127];[.$AE127];[.$AJ127];[.$AO127];[.$AT127];[.$AY127];[.$BD127];[.$BI127];[.$BN127];[.$BS127];[.$BX127];[.$CC127];[.$CH127];[.$CM127])" office:value-type="float"/>
          <table:table-cell table:formula="of:=MEDIAN([.$B127];[.$G127];[.$L127];[.$Q127];[.$V127];[.$AA127];[.$AF127];[.$AK127];[.$AP127];[.$AU127];[.$AZ127];[.$BE127];[.$BJ127];[.$BO127];[.$BT127];[.$BY127];[.$CD127];[.$CI127])" office:value-type="float"/>
          <table:table-cell table:formula="of:=MEDIAN([.$C127];[.$H127];[.$M127];[.$R127];[.$W127];[.$AB127];[.$AG127];[.$AL127];[.$AQ127];[.$AV127];[.$BA127];[.$BF127];[.$BK127];[.$BP127];[.$BU127];[.$BZ127];[.$CE127];[.$CJ127])" office:value-type="float"/>
          <table:table-cell table:formula="of:=MEDIAN([.$D127];[.$I127];[.$N127];[.$S127];[.$X127];[.$AC127];[.$AH127];[.$AM127];[.$AR127];[.$AW127];[.$BB127];[.$BG127];[.$BL127];[.$BQ127];[.$BV127];[.$CA127];[.$CF127];[.$CK127])" office:value-type="float"/>
          <table:table-cell table:formula="of:=MEDIAN([.$E127];[.$J127];[.$O127];[.$T127];[.$Y127];[.$AD127];[.$AI127];[.$AN127];[.$AS127];[.$AX127];[.$BC127];[.$BH127];[.$BM127];[.$BR127];[.$BW127];[.$CB127];[.$CG127];[.$CL127])" office:value-type="float"/>
          <table:table-cell table:formula="of:=MEDIAN([.$F127];[.$K127];[.$P127];[.$U127];[.$Z127];[.$AE127];[.$AJ127];[.$AO127];[.$AT127];[.$AY127];[.$BD127];[.$BI127];[.$BN127];[.$BS127];[.$BX127];[.$CC127];[.$CH127];[.$CM127])" office:value-type="float"/>
          <table:table-cell table:formula="of:=MAX([.$B127];[.$G127];[.$L127];[.$Q127];[.$V127];[.$AA127];[.$AF127];[.$AK127];[.$AP127];[.$AU127];[.$AZ127];[.$BE127];[.$BJ127];[.$BO127];[.$BT127];[.$BY127];[.$CD127];[.$CI127])" office:value-type="float"/>
          <table:table-cell table:formula="of:=MAX([.$C127];[.$H127];[.$M127];[.$R127];[.$W127];[.$AB127];[.$AG127];[.$AL127];[.$AQ127];[.$AV127];[.$BA127];[.$BF127];[.$BK127];[.$BP127];[.$BU127];[.$BZ127];[.$CE127];[.$CJ127])" office:value-type="float"/>
          <table:table-cell table:formula="of:=MAX([.$D127];[.$I127];[.$N127];[.$S127];[.$X127];[.$AC127];[.$AH127];[.$AM127];[.$AR127];[.$AW127];[.$BB127];[.$BG127];[.$BL127];[.$BQ127];[.$BV127];[.$CA127];[.$CF127];[.$CK127])" office:value-type="float"/>
          <table:table-cell table:formula="of:=MAX([.$E127];[.$J127];[.$O127];[.$T127];[.$Y127];[.$AD127];[.$AI127];[.$AN127];[.$AS127];[.$AX127];[.$BC127];[.$BH127];[.$BM127];[.$BR127];[.$BW127];[.$CB127];[.$CG127];[.$CL127])" office:value-type="float"/>
          <table:table-cell table:formula="of:=MAX([.$F127];[.$K127];[.$P127];[.$U127];[.$Z127];[.$AE127];[.$AJ127];[.$AO127];[.$AT127];[.$AY127];[.$BD127];[.$BI127];[.$BN127];[.$BS127];[.$BX127];[.$CC127];[.$CH127];[.$CM127])" office:value-type="float"/>
        </table:table-row>
        <table:table-row table:style-name="ro1">
          <table:table-cell office:value-type="string">
            <text:p>dse/2x2/instances/app72-219-3-2.facts</text:p>
          </table:table-cell>
          <table:table-cell office:value-type="float" office:value="1.022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668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2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24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272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20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3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8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08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55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9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93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39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85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5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85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7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28];[.$G128];[.$L128];[.$Q128];[.$V128];[.$AA128];[.$AF128];[.$AK128];[.$AP128];[.$AU128];[.$AZ128];[.$BE128];[.$BJ128];[.$BO128];[.$BT128];[.$BY128];[.$CD128];[.$CI128])" office:value-type="float"/>
          <table:table-cell table:formula="of:=MIN([.$C128];[.$H128];[.$M128];[.$R128];[.$W128];[.$AB128];[.$AG128];[.$AL128];[.$AQ128];[.$AV128];[.$BA128];[.$BF128];[.$BK128];[.$BP128];[.$BU128];[.$BZ128];[.$CE128];[.$CJ128])" office:value-type="float"/>
          <table:table-cell table:formula="of:=MIN([.$D128];[.$I128];[.$N128];[.$S128];[.$X128];[.$AC128];[.$AH128];[.$AM128];[.$AR128];[.$AW128];[.$BB128];[.$BG128];[.$BL128];[.$BQ128];[.$BV128];[.$CA128];[.$CF128];[.$CK128])" office:value-type="float"/>
          <table:table-cell table:formula="of:=MIN([.$E128];[.$J128];[.$O128];[.$T128];[.$Y128];[.$AD128];[.$AI128];[.$AN128];[.$AS128];[.$AX128];[.$BC128];[.$BH128];[.$BM128];[.$BR128];[.$BW128];[.$CB128];[.$CG128];[.$CL128])" office:value-type="float"/>
          <table:table-cell table:formula="of:=MIN([.$F128];[.$K128];[.$P128];[.$U128];[.$Z128];[.$AE128];[.$AJ128];[.$AO128];[.$AT128];[.$AY128];[.$BD128];[.$BI128];[.$BN128];[.$BS128];[.$BX128];[.$CC128];[.$CH128];[.$CM128])" office:value-type="float"/>
          <table:table-cell table:formula="of:=MEDIAN([.$B128];[.$G128];[.$L128];[.$Q128];[.$V128];[.$AA128];[.$AF128];[.$AK128];[.$AP128];[.$AU128];[.$AZ128];[.$BE128];[.$BJ128];[.$BO128];[.$BT128];[.$BY128];[.$CD128];[.$CI128])" office:value-type="float"/>
          <table:table-cell table:formula="of:=MEDIAN([.$C128];[.$H128];[.$M128];[.$R128];[.$W128];[.$AB128];[.$AG128];[.$AL128];[.$AQ128];[.$AV128];[.$BA128];[.$BF128];[.$BK128];[.$BP128];[.$BU128];[.$BZ128];[.$CE128];[.$CJ128])" office:value-type="float"/>
          <table:table-cell table:formula="of:=MEDIAN([.$D128];[.$I128];[.$N128];[.$S128];[.$X128];[.$AC128];[.$AH128];[.$AM128];[.$AR128];[.$AW128];[.$BB128];[.$BG128];[.$BL128];[.$BQ128];[.$BV128];[.$CA128];[.$CF128];[.$CK128])" office:value-type="float"/>
          <table:table-cell table:formula="of:=MEDIAN([.$E128];[.$J128];[.$O128];[.$T128];[.$Y128];[.$AD128];[.$AI128];[.$AN128];[.$AS128];[.$AX128];[.$BC128];[.$BH128];[.$BM128];[.$BR128];[.$BW128];[.$CB128];[.$CG128];[.$CL128])" office:value-type="float"/>
          <table:table-cell table:formula="of:=MEDIAN([.$F128];[.$K128];[.$P128];[.$U128];[.$Z128];[.$AE128];[.$AJ128];[.$AO128];[.$AT128];[.$AY128];[.$BD128];[.$BI128];[.$BN128];[.$BS128];[.$BX128];[.$CC128];[.$CH128];[.$CM128])" office:value-type="float"/>
          <table:table-cell table:formula="of:=MAX([.$B128];[.$G128];[.$L128];[.$Q128];[.$V128];[.$AA128];[.$AF128];[.$AK128];[.$AP128];[.$AU128];[.$AZ128];[.$BE128];[.$BJ128];[.$BO128];[.$BT128];[.$BY128];[.$CD128];[.$CI128])" office:value-type="float"/>
          <table:table-cell table:formula="of:=MAX([.$C128];[.$H128];[.$M128];[.$R128];[.$W128];[.$AB128];[.$AG128];[.$AL128];[.$AQ128];[.$AV128];[.$BA128];[.$BF128];[.$BK128];[.$BP128];[.$BU128];[.$BZ128];[.$CE128];[.$CJ128])" office:value-type="float"/>
          <table:table-cell table:formula="of:=MAX([.$D128];[.$I128];[.$N128];[.$S128];[.$X128];[.$AC128];[.$AH128];[.$AM128];[.$AR128];[.$AW128];[.$BB128];[.$BG128];[.$BL128];[.$BQ128];[.$BV128];[.$CA128];[.$CF128];[.$CK128])" office:value-type="float"/>
          <table:table-cell table:formula="of:=MAX([.$E128];[.$J128];[.$O128];[.$T128];[.$Y128];[.$AD128];[.$AI128];[.$AN128];[.$AS128];[.$AX128];[.$BC128];[.$BH128];[.$BM128];[.$BR128];[.$BW128];[.$CB128];[.$CG128];[.$CL128])" office:value-type="float"/>
          <table:table-cell table:formula="of:=MAX([.$F128];[.$K128];[.$P128];[.$U128];[.$Z128];[.$AE128];[.$AJ128];[.$AO128];[.$AT128];[.$AY128];[.$BD128];[.$BI128];[.$BN128];[.$BS128];[.$BX128];[.$CC128];[.$CH128];[.$CM128])" office:value-type="float"/>
        </table:table-row>
        <table:table-row table:style-name="ro1">
          <table:table-cell office:value-type="string">
            <text:p>dse/2x2/instances/app76-210-5-4.facts</text:p>
          </table:table-cell>
          <table:table-cell office:value-type="float" office:value="1.0430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59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487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371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2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97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78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02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812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178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998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652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073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47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3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0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8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24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29];[.$G129];[.$L129];[.$Q129];[.$V129];[.$AA129];[.$AF129];[.$AK129];[.$AP129];[.$AU129];[.$AZ129];[.$BE129];[.$BJ129];[.$BO129];[.$BT129];[.$BY129];[.$CD129];[.$CI129])" office:value-type="float"/>
          <table:table-cell table:formula="of:=MIN([.$C129];[.$H129];[.$M129];[.$R129];[.$W129];[.$AB129];[.$AG129];[.$AL129];[.$AQ129];[.$AV129];[.$BA129];[.$BF129];[.$BK129];[.$BP129];[.$BU129];[.$BZ129];[.$CE129];[.$CJ129])" office:value-type="float"/>
          <table:table-cell table:formula="of:=MIN([.$D129];[.$I129];[.$N129];[.$S129];[.$X129];[.$AC129];[.$AH129];[.$AM129];[.$AR129];[.$AW129];[.$BB129];[.$BG129];[.$BL129];[.$BQ129];[.$BV129];[.$CA129];[.$CF129];[.$CK129])" office:value-type="float"/>
          <table:table-cell table:formula="of:=MIN([.$E129];[.$J129];[.$O129];[.$T129];[.$Y129];[.$AD129];[.$AI129];[.$AN129];[.$AS129];[.$AX129];[.$BC129];[.$BH129];[.$BM129];[.$BR129];[.$BW129];[.$CB129];[.$CG129];[.$CL129])" office:value-type="float"/>
          <table:table-cell table:formula="of:=MIN([.$F129];[.$K129];[.$P129];[.$U129];[.$Z129];[.$AE129];[.$AJ129];[.$AO129];[.$AT129];[.$AY129];[.$BD129];[.$BI129];[.$BN129];[.$BS129];[.$BX129];[.$CC129];[.$CH129];[.$CM129])" office:value-type="float"/>
          <table:table-cell table:formula="of:=MEDIAN([.$B129];[.$G129];[.$L129];[.$Q129];[.$V129];[.$AA129];[.$AF129];[.$AK129];[.$AP129];[.$AU129];[.$AZ129];[.$BE129];[.$BJ129];[.$BO129];[.$BT129];[.$BY129];[.$CD129];[.$CI129])" office:value-type="float"/>
          <table:table-cell table:formula="of:=MEDIAN([.$C129];[.$H129];[.$M129];[.$R129];[.$W129];[.$AB129];[.$AG129];[.$AL129];[.$AQ129];[.$AV129];[.$BA129];[.$BF129];[.$BK129];[.$BP129];[.$BU129];[.$BZ129];[.$CE129];[.$CJ129])" office:value-type="float"/>
          <table:table-cell table:formula="of:=MEDIAN([.$D129];[.$I129];[.$N129];[.$S129];[.$X129];[.$AC129];[.$AH129];[.$AM129];[.$AR129];[.$AW129];[.$BB129];[.$BG129];[.$BL129];[.$BQ129];[.$BV129];[.$CA129];[.$CF129];[.$CK129])" office:value-type="float"/>
          <table:table-cell table:formula="of:=MEDIAN([.$E129];[.$J129];[.$O129];[.$T129];[.$Y129];[.$AD129];[.$AI129];[.$AN129];[.$AS129];[.$AX129];[.$BC129];[.$BH129];[.$BM129];[.$BR129];[.$BW129];[.$CB129];[.$CG129];[.$CL129])" office:value-type="float"/>
          <table:table-cell table:formula="of:=MEDIAN([.$F129];[.$K129];[.$P129];[.$U129];[.$Z129];[.$AE129];[.$AJ129];[.$AO129];[.$AT129];[.$AY129];[.$BD129];[.$BI129];[.$BN129];[.$BS129];[.$BX129];[.$CC129];[.$CH129];[.$CM129])" office:value-type="float"/>
          <table:table-cell table:formula="of:=MAX([.$B129];[.$G129];[.$L129];[.$Q129];[.$V129];[.$AA129];[.$AF129];[.$AK129];[.$AP129];[.$AU129];[.$AZ129];[.$BE129];[.$BJ129];[.$BO129];[.$BT129];[.$BY129];[.$CD129];[.$CI129])" office:value-type="float"/>
          <table:table-cell table:formula="of:=MAX([.$C129];[.$H129];[.$M129];[.$R129];[.$W129];[.$AB129];[.$AG129];[.$AL129];[.$AQ129];[.$AV129];[.$BA129];[.$BF129];[.$BK129];[.$BP129];[.$BU129];[.$BZ129];[.$CE129];[.$CJ129])" office:value-type="float"/>
          <table:table-cell table:formula="of:=MAX([.$D129];[.$I129];[.$N129];[.$S129];[.$X129];[.$AC129];[.$AH129];[.$AM129];[.$AR129];[.$AW129];[.$BB129];[.$BG129];[.$BL129];[.$BQ129];[.$BV129];[.$CA129];[.$CF129];[.$CK129])" office:value-type="float"/>
          <table:table-cell table:formula="of:=MAX([.$E129];[.$J129];[.$O129];[.$T129];[.$Y129];[.$AD129];[.$AI129];[.$AN129];[.$AS129];[.$AX129];[.$BC129];[.$BH129];[.$BM129];[.$BR129];[.$BW129];[.$CB129];[.$CG129];[.$CL129])" office:value-type="float"/>
          <table:table-cell table:formula="of:=MAX([.$F129];[.$K129];[.$P129];[.$U129];[.$Z129];[.$AE129];[.$AJ129];[.$AO129];[.$AT129];[.$AY129];[.$BD129];[.$BI129];[.$BN129];[.$BS129];[.$BX129];[.$CC129];[.$CH129];[.$CM129])" office:value-type="float"/>
        </table:table-row>
        <table:table-row table:style-name="ro1">
          <table:table-cell office:value-type="string">
            <text:p>dse/2x2/instances/app8-240-5-4.facts</text:p>
          </table:table-cell>
          <table:table-cell office:value-type="float" office:value="1.1168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489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139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70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022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320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438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83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865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42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879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178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540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83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975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269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269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1427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30];[.$G130];[.$L130];[.$Q130];[.$V130];[.$AA130];[.$AF130];[.$AK130];[.$AP130];[.$AU130];[.$AZ130];[.$BE130];[.$BJ130];[.$BO130];[.$BT130];[.$BY130];[.$CD130];[.$CI130])" office:value-type="float"/>
          <table:table-cell table:formula="of:=MIN([.$C130];[.$H130];[.$M130];[.$R130];[.$W130];[.$AB130];[.$AG130];[.$AL130];[.$AQ130];[.$AV130];[.$BA130];[.$BF130];[.$BK130];[.$BP130];[.$BU130];[.$BZ130];[.$CE130];[.$CJ130])" office:value-type="float"/>
          <table:table-cell table:formula="of:=MIN([.$D130];[.$I130];[.$N130];[.$S130];[.$X130];[.$AC130];[.$AH130];[.$AM130];[.$AR130];[.$AW130];[.$BB130];[.$BG130];[.$BL130];[.$BQ130];[.$BV130];[.$CA130];[.$CF130];[.$CK130])" office:value-type="float"/>
          <table:table-cell table:formula="of:=MIN([.$E130];[.$J130];[.$O130];[.$T130];[.$Y130];[.$AD130];[.$AI130];[.$AN130];[.$AS130];[.$AX130];[.$BC130];[.$BH130];[.$BM130];[.$BR130];[.$BW130];[.$CB130];[.$CG130];[.$CL130])" office:value-type="float"/>
          <table:table-cell table:formula="of:=MIN([.$F130];[.$K130];[.$P130];[.$U130];[.$Z130];[.$AE130];[.$AJ130];[.$AO130];[.$AT130];[.$AY130];[.$BD130];[.$BI130];[.$BN130];[.$BS130];[.$BX130];[.$CC130];[.$CH130];[.$CM130])" office:value-type="float"/>
          <table:table-cell table:formula="of:=MEDIAN([.$B130];[.$G130];[.$L130];[.$Q130];[.$V130];[.$AA130];[.$AF130];[.$AK130];[.$AP130];[.$AU130];[.$AZ130];[.$BE130];[.$BJ130];[.$BO130];[.$BT130];[.$BY130];[.$CD130];[.$CI130])" office:value-type="float"/>
          <table:table-cell table:formula="of:=MEDIAN([.$C130];[.$H130];[.$M130];[.$R130];[.$W130];[.$AB130];[.$AG130];[.$AL130];[.$AQ130];[.$AV130];[.$BA130];[.$BF130];[.$BK130];[.$BP130];[.$BU130];[.$BZ130];[.$CE130];[.$CJ130])" office:value-type="float"/>
          <table:table-cell table:formula="of:=MEDIAN([.$D130];[.$I130];[.$N130];[.$S130];[.$X130];[.$AC130];[.$AH130];[.$AM130];[.$AR130];[.$AW130];[.$BB130];[.$BG130];[.$BL130];[.$BQ130];[.$BV130];[.$CA130];[.$CF130];[.$CK130])" office:value-type="float"/>
          <table:table-cell table:formula="of:=MEDIAN([.$E130];[.$J130];[.$O130];[.$T130];[.$Y130];[.$AD130];[.$AI130];[.$AN130];[.$AS130];[.$AX130];[.$BC130];[.$BH130];[.$BM130];[.$BR130];[.$BW130];[.$CB130];[.$CG130];[.$CL130])" office:value-type="float"/>
          <table:table-cell table:formula="of:=MEDIAN([.$F130];[.$K130];[.$P130];[.$U130];[.$Z130];[.$AE130];[.$AJ130];[.$AO130];[.$AT130];[.$AY130];[.$BD130];[.$BI130];[.$BN130];[.$BS130];[.$BX130];[.$CC130];[.$CH130];[.$CM130])" office:value-type="float"/>
          <table:table-cell table:formula="of:=MAX([.$B130];[.$G130];[.$L130];[.$Q130];[.$V130];[.$AA130];[.$AF130];[.$AK130];[.$AP130];[.$AU130];[.$AZ130];[.$BE130];[.$BJ130];[.$BO130];[.$BT130];[.$BY130];[.$CD130];[.$CI130])" office:value-type="float"/>
          <table:table-cell table:formula="of:=MAX([.$C130];[.$H130];[.$M130];[.$R130];[.$W130];[.$AB130];[.$AG130];[.$AL130];[.$AQ130];[.$AV130];[.$BA130];[.$BF130];[.$BK130];[.$BP130];[.$BU130];[.$BZ130];[.$CE130];[.$CJ130])" office:value-type="float"/>
          <table:table-cell table:formula="of:=MAX([.$D130];[.$I130];[.$N130];[.$S130];[.$X130];[.$AC130];[.$AH130];[.$AM130];[.$AR130];[.$AW130];[.$BB130];[.$BG130];[.$BL130];[.$BQ130];[.$BV130];[.$CA130];[.$CF130];[.$CK130])" office:value-type="float"/>
          <table:table-cell table:formula="of:=MAX([.$E130];[.$J130];[.$O130];[.$T130];[.$Y130];[.$AD130];[.$AI130];[.$AN130];[.$AS130];[.$AX130];[.$BC130];[.$BH130];[.$BM130];[.$BR130];[.$BW130];[.$CB130];[.$CG130];[.$CL130])" office:value-type="float"/>
          <table:table-cell table:formula="of:=MAX([.$F130];[.$K130];[.$P130];[.$U130];[.$Z130];[.$AE130];[.$AJ130];[.$AO130];[.$AT130];[.$AY130];[.$BD130];[.$BI130];[.$BN130];[.$BS130];[.$BX130];[.$CC130];[.$CH130];[.$CM130])" office:value-type="float"/>
        </table:table-row>
        <table:table-row table:style-name="ro1">
          <table:table-cell office:value-type="string">
            <text:p>dse/2x2/instances/app84-240-3-2.facts</text:p>
          </table:table-cell>
          <table:table-cell office:value-type="float" office:value="1.10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91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64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54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763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72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8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2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8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3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587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92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094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1208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78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926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605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0849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31];[.$G131];[.$L131];[.$Q131];[.$V131];[.$AA131];[.$AF131];[.$AK131];[.$AP131];[.$AU131];[.$AZ131];[.$BE131];[.$BJ131];[.$BO131];[.$BT131];[.$BY131];[.$CD131];[.$CI131])" office:value-type="float"/>
          <table:table-cell table:formula="of:=MIN([.$C131];[.$H131];[.$M131];[.$R131];[.$W131];[.$AB131];[.$AG131];[.$AL131];[.$AQ131];[.$AV131];[.$BA131];[.$BF131];[.$BK131];[.$BP131];[.$BU131];[.$BZ131];[.$CE131];[.$CJ131])" office:value-type="float"/>
          <table:table-cell table:formula="of:=MIN([.$D131];[.$I131];[.$N131];[.$S131];[.$X131];[.$AC131];[.$AH131];[.$AM131];[.$AR131];[.$AW131];[.$BB131];[.$BG131];[.$BL131];[.$BQ131];[.$BV131];[.$CA131];[.$CF131];[.$CK131])" office:value-type="float"/>
          <table:table-cell table:formula="of:=MIN([.$E131];[.$J131];[.$O131];[.$T131];[.$Y131];[.$AD131];[.$AI131];[.$AN131];[.$AS131];[.$AX131];[.$BC131];[.$BH131];[.$BM131];[.$BR131];[.$BW131];[.$CB131];[.$CG131];[.$CL131])" office:value-type="float"/>
          <table:table-cell table:formula="of:=MIN([.$F131];[.$K131];[.$P131];[.$U131];[.$Z131];[.$AE131];[.$AJ131];[.$AO131];[.$AT131];[.$AY131];[.$BD131];[.$BI131];[.$BN131];[.$BS131];[.$BX131];[.$CC131];[.$CH131];[.$CM131])" office:value-type="float"/>
          <table:table-cell table:formula="of:=MEDIAN([.$B131];[.$G131];[.$L131];[.$Q131];[.$V131];[.$AA131];[.$AF131];[.$AK131];[.$AP131];[.$AU131];[.$AZ131];[.$BE131];[.$BJ131];[.$BO131];[.$BT131];[.$BY131];[.$CD131];[.$CI131])" office:value-type="float"/>
          <table:table-cell table:formula="of:=MEDIAN([.$C131];[.$H131];[.$M131];[.$R131];[.$W131];[.$AB131];[.$AG131];[.$AL131];[.$AQ131];[.$AV131];[.$BA131];[.$BF131];[.$BK131];[.$BP131];[.$BU131];[.$BZ131];[.$CE131];[.$CJ131])" office:value-type="float"/>
          <table:table-cell table:formula="of:=MEDIAN([.$D131];[.$I131];[.$N131];[.$S131];[.$X131];[.$AC131];[.$AH131];[.$AM131];[.$AR131];[.$AW131];[.$BB131];[.$BG131];[.$BL131];[.$BQ131];[.$BV131];[.$CA131];[.$CF131];[.$CK131])" office:value-type="float"/>
          <table:table-cell table:formula="of:=MEDIAN([.$E131];[.$J131];[.$O131];[.$T131];[.$Y131];[.$AD131];[.$AI131];[.$AN131];[.$AS131];[.$AX131];[.$BC131];[.$BH131];[.$BM131];[.$BR131];[.$BW131];[.$CB131];[.$CG131];[.$CL131])" office:value-type="float"/>
          <table:table-cell table:formula="of:=MEDIAN([.$F131];[.$K131];[.$P131];[.$U131];[.$Z131];[.$AE131];[.$AJ131];[.$AO131];[.$AT131];[.$AY131];[.$BD131];[.$BI131];[.$BN131];[.$BS131];[.$BX131];[.$CC131];[.$CH131];[.$CM131])" office:value-type="float"/>
          <table:table-cell table:formula="of:=MAX([.$B131];[.$G131];[.$L131];[.$Q131];[.$V131];[.$AA131];[.$AF131];[.$AK131];[.$AP131];[.$AU131];[.$AZ131];[.$BE131];[.$BJ131];[.$BO131];[.$BT131];[.$BY131];[.$CD131];[.$CI131])" office:value-type="float"/>
          <table:table-cell table:formula="of:=MAX([.$C131];[.$H131];[.$M131];[.$R131];[.$W131];[.$AB131];[.$AG131];[.$AL131];[.$AQ131];[.$AV131];[.$BA131];[.$BF131];[.$BK131];[.$BP131];[.$BU131];[.$BZ131];[.$CE131];[.$CJ131])" office:value-type="float"/>
          <table:table-cell table:formula="of:=MAX([.$D131];[.$I131];[.$N131];[.$S131];[.$X131];[.$AC131];[.$AH131];[.$AM131];[.$AR131];[.$AW131];[.$BB131];[.$BG131];[.$BL131];[.$BQ131];[.$BV131];[.$CA131];[.$CF131];[.$CK131])" office:value-type="float"/>
          <table:table-cell table:formula="of:=MAX([.$E131];[.$J131];[.$O131];[.$T131];[.$Y131];[.$AD131];[.$AI131];[.$AN131];[.$AS131];[.$AX131];[.$BC131];[.$BH131];[.$BM131];[.$BR131];[.$BW131];[.$CB131];[.$CG131];[.$CL131])" office:value-type="float"/>
          <table:table-cell table:formula="of:=MAX([.$F131];[.$K131];[.$P131];[.$U131];[.$Z131];[.$AE131];[.$AJ131];[.$AO131];[.$AT131];[.$AY131];[.$BD131];[.$BI131];[.$BN131];[.$BS131];[.$BX131];[.$CC131];[.$CH131];[.$CM131])" office:value-type="float"/>
        </table:table-row>
        <table:table-row table:style-name="ro1">
          <table:table-cell office:value-type="string">
            <text:p>dse/2x2/instances/app85-339-3-2.facts</text:p>
          </table:table-cell>
          <table:table-cell office:value-type="float" office:value="1.2607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731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19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625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10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523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58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13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7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6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84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65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076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5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927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484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003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291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table:formula="of:=MIN([.$B132];[.$G132];[.$L132];[.$Q132];[.$V132];[.$AA132];[.$AF132];[.$AK132];[.$AP132];[.$AU132];[.$AZ132];[.$BE132];[.$BJ132];[.$BO132];[.$BT132];[.$BY132];[.$CD132];[.$CI132])" office:value-type="float"/>
          <table:table-cell table:formula="of:=MIN([.$C132];[.$H132];[.$M132];[.$R132];[.$W132];[.$AB132];[.$AG132];[.$AL132];[.$AQ132];[.$AV132];[.$BA132];[.$BF132];[.$BK132];[.$BP132];[.$BU132];[.$BZ132];[.$CE132];[.$CJ132])" office:value-type="float"/>
          <table:table-cell table:formula="of:=MIN([.$D132];[.$I132];[.$N132];[.$S132];[.$X132];[.$AC132];[.$AH132];[.$AM132];[.$AR132];[.$AW132];[.$BB132];[.$BG132];[.$BL132];[.$BQ132];[.$BV132];[.$CA132];[.$CF132];[.$CK132])" office:value-type="float"/>
          <table:table-cell table:formula="of:=MIN([.$E132];[.$J132];[.$O132];[.$T132];[.$Y132];[.$AD132];[.$AI132];[.$AN132];[.$AS132];[.$AX132];[.$BC132];[.$BH132];[.$BM132];[.$BR132];[.$BW132];[.$CB132];[.$CG132];[.$CL132])" office:value-type="float"/>
          <table:table-cell table:formula="of:=MIN([.$F132];[.$K132];[.$P132];[.$U132];[.$Z132];[.$AE132];[.$AJ132];[.$AO132];[.$AT132];[.$AY132];[.$BD132];[.$BI132];[.$BN132];[.$BS132];[.$BX132];[.$CC132];[.$CH132];[.$CM132])" office:value-type="float"/>
          <table:table-cell table:formula="of:=MEDIAN([.$B132];[.$G132];[.$L132];[.$Q132];[.$V132];[.$AA132];[.$AF132];[.$AK132];[.$AP132];[.$AU132];[.$AZ132];[.$BE132];[.$BJ132];[.$BO132];[.$BT132];[.$BY132];[.$CD132];[.$CI132])" office:value-type="float"/>
          <table:table-cell table:formula="of:=MEDIAN([.$C132];[.$H132];[.$M132];[.$R132];[.$W132];[.$AB132];[.$AG132];[.$AL132];[.$AQ132];[.$AV132];[.$BA132];[.$BF132];[.$BK132];[.$BP132];[.$BU132];[.$BZ132];[.$CE132];[.$CJ132])" office:value-type="float"/>
          <table:table-cell table:formula="of:=MEDIAN([.$D132];[.$I132];[.$N132];[.$S132];[.$X132];[.$AC132];[.$AH132];[.$AM132];[.$AR132];[.$AW132];[.$BB132];[.$BG132];[.$BL132];[.$BQ132];[.$BV132];[.$CA132];[.$CF132];[.$CK132])" office:value-type="float"/>
          <table:table-cell table:formula="of:=MEDIAN([.$E132];[.$J132];[.$O132];[.$T132];[.$Y132];[.$AD132];[.$AI132];[.$AN132];[.$AS132];[.$AX132];[.$BC132];[.$BH132];[.$BM132];[.$BR132];[.$BW132];[.$CB132];[.$CG132];[.$CL132])" office:value-type="float"/>
          <table:table-cell table:formula="of:=MEDIAN([.$F132];[.$K132];[.$P132];[.$U132];[.$Z132];[.$AE132];[.$AJ132];[.$AO132];[.$AT132];[.$AY132];[.$BD132];[.$BI132];[.$BN132];[.$BS132];[.$BX132];[.$CC132];[.$CH132];[.$CM132])" office:value-type="float"/>
          <table:table-cell table:formula="of:=MAX([.$B132];[.$G132];[.$L132];[.$Q132];[.$V132];[.$AA132];[.$AF132];[.$AK132];[.$AP132];[.$AU132];[.$AZ132];[.$BE132];[.$BJ132];[.$BO132];[.$BT132];[.$BY132];[.$CD132];[.$CI132])" office:value-type="float"/>
          <table:table-cell table:formula="of:=MAX([.$C132];[.$H132];[.$M132];[.$R132];[.$W132];[.$AB132];[.$AG132];[.$AL132];[.$AQ132];[.$AV132];[.$BA132];[.$BF132];[.$BK132];[.$BP132];[.$BU132];[.$BZ132];[.$CE132];[.$CJ132])" office:value-type="float"/>
          <table:table-cell table:formula="of:=MAX([.$D132];[.$I132];[.$N132];[.$S132];[.$X132];[.$AC132];[.$AH132];[.$AM132];[.$AR132];[.$AW132];[.$BB132];[.$BG132];[.$BL132];[.$BQ132];[.$BV132];[.$CA132];[.$CF132];[.$CK132])" office:value-type="float"/>
          <table:table-cell table:formula="of:=MAX([.$E132];[.$J132];[.$O132];[.$T132];[.$Y132];[.$AD132];[.$AI132];[.$AN132];[.$AS132];[.$AX132];[.$BC132];[.$BH132];[.$BM132];[.$BR132];[.$BW132];[.$CB132];[.$CG132];[.$CL132])" office:value-type="float"/>
          <table:table-cell table:formula="of:=MAX([.$F132];[.$K132];[.$P132];[.$U132];[.$Z132];[.$AE132];[.$AJ132];[.$AO132];[.$AT132];[.$AY132];[.$BD132];[.$BI132];[.$BN132];[.$BS132];[.$BX132];[.$CC132];[.$CH132];[.$CM132])" office:value-type="float"/>
        </table:table-row>
        <table:table-row table:style-name="ro1">
          <table:table-cell office:value-type="string">
            <text:p>dse/2x2/instances/app87-209-10-9.facts</text:p>
          </table:table-cell>
          <table:table-cell office:value-type="float" office:value="1.169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36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00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11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35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17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0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49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68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29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40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14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238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09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24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07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22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156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3];[.$G133];[.$L133];[.$Q133];[.$V133];[.$AA133];[.$AF133];[.$AK133];[.$AP133];[.$AU133];[.$AZ133];[.$BE133];[.$BJ133];[.$BO133];[.$BT133];[.$BY133];[.$CD133];[.$CI133])" office:value-type="float"/>
          <table:table-cell table:formula="of:=MIN([.$C133];[.$H133];[.$M133];[.$R133];[.$W133];[.$AB133];[.$AG133];[.$AL133];[.$AQ133];[.$AV133];[.$BA133];[.$BF133];[.$BK133];[.$BP133];[.$BU133];[.$BZ133];[.$CE133];[.$CJ133])" office:value-type="float"/>
          <table:table-cell table:formula="of:=MIN([.$D133];[.$I133];[.$N133];[.$S133];[.$X133];[.$AC133];[.$AH133];[.$AM133];[.$AR133];[.$AW133];[.$BB133];[.$BG133];[.$BL133];[.$BQ133];[.$BV133];[.$CA133];[.$CF133];[.$CK133])" office:value-type="float"/>
          <table:table-cell table:formula="of:=MIN([.$E133];[.$J133];[.$O133];[.$T133];[.$Y133];[.$AD133];[.$AI133];[.$AN133];[.$AS133];[.$AX133];[.$BC133];[.$BH133];[.$BM133];[.$BR133];[.$BW133];[.$CB133];[.$CG133];[.$CL133])" office:value-type="float"/>
          <table:table-cell table:formula="of:=MIN([.$F133];[.$K133];[.$P133];[.$U133];[.$Z133];[.$AE133];[.$AJ133];[.$AO133];[.$AT133];[.$AY133];[.$BD133];[.$BI133];[.$BN133];[.$BS133];[.$BX133];[.$CC133];[.$CH133];[.$CM133])" office:value-type="float"/>
          <table:table-cell table:formula="of:=MEDIAN([.$B133];[.$G133];[.$L133];[.$Q133];[.$V133];[.$AA133];[.$AF133];[.$AK133];[.$AP133];[.$AU133];[.$AZ133];[.$BE133];[.$BJ133];[.$BO133];[.$BT133];[.$BY133];[.$CD133];[.$CI133])" office:value-type="float"/>
          <table:table-cell table:formula="of:=MEDIAN([.$C133];[.$H133];[.$M133];[.$R133];[.$W133];[.$AB133];[.$AG133];[.$AL133];[.$AQ133];[.$AV133];[.$BA133];[.$BF133];[.$BK133];[.$BP133];[.$BU133];[.$BZ133];[.$CE133];[.$CJ133])" office:value-type="float"/>
          <table:table-cell table:formula="of:=MEDIAN([.$D133];[.$I133];[.$N133];[.$S133];[.$X133];[.$AC133];[.$AH133];[.$AM133];[.$AR133];[.$AW133];[.$BB133];[.$BG133];[.$BL133];[.$BQ133];[.$BV133];[.$CA133];[.$CF133];[.$CK133])" office:value-type="float"/>
          <table:table-cell table:formula="of:=MEDIAN([.$E133];[.$J133];[.$O133];[.$T133];[.$Y133];[.$AD133];[.$AI133];[.$AN133];[.$AS133];[.$AX133];[.$BC133];[.$BH133];[.$BM133];[.$BR133];[.$BW133];[.$CB133];[.$CG133];[.$CL133])" office:value-type="float"/>
          <table:table-cell table:formula="of:=MEDIAN([.$F133];[.$K133];[.$P133];[.$U133];[.$Z133];[.$AE133];[.$AJ133];[.$AO133];[.$AT133];[.$AY133];[.$BD133];[.$BI133];[.$BN133];[.$BS133];[.$BX133];[.$CC133];[.$CH133];[.$CM133])" office:value-type="float"/>
          <table:table-cell table:formula="of:=MAX([.$B133];[.$G133];[.$L133];[.$Q133];[.$V133];[.$AA133];[.$AF133];[.$AK133];[.$AP133];[.$AU133];[.$AZ133];[.$BE133];[.$BJ133];[.$BO133];[.$BT133];[.$BY133];[.$CD133];[.$CI133])" office:value-type="float"/>
          <table:table-cell table:formula="of:=MAX([.$C133];[.$H133];[.$M133];[.$R133];[.$W133];[.$AB133];[.$AG133];[.$AL133];[.$AQ133];[.$AV133];[.$BA133];[.$BF133];[.$BK133];[.$BP133];[.$BU133];[.$BZ133];[.$CE133];[.$CJ133])" office:value-type="float"/>
          <table:table-cell table:formula="of:=MAX([.$D133];[.$I133];[.$N133];[.$S133];[.$X133];[.$AC133];[.$AH133];[.$AM133];[.$AR133];[.$AW133];[.$BB133];[.$BG133];[.$BL133];[.$BQ133];[.$BV133];[.$CA133];[.$CF133];[.$CK133])" office:value-type="float"/>
          <table:table-cell table:formula="of:=MAX([.$E133];[.$J133];[.$O133];[.$T133];[.$Y133];[.$AD133];[.$AI133];[.$AN133];[.$AS133];[.$AX133];[.$BC133];[.$BH133];[.$BM133];[.$BR133];[.$BW133];[.$CB133];[.$CG133];[.$CL133])" office:value-type="float"/>
          <table:table-cell table:formula="of:=MAX([.$F133];[.$K133];[.$P133];[.$U133];[.$Z133];[.$AE133];[.$AJ133];[.$AO133];[.$AT133];[.$AY133];[.$BD133];[.$BI133];[.$BN133];[.$BS133];[.$BX133];[.$CC133];[.$CH133];[.$CM133])" office:value-type="float"/>
        </table:table-row>
        <table:table-row table:style-name="ro1">
          <table:table-cell office:value-type="string">
            <text:p>dse/2x2/instances/app9-379-7-6.facts</text:p>
          </table:table-cell>
          <table:table-cell office:value-type="float" office:value="1.464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6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85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79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73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8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88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75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64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30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286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0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50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23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414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0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6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3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4];[.$G134];[.$L134];[.$Q134];[.$V134];[.$AA134];[.$AF134];[.$AK134];[.$AP134];[.$AU134];[.$AZ134];[.$BE134];[.$BJ134];[.$BO134];[.$BT134];[.$BY134];[.$CD134];[.$CI134])" office:value-type="float"/>
          <table:table-cell table:formula="of:=MIN([.$C134];[.$H134];[.$M134];[.$R134];[.$W134];[.$AB134];[.$AG134];[.$AL134];[.$AQ134];[.$AV134];[.$BA134];[.$BF134];[.$BK134];[.$BP134];[.$BU134];[.$BZ134];[.$CE134];[.$CJ134])" office:value-type="float"/>
          <table:table-cell table:formula="of:=MIN([.$D134];[.$I134];[.$N134];[.$S134];[.$X134];[.$AC134];[.$AH134];[.$AM134];[.$AR134];[.$AW134];[.$BB134];[.$BG134];[.$BL134];[.$BQ134];[.$BV134];[.$CA134];[.$CF134];[.$CK134])" office:value-type="float"/>
          <table:table-cell table:formula="of:=MIN([.$E134];[.$J134];[.$O134];[.$T134];[.$Y134];[.$AD134];[.$AI134];[.$AN134];[.$AS134];[.$AX134];[.$BC134];[.$BH134];[.$BM134];[.$BR134];[.$BW134];[.$CB134];[.$CG134];[.$CL134])" office:value-type="float"/>
          <table:table-cell table:formula="of:=MIN([.$F134];[.$K134];[.$P134];[.$U134];[.$Z134];[.$AE134];[.$AJ134];[.$AO134];[.$AT134];[.$AY134];[.$BD134];[.$BI134];[.$BN134];[.$BS134];[.$BX134];[.$CC134];[.$CH134];[.$CM134])" office:value-type="float"/>
          <table:table-cell table:formula="of:=MEDIAN([.$B134];[.$G134];[.$L134];[.$Q134];[.$V134];[.$AA134];[.$AF134];[.$AK134];[.$AP134];[.$AU134];[.$AZ134];[.$BE134];[.$BJ134];[.$BO134];[.$BT134];[.$BY134];[.$CD134];[.$CI134])" office:value-type="float"/>
          <table:table-cell table:formula="of:=MEDIAN([.$C134];[.$H134];[.$M134];[.$R134];[.$W134];[.$AB134];[.$AG134];[.$AL134];[.$AQ134];[.$AV134];[.$BA134];[.$BF134];[.$BK134];[.$BP134];[.$BU134];[.$BZ134];[.$CE134];[.$CJ134])" office:value-type="float"/>
          <table:table-cell table:formula="of:=MEDIAN([.$D134];[.$I134];[.$N134];[.$S134];[.$X134];[.$AC134];[.$AH134];[.$AM134];[.$AR134];[.$AW134];[.$BB134];[.$BG134];[.$BL134];[.$BQ134];[.$BV134];[.$CA134];[.$CF134];[.$CK134])" office:value-type="float"/>
          <table:table-cell table:formula="of:=MEDIAN([.$E134];[.$J134];[.$O134];[.$T134];[.$Y134];[.$AD134];[.$AI134];[.$AN134];[.$AS134];[.$AX134];[.$BC134];[.$BH134];[.$BM134];[.$BR134];[.$BW134];[.$CB134];[.$CG134];[.$CL134])" office:value-type="float"/>
          <table:table-cell table:formula="of:=MEDIAN([.$F134];[.$K134];[.$P134];[.$U134];[.$Z134];[.$AE134];[.$AJ134];[.$AO134];[.$AT134];[.$AY134];[.$BD134];[.$BI134];[.$BN134];[.$BS134];[.$BX134];[.$CC134];[.$CH134];[.$CM134])" office:value-type="float"/>
          <table:table-cell table:formula="of:=MAX([.$B134];[.$G134];[.$L134];[.$Q134];[.$V134];[.$AA134];[.$AF134];[.$AK134];[.$AP134];[.$AU134];[.$AZ134];[.$BE134];[.$BJ134];[.$BO134];[.$BT134];[.$BY134];[.$CD134];[.$CI134])" office:value-type="float"/>
          <table:table-cell table:formula="of:=MAX([.$C134];[.$H134];[.$M134];[.$R134];[.$W134];[.$AB134];[.$AG134];[.$AL134];[.$AQ134];[.$AV134];[.$BA134];[.$BF134];[.$BK134];[.$BP134];[.$BU134];[.$BZ134];[.$CE134];[.$CJ134])" office:value-type="float"/>
          <table:table-cell table:formula="of:=MAX([.$D134];[.$I134];[.$N134];[.$S134];[.$X134];[.$AC134];[.$AH134];[.$AM134];[.$AR134];[.$AW134];[.$BB134];[.$BG134];[.$BL134];[.$BQ134];[.$BV134];[.$CA134];[.$CF134];[.$CK134])" office:value-type="float"/>
          <table:table-cell table:formula="of:=MAX([.$E134];[.$J134];[.$O134];[.$T134];[.$Y134];[.$AD134];[.$AI134];[.$AN134];[.$AS134];[.$AX134];[.$BC134];[.$BH134];[.$BM134];[.$BR134];[.$BW134];[.$CB134];[.$CG134];[.$CL134])" office:value-type="float"/>
          <table:table-cell table:formula="of:=MAX([.$F134];[.$K134];[.$P134];[.$U134];[.$Z134];[.$AE134];[.$AJ134];[.$AO134];[.$AT134];[.$AY134];[.$BD134];[.$BI134];[.$BN134];[.$BS134];[.$BX134];[.$CC134];[.$CH134];[.$CM134])" office:value-type="float"/>
        </table:table-row>
        <table:table-row table:style-name="ro1">
          <table:table-cell office:value-type="string">
            <text:p>dse/2x2/instances/app90-360-5-4.facts</text:p>
          </table:table-cell>
          <table:table-cell office:value-type="float" office:value="1.3455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217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536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456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563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437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81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44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343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573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4384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371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2.0"/>
          <table:table-cell office:value-type="float" office:value="1.3994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4941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920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838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908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office:value-type="float" office:value="1.3671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3.0"/>
          <table:table-cell table:formula="of:=MIN([.$B135];[.$G135];[.$L135];[.$Q135];[.$V135];[.$AA135];[.$AF135];[.$AK135];[.$AP135];[.$AU135];[.$AZ135];[.$BE135];[.$BJ135];[.$BO135];[.$BT135];[.$BY135];[.$CD135];[.$CI135])" office:value-type="float"/>
          <table:table-cell table:formula="of:=MIN([.$C135];[.$H135];[.$M135];[.$R135];[.$W135];[.$AB135];[.$AG135];[.$AL135];[.$AQ135];[.$AV135];[.$BA135];[.$BF135];[.$BK135];[.$BP135];[.$BU135];[.$BZ135];[.$CE135];[.$CJ135])" office:value-type="float"/>
          <table:table-cell table:formula="of:=MIN([.$D135];[.$I135];[.$N135];[.$S135];[.$X135];[.$AC135];[.$AH135];[.$AM135];[.$AR135];[.$AW135];[.$BB135];[.$BG135];[.$BL135];[.$BQ135];[.$BV135];[.$CA135];[.$CF135];[.$CK135])" office:value-type="float"/>
          <table:table-cell table:formula="of:=MIN([.$E135];[.$J135];[.$O135];[.$T135];[.$Y135];[.$AD135];[.$AI135];[.$AN135];[.$AS135];[.$AX135];[.$BC135];[.$BH135];[.$BM135];[.$BR135];[.$BW135];[.$CB135];[.$CG135];[.$CL135])" office:value-type="float"/>
          <table:table-cell table:formula="of:=MIN([.$F135];[.$K135];[.$P135];[.$U135];[.$Z135];[.$AE135];[.$AJ135];[.$AO135];[.$AT135];[.$AY135];[.$BD135];[.$BI135];[.$BN135];[.$BS135];[.$BX135];[.$CC135];[.$CH135];[.$CM135])" office:value-type="float"/>
          <table:table-cell table:formula="of:=MEDIAN([.$B135];[.$G135];[.$L135];[.$Q135];[.$V135];[.$AA135];[.$AF135];[.$AK135];[.$AP135];[.$AU135];[.$AZ135];[.$BE135];[.$BJ135];[.$BO135];[.$BT135];[.$BY135];[.$CD135];[.$CI135])" office:value-type="float"/>
          <table:table-cell table:formula="of:=MEDIAN([.$C135];[.$H135];[.$M135];[.$R135];[.$W135];[.$AB135];[.$AG135];[.$AL135];[.$AQ135];[.$AV135];[.$BA135];[.$BF135];[.$BK135];[.$BP135];[.$BU135];[.$BZ135];[.$CE135];[.$CJ135])" office:value-type="float"/>
          <table:table-cell table:formula="of:=MEDIAN([.$D135];[.$I135];[.$N135];[.$S135];[.$X135];[.$AC135];[.$AH135];[.$AM135];[.$AR135];[.$AW135];[.$BB135];[.$BG135];[.$BL135];[.$BQ135];[.$BV135];[.$CA135];[.$CF135];[.$CK135])" office:value-type="float"/>
          <table:table-cell table:formula="of:=MEDIAN([.$E135];[.$J135];[.$O135];[.$T135];[.$Y135];[.$AD135];[.$AI135];[.$AN135];[.$AS135];[.$AX135];[.$BC135];[.$BH135];[.$BM135];[.$BR135];[.$BW135];[.$CB135];[.$CG135];[.$CL135])" office:value-type="float"/>
          <table:table-cell table:formula="of:=MEDIAN([.$F135];[.$K135];[.$P135];[.$U135];[.$Z135];[.$AE135];[.$AJ135];[.$AO135];[.$AT135];[.$AY135];[.$BD135];[.$BI135];[.$BN135];[.$BS135];[.$BX135];[.$CC135];[.$CH135];[.$CM135])" office:value-type="float"/>
          <table:table-cell table:formula="of:=MAX([.$B135];[.$G135];[.$L135];[.$Q135];[.$V135];[.$AA135];[.$AF135];[.$AK135];[.$AP135];[.$AU135];[.$AZ135];[.$BE135];[.$BJ135];[.$BO135];[.$BT135];[.$BY135];[.$CD135];[.$CI135])" office:value-type="float"/>
          <table:table-cell table:formula="of:=MAX([.$C135];[.$H135];[.$M135];[.$R135];[.$W135];[.$AB135];[.$AG135];[.$AL135];[.$AQ135];[.$AV135];[.$BA135];[.$BF135];[.$BK135];[.$BP135];[.$BU135];[.$BZ135];[.$CE135];[.$CJ135])" office:value-type="float"/>
          <table:table-cell table:formula="of:=MAX([.$D135];[.$I135];[.$N135];[.$S135];[.$X135];[.$AC135];[.$AH135];[.$AM135];[.$AR135];[.$AW135];[.$BB135];[.$BG135];[.$BL135];[.$BQ135];[.$BV135];[.$CA135];[.$CF135];[.$CK135])" office:value-type="float"/>
          <table:table-cell table:formula="of:=MAX([.$E135];[.$J135];[.$O135];[.$T135];[.$Y135];[.$AD135];[.$AI135];[.$AN135];[.$AS135];[.$AX135];[.$BC135];[.$BH135];[.$BM135];[.$BR135];[.$BW135];[.$CB135];[.$CG135];[.$CL135])" office:value-type="float"/>
          <table:table-cell table:formula="of:=MAX([.$F135];[.$K135];[.$P135];[.$U135];[.$Z135];[.$AE135];[.$AJ135];[.$AO135];[.$AT135];[.$AY135];[.$BD135];[.$BI135];[.$BN135];[.$BS135];[.$BX135];[.$CC135];[.$CH135];[.$CM135])" office:value-type="float"/>
        </table:table-row>
        <table:table-row table:style-name="ro1">
          <table:table-cell office:value-type="string">
            <text:p>dse/3x3/instances/app0-260-5-4.facts</text:p>
          </table:table-cell>
          <table:table-cell office:value-type="float" office:value="2.900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92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20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99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90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81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867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372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59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3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249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86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93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71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01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696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7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60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6];[.$G136];[.$L136];[.$Q136];[.$V136];[.$AA136];[.$AF136];[.$AK136];[.$AP136];[.$AU136];[.$AZ136];[.$BE136];[.$BJ136];[.$BO136];[.$BT136];[.$BY136];[.$CD136];[.$CI136])" office:value-type="float"/>
          <table:table-cell table:formula="of:=MIN([.$C136];[.$H136];[.$M136];[.$R136];[.$W136];[.$AB136];[.$AG136];[.$AL136];[.$AQ136];[.$AV136];[.$BA136];[.$BF136];[.$BK136];[.$BP136];[.$BU136];[.$BZ136];[.$CE136];[.$CJ136])" office:value-type="float"/>
          <table:table-cell table:formula="of:=MIN([.$D136];[.$I136];[.$N136];[.$S136];[.$X136];[.$AC136];[.$AH136];[.$AM136];[.$AR136];[.$AW136];[.$BB136];[.$BG136];[.$BL136];[.$BQ136];[.$BV136];[.$CA136];[.$CF136];[.$CK136])" office:value-type="float"/>
          <table:table-cell table:formula="of:=MIN([.$E136];[.$J136];[.$O136];[.$T136];[.$Y136];[.$AD136];[.$AI136];[.$AN136];[.$AS136];[.$AX136];[.$BC136];[.$BH136];[.$BM136];[.$BR136];[.$BW136];[.$CB136];[.$CG136];[.$CL136])" office:value-type="float"/>
          <table:table-cell table:formula="of:=MIN([.$F136];[.$K136];[.$P136];[.$U136];[.$Z136];[.$AE136];[.$AJ136];[.$AO136];[.$AT136];[.$AY136];[.$BD136];[.$BI136];[.$BN136];[.$BS136];[.$BX136];[.$CC136];[.$CH136];[.$CM136])" office:value-type="float"/>
          <table:table-cell table:formula="of:=MEDIAN([.$B136];[.$G136];[.$L136];[.$Q136];[.$V136];[.$AA136];[.$AF136];[.$AK136];[.$AP136];[.$AU136];[.$AZ136];[.$BE136];[.$BJ136];[.$BO136];[.$BT136];[.$BY136];[.$CD136];[.$CI136])" office:value-type="float"/>
          <table:table-cell table:formula="of:=MEDIAN([.$C136];[.$H136];[.$M136];[.$R136];[.$W136];[.$AB136];[.$AG136];[.$AL136];[.$AQ136];[.$AV136];[.$BA136];[.$BF136];[.$BK136];[.$BP136];[.$BU136];[.$BZ136];[.$CE136];[.$CJ136])" office:value-type="float"/>
          <table:table-cell table:formula="of:=MEDIAN([.$D136];[.$I136];[.$N136];[.$S136];[.$X136];[.$AC136];[.$AH136];[.$AM136];[.$AR136];[.$AW136];[.$BB136];[.$BG136];[.$BL136];[.$BQ136];[.$BV136];[.$CA136];[.$CF136];[.$CK136])" office:value-type="float"/>
          <table:table-cell table:formula="of:=MEDIAN([.$E136];[.$J136];[.$O136];[.$T136];[.$Y136];[.$AD136];[.$AI136];[.$AN136];[.$AS136];[.$AX136];[.$BC136];[.$BH136];[.$BM136];[.$BR136];[.$BW136];[.$CB136];[.$CG136];[.$CL136])" office:value-type="float"/>
          <table:table-cell table:formula="of:=MEDIAN([.$F136];[.$K136];[.$P136];[.$U136];[.$Z136];[.$AE136];[.$AJ136];[.$AO136];[.$AT136];[.$AY136];[.$BD136];[.$BI136];[.$BN136];[.$BS136];[.$BX136];[.$CC136];[.$CH136];[.$CM136])" office:value-type="float"/>
          <table:table-cell table:formula="of:=MAX([.$B136];[.$G136];[.$L136];[.$Q136];[.$V136];[.$AA136];[.$AF136];[.$AK136];[.$AP136];[.$AU136];[.$AZ136];[.$BE136];[.$BJ136];[.$BO136];[.$BT136];[.$BY136];[.$CD136];[.$CI136])" office:value-type="float"/>
          <table:table-cell table:formula="of:=MAX([.$C136];[.$H136];[.$M136];[.$R136];[.$W136];[.$AB136];[.$AG136];[.$AL136];[.$AQ136];[.$AV136];[.$BA136];[.$BF136];[.$BK136];[.$BP136];[.$BU136];[.$BZ136];[.$CE136];[.$CJ136])" office:value-type="float"/>
          <table:table-cell table:formula="of:=MAX([.$D136];[.$I136];[.$N136];[.$S136];[.$X136];[.$AC136];[.$AH136];[.$AM136];[.$AR136];[.$AW136];[.$BB136];[.$BG136];[.$BL136];[.$BQ136];[.$BV136];[.$CA136];[.$CF136];[.$CK136])" office:value-type="float"/>
          <table:table-cell table:formula="of:=MAX([.$E136];[.$J136];[.$O136];[.$T136];[.$Y136];[.$AD136];[.$AI136];[.$AN136];[.$AS136];[.$AX136];[.$BC136];[.$BH136];[.$BM136];[.$BR136];[.$BW136];[.$CB136];[.$CG136];[.$CL136])" office:value-type="float"/>
          <table:table-cell table:formula="of:=MAX([.$F136];[.$K136];[.$P136];[.$U136];[.$Z136];[.$AE136];[.$AJ136];[.$AO136];[.$AT136];[.$AY136];[.$BD136];[.$BI136];[.$BN136];[.$BS136];[.$BX136];[.$CC136];[.$CH136];[.$CM136])" office:value-type="float"/>
        </table:table-row>
        <table:table-row table:style-name="ro1">
          <table:table-cell office:value-type="string">
            <text:p>dse/3x3/instances/app114-210-3-6.facts</text:p>
          </table:table-cell>
          <table:table-cell office:value-type="float" office:value="2.042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91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88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47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84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48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85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98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88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46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57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18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02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21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08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02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10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7];[.$G137];[.$L137];[.$Q137];[.$V137];[.$AA137];[.$AF137];[.$AK137];[.$AP137];[.$AU137];[.$AZ137];[.$BE137];[.$BJ137];[.$BO137];[.$BT137];[.$BY137];[.$CD137];[.$CI137])" office:value-type="float"/>
          <table:table-cell table:formula="of:=MIN([.$C137];[.$H137];[.$M137];[.$R137];[.$W137];[.$AB137];[.$AG137];[.$AL137];[.$AQ137];[.$AV137];[.$BA137];[.$BF137];[.$BK137];[.$BP137];[.$BU137];[.$BZ137];[.$CE137];[.$CJ137])" office:value-type="float"/>
          <table:table-cell table:formula="of:=MIN([.$D137];[.$I137];[.$N137];[.$S137];[.$X137];[.$AC137];[.$AH137];[.$AM137];[.$AR137];[.$AW137];[.$BB137];[.$BG137];[.$BL137];[.$BQ137];[.$BV137];[.$CA137];[.$CF137];[.$CK137])" office:value-type="float"/>
          <table:table-cell table:formula="of:=MIN([.$E137];[.$J137];[.$O137];[.$T137];[.$Y137];[.$AD137];[.$AI137];[.$AN137];[.$AS137];[.$AX137];[.$BC137];[.$BH137];[.$BM137];[.$BR137];[.$BW137];[.$CB137];[.$CG137];[.$CL137])" office:value-type="float"/>
          <table:table-cell table:formula="of:=MIN([.$F137];[.$K137];[.$P137];[.$U137];[.$Z137];[.$AE137];[.$AJ137];[.$AO137];[.$AT137];[.$AY137];[.$BD137];[.$BI137];[.$BN137];[.$BS137];[.$BX137];[.$CC137];[.$CH137];[.$CM137])" office:value-type="float"/>
          <table:table-cell table:formula="of:=MEDIAN([.$B137];[.$G137];[.$L137];[.$Q137];[.$V137];[.$AA137];[.$AF137];[.$AK137];[.$AP137];[.$AU137];[.$AZ137];[.$BE137];[.$BJ137];[.$BO137];[.$BT137];[.$BY137];[.$CD137];[.$CI137])" office:value-type="float"/>
          <table:table-cell table:formula="of:=MEDIAN([.$C137];[.$H137];[.$M137];[.$R137];[.$W137];[.$AB137];[.$AG137];[.$AL137];[.$AQ137];[.$AV137];[.$BA137];[.$BF137];[.$BK137];[.$BP137];[.$BU137];[.$BZ137];[.$CE137];[.$CJ137])" office:value-type="float"/>
          <table:table-cell table:formula="of:=MEDIAN([.$D137];[.$I137];[.$N137];[.$S137];[.$X137];[.$AC137];[.$AH137];[.$AM137];[.$AR137];[.$AW137];[.$BB137];[.$BG137];[.$BL137];[.$BQ137];[.$BV137];[.$CA137];[.$CF137];[.$CK137])" office:value-type="float"/>
          <table:table-cell table:formula="of:=MEDIAN([.$E137];[.$J137];[.$O137];[.$T137];[.$Y137];[.$AD137];[.$AI137];[.$AN137];[.$AS137];[.$AX137];[.$BC137];[.$BH137];[.$BM137];[.$BR137];[.$BW137];[.$CB137];[.$CG137];[.$CL137])" office:value-type="float"/>
          <table:table-cell table:formula="of:=MEDIAN([.$F137];[.$K137];[.$P137];[.$U137];[.$Z137];[.$AE137];[.$AJ137];[.$AO137];[.$AT137];[.$AY137];[.$BD137];[.$BI137];[.$BN137];[.$BS137];[.$BX137];[.$CC137];[.$CH137];[.$CM137])" office:value-type="float"/>
          <table:table-cell table:formula="of:=MAX([.$B137];[.$G137];[.$L137];[.$Q137];[.$V137];[.$AA137];[.$AF137];[.$AK137];[.$AP137];[.$AU137];[.$AZ137];[.$BE137];[.$BJ137];[.$BO137];[.$BT137];[.$BY137];[.$CD137];[.$CI137])" office:value-type="float"/>
          <table:table-cell table:formula="of:=MAX([.$C137];[.$H137];[.$M137];[.$R137];[.$W137];[.$AB137];[.$AG137];[.$AL137];[.$AQ137];[.$AV137];[.$BA137];[.$BF137];[.$BK137];[.$BP137];[.$BU137];[.$BZ137];[.$CE137];[.$CJ137])" office:value-type="float"/>
          <table:table-cell table:formula="of:=MAX([.$D137];[.$I137];[.$N137];[.$S137];[.$X137];[.$AC137];[.$AH137];[.$AM137];[.$AR137];[.$AW137];[.$BB137];[.$BG137];[.$BL137];[.$BQ137];[.$BV137];[.$CA137];[.$CF137];[.$CK137])" office:value-type="float"/>
          <table:table-cell table:formula="of:=MAX([.$E137];[.$J137];[.$O137];[.$T137];[.$Y137];[.$AD137];[.$AI137];[.$AN137];[.$AS137];[.$AX137];[.$BC137];[.$BH137];[.$BM137];[.$BR137];[.$BW137];[.$CB137];[.$CG137];[.$CL137])" office:value-type="float"/>
          <table:table-cell table:formula="of:=MAX([.$F137];[.$K137];[.$P137];[.$U137];[.$Z137];[.$AE137];[.$AJ137];[.$AO137];[.$AT137];[.$AY137];[.$BD137];[.$BI137];[.$BN137];[.$BS137];[.$BX137];[.$CC137];[.$CH137];[.$CM137])" office:value-type="float"/>
        </table:table-row>
        <table:table-row table:style-name="ro1">
          <table:table-cell office:value-type="string">
            <text:p>dse/3x3/instances/app13-219-5-4.facts</text:p>
          </table:table-cell>
          <table:table-cell office:value-type="float" office:value="2.694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78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4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61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24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0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80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700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757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77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58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54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11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24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47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7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28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23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8];[.$G138];[.$L138];[.$Q138];[.$V138];[.$AA138];[.$AF138];[.$AK138];[.$AP138];[.$AU138];[.$AZ138];[.$BE138];[.$BJ138];[.$BO138];[.$BT138];[.$BY138];[.$CD138];[.$CI138])" office:value-type="float"/>
          <table:table-cell table:formula="of:=MIN([.$C138];[.$H138];[.$M138];[.$R138];[.$W138];[.$AB138];[.$AG138];[.$AL138];[.$AQ138];[.$AV138];[.$BA138];[.$BF138];[.$BK138];[.$BP138];[.$BU138];[.$BZ138];[.$CE138];[.$CJ138])" office:value-type="float"/>
          <table:table-cell table:formula="of:=MIN([.$D138];[.$I138];[.$N138];[.$S138];[.$X138];[.$AC138];[.$AH138];[.$AM138];[.$AR138];[.$AW138];[.$BB138];[.$BG138];[.$BL138];[.$BQ138];[.$BV138];[.$CA138];[.$CF138];[.$CK138])" office:value-type="float"/>
          <table:table-cell table:formula="of:=MIN([.$E138];[.$J138];[.$O138];[.$T138];[.$Y138];[.$AD138];[.$AI138];[.$AN138];[.$AS138];[.$AX138];[.$BC138];[.$BH138];[.$BM138];[.$BR138];[.$BW138];[.$CB138];[.$CG138];[.$CL138])" office:value-type="float"/>
          <table:table-cell table:formula="of:=MIN([.$F138];[.$K138];[.$P138];[.$U138];[.$Z138];[.$AE138];[.$AJ138];[.$AO138];[.$AT138];[.$AY138];[.$BD138];[.$BI138];[.$BN138];[.$BS138];[.$BX138];[.$CC138];[.$CH138];[.$CM138])" office:value-type="float"/>
          <table:table-cell table:formula="of:=MEDIAN([.$B138];[.$G138];[.$L138];[.$Q138];[.$V138];[.$AA138];[.$AF138];[.$AK138];[.$AP138];[.$AU138];[.$AZ138];[.$BE138];[.$BJ138];[.$BO138];[.$BT138];[.$BY138];[.$CD138];[.$CI138])" office:value-type="float"/>
          <table:table-cell table:formula="of:=MEDIAN([.$C138];[.$H138];[.$M138];[.$R138];[.$W138];[.$AB138];[.$AG138];[.$AL138];[.$AQ138];[.$AV138];[.$BA138];[.$BF138];[.$BK138];[.$BP138];[.$BU138];[.$BZ138];[.$CE138];[.$CJ138])" office:value-type="float"/>
          <table:table-cell table:formula="of:=MEDIAN([.$D138];[.$I138];[.$N138];[.$S138];[.$X138];[.$AC138];[.$AH138];[.$AM138];[.$AR138];[.$AW138];[.$BB138];[.$BG138];[.$BL138];[.$BQ138];[.$BV138];[.$CA138];[.$CF138];[.$CK138])" office:value-type="float"/>
          <table:table-cell table:formula="of:=MEDIAN([.$E138];[.$J138];[.$O138];[.$T138];[.$Y138];[.$AD138];[.$AI138];[.$AN138];[.$AS138];[.$AX138];[.$BC138];[.$BH138];[.$BM138];[.$BR138];[.$BW138];[.$CB138];[.$CG138];[.$CL138])" office:value-type="float"/>
          <table:table-cell table:formula="of:=MEDIAN([.$F138];[.$K138];[.$P138];[.$U138];[.$Z138];[.$AE138];[.$AJ138];[.$AO138];[.$AT138];[.$AY138];[.$BD138];[.$BI138];[.$BN138];[.$BS138];[.$BX138];[.$CC138];[.$CH138];[.$CM138])" office:value-type="float"/>
          <table:table-cell table:formula="of:=MAX([.$B138];[.$G138];[.$L138];[.$Q138];[.$V138];[.$AA138];[.$AF138];[.$AK138];[.$AP138];[.$AU138];[.$AZ138];[.$BE138];[.$BJ138];[.$BO138];[.$BT138];[.$BY138];[.$CD138];[.$CI138])" office:value-type="float"/>
          <table:table-cell table:formula="of:=MAX([.$C138];[.$H138];[.$M138];[.$R138];[.$W138];[.$AB138];[.$AG138];[.$AL138];[.$AQ138];[.$AV138];[.$BA138];[.$BF138];[.$BK138];[.$BP138];[.$BU138];[.$BZ138];[.$CE138];[.$CJ138])" office:value-type="float"/>
          <table:table-cell table:formula="of:=MAX([.$D138];[.$I138];[.$N138];[.$S138];[.$X138];[.$AC138];[.$AH138];[.$AM138];[.$AR138];[.$AW138];[.$BB138];[.$BG138];[.$BL138];[.$BQ138];[.$BV138];[.$CA138];[.$CF138];[.$CK138])" office:value-type="float"/>
          <table:table-cell table:formula="of:=MAX([.$E138];[.$J138];[.$O138];[.$T138];[.$Y138];[.$AD138];[.$AI138];[.$AN138];[.$AS138];[.$AX138];[.$BC138];[.$BH138];[.$BM138];[.$BR138];[.$BW138];[.$CB138];[.$CG138];[.$CL138])" office:value-type="float"/>
          <table:table-cell table:formula="of:=MAX([.$F138];[.$K138];[.$P138];[.$U138];[.$Z138];[.$AE138];[.$AJ138];[.$AO138];[.$AT138];[.$AY138];[.$BD138];[.$BI138];[.$BN138];[.$BS138];[.$BX138];[.$CC138];[.$CH138];[.$CM138])" office:value-type="float"/>
        </table:table-row>
        <table:table-row table:style-name="ro1">
          <table:table-cell office:value-type="string">
            <text:p>dse/3x3/instances/app136-210-3-6.facts</text:p>
          </table:table-cell>
          <table:table-cell office:value-type="float" office:value="1.949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76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69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83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36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31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81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85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53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71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82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71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20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20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26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17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02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09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39];[.$G139];[.$L139];[.$Q139];[.$V139];[.$AA139];[.$AF139];[.$AK139];[.$AP139];[.$AU139];[.$AZ139];[.$BE139];[.$BJ139];[.$BO139];[.$BT139];[.$BY139];[.$CD139];[.$CI139])" office:value-type="float"/>
          <table:table-cell table:formula="of:=MIN([.$C139];[.$H139];[.$M139];[.$R139];[.$W139];[.$AB139];[.$AG139];[.$AL139];[.$AQ139];[.$AV139];[.$BA139];[.$BF139];[.$BK139];[.$BP139];[.$BU139];[.$BZ139];[.$CE139];[.$CJ139])" office:value-type="float"/>
          <table:table-cell table:formula="of:=MIN([.$D139];[.$I139];[.$N139];[.$S139];[.$X139];[.$AC139];[.$AH139];[.$AM139];[.$AR139];[.$AW139];[.$BB139];[.$BG139];[.$BL139];[.$BQ139];[.$BV139];[.$CA139];[.$CF139];[.$CK139])" office:value-type="float"/>
          <table:table-cell table:formula="of:=MIN([.$E139];[.$J139];[.$O139];[.$T139];[.$Y139];[.$AD139];[.$AI139];[.$AN139];[.$AS139];[.$AX139];[.$BC139];[.$BH139];[.$BM139];[.$BR139];[.$BW139];[.$CB139];[.$CG139];[.$CL139])" office:value-type="float"/>
          <table:table-cell table:formula="of:=MIN([.$F139];[.$K139];[.$P139];[.$U139];[.$Z139];[.$AE139];[.$AJ139];[.$AO139];[.$AT139];[.$AY139];[.$BD139];[.$BI139];[.$BN139];[.$BS139];[.$BX139];[.$CC139];[.$CH139];[.$CM139])" office:value-type="float"/>
          <table:table-cell table:formula="of:=MEDIAN([.$B139];[.$G139];[.$L139];[.$Q139];[.$V139];[.$AA139];[.$AF139];[.$AK139];[.$AP139];[.$AU139];[.$AZ139];[.$BE139];[.$BJ139];[.$BO139];[.$BT139];[.$BY139];[.$CD139];[.$CI139])" office:value-type="float"/>
          <table:table-cell table:formula="of:=MEDIAN([.$C139];[.$H139];[.$M139];[.$R139];[.$W139];[.$AB139];[.$AG139];[.$AL139];[.$AQ139];[.$AV139];[.$BA139];[.$BF139];[.$BK139];[.$BP139];[.$BU139];[.$BZ139];[.$CE139];[.$CJ139])" office:value-type="float"/>
          <table:table-cell table:formula="of:=MEDIAN([.$D139];[.$I139];[.$N139];[.$S139];[.$X139];[.$AC139];[.$AH139];[.$AM139];[.$AR139];[.$AW139];[.$BB139];[.$BG139];[.$BL139];[.$BQ139];[.$BV139];[.$CA139];[.$CF139];[.$CK139])" office:value-type="float"/>
          <table:table-cell table:formula="of:=MEDIAN([.$E139];[.$J139];[.$O139];[.$T139];[.$Y139];[.$AD139];[.$AI139];[.$AN139];[.$AS139];[.$AX139];[.$BC139];[.$BH139];[.$BM139];[.$BR139];[.$BW139];[.$CB139];[.$CG139];[.$CL139])" office:value-type="float"/>
          <table:table-cell table:formula="of:=MEDIAN([.$F139];[.$K139];[.$P139];[.$U139];[.$Z139];[.$AE139];[.$AJ139];[.$AO139];[.$AT139];[.$AY139];[.$BD139];[.$BI139];[.$BN139];[.$BS139];[.$BX139];[.$CC139];[.$CH139];[.$CM139])" office:value-type="float"/>
          <table:table-cell table:formula="of:=MAX([.$B139];[.$G139];[.$L139];[.$Q139];[.$V139];[.$AA139];[.$AF139];[.$AK139];[.$AP139];[.$AU139];[.$AZ139];[.$BE139];[.$BJ139];[.$BO139];[.$BT139];[.$BY139];[.$CD139];[.$CI139])" office:value-type="float"/>
          <table:table-cell table:formula="of:=MAX([.$C139];[.$H139];[.$M139];[.$R139];[.$W139];[.$AB139];[.$AG139];[.$AL139];[.$AQ139];[.$AV139];[.$BA139];[.$BF139];[.$BK139];[.$BP139];[.$BU139];[.$BZ139];[.$CE139];[.$CJ139])" office:value-type="float"/>
          <table:table-cell table:formula="of:=MAX([.$D139];[.$I139];[.$N139];[.$S139];[.$X139];[.$AC139];[.$AH139];[.$AM139];[.$AR139];[.$AW139];[.$BB139];[.$BG139];[.$BL139];[.$BQ139];[.$BV139];[.$CA139];[.$CF139];[.$CK139])" office:value-type="float"/>
          <table:table-cell table:formula="of:=MAX([.$E139];[.$J139];[.$O139];[.$T139];[.$Y139];[.$AD139];[.$AI139];[.$AN139];[.$AS139];[.$AX139];[.$BC139];[.$BH139];[.$BM139];[.$BR139];[.$BW139];[.$CB139];[.$CG139];[.$CL139])" office:value-type="float"/>
          <table:table-cell table:formula="of:=MAX([.$F139];[.$K139];[.$P139];[.$U139];[.$Z139];[.$AE139];[.$AJ139];[.$AO139];[.$AT139];[.$AY139];[.$BD139];[.$BI139];[.$BN139];[.$BS139];[.$BX139];[.$CC139];[.$CH139];[.$CM139])" office:value-type="float"/>
        </table:table-row>
        <table:table-row table:style-name="ro1">
          <table:table-cell office:value-type="string">
            <text:p>dse/3x3/instances/app14-319-7-6.facts</text:p>
          </table:table-cell>
          <table:table-cell office:value-type="float" office:value="8.67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20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9.390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53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14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5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7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94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93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179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7557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16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831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536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7757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7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769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6.727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0];[.$G140];[.$L140];[.$Q140];[.$V140];[.$AA140];[.$AF140];[.$AK140];[.$AP140];[.$AU140];[.$AZ140];[.$BE140];[.$BJ140];[.$BO140];[.$BT140];[.$BY140];[.$CD140];[.$CI140])" office:value-type="float"/>
          <table:table-cell table:formula="of:=MIN([.$C140];[.$H140];[.$M140];[.$R140];[.$W140];[.$AB140];[.$AG140];[.$AL140];[.$AQ140];[.$AV140];[.$BA140];[.$BF140];[.$BK140];[.$BP140];[.$BU140];[.$BZ140];[.$CE140];[.$CJ140])" office:value-type="float"/>
          <table:table-cell table:formula="of:=MIN([.$D140];[.$I140];[.$N140];[.$S140];[.$X140];[.$AC140];[.$AH140];[.$AM140];[.$AR140];[.$AW140];[.$BB140];[.$BG140];[.$BL140];[.$BQ140];[.$BV140];[.$CA140];[.$CF140];[.$CK140])" office:value-type="float"/>
          <table:table-cell table:formula="of:=MIN([.$E140];[.$J140];[.$O140];[.$T140];[.$Y140];[.$AD140];[.$AI140];[.$AN140];[.$AS140];[.$AX140];[.$BC140];[.$BH140];[.$BM140];[.$BR140];[.$BW140];[.$CB140];[.$CG140];[.$CL140])" office:value-type="float"/>
          <table:table-cell table:formula="of:=MIN([.$F140];[.$K140];[.$P140];[.$U140];[.$Z140];[.$AE140];[.$AJ140];[.$AO140];[.$AT140];[.$AY140];[.$BD140];[.$BI140];[.$BN140];[.$BS140];[.$BX140];[.$CC140];[.$CH140];[.$CM140])" office:value-type="float"/>
          <table:table-cell table:formula="of:=MEDIAN([.$B140];[.$G140];[.$L140];[.$Q140];[.$V140];[.$AA140];[.$AF140];[.$AK140];[.$AP140];[.$AU140];[.$AZ140];[.$BE140];[.$BJ140];[.$BO140];[.$BT140];[.$BY140];[.$CD140];[.$CI140])" office:value-type="float"/>
          <table:table-cell table:formula="of:=MEDIAN([.$C140];[.$H140];[.$M140];[.$R140];[.$W140];[.$AB140];[.$AG140];[.$AL140];[.$AQ140];[.$AV140];[.$BA140];[.$BF140];[.$BK140];[.$BP140];[.$BU140];[.$BZ140];[.$CE140];[.$CJ140])" office:value-type="float"/>
          <table:table-cell table:formula="of:=MEDIAN([.$D140];[.$I140];[.$N140];[.$S140];[.$X140];[.$AC140];[.$AH140];[.$AM140];[.$AR140];[.$AW140];[.$BB140];[.$BG140];[.$BL140];[.$BQ140];[.$BV140];[.$CA140];[.$CF140];[.$CK140])" office:value-type="float"/>
          <table:table-cell table:formula="of:=MEDIAN([.$E140];[.$J140];[.$O140];[.$T140];[.$Y140];[.$AD140];[.$AI140];[.$AN140];[.$AS140];[.$AX140];[.$BC140];[.$BH140];[.$BM140];[.$BR140];[.$BW140];[.$CB140];[.$CG140];[.$CL140])" office:value-type="float"/>
          <table:table-cell table:formula="of:=MEDIAN([.$F140];[.$K140];[.$P140];[.$U140];[.$Z140];[.$AE140];[.$AJ140];[.$AO140];[.$AT140];[.$AY140];[.$BD140];[.$BI140];[.$BN140];[.$BS140];[.$BX140];[.$CC140];[.$CH140];[.$CM140])" office:value-type="float"/>
          <table:table-cell table:formula="of:=MAX([.$B140];[.$G140];[.$L140];[.$Q140];[.$V140];[.$AA140];[.$AF140];[.$AK140];[.$AP140];[.$AU140];[.$AZ140];[.$BE140];[.$BJ140];[.$BO140];[.$BT140];[.$BY140];[.$CD140];[.$CI140])" office:value-type="float"/>
          <table:table-cell table:formula="of:=MAX([.$C140];[.$H140];[.$M140];[.$R140];[.$W140];[.$AB140];[.$AG140];[.$AL140];[.$AQ140];[.$AV140];[.$BA140];[.$BF140];[.$BK140];[.$BP140];[.$BU140];[.$BZ140];[.$CE140];[.$CJ140])" office:value-type="float"/>
          <table:table-cell table:formula="of:=MAX([.$D140];[.$I140];[.$N140];[.$S140];[.$X140];[.$AC140];[.$AH140];[.$AM140];[.$AR140];[.$AW140];[.$BB140];[.$BG140];[.$BL140];[.$BQ140];[.$BV140];[.$CA140];[.$CF140];[.$CK140])" office:value-type="float"/>
          <table:table-cell table:formula="of:=MAX([.$E140];[.$J140];[.$O140];[.$T140];[.$Y140];[.$AD140];[.$AI140];[.$AN140];[.$AS140];[.$AX140];[.$BC140];[.$BH140];[.$BM140];[.$BR140];[.$BW140];[.$CB140];[.$CG140];[.$CL140])" office:value-type="float"/>
          <table:table-cell table:formula="of:=MAX([.$F140];[.$K140];[.$P140];[.$U140];[.$Z140];[.$AE140];[.$AJ140];[.$AO140];[.$AT140];[.$AY140];[.$BD140];[.$BI140];[.$BN140];[.$BS140];[.$BX140];[.$CC140];[.$CH140];[.$CM140])" office:value-type="float"/>
        </table:table-row>
        <table:table-row table:style-name="ro1">
          <table:table-cell office:value-type="string">
            <text:p>dse/3x3/instances/app147-300-3-6.facts</text:p>
          </table:table-cell>
          <table:table-cell office:value-type="float" office:value="2.253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89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9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61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6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29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28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0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31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85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91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2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5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3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2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0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6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1];[.$G141];[.$L141];[.$Q141];[.$V141];[.$AA141];[.$AF141];[.$AK141];[.$AP141];[.$AU141];[.$AZ141];[.$BE141];[.$BJ141];[.$BO141];[.$BT141];[.$BY141];[.$CD141];[.$CI141])" office:value-type="float"/>
          <table:table-cell table:formula="of:=MIN([.$C141];[.$H141];[.$M141];[.$R141];[.$W141];[.$AB141];[.$AG141];[.$AL141];[.$AQ141];[.$AV141];[.$BA141];[.$BF141];[.$BK141];[.$BP141];[.$BU141];[.$BZ141];[.$CE141];[.$CJ141])" office:value-type="float"/>
          <table:table-cell table:formula="of:=MIN([.$D141];[.$I141];[.$N141];[.$S141];[.$X141];[.$AC141];[.$AH141];[.$AM141];[.$AR141];[.$AW141];[.$BB141];[.$BG141];[.$BL141];[.$BQ141];[.$BV141];[.$CA141];[.$CF141];[.$CK141])" office:value-type="float"/>
          <table:table-cell table:formula="of:=MIN([.$E141];[.$J141];[.$O141];[.$T141];[.$Y141];[.$AD141];[.$AI141];[.$AN141];[.$AS141];[.$AX141];[.$BC141];[.$BH141];[.$BM141];[.$BR141];[.$BW141];[.$CB141];[.$CG141];[.$CL141])" office:value-type="float"/>
          <table:table-cell table:formula="of:=MIN([.$F141];[.$K141];[.$P141];[.$U141];[.$Z141];[.$AE141];[.$AJ141];[.$AO141];[.$AT141];[.$AY141];[.$BD141];[.$BI141];[.$BN141];[.$BS141];[.$BX141];[.$CC141];[.$CH141];[.$CM141])" office:value-type="float"/>
          <table:table-cell table:formula="of:=MEDIAN([.$B141];[.$G141];[.$L141];[.$Q141];[.$V141];[.$AA141];[.$AF141];[.$AK141];[.$AP141];[.$AU141];[.$AZ141];[.$BE141];[.$BJ141];[.$BO141];[.$BT141];[.$BY141];[.$CD141];[.$CI141])" office:value-type="float"/>
          <table:table-cell table:formula="of:=MEDIAN([.$C141];[.$H141];[.$M141];[.$R141];[.$W141];[.$AB141];[.$AG141];[.$AL141];[.$AQ141];[.$AV141];[.$BA141];[.$BF141];[.$BK141];[.$BP141];[.$BU141];[.$BZ141];[.$CE141];[.$CJ141])" office:value-type="float"/>
          <table:table-cell table:formula="of:=MEDIAN([.$D141];[.$I141];[.$N141];[.$S141];[.$X141];[.$AC141];[.$AH141];[.$AM141];[.$AR141];[.$AW141];[.$BB141];[.$BG141];[.$BL141];[.$BQ141];[.$BV141];[.$CA141];[.$CF141];[.$CK141])" office:value-type="float"/>
          <table:table-cell table:formula="of:=MEDIAN([.$E141];[.$J141];[.$O141];[.$T141];[.$Y141];[.$AD141];[.$AI141];[.$AN141];[.$AS141];[.$AX141];[.$BC141];[.$BH141];[.$BM141];[.$BR141];[.$BW141];[.$CB141];[.$CG141];[.$CL141])" office:value-type="float"/>
          <table:table-cell table:formula="of:=MEDIAN([.$F141];[.$K141];[.$P141];[.$U141];[.$Z141];[.$AE141];[.$AJ141];[.$AO141];[.$AT141];[.$AY141];[.$BD141];[.$BI141];[.$BN141];[.$BS141];[.$BX141];[.$CC141];[.$CH141];[.$CM141])" office:value-type="float"/>
          <table:table-cell table:formula="of:=MAX([.$B141];[.$G141];[.$L141];[.$Q141];[.$V141];[.$AA141];[.$AF141];[.$AK141];[.$AP141];[.$AU141];[.$AZ141];[.$BE141];[.$BJ141];[.$BO141];[.$BT141];[.$BY141];[.$CD141];[.$CI141])" office:value-type="float"/>
          <table:table-cell table:formula="of:=MAX([.$C141];[.$H141];[.$M141];[.$R141];[.$W141];[.$AB141];[.$AG141];[.$AL141];[.$AQ141];[.$AV141];[.$BA141];[.$BF141];[.$BK141];[.$BP141];[.$BU141];[.$BZ141];[.$CE141];[.$CJ141])" office:value-type="float"/>
          <table:table-cell table:formula="of:=MAX([.$D141];[.$I141];[.$N141];[.$S141];[.$X141];[.$AC141];[.$AH141];[.$AM141];[.$AR141];[.$AW141];[.$BB141];[.$BG141];[.$BL141];[.$BQ141];[.$BV141];[.$CA141];[.$CF141];[.$CK141])" office:value-type="float"/>
          <table:table-cell table:formula="of:=MAX([.$E141];[.$J141];[.$O141];[.$T141];[.$Y141];[.$AD141];[.$AI141];[.$AN141];[.$AS141];[.$AX141];[.$BC141];[.$BH141];[.$BM141];[.$BR141];[.$BW141];[.$CB141];[.$CG141];[.$CL141])" office:value-type="float"/>
          <table:table-cell table:formula="of:=MAX([.$F141];[.$K141];[.$P141];[.$U141];[.$Z141];[.$AE141];[.$AJ141];[.$AO141];[.$AT141];[.$AY141];[.$BD141];[.$BI141];[.$BN141];[.$BS141];[.$BX141];[.$CC141];[.$CH141];[.$CM141])" office:value-type="float"/>
        </table:table-row>
        <table:table-row table:style-name="ro1">
          <table:table-cell office:value-type="string">
            <text:p>dse/3x3/instances/app15-270-5-4.facts</text:p>
          </table:table-cell>
          <table:table-cell office:value-type="float" office:value="2.906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11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11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96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5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74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20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54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46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15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20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15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15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78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66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42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56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62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2];[.$G142];[.$L142];[.$Q142];[.$V142];[.$AA142];[.$AF142];[.$AK142];[.$AP142];[.$AU142];[.$AZ142];[.$BE142];[.$BJ142];[.$BO142];[.$BT142];[.$BY142];[.$CD142];[.$CI142])" office:value-type="float"/>
          <table:table-cell table:formula="of:=MIN([.$C142];[.$H142];[.$M142];[.$R142];[.$W142];[.$AB142];[.$AG142];[.$AL142];[.$AQ142];[.$AV142];[.$BA142];[.$BF142];[.$BK142];[.$BP142];[.$BU142];[.$BZ142];[.$CE142];[.$CJ142])" office:value-type="float"/>
          <table:table-cell table:formula="of:=MIN([.$D142];[.$I142];[.$N142];[.$S142];[.$X142];[.$AC142];[.$AH142];[.$AM142];[.$AR142];[.$AW142];[.$BB142];[.$BG142];[.$BL142];[.$BQ142];[.$BV142];[.$CA142];[.$CF142];[.$CK142])" office:value-type="float"/>
          <table:table-cell table:formula="of:=MIN([.$E142];[.$J142];[.$O142];[.$T142];[.$Y142];[.$AD142];[.$AI142];[.$AN142];[.$AS142];[.$AX142];[.$BC142];[.$BH142];[.$BM142];[.$BR142];[.$BW142];[.$CB142];[.$CG142];[.$CL142])" office:value-type="float"/>
          <table:table-cell table:formula="of:=MIN([.$F142];[.$K142];[.$P142];[.$U142];[.$Z142];[.$AE142];[.$AJ142];[.$AO142];[.$AT142];[.$AY142];[.$BD142];[.$BI142];[.$BN142];[.$BS142];[.$BX142];[.$CC142];[.$CH142];[.$CM142])" office:value-type="float"/>
          <table:table-cell table:formula="of:=MEDIAN([.$B142];[.$G142];[.$L142];[.$Q142];[.$V142];[.$AA142];[.$AF142];[.$AK142];[.$AP142];[.$AU142];[.$AZ142];[.$BE142];[.$BJ142];[.$BO142];[.$BT142];[.$BY142];[.$CD142];[.$CI142])" office:value-type="float"/>
          <table:table-cell table:formula="of:=MEDIAN([.$C142];[.$H142];[.$M142];[.$R142];[.$W142];[.$AB142];[.$AG142];[.$AL142];[.$AQ142];[.$AV142];[.$BA142];[.$BF142];[.$BK142];[.$BP142];[.$BU142];[.$BZ142];[.$CE142];[.$CJ142])" office:value-type="float"/>
          <table:table-cell table:formula="of:=MEDIAN([.$D142];[.$I142];[.$N142];[.$S142];[.$X142];[.$AC142];[.$AH142];[.$AM142];[.$AR142];[.$AW142];[.$BB142];[.$BG142];[.$BL142];[.$BQ142];[.$BV142];[.$CA142];[.$CF142];[.$CK142])" office:value-type="float"/>
          <table:table-cell table:formula="of:=MEDIAN([.$E142];[.$J142];[.$O142];[.$T142];[.$Y142];[.$AD142];[.$AI142];[.$AN142];[.$AS142];[.$AX142];[.$BC142];[.$BH142];[.$BM142];[.$BR142];[.$BW142];[.$CB142];[.$CG142];[.$CL142])" office:value-type="float"/>
          <table:table-cell table:formula="of:=MEDIAN([.$F142];[.$K142];[.$P142];[.$U142];[.$Z142];[.$AE142];[.$AJ142];[.$AO142];[.$AT142];[.$AY142];[.$BD142];[.$BI142];[.$BN142];[.$BS142];[.$BX142];[.$CC142];[.$CH142];[.$CM142])" office:value-type="float"/>
          <table:table-cell table:formula="of:=MAX([.$B142];[.$G142];[.$L142];[.$Q142];[.$V142];[.$AA142];[.$AF142];[.$AK142];[.$AP142];[.$AU142];[.$AZ142];[.$BE142];[.$BJ142];[.$BO142];[.$BT142];[.$BY142];[.$CD142];[.$CI142])" office:value-type="float"/>
          <table:table-cell table:formula="of:=MAX([.$C142];[.$H142];[.$M142];[.$R142];[.$W142];[.$AB142];[.$AG142];[.$AL142];[.$AQ142];[.$AV142];[.$BA142];[.$BF142];[.$BK142];[.$BP142];[.$BU142];[.$BZ142];[.$CE142];[.$CJ142])" office:value-type="float"/>
          <table:table-cell table:formula="of:=MAX([.$D142];[.$I142];[.$N142];[.$S142];[.$X142];[.$AC142];[.$AH142];[.$AM142];[.$AR142];[.$AW142];[.$BB142];[.$BG142];[.$BL142];[.$BQ142];[.$BV142];[.$CA142];[.$CF142];[.$CK142])" office:value-type="float"/>
          <table:table-cell table:formula="of:=MAX([.$E142];[.$J142];[.$O142];[.$T142];[.$Y142];[.$AD142];[.$AI142];[.$AN142];[.$AS142];[.$AX142];[.$BC142];[.$BH142];[.$BM142];[.$BR142];[.$BW142];[.$CB142];[.$CG142];[.$CL142])" office:value-type="float"/>
          <table:table-cell table:formula="of:=MAX([.$F142];[.$K142];[.$P142];[.$U142];[.$Z142];[.$AE142];[.$AJ142];[.$AO142];[.$AT142];[.$AY142];[.$BD142];[.$BI142];[.$BN142];[.$BS142];[.$BX142];[.$CC142];[.$CH142];[.$CM142])" office:value-type="float"/>
        </table:table-row>
        <table:table-row table:style-name="ro1">
          <table:table-cell office:value-type="string">
            <text:p>dse/3x3/instances/app157-339-3-6.facts</text:p>
          </table:table-cell>
          <table:table-cell office:value-type="float" office:value="2.487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803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92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84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67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61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9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54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30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417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56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9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67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65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44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5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547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3];[.$G143];[.$L143];[.$Q143];[.$V143];[.$AA143];[.$AF143];[.$AK143];[.$AP143];[.$AU143];[.$AZ143];[.$BE143];[.$BJ143];[.$BO143];[.$BT143];[.$BY143];[.$CD143];[.$CI143])" office:value-type="float"/>
          <table:table-cell table:formula="of:=MIN([.$C143];[.$H143];[.$M143];[.$R143];[.$W143];[.$AB143];[.$AG143];[.$AL143];[.$AQ143];[.$AV143];[.$BA143];[.$BF143];[.$BK143];[.$BP143];[.$BU143];[.$BZ143];[.$CE143];[.$CJ143])" office:value-type="float"/>
          <table:table-cell table:formula="of:=MIN([.$D143];[.$I143];[.$N143];[.$S143];[.$X143];[.$AC143];[.$AH143];[.$AM143];[.$AR143];[.$AW143];[.$BB143];[.$BG143];[.$BL143];[.$BQ143];[.$BV143];[.$CA143];[.$CF143];[.$CK143])" office:value-type="float"/>
          <table:table-cell table:formula="of:=MIN([.$E143];[.$J143];[.$O143];[.$T143];[.$Y143];[.$AD143];[.$AI143];[.$AN143];[.$AS143];[.$AX143];[.$BC143];[.$BH143];[.$BM143];[.$BR143];[.$BW143];[.$CB143];[.$CG143];[.$CL143])" office:value-type="float"/>
          <table:table-cell table:formula="of:=MIN([.$F143];[.$K143];[.$P143];[.$U143];[.$Z143];[.$AE143];[.$AJ143];[.$AO143];[.$AT143];[.$AY143];[.$BD143];[.$BI143];[.$BN143];[.$BS143];[.$BX143];[.$CC143];[.$CH143];[.$CM143])" office:value-type="float"/>
          <table:table-cell table:formula="of:=MEDIAN([.$B143];[.$G143];[.$L143];[.$Q143];[.$V143];[.$AA143];[.$AF143];[.$AK143];[.$AP143];[.$AU143];[.$AZ143];[.$BE143];[.$BJ143];[.$BO143];[.$BT143];[.$BY143];[.$CD143];[.$CI143])" office:value-type="float"/>
          <table:table-cell table:formula="of:=MEDIAN([.$C143];[.$H143];[.$M143];[.$R143];[.$W143];[.$AB143];[.$AG143];[.$AL143];[.$AQ143];[.$AV143];[.$BA143];[.$BF143];[.$BK143];[.$BP143];[.$BU143];[.$BZ143];[.$CE143];[.$CJ143])" office:value-type="float"/>
          <table:table-cell table:formula="of:=MEDIAN([.$D143];[.$I143];[.$N143];[.$S143];[.$X143];[.$AC143];[.$AH143];[.$AM143];[.$AR143];[.$AW143];[.$BB143];[.$BG143];[.$BL143];[.$BQ143];[.$BV143];[.$CA143];[.$CF143];[.$CK143])" office:value-type="float"/>
          <table:table-cell table:formula="of:=MEDIAN([.$E143];[.$J143];[.$O143];[.$T143];[.$Y143];[.$AD143];[.$AI143];[.$AN143];[.$AS143];[.$AX143];[.$BC143];[.$BH143];[.$BM143];[.$BR143];[.$BW143];[.$CB143];[.$CG143];[.$CL143])" office:value-type="float"/>
          <table:table-cell table:formula="of:=MEDIAN([.$F143];[.$K143];[.$P143];[.$U143];[.$Z143];[.$AE143];[.$AJ143];[.$AO143];[.$AT143];[.$AY143];[.$BD143];[.$BI143];[.$BN143];[.$BS143];[.$BX143];[.$CC143];[.$CH143];[.$CM143])" office:value-type="float"/>
          <table:table-cell table:formula="of:=MAX([.$B143];[.$G143];[.$L143];[.$Q143];[.$V143];[.$AA143];[.$AF143];[.$AK143];[.$AP143];[.$AU143];[.$AZ143];[.$BE143];[.$BJ143];[.$BO143];[.$BT143];[.$BY143];[.$CD143];[.$CI143])" office:value-type="float"/>
          <table:table-cell table:formula="of:=MAX([.$C143];[.$H143];[.$M143];[.$R143];[.$W143];[.$AB143];[.$AG143];[.$AL143];[.$AQ143];[.$AV143];[.$BA143];[.$BF143];[.$BK143];[.$BP143];[.$BU143];[.$BZ143];[.$CE143];[.$CJ143])" office:value-type="float"/>
          <table:table-cell table:formula="of:=MAX([.$D143];[.$I143];[.$N143];[.$S143];[.$X143];[.$AC143];[.$AH143];[.$AM143];[.$AR143];[.$AW143];[.$BB143];[.$BG143];[.$BL143];[.$BQ143];[.$BV143];[.$CA143];[.$CF143];[.$CK143])" office:value-type="float"/>
          <table:table-cell table:formula="of:=MAX([.$E143];[.$J143];[.$O143];[.$T143];[.$Y143];[.$AD143];[.$AI143];[.$AN143];[.$AS143];[.$AX143];[.$BC143];[.$BH143];[.$BM143];[.$BR143];[.$BW143];[.$CB143];[.$CG143];[.$CL143])" office:value-type="float"/>
          <table:table-cell table:formula="of:=MAX([.$F143];[.$K143];[.$P143];[.$U143];[.$Z143];[.$AE143];[.$AJ143];[.$AO143];[.$AT143];[.$AY143];[.$BD143];[.$BI143];[.$BN143];[.$BS143];[.$BX143];[.$CC143];[.$CH143];[.$CM143])" office:value-type="float"/>
        </table:table-row>
        <table:table-row table:style-name="ro1">
          <table:table-cell office:value-type="string">
            <text:p>dse/3x3/instances/app164-339-3-6.facts</text:p>
          </table:table-cell>
          <table:table-cell office:value-type="float" office:value="2.49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0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60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9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56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20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75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4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2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61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7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26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56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7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23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5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46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1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4];[.$G144];[.$L144];[.$Q144];[.$V144];[.$AA144];[.$AF144];[.$AK144];[.$AP144];[.$AU144];[.$AZ144];[.$BE144];[.$BJ144];[.$BO144];[.$BT144];[.$BY144];[.$CD144];[.$CI144])" office:value-type="float"/>
          <table:table-cell table:formula="of:=MIN([.$C144];[.$H144];[.$M144];[.$R144];[.$W144];[.$AB144];[.$AG144];[.$AL144];[.$AQ144];[.$AV144];[.$BA144];[.$BF144];[.$BK144];[.$BP144];[.$BU144];[.$BZ144];[.$CE144];[.$CJ144])" office:value-type="float"/>
          <table:table-cell table:formula="of:=MIN([.$D144];[.$I144];[.$N144];[.$S144];[.$X144];[.$AC144];[.$AH144];[.$AM144];[.$AR144];[.$AW144];[.$BB144];[.$BG144];[.$BL144];[.$BQ144];[.$BV144];[.$CA144];[.$CF144];[.$CK144])" office:value-type="float"/>
          <table:table-cell table:formula="of:=MIN([.$E144];[.$J144];[.$O144];[.$T144];[.$Y144];[.$AD144];[.$AI144];[.$AN144];[.$AS144];[.$AX144];[.$BC144];[.$BH144];[.$BM144];[.$BR144];[.$BW144];[.$CB144];[.$CG144];[.$CL144])" office:value-type="float"/>
          <table:table-cell table:formula="of:=MIN([.$F144];[.$K144];[.$P144];[.$U144];[.$Z144];[.$AE144];[.$AJ144];[.$AO144];[.$AT144];[.$AY144];[.$BD144];[.$BI144];[.$BN144];[.$BS144];[.$BX144];[.$CC144];[.$CH144];[.$CM144])" office:value-type="float"/>
          <table:table-cell table:formula="of:=MEDIAN([.$B144];[.$G144];[.$L144];[.$Q144];[.$V144];[.$AA144];[.$AF144];[.$AK144];[.$AP144];[.$AU144];[.$AZ144];[.$BE144];[.$BJ144];[.$BO144];[.$BT144];[.$BY144];[.$CD144];[.$CI144])" office:value-type="float"/>
          <table:table-cell table:formula="of:=MEDIAN([.$C144];[.$H144];[.$M144];[.$R144];[.$W144];[.$AB144];[.$AG144];[.$AL144];[.$AQ144];[.$AV144];[.$BA144];[.$BF144];[.$BK144];[.$BP144];[.$BU144];[.$BZ144];[.$CE144];[.$CJ144])" office:value-type="float"/>
          <table:table-cell table:formula="of:=MEDIAN([.$D144];[.$I144];[.$N144];[.$S144];[.$X144];[.$AC144];[.$AH144];[.$AM144];[.$AR144];[.$AW144];[.$BB144];[.$BG144];[.$BL144];[.$BQ144];[.$BV144];[.$CA144];[.$CF144];[.$CK144])" office:value-type="float"/>
          <table:table-cell table:formula="of:=MEDIAN([.$E144];[.$J144];[.$O144];[.$T144];[.$Y144];[.$AD144];[.$AI144];[.$AN144];[.$AS144];[.$AX144];[.$BC144];[.$BH144];[.$BM144];[.$BR144];[.$BW144];[.$CB144];[.$CG144];[.$CL144])" office:value-type="float"/>
          <table:table-cell table:formula="of:=MEDIAN([.$F144];[.$K144];[.$P144];[.$U144];[.$Z144];[.$AE144];[.$AJ144];[.$AO144];[.$AT144];[.$AY144];[.$BD144];[.$BI144];[.$BN144];[.$BS144];[.$BX144];[.$CC144];[.$CH144];[.$CM144])" office:value-type="float"/>
          <table:table-cell table:formula="of:=MAX([.$B144];[.$G144];[.$L144];[.$Q144];[.$V144];[.$AA144];[.$AF144];[.$AK144];[.$AP144];[.$AU144];[.$AZ144];[.$BE144];[.$BJ144];[.$BO144];[.$BT144];[.$BY144];[.$CD144];[.$CI144])" office:value-type="float"/>
          <table:table-cell table:formula="of:=MAX([.$C144];[.$H144];[.$M144];[.$R144];[.$W144];[.$AB144];[.$AG144];[.$AL144];[.$AQ144];[.$AV144];[.$BA144];[.$BF144];[.$BK144];[.$BP144];[.$BU144];[.$BZ144];[.$CE144];[.$CJ144])" office:value-type="float"/>
          <table:table-cell table:formula="of:=MAX([.$D144];[.$I144];[.$N144];[.$S144];[.$X144];[.$AC144];[.$AH144];[.$AM144];[.$AR144];[.$AW144];[.$BB144];[.$BG144];[.$BL144];[.$BQ144];[.$BV144];[.$CA144];[.$CF144];[.$CK144])" office:value-type="float"/>
          <table:table-cell table:formula="of:=MAX([.$E144];[.$J144];[.$O144];[.$T144];[.$Y144];[.$AD144];[.$AI144];[.$AN144];[.$AS144];[.$AX144];[.$BC144];[.$BH144];[.$BM144];[.$BR144];[.$BW144];[.$CB144];[.$CG144];[.$CL144])" office:value-type="float"/>
          <table:table-cell table:formula="of:=MAX([.$F144];[.$K144];[.$P144];[.$U144];[.$Z144];[.$AE144];[.$AJ144];[.$AO144];[.$AT144];[.$AY144];[.$BD144];[.$BI144];[.$BN144];[.$BS144];[.$BX144];[.$CC144];[.$CH144];[.$CM144])" office:value-type="float"/>
        </table:table-row>
        <table:table-row table:style-name="ro1">
          <table:table-cell office:value-type="string">
            <text:p>dse/3x3/instances/app167-339-3-6.facts</text:p>
          </table:table-cell>
          <table:table-cell office:value-type="float" office:value="2.486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69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78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81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51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87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5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4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2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59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47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5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41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70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91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80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79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5];[.$G145];[.$L145];[.$Q145];[.$V145];[.$AA145];[.$AF145];[.$AK145];[.$AP145];[.$AU145];[.$AZ145];[.$BE145];[.$BJ145];[.$BO145];[.$BT145];[.$BY145];[.$CD145];[.$CI145])" office:value-type="float"/>
          <table:table-cell table:formula="of:=MIN([.$C145];[.$H145];[.$M145];[.$R145];[.$W145];[.$AB145];[.$AG145];[.$AL145];[.$AQ145];[.$AV145];[.$BA145];[.$BF145];[.$BK145];[.$BP145];[.$BU145];[.$BZ145];[.$CE145];[.$CJ145])" office:value-type="float"/>
          <table:table-cell table:formula="of:=MIN([.$D145];[.$I145];[.$N145];[.$S145];[.$X145];[.$AC145];[.$AH145];[.$AM145];[.$AR145];[.$AW145];[.$BB145];[.$BG145];[.$BL145];[.$BQ145];[.$BV145];[.$CA145];[.$CF145];[.$CK145])" office:value-type="float"/>
          <table:table-cell table:formula="of:=MIN([.$E145];[.$J145];[.$O145];[.$T145];[.$Y145];[.$AD145];[.$AI145];[.$AN145];[.$AS145];[.$AX145];[.$BC145];[.$BH145];[.$BM145];[.$BR145];[.$BW145];[.$CB145];[.$CG145];[.$CL145])" office:value-type="float"/>
          <table:table-cell table:formula="of:=MIN([.$F145];[.$K145];[.$P145];[.$U145];[.$Z145];[.$AE145];[.$AJ145];[.$AO145];[.$AT145];[.$AY145];[.$BD145];[.$BI145];[.$BN145];[.$BS145];[.$BX145];[.$CC145];[.$CH145];[.$CM145])" office:value-type="float"/>
          <table:table-cell table:formula="of:=MEDIAN([.$B145];[.$G145];[.$L145];[.$Q145];[.$V145];[.$AA145];[.$AF145];[.$AK145];[.$AP145];[.$AU145];[.$AZ145];[.$BE145];[.$BJ145];[.$BO145];[.$BT145];[.$BY145];[.$CD145];[.$CI145])" office:value-type="float"/>
          <table:table-cell table:formula="of:=MEDIAN([.$C145];[.$H145];[.$M145];[.$R145];[.$W145];[.$AB145];[.$AG145];[.$AL145];[.$AQ145];[.$AV145];[.$BA145];[.$BF145];[.$BK145];[.$BP145];[.$BU145];[.$BZ145];[.$CE145];[.$CJ145])" office:value-type="float"/>
          <table:table-cell table:formula="of:=MEDIAN([.$D145];[.$I145];[.$N145];[.$S145];[.$X145];[.$AC145];[.$AH145];[.$AM145];[.$AR145];[.$AW145];[.$BB145];[.$BG145];[.$BL145];[.$BQ145];[.$BV145];[.$CA145];[.$CF145];[.$CK145])" office:value-type="float"/>
          <table:table-cell table:formula="of:=MEDIAN([.$E145];[.$J145];[.$O145];[.$T145];[.$Y145];[.$AD145];[.$AI145];[.$AN145];[.$AS145];[.$AX145];[.$BC145];[.$BH145];[.$BM145];[.$BR145];[.$BW145];[.$CB145];[.$CG145];[.$CL145])" office:value-type="float"/>
          <table:table-cell table:formula="of:=MEDIAN([.$F145];[.$K145];[.$P145];[.$U145];[.$Z145];[.$AE145];[.$AJ145];[.$AO145];[.$AT145];[.$AY145];[.$BD145];[.$BI145];[.$BN145];[.$BS145];[.$BX145];[.$CC145];[.$CH145];[.$CM145])" office:value-type="float"/>
          <table:table-cell table:formula="of:=MAX([.$B145];[.$G145];[.$L145];[.$Q145];[.$V145];[.$AA145];[.$AF145];[.$AK145];[.$AP145];[.$AU145];[.$AZ145];[.$BE145];[.$BJ145];[.$BO145];[.$BT145];[.$BY145];[.$CD145];[.$CI145])" office:value-type="float"/>
          <table:table-cell table:formula="of:=MAX([.$C145];[.$H145];[.$M145];[.$R145];[.$W145];[.$AB145];[.$AG145];[.$AL145];[.$AQ145];[.$AV145];[.$BA145];[.$BF145];[.$BK145];[.$BP145];[.$BU145];[.$BZ145];[.$CE145];[.$CJ145])" office:value-type="float"/>
          <table:table-cell table:formula="of:=MAX([.$D145];[.$I145];[.$N145];[.$S145];[.$X145];[.$AC145];[.$AH145];[.$AM145];[.$AR145];[.$AW145];[.$BB145];[.$BG145];[.$BL145];[.$BQ145];[.$BV145];[.$CA145];[.$CF145];[.$CK145])" office:value-type="float"/>
          <table:table-cell table:formula="of:=MAX([.$E145];[.$J145];[.$O145];[.$T145];[.$Y145];[.$AD145];[.$AI145];[.$AN145];[.$AS145];[.$AX145];[.$BC145];[.$BH145];[.$BM145];[.$BR145];[.$BW145];[.$CB145];[.$CG145];[.$CL145])" office:value-type="float"/>
          <table:table-cell table:formula="of:=MAX([.$F145];[.$K145];[.$P145];[.$U145];[.$Z145];[.$AE145];[.$AJ145];[.$AO145];[.$AT145];[.$AY145];[.$BD145];[.$BI145];[.$BN145];[.$BS145];[.$BX145];[.$CC145];[.$CH145];[.$CM145])" office:value-type="float"/>
        </table:table-row>
        <table:table-row table:style-name="ro1">
          <table:table-cell office:value-type="string">
            <text:p>dse/3x3/instances/app18-379-7-6.facts</text:p>
          </table:table-cell>
          <table:table-cell office:value-type="float" office:value="9.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08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29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196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00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377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469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14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349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51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73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8.283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23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.04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4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1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6];[.$G146];[.$L146];[.$Q146];[.$V146];[.$AA146];[.$AF146];[.$AK146];[.$AP146];[.$AU146];[.$AZ146];[.$BE146];[.$BJ146];[.$BO146];[.$BT146];[.$BY146];[.$CD146];[.$CI146])" office:value-type="float"/>
          <table:table-cell table:formula="of:=MIN([.$C146];[.$H146];[.$M146];[.$R146];[.$W146];[.$AB146];[.$AG146];[.$AL146];[.$AQ146];[.$AV146];[.$BA146];[.$BF146];[.$BK146];[.$BP146];[.$BU146];[.$BZ146];[.$CE146];[.$CJ146])" office:value-type="float"/>
          <table:table-cell table:formula="of:=MIN([.$D146];[.$I146];[.$N146];[.$S146];[.$X146];[.$AC146];[.$AH146];[.$AM146];[.$AR146];[.$AW146];[.$BB146];[.$BG146];[.$BL146];[.$BQ146];[.$BV146];[.$CA146];[.$CF146];[.$CK146])" office:value-type="float"/>
          <table:table-cell table:formula="of:=MIN([.$E146];[.$J146];[.$O146];[.$T146];[.$Y146];[.$AD146];[.$AI146];[.$AN146];[.$AS146];[.$AX146];[.$BC146];[.$BH146];[.$BM146];[.$BR146];[.$BW146];[.$CB146];[.$CG146];[.$CL146])" office:value-type="float"/>
          <table:table-cell table:formula="of:=MIN([.$F146];[.$K146];[.$P146];[.$U146];[.$Z146];[.$AE146];[.$AJ146];[.$AO146];[.$AT146];[.$AY146];[.$BD146];[.$BI146];[.$BN146];[.$BS146];[.$BX146];[.$CC146];[.$CH146];[.$CM146])" office:value-type="float"/>
          <table:table-cell table:formula="of:=MEDIAN([.$B146];[.$G146];[.$L146];[.$Q146];[.$V146];[.$AA146];[.$AF146];[.$AK146];[.$AP146];[.$AU146];[.$AZ146];[.$BE146];[.$BJ146];[.$BO146];[.$BT146];[.$BY146];[.$CD146];[.$CI146])" office:value-type="float"/>
          <table:table-cell table:formula="of:=MEDIAN([.$C146];[.$H146];[.$M146];[.$R146];[.$W146];[.$AB146];[.$AG146];[.$AL146];[.$AQ146];[.$AV146];[.$BA146];[.$BF146];[.$BK146];[.$BP146];[.$BU146];[.$BZ146];[.$CE146];[.$CJ146])" office:value-type="float"/>
          <table:table-cell table:formula="of:=MEDIAN([.$D146];[.$I146];[.$N146];[.$S146];[.$X146];[.$AC146];[.$AH146];[.$AM146];[.$AR146];[.$AW146];[.$BB146];[.$BG146];[.$BL146];[.$BQ146];[.$BV146];[.$CA146];[.$CF146];[.$CK146])" office:value-type="float"/>
          <table:table-cell table:formula="of:=MEDIAN([.$E146];[.$J146];[.$O146];[.$T146];[.$Y146];[.$AD146];[.$AI146];[.$AN146];[.$AS146];[.$AX146];[.$BC146];[.$BH146];[.$BM146];[.$BR146];[.$BW146];[.$CB146];[.$CG146];[.$CL146])" office:value-type="float"/>
          <table:table-cell table:formula="of:=MEDIAN([.$F146];[.$K146];[.$P146];[.$U146];[.$Z146];[.$AE146];[.$AJ146];[.$AO146];[.$AT146];[.$AY146];[.$BD146];[.$BI146];[.$BN146];[.$BS146];[.$BX146];[.$CC146];[.$CH146];[.$CM146])" office:value-type="float"/>
          <table:table-cell table:formula="of:=MAX([.$B146];[.$G146];[.$L146];[.$Q146];[.$V146];[.$AA146];[.$AF146];[.$AK146];[.$AP146];[.$AU146];[.$AZ146];[.$BE146];[.$BJ146];[.$BO146];[.$BT146];[.$BY146];[.$CD146];[.$CI146])" office:value-type="float"/>
          <table:table-cell table:formula="of:=MAX([.$C146];[.$H146];[.$M146];[.$R146];[.$W146];[.$AB146];[.$AG146];[.$AL146];[.$AQ146];[.$AV146];[.$BA146];[.$BF146];[.$BK146];[.$BP146];[.$BU146];[.$BZ146];[.$CE146];[.$CJ146])" office:value-type="float"/>
          <table:table-cell table:formula="of:=MAX([.$D146];[.$I146];[.$N146];[.$S146];[.$X146];[.$AC146];[.$AH146];[.$AM146];[.$AR146];[.$AW146];[.$BB146];[.$BG146];[.$BL146];[.$BQ146];[.$BV146];[.$CA146];[.$CF146];[.$CK146])" office:value-type="float"/>
          <table:table-cell table:formula="of:=MAX([.$E146];[.$J146];[.$O146];[.$T146];[.$Y146];[.$AD146];[.$AI146];[.$AN146];[.$AS146];[.$AX146];[.$BC146];[.$BH146];[.$BM146];[.$BR146];[.$BW146];[.$CB146];[.$CG146];[.$CL146])" office:value-type="float"/>
          <table:table-cell table:formula="of:=MAX([.$F146];[.$K146];[.$P146];[.$U146];[.$Z146];[.$AE146];[.$AJ146];[.$AO146];[.$AT146];[.$AY146];[.$BD146];[.$BI146];[.$BN146];[.$BS146];[.$BX146];[.$CC146];[.$CH146];[.$CM146])" office:value-type="float"/>
        </table:table-row>
        <table:table-row table:style-name="ro1">
          <table:table-cell office:value-type="string">
            <text:p>dse/3x3/instances/app19-400-5-4.facts</text:p>
          </table:table-cell>
          <table:table-cell office:value-type="float" office:value="3.472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23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11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7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3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42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79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68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56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04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27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499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07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751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99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86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025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7];[.$G147];[.$L147];[.$Q147];[.$V147];[.$AA147];[.$AF147];[.$AK147];[.$AP147];[.$AU147];[.$AZ147];[.$BE147];[.$BJ147];[.$BO147];[.$BT147];[.$BY147];[.$CD147];[.$CI147])" office:value-type="float"/>
          <table:table-cell table:formula="of:=MIN([.$C147];[.$H147];[.$M147];[.$R147];[.$W147];[.$AB147];[.$AG147];[.$AL147];[.$AQ147];[.$AV147];[.$BA147];[.$BF147];[.$BK147];[.$BP147];[.$BU147];[.$BZ147];[.$CE147];[.$CJ147])" office:value-type="float"/>
          <table:table-cell table:formula="of:=MIN([.$D147];[.$I147];[.$N147];[.$S147];[.$X147];[.$AC147];[.$AH147];[.$AM147];[.$AR147];[.$AW147];[.$BB147];[.$BG147];[.$BL147];[.$BQ147];[.$BV147];[.$CA147];[.$CF147];[.$CK147])" office:value-type="float"/>
          <table:table-cell table:formula="of:=MIN([.$E147];[.$J147];[.$O147];[.$T147];[.$Y147];[.$AD147];[.$AI147];[.$AN147];[.$AS147];[.$AX147];[.$BC147];[.$BH147];[.$BM147];[.$BR147];[.$BW147];[.$CB147];[.$CG147];[.$CL147])" office:value-type="float"/>
          <table:table-cell table:formula="of:=MIN([.$F147];[.$K147];[.$P147];[.$U147];[.$Z147];[.$AE147];[.$AJ147];[.$AO147];[.$AT147];[.$AY147];[.$BD147];[.$BI147];[.$BN147];[.$BS147];[.$BX147];[.$CC147];[.$CH147];[.$CM147])" office:value-type="float"/>
          <table:table-cell table:formula="of:=MEDIAN([.$B147];[.$G147];[.$L147];[.$Q147];[.$V147];[.$AA147];[.$AF147];[.$AK147];[.$AP147];[.$AU147];[.$AZ147];[.$BE147];[.$BJ147];[.$BO147];[.$BT147];[.$BY147];[.$CD147];[.$CI147])" office:value-type="float"/>
          <table:table-cell table:formula="of:=MEDIAN([.$C147];[.$H147];[.$M147];[.$R147];[.$W147];[.$AB147];[.$AG147];[.$AL147];[.$AQ147];[.$AV147];[.$BA147];[.$BF147];[.$BK147];[.$BP147];[.$BU147];[.$BZ147];[.$CE147];[.$CJ147])" office:value-type="float"/>
          <table:table-cell table:formula="of:=MEDIAN([.$D147];[.$I147];[.$N147];[.$S147];[.$X147];[.$AC147];[.$AH147];[.$AM147];[.$AR147];[.$AW147];[.$BB147];[.$BG147];[.$BL147];[.$BQ147];[.$BV147];[.$CA147];[.$CF147];[.$CK147])" office:value-type="float"/>
          <table:table-cell table:formula="of:=MEDIAN([.$E147];[.$J147];[.$O147];[.$T147];[.$Y147];[.$AD147];[.$AI147];[.$AN147];[.$AS147];[.$AX147];[.$BC147];[.$BH147];[.$BM147];[.$BR147];[.$BW147];[.$CB147];[.$CG147];[.$CL147])" office:value-type="float"/>
          <table:table-cell table:formula="of:=MEDIAN([.$F147];[.$K147];[.$P147];[.$U147];[.$Z147];[.$AE147];[.$AJ147];[.$AO147];[.$AT147];[.$AY147];[.$BD147];[.$BI147];[.$BN147];[.$BS147];[.$BX147];[.$CC147];[.$CH147];[.$CM147])" office:value-type="float"/>
          <table:table-cell table:formula="of:=MAX([.$B147];[.$G147];[.$L147];[.$Q147];[.$V147];[.$AA147];[.$AF147];[.$AK147];[.$AP147];[.$AU147];[.$AZ147];[.$BE147];[.$BJ147];[.$BO147];[.$BT147];[.$BY147];[.$CD147];[.$CI147])" office:value-type="float"/>
          <table:table-cell table:formula="of:=MAX([.$C147];[.$H147];[.$M147];[.$R147];[.$W147];[.$AB147];[.$AG147];[.$AL147];[.$AQ147];[.$AV147];[.$BA147];[.$BF147];[.$BK147];[.$BP147];[.$BU147];[.$BZ147];[.$CE147];[.$CJ147])" office:value-type="float"/>
          <table:table-cell table:formula="of:=MAX([.$D147];[.$I147];[.$N147];[.$S147];[.$X147];[.$AC147];[.$AH147];[.$AM147];[.$AR147];[.$AW147];[.$BB147];[.$BG147];[.$BL147];[.$BQ147];[.$BV147];[.$CA147];[.$CF147];[.$CK147])" office:value-type="float"/>
          <table:table-cell table:formula="of:=MAX([.$E147];[.$J147];[.$O147];[.$T147];[.$Y147];[.$AD147];[.$AI147];[.$AN147];[.$AS147];[.$AX147];[.$BC147];[.$BH147];[.$BM147];[.$BR147];[.$BW147];[.$CB147];[.$CG147];[.$CL147])" office:value-type="float"/>
          <table:table-cell table:formula="of:=MAX([.$F147];[.$K147];[.$P147];[.$U147];[.$Z147];[.$AE147];[.$AJ147];[.$AO147];[.$AT147];[.$AY147];[.$BD147];[.$BI147];[.$BN147];[.$BS147];[.$BX147];[.$CC147];[.$CH147];[.$CM147])" office:value-type="float"/>
        </table:table-row>
        <table:table-row table:style-name="ro1">
          <table:table-cell office:value-type="string">
            <text:p>dse/3x3/instances/app196-210-3-6.facts</text:p>
          </table:table-cell>
          <table:table-cell office:value-type="float" office:value="2.0441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095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55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64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8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620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17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2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0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702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45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65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167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96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29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38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28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93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8];[.$G148];[.$L148];[.$Q148];[.$V148];[.$AA148];[.$AF148];[.$AK148];[.$AP148];[.$AU148];[.$AZ148];[.$BE148];[.$BJ148];[.$BO148];[.$BT148];[.$BY148];[.$CD148];[.$CI148])" office:value-type="float"/>
          <table:table-cell table:formula="of:=MIN([.$C148];[.$H148];[.$M148];[.$R148];[.$W148];[.$AB148];[.$AG148];[.$AL148];[.$AQ148];[.$AV148];[.$BA148];[.$BF148];[.$BK148];[.$BP148];[.$BU148];[.$BZ148];[.$CE148];[.$CJ148])" office:value-type="float"/>
          <table:table-cell table:formula="of:=MIN([.$D148];[.$I148];[.$N148];[.$S148];[.$X148];[.$AC148];[.$AH148];[.$AM148];[.$AR148];[.$AW148];[.$BB148];[.$BG148];[.$BL148];[.$BQ148];[.$BV148];[.$CA148];[.$CF148];[.$CK148])" office:value-type="float"/>
          <table:table-cell table:formula="of:=MIN([.$E148];[.$J148];[.$O148];[.$T148];[.$Y148];[.$AD148];[.$AI148];[.$AN148];[.$AS148];[.$AX148];[.$BC148];[.$BH148];[.$BM148];[.$BR148];[.$BW148];[.$CB148];[.$CG148];[.$CL148])" office:value-type="float"/>
          <table:table-cell table:formula="of:=MIN([.$F148];[.$K148];[.$P148];[.$U148];[.$Z148];[.$AE148];[.$AJ148];[.$AO148];[.$AT148];[.$AY148];[.$BD148];[.$BI148];[.$BN148];[.$BS148];[.$BX148];[.$CC148];[.$CH148];[.$CM148])" office:value-type="float"/>
          <table:table-cell table:formula="of:=MEDIAN([.$B148];[.$G148];[.$L148];[.$Q148];[.$V148];[.$AA148];[.$AF148];[.$AK148];[.$AP148];[.$AU148];[.$AZ148];[.$BE148];[.$BJ148];[.$BO148];[.$BT148];[.$BY148];[.$CD148];[.$CI148])" office:value-type="float"/>
          <table:table-cell table:formula="of:=MEDIAN([.$C148];[.$H148];[.$M148];[.$R148];[.$W148];[.$AB148];[.$AG148];[.$AL148];[.$AQ148];[.$AV148];[.$BA148];[.$BF148];[.$BK148];[.$BP148];[.$BU148];[.$BZ148];[.$CE148];[.$CJ148])" office:value-type="float"/>
          <table:table-cell table:formula="of:=MEDIAN([.$D148];[.$I148];[.$N148];[.$S148];[.$X148];[.$AC148];[.$AH148];[.$AM148];[.$AR148];[.$AW148];[.$BB148];[.$BG148];[.$BL148];[.$BQ148];[.$BV148];[.$CA148];[.$CF148];[.$CK148])" office:value-type="float"/>
          <table:table-cell table:formula="of:=MEDIAN([.$E148];[.$J148];[.$O148];[.$T148];[.$Y148];[.$AD148];[.$AI148];[.$AN148];[.$AS148];[.$AX148];[.$BC148];[.$BH148];[.$BM148];[.$BR148];[.$BW148];[.$CB148];[.$CG148];[.$CL148])" office:value-type="float"/>
          <table:table-cell table:formula="of:=MEDIAN([.$F148];[.$K148];[.$P148];[.$U148];[.$Z148];[.$AE148];[.$AJ148];[.$AO148];[.$AT148];[.$AY148];[.$BD148];[.$BI148];[.$BN148];[.$BS148];[.$BX148];[.$CC148];[.$CH148];[.$CM148])" office:value-type="float"/>
          <table:table-cell table:formula="of:=MAX([.$B148];[.$G148];[.$L148];[.$Q148];[.$V148];[.$AA148];[.$AF148];[.$AK148];[.$AP148];[.$AU148];[.$AZ148];[.$BE148];[.$BJ148];[.$BO148];[.$BT148];[.$BY148];[.$CD148];[.$CI148])" office:value-type="float"/>
          <table:table-cell table:formula="of:=MAX([.$C148];[.$H148];[.$M148];[.$R148];[.$W148];[.$AB148];[.$AG148];[.$AL148];[.$AQ148];[.$AV148];[.$BA148];[.$BF148];[.$BK148];[.$BP148];[.$BU148];[.$BZ148];[.$CE148];[.$CJ148])" office:value-type="float"/>
          <table:table-cell table:formula="of:=MAX([.$D148];[.$I148];[.$N148];[.$S148];[.$X148];[.$AC148];[.$AH148];[.$AM148];[.$AR148];[.$AW148];[.$BB148];[.$BG148];[.$BL148];[.$BQ148];[.$BV148];[.$CA148];[.$CF148];[.$CK148])" office:value-type="float"/>
          <table:table-cell table:formula="of:=MAX([.$E148];[.$J148];[.$O148];[.$T148];[.$Y148];[.$AD148];[.$AI148];[.$AN148];[.$AS148];[.$AX148];[.$BC148];[.$BH148];[.$BM148];[.$BR148];[.$BW148];[.$CB148];[.$CG148];[.$CL148])" office:value-type="float"/>
          <table:table-cell table:formula="of:=MAX([.$F148];[.$K148];[.$P148];[.$U148];[.$Z148];[.$AE148];[.$AJ148];[.$AO148];[.$AT148];[.$AY148];[.$BD148];[.$BI148];[.$BN148];[.$BS148];[.$BX148];[.$CC148];[.$CH148];[.$CM148])" office:value-type="float"/>
        </table:table-row>
        <table:table-row table:style-name="ro1">
          <table:table-cell office:value-type="string">
            <text:p>dse/3x3/instances/app41-400-5-4.facts</text:p>
          </table:table-cell>
          <table:table-cell office:value-type="float" office:value="3.628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15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756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96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6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8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907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31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33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39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27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506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91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77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99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491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594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45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49];[.$G149];[.$L149];[.$Q149];[.$V149];[.$AA149];[.$AF149];[.$AK149];[.$AP149];[.$AU149];[.$AZ149];[.$BE149];[.$BJ149];[.$BO149];[.$BT149];[.$BY149];[.$CD149];[.$CI149])" office:value-type="float"/>
          <table:table-cell table:formula="of:=MIN([.$C149];[.$H149];[.$M149];[.$R149];[.$W149];[.$AB149];[.$AG149];[.$AL149];[.$AQ149];[.$AV149];[.$BA149];[.$BF149];[.$BK149];[.$BP149];[.$BU149];[.$BZ149];[.$CE149];[.$CJ149])" office:value-type="float"/>
          <table:table-cell table:formula="of:=MIN([.$D149];[.$I149];[.$N149];[.$S149];[.$X149];[.$AC149];[.$AH149];[.$AM149];[.$AR149];[.$AW149];[.$BB149];[.$BG149];[.$BL149];[.$BQ149];[.$BV149];[.$CA149];[.$CF149];[.$CK149])" office:value-type="float"/>
          <table:table-cell table:formula="of:=MIN([.$E149];[.$J149];[.$O149];[.$T149];[.$Y149];[.$AD149];[.$AI149];[.$AN149];[.$AS149];[.$AX149];[.$BC149];[.$BH149];[.$BM149];[.$BR149];[.$BW149];[.$CB149];[.$CG149];[.$CL149])" office:value-type="float"/>
          <table:table-cell table:formula="of:=MIN([.$F149];[.$K149];[.$P149];[.$U149];[.$Z149];[.$AE149];[.$AJ149];[.$AO149];[.$AT149];[.$AY149];[.$BD149];[.$BI149];[.$BN149];[.$BS149];[.$BX149];[.$CC149];[.$CH149];[.$CM149])" office:value-type="float"/>
          <table:table-cell table:formula="of:=MEDIAN([.$B149];[.$G149];[.$L149];[.$Q149];[.$V149];[.$AA149];[.$AF149];[.$AK149];[.$AP149];[.$AU149];[.$AZ149];[.$BE149];[.$BJ149];[.$BO149];[.$BT149];[.$BY149];[.$CD149];[.$CI149])" office:value-type="float"/>
          <table:table-cell table:formula="of:=MEDIAN([.$C149];[.$H149];[.$M149];[.$R149];[.$W149];[.$AB149];[.$AG149];[.$AL149];[.$AQ149];[.$AV149];[.$BA149];[.$BF149];[.$BK149];[.$BP149];[.$BU149];[.$BZ149];[.$CE149];[.$CJ149])" office:value-type="float"/>
          <table:table-cell table:formula="of:=MEDIAN([.$D149];[.$I149];[.$N149];[.$S149];[.$X149];[.$AC149];[.$AH149];[.$AM149];[.$AR149];[.$AW149];[.$BB149];[.$BG149];[.$BL149];[.$BQ149];[.$BV149];[.$CA149];[.$CF149];[.$CK149])" office:value-type="float"/>
          <table:table-cell table:formula="of:=MEDIAN([.$E149];[.$J149];[.$O149];[.$T149];[.$Y149];[.$AD149];[.$AI149];[.$AN149];[.$AS149];[.$AX149];[.$BC149];[.$BH149];[.$BM149];[.$BR149];[.$BW149];[.$CB149];[.$CG149];[.$CL149])" office:value-type="float"/>
          <table:table-cell table:formula="of:=MEDIAN([.$F149];[.$K149];[.$P149];[.$U149];[.$Z149];[.$AE149];[.$AJ149];[.$AO149];[.$AT149];[.$AY149];[.$BD149];[.$BI149];[.$BN149];[.$BS149];[.$BX149];[.$CC149];[.$CH149];[.$CM149])" office:value-type="float"/>
          <table:table-cell table:formula="of:=MAX([.$B149];[.$G149];[.$L149];[.$Q149];[.$V149];[.$AA149];[.$AF149];[.$AK149];[.$AP149];[.$AU149];[.$AZ149];[.$BE149];[.$BJ149];[.$BO149];[.$BT149];[.$BY149];[.$CD149];[.$CI149])" office:value-type="float"/>
          <table:table-cell table:formula="of:=MAX([.$C149];[.$H149];[.$M149];[.$R149];[.$W149];[.$AB149];[.$AG149];[.$AL149];[.$AQ149];[.$AV149];[.$BA149];[.$BF149];[.$BK149];[.$BP149];[.$BU149];[.$BZ149];[.$CE149];[.$CJ149])" office:value-type="float"/>
          <table:table-cell table:formula="of:=MAX([.$D149];[.$I149];[.$N149];[.$S149];[.$X149];[.$AC149];[.$AH149];[.$AM149];[.$AR149];[.$AW149];[.$BB149];[.$BG149];[.$BL149];[.$BQ149];[.$BV149];[.$CA149];[.$CF149];[.$CK149])" office:value-type="float"/>
          <table:table-cell table:formula="of:=MAX([.$E149];[.$J149];[.$O149];[.$T149];[.$Y149];[.$AD149];[.$AI149];[.$AN149];[.$AS149];[.$AX149];[.$BC149];[.$BH149];[.$BM149];[.$BR149];[.$BW149];[.$CB149];[.$CG149];[.$CL149])" office:value-type="float"/>
          <table:table-cell table:formula="of:=MAX([.$F149];[.$K149];[.$P149];[.$U149];[.$Z149];[.$AE149];[.$AJ149];[.$AO149];[.$AT149];[.$AY149];[.$BD149];[.$BI149];[.$BN149];[.$BS149];[.$BX149];[.$CC149];[.$CH149];[.$CM149])" office:value-type="float"/>
        </table:table-row>
        <table:table-row table:style-name="ro1">
          <table:table-cell office:value-type="string">
            <text:p>dse/3x3/instances/app44-219-5-4.facts</text:p>
          </table:table-cell>
          <table:table-cell office:value-type="float" office:value="2.626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36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38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46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76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42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95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7085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42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69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382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653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41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54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7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23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35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3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0];[.$G150];[.$L150];[.$Q150];[.$V150];[.$AA150];[.$AF150];[.$AK150];[.$AP150];[.$AU150];[.$AZ150];[.$BE150];[.$BJ150];[.$BO150];[.$BT150];[.$BY150];[.$CD150];[.$CI150])" office:value-type="float"/>
          <table:table-cell table:formula="of:=MIN([.$C150];[.$H150];[.$M150];[.$R150];[.$W150];[.$AB150];[.$AG150];[.$AL150];[.$AQ150];[.$AV150];[.$BA150];[.$BF150];[.$BK150];[.$BP150];[.$BU150];[.$BZ150];[.$CE150];[.$CJ150])" office:value-type="float"/>
          <table:table-cell table:formula="of:=MIN([.$D150];[.$I150];[.$N150];[.$S150];[.$X150];[.$AC150];[.$AH150];[.$AM150];[.$AR150];[.$AW150];[.$BB150];[.$BG150];[.$BL150];[.$BQ150];[.$BV150];[.$CA150];[.$CF150];[.$CK150])" office:value-type="float"/>
          <table:table-cell table:formula="of:=MIN([.$E150];[.$J150];[.$O150];[.$T150];[.$Y150];[.$AD150];[.$AI150];[.$AN150];[.$AS150];[.$AX150];[.$BC150];[.$BH150];[.$BM150];[.$BR150];[.$BW150];[.$CB150];[.$CG150];[.$CL150])" office:value-type="float"/>
          <table:table-cell table:formula="of:=MIN([.$F150];[.$K150];[.$P150];[.$U150];[.$Z150];[.$AE150];[.$AJ150];[.$AO150];[.$AT150];[.$AY150];[.$BD150];[.$BI150];[.$BN150];[.$BS150];[.$BX150];[.$CC150];[.$CH150];[.$CM150])" office:value-type="float"/>
          <table:table-cell table:formula="of:=MEDIAN([.$B150];[.$G150];[.$L150];[.$Q150];[.$V150];[.$AA150];[.$AF150];[.$AK150];[.$AP150];[.$AU150];[.$AZ150];[.$BE150];[.$BJ150];[.$BO150];[.$BT150];[.$BY150];[.$CD150];[.$CI150])" office:value-type="float"/>
          <table:table-cell table:formula="of:=MEDIAN([.$C150];[.$H150];[.$M150];[.$R150];[.$W150];[.$AB150];[.$AG150];[.$AL150];[.$AQ150];[.$AV150];[.$BA150];[.$BF150];[.$BK150];[.$BP150];[.$BU150];[.$BZ150];[.$CE150];[.$CJ150])" office:value-type="float"/>
          <table:table-cell table:formula="of:=MEDIAN([.$D150];[.$I150];[.$N150];[.$S150];[.$X150];[.$AC150];[.$AH150];[.$AM150];[.$AR150];[.$AW150];[.$BB150];[.$BG150];[.$BL150];[.$BQ150];[.$BV150];[.$CA150];[.$CF150];[.$CK150])" office:value-type="float"/>
          <table:table-cell table:formula="of:=MEDIAN([.$E150];[.$J150];[.$O150];[.$T150];[.$Y150];[.$AD150];[.$AI150];[.$AN150];[.$AS150];[.$AX150];[.$BC150];[.$BH150];[.$BM150];[.$BR150];[.$BW150];[.$CB150];[.$CG150];[.$CL150])" office:value-type="float"/>
          <table:table-cell table:formula="of:=MEDIAN([.$F150];[.$K150];[.$P150];[.$U150];[.$Z150];[.$AE150];[.$AJ150];[.$AO150];[.$AT150];[.$AY150];[.$BD150];[.$BI150];[.$BN150];[.$BS150];[.$BX150];[.$CC150];[.$CH150];[.$CM150])" office:value-type="float"/>
          <table:table-cell table:formula="of:=MAX([.$B150];[.$G150];[.$L150];[.$Q150];[.$V150];[.$AA150];[.$AF150];[.$AK150];[.$AP150];[.$AU150];[.$AZ150];[.$BE150];[.$BJ150];[.$BO150];[.$BT150];[.$BY150];[.$CD150];[.$CI150])" office:value-type="float"/>
          <table:table-cell table:formula="of:=MAX([.$C150];[.$H150];[.$M150];[.$R150];[.$W150];[.$AB150];[.$AG150];[.$AL150];[.$AQ150];[.$AV150];[.$BA150];[.$BF150];[.$BK150];[.$BP150];[.$BU150];[.$BZ150];[.$CE150];[.$CJ150])" office:value-type="float"/>
          <table:table-cell table:formula="of:=MAX([.$D150];[.$I150];[.$N150];[.$S150];[.$X150];[.$AC150];[.$AH150];[.$AM150];[.$AR150];[.$AW150];[.$BB150];[.$BG150];[.$BL150];[.$BQ150];[.$BV150];[.$CA150];[.$CF150];[.$CK150])" office:value-type="float"/>
          <table:table-cell table:formula="of:=MAX([.$E150];[.$J150];[.$O150];[.$T150];[.$Y150];[.$AD150];[.$AI150];[.$AN150];[.$AS150];[.$AX150];[.$BC150];[.$BH150];[.$BM150];[.$BR150];[.$BW150];[.$CB150];[.$CG150];[.$CL150])" office:value-type="float"/>
          <table:table-cell table:formula="of:=MAX([.$F150];[.$K150];[.$P150];[.$U150];[.$Z150];[.$AE150];[.$AJ150];[.$AO150];[.$AT150];[.$AY150];[.$BD150];[.$BI150];[.$BN150];[.$BS150];[.$BX150];[.$CC150];[.$CH150];[.$CM150])" office:value-type="float"/>
        </table:table-row>
        <table:table-row table:style-name="ro1">
          <table:table-cell office:value-type="string">
            <text:p>dse/3x3/instances/app47-219-3-2.facts</text:p>
          </table:table-cell>
          <table:table-cell office:value-type="float" office:value="1.736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4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53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56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25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84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69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8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40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33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42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62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60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263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27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60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45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46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1];[.$G151];[.$L151];[.$Q151];[.$V151];[.$AA151];[.$AF151];[.$AK151];[.$AP151];[.$AU151];[.$AZ151];[.$BE151];[.$BJ151];[.$BO151];[.$BT151];[.$BY151];[.$CD151];[.$CI151])" office:value-type="float"/>
          <table:table-cell table:formula="of:=MIN([.$C151];[.$H151];[.$M151];[.$R151];[.$W151];[.$AB151];[.$AG151];[.$AL151];[.$AQ151];[.$AV151];[.$BA151];[.$BF151];[.$BK151];[.$BP151];[.$BU151];[.$BZ151];[.$CE151];[.$CJ151])" office:value-type="float"/>
          <table:table-cell table:formula="of:=MIN([.$D151];[.$I151];[.$N151];[.$S151];[.$X151];[.$AC151];[.$AH151];[.$AM151];[.$AR151];[.$AW151];[.$BB151];[.$BG151];[.$BL151];[.$BQ151];[.$BV151];[.$CA151];[.$CF151];[.$CK151])" office:value-type="float"/>
          <table:table-cell table:formula="of:=MIN([.$E151];[.$J151];[.$O151];[.$T151];[.$Y151];[.$AD151];[.$AI151];[.$AN151];[.$AS151];[.$AX151];[.$BC151];[.$BH151];[.$BM151];[.$BR151];[.$BW151];[.$CB151];[.$CG151];[.$CL151])" office:value-type="float"/>
          <table:table-cell table:formula="of:=MIN([.$F151];[.$K151];[.$P151];[.$U151];[.$Z151];[.$AE151];[.$AJ151];[.$AO151];[.$AT151];[.$AY151];[.$BD151];[.$BI151];[.$BN151];[.$BS151];[.$BX151];[.$CC151];[.$CH151];[.$CM151])" office:value-type="float"/>
          <table:table-cell table:formula="of:=MEDIAN([.$B151];[.$G151];[.$L151];[.$Q151];[.$V151];[.$AA151];[.$AF151];[.$AK151];[.$AP151];[.$AU151];[.$AZ151];[.$BE151];[.$BJ151];[.$BO151];[.$BT151];[.$BY151];[.$CD151];[.$CI151])" office:value-type="float"/>
          <table:table-cell table:formula="of:=MEDIAN([.$C151];[.$H151];[.$M151];[.$R151];[.$W151];[.$AB151];[.$AG151];[.$AL151];[.$AQ151];[.$AV151];[.$BA151];[.$BF151];[.$BK151];[.$BP151];[.$BU151];[.$BZ151];[.$CE151];[.$CJ151])" office:value-type="float"/>
          <table:table-cell table:formula="of:=MEDIAN([.$D151];[.$I151];[.$N151];[.$S151];[.$X151];[.$AC151];[.$AH151];[.$AM151];[.$AR151];[.$AW151];[.$BB151];[.$BG151];[.$BL151];[.$BQ151];[.$BV151];[.$CA151];[.$CF151];[.$CK151])" office:value-type="float"/>
          <table:table-cell table:formula="of:=MEDIAN([.$E151];[.$J151];[.$O151];[.$T151];[.$Y151];[.$AD151];[.$AI151];[.$AN151];[.$AS151];[.$AX151];[.$BC151];[.$BH151];[.$BM151];[.$BR151];[.$BW151];[.$CB151];[.$CG151];[.$CL151])" office:value-type="float"/>
          <table:table-cell table:formula="of:=MEDIAN([.$F151];[.$K151];[.$P151];[.$U151];[.$Z151];[.$AE151];[.$AJ151];[.$AO151];[.$AT151];[.$AY151];[.$BD151];[.$BI151];[.$BN151];[.$BS151];[.$BX151];[.$CC151];[.$CH151];[.$CM151])" office:value-type="float"/>
          <table:table-cell table:formula="of:=MAX([.$B151];[.$G151];[.$L151];[.$Q151];[.$V151];[.$AA151];[.$AF151];[.$AK151];[.$AP151];[.$AU151];[.$AZ151];[.$BE151];[.$BJ151];[.$BO151];[.$BT151];[.$BY151];[.$CD151];[.$CI151])" office:value-type="float"/>
          <table:table-cell table:formula="of:=MAX([.$C151];[.$H151];[.$M151];[.$R151];[.$W151];[.$AB151];[.$AG151];[.$AL151];[.$AQ151];[.$AV151];[.$BA151];[.$BF151];[.$BK151];[.$BP151];[.$BU151];[.$BZ151];[.$CE151];[.$CJ151])" office:value-type="float"/>
          <table:table-cell table:formula="of:=MAX([.$D151];[.$I151];[.$N151];[.$S151];[.$X151];[.$AC151];[.$AH151];[.$AM151];[.$AR151];[.$AW151];[.$BB151];[.$BG151];[.$BL151];[.$BQ151];[.$BV151];[.$CA151];[.$CF151];[.$CK151])" office:value-type="float"/>
          <table:table-cell table:formula="of:=MAX([.$E151];[.$J151];[.$O151];[.$T151];[.$Y151];[.$AD151];[.$AI151];[.$AN151];[.$AS151];[.$AX151];[.$BC151];[.$BH151];[.$BM151];[.$BR151];[.$BW151];[.$CB151];[.$CG151];[.$CL151])" office:value-type="float"/>
          <table:table-cell table:formula="of:=MAX([.$F151];[.$K151];[.$P151];[.$U151];[.$Z151];[.$AE151];[.$AJ151];[.$AO151];[.$AT151];[.$AY151];[.$BD151];[.$BI151];[.$BN151];[.$BS151];[.$BX151];[.$CC151];[.$CH151];[.$CM151])" office:value-type="float"/>
        </table:table-row>
        <table:table-row table:style-name="ro1">
          <table:table-cell office:value-type="string">
            <text:p>dse/3x3/instances/app49-210-5-4.facts</text:p>
          </table:table-cell>
          <table:table-cell office:value-type="float" office:value="2.620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81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05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38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2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3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105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2223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783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980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935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35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22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17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3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12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29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2];[.$G152];[.$L152];[.$Q152];[.$V152];[.$AA152];[.$AF152];[.$AK152];[.$AP152];[.$AU152];[.$AZ152];[.$BE152];[.$BJ152];[.$BO152];[.$BT152];[.$BY152];[.$CD152];[.$CI152])" office:value-type="float"/>
          <table:table-cell table:formula="of:=MIN([.$C152];[.$H152];[.$M152];[.$R152];[.$W152];[.$AB152];[.$AG152];[.$AL152];[.$AQ152];[.$AV152];[.$BA152];[.$BF152];[.$BK152];[.$BP152];[.$BU152];[.$BZ152];[.$CE152];[.$CJ152])" office:value-type="float"/>
          <table:table-cell table:formula="of:=MIN([.$D152];[.$I152];[.$N152];[.$S152];[.$X152];[.$AC152];[.$AH152];[.$AM152];[.$AR152];[.$AW152];[.$BB152];[.$BG152];[.$BL152];[.$BQ152];[.$BV152];[.$CA152];[.$CF152];[.$CK152])" office:value-type="float"/>
          <table:table-cell table:formula="of:=MIN([.$E152];[.$J152];[.$O152];[.$T152];[.$Y152];[.$AD152];[.$AI152];[.$AN152];[.$AS152];[.$AX152];[.$BC152];[.$BH152];[.$BM152];[.$BR152];[.$BW152];[.$CB152];[.$CG152];[.$CL152])" office:value-type="float"/>
          <table:table-cell table:formula="of:=MIN([.$F152];[.$K152];[.$P152];[.$U152];[.$Z152];[.$AE152];[.$AJ152];[.$AO152];[.$AT152];[.$AY152];[.$BD152];[.$BI152];[.$BN152];[.$BS152];[.$BX152];[.$CC152];[.$CH152];[.$CM152])" office:value-type="float"/>
          <table:table-cell table:formula="of:=MEDIAN([.$B152];[.$G152];[.$L152];[.$Q152];[.$V152];[.$AA152];[.$AF152];[.$AK152];[.$AP152];[.$AU152];[.$AZ152];[.$BE152];[.$BJ152];[.$BO152];[.$BT152];[.$BY152];[.$CD152];[.$CI152])" office:value-type="float"/>
          <table:table-cell table:formula="of:=MEDIAN([.$C152];[.$H152];[.$M152];[.$R152];[.$W152];[.$AB152];[.$AG152];[.$AL152];[.$AQ152];[.$AV152];[.$BA152];[.$BF152];[.$BK152];[.$BP152];[.$BU152];[.$BZ152];[.$CE152];[.$CJ152])" office:value-type="float"/>
          <table:table-cell table:formula="of:=MEDIAN([.$D152];[.$I152];[.$N152];[.$S152];[.$X152];[.$AC152];[.$AH152];[.$AM152];[.$AR152];[.$AW152];[.$BB152];[.$BG152];[.$BL152];[.$BQ152];[.$BV152];[.$CA152];[.$CF152];[.$CK152])" office:value-type="float"/>
          <table:table-cell table:formula="of:=MEDIAN([.$E152];[.$J152];[.$O152];[.$T152];[.$Y152];[.$AD152];[.$AI152];[.$AN152];[.$AS152];[.$AX152];[.$BC152];[.$BH152];[.$BM152];[.$BR152];[.$BW152];[.$CB152];[.$CG152];[.$CL152])" office:value-type="float"/>
          <table:table-cell table:formula="of:=MEDIAN([.$F152];[.$K152];[.$P152];[.$U152];[.$Z152];[.$AE152];[.$AJ152];[.$AO152];[.$AT152];[.$AY152];[.$BD152];[.$BI152];[.$BN152];[.$BS152];[.$BX152];[.$CC152];[.$CH152];[.$CM152])" office:value-type="float"/>
          <table:table-cell table:formula="of:=MAX([.$B152];[.$G152];[.$L152];[.$Q152];[.$V152];[.$AA152];[.$AF152];[.$AK152];[.$AP152];[.$AU152];[.$AZ152];[.$BE152];[.$BJ152];[.$BO152];[.$BT152];[.$BY152];[.$CD152];[.$CI152])" office:value-type="float"/>
          <table:table-cell table:formula="of:=MAX([.$C152];[.$H152];[.$M152];[.$R152];[.$W152];[.$AB152];[.$AG152];[.$AL152];[.$AQ152];[.$AV152];[.$BA152];[.$BF152];[.$BK152];[.$BP152];[.$BU152];[.$BZ152];[.$CE152];[.$CJ152])" office:value-type="float"/>
          <table:table-cell table:formula="of:=MAX([.$D152];[.$I152];[.$N152];[.$S152];[.$X152];[.$AC152];[.$AH152];[.$AM152];[.$AR152];[.$AW152];[.$BB152];[.$BG152];[.$BL152];[.$BQ152];[.$BV152];[.$CA152];[.$CF152];[.$CK152])" office:value-type="float"/>
          <table:table-cell table:formula="of:=MAX([.$E152];[.$J152];[.$O152];[.$T152];[.$Y152];[.$AD152];[.$AI152];[.$AN152];[.$AS152];[.$AX152];[.$BC152];[.$BH152];[.$BM152];[.$BR152];[.$BW152];[.$CB152];[.$CG152];[.$CL152])" office:value-type="float"/>
          <table:table-cell table:formula="of:=MAX([.$F152];[.$K152];[.$P152];[.$U152];[.$Z152];[.$AE152];[.$AJ152];[.$AO152];[.$AT152];[.$AY152];[.$BD152];[.$BI152];[.$BN152];[.$BS152];[.$BX152];[.$CC152];[.$CH152];[.$CM152])" office:value-type="float"/>
        </table:table-row>
        <table:table-row table:style-name="ro1">
          <table:table-cell office:value-type="string">
            <text:p>dse/3x3/instances/app53-379-7-6.facts</text:p>
          </table:table-cell>
          <table:table-cell office:value-type="float" office:value="9.262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449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481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04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11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08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787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368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329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53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074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8.297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36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.23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11.32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6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6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4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3];[.$G153];[.$L153];[.$Q153];[.$V153];[.$AA153];[.$AF153];[.$AK153];[.$AP153];[.$AU153];[.$AZ153];[.$BE153];[.$BJ153];[.$BO153];[.$BT153];[.$BY153];[.$CD153];[.$CI153])" office:value-type="float"/>
          <table:table-cell table:formula="of:=MIN([.$C153];[.$H153];[.$M153];[.$R153];[.$W153];[.$AB153];[.$AG153];[.$AL153];[.$AQ153];[.$AV153];[.$BA153];[.$BF153];[.$BK153];[.$BP153];[.$BU153];[.$BZ153];[.$CE153];[.$CJ153])" office:value-type="float"/>
          <table:table-cell table:formula="of:=MIN([.$D153];[.$I153];[.$N153];[.$S153];[.$X153];[.$AC153];[.$AH153];[.$AM153];[.$AR153];[.$AW153];[.$BB153];[.$BG153];[.$BL153];[.$BQ153];[.$BV153];[.$CA153];[.$CF153];[.$CK153])" office:value-type="float"/>
          <table:table-cell table:formula="of:=MIN([.$E153];[.$J153];[.$O153];[.$T153];[.$Y153];[.$AD153];[.$AI153];[.$AN153];[.$AS153];[.$AX153];[.$BC153];[.$BH153];[.$BM153];[.$BR153];[.$BW153];[.$CB153];[.$CG153];[.$CL153])" office:value-type="float"/>
          <table:table-cell table:formula="of:=MIN([.$F153];[.$K153];[.$P153];[.$U153];[.$Z153];[.$AE153];[.$AJ153];[.$AO153];[.$AT153];[.$AY153];[.$BD153];[.$BI153];[.$BN153];[.$BS153];[.$BX153];[.$CC153];[.$CH153];[.$CM153])" office:value-type="float"/>
          <table:table-cell table:formula="of:=MEDIAN([.$B153];[.$G153];[.$L153];[.$Q153];[.$V153];[.$AA153];[.$AF153];[.$AK153];[.$AP153];[.$AU153];[.$AZ153];[.$BE153];[.$BJ153];[.$BO153];[.$BT153];[.$BY153];[.$CD153];[.$CI153])" office:value-type="float"/>
          <table:table-cell table:formula="of:=MEDIAN([.$C153];[.$H153];[.$M153];[.$R153];[.$W153];[.$AB153];[.$AG153];[.$AL153];[.$AQ153];[.$AV153];[.$BA153];[.$BF153];[.$BK153];[.$BP153];[.$BU153];[.$BZ153];[.$CE153];[.$CJ153])" office:value-type="float"/>
          <table:table-cell table:formula="of:=MEDIAN([.$D153];[.$I153];[.$N153];[.$S153];[.$X153];[.$AC153];[.$AH153];[.$AM153];[.$AR153];[.$AW153];[.$BB153];[.$BG153];[.$BL153];[.$BQ153];[.$BV153];[.$CA153];[.$CF153];[.$CK153])" office:value-type="float"/>
          <table:table-cell table:formula="of:=MEDIAN([.$E153];[.$J153];[.$O153];[.$T153];[.$Y153];[.$AD153];[.$AI153];[.$AN153];[.$AS153];[.$AX153];[.$BC153];[.$BH153];[.$BM153];[.$BR153];[.$BW153];[.$CB153];[.$CG153];[.$CL153])" office:value-type="float"/>
          <table:table-cell table:formula="of:=MEDIAN([.$F153];[.$K153];[.$P153];[.$U153];[.$Z153];[.$AE153];[.$AJ153];[.$AO153];[.$AT153];[.$AY153];[.$BD153];[.$BI153];[.$BN153];[.$BS153];[.$BX153];[.$CC153];[.$CH153];[.$CM153])" office:value-type="float"/>
          <table:table-cell table:formula="of:=MAX([.$B153];[.$G153];[.$L153];[.$Q153];[.$V153];[.$AA153];[.$AF153];[.$AK153];[.$AP153];[.$AU153];[.$AZ153];[.$BE153];[.$BJ153];[.$BO153];[.$BT153];[.$BY153];[.$CD153];[.$CI153])" office:value-type="float"/>
          <table:table-cell table:formula="of:=MAX([.$C153];[.$H153];[.$M153];[.$R153];[.$W153];[.$AB153];[.$AG153];[.$AL153];[.$AQ153];[.$AV153];[.$BA153];[.$BF153];[.$BK153];[.$BP153];[.$BU153];[.$BZ153];[.$CE153];[.$CJ153])" office:value-type="float"/>
          <table:table-cell table:formula="of:=MAX([.$D153];[.$I153];[.$N153];[.$S153];[.$X153];[.$AC153];[.$AH153];[.$AM153];[.$AR153];[.$AW153];[.$BB153];[.$BG153];[.$BL153];[.$BQ153];[.$BV153];[.$CA153];[.$CF153];[.$CK153])" office:value-type="float"/>
          <table:table-cell table:formula="of:=MAX([.$E153];[.$J153];[.$O153];[.$T153];[.$Y153];[.$AD153];[.$AI153];[.$AN153];[.$AS153];[.$AX153];[.$BC153];[.$BH153];[.$BM153];[.$BR153];[.$BW153];[.$CB153];[.$CG153];[.$CL153])" office:value-type="float"/>
          <table:table-cell table:formula="of:=MAX([.$F153];[.$K153];[.$P153];[.$U153];[.$Z153];[.$AE153];[.$AJ153];[.$AO153];[.$AT153];[.$AY153];[.$BD153];[.$BI153];[.$BN153];[.$BS153];[.$BX153];[.$CC153];[.$CH153];[.$CM153])" office:value-type="float"/>
        </table:table-row>
        <table:table-row table:style-name="ro1">
          <table:table-cell office:value-type="string">
            <text:p>dse/3x3/instances/app58-259-7-6.facts</text:p>
          </table:table-cell>
          <table:table-cell office:value-type="float" office:value="7.386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444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925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850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352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497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176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812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122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9392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868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964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363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7.019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5937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611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611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6.65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4];[.$G154];[.$L154];[.$Q154];[.$V154];[.$AA154];[.$AF154];[.$AK154];[.$AP154];[.$AU154];[.$AZ154];[.$BE154];[.$BJ154];[.$BO154];[.$BT154];[.$BY154];[.$CD154];[.$CI154])" office:value-type="float"/>
          <table:table-cell table:formula="of:=MIN([.$C154];[.$H154];[.$M154];[.$R154];[.$W154];[.$AB154];[.$AG154];[.$AL154];[.$AQ154];[.$AV154];[.$BA154];[.$BF154];[.$BK154];[.$BP154];[.$BU154];[.$BZ154];[.$CE154];[.$CJ154])" office:value-type="float"/>
          <table:table-cell table:formula="of:=MIN([.$D154];[.$I154];[.$N154];[.$S154];[.$X154];[.$AC154];[.$AH154];[.$AM154];[.$AR154];[.$AW154];[.$BB154];[.$BG154];[.$BL154];[.$BQ154];[.$BV154];[.$CA154];[.$CF154];[.$CK154])" office:value-type="float"/>
          <table:table-cell table:formula="of:=MIN([.$E154];[.$J154];[.$O154];[.$T154];[.$Y154];[.$AD154];[.$AI154];[.$AN154];[.$AS154];[.$AX154];[.$BC154];[.$BH154];[.$BM154];[.$BR154];[.$BW154];[.$CB154];[.$CG154];[.$CL154])" office:value-type="float"/>
          <table:table-cell table:formula="of:=MIN([.$F154];[.$K154];[.$P154];[.$U154];[.$Z154];[.$AE154];[.$AJ154];[.$AO154];[.$AT154];[.$AY154];[.$BD154];[.$BI154];[.$BN154];[.$BS154];[.$BX154];[.$CC154];[.$CH154];[.$CM154])" office:value-type="float"/>
          <table:table-cell table:formula="of:=MEDIAN([.$B154];[.$G154];[.$L154];[.$Q154];[.$V154];[.$AA154];[.$AF154];[.$AK154];[.$AP154];[.$AU154];[.$AZ154];[.$BE154];[.$BJ154];[.$BO154];[.$BT154];[.$BY154];[.$CD154];[.$CI154])" office:value-type="float"/>
          <table:table-cell table:formula="of:=MEDIAN([.$C154];[.$H154];[.$M154];[.$R154];[.$W154];[.$AB154];[.$AG154];[.$AL154];[.$AQ154];[.$AV154];[.$BA154];[.$BF154];[.$BK154];[.$BP154];[.$BU154];[.$BZ154];[.$CE154];[.$CJ154])" office:value-type="float"/>
          <table:table-cell table:formula="of:=MEDIAN([.$D154];[.$I154];[.$N154];[.$S154];[.$X154];[.$AC154];[.$AH154];[.$AM154];[.$AR154];[.$AW154];[.$BB154];[.$BG154];[.$BL154];[.$BQ154];[.$BV154];[.$CA154];[.$CF154];[.$CK154])" office:value-type="float"/>
          <table:table-cell table:formula="of:=MEDIAN([.$E154];[.$J154];[.$O154];[.$T154];[.$Y154];[.$AD154];[.$AI154];[.$AN154];[.$AS154];[.$AX154];[.$BC154];[.$BH154];[.$BM154];[.$BR154];[.$BW154];[.$CB154];[.$CG154];[.$CL154])" office:value-type="float"/>
          <table:table-cell table:formula="of:=MEDIAN([.$F154];[.$K154];[.$P154];[.$U154];[.$Z154];[.$AE154];[.$AJ154];[.$AO154];[.$AT154];[.$AY154];[.$BD154];[.$BI154];[.$BN154];[.$BS154];[.$BX154];[.$CC154];[.$CH154];[.$CM154])" office:value-type="float"/>
          <table:table-cell table:formula="of:=MAX([.$B154];[.$G154];[.$L154];[.$Q154];[.$V154];[.$AA154];[.$AF154];[.$AK154];[.$AP154];[.$AU154];[.$AZ154];[.$BE154];[.$BJ154];[.$BO154];[.$BT154];[.$BY154];[.$CD154];[.$CI154])" office:value-type="float"/>
          <table:table-cell table:formula="of:=MAX([.$C154];[.$H154];[.$M154];[.$R154];[.$W154];[.$AB154];[.$AG154];[.$AL154];[.$AQ154];[.$AV154];[.$BA154];[.$BF154];[.$BK154];[.$BP154];[.$BU154];[.$BZ154];[.$CE154];[.$CJ154])" office:value-type="float"/>
          <table:table-cell table:formula="of:=MAX([.$D154];[.$I154];[.$N154];[.$S154];[.$X154];[.$AC154];[.$AH154];[.$AM154];[.$AR154];[.$AW154];[.$BB154];[.$BG154];[.$BL154];[.$BQ154];[.$BV154];[.$CA154];[.$CF154];[.$CK154])" office:value-type="float"/>
          <table:table-cell table:formula="of:=MAX([.$E154];[.$J154];[.$O154];[.$T154];[.$Y154];[.$AD154];[.$AI154];[.$AN154];[.$AS154];[.$AX154];[.$BC154];[.$BH154];[.$BM154];[.$BR154];[.$BW154];[.$CB154];[.$CG154];[.$CL154])" office:value-type="float"/>
          <table:table-cell table:formula="of:=MAX([.$F154];[.$K154];[.$P154];[.$U154];[.$Z154];[.$AE154];[.$AJ154];[.$AO154];[.$AT154];[.$AY154];[.$BD154];[.$BI154];[.$BN154];[.$BS154];[.$BX154];[.$CC154];[.$CH154];[.$CM154])" office:value-type="float"/>
        </table:table-row>
        <table:table-row table:style-name="ro1">
          <table:table-cell office:value-type="string">
            <text:p>dse/3x3/instances/app6-209-10-9.facts</text:p>
          </table:table-cell>
          <table:table-cell office:value-type="float" office:value="85.63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7.19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7.9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84.34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5.40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6.625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6.7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9.64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69.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199.1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85.6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64.91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7.2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5.4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5.6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6.32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4.3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0.5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5];[.$G155];[.$L155];[.$Q155];[.$V155];[.$AA155];[.$AF155];[.$AK155];[.$AP155];[.$AU155];[.$AZ155];[.$BE155];[.$BJ155];[.$BO155];[.$BT155];[.$BY155];[.$CD155];[.$CI155])" office:value-type="float"/>
          <table:table-cell table:formula="of:=MIN([.$C155];[.$H155];[.$M155];[.$R155];[.$W155];[.$AB155];[.$AG155];[.$AL155];[.$AQ155];[.$AV155];[.$BA155];[.$BF155];[.$BK155];[.$BP155];[.$BU155];[.$BZ155];[.$CE155];[.$CJ155])" office:value-type="float"/>
          <table:table-cell table:formula="of:=MIN([.$D155];[.$I155];[.$N155];[.$S155];[.$X155];[.$AC155];[.$AH155];[.$AM155];[.$AR155];[.$AW155];[.$BB155];[.$BG155];[.$BL155];[.$BQ155];[.$BV155];[.$CA155];[.$CF155];[.$CK155])" office:value-type="float"/>
          <table:table-cell table:formula="of:=MIN([.$E155];[.$J155];[.$O155];[.$T155];[.$Y155];[.$AD155];[.$AI155];[.$AN155];[.$AS155];[.$AX155];[.$BC155];[.$BH155];[.$BM155];[.$BR155];[.$BW155];[.$CB155];[.$CG155];[.$CL155])" office:value-type="float"/>
          <table:table-cell table:formula="of:=MIN([.$F155];[.$K155];[.$P155];[.$U155];[.$Z155];[.$AE155];[.$AJ155];[.$AO155];[.$AT155];[.$AY155];[.$BD155];[.$BI155];[.$BN155];[.$BS155];[.$BX155];[.$CC155];[.$CH155];[.$CM155])" office:value-type="float"/>
          <table:table-cell table:formula="of:=MEDIAN([.$B155];[.$G155];[.$L155];[.$Q155];[.$V155];[.$AA155];[.$AF155];[.$AK155];[.$AP155];[.$AU155];[.$AZ155];[.$BE155];[.$BJ155];[.$BO155];[.$BT155];[.$BY155];[.$CD155];[.$CI155])" office:value-type="float"/>
          <table:table-cell table:formula="of:=MEDIAN([.$C155];[.$H155];[.$M155];[.$R155];[.$W155];[.$AB155];[.$AG155];[.$AL155];[.$AQ155];[.$AV155];[.$BA155];[.$BF155];[.$BK155];[.$BP155];[.$BU155];[.$BZ155];[.$CE155];[.$CJ155])" office:value-type="float"/>
          <table:table-cell table:formula="of:=MEDIAN([.$D155];[.$I155];[.$N155];[.$S155];[.$X155];[.$AC155];[.$AH155];[.$AM155];[.$AR155];[.$AW155];[.$BB155];[.$BG155];[.$BL155];[.$BQ155];[.$BV155];[.$CA155];[.$CF155];[.$CK155])" office:value-type="float"/>
          <table:table-cell table:formula="of:=MEDIAN([.$E155];[.$J155];[.$O155];[.$T155];[.$Y155];[.$AD155];[.$AI155];[.$AN155];[.$AS155];[.$AX155];[.$BC155];[.$BH155];[.$BM155];[.$BR155];[.$BW155];[.$CB155];[.$CG155];[.$CL155])" office:value-type="float"/>
          <table:table-cell table:formula="of:=MEDIAN([.$F155];[.$K155];[.$P155];[.$U155];[.$Z155];[.$AE155];[.$AJ155];[.$AO155];[.$AT155];[.$AY155];[.$BD155];[.$BI155];[.$BN155];[.$BS155];[.$BX155];[.$CC155];[.$CH155];[.$CM155])" office:value-type="float"/>
          <table:table-cell table:formula="of:=MAX([.$B155];[.$G155];[.$L155];[.$Q155];[.$V155];[.$AA155];[.$AF155];[.$AK155];[.$AP155];[.$AU155];[.$AZ155];[.$BE155];[.$BJ155];[.$BO155];[.$BT155];[.$BY155];[.$CD155];[.$CI155])" office:value-type="float"/>
          <table:table-cell table:formula="of:=MAX([.$C155];[.$H155];[.$M155];[.$R155];[.$W155];[.$AB155];[.$AG155];[.$AL155];[.$AQ155];[.$AV155];[.$BA155];[.$BF155];[.$BK155];[.$BP155];[.$BU155];[.$BZ155];[.$CE155];[.$CJ155])" office:value-type="float"/>
          <table:table-cell table:formula="of:=MAX([.$D155];[.$I155];[.$N155];[.$S155];[.$X155];[.$AC155];[.$AH155];[.$AM155];[.$AR155];[.$AW155];[.$BB155];[.$BG155];[.$BL155];[.$BQ155];[.$BV155];[.$CA155];[.$CF155];[.$CK155])" office:value-type="float"/>
          <table:table-cell table:formula="of:=MAX([.$E155];[.$J155];[.$O155];[.$T155];[.$Y155];[.$AD155];[.$AI155];[.$AN155];[.$AS155];[.$AX155];[.$BC155];[.$BH155];[.$BM155];[.$BR155];[.$BW155];[.$CB155];[.$CG155];[.$CL155])" office:value-type="float"/>
          <table:table-cell table:formula="of:=MAX([.$F155];[.$K155];[.$P155];[.$U155];[.$Z155];[.$AE155];[.$AJ155];[.$AO155];[.$AT155];[.$AY155];[.$BD155];[.$BI155];[.$BN155];[.$BS155];[.$BX155];[.$CC155];[.$CH155];[.$CM155])" office:value-type="float"/>
        </table:table-row>
        <table:table-row table:style-name="ro1">
          <table:table-cell office:value-type="string">
            <text:p>dse/3x3/instances/app63-360-5-4.facts</text:p>
          </table:table-cell>
          <table:table-cell office:value-type="float" office:value="2.83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61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77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83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25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84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61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39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65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73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61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63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128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627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320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4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311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6];[.$G156];[.$L156];[.$Q156];[.$V156];[.$AA156];[.$AF156];[.$AK156];[.$AP156];[.$AU156];[.$AZ156];[.$BE156];[.$BJ156];[.$BO156];[.$BT156];[.$BY156];[.$CD156];[.$CI156])" office:value-type="float"/>
          <table:table-cell table:formula="of:=MIN([.$C156];[.$H156];[.$M156];[.$R156];[.$W156];[.$AB156];[.$AG156];[.$AL156];[.$AQ156];[.$AV156];[.$BA156];[.$BF156];[.$BK156];[.$BP156];[.$BU156];[.$BZ156];[.$CE156];[.$CJ156])" office:value-type="float"/>
          <table:table-cell table:formula="of:=MIN([.$D156];[.$I156];[.$N156];[.$S156];[.$X156];[.$AC156];[.$AH156];[.$AM156];[.$AR156];[.$AW156];[.$BB156];[.$BG156];[.$BL156];[.$BQ156];[.$BV156];[.$CA156];[.$CF156];[.$CK156])" office:value-type="float"/>
          <table:table-cell table:formula="of:=MIN([.$E156];[.$J156];[.$O156];[.$T156];[.$Y156];[.$AD156];[.$AI156];[.$AN156];[.$AS156];[.$AX156];[.$BC156];[.$BH156];[.$BM156];[.$BR156];[.$BW156];[.$CB156];[.$CG156];[.$CL156])" office:value-type="float"/>
          <table:table-cell table:formula="of:=MIN([.$F156];[.$K156];[.$P156];[.$U156];[.$Z156];[.$AE156];[.$AJ156];[.$AO156];[.$AT156];[.$AY156];[.$BD156];[.$BI156];[.$BN156];[.$BS156];[.$BX156];[.$CC156];[.$CH156];[.$CM156])" office:value-type="float"/>
          <table:table-cell table:formula="of:=MEDIAN([.$B156];[.$G156];[.$L156];[.$Q156];[.$V156];[.$AA156];[.$AF156];[.$AK156];[.$AP156];[.$AU156];[.$AZ156];[.$BE156];[.$BJ156];[.$BO156];[.$BT156];[.$BY156];[.$CD156];[.$CI156])" office:value-type="float"/>
          <table:table-cell table:formula="of:=MEDIAN([.$C156];[.$H156];[.$M156];[.$R156];[.$W156];[.$AB156];[.$AG156];[.$AL156];[.$AQ156];[.$AV156];[.$BA156];[.$BF156];[.$BK156];[.$BP156];[.$BU156];[.$BZ156];[.$CE156];[.$CJ156])" office:value-type="float"/>
          <table:table-cell table:formula="of:=MEDIAN([.$D156];[.$I156];[.$N156];[.$S156];[.$X156];[.$AC156];[.$AH156];[.$AM156];[.$AR156];[.$AW156];[.$BB156];[.$BG156];[.$BL156];[.$BQ156];[.$BV156];[.$CA156];[.$CF156];[.$CK156])" office:value-type="float"/>
          <table:table-cell table:formula="of:=MEDIAN([.$E156];[.$J156];[.$O156];[.$T156];[.$Y156];[.$AD156];[.$AI156];[.$AN156];[.$AS156];[.$AX156];[.$BC156];[.$BH156];[.$BM156];[.$BR156];[.$BW156];[.$CB156];[.$CG156];[.$CL156])" office:value-type="float"/>
          <table:table-cell table:formula="of:=MEDIAN([.$F156];[.$K156];[.$P156];[.$U156];[.$Z156];[.$AE156];[.$AJ156];[.$AO156];[.$AT156];[.$AY156];[.$BD156];[.$BI156];[.$BN156];[.$BS156];[.$BX156];[.$CC156];[.$CH156];[.$CM156])" office:value-type="float"/>
          <table:table-cell table:formula="of:=MAX([.$B156];[.$G156];[.$L156];[.$Q156];[.$V156];[.$AA156];[.$AF156];[.$AK156];[.$AP156];[.$AU156];[.$AZ156];[.$BE156];[.$BJ156];[.$BO156];[.$BT156];[.$BY156];[.$CD156];[.$CI156])" office:value-type="float"/>
          <table:table-cell table:formula="of:=MAX([.$C156];[.$H156];[.$M156];[.$R156];[.$W156];[.$AB156];[.$AG156];[.$AL156];[.$AQ156];[.$AV156];[.$BA156];[.$BF156];[.$BK156];[.$BP156];[.$BU156];[.$BZ156];[.$CE156];[.$CJ156])" office:value-type="float"/>
          <table:table-cell table:formula="of:=MAX([.$D156];[.$I156];[.$N156];[.$S156];[.$X156];[.$AC156];[.$AH156];[.$AM156];[.$AR156];[.$AW156];[.$BB156];[.$BG156];[.$BL156];[.$BQ156];[.$BV156];[.$CA156];[.$CF156];[.$CK156])" office:value-type="float"/>
          <table:table-cell table:formula="of:=MAX([.$E156];[.$J156];[.$O156];[.$T156];[.$Y156];[.$AD156];[.$AI156];[.$AN156];[.$AS156];[.$AX156];[.$BC156];[.$BH156];[.$BM156];[.$BR156];[.$BW156];[.$CB156];[.$CG156];[.$CL156])" office:value-type="float"/>
          <table:table-cell table:formula="of:=MAX([.$F156];[.$K156];[.$P156];[.$U156];[.$Z156];[.$AE156];[.$AJ156];[.$AO156];[.$AT156];[.$AY156];[.$BD156];[.$BI156];[.$BN156];[.$BS156];[.$BX156];[.$CC156];[.$CH156];[.$CM156])" office:value-type="float"/>
        </table:table-row>
        <table:table-row table:style-name="ro1">
          <table:table-cell office:value-type="string">
            <text:p>dse/3x3/instances/app71-240-3-2.facts</text:p>
          </table:table-cell>
          <table:table-cell office:value-type="float" office:value="1.941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07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78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53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373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87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3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61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26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4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967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162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93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19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51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23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24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15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7];[.$G157];[.$L157];[.$Q157];[.$V157];[.$AA157];[.$AF157];[.$AK157];[.$AP157];[.$AU157];[.$AZ157];[.$BE157];[.$BJ157];[.$BO157];[.$BT157];[.$BY157];[.$CD157];[.$CI157])" office:value-type="float"/>
          <table:table-cell table:formula="of:=MIN([.$C157];[.$H157];[.$M157];[.$R157];[.$W157];[.$AB157];[.$AG157];[.$AL157];[.$AQ157];[.$AV157];[.$BA157];[.$BF157];[.$BK157];[.$BP157];[.$BU157];[.$BZ157];[.$CE157];[.$CJ157])" office:value-type="float"/>
          <table:table-cell table:formula="of:=MIN([.$D157];[.$I157];[.$N157];[.$S157];[.$X157];[.$AC157];[.$AH157];[.$AM157];[.$AR157];[.$AW157];[.$BB157];[.$BG157];[.$BL157];[.$BQ157];[.$BV157];[.$CA157];[.$CF157];[.$CK157])" office:value-type="float"/>
          <table:table-cell table:formula="of:=MIN([.$E157];[.$J157];[.$O157];[.$T157];[.$Y157];[.$AD157];[.$AI157];[.$AN157];[.$AS157];[.$AX157];[.$BC157];[.$BH157];[.$BM157];[.$BR157];[.$BW157];[.$CB157];[.$CG157];[.$CL157])" office:value-type="float"/>
          <table:table-cell table:formula="of:=MIN([.$F157];[.$K157];[.$P157];[.$U157];[.$Z157];[.$AE157];[.$AJ157];[.$AO157];[.$AT157];[.$AY157];[.$BD157];[.$BI157];[.$BN157];[.$BS157];[.$BX157];[.$CC157];[.$CH157];[.$CM157])" office:value-type="float"/>
          <table:table-cell table:formula="of:=MEDIAN([.$B157];[.$G157];[.$L157];[.$Q157];[.$V157];[.$AA157];[.$AF157];[.$AK157];[.$AP157];[.$AU157];[.$AZ157];[.$BE157];[.$BJ157];[.$BO157];[.$BT157];[.$BY157];[.$CD157];[.$CI157])" office:value-type="float"/>
          <table:table-cell table:formula="of:=MEDIAN([.$C157];[.$H157];[.$M157];[.$R157];[.$W157];[.$AB157];[.$AG157];[.$AL157];[.$AQ157];[.$AV157];[.$BA157];[.$BF157];[.$BK157];[.$BP157];[.$BU157];[.$BZ157];[.$CE157];[.$CJ157])" office:value-type="float"/>
          <table:table-cell table:formula="of:=MEDIAN([.$D157];[.$I157];[.$N157];[.$S157];[.$X157];[.$AC157];[.$AH157];[.$AM157];[.$AR157];[.$AW157];[.$BB157];[.$BG157];[.$BL157];[.$BQ157];[.$BV157];[.$CA157];[.$CF157];[.$CK157])" office:value-type="float"/>
          <table:table-cell table:formula="of:=MEDIAN([.$E157];[.$J157];[.$O157];[.$T157];[.$Y157];[.$AD157];[.$AI157];[.$AN157];[.$AS157];[.$AX157];[.$BC157];[.$BH157];[.$BM157];[.$BR157];[.$BW157];[.$CB157];[.$CG157];[.$CL157])" office:value-type="float"/>
          <table:table-cell table:formula="of:=MEDIAN([.$F157];[.$K157];[.$P157];[.$U157];[.$Z157];[.$AE157];[.$AJ157];[.$AO157];[.$AT157];[.$AY157];[.$BD157];[.$BI157];[.$BN157];[.$BS157];[.$BX157];[.$CC157];[.$CH157];[.$CM157])" office:value-type="float"/>
          <table:table-cell table:formula="of:=MAX([.$B157];[.$G157];[.$L157];[.$Q157];[.$V157];[.$AA157];[.$AF157];[.$AK157];[.$AP157];[.$AU157];[.$AZ157];[.$BE157];[.$BJ157];[.$BO157];[.$BT157];[.$BY157];[.$CD157];[.$CI157])" office:value-type="float"/>
          <table:table-cell table:formula="of:=MAX([.$C157];[.$H157];[.$M157];[.$R157];[.$W157];[.$AB157];[.$AG157];[.$AL157];[.$AQ157];[.$AV157];[.$BA157];[.$BF157];[.$BK157];[.$BP157];[.$BU157];[.$BZ157];[.$CE157];[.$CJ157])" office:value-type="float"/>
          <table:table-cell table:formula="of:=MAX([.$D157];[.$I157];[.$N157];[.$S157];[.$X157];[.$AC157];[.$AH157];[.$AM157];[.$AR157];[.$AW157];[.$BB157];[.$BG157];[.$BL157];[.$BQ157];[.$BV157];[.$CA157];[.$CF157];[.$CK157])" office:value-type="float"/>
          <table:table-cell table:formula="of:=MAX([.$E157];[.$J157];[.$O157];[.$T157];[.$Y157];[.$AD157];[.$AI157];[.$AN157];[.$AS157];[.$AX157];[.$BC157];[.$BH157];[.$BM157];[.$BR157];[.$BW157];[.$CB157];[.$CG157];[.$CL157])" office:value-type="float"/>
          <table:table-cell table:formula="of:=MAX([.$F157];[.$K157];[.$P157];[.$U157];[.$Z157];[.$AE157];[.$AJ157];[.$AO157];[.$AT157];[.$AY157];[.$BD157];[.$BI157];[.$BN157];[.$BS157];[.$BX157];[.$CC157];[.$CH157];[.$CM157])" office:value-type="float"/>
        </table:table-row>
        <table:table-row table:style-name="ro1">
          <table:table-cell office:value-type="string">
            <text:p>dse/3x3/instances/app72-219-3-2.facts</text:p>
          </table:table-cell>
          <table:table-cell office:value-type="float" office:value="1.771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79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5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50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71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23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78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782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12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55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52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39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21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63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73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7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762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43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8];[.$G158];[.$L158];[.$Q158];[.$V158];[.$AA158];[.$AF158];[.$AK158];[.$AP158];[.$AU158];[.$AZ158];[.$BE158];[.$BJ158];[.$BO158];[.$BT158];[.$BY158];[.$CD158];[.$CI158])" office:value-type="float"/>
          <table:table-cell table:formula="of:=MIN([.$C158];[.$H158];[.$M158];[.$R158];[.$W158];[.$AB158];[.$AG158];[.$AL158];[.$AQ158];[.$AV158];[.$BA158];[.$BF158];[.$BK158];[.$BP158];[.$BU158];[.$BZ158];[.$CE158];[.$CJ158])" office:value-type="float"/>
          <table:table-cell table:formula="of:=MIN([.$D158];[.$I158];[.$N158];[.$S158];[.$X158];[.$AC158];[.$AH158];[.$AM158];[.$AR158];[.$AW158];[.$BB158];[.$BG158];[.$BL158];[.$BQ158];[.$BV158];[.$CA158];[.$CF158];[.$CK158])" office:value-type="float"/>
          <table:table-cell table:formula="of:=MIN([.$E158];[.$J158];[.$O158];[.$T158];[.$Y158];[.$AD158];[.$AI158];[.$AN158];[.$AS158];[.$AX158];[.$BC158];[.$BH158];[.$BM158];[.$BR158];[.$BW158];[.$CB158];[.$CG158];[.$CL158])" office:value-type="float"/>
          <table:table-cell table:formula="of:=MIN([.$F158];[.$K158];[.$P158];[.$U158];[.$Z158];[.$AE158];[.$AJ158];[.$AO158];[.$AT158];[.$AY158];[.$BD158];[.$BI158];[.$BN158];[.$BS158];[.$BX158];[.$CC158];[.$CH158];[.$CM158])" office:value-type="float"/>
          <table:table-cell table:formula="of:=MEDIAN([.$B158];[.$G158];[.$L158];[.$Q158];[.$V158];[.$AA158];[.$AF158];[.$AK158];[.$AP158];[.$AU158];[.$AZ158];[.$BE158];[.$BJ158];[.$BO158];[.$BT158];[.$BY158];[.$CD158];[.$CI158])" office:value-type="float"/>
          <table:table-cell table:formula="of:=MEDIAN([.$C158];[.$H158];[.$M158];[.$R158];[.$W158];[.$AB158];[.$AG158];[.$AL158];[.$AQ158];[.$AV158];[.$BA158];[.$BF158];[.$BK158];[.$BP158];[.$BU158];[.$BZ158];[.$CE158];[.$CJ158])" office:value-type="float"/>
          <table:table-cell table:formula="of:=MEDIAN([.$D158];[.$I158];[.$N158];[.$S158];[.$X158];[.$AC158];[.$AH158];[.$AM158];[.$AR158];[.$AW158];[.$BB158];[.$BG158];[.$BL158];[.$BQ158];[.$BV158];[.$CA158];[.$CF158];[.$CK158])" office:value-type="float"/>
          <table:table-cell table:formula="of:=MEDIAN([.$E158];[.$J158];[.$O158];[.$T158];[.$Y158];[.$AD158];[.$AI158];[.$AN158];[.$AS158];[.$AX158];[.$BC158];[.$BH158];[.$BM158];[.$BR158];[.$BW158];[.$CB158];[.$CG158];[.$CL158])" office:value-type="float"/>
          <table:table-cell table:formula="of:=MEDIAN([.$F158];[.$K158];[.$P158];[.$U158];[.$Z158];[.$AE158];[.$AJ158];[.$AO158];[.$AT158];[.$AY158];[.$BD158];[.$BI158];[.$BN158];[.$BS158];[.$BX158];[.$CC158];[.$CH158];[.$CM158])" office:value-type="float"/>
          <table:table-cell table:formula="of:=MAX([.$B158];[.$G158];[.$L158];[.$Q158];[.$V158];[.$AA158];[.$AF158];[.$AK158];[.$AP158];[.$AU158];[.$AZ158];[.$BE158];[.$BJ158];[.$BO158];[.$BT158];[.$BY158];[.$CD158];[.$CI158])" office:value-type="float"/>
          <table:table-cell table:formula="of:=MAX([.$C158];[.$H158];[.$M158];[.$R158];[.$W158];[.$AB158];[.$AG158];[.$AL158];[.$AQ158];[.$AV158];[.$BA158];[.$BF158];[.$BK158];[.$BP158];[.$BU158];[.$BZ158];[.$CE158];[.$CJ158])" office:value-type="float"/>
          <table:table-cell table:formula="of:=MAX([.$D158];[.$I158];[.$N158];[.$S158];[.$X158];[.$AC158];[.$AH158];[.$AM158];[.$AR158];[.$AW158];[.$BB158];[.$BG158];[.$BL158];[.$BQ158];[.$BV158];[.$CA158];[.$CF158];[.$CK158])" office:value-type="float"/>
          <table:table-cell table:formula="of:=MAX([.$E158];[.$J158];[.$O158];[.$T158];[.$Y158];[.$AD158];[.$AI158];[.$AN158];[.$AS158];[.$AX158];[.$BC158];[.$BH158];[.$BM158];[.$BR158];[.$BW158];[.$CB158];[.$CG158];[.$CL158])" office:value-type="float"/>
          <table:table-cell table:formula="of:=MAX([.$F158];[.$K158];[.$P158];[.$U158];[.$Z158];[.$AE158];[.$AJ158];[.$AO158];[.$AT158];[.$AY158];[.$BD158];[.$BI158];[.$BN158];[.$BS158];[.$BX158];[.$CC158];[.$CH158];[.$CM158])" office:value-type="float"/>
        </table:table-row>
        <table:table-row table:style-name="ro1">
          <table:table-cell office:value-type="string">
            <text:p>dse/3x3/instances/app76-210-5-4.facts</text:p>
          </table:table-cell>
          <table:table-cell office:value-type="float" office:value="2.784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14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67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2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97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11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969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82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4.185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924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5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838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46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16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499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56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40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723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59];[.$G159];[.$L159];[.$Q159];[.$V159];[.$AA159];[.$AF159];[.$AK159];[.$AP159];[.$AU159];[.$AZ159];[.$BE159];[.$BJ159];[.$BO159];[.$BT159];[.$BY159];[.$CD159];[.$CI159])" office:value-type="float"/>
          <table:table-cell table:formula="of:=MIN([.$C159];[.$H159];[.$M159];[.$R159];[.$W159];[.$AB159];[.$AG159];[.$AL159];[.$AQ159];[.$AV159];[.$BA159];[.$BF159];[.$BK159];[.$BP159];[.$BU159];[.$BZ159];[.$CE159];[.$CJ159])" office:value-type="float"/>
          <table:table-cell table:formula="of:=MIN([.$D159];[.$I159];[.$N159];[.$S159];[.$X159];[.$AC159];[.$AH159];[.$AM159];[.$AR159];[.$AW159];[.$BB159];[.$BG159];[.$BL159];[.$BQ159];[.$BV159];[.$CA159];[.$CF159];[.$CK159])" office:value-type="float"/>
          <table:table-cell table:formula="of:=MIN([.$E159];[.$J159];[.$O159];[.$T159];[.$Y159];[.$AD159];[.$AI159];[.$AN159];[.$AS159];[.$AX159];[.$BC159];[.$BH159];[.$BM159];[.$BR159];[.$BW159];[.$CB159];[.$CG159];[.$CL159])" office:value-type="float"/>
          <table:table-cell table:formula="of:=MIN([.$F159];[.$K159];[.$P159];[.$U159];[.$Z159];[.$AE159];[.$AJ159];[.$AO159];[.$AT159];[.$AY159];[.$BD159];[.$BI159];[.$BN159];[.$BS159];[.$BX159];[.$CC159];[.$CH159];[.$CM159])" office:value-type="float"/>
          <table:table-cell table:formula="of:=MEDIAN([.$B159];[.$G159];[.$L159];[.$Q159];[.$V159];[.$AA159];[.$AF159];[.$AK159];[.$AP159];[.$AU159];[.$AZ159];[.$BE159];[.$BJ159];[.$BO159];[.$BT159];[.$BY159];[.$CD159];[.$CI159])" office:value-type="float"/>
          <table:table-cell table:formula="of:=MEDIAN([.$C159];[.$H159];[.$M159];[.$R159];[.$W159];[.$AB159];[.$AG159];[.$AL159];[.$AQ159];[.$AV159];[.$BA159];[.$BF159];[.$BK159];[.$BP159];[.$BU159];[.$BZ159];[.$CE159];[.$CJ159])" office:value-type="float"/>
          <table:table-cell table:formula="of:=MEDIAN([.$D159];[.$I159];[.$N159];[.$S159];[.$X159];[.$AC159];[.$AH159];[.$AM159];[.$AR159];[.$AW159];[.$BB159];[.$BG159];[.$BL159];[.$BQ159];[.$BV159];[.$CA159];[.$CF159];[.$CK159])" office:value-type="float"/>
          <table:table-cell table:formula="of:=MEDIAN([.$E159];[.$J159];[.$O159];[.$T159];[.$Y159];[.$AD159];[.$AI159];[.$AN159];[.$AS159];[.$AX159];[.$BC159];[.$BH159];[.$BM159];[.$BR159];[.$BW159];[.$CB159];[.$CG159];[.$CL159])" office:value-type="float"/>
          <table:table-cell table:formula="of:=MEDIAN([.$F159];[.$K159];[.$P159];[.$U159];[.$Z159];[.$AE159];[.$AJ159];[.$AO159];[.$AT159];[.$AY159];[.$BD159];[.$BI159];[.$BN159];[.$BS159];[.$BX159];[.$CC159];[.$CH159];[.$CM159])" office:value-type="float"/>
          <table:table-cell table:formula="of:=MAX([.$B159];[.$G159];[.$L159];[.$Q159];[.$V159];[.$AA159];[.$AF159];[.$AK159];[.$AP159];[.$AU159];[.$AZ159];[.$BE159];[.$BJ159];[.$BO159];[.$BT159];[.$BY159];[.$CD159];[.$CI159])" office:value-type="float"/>
          <table:table-cell table:formula="of:=MAX([.$C159];[.$H159];[.$M159];[.$R159];[.$W159];[.$AB159];[.$AG159];[.$AL159];[.$AQ159];[.$AV159];[.$BA159];[.$BF159];[.$BK159];[.$BP159];[.$BU159];[.$BZ159];[.$CE159];[.$CJ159])" office:value-type="float"/>
          <table:table-cell table:formula="of:=MAX([.$D159];[.$I159];[.$N159];[.$S159];[.$X159];[.$AC159];[.$AH159];[.$AM159];[.$AR159];[.$AW159];[.$BB159];[.$BG159];[.$BL159];[.$BQ159];[.$BV159];[.$CA159];[.$CF159];[.$CK159])" office:value-type="float"/>
          <table:table-cell table:formula="of:=MAX([.$E159];[.$J159];[.$O159];[.$T159];[.$Y159];[.$AD159];[.$AI159];[.$AN159];[.$AS159];[.$AX159];[.$BC159];[.$BH159];[.$BM159];[.$BR159];[.$BW159];[.$CB159];[.$CG159];[.$CL159])" office:value-type="float"/>
          <table:table-cell table:formula="of:=MAX([.$F159];[.$K159];[.$P159];[.$U159];[.$Z159];[.$AE159];[.$AJ159];[.$AO159];[.$AT159];[.$AY159];[.$BD159];[.$BI159];[.$BN159];[.$BS159];[.$BX159];[.$CC159];[.$CH159];[.$CM159])" office:value-type="float"/>
        </table:table-row>
        <table:table-row table:style-name="ro1">
          <table:table-cell office:value-type="string">
            <text:p>dse/3x3/instances/app8-240-5-4.facts</text:p>
          </table:table-cell>
          <table:table-cell office:value-type="float" office:value="2.4198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22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26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24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98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18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62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20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47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18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99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475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07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502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39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291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97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81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0];[.$G160];[.$L160];[.$Q160];[.$V160];[.$AA160];[.$AF160];[.$AK160];[.$AP160];[.$AU160];[.$AZ160];[.$BE160];[.$BJ160];[.$BO160];[.$BT160];[.$BY160];[.$CD160];[.$CI160])" office:value-type="float"/>
          <table:table-cell table:formula="of:=MIN([.$C160];[.$H160];[.$M160];[.$R160];[.$W160];[.$AB160];[.$AG160];[.$AL160];[.$AQ160];[.$AV160];[.$BA160];[.$BF160];[.$BK160];[.$BP160];[.$BU160];[.$BZ160];[.$CE160];[.$CJ160])" office:value-type="float"/>
          <table:table-cell table:formula="of:=MIN([.$D160];[.$I160];[.$N160];[.$S160];[.$X160];[.$AC160];[.$AH160];[.$AM160];[.$AR160];[.$AW160];[.$BB160];[.$BG160];[.$BL160];[.$BQ160];[.$BV160];[.$CA160];[.$CF160];[.$CK160])" office:value-type="float"/>
          <table:table-cell table:formula="of:=MIN([.$E160];[.$J160];[.$O160];[.$T160];[.$Y160];[.$AD160];[.$AI160];[.$AN160];[.$AS160];[.$AX160];[.$BC160];[.$BH160];[.$BM160];[.$BR160];[.$BW160];[.$CB160];[.$CG160];[.$CL160])" office:value-type="float"/>
          <table:table-cell table:formula="of:=MIN([.$F160];[.$K160];[.$P160];[.$U160];[.$Z160];[.$AE160];[.$AJ160];[.$AO160];[.$AT160];[.$AY160];[.$BD160];[.$BI160];[.$BN160];[.$BS160];[.$BX160];[.$CC160];[.$CH160];[.$CM160])" office:value-type="float"/>
          <table:table-cell table:formula="of:=MEDIAN([.$B160];[.$G160];[.$L160];[.$Q160];[.$V160];[.$AA160];[.$AF160];[.$AK160];[.$AP160];[.$AU160];[.$AZ160];[.$BE160];[.$BJ160];[.$BO160];[.$BT160];[.$BY160];[.$CD160];[.$CI160])" office:value-type="float"/>
          <table:table-cell table:formula="of:=MEDIAN([.$C160];[.$H160];[.$M160];[.$R160];[.$W160];[.$AB160];[.$AG160];[.$AL160];[.$AQ160];[.$AV160];[.$BA160];[.$BF160];[.$BK160];[.$BP160];[.$BU160];[.$BZ160];[.$CE160];[.$CJ160])" office:value-type="float"/>
          <table:table-cell table:formula="of:=MEDIAN([.$D160];[.$I160];[.$N160];[.$S160];[.$X160];[.$AC160];[.$AH160];[.$AM160];[.$AR160];[.$AW160];[.$BB160];[.$BG160];[.$BL160];[.$BQ160];[.$BV160];[.$CA160];[.$CF160];[.$CK160])" office:value-type="float"/>
          <table:table-cell table:formula="of:=MEDIAN([.$E160];[.$J160];[.$O160];[.$T160];[.$Y160];[.$AD160];[.$AI160];[.$AN160];[.$AS160];[.$AX160];[.$BC160];[.$BH160];[.$BM160];[.$BR160];[.$BW160];[.$CB160];[.$CG160];[.$CL160])" office:value-type="float"/>
          <table:table-cell table:formula="of:=MEDIAN([.$F160];[.$K160];[.$P160];[.$U160];[.$Z160];[.$AE160];[.$AJ160];[.$AO160];[.$AT160];[.$AY160];[.$BD160];[.$BI160];[.$BN160];[.$BS160];[.$BX160];[.$CC160];[.$CH160];[.$CM160])" office:value-type="float"/>
          <table:table-cell table:formula="of:=MAX([.$B160];[.$G160];[.$L160];[.$Q160];[.$V160];[.$AA160];[.$AF160];[.$AK160];[.$AP160];[.$AU160];[.$AZ160];[.$BE160];[.$BJ160];[.$BO160];[.$BT160];[.$BY160];[.$CD160];[.$CI160])" office:value-type="float"/>
          <table:table-cell table:formula="of:=MAX([.$C160];[.$H160];[.$M160];[.$R160];[.$W160];[.$AB160];[.$AG160];[.$AL160];[.$AQ160];[.$AV160];[.$BA160];[.$BF160];[.$BK160];[.$BP160];[.$BU160];[.$BZ160];[.$CE160];[.$CJ160])" office:value-type="float"/>
          <table:table-cell table:formula="of:=MAX([.$D160];[.$I160];[.$N160];[.$S160];[.$X160];[.$AC160];[.$AH160];[.$AM160];[.$AR160];[.$AW160];[.$BB160];[.$BG160];[.$BL160];[.$BQ160];[.$BV160];[.$CA160];[.$CF160];[.$CK160])" office:value-type="float"/>
          <table:table-cell table:formula="of:=MAX([.$E160];[.$J160];[.$O160];[.$T160];[.$Y160];[.$AD160];[.$AI160];[.$AN160];[.$AS160];[.$AX160];[.$BC160];[.$BH160];[.$BM160];[.$BR160];[.$BW160];[.$CB160];[.$CG160];[.$CL160])" office:value-type="float"/>
          <table:table-cell table:formula="of:=MAX([.$F160];[.$K160];[.$P160];[.$U160];[.$Z160];[.$AE160];[.$AJ160];[.$AO160];[.$AT160];[.$AY160];[.$BD160];[.$BI160];[.$BN160];[.$BS160];[.$BX160];[.$CC160];[.$CH160];[.$CM160])" office:value-type="float"/>
        </table:table-row>
        <table:table-row table:style-name="ro1">
          <table:table-cell office:value-type="string">
            <text:p>dse/3x3/instances/app84-240-3-2.facts</text:p>
          </table:table-cell>
          <table:table-cell office:value-type="float" office:value="1.866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92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40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46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8861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11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48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70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202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08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121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16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293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101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4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28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033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.926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1];[.$G161];[.$L161];[.$Q161];[.$V161];[.$AA161];[.$AF161];[.$AK161];[.$AP161];[.$AU161];[.$AZ161];[.$BE161];[.$BJ161];[.$BO161];[.$BT161];[.$BY161];[.$CD161];[.$CI161])" office:value-type="float"/>
          <table:table-cell table:formula="of:=MIN([.$C161];[.$H161];[.$M161];[.$R161];[.$W161];[.$AB161];[.$AG161];[.$AL161];[.$AQ161];[.$AV161];[.$BA161];[.$BF161];[.$BK161];[.$BP161];[.$BU161];[.$BZ161];[.$CE161];[.$CJ161])" office:value-type="float"/>
          <table:table-cell table:formula="of:=MIN([.$D161];[.$I161];[.$N161];[.$S161];[.$X161];[.$AC161];[.$AH161];[.$AM161];[.$AR161];[.$AW161];[.$BB161];[.$BG161];[.$BL161];[.$BQ161];[.$BV161];[.$CA161];[.$CF161];[.$CK161])" office:value-type="float"/>
          <table:table-cell table:formula="of:=MIN([.$E161];[.$J161];[.$O161];[.$T161];[.$Y161];[.$AD161];[.$AI161];[.$AN161];[.$AS161];[.$AX161];[.$BC161];[.$BH161];[.$BM161];[.$BR161];[.$BW161];[.$CB161];[.$CG161];[.$CL161])" office:value-type="float"/>
          <table:table-cell table:formula="of:=MIN([.$F161];[.$K161];[.$P161];[.$U161];[.$Z161];[.$AE161];[.$AJ161];[.$AO161];[.$AT161];[.$AY161];[.$BD161];[.$BI161];[.$BN161];[.$BS161];[.$BX161];[.$CC161];[.$CH161];[.$CM161])" office:value-type="float"/>
          <table:table-cell table:formula="of:=MEDIAN([.$B161];[.$G161];[.$L161];[.$Q161];[.$V161];[.$AA161];[.$AF161];[.$AK161];[.$AP161];[.$AU161];[.$AZ161];[.$BE161];[.$BJ161];[.$BO161];[.$BT161];[.$BY161];[.$CD161];[.$CI161])" office:value-type="float"/>
          <table:table-cell table:formula="of:=MEDIAN([.$C161];[.$H161];[.$M161];[.$R161];[.$W161];[.$AB161];[.$AG161];[.$AL161];[.$AQ161];[.$AV161];[.$BA161];[.$BF161];[.$BK161];[.$BP161];[.$BU161];[.$BZ161];[.$CE161];[.$CJ161])" office:value-type="float"/>
          <table:table-cell table:formula="of:=MEDIAN([.$D161];[.$I161];[.$N161];[.$S161];[.$X161];[.$AC161];[.$AH161];[.$AM161];[.$AR161];[.$AW161];[.$BB161];[.$BG161];[.$BL161];[.$BQ161];[.$BV161];[.$CA161];[.$CF161];[.$CK161])" office:value-type="float"/>
          <table:table-cell table:formula="of:=MEDIAN([.$E161];[.$J161];[.$O161];[.$T161];[.$Y161];[.$AD161];[.$AI161];[.$AN161];[.$AS161];[.$AX161];[.$BC161];[.$BH161];[.$BM161];[.$BR161];[.$BW161];[.$CB161];[.$CG161];[.$CL161])" office:value-type="float"/>
          <table:table-cell table:formula="of:=MEDIAN([.$F161];[.$K161];[.$P161];[.$U161];[.$Z161];[.$AE161];[.$AJ161];[.$AO161];[.$AT161];[.$AY161];[.$BD161];[.$BI161];[.$BN161];[.$BS161];[.$BX161];[.$CC161];[.$CH161];[.$CM161])" office:value-type="float"/>
          <table:table-cell table:formula="of:=MAX([.$B161];[.$G161];[.$L161];[.$Q161];[.$V161];[.$AA161];[.$AF161];[.$AK161];[.$AP161];[.$AU161];[.$AZ161];[.$BE161];[.$BJ161];[.$BO161];[.$BT161];[.$BY161];[.$CD161];[.$CI161])" office:value-type="float"/>
          <table:table-cell table:formula="of:=MAX([.$C161];[.$H161];[.$M161];[.$R161];[.$W161];[.$AB161];[.$AG161];[.$AL161];[.$AQ161];[.$AV161];[.$BA161];[.$BF161];[.$BK161];[.$BP161];[.$BU161];[.$BZ161];[.$CE161];[.$CJ161])" office:value-type="float"/>
          <table:table-cell table:formula="of:=MAX([.$D161];[.$I161];[.$N161];[.$S161];[.$X161];[.$AC161];[.$AH161];[.$AM161];[.$AR161];[.$AW161];[.$BB161];[.$BG161];[.$BL161];[.$BQ161];[.$BV161];[.$CA161];[.$CF161];[.$CK161])" office:value-type="float"/>
          <table:table-cell table:formula="of:=MAX([.$E161];[.$J161];[.$O161];[.$T161];[.$Y161];[.$AD161];[.$AI161];[.$AN161];[.$AS161];[.$AX161];[.$BC161];[.$BH161];[.$BM161];[.$BR161];[.$BW161];[.$CB161];[.$CG161];[.$CL161])" office:value-type="float"/>
          <table:table-cell table:formula="of:=MAX([.$F161];[.$K161];[.$P161];[.$U161];[.$Z161];[.$AE161];[.$AJ161];[.$AO161];[.$AT161];[.$AY161];[.$BD161];[.$BI161];[.$BN161];[.$BS161];[.$BX161];[.$CC161];[.$CH161];[.$CM161])" office:value-type="float"/>
        </table:table-row>
        <table:table-row table:style-name="ro1">
          <table:table-cell office:value-type="string">
            <text:p>dse/3x3/instances/app85-339-3-2.facts</text:p>
          </table:table-cell>
          <table:table-cell office:value-type="float" office:value="2.3375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69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523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1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44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4477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50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85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27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635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27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511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8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59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8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65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73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351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2];[.$G162];[.$L162];[.$Q162];[.$V162];[.$AA162];[.$AF162];[.$AK162];[.$AP162];[.$AU162];[.$AZ162];[.$BE162];[.$BJ162];[.$BO162];[.$BT162];[.$BY162];[.$CD162];[.$CI162])" office:value-type="float"/>
          <table:table-cell table:formula="of:=MIN([.$C162];[.$H162];[.$M162];[.$R162];[.$W162];[.$AB162];[.$AG162];[.$AL162];[.$AQ162];[.$AV162];[.$BA162];[.$BF162];[.$BK162];[.$BP162];[.$BU162];[.$BZ162];[.$CE162];[.$CJ162])" office:value-type="float"/>
          <table:table-cell table:formula="of:=MIN([.$D162];[.$I162];[.$N162];[.$S162];[.$X162];[.$AC162];[.$AH162];[.$AM162];[.$AR162];[.$AW162];[.$BB162];[.$BG162];[.$BL162];[.$BQ162];[.$BV162];[.$CA162];[.$CF162];[.$CK162])" office:value-type="float"/>
          <table:table-cell table:formula="of:=MIN([.$E162];[.$J162];[.$O162];[.$T162];[.$Y162];[.$AD162];[.$AI162];[.$AN162];[.$AS162];[.$AX162];[.$BC162];[.$BH162];[.$BM162];[.$BR162];[.$BW162];[.$CB162];[.$CG162];[.$CL162])" office:value-type="float"/>
          <table:table-cell table:formula="of:=MIN([.$F162];[.$K162];[.$P162];[.$U162];[.$Z162];[.$AE162];[.$AJ162];[.$AO162];[.$AT162];[.$AY162];[.$BD162];[.$BI162];[.$BN162];[.$BS162];[.$BX162];[.$CC162];[.$CH162];[.$CM162])" office:value-type="float"/>
          <table:table-cell table:formula="of:=MEDIAN([.$B162];[.$G162];[.$L162];[.$Q162];[.$V162];[.$AA162];[.$AF162];[.$AK162];[.$AP162];[.$AU162];[.$AZ162];[.$BE162];[.$BJ162];[.$BO162];[.$BT162];[.$BY162];[.$CD162];[.$CI162])" office:value-type="float"/>
          <table:table-cell table:formula="of:=MEDIAN([.$C162];[.$H162];[.$M162];[.$R162];[.$W162];[.$AB162];[.$AG162];[.$AL162];[.$AQ162];[.$AV162];[.$BA162];[.$BF162];[.$BK162];[.$BP162];[.$BU162];[.$BZ162];[.$CE162];[.$CJ162])" office:value-type="float"/>
          <table:table-cell table:formula="of:=MEDIAN([.$D162];[.$I162];[.$N162];[.$S162];[.$X162];[.$AC162];[.$AH162];[.$AM162];[.$AR162];[.$AW162];[.$BB162];[.$BG162];[.$BL162];[.$BQ162];[.$BV162];[.$CA162];[.$CF162];[.$CK162])" office:value-type="float"/>
          <table:table-cell table:formula="of:=MEDIAN([.$E162];[.$J162];[.$O162];[.$T162];[.$Y162];[.$AD162];[.$AI162];[.$AN162];[.$AS162];[.$AX162];[.$BC162];[.$BH162];[.$BM162];[.$BR162];[.$BW162];[.$CB162];[.$CG162];[.$CL162])" office:value-type="float"/>
          <table:table-cell table:formula="of:=MEDIAN([.$F162];[.$K162];[.$P162];[.$U162];[.$Z162];[.$AE162];[.$AJ162];[.$AO162];[.$AT162];[.$AY162];[.$BD162];[.$BI162];[.$BN162];[.$BS162];[.$BX162];[.$CC162];[.$CH162];[.$CM162])" office:value-type="float"/>
          <table:table-cell table:formula="of:=MAX([.$B162];[.$G162];[.$L162];[.$Q162];[.$V162];[.$AA162];[.$AF162];[.$AK162];[.$AP162];[.$AU162];[.$AZ162];[.$BE162];[.$BJ162];[.$BO162];[.$BT162];[.$BY162];[.$CD162];[.$CI162])" office:value-type="float"/>
          <table:table-cell table:formula="of:=MAX([.$C162];[.$H162];[.$M162];[.$R162];[.$W162];[.$AB162];[.$AG162];[.$AL162];[.$AQ162];[.$AV162];[.$BA162];[.$BF162];[.$BK162];[.$BP162];[.$BU162];[.$BZ162];[.$CE162];[.$CJ162])" office:value-type="float"/>
          <table:table-cell table:formula="of:=MAX([.$D162];[.$I162];[.$N162];[.$S162];[.$X162];[.$AC162];[.$AH162];[.$AM162];[.$AR162];[.$AW162];[.$BB162];[.$BG162];[.$BL162];[.$BQ162];[.$BV162];[.$CA162];[.$CF162];[.$CK162])" office:value-type="float"/>
          <table:table-cell table:formula="of:=MAX([.$E162];[.$J162];[.$O162];[.$T162];[.$Y162];[.$AD162];[.$AI162];[.$AN162];[.$AS162];[.$AX162];[.$BC162];[.$BH162];[.$BM162];[.$BR162];[.$BW162];[.$CB162];[.$CG162];[.$CL162])" office:value-type="float"/>
          <table:table-cell table:formula="of:=MAX([.$F162];[.$K162];[.$P162];[.$U162];[.$Z162];[.$AE162];[.$AJ162];[.$AO162];[.$AT162];[.$AY162];[.$BD162];[.$BI162];[.$BN162];[.$BS162];[.$BX162];[.$CC162];[.$CH162];[.$CM162])" office:value-type="float"/>
        </table:table-row>
        <table:table-row table:style-name="ro1">
          <table:table-cell office:value-type="string">
            <text:p>dse/3x3/instances/app87-209-10-9.facts</text:p>
          </table:table-cell>
          <table:table-cell office:value-type="float" office:value="96.616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4.56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3.99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84.113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5.920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7.11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6.80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68.6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0.6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74.09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Worst" office:value-type="float" office:value="182.7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64.8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7.25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0.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35.5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4.9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55.45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49.0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3];[.$G163];[.$L163];[.$Q163];[.$V163];[.$AA163];[.$AF163];[.$AK163];[.$AP163];[.$AU163];[.$AZ163];[.$BE163];[.$BJ163];[.$BO163];[.$BT163];[.$BY163];[.$CD163];[.$CI163])" office:value-type="float"/>
          <table:table-cell table:formula="of:=MIN([.$C163];[.$H163];[.$M163];[.$R163];[.$W163];[.$AB163];[.$AG163];[.$AL163];[.$AQ163];[.$AV163];[.$BA163];[.$BF163];[.$BK163];[.$BP163];[.$BU163];[.$BZ163];[.$CE163];[.$CJ163])" office:value-type="float"/>
          <table:table-cell table:formula="of:=MIN([.$D163];[.$I163];[.$N163];[.$S163];[.$X163];[.$AC163];[.$AH163];[.$AM163];[.$AR163];[.$AW163];[.$BB163];[.$BG163];[.$BL163];[.$BQ163];[.$BV163];[.$CA163];[.$CF163];[.$CK163])" office:value-type="float"/>
          <table:table-cell table:formula="of:=MIN([.$E163];[.$J163];[.$O163];[.$T163];[.$Y163];[.$AD163];[.$AI163];[.$AN163];[.$AS163];[.$AX163];[.$BC163];[.$BH163];[.$BM163];[.$BR163];[.$BW163];[.$CB163];[.$CG163];[.$CL163])" office:value-type="float"/>
          <table:table-cell table:formula="of:=MIN([.$F163];[.$K163];[.$P163];[.$U163];[.$Z163];[.$AE163];[.$AJ163];[.$AO163];[.$AT163];[.$AY163];[.$BD163];[.$BI163];[.$BN163];[.$BS163];[.$BX163];[.$CC163];[.$CH163];[.$CM163])" office:value-type="float"/>
          <table:table-cell table:formula="of:=MEDIAN([.$B163];[.$G163];[.$L163];[.$Q163];[.$V163];[.$AA163];[.$AF163];[.$AK163];[.$AP163];[.$AU163];[.$AZ163];[.$BE163];[.$BJ163];[.$BO163];[.$BT163];[.$BY163];[.$CD163];[.$CI163])" office:value-type="float"/>
          <table:table-cell table:formula="of:=MEDIAN([.$C163];[.$H163];[.$M163];[.$R163];[.$W163];[.$AB163];[.$AG163];[.$AL163];[.$AQ163];[.$AV163];[.$BA163];[.$BF163];[.$BK163];[.$BP163];[.$BU163];[.$BZ163];[.$CE163];[.$CJ163])" office:value-type="float"/>
          <table:table-cell table:formula="of:=MEDIAN([.$D163];[.$I163];[.$N163];[.$S163];[.$X163];[.$AC163];[.$AH163];[.$AM163];[.$AR163];[.$AW163];[.$BB163];[.$BG163];[.$BL163];[.$BQ163];[.$BV163];[.$CA163];[.$CF163];[.$CK163])" office:value-type="float"/>
          <table:table-cell table:formula="of:=MEDIAN([.$E163];[.$J163];[.$O163];[.$T163];[.$Y163];[.$AD163];[.$AI163];[.$AN163];[.$AS163];[.$AX163];[.$BC163];[.$BH163];[.$BM163];[.$BR163];[.$BW163];[.$CB163];[.$CG163];[.$CL163])" office:value-type="float"/>
          <table:table-cell table:formula="of:=MEDIAN([.$F163];[.$K163];[.$P163];[.$U163];[.$Z163];[.$AE163];[.$AJ163];[.$AO163];[.$AT163];[.$AY163];[.$BD163];[.$BI163];[.$BN163];[.$BS163];[.$BX163];[.$CC163];[.$CH163];[.$CM163])" office:value-type="float"/>
          <table:table-cell table:formula="of:=MAX([.$B163];[.$G163];[.$L163];[.$Q163];[.$V163];[.$AA163];[.$AF163];[.$AK163];[.$AP163];[.$AU163];[.$AZ163];[.$BE163];[.$BJ163];[.$BO163];[.$BT163];[.$BY163];[.$CD163];[.$CI163])" office:value-type="float"/>
          <table:table-cell table:formula="of:=MAX([.$C163];[.$H163];[.$M163];[.$R163];[.$W163];[.$AB163];[.$AG163];[.$AL163];[.$AQ163];[.$AV163];[.$BA163];[.$BF163];[.$BK163];[.$BP163];[.$BU163];[.$BZ163];[.$CE163];[.$CJ163])" office:value-type="float"/>
          <table:table-cell table:formula="of:=MAX([.$D163];[.$I163];[.$N163];[.$S163];[.$X163];[.$AC163];[.$AH163];[.$AM163];[.$AR163];[.$AW163];[.$BB163];[.$BG163];[.$BL163];[.$BQ163];[.$BV163];[.$CA163];[.$CF163];[.$CK163])" office:value-type="float"/>
          <table:table-cell table:formula="of:=MAX([.$E163];[.$J163];[.$O163];[.$T163];[.$Y163];[.$AD163];[.$AI163];[.$AN163];[.$AS163];[.$AX163];[.$BC163];[.$BH163];[.$BM163];[.$BR163];[.$BW163];[.$CB163];[.$CG163];[.$CL163])" office:value-type="float"/>
          <table:table-cell table:formula="of:=MAX([.$F163];[.$K163];[.$P163];[.$U163];[.$Z163];[.$AE163];[.$AJ163];[.$AO163];[.$AT163];[.$AY163];[.$BD163];[.$BI163];[.$BN163];[.$BS163];[.$BX163];[.$CC163];[.$CH163];[.$CM163])" office:value-type="float"/>
        </table:table-row>
        <table:table-row table:style-name="ro1">
          <table:table-cell office:value-type="string">
            <text:p>dse/3x3/instances/app9-379-7-6.facts</text:p>
          </table:table-cell>
          <table:table-cell office:value-type="float" office:value="9.3063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5207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528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65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9.250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316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5324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392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323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8.99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style-name="cellBest" office:value-type="float" office:value="8.319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36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.367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1.33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189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338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10.256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4];[.$G164];[.$L164];[.$Q164];[.$V164];[.$AA164];[.$AF164];[.$AK164];[.$AP164];[.$AU164];[.$AZ164];[.$BE164];[.$BJ164];[.$BO164];[.$BT164];[.$BY164];[.$CD164];[.$CI164])" office:value-type="float"/>
          <table:table-cell table:formula="of:=MIN([.$C164];[.$H164];[.$M164];[.$R164];[.$W164];[.$AB164];[.$AG164];[.$AL164];[.$AQ164];[.$AV164];[.$BA164];[.$BF164];[.$BK164];[.$BP164];[.$BU164];[.$BZ164];[.$CE164];[.$CJ164])" office:value-type="float"/>
          <table:table-cell table:formula="of:=MIN([.$D164];[.$I164];[.$N164];[.$S164];[.$X164];[.$AC164];[.$AH164];[.$AM164];[.$AR164];[.$AW164];[.$BB164];[.$BG164];[.$BL164];[.$BQ164];[.$BV164];[.$CA164];[.$CF164];[.$CK164])" office:value-type="float"/>
          <table:table-cell table:formula="of:=MIN([.$E164];[.$J164];[.$O164];[.$T164];[.$Y164];[.$AD164];[.$AI164];[.$AN164];[.$AS164];[.$AX164];[.$BC164];[.$BH164];[.$BM164];[.$BR164];[.$BW164];[.$CB164];[.$CG164];[.$CL164])" office:value-type="float"/>
          <table:table-cell table:formula="of:=MIN([.$F164];[.$K164];[.$P164];[.$U164];[.$Z164];[.$AE164];[.$AJ164];[.$AO164];[.$AT164];[.$AY164];[.$BD164];[.$BI164];[.$BN164];[.$BS164];[.$BX164];[.$CC164];[.$CH164];[.$CM164])" office:value-type="float"/>
          <table:table-cell table:formula="of:=MEDIAN([.$B164];[.$G164];[.$L164];[.$Q164];[.$V164];[.$AA164];[.$AF164];[.$AK164];[.$AP164];[.$AU164];[.$AZ164];[.$BE164];[.$BJ164];[.$BO164];[.$BT164];[.$BY164];[.$CD164];[.$CI164])" office:value-type="float"/>
          <table:table-cell table:formula="of:=MEDIAN([.$C164];[.$H164];[.$M164];[.$R164];[.$W164];[.$AB164];[.$AG164];[.$AL164];[.$AQ164];[.$AV164];[.$BA164];[.$BF164];[.$BK164];[.$BP164];[.$BU164];[.$BZ164];[.$CE164];[.$CJ164])" office:value-type="float"/>
          <table:table-cell table:formula="of:=MEDIAN([.$D164];[.$I164];[.$N164];[.$S164];[.$X164];[.$AC164];[.$AH164];[.$AM164];[.$AR164];[.$AW164];[.$BB164];[.$BG164];[.$BL164];[.$BQ164];[.$BV164];[.$CA164];[.$CF164];[.$CK164])" office:value-type="float"/>
          <table:table-cell table:formula="of:=MEDIAN([.$E164];[.$J164];[.$O164];[.$T164];[.$Y164];[.$AD164];[.$AI164];[.$AN164];[.$AS164];[.$AX164];[.$BC164];[.$BH164];[.$BM164];[.$BR164];[.$BW164];[.$CB164];[.$CG164];[.$CL164])" office:value-type="float"/>
          <table:table-cell table:formula="of:=MEDIAN([.$F164];[.$K164];[.$P164];[.$U164];[.$Z164];[.$AE164];[.$AJ164];[.$AO164];[.$AT164];[.$AY164];[.$BD164];[.$BI164];[.$BN164];[.$BS164];[.$BX164];[.$CC164];[.$CH164];[.$CM164])" office:value-type="float"/>
          <table:table-cell table:formula="of:=MAX([.$B164];[.$G164];[.$L164];[.$Q164];[.$V164];[.$AA164];[.$AF164];[.$AK164];[.$AP164];[.$AU164];[.$AZ164];[.$BE164];[.$BJ164];[.$BO164];[.$BT164];[.$BY164];[.$CD164];[.$CI164])" office:value-type="float"/>
          <table:table-cell table:formula="of:=MAX([.$C164];[.$H164];[.$M164];[.$R164];[.$W164];[.$AB164];[.$AG164];[.$AL164];[.$AQ164];[.$AV164];[.$BA164];[.$BF164];[.$BK164];[.$BP164];[.$BU164];[.$BZ164];[.$CE164];[.$CJ164])" office:value-type="float"/>
          <table:table-cell table:formula="of:=MAX([.$D164];[.$I164];[.$N164];[.$S164];[.$X164];[.$AC164];[.$AH164];[.$AM164];[.$AR164];[.$AW164];[.$BB164];[.$BG164];[.$BL164];[.$BQ164];[.$BV164];[.$CA164];[.$CF164];[.$CK164])" office:value-type="float"/>
          <table:table-cell table:formula="of:=MAX([.$E164];[.$J164];[.$O164];[.$T164];[.$Y164];[.$AD164];[.$AI164];[.$AN164];[.$AS164];[.$AX164];[.$BC164];[.$BH164];[.$BM164];[.$BR164];[.$BW164];[.$CB164];[.$CG164];[.$CL164])" office:value-type="float"/>
          <table:table-cell table:formula="of:=MAX([.$F164];[.$K164];[.$P164];[.$U164];[.$Z164];[.$AE164];[.$AJ164];[.$AO164];[.$AT164];[.$AY164];[.$BD164];[.$BI164];[.$BN164];[.$BS164];[.$BX164];[.$CC164];[.$CH164];[.$CM164])" office:value-type="float"/>
        </table:table-row>
        <table:table-row table:style-name="ro1">
          <table:table-cell office:value-type="string">
            <text:p>dse/3x3/instances/app90-360-5-4.facts</text:p>
          </table:table-cell>
          <table:table-cell office:value-type="float" office:value="2.9543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77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002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618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8236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466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030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69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87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492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309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2.95981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71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508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3532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5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0561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office:value-type="float" office:value="3.275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1.0"/>
          <table:table-cell table:formula="of:=MIN([.$B165];[.$G165];[.$L165];[.$Q165];[.$V165];[.$AA165];[.$AF165];[.$AK165];[.$AP165];[.$AU165];[.$AZ165];[.$BE165];[.$BJ165];[.$BO165];[.$BT165];[.$BY165];[.$CD165];[.$CI165])" office:value-type="float"/>
          <table:table-cell table:formula="of:=MIN([.$C165];[.$H165];[.$M165];[.$R165];[.$W165];[.$AB165];[.$AG165];[.$AL165];[.$AQ165];[.$AV165];[.$BA165];[.$BF165];[.$BK165];[.$BP165];[.$BU165];[.$BZ165];[.$CE165];[.$CJ165])" office:value-type="float"/>
          <table:table-cell table:formula="of:=MIN([.$D165];[.$I165];[.$N165];[.$S165];[.$X165];[.$AC165];[.$AH165];[.$AM165];[.$AR165];[.$AW165];[.$BB165];[.$BG165];[.$BL165];[.$BQ165];[.$BV165];[.$CA165];[.$CF165];[.$CK165])" office:value-type="float"/>
          <table:table-cell table:formula="of:=MIN([.$E165];[.$J165];[.$O165];[.$T165];[.$Y165];[.$AD165];[.$AI165];[.$AN165];[.$AS165];[.$AX165];[.$BC165];[.$BH165];[.$BM165];[.$BR165];[.$BW165];[.$CB165];[.$CG165];[.$CL165])" office:value-type="float"/>
          <table:table-cell table:formula="of:=MIN([.$F165];[.$K165];[.$P165];[.$U165];[.$Z165];[.$AE165];[.$AJ165];[.$AO165];[.$AT165];[.$AY165];[.$BD165];[.$BI165];[.$BN165];[.$BS165];[.$BX165];[.$CC165];[.$CH165];[.$CM165])" office:value-type="float"/>
          <table:table-cell table:formula="of:=MEDIAN([.$B165];[.$G165];[.$L165];[.$Q165];[.$V165];[.$AA165];[.$AF165];[.$AK165];[.$AP165];[.$AU165];[.$AZ165];[.$BE165];[.$BJ165];[.$BO165];[.$BT165];[.$BY165];[.$CD165];[.$CI165])" office:value-type="float"/>
          <table:table-cell table:formula="of:=MEDIAN([.$C165];[.$H165];[.$M165];[.$R165];[.$W165];[.$AB165];[.$AG165];[.$AL165];[.$AQ165];[.$AV165];[.$BA165];[.$BF165];[.$BK165];[.$BP165];[.$BU165];[.$BZ165];[.$CE165];[.$CJ165])" office:value-type="float"/>
          <table:table-cell table:formula="of:=MEDIAN([.$D165];[.$I165];[.$N165];[.$S165];[.$X165];[.$AC165];[.$AH165];[.$AM165];[.$AR165];[.$AW165];[.$BB165];[.$BG165];[.$BL165];[.$BQ165];[.$BV165];[.$CA165];[.$CF165];[.$CK165])" office:value-type="float"/>
          <table:table-cell table:formula="of:=MEDIAN([.$E165];[.$J165];[.$O165];[.$T165];[.$Y165];[.$AD165];[.$AI165];[.$AN165];[.$AS165];[.$AX165];[.$BC165];[.$BH165];[.$BM165];[.$BR165];[.$BW165];[.$CB165];[.$CG165];[.$CL165])" office:value-type="float"/>
          <table:table-cell table:formula="of:=MEDIAN([.$F165];[.$K165];[.$P165];[.$U165];[.$Z165];[.$AE165];[.$AJ165];[.$AO165];[.$AT165];[.$AY165];[.$BD165];[.$BI165];[.$BN165];[.$BS165];[.$BX165];[.$CC165];[.$CH165];[.$CM165])" office:value-type="float"/>
          <table:table-cell table:formula="of:=MAX([.$B165];[.$G165];[.$L165];[.$Q165];[.$V165];[.$AA165];[.$AF165];[.$AK165];[.$AP165];[.$AU165];[.$AZ165];[.$BE165];[.$BJ165];[.$BO165];[.$BT165];[.$BY165];[.$CD165];[.$CI165])" office:value-type="float"/>
          <table:table-cell table:formula="of:=MAX([.$C165];[.$H165];[.$M165];[.$R165];[.$W165];[.$AB165];[.$AG165];[.$AL165];[.$AQ165];[.$AV165];[.$BA165];[.$BF165];[.$BK165];[.$BP165];[.$BU165];[.$BZ165];[.$CE165];[.$CJ165])" office:value-type="float"/>
          <table:table-cell table:formula="of:=MAX([.$D165];[.$I165];[.$N165];[.$S165];[.$X165];[.$AC165];[.$AH165];[.$AM165];[.$AR165];[.$AW165];[.$BB165];[.$BG165];[.$BL165];[.$BQ165];[.$BV165];[.$CA165];[.$CF165];[.$CK165])" office:value-type="float"/>
          <table:table-cell table:formula="of:=MAX([.$E165];[.$J165];[.$O165];[.$T165];[.$Y165];[.$AD165];[.$AI165];[.$AN165];[.$AS165];[.$AX165];[.$BC165];[.$BH165];[.$BM165];[.$BR165];[.$BW165];[.$CB165];[.$CG165];[.$CL165])" office:value-type="float"/>
          <table:table-cell table:formula="of:=MAX([.$F165];[.$K165];[.$P165];[.$U165];[.$Z165];[.$AE165];[.$AJ165];[.$AO165];[.$AT165];[.$AY165];[.$BD165];[.$BI165];[.$BN165];[.$BS165];[.$BX165];[.$CC165];[.$CH165];[.$CM16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9.80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34.827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06.6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93.30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293.24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36.10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66];[.$G166];[.$L166];[.$Q166];[.$V166];[.$AA166];[.$AF166];[.$AK166];[.$AP166];[.$AU166];[.$AZ166];[.$BE166];[.$BJ166];[.$BO166];[.$BT166];[.$BY166];[.$CD166];[.$CI166])" office:value-type="float"/>
          <table:table-cell table:formula="of:=MIN([.$C166];[.$H166];[.$M166];[.$R166];[.$W166];[.$AB166];[.$AG166];[.$AL166];[.$AQ166];[.$AV166];[.$BA166];[.$BF166];[.$BK166];[.$BP166];[.$BU166];[.$BZ166];[.$CE166];[.$CJ166])" office:value-type="float"/>
          <table:table-cell table:formula="of:=MIN([.$D166];[.$I166];[.$N166];[.$S166];[.$X166];[.$AC166];[.$AH166];[.$AM166];[.$AR166];[.$AW166];[.$BB166];[.$BG166];[.$BL166];[.$BQ166];[.$BV166];[.$CA166];[.$CF166];[.$CK166])" office:value-type="float"/>
          <table:table-cell table:formula="of:=MIN([.$E166];[.$J166];[.$O166];[.$T166];[.$Y166];[.$AD166];[.$AI166];[.$AN166];[.$AS166];[.$AX166];[.$BC166];[.$BH166];[.$BM166];[.$BR166];[.$BW166];[.$CB166];[.$CG166];[.$CL166])" office:value-type="float"/>
          <table:table-cell table:formula="of:=MIN([.$F166];[.$K166];[.$P166];[.$U166];[.$Z166];[.$AE166];[.$AJ166];[.$AO166];[.$AT166];[.$AY166];[.$BD166];[.$BI166];[.$BN166];[.$BS166];[.$BX166];[.$CC166];[.$CH166];[.$CM166])" office:value-type="float"/>
          <table:table-cell table:formula="of:=MEDIAN([.$B166];[.$G166];[.$L166];[.$Q166];[.$V166];[.$AA166];[.$AF166];[.$AK166];[.$AP166];[.$AU166];[.$AZ166];[.$BE166];[.$BJ166];[.$BO166];[.$BT166];[.$BY166];[.$CD166];[.$CI166])" office:value-type="float"/>
          <table:table-cell table:formula="of:=MEDIAN([.$C166];[.$H166];[.$M166];[.$R166];[.$W166];[.$AB166];[.$AG166];[.$AL166];[.$AQ166];[.$AV166];[.$BA166];[.$BF166];[.$BK166];[.$BP166];[.$BU166];[.$BZ166];[.$CE166];[.$CJ166])" office:value-type="float"/>
          <table:table-cell table:formula="of:=MEDIAN([.$D166];[.$I166];[.$N166];[.$S166];[.$X166];[.$AC166];[.$AH166];[.$AM166];[.$AR166];[.$AW166];[.$BB166];[.$BG166];[.$BL166];[.$BQ166];[.$BV166];[.$CA166];[.$CF166];[.$CK166])" office:value-type="float"/>
          <table:table-cell table:formula="of:=MEDIAN([.$E166];[.$J166];[.$O166];[.$T166];[.$Y166];[.$AD166];[.$AI166];[.$AN166];[.$AS166];[.$AX166];[.$BC166];[.$BH166];[.$BM166];[.$BR166];[.$BW166];[.$CB166];[.$CG166];[.$CL166])" office:value-type="float"/>
          <table:table-cell table:formula="of:=MEDIAN([.$F166];[.$K166];[.$P166];[.$U166];[.$Z166];[.$AE166];[.$AJ166];[.$AO166];[.$AT166];[.$AY166];[.$BD166];[.$BI166];[.$BN166];[.$BS166];[.$BX166];[.$CC166];[.$CH166];[.$CM166])" office:value-type="float"/>
          <table:table-cell table:formula="of:=MAX([.$B166];[.$G166];[.$L166];[.$Q166];[.$V166];[.$AA166];[.$AF166];[.$AK166];[.$AP166];[.$AU166];[.$AZ166];[.$BE166];[.$BJ166];[.$BO166];[.$BT166];[.$BY166];[.$CD166];[.$CI166])" office:value-type="float"/>
          <table:table-cell table:formula="of:=MAX([.$C166];[.$H166];[.$M166];[.$R166];[.$W166];[.$AB166];[.$AG166];[.$AL166];[.$AQ166];[.$AV166];[.$BA166];[.$BF166];[.$BK166];[.$BP166];[.$BU166];[.$BZ166];[.$CE166];[.$CJ166])" office:value-type="float"/>
          <table:table-cell table:formula="of:=MAX([.$D166];[.$I166];[.$N166];[.$S166];[.$X166];[.$AC166];[.$AH166];[.$AM166];[.$AR166];[.$AW166];[.$BB166];[.$BG166];[.$BL166];[.$BQ166];[.$BV166];[.$CA166];[.$CF166];[.$CK166])" office:value-type="float"/>
          <table:table-cell table:formula="of:=MAX([.$E166];[.$J166];[.$O166];[.$T166];[.$Y166];[.$AD166];[.$AI166];[.$AN166];[.$AS166];[.$AX166];[.$BC166];[.$BH166];[.$BM166];[.$BR166];[.$BW166];[.$CB166];[.$CG166];[.$CL166])" office:value-type="float"/>
          <table:table-cell table:formula="of:=MAX([.$F166];[.$K166];[.$P166];[.$U166];[.$Z166];[.$AE166];[.$AJ166];[.$AO166];[.$AT166];[.$AY166];[.$BD166];[.$BI166];[.$BN166];[.$BS166];[.$BX166];[.$CC166];[.$CH166];[.$CM16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94.92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10.46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294.64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02.85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98.49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98.52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67];[.$G167];[.$L167];[.$Q167];[.$V167];[.$AA167];[.$AF167];[.$AK167];[.$AP167];[.$AU167];[.$AZ167];[.$BE167];[.$BJ167];[.$BO167];[.$BT167];[.$BY167];[.$CD167];[.$CI167])" office:value-type="float"/>
          <table:table-cell table:formula="of:=MIN([.$C167];[.$H167];[.$M167];[.$R167];[.$W167];[.$AB167];[.$AG167];[.$AL167];[.$AQ167];[.$AV167];[.$BA167];[.$BF167];[.$BK167];[.$BP167];[.$BU167];[.$BZ167];[.$CE167];[.$CJ167])" office:value-type="float"/>
          <table:table-cell table:formula="of:=MIN([.$D167];[.$I167];[.$N167];[.$S167];[.$X167];[.$AC167];[.$AH167];[.$AM167];[.$AR167];[.$AW167];[.$BB167];[.$BG167];[.$BL167];[.$BQ167];[.$BV167];[.$CA167];[.$CF167];[.$CK167])" office:value-type="float"/>
          <table:table-cell table:formula="of:=MIN([.$E167];[.$J167];[.$O167];[.$T167];[.$Y167];[.$AD167];[.$AI167];[.$AN167];[.$AS167];[.$AX167];[.$BC167];[.$BH167];[.$BM167];[.$BR167];[.$BW167];[.$CB167];[.$CG167];[.$CL167])" office:value-type="float"/>
          <table:table-cell table:formula="of:=MIN([.$F167];[.$K167];[.$P167];[.$U167];[.$Z167];[.$AE167];[.$AJ167];[.$AO167];[.$AT167];[.$AY167];[.$BD167];[.$BI167];[.$BN167];[.$BS167];[.$BX167];[.$CC167];[.$CH167];[.$CM167])" office:value-type="float"/>
          <table:table-cell table:formula="of:=MEDIAN([.$B167];[.$G167];[.$L167];[.$Q167];[.$V167];[.$AA167];[.$AF167];[.$AK167];[.$AP167];[.$AU167];[.$AZ167];[.$BE167];[.$BJ167];[.$BO167];[.$BT167];[.$BY167];[.$CD167];[.$CI167])" office:value-type="float"/>
          <table:table-cell table:formula="of:=MEDIAN([.$C167];[.$H167];[.$M167];[.$R167];[.$W167];[.$AB167];[.$AG167];[.$AL167];[.$AQ167];[.$AV167];[.$BA167];[.$BF167];[.$BK167];[.$BP167];[.$BU167];[.$BZ167];[.$CE167];[.$CJ167])" office:value-type="float"/>
          <table:table-cell table:formula="of:=MEDIAN([.$D167];[.$I167];[.$N167];[.$S167];[.$X167];[.$AC167];[.$AH167];[.$AM167];[.$AR167];[.$AW167];[.$BB167];[.$BG167];[.$BL167];[.$BQ167];[.$BV167];[.$CA167];[.$CF167];[.$CK167])" office:value-type="float"/>
          <table:table-cell table:formula="of:=MEDIAN([.$E167];[.$J167];[.$O167];[.$T167];[.$Y167];[.$AD167];[.$AI167];[.$AN167];[.$AS167];[.$AX167];[.$BC167];[.$BH167];[.$BM167];[.$BR167];[.$BW167];[.$CB167];[.$CG167];[.$CL167])" office:value-type="float"/>
          <table:table-cell table:formula="of:=MEDIAN([.$F167];[.$K167];[.$P167];[.$U167];[.$Z167];[.$AE167];[.$AJ167];[.$AO167];[.$AT167];[.$AY167];[.$BD167];[.$BI167];[.$BN167];[.$BS167];[.$BX167];[.$CC167];[.$CH167];[.$CM167])" office:value-type="float"/>
          <table:table-cell table:formula="of:=MAX([.$B167];[.$G167];[.$L167];[.$Q167];[.$V167];[.$AA167];[.$AF167];[.$AK167];[.$AP167];[.$AU167];[.$AZ167];[.$BE167];[.$BJ167];[.$BO167];[.$BT167];[.$BY167];[.$CD167];[.$CI167])" office:value-type="float"/>
          <table:table-cell table:formula="of:=MAX([.$C167];[.$H167];[.$M167];[.$R167];[.$W167];[.$AB167];[.$AG167];[.$AL167];[.$AQ167];[.$AV167];[.$BA167];[.$BF167];[.$BK167];[.$BP167];[.$BU167];[.$BZ167];[.$CE167];[.$CJ167])" office:value-type="float"/>
          <table:table-cell table:formula="of:=MAX([.$D167];[.$I167];[.$N167];[.$S167];[.$X167];[.$AC167];[.$AH167];[.$AM167];[.$AR167];[.$AW167];[.$BB167];[.$BG167];[.$BL167];[.$BQ167];[.$BV167];[.$CA167];[.$CF167];[.$CK167])" office:value-type="float"/>
          <table:table-cell table:formula="of:=MAX([.$E167];[.$J167];[.$O167];[.$T167];[.$Y167];[.$AD167];[.$AI167];[.$AN167];[.$AS167];[.$AX167];[.$BC167];[.$BH167];[.$BM167];[.$BR167];[.$BW167];[.$CB167];[.$CG167];[.$CL167])" office:value-type="float"/>
          <table:table-cell table:formula="of:=MAX([.$F167];[.$K167];[.$P167];[.$U167];[.$Z167];[.$AE167];[.$AJ167];[.$AO167];[.$AT167];[.$AY167];[.$BD167];[.$BI167];[.$BN167];[.$BS167];[.$BX167];[.$CC167];[.$CH167];[.$CM16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8.216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67.9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90.194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66.875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style-name="cellBest" office:value-type="float" office:value="166.67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68.35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68];[.$G168];[.$L168];[.$Q168];[.$V168];[.$AA168];[.$AF168];[.$AK168];[.$AP168];[.$AU168];[.$AZ168];[.$BE168];[.$BJ168];[.$BO168];[.$BT168];[.$BY168];[.$CD168];[.$CI168])" office:value-type="float"/>
          <table:table-cell table:formula="of:=MIN([.$C168];[.$H168];[.$M168];[.$R168];[.$W168];[.$AB168];[.$AG168];[.$AL168];[.$AQ168];[.$AV168];[.$BA168];[.$BF168];[.$BK168];[.$BP168];[.$BU168];[.$BZ168];[.$CE168];[.$CJ168])" office:value-type="float"/>
          <table:table-cell table:formula="of:=MIN([.$D168];[.$I168];[.$N168];[.$S168];[.$X168];[.$AC168];[.$AH168];[.$AM168];[.$AR168];[.$AW168];[.$BB168];[.$BG168];[.$BL168];[.$BQ168];[.$BV168];[.$CA168];[.$CF168];[.$CK168])" office:value-type="float"/>
          <table:table-cell table:formula="of:=MIN([.$E168];[.$J168];[.$O168];[.$T168];[.$Y168];[.$AD168];[.$AI168];[.$AN168];[.$AS168];[.$AX168];[.$BC168];[.$BH168];[.$BM168];[.$BR168];[.$BW168];[.$CB168];[.$CG168];[.$CL168])" office:value-type="float"/>
          <table:table-cell table:formula="of:=MIN([.$F168];[.$K168];[.$P168];[.$U168];[.$Z168];[.$AE168];[.$AJ168];[.$AO168];[.$AT168];[.$AY168];[.$BD168];[.$BI168];[.$BN168];[.$BS168];[.$BX168];[.$CC168];[.$CH168];[.$CM168])" office:value-type="float"/>
          <table:table-cell table:formula="of:=MEDIAN([.$B168];[.$G168];[.$L168];[.$Q168];[.$V168];[.$AA168];[.$AF168];[.$AK168];[.$AP168];[.$AU168];[.$AZ168];[.$BE168];[.$BJ168];[.$BO168];[.$BT168];[.$BY168];[.$CD168];[.$CI168])" office:value-type="float"/>
          <table:table-cell table:formula="of:=MEDIAN([.$C168];[.$H168];[.$M168];[.$R168];[.$W168];[.$AB168];[.$AG168];[.$AL168];[.$AQ168];[.$AV168];[.$BA168];[.$BF168];[.$BK168];[.$BP168];[.$BU168];[.$BZ168];[.$CE168];[.$CJ168])" office:value-type="float"/>
          <table:table-cell table:formula="of:=MEDIAN([.$D168];[.$I168];[.$N168];[.$S168];[.$X168];[.$AC168];[.$AH168];[.$AM168];[.$AR168];[.$AW168];[.$BB168];[.$BG168];[.$BL168];[.$BQ168];[.$BV168];[.$CA168];[.$CF168];[.$CK168])" office:value-type="float"/>
          <table:table-cell table:formula="of:=MEDIAN([.$E168];[.$J168];[.$O168];[.$T168];[.$Y168];[.$AD168];[.$AI168];[.$AN168];[.$AS168];[.$AX168];[.$BC168];[.$BH168];[.$BM168];[.$BR168];[.$BW168];[.$CB168];[.$CG168];[.$CL168])" office:value-type="float"/>
          <table:table-cell table:formula="of:=MEDIAN([.$F168];[.$K168];[.$P168];[.$U168];[.$Z168];[.$AE168];[.$AJ168];[.$AO168];[.$AT168];[.$AY168];[.$BD168];[.$BI168];[.$BN168];[.$BS168];[.$BX168];[.$CC168];[.$CH168];[.$CM168])" office:value-type="float"/>
          <table:table-cell table:formula="of:=MAX([.$B168];[.$G168];[.$L168];[.$Q168];[.$V168];[.$AA168];[.$AF168];[.$AK168];[.$AP168];[.$AU168];[.$AZ168];[.$BE168];[.$BJ168];[.$BO168];[.$BT168];[.$BY168];[.$CD168];[.$CI168])" office:value-type="float"/>
          <table:table-cell table:formula="of:=MAX([.$C168];[.$H168];[.$M168];[.$R168];[.$W168];[.$AB168];[.$AG168];[.$AL168];[.$AQ168];[.$AV168];[.$BA168];[.$BF168];[.$BK168];[.$BP168];[.$BU168];[.$BZ168];[.$CE168];[.$CJ168])" office:value-type="float"/>
          <table:table-cell table:formula="of:=MAX([.$D168];[.$I168];[.$N168];[.$S168];[.$X168];[.$AC168];[.$AH168];[.$AM168];[.$AR168];[.$AW168];[.$BB168];[.$BG168];[.$BL168];[.$BQ168];[.$BV168];[.$CA168];[.$CF168];[.$CK168])" office:value-type="float"/>
          <table:table-cell table:formula="of:=MAX([.$E168];[.$J168];[.$O168];[.$T168];[.$Y168];[.$AD168];[.$AI168];[.$AN168];[.$AS168];[.$AX168];[.$BC168];[.$BH168];[.$BM168];[.$BR168];[.$BW168];[.$CB168];[.$CG168];[.$CL168])" office:value-type="float"/>
          <table:table-cell table:formula="of:=MAX([.$F168];[.$K168];[.$P168];[.$U168];[.$Z168];[.$AE168];[.$AJ168];[.$AO168];[.$AT168];[.$AY168];[.$BD168];[.$BI168];[.$BN168];[.$BS168];[.$BX168];[.$CC168];[.$CH168];[.$CM16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2.59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59.88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style-name="cellBest" office:value-type="float" office:value="352.143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59.46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63.92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56.178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69];[.$G169];[.$L169];[.$Q169];[.$V169];[.$AA169];[.$AF169];[.$AK169];[.$AP169];[.$AU169];[.$AZ169];[.$BE169];[.$BJ169];[.$BO169];[.$BT169];[.$BY169];[.$CD169];[.$CI169])" office:value-type="float"/>
          <table:table-cell table:formula="of:=MIN([.$C169];[.$H169];[.$M169];[.$R169];[.$W169];[.$AB169];[.$AG169];[.$AL169];[.$AQ169];[.$AV169];[.$BA169];[.$BF169];[.$BK169];[.$BP169];[.$BU169];[.$BZ169];[.$CE169];[.$CJ169])" office:value-type="float"/>
          <table:table-cell table:formula="of:=MIN([.$D169];[.$I169];[.$N169];[.$S169];[.$X169];[.$AC169];[.$AH169];[.$AM169];[.$AR169];[.$AW169];[.$BB169];[.$BG169];[.$BL169];[.$BQ169];[.$BV169];[.$CA169];[.$CF169];[.$CK169])" office:value-type="float"/>
          <table:table-cell table:formula="of:=MIN([.$E169];[.$J169];[.$O169];[.$T169];[.$Y169];[.$AD169];[.$AI169];[.$AN169];[.$AS169];[.$AX169];[.$BC169];[.$BH169];[.$BM169];[.$BR169];[.$BW169];[.$CB169];[.$CG169];[.$CL169])" office:value-type="float"/>
          <table:table-cell table:formula="of:=MIN([.$F169];[.$K169];[.$P169];[.$U169];[.$Z169];[.$AE169];[.$AJ169];[.$AO169];[.$AT169];[.$AY169];[.$BD169];[.$BI169];[.$BN169];[.$BS169];[.$BX169];[.$CC169];[.$CH169];[.$CM169])" office:value-type="float"/>
          <table:table-cell table:formula="of:=MEDIAN([.$B169];[.$G169];[.$L169];[.$Q169];[.$V169];[.$AA169];[.$AF169];[.$AK169];[.$AP169];[.$AU169];[.$AZ169];[.$BE169];[.$BJ169];[.$BO169];[.$BT169];[.$BY169];[.$CD169];[.$CI169])" office:value-type="float"/>
          <table:table-cell table:formula="of:=MEDIAN([.$C169];[.$H169];[.$M169];[.$R169];[.$W169];[.$AB169];[.$AG169];[.$AL169];[.$AQ169];[.$AV169];[.$BA169];[.$BF169];[.$BK169];[.$BP169];[.$BU169];[.$BZ169];[.$CE169];[.$CJ169])" office:value-type="float"/>
          <table:table-cell table:formula="of:=MEDIAN([.$D169];[.$I169];[.$N169];[.$S169];[.$X169];[.$AC169];[.$AH169];[.$AM169];[.$AR169];[.$AW169];[.$BB169];[.$BG169];[.$BL169];[.$BQ169];[.$BV169];[.$CA169];[.$CF169];[.$CK169])" office:value-type="float"/>
          <table:table-cell table:formula="of:=MEDIAN([.$E169];[.$J169];[.$O169];[.$T169];[.$Y169];[.$AD169];[.$AI169];[.$AN169];[.$AS169];[.$AX169];[.$BC169];[.$BH169];[.$BM169];[.$BR169];[.$BW169];[.$CB169];[.$CG169];[.$CL169])" office:value-type="float"/>
          <table:table-cell table:formula="of:=MEDIAN([.$F169];[.$K169];[.$P169];[.$U169];[.$Z169];[.$AE169];[.$AJ169];[.$AO169];[.$AT169];[.$AY169];[.$BD169];[.$BI169];[.$BN169];[.$BS169];[.$BX169];[.$CC169];[.$CH169];[.$CM169])" office:value-type="float"/>
          <table:table-cell table:formula="of:=MAX([.$B169];[.$G169];[.$L169];[.$Q169];[.$V169];[.$AA169];[.$AF169];[.$AK169];[.$AP169];[.$AU169];[.$AZ169];[.$BE169];[.$BJ169];[.$BO169];[.$BT169];[.$BY169];[.$CD169];[.$CI169])" office:value-type="float"/>
          <table:table-cell table:formula="of:=MAX([.$C169];[.$H169];[.$M169];[.$R169];[.$W169];[.$AB169];[.$AG169];[.$AL169];[.$AQ169];[.$AV169];[.$BA169];[.$BF169];[.$BK169];[.$BP169];[.$BU169];[.$BZ169];[.$CE169];[.$CJ169])" office:value-type="float"/>
          <table:table-cell table:formula="of:=MAX([.$D169];[.$I169];[.$N169];[.$S169];[.$X169];[.$AC169];[.$AH169];[.$AM169];[.$AR169];[.$AW169];[.$BB169];[.$BG169];[.$BL169];[.$BQ169];[.$BV169];[.$CA169];[.$CF169];[.$CK169])" office:value-type="float"/>
          <table:table-cell table:formula="of:=MAX([.$E169];[.$J169];[.$O169];[.$T169];[.$Y169];[.$AD169];[.$AI169];[.$AN169];[.$AS169];[.$AX169];[.$BC169];[.$BH169];[.$BM169];[.$BR169];[.$BW169];[.$CB169];[.$CG169];[.$CL169])" office:value-type="float"/>
          <table:table-cell table:formula="of:=MAX([.$F169];[.$K169];[.$P169];[.$U169];[.$Z169];[.$AE169];[.$AJ169];[.$AO169];[.$AT169];[.$AY169];[.$BD169];[.$BI169];[.$BN169];[.$BS169];[.$BX169];[.$CC169];[.$CH169];[.$CM16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3.07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32.33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201.31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01.72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05.7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03.5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0];[.$G170];[.$L170];[.$Q170];[.$V170];[.$AA170];[.$AF170];[.$AK170];[.$AP170];[.$AU170];[.$AZ170];[.$BE170];[.$BJ170];[.$BO170];[.$BT170];[.$BY170];[.$CD170];[.$CI170])" office:value-type="float"/>
          <table:table-cell table:formula="of:=MIN([.$C170];[.$H170];[.$M170];[.$R170];[.$W170];[.$AB170];[.$AG170];[.$AL170];[.$AQ170];[.$AV170];[.$BA170];[.$BF170];[.$BK170];[.$BP170];[.$BU170];[.$BZ170];[.$CE170];[.$CJ170])" office:value-type="float"/>
          <table:table-cell table:formula="of:=MIN([.$D170];[.$I170];[.$N170];[.$S170];[.$X170];[.$AC170];[.$AH170];[.$AM170];[.$AR170];[.$AW170];[.$BB170];[.$BG170];[.$BL170];[.$BQ170];[.$BV170];[.$CA170];[.$CF170];[.$CK170])" office:value-type="float"/>
          <table:table-cell table:formula="of:=MIN([.$E170];[.$J170];[.$O170];[.$T170];[.$Y170];[.$AD170];[.$AI170];[.$AN170];[.$AS170];[.$AX170];[.$BC170];[.$BH170];[.$BM170];[.$BR170];[.$BW170];[.$CB170];[.$CG170];[.$CL170])" office:value-type="float"/>
          <table:table-cell table:formula="of:=MIN([.$F170];[.$K170];[.$P170];[.$U170];[.$Z170];[.$AE170];[.$AJ170];[.$AO170];[.$AT170];[.$AY170];[.$BD170];[.$BI170];[.$BN170];[.$BS170];[.$BX170];[.$CC170];[.$CH170];[.$CM170])" office:value-type="float"/>
          <table:table-cell table:formula="of:=MEDIAN([.$B170];[.$G170];[.$L170];[.$Q170];[.$V170];[.$AA170];[.$AF170];[.$AK170];[.$AP170];[.$AU170];[.$AZ170];[.$BE170];[.$BJ170];[.$BO170];[.$BT170];[.$BY170];[.$CD170];[.$CI170])" office:value-type="float"/>
          <table:table-cell table:formula="of:=MEDIAN([.$C170];[.$H170];[.$M170];[.$R170];[.$W170];[.$AB170];[.$AG170];[.$AL170];[.$AQ170];[.$AV170];[.$BA170];[.$BF170];[.$BK170];[.$BP170];[.$BU170];[.$BZ170];[.$CE170];[.$CJ170])" office:value-type="float"/>
          <table:table-cell table:formula="of:=MEDIAN([.$D170];[.$I170];[.$N170];[.$S170];[.$X170];[.$AC170];[.$AH170];[.$AM170];[.$AR170];[.$AW170];[.$BB170];[.$BG170];[.$BL170];[.$BQ170];[.$BV170];[.$CA170];[.$CF170];[.$CK170])" office:value-type="float"/>
          <table:table-cell table:formula="of:=MEDIAN([.$E170];[.$J170];[.$O170];[.$T170];[.$Y170];[.$AD170];[.$AI170];[.$AN170];[.$AS170];[.$AX170];[.$BC170];[.$BH170];[.$BM170];[.$BR170];[.$BW170];[.$CB170];[.$CG170];[.$CL170])" office:value-type="float"/>
          <table:table-cell table:formula="of:=MEDIAN([.$F170];[.$K170];[.$P170];[.$U170];[.$Z170];[.$AE170];[.$AJ170];[.$AO170];[.$AT170];[.$AY170];[.$BD170];[.$BI170];[.$BN170];[.$BS170];[.$BX170];[.$CC170];[.$CH170];[.$CM170])" office:value-type="float"/>
          <table:table-cell table:formula="of:=MAX([.$B170];[.$G170];[.$L170];[.$Q170];[.$V170];[.$AA170];[.$AF170];[.$AK170];[.$AP170];[.$AU170];[.$AZ170];[.$BE170];[.$BJ170];[.$BO170];[.$BT170];[.$BY170];[.$CD170];[.$CI170])" office:value-type="float"/>
          <table:table-cell table:formula="of:=MAX([.$C170];[.$H170];[.$M170];[.$R170];[.$W170];[.$AB170];[.$AG170];[.$AL170];[.$AQ170];[.$AV170];[.$BA170];[.$BF170];[.$BK170];[.$BP170];[.$BU170];[.$BZ170];[.$CE170];[.$CJ170])" office:value-type="float"/>
          <table:table-cell table:formula="of:=MAX([.$D170];[.$I170];[.$N170];[.$S170];[.$X170];[.$AC170];[.$AH170];[.$AM170];[.$AR170];[.$AW170];[.$BB170];[.$BG170];[.$BL170];[.$BQ170];[.$BV170];[.$CA170];[.$CF170];[.$CK170])" office:value-type="float"/>
          <table:table-cell table:formula="of:=MAX([.$E170];[.$J170];[.$O170];[.$T170];[.$Y170];[.$AD170];[.$AI170];[.$AN170];[.$AS170];[.$AX170];[.$BC170];[.$BH170];[.$BM170];[.$BR170];[.$BW170];[.$CB170];[.$CG170];[.$CL170])" office:value-type="float"/>
          <table:table-cell table:formula="of:=MAX([.$F170];[.$K170];[.$P170];[.$U170];[.$Z170];[.$AE170];[.$AJ170];[.$AO170];[.$AT170];[.$AY170];[.$BD170];[.$BI170];[.$BN170];[.$BS170];[.$BX170];[.$CC170];[.$CH170];[.$CM17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578.39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579.17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650.01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632.80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579.18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587.31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1];[.$G171];[.$L171];[.$Q171];[.$V171];[.$AA171];[.$AF171];[.$AK171];[.$AP171];[.$AU171];[.$AZ171];[.$BE171];[.$BJ171];[.$BO171];[.$BT171];[.$BY171];[.$CD171];[.$CI171])" office:value-type="float"/>
          <table:table-cell table:formula="of:=MIN([.$C171];[.$H171];[.$M171];[.$R171];[.$W171];[.$AB171];[.$AG171];[.$AL171];[.$AQ171];[.$AV171];[.$BA171];[.$BF171];[.$BK171];[.$BP171];[.$BU171];[.$BZ171];[.$CE171];[.$CJ171])" office:value-type="float"/>
          <table:table-cell table:formula="of:=MIN([.$D171];[.$I171];[.$N171];[.$S171];[.$X171];[.$AC171];[.$AH171];[.$AM171];[.$AR171];[.$AW171];[.$BB171];[.$BG171];[.$BL171];[.$BQ171];[.$BV171];[.$CA171];[.$CF171];[.$CK171])" office:value-type="float"/>
          <table:table-cell table:formula="of:=MIN([.$E171];[.$J171];[.$O171];[.$T171];[.$Y171];[.$AD171];[.$AI171];[.$AN171];[.$AS171];[.$AX171];[.$BC171];[.$BH171];[.$BM171];[.$BR171];[.$BW171];[.$CB171];[.$CG171];[.$CL171])" office:value-type="float"/>
          <table:table-cell table:formula="of:=MIN([.$F171];[.$K171];[.$P171];[.$U171];[.$Z171];[.$AE171];[.$AJ171];[.$AO171];[.$AT171];[.$AY171];[.$BD171];[.$BI171];[.$BN171];[.$BS171];[.$BX171];[.$CC171];[.$CH171];[.$CM171])" office:value-type="float"/>
          <table:table-cell table:formula="of:=MEDIAN([.$B171];[.$G171];[.$L171];[.$Q171];[.$V171];[.$AA171];[.$AF171];[.$AK171];[.$AP171];[.$AU171];[.$AZ171];[.$BE171];[.$BJ171];[.$BO171];[.$BT171];[.$BY171];[.$CD171];[.$CI171])" office:value-type="float"/>
          <table:table-cell table:formula="of:=MEDIAN([.$C171];[.$H171];[.$M171];[.$R171];[.$W171];[.$AB171];[.$AG171];[.$AL171];[.$AQ171];[.$AV171];[.$BA171];[.$BF171];[.$BK171];[.$BP171];[.$BU171];[.$BZ171];[.$CE171];[.$CJ171])" office:value-type="float"/>
          <table:table-cell table:formula="of:=MEDIAN([.$D171];[.$I171];[.$N171];[.$S171];[.$X171];[.$AC171];[.$AH171];[.$AM171];[.$AR171];[.$AW171];[.$BB171];[.$BG171];[.$BL171];[.$BQ171];[.$BV171];[.$CA171];[.$CF171];[.$CK171])" office:value-type="float"/>
          <table:table-cell table:formula="of:=MEDIAN([.$E171];[.$J171];[.$O171];[.$T171];[.$Y171];[.$AD171];[.$AI171];[.$AN171];[.$AS171];[.$AX171];[.$BC171];[.$BH171];[.$BM171];[.$BR171];[.$BW171];[.$CB171];[.$CG171];[.$CL171])" office:value-type="float"/>
          <table:table-cell table:formula="of:=MEDIAN([.$F171];[.$K171];[.$P171];[.$U171];[.$Z171];[.$AE171];[.$AJ171];[.$AO171];[.$AT171];[.$AY171];[.$BD171];[.$BI171];[.$BN171];[.$BS171];[.$BX171];[.$CC171];[.$CH171];[.$CM171])" office:value-type="float"/>
          <table:table-cell table:formula="of:=MAX([.$B171];[.$G171];[.$L171];[.$Q171];[.$V171];[.$AA171];[.$AF171];[.$AK171];[.$AP171];[.$AU171];[.$AZ171];[.$BE171];[.$BJ171];[.$BO171];[.$BT171];[.$BY171];[.$CD171];[.$CI171])" office:value-type="float"/>
          <table:table-cell table:formula="of:=MAX([.$C171];[.$H171];[.$M171];[.$R171];[.$W171];[.$AB171];[.$AG171];[.$AL171];[.$AQ171];[.$AV171];[.$BA171];[.$BF171];[.$BK171];[.$BP171];[.$BU171];[.$BZ171];[.$CE171];[.$CJ171])" office:value-type="float"/>
          <table:table-cell table:formula="of:=MAX([.$D171];[.$I171];[.$N171];[.$S171];[.$X171];[.$AC171];[.$AH171];[.$AM171];[.$AR171];[.$AW171];[.$BB171];[.$BG171];[.$BL171];[.$BQ171];[.$BV171];[.$CA171];[.$CF171];[.$CK171])" office:value-type="float"/>
          <table:table-cell table:formula="of:=MAX([.$E171];[.$J171];[.$O171];[.$T171];[.$Y171];[.$AD171];[.$AI171];[.$AN171];[.$AS171];[.$AX171];[.$BC171];[.$BH171];[.$BM171];[.$BR171];[.$BW171];[.$CB171];[.$CG171];[.$CL171])" office:value-type="float"/>
          <table:table-cell table:formula="of:=MAX([.$F171];[.$K171];[.$P171];[.$U171];[.$Z171];[.$AE171];[.$AJ171];[.$AO171];[.$AT171];[.$AY171];[.$BD171];[.$BI171];[.$BN171];[.$BS171];[.$BX171];[.$CC171];[.$CH171];[.$CM17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5.08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95.99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24.03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394.27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95.0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94.71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72];[.$G172];[.$L172];[.$Q172];[.$V172];[.$AA172];[.$AF172];[.$AK172];[.$AP172];[.$AU172];[.$AZ172];[.$BE172];[.$BJ172];[.$BO172];[.$BT172];[.$BY172];[.$CD172];[.$CI172])" office:value-type="float"/>
          <table:table-cell table:formula="of:=MIN([.$C172];[.$H172];[.$M172];[.$R172];[.$W172];[.$AB172];[.$AG172];[.$AL172];[.$AQ172];[.$AV172];[.$BA172];[.$BF172];[.$BK172];[.$BP172];[.$BU172];[.$BZ172];[.$CE172];[.$CJ172])" office:value-type="float"/>
          <table:table-cell table:formula="of:=MIN([.$D172];[.$I172];[.$N172];[.$S172];[.$X172];[.$AC172];[.$AH172];[.$AM172];[.$AR172];[.$AW172];[.$BB172];[.$BG172];[.$BL172];[.$BQ172];[.$BV172];[.$CA172];[.$CF172];[.$CK172])" office:value-type="float"/>
          <table:table-cell table:formula="of:=MIN([.$E172];[.$J172];[.$O172];[.$T172];[.$Y172];[.$AD172];[.$AI172];[.$AN172];[.$AS172];[.$AX172];[.$BC172];[.$BH172];[.$BM172];[.$BR172];[.$BW172];[.$CB172];[.$CG172];[.$CL172])" office:value-type="float"/>
          <table:table-cell table:formula="of:=MIN([.$F172];[.$K172];[.$P172];[.$U172];[.$Z172];[.$AE172];[.$AJ172];[.$AO172];[.$AT172];[.$AY172];[.$BD172];[.$BI172];[.$BN172];[.$BS172];[.$BX172];[.$CC172];[.$CH172];[.$CM172])" office:value-type="float"/>
          <table:table-cell table:formula="of:=MEDIAN([.$B172];[.$G172];[.$L172];[.$Q172];[.$V172];[.$AA172];[.$AF172];[.$AK172];[.$AP172];[.$AU172];[.$AZ172];[.$BE172];[.$BJ172];[.$BO172];[.$BT172];[.$BY172];[.$CD172];[.$CI172])" office:value-type="float"/>
          <table:table-cell table:formula="of:=MEDIAN([.$C172];[.$H172];[.$M172];[.$R172];[.$W172];[.$AB172];[.$AG172];[.$AL172];[.$AQ172];[.$AV172];[.$BA172];[.$BF172];[.$BK172];[.$BP172];[.$BU172];[.$BZ172];[.$CE172];[.$CJ172])" office:value-type="float"/>
          <table:table-cell table:formula="of:=MEDIAN([.$D172];[.$I172];[.$N172];[.$S172];[.$X172];[.$AC172];[.$AH172];[.$AM172];[.$AR172];[.$AW172];[.$BB172];[.$BG172];[.$BL172];[.$BQ172];[.$BV172];[.$CA172];[.$CF172];[.$CK172])" office:value-type="float"/>
          <table:table-cell table:formula="of:=MEDIAN([.$E172];[.$J172];[.$O172];[.$T172];[.$Y172];[.$AD172];[.$AI172];[.$AN172];[.$AS172];[.$AX172];[.$BC172];[.$BH172];[.$BM172];[.$BR172];[.$BW172];[.$CB172];[.$CG172];[.$CL172])" office:value-type="float"/>
          <table:table-cell table:formula="of:=MEDIAN([.$F172];[.$K172];[.$P172];[.$U172];[.$Z172];[.$AE172];[.$AJ172];[.$AO172];[.$AT172];[.$AY172];[.$BD172];[.$BI172];[.$BN172];[.$BS172];[.$BX172];[.$CC172];[.$CH172];[.$CM172])" office:value-type="float"/>
          <table:table-cell table:formula="of:=MAX([.$B172];[.$G172];[.$L172];[.$Q172];[.$V172];[.$AA172];[.$AF172];[.$AK172];[.$AP172];[.$AU172];[.$AZ172];[.$BE172];[.$BJ172];[.$BO172];[.$BT172];[.$BY172];[.$CD172];[.$CI172])" office:value-type="float"/>
          <table:table-cell table:formula="of:=MAX([.$C172];[.$H172];[.$M172];[.$R172];[.$W172];[.$AB172];[.$AG172];[.$AL172];[.$AQ172];[.$AV172];[.$BA172];[.$BF172];[.$BK172];[.$BP172];[.$BU172];[.$BZ172];[.$CE172];[.$CJ172])" office:value-type="float"/>
          <table:table-cell table:formula="of:=MAX([.$D172];[.$I172];[.$N172];[.$S172];[.$X172];[.$AC172];[.$AH172];[.$AM172];[.$AR172];[.$AW172];[.$BB172];[.$BG172];[.$BL172];[.$BQ172];[.$BV172];[.$CA172];[.$CF172];[.$CK172])" office:value-type="float"/>
          <table:table-cell table:formula="of:=MAX([.$E172];[.$J172];[.$O172];[.$T172];[.$Y172];[.$AD172];[.$AI172];[.$AN172];[.$AS172];[.$AX172];[.$BC172];[.$BH172];[.$BM172];[.$BR172];[.$BW172];[.$CB172];[.$CG172];[.$CL172])" office:value-type="float"/>
          <table:table-cell table:formula="of:=MAX([.$F172];[.$K172];[.$P172];[.$U172];[.$Z172];[.$AE172];[.$AJ172];[.$AO172];[.$AT172];[.$AY172];[.$BD172];[.$BI172];[.$BN172];[.$BS172];[.$BX172];[.$CC172];[.$CH172];[.$CM17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.25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73.43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169.62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73.58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71.54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71.69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3];[.$G173];[.$L173];[.$Q173];[.$V173];[.$AA173];[.$AF173];[.$AK173];[.$AP173];[.$AU173];[.$AZ173];[.$BE173];[.$BJ173];[.$BO173];[.$BT173];[.$BY173];[.$CD173];[.$CI173])" office:value-type="float"/>
          <table:table-cell table:formula="of:=MIN([.$C173];[.$H173];[.$M173];[.$R173];[.$W173];[.$AB173];[.$AG173];[.$AL173];[.$AQ173];[.$AV173];[.$BA173];[.$BF173];[.$BK173];[.$BP173];[.$BU173];[.$BZ173];[.$CE173];[.$CJ173])" office:value-type="float"/>
          <table:table-cell table:formula="of:=MIN([.$D173];[.$I173];[.$N173];[.$S173];[.$X173];[.$AC173];[.$AH173];[.$AM173];[.$AR173];[.$AW173];[.$BB173];[.$BG173];[.$BL173];[.$BQ173];[.$BV173];[.$CA173];[.$CF173];[.$CK173])" office:value-type="float"/>
          <table:table-cell table:formula="of:=MIN([.$E173];[.$J173];[.$O173];[.$T173];[.$Y173];[.$AD173];[.$AI173];[.$AN173];[.$AS173];[.$AX173];[.$BC173];[.$BH173];[.$BM173];[.$BR173];[.$BW173];[.$CB173];[.$CG173];[.$CL173])" office:value-type="float"/>
          <table:table-cell table:formula="of:=MIN([.$F173];[.$K173];[.$P173];[.$U173];[.$Z173];[.$AE173];[.$AJ173];[.$AO173];[.$AT173];[.$AY173];[.$BD173];[.$BI173];[.$BN173];[.$BS173];[.$BX173];[.$CC173];[.$CH173];[.$CM173])" office:value-type="float"/>
          <table:table-cell table:formula="of:=MEDIAN([.$B173];[.$G173];[.$L173];[.$Q173];[.$V173];[.$AA173];[.$AF173];[.$AK173];[.$AP173];[.$AU173];[.$AZ173];[.$BE173];[.$BJ173];[.$BO173];[.$BT173];[.$BY173];[.$CD173];[.$CI173])" office:value-type="float"/>
          <table:table-cell table:formula="of:=MEDIAN([.$C173];[.$H173];[.$M173];[.$R173];[.$W173];[.$AB173];[.$AG173];[.$AL173];[.$AQ173];[.$AV173];[.$BA173];[.$BF173];[.$BK173];[.$BP173];[.$BU173];[.$BZ173];[.$CE173];[.$CJ173])" office:value-type="float"/>
          <table:table-cell table:formula="of:=MEDIAN([.$D173];[.$I173];[.$N173];[.$S173];[.$X173];[.$AC173];[.$AH173];[.$AM173];[.$AR173];[.$AW173];[.$BB173];[.$BG173];[.$BL173];[.$BQ173];[.$BV173];[.$CA173];[.$CF173];[.$CK173])" office:value-type="float"/>
          <table:table-cell table:formula="of:=MEDIAN([.$E173];[.$J173];[.$O173];[.$T173];[.$Y173];[.$AD173];[.$AI173];[.$AN173];[.$AS173];[.$AX173];[.$BC173];[.$BH173];[.$BM173];[.$BR173];[.$BW173];[.$CB173];[.$CG173];[.$CL173])" office:value-type="float"/>
          <table:table-cell table:formula="of:=MEDIAN([.$F173];[.$K173];[.$P173];[.$U173];[.$Z173];[.$AE173];[.$AJ173];[.$AO173];[.$AT173];[.$AY173];[.$BD173];[.$BI173];[.$BN173];[.$BS173];[.$BX173];[.$CC173];[.$CH173];[.$CM173])" office:value-type="float"/>
          <table:table-cell table:formula="of:=MAX([.$B173];[.$G173];[.$L173];[.$Q173];[.$V173];[.$AA173];[.$AF173];[.$AK173];[.$AP173];[.$AU173];[.$AZ173];[.$BE173];[.$BJ173];[.$BO173];[.$BT173];[.$BY173];[.$CD173];[.$CI173])" office:value-type="float"/>
          <table:table-cell table:formula="of:=MAX([.$C173];[.$H173];[.$M173];[.$R173];[.$W173];[.$AB173];[.$AG173];[.$AL173];[.$AQ173];[.$AV173];[.$BA173];[.$BF173];[.$BK173];[.$BP173];[.$BU173];[.$BZ173];[.$CE173];[.$CJ173])" office:value-type="float"/>
          <table:table-cell table:formula="of:=MAX([.$D173];[.$I173];[.$N173];[.$S173];[.$X173];[.$AC173];[.$AH173];[.$AM173];[.$AR173];[.$AW173];[.$BB173];[.$BG173];[.$BL173];[.$BQ173];[.$BV173];[.$CA173];[.$CF173];[.$CK173])" office:value-type="float"/>
          <table:table-cell table:formula="of:=MAX([.$E173];[.$J173];[.$O173];[.$T173];[.$Y173];[.$AD173];[.$AI173];[.$AN173];[.$AS173];[.$AX173];[.$BC173];[.$BH173];[.$BM173];[.$BR173];[.$BW173];[.$CB173];[.$CG173];[.$CL173])" office:value-type="float"/>
          <table:table-cell table:formula="of:=MAX([.$F173];[.$K173];[.$P173];[.$U173];[.$Z173];[.$AE173];[.$AJ173];[.$AO173];[.$AT173];[.$AY173];[.$BD173];[.$BI173];[.$BN173];[.$BS173];[.$BX173];[.$CC173];[.$CH173];[.$CM17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659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81.518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80.351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92.089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80.914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81.057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4];[.$G174];[.$L174];[.$Q174];[.$V174];[.$AA174];[.$AF174];[.$AK174];[.$AP174];[.$AU174];[.$AZ174];[.$BE174];[.$BJ174];[.$BO174];[.$BT174];[.$BY174];[.$CD174];[.$CI174])" office:value-type="float"/>
          <table:table-cell table:formula="of:=MIN([.$C174];[.$H174];[.$M174];[.$R174];[.$W174];[.$AB174];[.$AG174];[.$AL174];[.$AQ174];[.$AV174];[.$BA174];[.$BF174];[.$BK174];[.$BP174];[.$BU174];[.$BZ174];[.$CE174];[.$CJ174])" office:value-type="float"/>
          <table:table-cell table:formula="of:=MIN([.$D174];[.$I174];[.$N174];[.$S174];[.$X174];[.$AC174];[.$AH174];[.$AM174];[.$AR174];[.$AW174];[.$BB174];[.$BG174];[.$BL174];[.$BQ174];[.$BV174];[.$CA174];[.$CF174];[.$CK174])" office:value-type="float"/>
          <table:table-cell table:formula="of:=MIN([.$E174];[.$J174];[.$O174];[.$T174];[.$Y174];[.$AD174];[.$AI174];[.$AN174];[.$AS174];[.$AX174];[.$BC174];[.$BH174];[.$BM174];[.$BR174];[.$BW174];[.$CB174];[.$CG174];[.$CL174])" office:value-type="float"/>
          <table:table-cell table:formula="of:=MIN([.$F174];[.$K174];[.$P174];[.$U174];[.$Z174];[.$AE174];[.$AJ174];[.$AO174];[.$AT174];[.$AY174];[.$BD174];[.$BI174];[.$BN174];[.$BS174];[.$BX174];[.$CC174];[.$CH174];[.$CM174])" office:value-type="float"/>
          <table:table-cell table:formula="of:=MEDIAN([.$B174];[.$G174];[.$L174];[.$Q174];[.$V174];[.$AA174];[.$AF174];[.$AK174];[.$AP174];[.$AU174];[.$AZ174];[.$BE174];[.$BJ174];[.$BO174];[.$BT174];[.$BY174];[.$CD174];[.$CI174])" office:value-type="float"/>
          <table:table-cell table:formula="of:=MEDIAN([.$C174];[.$H174];[.$M174];[.$R174];[.$W174];[.$AB174];[.$AG174];[.$AL174];[.$AQ174];[.$AV174];[.$BA174];[.$BF174];[.$BK174];[.$BP174];[.$BU174];[.$BZ174];[.$CE174];[.$CJ174])" office:value-type="float"/>
          <table:table-cell table:formula="of:=MEDIAN([.$D174];[.$I174];[.$N174];[.$S174];[.$X174];[.$AC174];[.$AH174];[.$AM174];[.$AR174];[.$AW174];[.$BB174];[.$BG174];[.$BL174];[.$BQ174];[.$BV174];[.$CA174];[.$CF174];[.$CK174])" office:value-type="float"/>
          <table:table-cell table:formula="of:=MEDIAN([.$E174];[.$J174];[.$O174];[.$T174];[.$Y174];[.$AD174];[.$AI174];[.$AN174];[.$AS174];[.$AX174];[.$BC174];[.$BH174];[.$BM174];[.$BR174];[.$BW174];[.$CB174];[.$CG174];[.$CL174])" office:value-type="float"/>
          <table:table-cell table:formula="of:=MEDIAN([.$F174];[.$K174];[.$P174];[.$U174];[.$Z174];[.$AE174];[.$AJ174];[.$AO174];[.$AT174];[.$AY174];[.$BD174];[.$BI174];[.$BN174];[.$BS174];[.$BX174];[.$CC174];[.$CH174];[.$CM174])" office:value-type="float"/>
          <table:table-cell table:formula="of:=MAX([.$B174];[.$G174];[.$L174];[.$Q174];[.$V174];[.$AA174];[.$AF174];[.$AK174];[.$AP174];[.$AU174];[.$AZ174];[.$BE174];[.$BJ174];[.$BO174];[.$BT174];[.$BY174];[.$CD174];[.$CI174])" office:value-type="float"/>
          <table:table-cell table:formula="of:=MAX([.$C174];[.$H174];[.$M174];[.$R174];[.$W174];[.$AB174];[.$AG174];[.$AL174];[.$AQ174];[.$AV174];[.$BA174];[.$BF174];[.$BK174];[.$BP174];[.$BU174];[.$BZ174];[.$CE174];[.$CJ174])" office:value-type="float"/>
          <table:table-cell table:formula="of:=MAX([.$D174];[.$I174];[.$N174];[.$S174];[.$X174];[.$AC174];[.$AH174];[.$AM174];[.$AR174];[.$AW174];[.$BB174];[.$BG174];[.$BL174];[.$BQ174];[.$BV174];[.$CA174];[.$CF174];[.$CK174])" office:value-type="float"/>
          <table:table-cell table:formula="of:=MAX([.$E174];[.$J174];[.$O174];[.$T174];[.$Y174];[.$AD174];[.$AI174];[.$AN174];[.$AS174];[.$AX174];[.$BC174];[.$BH174];[.$BM174];[.$BR174];[.$BW174];[.$CB174];[.$CG174];[.$CL174])" office:value-type="float"/>
          <table:table-cell table:formula="of:=MAX([.$F174];[.$K174];[.$P174];[.$U174];[.$Z174];[.$AE174];[.$AJ174];[.$AO174];[.$AT174];[.$AY174];[.$BD174];[.$BI174];[.$BN174];[.$BS174];[.$BX174];[.$CC174];[.$CH174];[.$CM17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2.00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301.18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342.30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304.11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307.67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303.12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5];[.$G175];[.$L175];[.$Q175];[.$V175];[.$AA175];[.$AF175];[.$AK175];[.$AP175];[.$AU175];[.$AZ175];[.$BE175];[.$BJ175];[.$BO175];[.$BT175];[.$BY175];[.$CD175];[.$CI175])" office:value-type="float"/>
          <table:table-cell table:formula="of:=MIN([.$C175];[.$H175];[.$M175];[.$R175];[.$W175];[.$AB175];[.$AG175];[.$AL175];[.$AQ175];[.$AV175];[.$BA175];[.$BF175];[.$BK175];[.$BP175];[.$BU175];[.$BZ175];[.$CE175];[.$CJ175])" office:value-type="float"/>
          <table:table-cell table:formula="of:=MIN([.$D175];[.$I175];[.$N175];[.$S175];[.$X175];[.$AC175];[.$AH175];[.$AM175];[.$AR175];[.$AW175];[.$BB175];[.$BG175];[.$BL175];[.$BQ175];[.$BV175];[.$CA175];[.$CF175];[.$CK175])" office:value-type="float"/>
          <table:table-cell table:formula="of:=MIN([.$E175];[.$J175];[.$O175];[.$T175];[.$Y175];[.$AD175];[.$AI175];[.$AN175];[.$AS175];[.$AX175];[.$BC175];[.$BH175];[.$BM175];[.$BR175];[.$BW175];[.$CB175];[.$CG175];[.$CL175])" office:value-type="float"/>
          <table:table-cell table:formula="of:=MIN([.$F175];[.$K175];[.$P175];[.$U175];[.$Z175];[.$AE175];[.$AJ175];[.$AO175];[.$AT175];[.$AY175];[.$BD175];[.$BI175];[.$BN175];[.$BS175];[.$BX175];[.$CC175];[.$CH175];[.$CM175])" office:value-type="float"/>
          <table:table-cell table:formula="of:=MEDIAN([.$B175];[.$G175];[.$L175];[.$Q175];[.$V175];[.$AA175];[.$AF175];[.$AK175];[.$AP175];[.$AU175];[.$AZ175];[.$BE175];[.$BJ175];[.$BO175];[.$BT175];[.$BY175];[.$CD175];[.$CI175])" office:value-type="float"/>
          <table:table-cell table:formula="of:=MEDIAN([.$C175];[.$H175];[.$M175];[.$R175];[.$W175];[.$AB175];[.$AG175];[.$AL175];[.$AQ175];[.$AV175];[.$BA175];[.$BF175];[.$BK175];[.$BP175];[.$BU175];[.$BZ175];[.$CE175];[.$CJ175])" office:value-type="float"/>
          <table:table-cell table:formula="of:=MEDIAN([.$D175];[.$I175];[.$N175];[.$S175];[.$X175];[.$AC175];[.$AH175];[.$AM175];[.$AR175];[.$AW175];[.$BB175];[.$BG175];[.$BL175];[.$BQ175];[.$BV175];[.$CA175];[.$CF175];[.$CK175])" office:value-type="float"/>
          <table:table-cell table:formula="of:=MEDIAN([.$E175];[.$J175];[.$O175];[.$T175];[.$Y175];[.$AD175];[.$AI175];[.$AN175];[.$AS175];[.$AX175];[.$BC175];[.$BH175];[.$BM175];[.$BR175];[.$BW175];[.$CB175];[.$CG175];[.$CL175])" office:value-type="float"/>
          <table:table-cell table:formula="of:=MEDIAN([.$F175];[.$K175];[.$P175];[.$U175];[.$Z175];[.$AE175];[.$AJ175];[.$AO175];[.$AT175];[.$AY175];[.$BD175];[.$BI175];[.$BN175];[.$BS175];[.$BX175];[.$CC175];[.$CH175];[.$CM175])" office:value-type="float"/>
          <table:table-cell table:formula="of:=MAX([.$B175];[.$G175];[.$L175];[.$Q175];[.$V175];[.$AA175];[.$AF175];[.$AK175];[.$AP175];[.$AU175];[.$AZ175];[.$BE175];[.$BJ175];[.$BO175];[.$BT175];[.$BY175];[.$CD175];[.$CI175])" office:value-type="float"/>
          <table:table-cell table:formula="of:=MAX([.$C175];[.$H175];[.$M175];[.$R175];[.$W175];[.$AB175];[.$AG175];[.$AL175];[.$AQ175];[.$AV175];[.$BA175];[.$BF175];[.$BK175];[.$BP175];[.$BU175];[.$BZ175];[.$CE175];[.$CJ175])" office:value-type="float"/>
          <table:table-cell table:formula="of:=MAX([.$D175];[.$I175];[.$N175];[.$S175];[.$X175];[.$AC175];[.$AH175];[.$AM175];[.$AR175];[.$AW175];[.$BB175];[.$BG175];[.$BL175];[.$BQ175];[.$BV175];[.$CA175];[.$CF175];[.$CK175])" office:value-type="float"/>
          <table:table-cell table:formula="of:=MAX([.$E175];[.$J175];[.$O175];[.$T175];[.$Y175];[.$AD175];[.$AI175];[.$AN175];[.$AS175];[.$AX175];[.$BC175];[.$BH175];[.$BM175];[.$BR175];[.$BW175];[.$CB175];[.$CG175];[.$CL175])" office:value-type="float"/>
          <table:table-cell table:formula="of:=MAX([.$F175];[.$K175];[.$P175];[.$U175];[.$Z175];[.$AE175];[.$AJ175];[.$AO175];[.$AT175];[.$AY175];[.$BD175];[.$BI175];[.$BN175];[.$BS175];[.$BX175];[.$CC175];[.$CH175];[.$CM17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1.69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42.435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57.1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43.52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63.40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50.13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6];[.$G176];[.$L176];[.$Q176];[.$V176];[.$AA176];[.$AF176];[.$AK176];[.$AP176];[.$AU176];[.$AZ176];[.$BE176];[.$BJ176];[.$BO176];[.$BT176];[.$BY176];[.$CD176];[.$CI176])" office:value-type="float"/>
          <table:table-cell table:formula="of:=MIN([.$C176];[.$H176];[.$M176];[.$R176];[.$W176];[.$AB176];[.$AG176];[.$AL176];[.$AQ176];[.$AV176];[.$BA176];[.$BF176];[.$BK176];[.$BP176];[.$BU176];[.$BZ176];[.$CE176];[.$CJ176])" office:value-type="float"/>
          <table:table-cell table:formula="of:=MIN([.$D176];[.$I176];[.$N176];[.$S176];[.$X176];[.$AC176];[.$AH176];[.$AM176];[.$AR176];[.$AW176];[.$BB176];[.$BG176];[.$BL176];[.$BQ176];[.$BV176];[.$CA176];[.$CF176];[.$CK176])" office:value-type="float"/>
          <table:table-cell table:formula="of:=MIN([.$E176];[.$J176];[.$O176];[.$T176];[.$Y176];[.$AD176];[.$AI176];[.$AN176];[.$AS176];[.$AX176];[.$BC176];[.$BH176];[.$BM176];[.$BR176];[.$BW176];[.$CB176];[.$CG176];[.$CL176])" office:value-type="float"/>
          <table:table-cell table:formula="of:=MIN([.$F176];[.$K176];[.$P176];[.$U176];[.$Z176];[.$AE176];[.$AJ176];[.$AO176];[.$AT176];[.$AY176];[.$BD176];[.$BI176];[.$BN176];[.$BS176];[.$BX176];[.$CC176];[.$CH176];[.$CM176])" office:value-type="float"/>
          <table:table-cell table:formula="of:=MEDIAN([.$B176];[.$G176];[.$L176];[.$Q176];[.$V176];[.$AA176];[.$AF176];[.$AK176];[.$AP176];[.$AU176];[.$AZ176];[.$BE176];[.$BJ176];[.$BO176];[.$BT176];[.$BY176];[.$CD176];[.$CI176])" office:value-type="float"/>
          <table:table-cell table:formula="of:=MEDIAN([.$C176];[.$H176];[.$M176];[.$R176];[.$W176];[.$AB176];[.$AG176];[.$AL176];[.$AQ176];[.$AV176];[.$BA176];[.$BF176];[.$BK176];[.$BP176];[.$BU176];[.$BZ176];[.$CE176];[.$CJ176])" office:value-type="float"/>
          <table:table-cell table:formula="of:=MEDIAN([.$D176];[.$I176];[.$N176];[.$S176];[.$X176];[.$AC176];[.$AH176];[.$AM176];[.$AR176];[.$AW176];[.$BB176];[.$BG176];[.$BL176];[.$BQ176];[.$BV176];[.$CA176];[.$CF176];[.$CK176])" office:value-type="float"/>
          <table:table-cell table:formula="of:=MEDIAN([.$E176];[.$J176];[.$O176];[.$T176];[.$Y176];[.$AD176];[.$AI176];[.$AN176];[.$AS176];[.$AX176];[.$BC176];[.$BH176];[.$BM176];[.$BR176];[.$BW176];[.$CB176];[.$CG176];[.$CL176])" office:value-type="float"/>
          <table:table-cell table:formula="of:=MEDIAN([.$F176];[.$K176];[.$P176];[.$U176];[.$Z176];[.$AE176];[.$AJ176];[.$AO176];[.$AT176];[.$AY176];[.$BD176];[.$BI176];[.$BN176];[.$BS176];[.$BX176];[.$CC176];[.$CH176];[.$CM176])" office:value-type="float"/>
          <table:table-cell table:formula="of:=MAX([.$B176];[.$G176];[.$L176];[.$Q176];[.$V176];[.$AA176];[.$AF176];[.$AK176];[.$AP176];[.$AU176];[.$AZ176];[.$BE176];[.$BJ176];[.$BO176];[.$BT176];[.$BY176];[.$CD176];[.$CI176])" office:value-type="float"/>
          <table:table-cell table:formula="of:=MAX([.$C176];[.$H176];[.$M176];[.$R176];[.$W176];[.$AB176];[.$AG176];[.$AL176];[.$AQ176];[.$AV176];[.$BA176];[.$BF176];[.$BK176];[.$BP176];[.$BU176];[.$BZ176];[.$CE176];[.$CJ176])" office:value-type="float"/>
          <table:table-cell table:formula="of:=MAX([.$D176];[.$I176];[.$N176];[.$S176];[.$X176];[.$AC176];[.$AH176];[.$AM176];[.$AR176];[.$AW176];[.$BB176];[.$BG176];[.$BL176];[.$BQ176];[.$BV176];[.$CA176];[.$CF176];[.$CK176])" office:value-type="float"/>
          <table:table-cell table:formula="of:=MAX([.$E176];[.$J176];[.$O176];[.$T176];[.$Y176];[.$AD176];[.$AI176];[.$AN176];[.$AS176];[.$AX176];[.$BC176];[.$BH176];[.$BM176];[.$BR176];[.$BW176];[.$CB176];[.$CG176];[.$CL176])" office:value-type="float"/>
          <table:table-cell table:formula="of:=MAX([.$F176];[.$K176];[.$P176];[.$U176];[.$Z176];[.$AE176];[.$AJ176];[.$AO176];[.$AT176];[.$AY176];[.$BD176];[.$BI176];[.$BN176];[.$BS176];[.$BX176];[.$CC176];[.$CH176];[.$CM17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1.95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70.49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08.7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72.5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270.20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273.1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77];[.$G177];[.$L177];[.$Q177];[.$V177];[.$AA177];[.$AF177];[.$AK177];[.$AP177];[.$AU177];[.$AZ177];[.$BE177];[.$BJ177];[.$BO177];[.$BT177];[.$BY177];[.$CD177];[.$CI177])" office:value-type="float"/>
          <table:table-cell table:formula="of:=MIN([.$C177];[.$H177];[.$M177];[.$R177];[.$W177];[.$AB177];[.$AG177];[.$AL177];[.$AQ177];[.$AV177];[.$BA177];[.$BF177];[.$BK177];[.$BP177];[.$BU177];[.$BZ177];[.$CE177];[.$CJ177])" office:value-type="float"/>
          <table:table-cell table:formula="of:=MIN([.$D177];[.$I177];[.$N177];[.$S177];[.$X177];[.$AC177];[.$AH177];[.$AM177];[.$AR177];[.$AW177];[.$BB177];[.$BG177];[.$BL177];[.$BQ177];[.$BV177];[.$CA177];[.$CF177];[.$CK177])" office:value-type="float"/>
          <table:table-cell table:formula="of:=MIN([.$E177];[.$J177];[.$O177];[.$T177];[.$Y177];[.$AD177];[.$AI177];[.$AN177];[.$AS177];[.$AX177];[.$BC177];[.$BH177];[.$BM177];[.$BR177];[.$BW177];[.$CB177];[.$CG177];[.$CL177])" office:value-type="float"/>
          <table:table-cell table:formula="of:=MIN([.$F177];[.$K177];[.$P177];[.$U177];[.$Z177];[.$AE177];[.$AJ177];[.$AO177];[.$AT177];[.$AY177];[.$BD177];[.$BI177];[.$BN177];[.$BS177];[.$BX177];[.$CC177];[.$CH177];[.$CM177])" office:value-type="float"/>
          <table:table-cell table:formula="of:=MEDIAN([.$B177];[.$G177];[.$L177];[.$Q177];[.$V177];[.$AA177];[.$AF177];[.$AK177];[.$AP177];[.$AU177];[.$AZ177];[.$BE177];[.$BJ177];[.$BO177];[.$BT177];[.$BY177];[.$CD177];[.$CI177])" office:value-type="float"/>
          <table:table-cell table:formula="of:=MEDIAN([.$C177];[.$H177];[.$M177];[.$R177];[.$W177];[.$AB177];[.$AG177];[.$AL177];[.$AQ177];[.$AV177];[.$BA177];[.$BF177];[.$BK177];[.$BP177];[.$BU177];[.$BZ177];[.$CE177];[.$CJ177])" office:value-type="float"/>
          <table:table-cell table:formula="of:=MEDIAN([.$D177];[.$I177];[.$N177];[.$S177];[.$X177];[.$AC177];[.$AH177];[.$AM177];[.$AR177];[.$AW177];[.$BB177];[.$BG177];[.$BL177];[.$BQ177];[.$BV177];[.$CA177];[.$CF177];[.$CK177])" office:value-type="float"/>
          <table:table-cell table:formula="of:=MEDIAN([.$E177];[.$J177];[.$O177];[.$T177];[.$Y177];[.$AD177];[.$AI177];[.$AN177];[.$AS177];[.$AX177];[.$BC177];[.$BH177];[.$BM177];[.$BR177];[.$BW177];[.$CB177];[.$CG177];[.$CL177])" office:value-type="float"/>
          <table:table-cell table:formula="of:=MEDIAN([.$F177];[.$K177];[.$P177];[.$U177];[.$Z177];[.$AE177];[.$AJ177];[.$AO177];[.$AT177];[.$AY177];[.$BD177];[.$BI177];[.$BN177];[.$BS177];[.$BX177];[.$CC177];[.$CH177];[.$CM177])" office:value-type="float"/>
          <table:table-cell table:formula="of:=MAX([.$B177];[.$G177];[.$L177];[.$Q177];[.$V177];[.$AA177];[.$AF177];[.$AK177];[.$AP177];[.$AU177];[.$AZ177];[.$BE177];[.$BJ177];[.$BO177];[.$BT177];[.$BY177];[.$CD177];[.$CI177])" office:value-type="float"/>
          <table:table-cell table:formula="of:=MAX([.$C177];[.$H177];[.$M177];[.$R177];[.$W177];[.$AB177];[.$AG177];[.$AL177];[.$AQ177];[.$AV177];[.$BA177];[.$BF177];[.$BK177];[.$BP177];[.$BU177];[.$BZ177];[.$CE177];[.$CJ177])" office:value-type="float"/>
          <table:table-cell table:formula="of:=MAX([.$D177];[.$I177];[.$N177];[.$S177];[.$X177];[.$AC177];[.$AH177];[.$AM177];[.$AR177];[.$AW177];[.$BB177];[.$BG177];[.$BL177];[.$BQ177];[.$BV177];[.$CA177];[.$CF177];[.$CK177])" office:value-type="float"/>
          <table:table-cell table:formula="of:=MAX([.$E177];[.$J177];[.$O177];[.$T177];[.$Y177];[.$AD177];[.$AI177];[.$AN177];[.$AS177];[.$AX177];[.$BC177];[.$BH177];[.$BM177];[.$BR177];[.$BW177];[.$CB177];[.$CG177];[.$CL177])" office:value-type="float"/>
          <table:table-cell table:formula="of:=MAX([.$F177];[.$K177];[.$P177];[.$U177];[.$Z177];[.$AE177];[.$AJ177];[.$AO177];[.$AT177];[.$AY177];[.$BD177];[.$BI177];[.$BN177];[.$BS177];[.$BX177];[.$CC177];[.$CH177];[.$CM17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5.94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27.67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126.99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33.75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27.40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127.17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78];[.$G178];[.$L178];[.$Q178];[.$V178];[.$AA178];[.$AF178];[.$AK178];[.$AP178];[.$AU178];[.$AZ178];[.$BE178];[.$BJ178];[.$BO178];[.$BT178];[.$BY178];[.$CD178];[.$CI178])" office:value-type="float"/>
          <table:table-cell table:formula="of:=MIN([.$C178];[.$H178];[.$M178];[.$R178];[.$W178];[.$AB178];[.$AG178];[.$AL178];[.$AQ178];[.$AV178];[.$BA178];[.$BF178];[.$BK178];[.$BP178];[.$BU178];[.$BZ178];[.$CE178];[.$CJ178])" office:value-type="float"/>
          <table:table-cell table:formula="of:=MIN([.$D178];[.$I178];[.$N178];[.$S178];[.$X178];[.$AC178];[.$AH178];[.$AM178];[.$AR178];[.$AW178];[.$BB178];[.$BG178];[.$BL178];[.$BQ178];[.$BV178];[.$CA178];[.$CF178];[.$CK178])" office:value-type="float"/>
          <table:table-cell table:formula="of:=MIN([.$E178];[.$J178];[.$O178];[.$T178];[.$Y178];[.$AD178];[.$AI178];[.$AN178];[.$AS178];[.$AX178];[.$BC178];[.$BH178];[.$BM178];[.$BR178];[.$BW178];[.$CB178];[.$CG178];[.$CL178])" office:value-type="float"/>
          <table:table-cell table:formula="of:=MIN([.$F178];[.$K178];[.$P178];[.$U178];[.$Z178];[.$AE178];[.$AJ178];[.$AO178];[.$AT178];[.$AY178];[.$BD178];[.$BI178];[.$BN178];[.$BS178];[.$BX178];[.$CC178];[.$CH178];[.$CM178])" office:value-type="float"/>
          <table:table-cell table:formula="of:=MEDIAN([.$B178];[.$G178];[.$L178];[.$Q178];[.$V178];[.$AA178];[.$AF178];[.$AK178];[.$AP178];[.$AU178];[.$AZ178];[.$BE178];[.$BJ178];[.$BO178];[.$BT178];[.$BY178];[.$CD178];[.$CI178])" office:value-type="float"/>
          <table:table-cell table:formula="of:=MEDIAN([.$C178];[.$H178];[.$M178];[.$R178];[.$W178];[.$AB178];[.$AG178];[.$AL178];[.$AQ178];[.$AV178];[.$BA178];[.$BF178];[.$BK178];[.$BP178];[.$BU178];[.$BZ178];[.$CE178];[.$CJ178])" office:value-type="float"/>
          <table:table-cell table:formula="of:=MEDIAN([.$D178];[.$I178];[.$N178];[.$S178];[.$X178];[.$AC178];[.$AH178];[.$AM178];[.$AR178];[.$AW178];[.$BB178];[.$BG178];[.$BL178];[.$BQ178];[.$BV178];[.$CA178];[.$CF178];[.$CK178])" office:value-type="float"/>
          <table:table-cell table:formula="of:=MEDIAN([.$E178];[.$J178];[.$O178];[.$T178];[.$Y178];[.$AD178];[.$AI178];[.$AN178];[.$AS178];[.$AX178];[.$BC178];[.$BH178];[.$BM178];[.$BR178];[.$BW178];[.$CB178];[.$CG178];[.$CL178])" office:value-type="float"/>
          <table:table-cell table:formula="of:=MEDIAN([.$F178];[.$K178];[.$P178];[.$U178];[.$Z178];[.$AE178];[.$AJ178];[.$AO178];[.$AT178];[.$AY178];[.$BD178];[.$BI178];[.$BN178];[.$BS178];[.$BX178];[.$CC178];[.$CH178];[.$CM178])" office:value-type="float"/>
          <table:table-cell table:formula="of:=MAX([.$B178];[.$G178];[.$L178];[.$Q178];[.$V178];[.$AA178];[.$AF178];[.$AK178];[.$AP178];[.$AU178];[.$AZ178];[.$BE178];[.$BJ178];[.$BO178];[.$BT178];[.$BY178];[.$CD178];[.$CI178])" office:value-type="float"/>
          <table:table-cell table:formula="of:=MAX([.$C178];[.$H178];[.$M178];[.$R178];[.$W178];[.$AB178];[.$AG178];[.$AL178];[.$AQ178];[.$AV178];[.$BA178];[.$BF178];[.$BK178];[.$BP178];[.$BU178];[.$BZ178];[.$CE178];[.$CJ178])" office:value-type="float"/>
          <table:table-cell table:formula="of:=MAX([.$D178];[.$I178];[.$N178];[.$S178];[.$X178];[.$AC178];[.$AH178];[.$AM178];[.$AR178];[.$AW178];[.$BB178];[.$BG178];[.$BL178];[.$BQ178];[.$BV178];[.$CA178];[.$CF178];[.$CK178])" office:value-type="float"/>
          <table:table-cell table:formula="of:=MAX([.$E178];[.$J178];[.$O178];[.$T178];[.$Y178];[.$AD178];[.$AI178];[.$AN178];[.$AS178];[.$AX178];[.$BC178];[.$BH178];[.$BM178];[.$BR178];[.$BW178];[.$CB178];[.$CG178];[.$CL178])" office:value-type="float"/>
          <table:table-cell table:formula="of:=MAX([.$F178];[.$K178];[.$P178];[.$U178];[.$Z178];[.$AE178];[.$AJ178];[.$AO178];[.$AT178];[.$AY178];[.$BD178];[.$BI178];[.$BN178];[.$BS178];[.$BX178];[.$CC178];[.$CH178];[.$CM17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1.01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93.71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style-name="cellBest" office:value-type="float" office:value="175.14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00.588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76.79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76.64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79];[.$G179];[.$L179];[.$Q179];[.$V179];[.$AA179];[.$AF179];[.$AK179];[.$AP179];[.$AU179];[.$AZ179];[.$BE179];[.$BJ179];[.$BO179];[.$BT179];[.$BY179];[.$CD179];[.$CI179])" office:value-type="float"/>
          <table:table-cell table:formula="of:=MIN([.$C179];[.$H179];[.$M179];[.$R179];[.$W179];[.$AB179];[.$AG179];[.$AL179];[.$AQ179];[.$AV179];[.$BA179];[.$BF179];[.$BK179];[.$BP179];[.$BU179];[.$BZ179];[.$CE179];[.$CJ179])" office:value-type="float"/>
          <table:table-cell table:formula="of:=MIN([.$D179];[.$I179];[.$N179];[.$S179];[.$X179];[.$AC179];[.$AH179];[.$AM179];[.$AR179];[.$AW179];[.$BB179];[.$BG179];[.$BL179];[.$BQ179];[.$BV179];[.$CA179];[.$CF179];[.$CK179])" office:value-type="float"/>
          <table:table-cell table:formula="of:=MIN([.$E179];[.$J179];[.$O179];[.$T179];[.$Y179];[.$AD179];[.$AI179];[.$AN179];[.$AS179];[.$AX179];[.$BC179];[.$BH179];[.$BM179];[.$BR179];[.$BW179];[.$CB179];[.$CG179];[.$CL179])" office:value-type="float"/>
          <table:table-cell table:formula="of:=MIN([.$F179];[.$K179];[.$P179];[.$U179];[.$Z179];[.$AE179];[.$AJ179];[.$AO179];[.$AT179];[.$AY179];[.$BD179];[.$BI179];[.$BN179];[.$BS179];[.$BX179];[.$CC179];[.$CH179];[.$CM179])" office:value-type="float"/>
          <table:table-cell table:formula="of:=MEDIAN([.$B179];[.$G179];[.$L179];[.$Q179];[.$V179];[.$AA179];[.$AF179];[.$AK179];[.$AP179];[.$AU179];[.$AZ179];[.$BE179];[.$BJ179];[.$BO179];[.$BT179];[.$BY179];[.$CD179];[.$CI179])" office:value-type="float"/>
          <table:table-cell table:formula="of:=MEDIAN([.$C179];[.$H179];[.$M179];[.$R179];[.$W179];[.$AB179];[.$AG179];[.$AL179];[.$AQ179];[.$AV179];[.$BA179];[.$BF179];[.$BK179];[.$BP179];[.$BU179];[.$BZ179];[.$CE179];[.$CJ179])" office:value-type="float"/>
          <table:table-cell table:formula="of:=MEDIAN([.$D179];[.$I179];[.$N179];[.$S179];[.$X179];[.$AC179];[.$AH179];[.$AM179];[.$AR179];[.$AW179];[.$BB179];[.$BG179];[.$BL179];[.$BQ179];[.$BV179];[.$CA179];[.$CF179];[.$CK179])" office:value-type="float"/>
          <table:table-cell table:formula="of:=MEDIAN([.$E179];[.$J179];[.$O179];[.$T179];[.$Y179];[.$AD179];[.$AI179];[.$AN179];[.$AS179];[.$AX179];[.$BC179];[.$BH179];[.$BM179];[.$BR179];[.$BW179];[.$CB179];[.$CG179];[.$CL179])" office:value-type="float"/>
          <table:table-cell table:formula="of:=MEDIAN([.$F179];[.$K179];[.$P179];[.$U179];[.$Z179];[.$AE179];[.$AJ179];[.$AO179];[.$AT179];[.$AY179];[.$BD179];[.$BI179];[.$BN179];[.$BS179];[.$BX179];[.$CC179];[.$CH179];[.$CM179])" office:value-type="float"/>
          <table:table-cell table:formula="of:=MAX([.$B179];[.$G179];[.$L179];[.$Q179];[.$V179];[.$AA179];[.$AF179];[.$AK179];[.$AP179];[.$AU179];[.$AZ179];[.$BE179];[.$BJ179];[.$BO179];[.$BT179];[.$BY179];[.$CD179];[.$CI179])" office:value-type="float"/>
          <table:table-cell table:formula="of:=MAX([.$C179];[.$H179];[.$M179];[.$R179];[.$W179];[.$AB179];[.$AG179];[.$AL179];[.$AQ179];[.$AV179];[.$BA179];[.$BF179];[.$BK179];[.$BP179];[.$BU179];[.$BZ179];[.$CE179];[.$CJ179])" office:value-type="float"/>
          <table:table-cell table:formula="of:=MAX([.$D179];[.$I179];[.$N179];[.$S179];[.$X179];[.$AC179];[.$AH179];[.$AM179];[.$AR179];[.$AW179];[.$BB179];[.$BG179];[.$BL179];[.$BQ179];[.$BV179];[.$CA179];[.$CF179];[.$CK179])" office:value-type="float"/>
          <table:table-cell table:formula="of:=MAX([.$E179];[.$J179];[.$O179];[.$T179];[.$Y179];[.$AD179];[.$AI179];[.$AN179];[.$AS179];[.$AX179];[.$BC179];[.$BH179];[.$BM179];[.$BR179];[.$BW179];[.$CB179];[.$CG179];[.$CL179])" office:value-type="float"/>
          <table:table-cell table:formula="of:=MAX([.$F179];[.$K179];[.$P179];[.$U179];[.$Z179];[.$AE179];[.$AJ179];[.$AO179];[.$AT179];[.$AY179];[.$BD179];[.$BI179];[.$BN179];[.$BS179];[.$BX179];[.$CC179];[.$CH179];[.$CM17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3.03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10.60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480.62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84.1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517.36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481.03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80];[.$G180];[.$L180];[.$Q180];[.$V180];[.$AA180];[.$AF180];[.$AK180];[.$AP180];[.$AU180];[.$AZ180];[.$BE180];[.$BJ180];[.$BO180];[.$BT180];[.$BY180];[.$CD180];[.$CI180])" office:value-type="float"/>
          <table:table-cell table:formula="of:=MIN([.$C180];[.$H180];[.$M180];[.$R180];[.$W180];[.$AB180];[.$AG180];[.$AL180];[.$AQ180];[.$AV180];[.$BA180];[.$BF180];[.$BK180];[.$BP180];[.$BU180];[.$BZ180];[.$CE180];[.$CJ180])" office:value-type="float"/>
          <table:table-cell table:formula="of:=MIN([.$D180];[.$I180];[.$N180];[.$S180];[.$X180];[.$AC180];[.$AH180];[.$AM180];[.$AR180];[.$AW180];[.$BB180];[.$BG180];[.$BL180];[.$BQ180];[.$BV180];[.$CA180];[.$CF180];[.$CK180])" office:value-type="float"/>
          <table:table-cell table:formula="of:=MIN([.$E180];[.$J180];[.$O180];[.$T180];[.$Y180];[.$AD180];[.$AI180];[.$AN180];[.$AS180];[.$AX180];[.$BC180];[.$BH180];[.$BM180];[.$BR180];[.$BW180];[.$CB180];[.$CG180];[.$CL180])" office:value-type="float"/>
          <table:table-cell table:formula="of:=MIN([.$F180];[.$K180];[.$P180];[.$U180];[.$Z180];[.$AE180];[.$AJ180];[.$AO180];[.$AT180];[.$AY180];[.$BD180];[.$BI180];[.$BN180];[.$BS180];[.$BX180];[.$CC180];[.$CH180];[.$CM180])" office:value-type="float"/>
          <table:table-cell table:formula="of:=MEDIAN([.$B180];[.$G180];[.$L180];[.$Q180];[.$V180];[.$AA180];[.$AF180];[.$AK180];[.$AP180];[.$AU180];[.$AZ180];[.$BE180];[.$BJ180];[.$BO180];[.$BT180];[.$BY180];[.$CD180];[.$CI180])" office:value-type="float"/>
          <table:table-cell table:formula="of:=MEDIAN([.$C180];[.$H180];[.$M180];[.$R180];[.$W180];[.$AB180];[.$AG180];[.$AL180];[.$AQ180];[.$AV180];[.$BA180];[.$BF180];[.$BK180];[.$BP180];[.$BU180];[.$BZ180];[.$CE180];[.$CJ180])" office:value-type="float"/>
          <table:table-cell table:formula="of:=MEDIAN([.$D180];[.$I180];[.$N180];[.$S180];[.$X180];[.$AC180];[.$AH180];[.$AM180];[.$AR180];[.$AW180];[.$BB180];[.$BG180];[.$BL180];[.$BQ180];[.$BV180];[.$CA180];[.$CF180];[.$CK180])" office:value-type="float"/>
          <table:table-cell table:formula="of:=MEDIAN([.$E180];[.$J180];[.$O180];[.$T180];[.$Y180];[.$AD180];[.$AI180];[.$AN180];[.$AS180];[.$AX180];[.$BC180];[.$BH180];[.$BM180];[.$BR180];[.$BW180];[.$CB180];[.$CG180];[.$CL180])" office:value-type="float"/>
          <table:table-cell table:formula="of:=MEDIAN([.$F180];[.$K180];[.$P180];[.$U180];[.$Z180];[.$AE180];[.$AJ180];[.$AO180];[.$AT180];[.$AY180];[.$BD180];[.$BI180];[.$BN180];[.$BS180];[.$BX180];[.$CC180];[.$CH180];[.$CM180])" office:value-type="float"/>
          <table:table-cell table:formula="of:=MAX([.$B180];[.$G180];[.$L180];[.$Q180];[.$V180];[.$AA180];[.$AF180];[.$AK180];[.$AP180];[.$AU180];[.$AZ180];[.$BE180];[.$BJ180];[.$BO180];[.$BT180];[.$BY180];[.$CD180];[.$CI180])" office:value-type="float"/>
          <table:table-cell table:formula="of:=MAX([.$C180];[.$H180];[.$M180];[.$R180];[.$W180];[.$AB180];[.$AG180];[.$AL180];[.$AQ180];[.$AV180];[.$BA180];[.$BF180];[.$BK180];[.$BP180];[.$BU180];[.$BZ180];[.$CE180];[.$CJ180])" office:value-type="float"/>
          <table:table-cell table:formula="of:=MAX([.$D180];[.$I180];[.$N180];[.$S180];[.$X180];[.$AC180];[.$AH180];[.$AM180];[.$AR180];[.$AW180];[.$BB180];[.$BG180];[.$BL180];[.$BQ180];[.$BV180];[.$CA180];[.$CF180];[.$CK180])" office:value-type="float"/>
          <table:table-cell table:formula="of:=MAX([.$E180];[.$J180];[.$O180];[.$T180];[.$Y180];[.$AD180];[.$AI180];[.$AN180];[.$AS180];[.$AX180];[.$BC180];[.$BH180];[.$BM180];[.$BR180];[.$BW180];[.$CB180];[.$CG180];[.$CL180])" office:value-type="float"/>
          <table:table-cell table:formula="of:=MAX([.$F180];[.$K180];[.$P180];[.$U180];[.$Z180];[.$AE180];[.$AJ180];[.$AO180];[.$AT180];[.$AY180];[.$BD180];[.$BI180];[.$BN180];[.$BS180];[.$BX180];[.$CC180];[.$CH180];[.$CM18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5.18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31.90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201.71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02.40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02.78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14.63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81];[.$G181];[.$L181];[.$Q181];[.$V181];[.$AA181];[.$AF181];[.$AK181];[.$AP181];[.$AU181];[.$AZ181];[.$BE181];[.$BJ181];[.$BO181];[.$BT181];[.$BY181];[.$CD181];[.$CI181])" office:value-type="float"/>
          <table:table-cell table:formula="of:=MIN([.$C181];[.$H181];[.$M181];[.$R181];[.$W181];[.$AB181];[.$AG181];[.$AL181];[.$AQ181];[.$AV181];[.$BA181];[.$BF181];[.$BK181];[.$BP181];[.$BU181];[.$BZ181];[.$CE181];[.$CJ181])" office:value-type="float"/>
          <table:table-cell table:formula="of:=MIN([.$D181];[.$I181];[.$N181];[.$S181];[.$X181];[.$AC181];[.$AH181];[.$AM181];[.$AR181];[.$AW181];[.$BB181];[.$BG181];[.$BL181];[.$BQ181];[.$BV181];[.$CA181];[.$CF181];[.$CK181])" office:value-type="float"/>
          <table:table-cell table:formula="of:=MIN([.$E181];[.$J181];[.$O181];[.$T181];[.$Y181];[.$AD181];[.$AI181];[.$AN181];[.$AS181];[.$AX181];[.$BC181];[.$BH181];[.$BM181];[.$BR181];[.$BW181];[.$CB181];[.$CG181];[.$CL181])" office:value-type="float"/>
          <table:table-cell table:formula="of:=MIN([.$F181];[.$K181];[.$P181];[.$U181];[.$Z181];[.$AE181];[.$AJ181];[.$AO181];[.$AT181];[.$AY181];[.$BD181];[.$BI181];[.$BN181];[.$BS181];[.$BX181];[.$CC181];[.$CH181];[.$CM181])" office:value-type="float"/>
          <table:table-cell table:formula="of:=MEDIAN([.$B181];[.$G181];[.$L181];[.$Q181];[.$V181];[.$AA181];[.$AF181];[.$AK181];[.$AP181];[.$AU181];[.$AZ181];[.$BE181];[.$BJ181];[.$BO181];[.$BT181];[.$BY181];[.$CD181];[.$CI181])" office:value-type="float"/>
          <table:table-cell table:formula="of:=MEDIAN([.$C181];[.$H181];[.$M181];[.$R181];[.$W181];[.$AB181];[.$AG181];[.$AL181];[.$AQ181];[.$AV181];[.$BA181];[.$BF181];[.$BK181];[.$BP181];[.$BU181];[.$BZ181];[.$CE181];[.$CJ181])" office:value-type="float"/>
          <table:table-cell table:formula="of:=MEDIAN([.$D181];[.$I181];[.$N181];[.$S181];[.$X181];[.$AC181];[.$AH181];[.$AM181];[.$AR181];[.$AW181];[.$BB181];[.$BG181];[.$BL181];[.$BQ181];[.$BV181];[.$CA181];[.$CF181];[.$CK181])" office:value-type="float"/>
          <table:table-cell table:formula="of:=MEDIAN([.$E181];[.$J181];[.$O181];[.$T181];[.$Y181];[.$AD181];[.$AI181];[.$AN181];[.$AS181];[.$AX181];[.$BC181];[.$BH181];[.$BM181];[.$BR181];[.$BW181];[.$CB181];[.$CG181];[.$CL181])" office:value-type="float"/>
          <table:table-cell table:formula="of:=MEDIAN([.$F181];[.$K181];[.$P181];[.$U181];[.$Z181];[.$AE181];[.$AJ181];[.$AO181];[.$AT181];[.$AY181];[.$BD181];[.$BI181];[.$BN181];[.$BS181];[.$BX181];[.$CC181];[.$CH181];[.$CM181])" office:value-type="float"/>
          <table:table-cell table:formula="of:=MAX([.$B181];[.$G181];[.$L181];[.$Q181];[.$V181];[.$AA181];[.$AF181];[.$AK181];[.$AP181];[.$AU181];[.$AZ181];[.$BE181];[.$BJ181];[.$BO181];[.$BT181];[.$BY181];[.$CD181];[.$CI181])" office:value-type="float"/>
          <table:table-cell table:formula="of:=MAX([.$C181];[.$H181];[.$M181];[.$R181];[.$W181];[.$AB181];[.$AG181];[.$AL181];[.$AQ181];[.$AV181];[.$BA181];[.$BF181];[.$BK181];[.$BP181];[.$BU181];[.$BZ181];[.$CE181];[.$CJ181])" office:value-type="float"/>
          <table:table-cell table:formula="of:=MAX([.$D181];[.$I181];[.$N181];[.$S181];[.$X181];[.$AC181];[.$AH181];[.$AM181];[.$AR181];[.$AW181];[.$BB181];[.$BG181];[.$BL181];[.$BQ181];[.$BV181];[.$CA181];[.$CF181];[.$CK181])" office:value-type="float"/>
          <table:table-cell table:formula="of:=MAX([.$E181];[.$J181];[.$O181];[.$T181];[.$Y181];[.$AD181];[.$AI181];[.$AN181];[.$AS181];[.$AX181];[.$BC181];[.$BH181];[.$BM181];[.$BR181];[.$BW181];[.$CB181];[.$CG181];[.$CL181])" office:value-type="float"/>
          <table:table-cell table:formula="of:=MAX([.$F181];[.$K181];[.$P181];[.$U181];[.$Z181];[.$AE181];[.$AJ181];[.$AO181];[.$AT181];[.$AY181];[.$BD181];[.$BI181];[.$BN181];[.$BS181];[.$BX181];[.$CC181];[.$CH181];[.$CM18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3.93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483.9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480.70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483.88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512.09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521.20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82];[.$G182];[.$L182];[.$Q182];[.$V182];[.$AA182];[.$AF182];[.$AK182];[.$AP182];[.$AU182];[.$AZ182];[.$BE182];[.$BJ182];[.$BO182];[.$BT182];[.$BY182];[.$CD182];[.$CI182])" office:value-type="float"/>
          <table:table-cell table:formula="of:=MIN([.$C182];[.$H182];[.$M182];[.$R182];[.$W182];[.$AB182];[.$AG182];[.$AL182];[.$AQ182];[.$AV182];[.$BA182];[.$BF182];[.$BK182];[.$BP182];[.$BU182];[.$BZ182];[.$CE182];[.$CJ182])" office:value-type="float"/>
          <table:table-cell table:formula="of:=MIN([.$D182];[.$I182];[.$N182];[.$S182];[.$X182];[.$AC182];[.$AH182];[.$AM182];[.$AR182];[.$AW182];[.$BB182];[.$BG182];[.$BL182];[.$BQ182];[.$BV182];[.$CA182];[.$CF182];[.$CK182])" office:value-type="float"/>
          <table:table-cell table:formula="of:=MIN([.$E182];[.$J182];[.$O182];[.$T182];[.$Y182];[.$AD182];[.$AI182];[.$AN182];[.$AS182];[.$AX182];[.$BC182];[.$BH182];[.$BM182];[.$BR182];[.$BW182];[.$CB182];[.$CG182];[.$CL182])" office:value-type="float"/>
          <table:table-cell table:formula="of:=MIN([.$F182];[.$K182];[.$P182];[.$U182];[.$Z182];[.$AE182];[.$AJ182];[.$AO182];[.$AT182];[.$AY182];[.$BD182];[.$BI182];[.$BN182];[.$BS182];[.$BX182];[.$CC182];[.$CH182];[.$CM182])" office:value-type="float"/>
          <table:table-cell table:formula="of:=MEDIAN([.$B182];[.$G182];[.$L182];[.$Q182];[.$V182];[.$AA182];[.$AF182];[.$AK182];[.$AP182];[.$AU182];[.$AZ182];[.$BE182];[.$BJ182];[.$BO182];[.$BT182];[.$BY182];[.$CD182];[.$CI182])" office:value-type="float"/>
          <table:table-cell table:formula="of:=MEDIAN([.$C182];[.$H182];[.$M182];[.$R182];[.$W182];[.$AB182];[.$AG182];[.$AL182];[.$AQ182];[.$AV182];[.$BA182];[.$BF182];[.$BK182];[.$BP182];[.$BU182];[.$BZ182];[.$CE182];[.$CJ182])" office:value-type="float"/>
          <table:table-cell table:formula="of:=MEDIAN([.$D182];[.$I182];[.$N182];[.$S182];[.$X182];[.$AC182];[.$AH182];[.$AM182];[.$AR182];[.$AW182];[.$BB182];[.$BG182];[.$BL182];[.$BQ182];[.$BV182];[.$CA182];[.$CF182];[.$CK182])" office:value-type="float"/>
          <table:table-cell table:formula="of:=MEDIAN([.$E182];[.$J182];[.$O182];[.$T182];[.$Y182];[.$AD182];[.$AI182];[.$AN182];[.$AS182];[.$AX182];[.$BC182];[.$BH182];[.$BM182];[.$BR182];[.$BW182];[.$CB182];[.$CG182];[.$CL182])" office:value-type="float"/>
          <table:table-cell table:formula="of:=MEDIAN([.$F182];[.$K182];[.$P182];[.$U182];[.$Z182];[.$AE182];[.$AJ182];[.$AO182];[.$AT182];[.$AY182];[.$BD182];[.$BI182];[.$BN182];[.$BS182];[.$BX182];[.$CC182];[.$CH182];[.$CM182])" office:value-type="float"/>
          <table:table-cell table:formula="of:=MAX([.$B182];[.$G182];[.$L182];[.$Q182];[.$V182];[.$AA182];[.$AF182];[.$AK182];[.$AP182];[.$AU182];[.$AZ182];[.$BE182];[.$BJ182];[.$BO182];[.$BT182];[.$BY182];[.$CD182];[.$CI182])" office:value-type="float"/>
          <table:table-cell table:formula="of:=MAX([.$C182];[.$H182];[.$M182];[.$R182];[.$W182];[.$AB182];[.$AG182];[.$AL182];[.$AQ182];[.$AV182];[.$BA182];[.$BF182];[.$BK182];[.$BP182];[.$BU182];[.$BZ182];[.$CE182];[.$CJ182])" office:value-type="float"/>
          <table:table-cell table:formula="of:=MAX([.$D182];[.$I182];[.$N182];[.$S182];[.$X182];[.$AC182];[.$AH182];[.$AM182];[.$AR182];[.$AW182];[.$BB182];[.$BG182];[.$BL182];[.$BQ182];[.$BV182];[.$CA182];[.$CF182];[.$CK182])" office:value-type="float"/>
          <table:table-cell table:formula="of:=MAX([.$E182];[.$J182];[.$O182];[.$T182];[.$Y182];[.$AD182];[.$AI182];[.$AN182];[.$AS182];[.$AX182];[.$BC182];[.$BH182];[.$BM182];[.$BR182];[.$BW182];[.$CB182];[.$CG182];[.$CL182])" office:value-type="float"/>
          <table:table-cell table:formula="of:=MAX([.$F182];[.$K182];[.$P182];[.$U182];[.$Z182];[.$AE182];[.$AJ182];[.$AO182];[.$AT182];[.$AY182];[.$BD182];[.$BI182];[.$BN182];[.$BS182];[.$BX182];[.$CC182];[.$CH182];[.$CM18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2.79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53.75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style-name="cellBest" office:value-type="float" office:value="242.17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64.99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44.53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263.01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formula="of:=MIN([.$B183];[.$G183];[.$L183];[.$Q183];[.$V183];[.$AA183];[.$AF183];[.$AK183];[.$AP183];[.$AU183];[.$AZ183];[.$BE183];[.$BJ183];[.$BO183];[.$BT183];[.$BY183];[.$CD183];[.$CI183])" office:value-type="float"/>
          <table:table-cell table:formula="of:=MIN([.$C183];[.$H183];[.$M183];[.$R183];[.$W183];[.$AB183];[.$AG183];[.$AL183];[.$AQ183];[.$AV183];[.$BA183];[.$BF183];[.$BK183];[.$BP183];[.$BU183];[.$BZ183];[.$CE183];[.$CJ183])" office:value-type="float"/>
          <table:table-cell table:formula="of:=MIN([.$D183];[.$I183];[.$N183];[.$S183];[.$X183];[.$AC183];[.$AH183];[.$AM183];[.$AR183];[.$AW183];[.$BB183];[.$BG183];[.$BL183];[.$BQ183];[.$BV183];[.$CA183];[.$CF183];[.$CK183])" office:value-type="float"/>
          <table:table-cell table:formula="of:=MIN([.$E183];[.$J183];[.$O183];[.$T183];[.$Y183];[.$AD183];[.$AI183];[.$AN183];[.$AS183];[.$AX183];[.$BC183];[.$BH183];[.$BM183];[.$BR183];[.$BW183];[.$CB183];[.$CG183];[.$CL183])" office:value-type="float"/>
          <table:table-cell table:formula="of:=MIN([.$F183];[.$K183];[.$P183];[.$U183];[.$Z183];[.$AE183];[.$AJ183];[.$AO183];[.$AT183];[.$AY183];[.$BD183];[.$BI183];[.$BN183];[.$BS183];[.$BX183];[.$CC183];[.$CH183];[.$CM183])" office:value-type="float"/>
          <table:table-cell table:formula="of:=MEDIAN([.$B183];[.$G183];[.$L183];[.$Q183];[.$V183];[.$AA183];[.$AF183];[.$AK183];[.$AP183];[.$AU183];[.$AZ183];[.$BE183];[.$BJ183];[.$BO183];[.$BT183];[.$BY183];[.$CD183];[.$CI183])" office:value-type="float"/>
          <table:table-cell table:formula="of:=MEDIAN([.$C183];[.$H183];[.$M183];[.$R183];[.$W183];[.$AB183];[.$AG183];[.$AL183];[.$AQ183];[.$AV183];[.$BA183];[.$BF183];[.$BK183];[.$BP183];[.$BU183];[.$BZ183];[.$CE183];[.$CJ183])" office:value-type="float"/>
          <table:table-cell table:formula="of:=MEDIAN([.$D183];[.$I183];[.$N183];[.$S183];[.$X183];[.$AC183];[.$AH183];[.$AM183];[.$AR183];[.$AW183];[.$BB183];[.$BG183];[.$BL183];[.$BQ183];[.$BV183];[.$CA183];[.$CF183];[.$CK183])" office:value-type="float"/>
          <table:table-cell table:formula="of:=MEDIAN([.$E183];[.$J183];[.$O183];[.$T183];[.$Y183];[.$AD183];[.$AI183];[.$AN183];[.$AS183];[.$AX183];[.$BC183];[.$BH183];[.$BM183];[.$BR183];[.$BW183];[.$CB183];[.$CG183];[.$CL183])" office:value-type="float"/>
          <table:table-cell table:formula="of:=MEDIAN([.$F183];[.$K183];[.$P183];[.$U183];[.$Z183];[.$AE183];[.$AJ183];[.$AO183];[.$AT183];[.$AY183];[.$BD183];[.$BI183];[.$BN183];[.$BS183];[.$BX183];[.$CC183];[.$CH183];[.$CM183])" office:value-type="float"/>
          <table:table-cell table:formula="of:=MAX([.$B183];[.$G183];[.$L183];[.$Q183];[.$V183];[.$AA183];[.$AF183];[.$AK183];[.$AP183];[.$AU183];[.$AZ183];[.$BE183];[.$BJ183];[.$BO183];[.$BT183];[.$BY183];[.$CD183];[.$CI183])" office:value-type="float"/>
          <table:table-cell table:formula="of:=MAX([.$C183];[.$H183];[.$M183];[.$R183];[.$W183];[.$AB183];[.$AG183];[.$AL183];[.$AQ183];[.$AV183];[.$BA183];[.$BF183];[.$BK183];[.$BP183];[.$BU183];[.$BZ183];[.$CE183];[.$CJ183])" office:value-type="float"/>
          <table:table-cell table:formula="of:=MAX([.$D183];[.$I183];[.$N183];[.$S183];[.$X183];[.$AC183];[.$AH183];[.$AM183];[.$AR183];[.$AW183];[.$BB183];[.$BG183];[.$BL183];[.$BQ183];[.$BV183];[.$CA183];[.$CF183];[.$CK183])" office:value-type="float"/>
          <table:table-cell table:formula="of:=MAX([.$E183];[.$J183];[.$O183];[.$T183];[.$Y183];[.$AD183];[.$AI183];[.$AN183];[.$AS183];[.$AX183];[.$BC183];[.$BH183];[.$BM183];[.$BR183];[.$BW183];[.$CB183];[.$CG183];[.$CL183])" office:value-type="float"/>
          <table:table-cell table:formula="of:=MAX([.$F183];[.$K183];[.$P183];[.$U183];[.$Z183];[.$AE183];[.$AJ183];[.$AO183];[.$AT183];[.$AY183];[.$BD183];[.$BI183];[.$BN183];[.$BS183];[.$BX183];[.$CC183];[.$CH183];[.$CM18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8.228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641.318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646.011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666.876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709.9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style-name="cellBest" office:value-type="float" office:value="637.524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formula="of:=MIN([.$B184];[.$G184];[.$L184];[.$Q184];[.$V184];[.$AA184];[.$AF184];[.$AK184];[.$AP184];[.$AU184];[.$AZ184];[.$BE184];[.$BJ184];[.$BO184];[.$BT184];[.$BY184];[.$CD184];[.$CI184])" office:value-type="float"/>
          <table:table-cell table:formula="of:=MIN([.$C184];[.$H184];[.$M184];[.$R184];[.$W184];[.$AB184];[.$AG184];[.$AL184];[.$AQ184];[.$AV184];[.$BA184];[.$BF184];[.$BK184];[.$BP184];[.$BU184];[.$BZ184];[.$CE184];[.$CJ184])" office:value-type="float"/>
          <table:table-cell table:formula="of:=MIN([.$D184];[.$I184];[.$N184];[.$S184];[.$X184];[.$AC184];[.$AH184];[.$AM184];[.$AR184];[.$AW184];[.$BB184];[.$BG184];[.$BL184];[.$BQ184];[.$BV184];[.$CA184];[.$CF184];[.$CK184])" office:value-type="float"/>
          <table:table-cell table:formula="of:=MIN([.$E184];[.$J184];[.$O184];[.$T184];[.$Y184];[.$AD184];[.$AI184];[.$AN184];[.$AS184];[.$AX184];[.$BC184];[.$BH184];[.$BM184];[.$BR184];[.$BW184];[.$CB184];[.$CG184];[.$CL184])" office:value-type="float"/>
          <table:table-cell table:formula="of:=MIN([.$F184];[.$K184];[.$P184];[.$U184];[.$Z184];[.$AE184];[.$AJ184];[.$AO184];[.$AT184];[.$AY184];[.$BD184];[.$BI184];[.$BN184];[.$BS184];[.$BX184];[.$CC184];[.$CH184];[.$CM184])" office:value-type="float"/>
          <table:table-cell table:formula="of:=MEDIAN([.$B184];[.$G184];[.$L184];[.$Q184];[.$V184];[.$AA184];[.$AF184];[.$AK184];[.$AP184];[.$AU184];[.$AZ184];[.$BE184];[.$BJ184];[.$BO184];[.$BT184];[.$BY184];[.$CD184];[.$CI184])" office:value-type="float"/>
          <table:table-cell table:formula="of:=MEDIAN([.$C184];[.$H184];[.$M184];[.$R184];[.$W184];[.$AB184];[.$AG184];[.$AL184];[.$AQ184];[.$AV184];[.$BA184];[.$BF184];[.$BK184];[.$BP184];[.$BU184];[.$BZ184];[.$CE184];[.$CJ184])" office:value-type="float"/>
          <table:table-cell table:formula="of:=MEDIAN([.$D184];[.$I184];[.$N184];[.$S184];[.$X184];[.$AC184];[.$AH184];[.$AM184];[.$AR184];[.$AW184];[.$BB184];[.$BG184];[.$BL184];[.$BQ184];[.$BV184];[.$CA184];[.$CF184];[.$CK184])" office:value-type="float"/>
          <table:table-cell table:formula="of:=MEDIAN([.$E184];[.$J184];[.$O184];[.$T184];[.$Y184];[.$AD184];[.$AI184];[.$AN184];[.$AS184];[.$AX184];[.$BC184];[.$BH184];[.$BM184];[.$BR184];[.$BW184];[.$CB184];[.$CG184];[.$CL184])" office:value-type="float"/>
          <table:table-cell table:formula="of:=MEDIAN([.$F184];[.$K184];[.$P184];[.$U184];[.$Z184];[.$AE184];[.$AJ184];[.$AO184];[.$AT184];[.$AY184];[.$BD184];[.$BI184];[.$BN184];[.$BS184];[.$BX184];[.$CC184];[.$CH184];[.$CM184])" office:value-type="float"/>
          <table:table-cell table:formula="of:=MAX([.$B184];[.$G184];[.$L184];[.$Q184];[.$V184];[.$AA184];[.$AF184];[.$AK184];[.$AP184];[.$AU184];[.$AZ184];[.$BE184];[.$BJ184];[.$BO184];[.$BT184];[.$BY184];[.$CD184];[.$CI184])" office:value-type="float"/>
          <table:table-cell table:formula="of:=MAX([.$C184];[.$H184];[.$M184];[.$R184];[.$W184];[.$AB184];[.$AG184];[.$AL184];[.$AQ184];[.$AV184];[.$BA184];[.$BF184];[.$BK184];[.$BP184];[.$BU184];[.$BZ184];[.$CE184];[.$CJ184])" office:value-type="float"/>
          <table:table-cell table:formula="of:=MAX([.$D184];[.$I184];[.$N184];[.$S184];[.$X184];[.$AC184];[.$AH184];[.$AM184];[.$AR184];[.$AW184];[.$BB184];[.$BG184];[.$BL184];[.$BQ184];[.$BV184];[.$CA184];[.$CF184];[.$CK184])" office:value-type="float"/>
          <table:table-cell table:formula="of:=MAX([.$E184];[.$J184];[.$O184];[.$T184];[.$Y184];[.$AD184];[.$AI184];[.$AN184];[.$AS184];[.$AX184];[.$BC184];[.$BH184];[.$BM184];[.$BR184];[.$BW184];[.$CB184];[.$CG184];[.$CL184])" office:value-type="float"/>
          <table:table-cell table:formula="of:=MAX([.$F184];[.$K184];[.$P184];[.$U184];[.$Z184];[.$AE184];[.$AJ184];[.$AO184];[.$AT184];[.$AY184];[.$BD184];[.$BI184];[.$BN184];[.$BS184];[.$BX184];[.$CC184];[.$CH184];[.$CM18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57.645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59.685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58.457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59.841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60.38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60.345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table:formula="of:=MIN([.$B185];[.$G185];[.$L185];[.$Q185];[.$V185];[.$AA185];[.$AF185];[.$AK185];[.$AP185];[.$AU185];[.$AZ185];[.$BE185];[.$BJ185];[.$BO185];[.$BT185];[.$BY185];[.$CD185];[.$CI185])" office:value-type="float"/>
          <table:table-cell table:formula="of:=MIN([.$C185];[.$H185];[.$M185];[.$R185];[.$W185];[.$AB185];[.$AG185];[.$AL185];[.$AQ185];[.$AV185];[.$BA185];[.$BF185];[.$BK185];[.$BP185];[.$BU185];[.$BZ185];[.$CE185];[.$CJ185])" office:value-type="float"/>
          <table:table-cell table:formula="of:=MIN([.$D185];[.$I185];[.$N185];[.$S185];[.$X185];[.$AC185];[.$AH185];[.$AM185];[.$AR185];[.$AW185];[.$BB185];[.$BG185];[.$BL185];[.$BQ185];[.$BV185];[.$CA185];[.$CF185];[.$CK185])" office:value-type="float"/>
          <table:table-cell table:formula="of:=MIN([.$E185];[.$J185];[.$O185];[.$T185];[.$Y185];[.$AD185];[.$AI185];[.$AN185];[.$AS185];[.$AX185];[.$BC185];[.$BH185];[.$BM185];[.$BR185];[.$BW185];[.$CB185];[.$CG185];[.$CL185])" office:value-type="float"/>
          <table:table-cell table:formula="of:=MIN([.$F185];[.$K185];[.$P185];[.$U185];[.$Z185];[.$AE185];[.$AJ185];[.$AO185];[.$AT185];[.$AY185];[.$BD185];[.$BI185];[.$BN185];[.$BS185];[.$BX185];[.$CC185];[.$CH185];[.$CM185])" office:value-type="float"/>
          <table:table-cell table:formula="of:=MEDIAN([.$B185];[.$G185];[.$L185];[.$Q185];[.$V185];[.$AA185];[.$AF185];[.$AK185];[.$AP185];[.$AU185];[.$AZ185];[.$BE185];[.$BJ185];[.$BO185];[.$BT185];[.$BY185];[.$CD185];[.$CI185])" office:value-type="float"/>
          <table:table-cell table:formula="of:=MEDIAN([.$C185];[.$H185];[.$M185];[.$R185];[.$W185];[.$AB185];[.$AG185];[.$AL185];[.$AQ185];[.$AV185];[.$BA185];[.$BF185];[.$BK185];[.$BP185];[.$BU185];[.$BZ185];[.$CE185];[.$CJ185])" office:value-type="float"/>
          <table:table-cell table:formula="of:=MEDIAN([.$D185];[.$I185];[.$N185];[.$S185];[.$X185];[.$AC185];[.$AH185];[.$AM185];[.$AR185];[.$AW185];[.$BB185];[.$BG185];[.$BL185];[.$BQ185];[.$BV185];[.$CA185];[.$CF185];[.$CK185])" office:value-type="float"/>
          <table:table-cell table:formula="of:=MEDIAN([.$E185];[.$J185];[.$O185];[.$T185];[.$Y185];[.$AD185];[.$AI185];[.$AN185];[.$AS185];[.$AX185];[.$BC185];[.$BH185];[.$BM185];[.$BR185];[.$BW185];[.$CB185];[.$CG185];[.$CL185])" office:value-type="float"/>
          <table:table-cell table:formula="of:=MEDIAN([.$F185];[.$K185];[.$P185];[.$U185];[.$Z185];[.$AE185];[.$AJ185];[.$AO185];[.$AT185];[.$AY185];[.$BD185];[.$BI185];[.$BN185];[.$BS185];[.$BX185];[.$CC185];[.$CH185];[.$CM185])" office:value-type="float"/>
          <table:table-cell table:formula="of:=MAX([.$B185];[.$G185];[.$L185];[.$Q185];[.$V185];[.$AA185];[.$AF185];[.$AK185];[.$AP185];[.$AU185];[.$AZ185];[.$BE185];[.$BJ185];[.$BO185];[.$BT185];[.$BY185];[.$CD185];[.$CI185])" office:value-type="float"/>
          <table:table-cell table:formula="of:=MAX([.$C185];[.$H185];[.$M185];[.$R185];[.$W185];[.$AB185];[.$AG185];[.$AL185];[.$AQ185];[.$AV185];[.$BA185];[.$BF185];[.$BK185];[.$BP185];[.$BU185];[.$BZ185];[.$CE185];[.$CJ185])" office:value-type="float"/>
          <table:table-cell table:formula="of:=MAX([.$D185];[.$I185];[.$N185];[.$S185];[.$X185];[.$AC185];[.$AH185];[.$AM185];[.$AR185];[.$AW185];[.$BB185];[.$BG185];[.$BL185];[.$BQ185];[.$BV185];[.$CA185];[.$CF185];[.$CK185])" office:value-type="float"/>
          <table:table-cell table:formula="of:=MAX([.$E185];[.$J185];[.$O185];[.$T185];[.$Y185];[.$AD185];[.$AI185];[.$AN185];[.$AS185];[.$AX185];[.$BC185];[.$BH185];[.$BM185];[.$BR185];[.$BW185];[.$CB185];[.$CG185];[.$CL185])" office:value-type="float"/>
          <table:table-cell table:formula="of:=MAX([.$F185];[.$K185];[.$P185];[.$U185];[.$Z185];[.$AE185];[.$AJ185];[.$AO185];[.$AT185];[.$AY185];[.$BD185];[.$BI185];[.$BN185];[.$BS185];[.$BX185];[.$CC185];[.$CH185];[.$CM18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93.407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446.887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408.008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398.23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400.309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office:value-type="float" office:value="404.452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13.0"/>
          <table:table-cell table:formula="of:=MIN([.$B186];[.$G186];[.$L186];[.$Q186];[.$V186];[.$AA186];[.$AF186];[.$AK186];[.$AP186];[.$AU186];[.$AZ186];[.$BE186];[.$BJ186];[.$BO186];[.$BT186];[.$BY186];[.$CD186];[.$CI186])" office:value-type="float"/>
          <table:table-cell table:formula="of:=MIN([.$C186];[.$H186];[.$M186];[.$R186];[.$W186];[.$AB186];[.$AG186];[.$AL186];[.$AQ186];[.$AV186];[.$BA186];[.$BF186];[.$BK186];[.$BP186];[.$BU186];[.$BZ186];[.$CE186];[.$CJ186])" office:value-type="float"/>
          <table:table-cell table:formula="of:=MIN([.$D186];[.$I186];[.$N186];[.$S186];[.$X186];[.$AC186];[.$AH186];[.$AM186];[.$AR186];[.$AW186];[.$BB186];[.$BG186];[.$BL186];[.$BQ186];[.$BV186];[.$CA186];[.$CF186];[.$CK186])" office:value-type="float"/>
          <table:table-cell table:formula="of:=MIN([.$E186];[.$J186];[.$O186];[.$T186];[.$Y186];[.$AD186];[.$AI186];[.$AN186];[.$AS186];[.$AX186];[.$BC186];[.$BH186];[.$BM186];[.$BR186];[.$BW186];[.$CB186];[.$CG186];[.$CL186])" office:value-type="float"/>
          <table:table-cell table:formula="of:=MIN([.$F186];[.$K186];[.$P186];[.$U186];[.$Z186];[.$AE186];[.$AJ186];[.$AO186];[.$AT186];[.$AY186];[.$BD186];[.$BI186];[.$BN186];[.$BS186];[.$BX186];[.$CC186];[.$CH186];[.$CM186])" office:value-type="float"/>
          <table:table-cell table:formula="of:=MEDIAN([.$B186];[.$G186];[.$L186];[.$Q186];[.$V186];[.$AA186];[.$AF186];[.$AK186];[.$AP186];[.$AU186];[.$AZ186];[.$BE186];[.$BJ186];[.$BO186];[.$BT186];[.$BY186];[.$CD186];[.$CI186])" office:value-type="float"/>
          <table:table-cell table:formula="of:=MEDIAN([.$C186];[.$H186];[.$M186];[.$R186];[.$W186];[.$AB186];[.$AG186];[.$AL186];[.$AQ186];[.$AV186];[.$BA186];[.$BF186];[.$BK186];[.$BP186];[.$BU186];[.$BZ186];[.$CE186];[.$CJ186])" office:value-type="float"/>
          <table:table-cell table:formula="of:=MEDIAN([.$D186];[.$I186];[.$N186];[.$S186];[.$X186];[.$AC186];[.$AH186];[.$AM186];[.$AR186];[.$AW186];[.$BB186];[.$BG186];[.$BL186];[.$BQ186];[.$BV186];[.$CA186];[.$CF186];[.$CK186])" office:value-type="float"/>
          <table:table-cell table:formula="of:=MEDIAN([.$E186];[.$J186];[.$O186];[.$T186];[.$Y186];[.$AD186];[.$AI186];[.$AN186];[.$AS186];[.$AX186];[.$BC186];[.$BH186];[.$BM186];[.$BR186];[.$BW186];[.$CB186];[.$CG186];[.$CL186])" office:value-type="float"/>
          <table:table-cell table:formula="of:=MEDIAN([.$F186];[.$K186];[.$P186];[.$U186];[.$Z186];[.$AE186];[.$AJ186];[.$AO186];[.$AT186];[.$AY186];[.$BD186];[.$BI186];[.$BN186];[.$BS186];[.$BX186];[.$CC186];[.$CH186];[.$CM186])" office:value-type="float"/>
          <table:table-cell table:formula="of:=MAX([.$B186];[.$G186];[.$L186];[.$Q186];[.$V186];[.$AA186];[.$AF186];[.$AK186];[.$AP186];[.$AU186];[.$AZ186];[.$BE186];[.$BJ186];[.$BO186];[.$BT186];[.$BY186];[.$CD186];[.$CI186])" office:value-type="float"/>
          <table:table-cell table:formula="of:=MAX([.$C186];[.$H186];[.$M186];[.$R186];[.$W186];[.$AB186];[.$AG186];[.$AL186];[.$AQ186];[.$AV186];[.$BA186];[.$BF186];[.$BK186];[.$BP186];[.$BU186];[.$BZ186];[.$CE186];[.$CJ186])" office:value-type="float"/>
          <table:table-cell table:formula="of:=MAX([.$D186];[.$I186];[.$N186];[.$S186];[.$X186];[.$AC186];[.$AH186];[.$AM186];[.$AR186];[.$AW186];[.$BB186];[.$BG186];[.$BL186];[.$BQ186];[.$BV186];[.$CA186];[.$CF186];[.$CK186])" office:value-type="float"/>
          <table:table-cell table:formula="of:=MAX([.$E186];[.$J186];[.$O186];[.$T186];[.$Y186];[.$AD186];[.$AI186];[.$AN186];[.$AS186];[.$AX186];[.$BC186];[.$BH186];[.$BM186];[.$BR186];[.$BW186];[.$CB186];[.$CG186];[.$CL186])" office:value-type="float"/>
          <table:table-cell table:formula="of:=MAX([.$F186];[.$K186];[.$P186];[.$U186];[.$Z186];[.$AE186];[.$AJ186];[.$AO186];[.$AT186];[.$AY186];[.$BD186];[.$BI186];[.$BN186];[.$BS186];[.$BX186];[.$CC186];[.$CH186];[.$CM18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0.88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29.611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325.7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68.63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39.162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337.7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87];[.$G187];[.$L187];[.$Q187];[.$V187];[.$AA187];[.$AF187];[.$AK187];[.$AP187];[.$AU187];[.$AZ187];[.$BE187];[.$BJ187];[.$BO187];[.$BT187];[.$BY187];[.$CD187];[.$CI187])" office:value-type="float"/>
          <table:table-cell table:formula="of:=MIN([.$C187];[.$H187];[.$M187];[.$R187];[.$W187];[.$AB187];[.$AG187];[.$AL187];[.$AQ187];[.$AV187];[.$BA187];[.$BF187];[.$BK187];[.$BP187];[.$BU187];[.$BZ187];[.$CE187];[.$CJ187])" office:value-type="float"/>
          <table:table-cell table:formula="of:=MIN([.$D187];[.$I187];[.$N187];[.$S187];[.$X187];[.$AC187];[.$AH187];[.$AM187];[.$AR187];[.$AW187];[.$BB187];[.$BG187];[.$BL187];[.$BQ187];[.$BV187];[.$CA187];[.$CF187];[.$CK187])" office:value-type="float"/>
          <table:table-cell table:formula="of:=MIN([.$E187];[.$J187];[.$O187];[.$T187];[.$Y187];[.$AD187];[.$AI187];[.$AN187];[.$AS187];[.$AX187];[.$BC187];[.$BH187];[.$BM187];[.$BR187];[.$BW187];[.$CB187];[.$CG187];[.$CL187])" office:value-type="float"/>
          <table:table-cell table:formula="of:=MIN([.$F187];[.$K187];[.$P187];[.$U187];[.$Z187];[.$AE187];[.$AJ187];[.$AO187];[.$AT187];[.$AY187];[.$BD187];[.$BI187];[.$BN187];[.$BS187];[.$BX187];[.$CC187];[.$CH187];[.$CM187])" office:value-type="float"/>
          <table:table-cell table:formula="of:=MEDIAN([.$B187];[.$G187];[.$L187];[.$Q187];[.$V187];[.$AA187];[.$AF187];[.$AK187];[.$AP187];[.$AU187];[.$AZ187];[.$BE187];[.$BJ187];[.$BO187];[.$BT187];[.$BY187];[.$CD187];[.$CI187])" office:value-type="float"/>
          <table:table-cell table:formula="of:=MEDIAN([.$C187];[.$H187];[.$M187];[.$R187];[.$W187];[.$AB187];[.$AG187];[.$AL187];[.$AQ187];[.$AV187];[.$BA187];[.$BF187];[.$BK187];[.$BP187];[.$BU187];[.$BZ187];[.$CE187];[.$CJ187])" office:value-type="float"/>
          <table:table-cell table:formula="of:=MEDIAN([.$D187];[.$I187];[.$N187];[.$S187];[.$X187];[.$AC187];[.$AH187];[.$AM187];[.$AR187];[.$AW187];[.$BB187];[.$BG187];[.$BL187];[.$BQ187];[.$BV187];[.$CA187];[.$CF187];[.$CK187])" office:value-type="float"/>
          <table:table-cell table:formula="of:=MEDIAN([.$E187];[.$J187];[.$O187];[.$T187];[.$Y187];[.$AD187];[.$AI187];[.$AN187];[.$AS187];[.$AX187];[.$BC187];[.$BH187];[.$BM187];[.$BR187];[.$BW187];[.$CB187];[.$CG187];[.$CL187])" office:value-type="float"/>
          <table:table-cell table:formula="of:=MEDIAN([.$F187];[.$K187];[.$P187];[.$U187];[.$Z187];[.$AE187];[.$AJ187];[.$AO187];[.$AT187];[.$AY187];[.$BD187];[.$BI187];[.$BN187];[.$BS187];[.$BX187];[.$CC187];[.$CH187];[.$CM187])" office:value-type="float"/>
          <table:table-cell table:formula="of:=MAX([.$B187];[.$G187];[.$L187];[.$Q187];[.$V187];[.$AA187];[.$AF187];[.$AK187];[.$AP187];[.$AU187];[.$AZ187];[.$BE187];[.$BJ187];[.$BO187];[.$BT187];[.$BY187];[.$CD187];[.$CI187])" office:value-type="float"/>
          <table:table-cell table:formula="of:=MAX([.$C187];[.$H187];[.$M187];[.$R187];[.$W187];[.$AB187];[.$AG187];[.$AL187];[.$AQ187];[.$AV187];[.$BA187];[.$BF187];[.$BK187];[.$BP187];[.$BU187];[.$BZ187];[.$CE187];[.$CJ187])" office:value-type="float"/>
          <table:table-cell table:formula="of:=MAX([.$D187];[.$I187];[.$N187];[.$S187];[.$X187];[.$AC187];[.$AH187];[.$AM187];[.$AR187];[.$AW187];[.$BB187];[.$BG187];[.$BL187];[.$BQ187];[.$BV187];[.$CA187];[.$CF187];[.$CK187])" office:value-type="float"/>
          <table:table-cell table:formula="of:=MAX([.$E187];[.$J187];[.$O187];[.$T187];[.$Y187];[.$AD187];[.$AI187];[.$AN187];[.$AS187];[.$AX187];[.$BC187];[.$BH187];[.$BM187];[.$BR187];[.$BW187];[.$CB187];[.$CG187];[.$CL187])" office:value-type="float"/>
          <table:table-cell table:formula="of:=MAX([.$F187];[.$K187];[.$P187];[.$U187];[.$Z187];[.$AE187];[.$AJ187];[.$AO187];[.$AT187];[.$AY187];[.$BD187];[.$BI187];[.$BN187];[.$BS187];[.$BX187];[.$CC187];[.$CH187];[.$CM18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54.43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57.334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56.023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57.99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57.66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office:value-type="float" office:value="157.42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12.0"/>
          <table:table-cell table:formula="of:=MIN([.$B188];[.$G188];[.$L188];[.$Q188];[.$V188];[.$AA188];[.$AF188];[.$AK188];[.$AP188];[.$AU188];[.$AZ188];[.$BE188];[.$BJ188];[.$BO188];[.$BT188];[.$BY188];[.$CD188];[.$CI188])" office:value-type="float"/>
          <table:table-cell table:formula="of:=MIN([.$C188];[.$H188];[.$M188];[.$R188];[.$W188];[.$AB188];[.$AG188];[.$AL188];[.$AQ188];[.$AV188];[.$BA188];[.$BF188];[.$BK188];[.$BP188];[.$BU188];[.$BZ188];[.$CE188];[.$CJ188])" office:value-type="float"/>
          <table:table-cell table:formula="of:=MIN([.$D188];[.$I188];[.$N188];[.$S188];[.$X188];[.$AC188];[.$AH188];[.$AM188];[.$AR188];[.$AW188];[.$BB188];[.$BG188];[.$BL188];[.$BQ188];[.$BV188];[.$CA188];[.$CF188];[.$CK188])" office:value-type="float"/>
          <table:table-cell table:formula="of:=MIN([.$E188];[.$J188];[.$O188];[.$T188];[.$Y188];[.$AD188];[.$AI188];[.$AN188];[.$AS188];[.$AX188];[.$BC188];[.$BH188];[.$BM188];[.$BR188];[.$BW188];[.$CB188];[.$CG188];[.$CL188])" office:value-type="float"/>
          <table:table-cell table:formula="of:=MIN([.$F188];[.$K188];[.$P188];[.$U188];[.$Z188];[.$AE188];[.$AJ188];[.$AO188];[.$AT188];[.$AY188];[.$BD188];[.$BI188];[.$BN188];[.$BS188];[.$BX188];[.$CC188];[.$CH188];[.$CM188])" office:value-type="float"/>
          <table:table-cell table:formula="of:=MEDIAN([.$B188];[.$G188];[.$L188];[.$Q188];[.$V188];[.$AA188];[.$AF188];[.$AK188];[.$AP188];[.$AU188];[.$AZ188];[.$BE188];[.$BJ188];[.$BO188];[.$BT188];[.$BY188];[.$CD188];[.$CI188])" office:value-type="float"/>
          <table:table-cell table:formula="of:=MEDIAN([.$C188];[.$H188];[.$M188];[.$R188];[.$W188];[.$AB188];[.$AG188];[.$AL188];[.$AQ188];[.$AV188];[.$BA188];[.$BF188];[.$BK188];[.$BP188];[.$BU188];[.$BZ188];[.$CE188];[.$CJ188])" office:value-type="float"/>
          <table:table-cell table:formula="of:=MEDIAN([.$D188];[.$I188];[.$N188];[.$S188];[.$X188];[.$AC188];[.$AH188];[.$AM188];[.$AR188];[.$AW188];[.$BB188];[.$BG188];[.$BL188];[.$BQ188];[.$BV188];[.$CA188];[.$CF188];[.$CK188])" office:value-type="float"/>
          <table:table-cell table:formula="of:=MEDIAN([.$E188];[.$J188];[.$O188];[.$T188];[.$Y188];[.$AD188];[.$AI188];[.$AN188];[.$AS188];[.$AX188];[.$BC188];[.$BH188];[.$BM188];[.$BR188];[.$BW188];[.$CB188];[.$CG188];[.$CL188])" office:value-type="float"/>
          <table:table-cell table:formula="of:=MEDIAN([.$F188];[.$K188];[.$P188];[.$U188];[.$Z188];[.$AE188];[.$AJ188];[.$AO188];[.$AT188];[.$AY188];[.$BD188];[.$BI188];[.$BN188];[.$BS188];[.$BX188];[.$CC188];[.$CH188];[.$CM188])" office:value-type="float"/>
          <table:table-cell table:formula="of:=MAX([.$B188];[.$G188];[.$L188];[.$Q188];[.$V188];[.$AA188];[.$AF188];[.$AK188];[.$AP188];[.$AU188];[.$AZ188];[.$BE188];[.$BJ188];[.$BO188];[.$BT188];[.$BY188];[.$CD188];[.$CI188])" office:value-type="float"/>
          <table:table-cell table:formula="of:=MAX([.$C188];[.$H188];[.$M188];[.$R188];[.$W188];[.$AB188];[.$AG188];[.$AL188];[.$AQ188];[.$AV188];[.$BA188];[.$BF188];[.$BK188];[.$BP188];[.$BU188];[.$BZ188];[.$CE188];[.$CJ188])" office:value-type="float"/>
          <table:table-cell table:formula="of:=MAX([.$D188];[.$I188];[.$N188];[.$S188];[.$X188];[.$AC188];[.$AH188];[.$AM188];[.$AR188];[.$AW188];[.$BB188];[.$BG188];[.$BL188];[.$BQ188];[.$BV188];[.$CA188];[.$CF188];[.$CK188])" office:value-type="float"/>
          <table:table-cell table:formula="of:=MAX([.$E188];[.$J188];[.$O188];[.$T188];[.$Y188];[.$AD188];[.$AI188];[.$AN188];[.$AS188];[.$AX188];[.$BC188];[.$BH188];[.$BM188];[.$BR188];[.$BW188];[.$CB188];[.$CG188];[.$CL188])" office:value-type="float"/>
          <table:table-cell table:formula="of:=MAX([.$F188];[.$K188];[.$P188];[.$U188];[.$Z188];[.$AE188];[.$AJ188];[.$AO188];[.$AT188];[.$AY188];[.$BD188];[.$BI188];[.$BN188];[.$BS188];[.$BX188];[.$CC188];[.$CH188];[.$CM18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85.974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03.87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208.16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86.95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97.17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86.07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89];[.$G189];[.$L189];[.$Q189];[.$V189];[.$AA189];[.$AF189];[.$AK189];[.$AP189];[.$AU189];[.$AZ189];[.$BE189];[.$BJ189];[.$BO189];[.$BT189];[.$BY189];[.$CD189];[.$CI189])" office:value-type="float"/>
          <table:table-cell table:formula="of:=MIN([.$C189];[.$H189];[.$M189];[.$R189];[.$W189];[.$AB189];[.$AG189];[.$AL189];[.$AQ189];[.$AV189];[.$BA189];[.$BF189];[.$BK189];[.$BP189];[.$BU189];[.$BZ189];[.$CE189];[.$CJ189])" office:value-type="float"/>
          <table:table-cell table:formula="of:=MIN([.$D189];[.$I189];[.$N189];[.$S189];[.$X189];[.$AC189];[.$AH189];[.$AM189];[.$AR189];[.$AW189];[.$BB189];[.$BG189];[.$BL189];[.$BQ189];[.$BV189];[.$CA189];[.$CF189];[.$CK189])" office:value-type="float"/>
          <table:table-cell table:formula="of:=MIN([.$E189];[.$J189];[.$O189];[.$T189];[.$Y189];[.$AD189];[.$AI189];[.$AN189];[.$AS189];[.$AX189];[.$BC189];[.$BH189];[.$BM189];[.$BR189];[.$BW189];[.$CB189];[.$CG189];[.$CL189])" office:value-type="float"/>
          <table:table-cell table:formula="of:=MIN([.$F189];[.$K189];[.$P189];[.$U189];[.$Z189];[.$AE189];[.$AJ189];[.$AO189];[.$AT189];[.$AY189];[.$BD189];[.$BI189];[.$BN189];[.$BS189];[.$BX189];[.$CC189];[.$CH189];[.$CM189])" office:value-type="float"/>
          <table:table-cell table:formula="of:=MEDIAN([.$B189];[.$G189];[.$L189];[.$Q189];[.$V189];[.$AA189];[.$AF189];[.$AK189];[.$AP189];[.$AU189];[.$AZ189];[.$BE189];[.$BJ189];[.$BO189];[.$BT189];[.$BY189];[.$CD189];[.$CI189])" office:value-type="float"/>
          <table:table-cell table:formula="of:=MEDIAN([.$C189];[.$H189];[.$M189];[.$R189];[.$W189];[.$AB189];[.$AG189];[.$AL189];[.$AQ189];[.$AV189];[.$BA189];[.$BF189];[.$BK189];[.$BP189];[.$BU189];[.$BZ189];[.$CE189];[.$CJ189])" office:value-type="float"/>
          <table:table-cell table:formula="of:=MEDIAN([.$D189];[.$I189];[.$N189];[.$S189];[.$X189];[.$AC189];[.$AH189];[.$AM189];[.$AR189];[.$AW189];[.$BB189];[.$BG189];[.$BL189];[.$BQ189];[.$BV189];[.$CA189];[.$CF189];[.$CK189])" office:value-type="float"/>
          <table:table-cell table:formula="of:=MEDIAN([.$E189];[.$J189];[.$O189];[.$T189];[.$Y189];[.$AD189];[.$AI189];[.$AN189];[.$AS189];[.$AX189];[.$BC189];[.$BH189];[.$BM189];[.$BR189];[.$BW189];[.$CB189];[.$CG189];[.$CL189])" office:value-type="float"/>
          <table:table-cell table:formula="of:=MEDIAN([.$F189];[.$K189];[.$P189];[.$U189];[.$Z189];[.$AE189];[.$AJ189];[.$AO189];[.$AT189];[.$AY189];[.$BD189];[.$BI189];[.$BN189];[.$BS189];[.$BX189];[.$CC189];[.$CH189];[.$CM189])" office:value-type="float"/>
          <table:table-cell table:formula="of:=MAX([.$B189];[.$G189];[.$L189];[.$Q189];[.$V189];[.$AA189];[.$AF189];[.$AK189];[.$AP189];[.$AU189];[.$AZ189];[.$BE189];[.$BJ189];[.$BO189];[.$BT189];[.$BY189];[.$CD189];[.$CI189])" office:value-type="float"/>
          <table:table-cell table:formula="of:=MAX([.$C189];[.$H189];[.$M189];[.$R189];[.$W189];[.$AB189];[.$AG189];[.$AL189];[.$AQ189];[.$AV189];[.$BA189];[.$BF189];[.$BK189];[.$BP189];[.$BU189];[.$BZ189];[.$CE189];[.$CJ189])" office:value-type="float"/>
          <table:table-cell table:formula="of:=MAX([.$D189];[.$I189];[.$N189];[.$S189];[.$X189];[.$AC189];[.$AH189];[.$AM189];[.$AR189];[.$AW189];[.$BB189];[.$BG189];[.$BL189];[.$BQ189];[.$BV189];[.$CA189];[.$CF189];[.$CK189])" office:value-type="float"/>
          <table:table-cell table:formula="of:=MAX([.$E189];[.$J189];[.$O189];[.$T189];[.$Y189];[.$AD189];[.$AI189];[.$AN189];[.$AS189];[.$AX189];[.$BC189];[.$BH189];[.$BM189];[.$BR189];[.$BW189];[.$CB189];[.$CG189];[.$CL189])" office:value-type="float"/>
          <table:table-cell table:formula="of:=MAX([.$F189];[.$K189];[.$P189];[.$U189];[.$Z189];[.$AE189];[.$AJ189];[.$AO189];[.$AT189];[.$AY189];[.$BD189];[.$BI189];[.$BN189];[.$BS189];[.$BX189];[.$CC189];[.$CH189];[.$CM18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.73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31.91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46.278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style-name="cellBest" office:value-type="float" office:value="231.09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46.07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office:value-type="float" office:value="232.32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10.0"/>
          <table:table-cell table:formula="of:=MIN([.$B190];[.$G190];[.$L190];[.$Q190];[.$V190];[.$AA190];[.$AF190];[.$AK190];[.$AP190];[.$AU190];[.$AZ190];[.$BE190];[.$BJ190];[.$BO190];[.$BT190];[.$BY190];[.$CD190];[.$CI190])" office:value-type="float"/>
          <table:table-cell table:formula="of:=MIN([.$C190];[.$H190];[.$M190];[.$R190];[.$W190];[.$AB190];[.$AG190];[.$AL190];[.$AQ190];[.$AV190];[.$BA190];[.$BF190];[.$BK190];[.$BP190];[.$BU190];[.$BZ190];[.$CE190];[.$CJ190])" office:value-type="float"/>
          <table:table-cell table:formula="of:=MIN([.$D190];[.$I190];[.$N190];[.$S190];[.$X190];[.$AC190];[.$AH190];[.$AM190];[.$AR190];[.$AW190];[.$BB190];[.$BG190];[.$BL190];[.$BQ190];[.$BV190];[.$CA190];[.$CF190];[.$CK190])" office:value-type="float"/>
          <table:table-cell table:formula="of:=MIN([.$E190];[.$J190];[.$O190];[.$T190];[.$Y190];[.$AD190];[.$AI190];[.$AN190];[.$AS190];[.$AX190];[.$BC190];[.$BH190];[.$BM190];[.$BR190];[.$BW190];[.$CB190];[.$CG190];[.$CL190])" office:value-type="float"/>
          <table:table-cell table:formula="of:=MIN([.$F190];[.$K190];[.$P190];[.$U190];[.$Z190];[.$AE190];[.$AJ190];[.$AO190];[.$AT190];[.$AY190];[.$BD190];[.$BI190];[.$BN190];[.$BS190];[.$BX190];[.$CC190];[.$CH190];[.$CM190])" office:value-type="float"/>
          <table:table-cell table:formula="of:=MEDIAN([.$B190];[.$G190];[.$L190];[.$Q190];[.$V190];[.$AA190];[.$AF190];[.$AK190];[.$AP190];[.$AU190];[.$AZ190];[.$BE190];[.$BJ190];[.$BO190];[.$BT190];[.$BY190];[.$CD190];[.$CI190])" office:value-type="float"/>
          <table:table-cell table:formula="of:=MEDIAN([.$C190];[.$H190];[.$M190];[.$R190];[.$W190];[.$AB190];[.$AG190];[.$AL190];[.$AQ190];[.$AV190];[.$BA190];[.$BF190];[.$BK190];[.$BP190];[.$BU190];[.$BZ190];[.$CE190];[.$CJ190])" office:value-type="float"/>
          <table:table-cell table:formula="of:=MEDIAN([.$D190];[.$I190];[.$N190];[.$S190];[.$X190];[.$AC190];[.$AH190];[.$AM190];[.$AR190];[.$AW190];[.$BB190];[.$BG190];[.$BL190];[.$BQ190];[.$BV190];[.$CA190];[.$CF190];[.$CK190])" office:value-type="float"/>
          <table:table-cell table:formula="of:=MEDIAN([.$E190];[.$J190];[.$O190];[.$T190];[.$Y190];[.$AD190];[.$AI190];[.$AN190];[.$AS190];[.$AX190];[.$BC190];[.$BH190];[.$BM190];[.$BR190];[.$BW190];[.$CB190];[.$CG190];[.$CL190])" office:value-type="float"/>
          <table:table-cell table:formula="of:=MEDIAN([.$F190];[.$K190];[.$P190];[.$U190];[.$Z190];[.$AE190];[.$AJ190];[.$AO190];[.$AT190];[.$AY190];[.$BD190];[.$BI190];[.$BN190];[.$BS190];[.$BX190];[.$CC190];[.$CH190];[.$CM190])" office:value-type="float"/>
          <table:table-cell table:formula="of:=MAX([.$B190];[.$G190];[.$L190];[.$Q190];[.$V190];[.$AA190];[.$AF190];[.$AK190];[.$AP190];[.$AU190];[.$AZ190];[.$BE190];[.$BJ190];[.$BO190];[.$BT190];[.$BY190];[.$CD190];[.$CI190])" office:value-type="float"/>
          <table:table-cell table:formula="of:=MAX([.$C190];[.$H190];[.$M190];[.$R190];[.$W190];[.$AB190];[.$AG190];[.$AL190];[.$AQ190];[.$AV190];[.$BA190];[.$BF190];[.$BK190];[.$BP190];[.$BU190];[.$BZ190];[.$CE190];[.$CJ190])" office:value-type="float"/>
          <table:table-cell table:formula="of:=MAX([.$D190];[.$I190];[.$N190];[.$S190];[.$X190];[.$AC190];[.$AH190];[.$AM190];[.$AR190];[.$AW190];[.$BB190];[.$BG190];[.$BL190];[.$BQ190];[.$BV190];[.$CA190];[.$CF190];[.$CK190])" office:value-type="float"/>
          <table:table-cell table:formula="of:=MAX([.$E190];[.$J190];[.$O190];[.$T190];[.$Y190];[.$AD190];[.$AI190];[.$AN190];[.$AS190];[.$AX190];[.$BC190];[.$BH190];[.$BM190];[.$BR190];[.$BW190];[.$CB190];[.$CG190];[.$CL190])" office:value-type="float"/>
          <table:table-cell table:formula="of:=MAX([.$F190];[.$K190];[.$P190];[.$U190];[.$Z190];[.$AE190];[.$AJ190];[.$AO190];[.$AT190];[.$AY190];[.$BD190];[.$BI190];[.$BN190];[.$BS190];[.$BX190];[.$CC190];[.$CH190];[.$CM19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91.06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90.56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90.683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style-name="cellBest" office:value-type="float" office:value="389.394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90.794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41.90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91];[.$G191];[.$L191];[.$Q191];[.$V191];[.$AA191];[.$AF191];[.$AK191];[.$AP191];[.$AU191];[.$AZ191];[.$BE191];[.$BJ191];[.$BO191];[.$BT191];[.$BY191];[.$CD191];[.$CI191])" office:value-type="float"/>
          <table:table-cell table:formula="of:=MIN([.$C191];[.$H191];[.$M191];[.$R191];[.$W191];[.$AB191];[.$AG191];[.$AL191];[.$AQ191];[.$AV191];[.$BA191];[.$BF191];[.$BK191];[.$BP191];[.$BU191];[.$BZ191];[.$CE191];[.$CJ191])" office:value-type="float"/>
          <table:table-cell table:formula="of:=MIN([.$D191];[.$I191];[.$N191];[.$S191];[.$X191];[.$AC191];[.$AH191];[.$AM191];[.$AR191];[.$AW191];[.$BB191];[.$BG191];[.$BL191];[.$BQ191];[.$BV191];[.$CA191];[.$CF191];[.$CK191])" office:value-type="float"/>
          <table:table-cell table:formula="of:=MIN([.$E191];[.$J191];[.$O191];[.$T191];[.$Y191];[.$AD191];[.$AI191];[.$AN191];[.$AS191];[.$AX191];[.$BC191];[.$BH191];[.$BM191];[.$BR191];[.$BW191];[.$CB191];[.$CG191];[.$CL191])" office:value-type="float"/>
          <table:table-cell table:formula="of:=MIN([.$F191];[.$K191];[.$P191];[.$U191];[.$Z191];[.$AE191];[.$AJ191];[.$AO191];[.$AT191];[.$AY191];[.$BD191];[.$BI191];[.$BN191];[.$BS191];[.$BX191];[.$CC191];[.$CH191];[.$CM191])" office:value-type="float"/>
          <table:table-cell table:formula="of:=MEDIAN([.$B191];[.$G191];[.$L191];[.$Q191];[.$V191];[.$AA191];[.$AF191];[.$AK191];[.$AP191];[.$AU191];[.$AZ191];[.$BE191];[.$BJ191];[.$BO191];[.$BT191];[.$BY191];[.$CD191];[.$CI191])" office:value-type="float"/>
          <table:table-cell table:formula="of:=MEDIAN([.$C191];[.$H191];[.$M191];[.$R191];[.$W191];[.$AB191];[.$AG191];[.$AL191];[.$AQ191];[.$AV191];[.$BA191];[.$BF191];[.$BK191];[.$BP191];[.$BU191];[.$BZ191];[.$CE191];[.$CJ191])" office:value-type="float"/>
          <table:table-cell table:formula="of:=MEDIAN([.$D191];[.$I191];[.$N191];[.$S191];[.$X191];[.$AC191];[.$AH191];[.$AM191];[.$AR191];[.$AW191];[.$BB191];[.$BG191];[.$BL191];[.$BQ191];[.$BV191];[.$CA191];[.$CF191];[.$CK191])" office:value-type="float"/>
          <table:table-cell table:formula="of:=MEDIAN([.$E191];[.$J191];[.$O191];[.$T191];[.$Y191];[.$AD191];[.$AI191];[.$AN191];[.$AS191];[.$AX191];[.$BC191];[.$BH191];[.$BM191];[.$BR191];[.$BW191];[.$CB191];[.$CG191];[.$CL191])" office:value-type="float"/>
          <table:table-cell table:formula="of:=MEDIAN([.$F191];[.$K191];[.$P191];[.$U191];[.$Z191];[.$AE191];[.$AJ191];[.$AO191];[.$AT191];[.$AY191];[.$BD191];[.$BI191];[.$BN191];[.$BS191];[.$BX191];[.$CC191];[.$CH191];[.$CM191])" office:value-type="float"/>
          <table:table-cell table:formula="of:=MAX([.$B191];[.$G191];[.$L191];[.$Q191];[.$V191];[.$AA191];[.$AF191];[.$AK191];[.$AP191];[.$AU191];[.$AZ191];[.$BE191];[.$BJ191];[.$BO191];[.$BT191];[.$BY191];[.$CD191];[.$CI191])" office:value-type="float"/>
          <table:table-cell table:formula="of:=MAX([.$C191];[.$H191];[.$M191];[.$R191];[.$W191];[.$AB191];[.$AG191];[.$AL191];[.$AQ191];[.$AV191];[.$BA191];[.$BF191];[.$BK191];[.$BP191];[.$BU191];[.$BZ191];[.$CE191];[.$CJ191])" office:value-type="float"/>
          <table:table-cell table:formula="of:=MAX([.$D191];[.$I191];[.$N191];[.$S191];[.$X191];[.$AC191];[.$AH191];[.$AM191];[.$AR191];[.$AW191];[.$BB191];[.$BG191];[.$BL191];[.$BQ191];[.$BV191];[.$CA191];[.$CF191];[.$CK191])" office:value-type="float"/>
          <table:table-cell table:formula="of:=MAX([.$E191];[.$J191];[.$O191];[.$T191];[.$Y191];[.$AD191];[.$AI191];[.$AN191];[.$AS191];[.$AX191];[.$BC191];[.$BH191];[.$BM191];[.$BR191];[.$BW191];[.$CB191];[.$CG191];[.$CL191])" office:value-type="float"/>
          <table:table-cell table:formula="of:=MAX([.$F191];[.$K191];[.$P191];[.$U191];[.$Z191];[.$AE191];[.$AJ191];[.$AO191];[.$AT191];[.$AY191];[.$BD191];[.$BI191];[.$BN191];[.$BS191];[.$BX191];[.$CC191];[.$CH191];[.$CM19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97.19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00.31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00.248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399.40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02.57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403.52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92];[.$G192];[.$L192];[.$Q192];[.$V192];[.$AA192];[.$AF192];[.$AK192];[.$AP192];[.$AU192];[.$AZ192];[.$BE192];[.$BJ192];[.$BO192];[.$BT192];[.$BY192];[.$CD192];[.$CI192])" office:value-type="float"/>
          <table:table-cell table:formula="of:=MIN([.$C192];[.$H192];[.$M192];[.$R192];[.$W192];[.$AB192];[.$AG192];[.$AL192];[.$AQ192];[.$AV192];[.$BA192];[.$BF192];[.$BK192];[.$BP192];[.$BU192];[.$BZ192];[.$CE192];[.$CJ192])" office:value-type="float"/>
          <table:table-cell table:formula="of:=MIN([.$D192];[.$I192];[.$N192];[.$S192];[.$X192];[.$AC192];[.$AH192];[.$AM192];[.$AR192];[.$AW192];[.$BB192];[.$BG192];[.$BL192];[.$BQ192];[.$BV192];[.$CA192];[.$CF192];[.$CK192])" office:value-type="float"/>
          <table:table-cell table:formula="of:=MIN([.$E192];[.$J192];[.$O192];[.$T192];[.$Y192];[.$AD192];[.$AI192];[.$AN192];[.$AS192];[.$AX192];[.$BC192];[.$BH192];[.$BM192];[.$BR192];[.$BW192];[.$CB192];[.$CG192];[.$CL192])" office:value-type="float"/>
          <table:table-cell table:formula="of:=MIN([.$F192];[.$K192];[.$P192];[.$U192];[.$Z192];[.$AE192];[.$AJ192];[.$AO192];[.$AT192];[.$AY192];[.$BD192];[.$BI192];[.$BN192];[.$BS192];[.$BX192];[.$CC192];[.$CH192];[.$CM192])" office:value-type="float"/>
          <table:table-cell table:formula="of:=MEDIAN([.$B192];[.$G192];[.$L192];[.$Q192];[.$V192];[.$AA192];[.$AF192];[.$AK192];[.$AP192];[.$AU192];[.$AZ192];[.$BE192];[.$BJ192];[.$BO192];[.$BT192];[.$BY192];[.$CD192];[.$CI192])" office:value-type="float"/>
          <table:table-cell table:formula="of:=MEDIAN([.$C192];[.$H192];[.$M192];[.$R192];[.$W192];[.$AB192];[.$AG192];[.$AL192];[.$AQ192];[.$AV192];[.$BA192];[.$BF192];[.$BK192];[.$BP192];[.$BU192];[.$BZ192];[.$CE192];[.$CJ192])" office:value-type="float"/>
          <table:table-cell table:formula="of:=MEDIAN([.$D192];[.$I192];[.$N192];[.$S192];[.$X192];[.$AC192];[.$AH192];[.$AM192];[.$AR192];[.$AW192];[.$BB192];[.$BG192];[.$BL192];[.$BQ192];[.$BV192];[.$CA192];[.$CF192];[.$CK192])" office:value-type="float"/>
          <table:table-cell table:formula="of:=MEDIAN([.$E192];[.$J192];[.$O192];[.$T192];[.$Y192];[.$AD192];[.$AI192];[.$AN192];[.$AS192];[.$AX192];[.$BC192];[.$BH192];[.$BM192];[.$BR192];[.$BW192];[.$CB192];[.$CG192];[.$CL192])" office:value-type="float"/>
          <table:table-cell table:formula="of:=MEDIAN([.$F192];[.$K192];[.$P192];[.$U192];[.$Z192];[.$AE192];[.$AJ192];[.$AO192];[.$AT192];[.$AY192];[.$BD192];[.$BI192];[.$BN192];[.$BS192];[.$BX192];[.$CC192];[.$CH192];[.$CM192])" office:value-type="float"/>
          <table:table-cell table:formula="of:=MAX([.$B192];[.$G192];[.$L192];[.$Q192];[.$V192];[.$AA192];[.$AF192];[.$AK192];[.$AP192];[.$AU192];[.$AZ192];[.$BE192];[.$BJ192];[.$BO192];[.$BT192];[.$BY192];[.$CD192];[.$CI192])" office:value-type="float"/>
          <table:table-cell table:formula="of:=MAX([.$C192];[.$H192];[.$M192];[.$R192];[.$W192];[.$AB192];[.$AG192];[.$AL192];[.$AQ192];[.$AV192];[.$BA192];[.$BF192];[.$BK192];[.$BP192];[.$BU192];[.$BZ192];[.$CE192];[.$CJ192])" office:value-type="float"/>
          <table:table-cell table:formula="of:=MAX([.$D192];[.$I192];[.$N192];[.$S192];[.$X192];[.$AC192];[.$AH192];[.$AM192];[.$AR192];[.$AW192];[.$BB192];[.$BG192];[.$BL192];[.$BQ192];[.$BV192];[.$CA192];[.$CF192];[.$CK192])" office:value-type="float"/>
          <table:table-cell table:formula="of:=MAX([.$E192];[.$J192];[.$O192];[.$T192];[.$Y192];[.$AD192];[.$AI192];[.$AN192];[.$AS192];[.$AX192];[.$BC192];[.$BH192];[.$BM192];[.$BR192];[.$BW192];[.$CB192];[.$CG192];[.$CL192])" office:value-type="float"/>
          <table:table-cell table:formula="of:=MAX([.$F192];[.$K192];[.$P192];[.$U192];[.$Z192];[.$AE192];[.$AJ192];[.$AO192];[.$AT192];[.$AY192];[.$BD192];[.$BI192];[.$BN192];[.$BS192];[.$BX192];[.$CC192];[.$CH192];[.$CM19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.083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02.851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style-name="cellBest" office:value-type="float" office:value="102.76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03.489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11.277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office:value-type="float" office:value="108.02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11.0"/>
          <table:table-cell table:formula="of:=MIN([.$B193];[.$G193];[.$L193];[.$Q193];[.$V193];[.$AA193];[.$AF193];[.$AK193];[.$AP193];[.$AU193];[.$AZ193];[.$BE193];[.$BJ193];[.$BO193];[.$BT193];[.$BY193];[.$CD193];[.$CI193])" office:value-type="float"/>
          <table:table-cell table:formula="of:=MIN([.$C193];[.$H193];[.$M193];[.$R193];[.$W193];[.$AB193];[.$AG193];[.$AL193];[.$AQ193];[.$AV193];[.$BA193];[.$BF193];[.$BK193];[.$BP193];[.$BU193];[.$BZ193];[.$CE193];[.$CJ193])" office:value-type="float"/>
          <table:table-cell table:formula="of:=MIN([.$D193];[.$I193];[.$N193];[.$S193];[.$X193];[.$AC193];[.$AH193];[.$AM193];[.$AR193];[.$AW193];[.$BB193];[.$BG193];[.$BL193];[.$BQ193];[.$BV193];[.$CA193];[.$CF193];[.$CK193])" office:value-type="float"/>
          <table:table-cell table:formula="of:=MIN([.$E193];[.$J193];[.$O193];[.$T193];[.$Y193];[.$AD193];[.$AI193];[.$AN193];[.$AS193];[.$AX193];[.$BC193];[.$BH193];[.$BM193];[.$BR193];[.$BW193];[.$CB193];[.$CG193];[.$CL193])" office:value-type="float"/>
          <table:table-cell table:formula="of:=MIN([.$F193];[.$K193];[.$P193];[.$U193];[.$Z193];[.$AE193];[.$AJ193];[.$AO193];[.$AT193];[.$AY193];[.$BD193];[.$BI193];[.$BN193];[.$BS193];[.$BX193];[.$CC193];[.$CH193];[.$CM193])" office:value-type="float"/>
          <table:table-cell table:formula="of:=MEDIAN([.$B193];[.$G193];[.$L193];[.$Q193];[.$V193];[.$AA193];[.$AF193];[.$AK193];[.$AP193];[.$AU193];[.$AZ193];[.$BE193];[.$BJ193];[.$BO193];[.$BT193];[.$BY193];[.$CD193];[.$CI193])" office:value-type="float"/>
          <table:table-cell table:formula="of:=MEDIAN([.$C193];[.$H193];[.$M193];[.$R193];[.$W193];[.$AB193];[.$AG193];[.$AL193];[.$AQ193];[.$AV193];[.$BA193];[.$BF193];[.$BK193];[.$BP193];[.$BU193];[.$BZ193];[.$CE193];[.$CJ193])" office:value-type="float"/>
          <table:table-cell table:formula="of:=MEDIAN([.$D193];[.$I193];[.$N193];[.$S193];[.$X193];[.$AC193];[.$AH193];[.$AM193];[.$AR193];[.$AW193];[.$BB193];[.$BG193];[.$BL193];[.$BQ193];[.$BV193];[.$CA193];[.$CF193];[.$CK193])" office:value-type="float"/>
          <table:table-cell table:formula="of:=MEDIAN([.$E193];[.$J193];[.$O193];[.$T193];[.$Y193];[.$AD193];[.$AI193];[.$AN193];[.$AS193];[.$AX193];[.$BC193];[.$BH193];[.$BM193];[.$BR193];[.$BW193];[.$CB193];[.$CG193];[.$CL193])" office:value-type="float"/>
          <table:table-cell table:formula="of:=MEDIAN([.$F193];[.$K193];[.$P193];[.$U193];[.$Z193];[.$AE193];[.$AJ193];[.$AO193];[.$AT193];[.$AY193];[.$BD193];[.$BI193];[.$BN193];[.$BS193];[.$BX193];[.$CC193];[.$CH193];[.$CM193])" office:value-type="float"/>
          <table:table-cell table:formula="of:=MAX([.$B193];[.$G193];[.$L193];[.$Q193];[.$V193];[.$AA193];[.$AF193];[.$AK193];[.$AP193];[.$AU193];[.$AZ193];[.$BE193];[.$BJ193];[.$BO193];[.$BT193];[.$BY193];[.$CD193];[.$CI193])" office:value-type="float"/>
          <table:table-cell table:formula="of:=MAX([.$C193];[.$H193];[.$M193];[.$R193];[.$W193];[.$AB193];[.$AG193];[.$AL193];[.$AQ193];[.$AV193];[.$BA193];[.$BF193];[.$BK193];[.$BP193];[.$BU193];[.$BZ193];[.$CE193];[.$CJ193])" office:value-type="float"/>
          <table:table-cell table:formula="of:=MAX([.$D193];[.$I193];[.$N193];[.$S193];[.$X193];[.$AC193];[.$AH193];[.$AM193];[.$AR193];[.$AW193];[.$BB193];[.$BG193];[.$BL193];[.$BQ193];[.$BV193];[.$CA193];[.$CF193];[.$CK193])" office:value-type="float"/>
          <table:table-cell table:formula="of:=MAX([.$E193];[.$J193];[.$O193];[.$T193];[.$Y193];[.$AD193];[.$AI193];[.$AN193];[.$AS193];[.$AX193];[.$BC193];[.$BH193];[.$BM193];[.$BR193];[.$BW193];[.$CB193];[.$CG193];[.$CL193])" office:value-type="float"/>
          <table:table-cell table:formula="of:=MAX([.$F193];[.$K193];[.$P193];[.$U193];[.$Z193];[.$AE193];[.$AJ193];[.$AO193];[.$AT193];[.$AY193];[.$BD193];[.$BI193];[.$BN193];[.$BS193];[.$BX193];[.$CC193];[.$CH193];[.$CM19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6.31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716.16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703.04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707.18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719.543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709.65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94];[.$G194];[.$L194];[.$Q194];[.$V194];[.$AA194];[.$AF194];[.$AK194];[.$AP194];[.$AU194];[.$AZ194];[.$BE194];[.$BJ194];[.$BO194];[.$BT194];[.$BY194];[.$CD194];[.$CI194])" office:value-type="float"/>
          <table:table-cell table:formula="of:=MIN([.$C194];[.$H194];[.$M194];[.$R194];[.$W194];[.$AB194];[.$AG194];[.$AL194];[.$AQ194];[.$AV194];[.$BA194];[.$BF194];[.$BK194];[.$BP194];[.$BU194];[.$BZ194];[.$CE194];[.$CJ194])" office:value-type="float"/>
          <table:table-cell table:formula="of:=MIN([.$D194];[.$I194];[.$N194];[.$S194];[.$X194];[.$AC194];[.$AH194];[.$AM194];[.$AR194];[.$AW194];[.$BB194];[.$BG194];[.$BL194];[.$BQ194];[.$BV194];[.$CA194];[.$CF194];[.$CK194])" office:value-type="float"/>
          <table:table-cell table:formula="of:=MIN([.$E194];[.$J194];[.$O194];[.$T194];[.$Y194];[.$AD194];[.$AI194];[.$AN194];[.$AS194];[.$AX194];[.$BC194];[.$BH194];[.$BM194];[.$BR194];[.$BW194];[.$CB194];[.$CG194];[.$CL194])" office:value-type="float"/>
          <table:table-cell table:formula="of:=MIN([.$F194];[.$K194];[.$P194];[.$U194];[.$Z194];[.$AE194];[.$AJ194];[.$AO194];[.$AT194];[.$AY194];[.$BD194];[.$BI194];[.$BN194];[.$BS194];[.$BX194];[.$CC194];[.$CH194];[.$CM194])" office:value-type="float"/>
          <table:table-cell table:formula="of:=MEDIAN([.$B194];[.$G194];[.$L194];[.$Q194];[.$V194];[.$AA194];[.$AF194];[.$AK194];[.$AP194];[.$AU194];[.$AZ194];[.$BE194];[.$BJ194];[.$BO194];[.$BT194];[.$BY194];[.$CD194];[.$CI194])" office:value-type="float"/>
          <table:table-cell table:formula="of:=MEDIAN([.$C194];[.$H194];[.$M194];[.$R194];[.$W194];[.$AB194];[.$AG194];[.$AL194];[.$AQ194];[.$AV194];[.$BA194];[.$BF194];[.$BK194];[.$BP194];[.$BU194];[.$BZ194];[.$CE194];[.$CJ194])" office:value-type="float"/>
          <table:table-cell table:formula="of:=MEDIAN([.$D194];[.$I194];[.$N194];[.$S194];[.$X194];[.$AC194];[.$AH194];[.$AM194];[.$AR194];[.$AW194];[.$BB194];[.$BG194];[.$BL194];[.$BQ194];[.$BV194];[.$CA194];[.$CF194];[.$CK194])" office:value-type="float"/>
          <table:table-cell table:formula="of:=MEDIAN([.$E194];[.$J194];[.$O194];[.$T194];[.$Y194];[.$AD194];[.$AI194];[.$AN194];[.$AS194];[.$AX194];[.$BC194];[.$BH194];[.$BM194];[.$BR194];[.$BW194];[.$CB194];[.$CG194];[.$CL194])" office:value-type="float"/>
          <table:table-cell table:formula="of:=MEDIAN([.$F194];[.$K194];[.$P194];[.$U194];[.$Z194];[.$AE194];[.$AJ194];[.$AO194];[.$AT194];[.$AY194];[.$BD194];[.$BI194];[.$BN194];[.$BS194];[.$BX194];[.$CC194];[.$CH194];[.$CM194])" office:value-type="float"/>
          <table:table-cell table:formula="of:=MAX([.$B194];[.$G194];[.$L194];[.$Q194];[.$V194];[.$AA194];[.$AF194];[.$AK194];[.$AP194];[.$AU194];[.$AZ194];[.$BE194];[.$BJ194];[.$BO194];[.$BT194];[.$BY194];[.$CD194];[.$CI194])" office:value-type="float"/>
          <table:table-cell table:formula="of:=MAX([.$C194];[.$H194];[.$M194];[.$R194];[.$W194];[.$AB194];[.$AG194];[.$AL194];[.$AQ194];[.$AV194];[.$BA194];[.$BF194];[.$BK194];[.$BP194];[.$BU194];[.$BZ194];[.$CE194];[.$CJ194])" office:value-type="float"/>
          <table:table-cell table:formula="of:=MAX([.$D194];[.$I194];[.$N194];[.$S194];[.$X194];[.$AC194];[.$AH194];[.$AM194];[.$AR194];[.$AW194];[.$BB194];[.$BG194];[.$BL194];[.$BQ194];[.$BV194];[.$CA194];[.$CF194];[.$CK194])" office:value-type="float"/>
          <table:table-cell table:formula="of:=MAX([.$E194];[.$J194];[.$O194];[.$T194];[.$Y194];[.$AD194];[.$AI194];[.$AN194];[.$AS194];[.$AX194];[.$BC194];[.$BH194];[.$BM194];[.$BR194];[.$BW194];[.$CB194];[.$CG194];[.$CL194])" office:value-type="float"/>
          <table:table-cell table:formula="of:=MAX([.$F194];[.$K194];[.$P194];[.$U194];[.$Z194];[.$AE194];[.$AJ194];[.$AO194];[.$AT194];[.$AY194];[.$BD194];[.$BI194];[.$BN194];[.$BS194];[.$BX194];[.$CC194];[.$CH194];[.$CM19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5.488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663.995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660.92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662.46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style-name="cellBest" office:value-type="float" office:value="657.314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office:value-type="float" office:value="660.719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9.0"/>
          <table:table-cell table:formula="of:=MIN([.$B195];[.$G195];[.$L195];[.$Q195];[.$V195];[.$AA195];[.$AF195];[.$AK195];[.$AP195];[.$AU195];[.$AZ195];[.$BE195];[.$BJ195];[.$BO195];[.$BT195];[.$BY195];[.$CD195];[.$CI195])" office:value-type="float"/>
          <table:table-cell table:formula="of:=MIN([.$C195];[.$H195];[.$M195];[.$R195];[.$W195];[.$AB195];[.$AG195];[.$AL195];[.$AQ195];[.$AV195];[.$BA195];[.$BF195];[.$BK195];[.$BP195];[.$BU195];[.$BZ195];[.$CE195];[.$CJ195])" office:value-type="float"/>
          <table:table-cell table:formula="of:=MIN([.$D195];[.$I195];[.$N195];[.$S195];[.$X195];[.$AC195];[.$AH195];[.$AM195];[.$AR195];[.$AW195];[.$BB195];[.$BG195];[.$BL195];[.$BQ195];[.$BV195];[.$CA195];[.$CF195];[.$CK195])" office:value-type="float"/>
          <table:table-cell table:formula="of:=MIN([.$E195];[.$J195];[.$O195];[.$T195];[.$Y195];[.$AD195];[.$AI195];[.$AN195];[.$AS195];[.$AX195];[.$BC195];[.$BH195];[.$BM195];[.$BR195];[.$BW195];[.$CB195];[.$CG195];[.$CL195])" office:value-type="float"/>
          <table:table-cell table:formula="of:=MIN([.$F195];[.$K195];[.$P195];[.$U195];[.$Z195];[.$AE195];[.$AJ195];[.$AO195];[.$AT195];[.$AY195];[.$BD195];[.$BI195];[.$BN195];[.$BS195];[.$BX195];[.$CC195];[.$CH195];[.$CM195])" office:value-type="float"/>
          <table:table-cell table:formula="of:=MEDIAN([.$B195];[.$G195];[.$L195];[.$Q195];[.$V195];[.$AA195];[.$AF195];[.$AK195];[.$AP195];[.$AU195];[.$AZ195];[.$BE195];[.$BJ195];[.$BO195];[.$BT195];[.$BY195];[.$CD195];[.$CI195])" office:value-type="float"/>
          <table:table-cell table:formula="of:=MEDIAN([.$C195];[.$H195];[.$M195];[.$R195];[.$W195];[.$AB195];[.$AG195];[.$AL195];[.$AQ195];[.$AV195];[.$BA195];[.$BF195];[.$BK195];[.$BP195];[.$BU195];[.$BZ195];[.$CE195];[.$CJ195])" office:value-type="float"/>
          <table:table-cell table:formula="of:=MEDIAN([.$D195];[.$I195];[.$N195];[.$S195];[.$X195];[.$AC195];[.$AH195];[.$AM195];[.$AR195];[.$AW195];[.$BB195];[.$BG195];[.$BL195];[.$BQ195];[.$BV195];[.$CA195];[.$CF195];[.$CK195])" office:value-type="float"/>
          <table:table-cell table:formula="of:=MEDIAN([.$E195];[.$J195];[.$O195];[.$T195];[.$Y195];[.$AD195];[.$AI195];[.$AN195];[.$AS195];[.$AX195];[.$BC195];[.$BH195];[.$BM195];[.$BR195];[.$BW195];[.$CB195];[.$CG195];[.$CL195])" office:value-type="float"/>
          <table:table-cell table:formula="of:=MEDIAN([.$F195];[.$K195];[.$P195];[.$U195];[.$Z195];[.$AE195];[.$AJ195];[.$AO195];[.$AT195];[.$AY195];[.$BD195];[.$BI195];[.$BN195];[.$BS195];[.$BX195];[.$CC195];[.$CH195];[.$CM195])" office:value-type="float"/>
          <table:table-cell table:formula="of:=MAX([.$B195];[.$G195];[.$L195];[.$Q195];[.$V195];[.$AA195];[.$AF195];[.$AK195];[.$AP195];[.$AU195];[.$AZ195];[.$BE195];[.$BJ195];[.$BO195];[.$BT195];[.$BY195];[.$CD195];[.$CI195])" office:value-type="float"/>
          <table:table-cell table:formula="of:=MAX([.$C195];[.$H195];[.$M195];[.$R195];[.$W195];[.$AB195];[.$AG195];[.$AL195];[.$AQ195];[.$AV195];[.$BA195];[.$BF195];[.$BK195];[.$BP195];[.$BU195];[.$BZ195];[.$CE195];[.$CJ195])" office:value-type="float"/>
          <table:table-cell table:formula="of:=MAX([.$D195];[.$I195];[.$N195];[.$S195];[.$X195];[.$AC195];[.$AH195];[.$AM195];[.$AR195];[.$AW195];[.$BB195];[.$BG195];[.$BL195];[.$BQ195];[.$BV195];[.$CA195];[.$CF195];[.$CK195])" office:value-type="float"/>
          <table:table-cell table:formula="of:=MAX([.$E195];[.$J195];[.$O195];[.$T195];[.$Y195];[.$AD195];[.$AI195];[.$AN195];[.$AS195];[.$AX195];[.$BC195];[.$BH195];[.$BM195];[.$BR195];[.$BW195];[.$CB195];[.$CG195];[.$CL195])" office:value-type="float"/>
          <table:table-cell table:formula="of:=MAX([.$F195];[.$K195];[.$P195];[.$U195];[.$Z195];[.$AE195];[.$AJ195];[.$AO195];[.$AT195];[.$AY195];[.$BD195];[.$BI195];[.$BN195];[.$BS195];[.$BX195];[.$CC195];[.$CH195];[.$CM19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95])" office:value-type="float"/>
          <table:table-cell table:formula="of:=SUM([.C3:.C195])" office:value-type="float"/>
          <table:table-cell table:formula="of:=SUM([.D3:.D195])" office:value-type="float"/>
          <table:table-cell table:formula="of:=SUM([.E3:.E195])" office:value-type="float"/>
          <table:table-cell table:formula="of:=SUM([.F3:.F195])" office:value-type="float"/>
          <table:table-cell table:formula="of:=SUM([.G3:.G195])" office:value-type="float"/>
          <table:table-cell table:formula="of:=SUM([.H3:.H195])" office:value-type="float"/>
          <table:table-cell table:formula="of:=SUM([.I3:.I195])" office:value-type="float"/>
          <table:table-cell table:formula="of:=SUM([.J3:.J195])" office:value-type="float"/>
          <table:table-cell table:formula="of:=SUM([.K3:.K195])" office:value-type="float"/>
          <table:table-cell table:formula="of:=SUM([.L3:.L195])" office:value-type="float"/>
          <table:table-cell table:formula="of:=SUM([.M3:.M195])" office:value-type="float"/>
          <table:table-cell table:formula="of:=SUM([.N3:.N195])" office:value-type="float"/>
          <table:table-cell table:formula="of:=SUM([.O3:.O195])" office:value-type="float"/>
          <table:table-cell table:formula="of:=SUM([.P3:.P195])" office:value-type="float"/>
          <table:table-cell table:formula="of:=SUM([.Q3:.Q195])" office:value-type="float"/>
          <table:table-cell table:formula="of:=SUM([.R3:.R195])" office:value-type="float"/>
          <table:table-cell table:formula="of:=SUM([.S3:.S195])" office:value-type="float"/>
          <table:table-cell table:formula="of:=SUM([.T3:.T195])" office:value-type="float"/>
          <table:table-cell table:formula="of:=SUM([.U3:.U195])" office:value-type="float"/>
          <table:table-cell table:formula="of:=SUM([.V3:.V195])" office:value-type="float"/>
          <table:table-cell table:formula="of:=SUM([.W3:.W195])" office:value-type="float"/>
          <table:table-cell table:formula="of:=SUM([.X3:.X195])" office:value-type="float"/>
          <table:table-cell table:formula="of:=SUM([.Y3:.Y195])" office:value-type="float"/>
          <table:table-cell table:formula="of:=SUM([.Z3:.Z195])" office:value-type="float"/>
          <table:table-cell table:formula="of:=SUM([.AA3:.AA195])" office:value-type="float"/>
          <table:table-cell table:formula="of:=SUM([.AB3:.AB195])" office:value-type="float"/>
          <table:table-cell table:formula="of:=SUM([.AC3:.AC195])" office:value-type="float"/>
          <table:table-cell table:formula="of:=SUM([.AD3:.AD195])" office:value-type="float"/>
          <table:table-cell table:formula="of:=SUM([.AE3:.AE195])" office:value-type="float"/>
          <table:table-cell table:formula="of:=SUM([.AF3:.AF195])" office:value-type="float"/>
          <table:table-cell table:formula="of:=SUM([.AG3:.AG195])" office:value-type="float"/>
          <table:table-cell table:formula="of:=SUM([.AH3:.AH195])" office:value-type="float"/>
          <table:table-cell table:formula="of:=SUM([.AI3:.AI195])" office:value-type="float"/>
          <table:table-cell table:formula="of:=SUM([.AJ3:.AJ195])" office:value-type="float"/>
          <table:table-cell table:formula="of:=SUM([.AK3:.AK195])" office:value-type="float"/>
          <table:table-cell table:formula="of:=SUM([.AL3:.AL195])" office:value-type="float"/>
          <table:table-cell table:style-name="cellWorst" table:formula="of:=SUM([.AM3:.AM195])" office:value-type="float"/>
          <table:table-cell table:formula="of:=SUM([.AN3:.AN195])" office:value-type="float"/>
          <table:table-cell table:style-name="cellWorst" table:formula="of:=SUM([.AO3:.AO195])" office:value-type="float"/>
          <table:table-cell table:formula="of:=SUM([.AP3:.AP195])" office:value-type="float"/>
          <table:table-cell table:formula="of:=SUM([.AQ3:.AQ195])" office:value-type="float"/>
          <table:table-cell table:style-name="cellWorst" table:formula="of:=SUM([.AR3:.AR195])" office:value-type="float"/>
          <table:table-cell table:formula="of:=SUM([.AS3:.AS195])" office:value-type="float"/>
          <table:table-cell table:style-name="cellWorst" table:formula="of:=SUM([.AT3:.AT195])" office:value-type="float"/>
          <table:table-cell table:formula="of:=SUM([.AU3:.AU195])" office:value-type="float"/>
          <table:table-cell table:formula="of:=SUM([.AV3:.AV195])" office:value-type="float"/>
          <table:table-cell table:style-name="cellWorst" table:formula="of:=SUM([.AW3:.AW195])" office:value-type="float"/>
          <table:table-cell table:formula="of:=SUM([.AX3:.AX195])" office:value-type="float"/>
          <table:table-cell table:style-name="cellWorst" table:formula="of:=SUM([.AY3:.AY195])" office:value-type="float"/>
          <table:table-cell table:style-name="cellWorst" table:formula="of:=SUM([.AZ3:.AZ195])" office:value-type="float"/>
          <table:table-cell table:formula="of:=SUM([.BA3:.BA195])" office:value-type="float"/>
          <table:table-cell table:formula="of:=SUM([.BB3:.BB195])" office:value-type="float"/>
          <table:table-cell table:formula="of:=SUM([.BC3:.BC195])" office:value-type="float"/>
          <table:table-cell table:formula="of:=SUM([.BD3:.BD195])" office:value-type="float"/>
          <table:table-cell table:formula="of:=SUM([.BE3:.BE195])" office:value-type="float"/>
          <table:table-cell table:style-name="cellWorst" table:formula="of:=SUM([.BF3:.BF195])" office:value-type="float"/>
          <table:table-cell table:formula="of:=SUM([.BG3:.BG195])" office:value-type="float"/>
          <table:table-cell table:formula="of:=SUM([.BH3:.BH195])" office:value-type="float"/>
          <table:table-cell table:formula="of:=SUM([.BI3:.BI195])" office:value-type="float"/>
          <table:table-cell table:style-name="cellBest" table:formula="of:=SUM([.BJ3:.BJ195])" office:value-type="float"/>
          <table:table-cell table:style-name="cellBest" table:formula="of:=SUM([.BK3:.BK195])" office:value-type="float"/>
          <table:table-cell table:formula="of:=SUM([.BL3:.BL195])" office:value-type="float"/>
          <table:table-cell table:formula="of:=SUM([.BM3:.BM195])" office:value-type="float"/>
          <table:table-cell table:formula="of:=SUM([.BN3:.BN195])" office:value-type="float"/>
          <table:table-cell table:formula="of:=SUM([.BO3:.BO195])" office:value-type="float"/>
          <table:table-cell table:formula="of:=SUM([.BP3:.BP195])" office:value-type="float"/>
          <table:table-cell table:style-name="cellBest" table:formula="of:=SUM([.BQ3:.BQ195])" office:value-type="float"/>
          <table:table-cell table:formula="of:=SUM([.BR3:.BR195])" office:value-type="float"/>
          <table:table-cell table:style-name="cellBest" table:formula="of:=SUM([.BS3:.BS195])" office:value-type="float"/>
          <table:table-cell table:formula="of:=SUM([.BT3:.BT195])" office:value-type="float"/>
          <table:table-cell table:formula="of:=SUM([.BU3:.BU195])" office:value-type="float"/>
          <table:table-cell table:formula="of:=SUM([.BV3:.BV195])" office:value-type="float"/>
          <table:table-cell table:formula="of:=SUM([.BW3:.BW195])" office:value-type="float"/>
          <table:table-cell table:style-name="cellBest" table:formula="of:=SUM([.BX3:.BX195])" office:value-type="float"/>
          <table:table-cell table:formula="of:=SUM([.BY3:.BY195])" office:value-type="float"/>
          <table:table-cell table:style-name="cellBest" table:formula="of:=SUM([.BZ3:.BZ195])" office:value-type="float"/>
          <table:table-cell table:formula="of:=SUM([.CA3:.CA195])" office:value-type="float"/>
          <table:table-cell table:formula="of:=SUM([.CB3:.CB195])" office:value-type="float"/>
          <table:table-cell table:formula="of:=SUM([.CC3:.CC195])" office:value-type="float"/>
          <table:table-cell table:formula="of:=SUM([.CD3:.CD195])" office:value-type="float"/>
          <table:table-cell table:formula="of:=SUM([.CE3:.CE195])" office:value-type="float"/>
          <table:table-cell table:style-name="cellBest" table:formula="of:=SUM([.CF3:.CF195])" office:value-type="float"/>
          <table:table-cell table:formula="of:=SUM([.CG3:.CG195])" office:value-type="float"/>
          <table:table-cell table:style-name="cellBest" table:formula="of:=SUM([.CH3:.CH195])" office:value-type="float"/>
          <table:table-cell table:formula="of:=SUM([.CI3:.CI195])" office:value-type="float"/>
          <table:table-cell table:formula="of:=SUM([.CJ3:.CJ195])" office:value-type="float"/>
          <table:table-cell table:style-name="cellBest" table:formula="of:=SUM([.CK3:.CK195])" office:value-type="float"/>
          <table:table-cell table:formula="of:=SUM([.CL3:.CL195])" office:value-type="float"/>
          <table:table-cell table:style-name="cellBest" table:formula="of:=SUM([.CM3:.CM195])" office:value-type="float"/>
          <table:table-cell table:formula="of:=SUM([.CN3:.CN195])" office:value-type="float"/>
          <table:table-cell table:formula="of:=SUM([.CO3:.CO195])" office:value-type="float"/>
          <table:table-cell table:formula="of:=SUM([.CP3:.CP195])" office:value-type="float"/>
          <table:table-cell table:formula="of:=SUM([.CQ3:.CQ195])" office:value-type="float"/>
          <table:table-cell table:formula="of:=SUM([.CR3:.CR195])" office:value-type="float"/>
          <table:table-cell table:formula="of:=SUM([.CS3:.CS195])" office:value-type="float"/>
          <table:table-cell table:formula="of:=SUM([.CT3:.CT195])" office:value-type="float"/>
          <table:table-cell table:formula="of:=SUM([.CU3:.CU195])" office:value-type="float"/>
          <table:table-cell table:formula="of:=SUM([.CV3:.CV195])" office:value-type="float"/>
          <table:table-cell table:formula="of:=SUM([.CW3:.CW195])" office:value-type="float"/>
          <table:table-cell table:formula="of:=SUM([.CX3:.CX195])" office:value-type="float"/>
          <table:table-cell table:formula="of:=SUM([.CY3:.CY195])" office:value-type="float"/>
          <table:table-cell table:formula="of:=SUM([.CZ3:.CZ195])" office:value-type="float"/>
          <table:table-cell table:formula="of:=SUM([.DA3:.DA195])" office:value-type="float"/>
          <table:table-cell table:formula="of:=SUM([.DB3:.DB19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95])" office:value-type="float"/>
          <table:table-cell table:formula="of:=AVERAGE([.C3:.C195])" office:value-type="float"/>
          <table:table-cell table:formula="of:=AVERAGE([.D3:.D195])" office:value-type="float"/>
          <table:table-cell table:formula="of:=AVERAGE([.E3:.E195])" office:value-type="float"/>
          <table:table-cell table:formula="of:=AVERAGE([.F3:.F195])" office:value-type="float"/>
          <table:table-cell table:formula="of:=AVERAGE([.G3:.G195])" office:value-type="float"/>
          <table:table-cell table:formula="of:=AVERAGE([.H3:.H195])" office:value-type="float"/>
          <table:table-cell table:formula="of:=AVERAGE([.I3:.I195])" office:value-type="float"/>
          <table:table-cell table:formula="of:=AVERAGE([.J3:.J195])" office:value-type="float"/>
          <table:table-cell table:formula="of:=AVERAGE([.K3:.K195])" office:value-type="float"/>
          <table:table-cell table:formula="of:=AVERAGE([.L3:.L195])" office:value-type="float"/>
          <table:table-cell table:formula="of:=AVERAGE([.M3:.M195])" office:value-type="float"/>
          <table:table-cell table:formula="of:=AVERAGE([.N3:.N195])" office:value-type="float"/>
          <table:table-cell table:formula="of:=AVERAGE([.O3:.O195])" office:value-type="float"/>
          <table:table-cell table:formula="of:=AVERAGE([.P3:.P195])" office:value-type="float"/>
          <table:table-cell table:formula="of:=AVERAGE([.Q3:.Q195])" office:value-type="float"/>
          <table:table-cell table:formula="of:=AVERAGE([.R3:.R195])" office:value-type="float"/>
          <table:table-cell table:formula="of:=AVERAGE([.S3:.S195])" office:value-type="float"/>
          <table:table-cell table:formula="of:=AVERAGE([.T3:.T195])" office:value-type="float"/>
          <table:table-cell table:formula="of:=AVERAGE([.U3:.U195])" office:value-type="float"/>
          <table:table-cell table:formula="of:=AVERAGE([.V3:.V195])" office:value-type="float"/>
          <table:table-cell table:formula="of:=AVERAGE([.W3:.W195])" office:value-type="float"/>
          <table:table-cell table:formula="of:=AVERAGE([.X3:.X195])" office:value-type="float"/>
          <table:table-cell table:formula="of:=AVERAGE([.Y3:.Y195])" office:value-type="float"/>
          <table:table-cell table:formula="of:=AVERAGE([.Z3:.Z195])" office:value-type="float"/>
          <table:table-cell table:formula="of:=AVERAGE([.AA3:.AA195])" office:value-type="float"/>
          <table:table-cell table:formula="of:=AVERAGE([.AB3:.AB195])" office:value-type="float"/>
          <table:table-cell table:formula="of:=AVERAGE([.AC3:.AC195])" office:value-type="float"/>
          <table:table-cell table:formula="of:=AVERAGE([.AD3:.AD195])" office:value-type="float"/>
          <table:table-cell table:formula="of:=AVERAGE([.AE3:.AE195])" office:value-type="float"/>
          <table:table-cell table:formula="of:=AVERAGE([.AF3:.AF195])" office:value-type="float"/>
          <table:table-cell table:formula="of:=AVERAGE([.AG3:.AG195])" office:value-type="float"/>
          <table:table-cell table:formula="of:=AVERAGE([.AH3:.AH195])" office:value-type="float"/>
          <table:table-cell table:formula="of:=AVERAGE([.AI3:.AI195])" office:value-type="float"/>
          <table:table-cell table:formula="of:=AVERAGE([.AJ3:.AJ195])" office:value-type="float"/>
          <table:table-cell table:formula="of:=AVERAGE([.AK3:.AK195])" office:value-type="float"/>
          <table:table-cell table:formula="of:=AVERAGE([.AL3:.AL195])" office:value-type="float"/>
          <table:table-cell table:style-name="cellWorst" table:formula="of:=AVERAGE([.AM3:.AM195])" office:value-type="float"/>
          <table:table-cell table:formula="of:=AVERAGE([.AN3:.AN195])" office:value-type="float"/>
          <table:table-cell table:style-name="cellWorst" table:formula="of:=AVERAGE([.AO3:.AO195])" office:value-type="float"/>
          <table:table-cell table:formula="of:=AVERAGE([.AP3:.AP195])" office:value-type="float"/>
          <table:table-cell table:formula="of:=AVERAGE([.AQ3:.AQ195])" office:value-type="float"/>
          <table:table-cell table:style-name="cellWorst" table:formula="of:=AVERAGE([.AR3:.AR195])" office:value-type="float"/>
          <table:table-cell table:formula="of:=AVERAGE([.AS3:.AS195])" office:value-type="float"/>
          <table:table-cell table:style-name="cellWorst" table:formula="of:=AVERAGE([.AT3:.AT195])" office:value-type="float"/>
          <table:table-cell table:formula="of:=AVERAGE([.AU3:.AU195])" office:value-type="float"/>
          <table:table-cell table:formula="of:=AVERAGE([.AV3:.AV195])" office:value-type="float"/>
          <table:table-cell table:style-name="cellWorst" table:formula="of:=AVERAGE([.AW3:.AW195])" office:value-type="float"/>
          <table:table-cell table:formula="of:=AVERAGE([.AX3:.AX195])" office:value-type="float"/>
          <table:table-cell table:style-name="cellWorst" table:formula="of:=AVERAGE([.AY3:.AY195])" office:value-type="float"/>
          <table:table-cell table:style-name="cellWorst" table:formula="of:=AVERAGE([.AZ3:.AZ195])" office:value-type="float"/>
          <table:table-cell table:formula="of:=AVERAGE([.BA3:.BA195])" office:value-type="float"/>
          <table:table-cell table:formula="of:=AVERAGE([.BB3:.BB195])" office:value-type="float"/>
          <table:table-cell table:formula="of:=AVERAGE([.BC3:.BC195])" office:value-type="float"/>
          <table:table-cell table:formula="of:=AVERAGE([.BD3:.BD195])" office:value-type="float"/>
          <table:table-cell table:formula="of:=AVERAGE([.BE3:.BE195])" office:value-type="float"/>
          <table:table-cell table:formula="of:=AVERAGE([.BF3:.BF195])" office:value-type="float"/>
          <table:table-cell table:formula="of:=AVERAGE([.BG3:.BG195])" office:value-type="float"/>
          <table:table-cell table:formula="of:=AVERAGE([.BH3:.BH195])" office:value-type="float"/>
          <table:table-cell table:formula="of:=AVERAGE([.BI3:.BI195])" office:value-type="float"/>
          <table:table-cell table:style-name="cellBest" table:formula="of:=AVERAGE([.BJ3:.BJ195])" office:value-type="float"/>
          <table:table-cell table:formula="of:=AVERAGE([.BK3:.BK195])" office:value-type="float"/>
          <table:table-cell table:formula="of:=AVERAGE([.BL3:.BL195])" office:value-type="float"/>
          <table:table-cell table:formula="of:=AVERAGE([.BM3:.BM195])" office:value-type="float"/>
          <table:table-cell table:formula="of:=AVERAGE([.BN3:.BN195])" office:value-type="float"/>
          <table:table-cell table:formula="of:=AVERAGE([.BO3:.BO195])" office:value-type="float"/>
          <table:table-cell table:formula="of:=AVERAGE([.BP3:.BP195])" office:value-type="float"/>
          <table:table-cell table:formula="of:=AVERAGE([.BQ3:.BQ195])" office:value-type="float"/>
          <table:table-cell table:formula="of:=AVERAGE([.BR3:.BR195])" office:value-type="float"/>
          <table:table-cell table:style-name="cellBest" table:formula="of:=AVERAGE([.BS3:.BS195])" office:value-type="float"/>
          <table:table-cell table:formula="of:=AVERAGE([.BT3:.BT195])" office:value-type="float"/>
          <table:table-cell table:formula="of:=AVERAGE([.BU3:.BU195])" office:value-type="float"/>
          <table:table-cell table:style-name="cellBest" table:formula="of:=AVERAGE([.BV3:.BV195])" office:value-type="float"/>
          <table:table-cell table:formula="of:=AVERAGE([.BW3:.BW195])" office:value-type="float"/>
          <table:table-cell table:style-name="cellBest" table:formula="of:=AVERAGE([.BX3:.BX195])" office:value-type="float"/>
          <table:table-cell table:formula="of:=AVERAGE([.BY3:.BY195])" office:value-type="float"/>
          <table:table-cell table:formula="of:=AVERAGE([.BZ3:.BZ195])" office:value-type="float"/>
          <table:table-cell table:formula="of:=AVERAGE([.CA3:.CA195])" office:value-type="float"/>
          <table:table-cell table:formula="of:=AVERAGE([.CB3:.CB195])" office:value-type="float"/>
          <table:table-cell table:formula="of:=AVERAGE([.CC3:.CC195])" office:value-type="float"/>
          <table:table-cell table:formula="of:=AVERAGE([.CD3:.CD195])" office:value-type="float"/>
          <table:table-cell table:formula="of:=AVERAGE([.CE3:.CE195])" office:value-type="float"/>
          <table:table-cell table:formula="of:=AVERAGE([.CF3:.CF195])" office:value-type="float"/>
          <table:table-cell table:formula="of:=AVERAGE([.CG3:.CG195])" office:value-type="float"/>
          <table:table-cell table:style-name="cellBest" table:formula="of:=AVERAGE([.CH3:.CH195])" office:value-type="float"/>
          <table:table-cell table:formula="of:=AVERAGE([.CI3:.CI195])" office:value-type="float"/>
          <table:table-cell table:formula="of:=AVERAGE([.CJ3:.CJ195])" office:value-type="float"/>
          <table:table-cell table:formula="of:=AVERAGE([.CK3:.CK195])" office:value-type="float"/>
          <table:table-cell table:formula="of:=AVERAGE([.CL3:.CL195])" office:value-type="float"/>
          <table:table-cell table:style-name="cellBest" table:formula="of:=AVERAGE([.CM3:.CM195])" office:value-type="float"/>
          <table:table-cell table:formula="of:=AVERAGE([.CN3:.CN195])" office:value-type="float"/>
          <table:table-cell table:formula="of:=AVERAGE([.CO3:.CO195])" office:value-type="float"/>
          <table:table-cell table:formula="of:=AVERAGE([.CP3:.CP195])" office:value-type="float"/>
          <table:table-cell table:formula="of:=AVERAGE([.CQ3:.CQ195])" office:value-type="float"/>
          <table:table-cell table:formula="of:=AVERAGE([.CR3:.CR195])" office:value-type="float"/>
          <table:table-cell table:formula="of:=AVERAGE([.CS3:.CS195])" office:value-type="float"/>
          <table:table-cell table:formula="of:=AVERAGE([.CT3:.CT195])" office:value-type="float"/>
          <table:table-cell table:formula="of:=AVERAGE([.CU3:.CU195])" office:value-type="float"/>
          <table:table-cell table:formula="of:=AVERAGE([.CV3:.CV195])" office:value-type="float"/>
          <table:table-cell table:formula="of:=AVERAGE([.CW3:.CW195])" office:value-type="float"/>
          <table:table-cell table:formula="of:=AVERAGE([.CX3:.CX195])" office:value-type="float"/>
          <table:table-cell table:formula="of:=AVERAGE([.CY3:.CY195])" office:value-type="float"/>
          <table:table-cell table:formula="of:=AVERAGE([.CZ3:.CZ195])" office:value-type="float"/>
          <table:table-cell table:formula="of:=AVERAGE([.DA3:.DA195])" office:value-type="float"/>
          <table:table-cell table:formula="of:=AVERAGE([.DB3:.DB19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95])" office:value-type="float"/>
          <table:table-cell table:formula="of:=STDEV([.C3:.C195])" office:value-type="float"/>
          <table:table-cell table:formula="of:=STDEV([.D3:.D195])" office:value-type="float"/>
          <table:table-cell table:formula="of:=STDEV([.E3:.E195])" office:value-type="float"/>
          <table:table-cell table:formula="of:=STDEV([.F3:.F195])" office:value-type="float"/>
          <table:table-cell table:formula="of:=STDEV([.G3:.G195])" office:value-type="float"/>
          <table:table-cell table:formula="of:=STDEV([.H3:.H195])" office:value-type="float"/>
          <table:table-cell table:formula="of:=STDEV([.I3:.I195])" office:value-type="float"/>
          <table:table-cell table:formula="of:=STDEV([.J3:.J195])" office:value-type="float"/>
          <table:table-cell table:formula="of:=STDEV([.K3:.K195])" office:value-type="float"/>
          <table:table-cell table:formula="of:=STDEV([.L3:.L195])" office:value-type="float"/>
          <table:table-cell table:formula="of:=STDEV([.M3:.M195])" office:value-type="float"/>
          <table:table-cell table:formula="of:=STDEV([.N3:.N195])" office:value-type="float"/>
          <table:table-cell table:formula="of:=STDEV([.O3:.O195])" office:value-type="float"/>
          <table:table-cell table:formula="of:=STDEV([.P3:.P195])" office:value-type="float"/>
          <table:table-cell table:formula="of:=STDEV([.Q3:.Q195])" office:value-type="float"/>
          <table:table-cell table:formula="of:=STDEV([.R3:.R195])" office:value-type="float"/>
          <table:table-cell table:formula="of:=STDEV([.S3:.S195])" office:value-type="float"/>
          <table:table-cell table:formula="of:=STDEV([.T3:.T195])" office:value-type="float"/>
          <table:table-cell table:formula="of:=STDEV([.U3:.U195])" office:value-type="float"/>
          <table:table-cell table:formula="of:=STDEV([.V3:.V195])" office:value-type="float"/>
          <table:table-cell table:formula="of:=STDEV([.W3:.W195])" office:value-type="float"/>
          <table:table-cell table:formula="of:=STDEV([.X3:.X195])" office:value-type="float"/>
          <table:table-cell table:formula="of:=STDEV([.Y3:.Y195])" office:value-type="float"/>
          <table:table-cell table:formula="of:=STDEV([.Z3:.Z195])" office:value-type="float"/>
          <table:table-cell table:formula="of:=STDEV([.AA3:.AA195])" office:value-type="float"/>
          <table:table-cell table:formula="of:=STDEV([.AB3:.AB195])" office:value-type="float"/>
          <table:table-cell table:formula="of:=STDEV([.AC3:.AC195])" office:value-type="float"/>
          <table:table-cell table:formula="of:=STDEV([.AD3:.AD195])" office:value-type="float"/>
          <table:table-cell table:formula="of:=STDEV([.AE3:.AE195])" office:value-type="float"/>
          <table:table-cell table:formula="of:=STDEV([.AF3:.AF195])" office:value-type="float"/>
          <table:table-cell table:formula="of:=STDEV([.AG3:.AG195])" office:value-type="float"/>
          <table:table-cell table:formula="of:=STDEV([.AH3:.AH195])" office:value-type="float"/>
          <table:table-cell table:formula="of:=STDEV([.AI3:.AI195])" office:value-type="float"/>
          <table:table-cell table:formula="of:=STDEV([.AJ3:.AJ195])" office:value-type="float"/>
          <table:table-cell table:formula="of:=STDEV([.AK3:.AK195])" office:value-type="float"/>
          <table:table-cell table:formula="of:=STDEV([.AL3:.AL195])" office:value-type="float"/>
          <table:table-cell table:formula="of:=STDEV([.AM3:.AM195])" office:value-type="float"/>
          <table:table-cell table:formula="of:=STDEV([.AN3:.AN195])" office:value-type="float"/>
          <table:table-cell table:formula="of:=STDEV([.AO3:.AO195])" office:value-type="float"/>
          <table:table-cell table:formula="of:=STDEV([.AP3:.AP195])" office:value-type="float"/>
          <table:table-cell table:formula="of:=STDEV([.AQ3:.AQ195])" office:value-type="float"/>
          <table:table-cell table:formula="of:=STDEV([.AR3:.AR195])" office:value-type="float"/>
          <table:table-cell table:formula="of:=STDEV([.AS3:.AS195])" office:value-type="float"/>
          <table:table-cell table:formula="of:=STDEV([.AT3:.AT195])" office:value-type="float"/>
          <table:table-cell table:formula="of:=STDEV([.AU3:.AU195])" office:value-type="float"/>
          <table:table-cell table:formula="of:=STDEV([.AV3:.AV195])" office:value-type="float"/>
          <table:table-cell table:formula="of:=STDEV([.AW3:.AW195])" office:value-type="float"/>
          <table:table-cell table:formula="of:=STDEV([.AX3:.AX195])" office:value-type="float"/>
          <table:table-cell table:formula="of:=STDEV([.AY3:.AY195])" office:value-type="float"/>
          <table:table-cell table:formula="of:=STDEV([.AZ3:.AZ195])" office:value-type="float"/>
          <table:table-cell table:formula="of:=STDEV([.BA3:.BA195])" office:value-type="float"/>
          <table:table-cell table:formula="of:=STDEV([.BB3:.BB195])" office:value-type="float"/>
          <table:table-cell table:formula="of:=STDEV([.BC3:.BC195])" office:value-type="float"/>
          <table:table-cell table:formula="of:=STDEV([.BD3:.BD195])" office:value-type="float"/>
          <table:table-cell table:style-name="cellWorst" table:formula="of:=STDEV([.BE3:.BE195])" office:value-type="float"/>
          <table:table-cell table:formula="of:=STDEV([.BF3:.BF195])" office:value-type="float"/>
          <table:table-cell table:style-name="cellWorst" table:formula="of:=STDEV([.BG3:.BG195])" office:value-type="float"/>
          <table:table-cell table:formula="of:=STDEV([.BH3:.BH195])" office:value-type="float"/>
          <table:table-cell table:style-name="cellWorst" table:formula="of:=STDEV([.BI3:.BI195])" office:value-type="float"/>
          <table:table-cell table:formula="of:=STDEV([.BJ3:.BJ195])" office:value-type="float"/>
          <table:table-cell table:formula="of:=STDEV([.BK3:.BK195])" office:value-type="float"/>
          <table:table-cell table:style-name="cellBest" table:formula="of:=STDEV([.BL3:.BL195])" office:value-type="float"/>
          <table:table-cell table:formula="of:=STDEV([.BM3:.BM195])" office:value-type="float"/>
          <table:table-cell table:style-name="cellBest" table:formula="of:=STDEV([.BN3:.BN195])" office:value-type="float"/>
          <table:table-cell table:formula="of:=STDEV([.BO3:.BO195])" office:value-type="float"/>
          <table:table-cell table:formula="of:=STDEV([.BP3:.BP195])" office:value-type="float"/>
          <table:table-cell table:formula="of:=STDEV([.BQ3:.BQ195])" office:value-type="float"/>
          <table:table-cell table:formula="of:=STDEV([.BR3:.BR195])" office:value-type="float"/>
          <table:table-cell table:formula="of:=STDEV([.BS3:.BS195])" office:value-type="float"/>
          <table:table-cell table:formula="of:=STDEV([.BT3:.BT195])" office:value-type="float"/>
          <table:table-cell table:formula="of:=STDEV([.BU3:.BU195])" office:value-type="float"/>
          <table:table-cell table:formula="of:=STDEV([.BV3:.BV195])" office:value-type="float"/>
          <table:table-cell table:formula="of:=STDEV([.BW3:.BW195])" office:value-type="float"/>
          <table:table-cell table:formula="of:=STDEV([.BX3:.BX195])" office:value-type="float"/>
          <table:table-cell table:formula="of:=STDEV([.BY3:.BY195])" office:value-type="float"/>
          <table:table-cell table:formula="of:=STDEV([.BZ3:.BZ195])" office:value-type="float"/>
          <table:table-cell table:style-name="cellBest" table:formula="of:=STDEV([.CA3:.CA195])" office:value-type="float"/>
          <table:table-cell table:formula="of:=STDEV([.CB3:.CB195])" office:value-type="float"/>
          <table:table-cell table:style-name="cellBest" table:formula="of:=STDEV([.CC3:.CC195])" office:value-type="float"/>
          <table:table-cell table:formula="of:=STDEV([.CD3:.CD195])" office:value-type="float"/>
          <table:table-cell table:formula="of:=STDEV([.CE3:.CE195])" office:value-type="float"/>
          <table:table-cell table:formula="of:=STDEV([.CF3:.CF195])" office:value-type="float"/>
          <table:table-cell table:formula="of:=STDEV([.CG3:.CG195])" office:value-type="float"/>
          <table:table-cell table:formula="of:=STDEV([.CH3:.CH195])" office:value-type="float"/>
          <table:table-cell table:style-name="cellBest" table:formula="of:=STDEV([.CI3:.CI195])" office:value-type="float"/>
          <table:table-cell table:formula="of:=STDEV([.CJ3:.CJ195])" office:value-type="float"/>
          <table:table-cell table:formula="of:=STDEV([.CK3:.CK195])" office:value-type="float"/>
          <table:table-cell table:formula="of:=STDEV([.CL3:.CL195])" office:value-type="float"/>
          <table:table-cell table:formula="of:=STDEV([.CM3:.CM195])" office:value-type="float"/>
          <table:table-cell table:formula="of:=STDEV([.CN3:.CN195])" office:value-type="float"/>
          <table:table-cell table:formula="of:=STDEV([.CO3:.CO195])" office:value-type="float"/>
          <table:table-cell table:formula="of:=STDEV([.CP3:.CP195])" office:value-type="float"/>
          <table:table-cell table:formula="of:=STDEV([.CQ3:.CQ195])" office:value-type="float"/>
          <table:table-cell table:formula="of:=STDEV([.CR3:.CR195])" office:value-type="float"/>
          <table:table-cell table:formula="of:=STDEV([.CS3:.CS195])" office:value-type="float"/>
          <table:table-cell table:formula="of:=STDEV([.CT3:.CT195])" office:value-type="float"/>
          <table:table-cell table:formula="of:=STDEV([.CU3:.CU195])" office:value-type="float"/>
          <table:table-cell table:formula="of:=STDEV([.CV3:.CV195])" office:value-type="float"/>
          <table:table-cell table:formula="of:=STDEV([.CW3:.CW195])" office:value-type="float"/>
          <table:table-cell table:formula="of:=STDEV([.CX3:.CX195])" office:value-type="float"/>
          <table:table-cell table:formula="of:=STDEV([.CY3:.CY195])" office:value-type="float"/>
          <table:table-cell table:formula="of:=STDEV([.CZ3:.CZ195])" office:value-type="float"/>
          <table:table-cell table:formula="of:=STDEV([.DA3:.DA195])" office:value-type="float"/>
          <table:table-cell table:formula="of:=STDEV([.DB3:.DB19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95]-[.$CN3:.$CN195])^2)^0.5" office:value-type="float"/>
          <table:table-cell table:number-matrix-columns-spanned="1" table:number-matrix-rows-spanned="1" table:formula="of:=SUM(([.C3:.C195]-[.$CO3:.$CO195])^2)^0.5" office:value-type="float"/>
          <table:table-cell table:number-matrix-columns-spanned="1" table:number-matrix-rows-spanned="1" table:formula="of:=SUM(([.D3:.D195]-[.$CP3:.$CP195])^2)^0.5" office:value-type="float"/>
          <table:table-cell table:number-matrix-columns-spanned="1" table:number-matrix-rows-spanned="1" table:formula="of:=SUM(([.E3:.E195]-[.$CQ3:.$CQ195])^2)^0.5" office:value-type="float"/>
          <table:table-cell table:number-matrix-columns-spanned="1" table:number-matrix-rows-spanned="1" table:formula="of:=SUM(([.F3:.F195]-[.$CR3:.$CR195])^2)^0.5" office:value-type="float"/>
          <table:table-cell table:number-matrix-columns-spanned="1" table:number-matrix-rows-spanned="1" table:formula="of:=SUM(([.G3:.G195]-[.$CN3:.$CN195])^2)^0.5" office:value-type="float"/>
          <table:table-cell table:number-matrix-columns-spanned="1" table:number-matrix-rows-spanned="1" table:formula="of:=SUM(([.H3:.H195]-[.$CO3:.$CO195])^2)^0.5" office:value-type="float"/>
          <table:table-cell table:number-matrix-columns-spanned="1" table:number-matrix-rows-spanned="1" table:formula="of:=SUM(([.I3:.I195]-[.$CP3:.$CP195])^2)^0.5" office:value-type="float"/>
          <table:table-cell table:number-matrix-columns-spanned="1" table:number-matrix-rows-spanned="1" table:formula="of:=SUM(([.J3:.J195]-[.$CQ3:.$CQ195])^2)^0.5" office:value-type="float"/>
          <table:table-cell table:number-matrix-columns-spanned="1" table:number-matrix-rows-spanned="1" table:formula="of:=SUM(([.K3:.K195]-[.$CR3:.$CR195])^2)^0.5" office:value-type="float"/>
          <table:table-cell table:number-matrix-columns-spanned="1" table:number-matrix-rows-spanned="1" table:formula="of:=SUM(([.L3:.L195]-[.$CN3:.$CN195])^2)^0.5" office:value-type="float"/>
          <table:table-cell table:number-matrix-columns-spanned="1" table:number-matrix-rows-spanned="1" table:formula="of:=SUM(([.M3:.M195]-[.$CO3:.$CO195])^2)^0.5" office:value-type="float"/>
          <table:table-cell table:number-matrix-columns-spanned="1" table:number-matrix-rows-spanned="1" table:formula="of:=SUM(([.N3:.N195]-[.$CP3:.$CP195])^2)^0.5" office:value-type="float"/>
          <table:table-cell table:number-matrix-columns-spanned="1" table:number-matrix-rows-spanned="1" table:formula="of:=SUM(([.O3:.O195]-[.$CQ3:.$CQ195])^2)^0.5" office:value-type="float"/>
          <table:table-cell table:number-matrix-columns-spanned="1" table:number-matrix-rows-spanned="1" table:formula="of:=SUM(([.P3:.P195]-[.$CR3:.$CR195])^2)^0.5" office:value-type="float"/>
          <table:table-cell table:number-matrix-columns-spanned="1" table:number-matrix-rows-spanned="1" table:formula="of:=SUM(([.Q3:.Q195]-[.$CN3:.$CN195])^2)^0.5" office:value-type="float"/>
          <table:table-cell table:number-matrix-columns-spanned="1" table:number-matrix-rows-spanned="1" table:formula="of:=SUM(([.R3:.R195]-[.$CO3:.$CO195])^2)^0.5" office:value-type="float"/>
          <table:table-cell table:number-matrix-columns-spanned="1" table:number-matrix-rows-spanned="1" table:formula="of:=SUM(([.S3:.S195]-[.$CP3:.$CP195])^2)^0.5" office:value-type="float"/>
          <table:table-cell table:number-matrix-columns-spanned="1" table:number-matrix-rows-spanned="1" table:formula="of:=SUM(([.T3:.T195]-[.$CQ3:.$CQ195])^2)^0.5" office:value-type="float"/>
          <table:table-cell table:number-matrix-columns-spanned="1" table:number-matrix-rows-spanned="1" table:formula="of:=SUM(([.U3:.U195]-[.$CR3:.$CR195])^2)^0.5" office:value-type="float"/>
          <table:table-cell table:number-matrix-columns-spanned="1" table:number-matrix-rows-spanned="1" table:formula="of:=SUM(([.V3:.V195]-[.$CN3:.$CN195])^2)^0.5" office:value-type="float"/>
          <table:table-cell table:number-matrix-columns-spanned="1" table:number-matrix-rows-spanned="1" table:formula="of:=SUM(([.W3:.W195]-[.$CO3:.$CO195])^2)^0.5" office:value-type="float"/>
          <table:table-cell table:number-matrix-columns-spanned="1" table:number-matrix-rows-spanned="1" table:formula="of:=SUM(([.X3:.X195]-[.$CP3:.$CP195])^2)^0.5" office:value-type="float"/>
          <table:table-cell table:number-matrix-columns-spanned="1" table:number-matrix-rows-spanned="1" table:formula="of:=SUM(([.Y3:.Y195]-[.$CQ3:.$CQ195])^2)^0.5" office:value-type="float"/>
          <table:table-cell table:number-matrix-columns-spanned="1" table:number-matrix-rows-spanned="1" table:formula="of:=SUM(([.Z3:.Z195]-[.$CR3:.$CR195])^2)^0.5" office:value-type="float"/>
          <table:table-cell table:number-matrix-columns-spanned="1" table:number-matrix-rows-spanned="1" table:formula="of:=SUM(([.AA3:.AA195]-[.$CN3:.$CN195])^2)^0.5" office:value-type="float"/>
          <table:table-cell table:number-matrix-columns-spanned="1" table:number-matrix-rows-spanned="1" table:formula="of:=SUM(([.AB3:.AB195]-[.$CO3:.$CO195])^2)^0.5" office:value-type="float"/>
          <table:table-cell table:number-matrix-columns-spanned="1" table:number-matrix-rows-spanned="1" table:formula="of:=SUM(([.AC3:.AC195]-[.$CP3:.$CP195])^2)^0.5" office:value-type="float"/>
          <table:table-cell table:number-matrix-columns-spanned="1" table:number-matrix-rows-spanned="1" table:formula="of:=SUM(([.AD3:.AD195]-[.$CQ3:.$CQ195])^2)^0.5" office:value-type="float"/>
          <table:table-cell table:number-matrix-columns-spanned="1" table:number-matrix-rows-spanned="1" table:formula="of:=SUM(([.AE3:.AE195]-[.$CR3:.$CR195])^2)^0.5" office:value-type="float"/>
          <table:table-cell table:number-matrix-columns-spanned="1" table:number-matrix-rows-spanned="1" table:formula="of:=SUM(([.AF3:.AF195]-[.$CN3:.$CN195])^2)^0.5" office:value-type="float"/>
          <table:table-cell table:number-matrix-columns-spanned="1" table:number-matrix-rows-spanned="1" table:formula="of:=SUM(([.AG3:.AG195]-[.$CO3:.$CO195])^2)^0.5" office:value-type="float"/>
          <table:table-cell table:style-name="cellWorst" table:number-matrix-columns-spanned="1" table:number-matrix-rows-spanned="1" table:formula="of:=SUM(([.AH3:.AH195]-[.$CP3:.$CP195])^2)^0.5" office:value-type="float"/>
          <table:table-cell table:number-matrix-columns-spanned="1" table:number-matrix-rows-spanned="1" table:formula="of:=SUM(([.AI3:.AI195]-[.$CQ3:.$CQ195])^2)^0.5" office:value-type="float"/>
          <table:table-cell table:style-name="cellWorst" table:number-matrix-columns-spanned="1" table:number-matrix-rows-spanned="1" table:formula="of:=SUM(([.AJ3:.AJ195]-[.$CR3:.$CR195])^2)^0.5" office:value-type="float"/>
          <table:table-cell table:number-matrix-columns-spanned="1" table:number-matrix-rows-spanned="1" table:formula="of:=SUM(([.AK3:.AK195]-[.$CN3:.$CN195])^2)^0.5" office:value-type="float"/>
          <table:table-cell table:number-matrix-columns-spanned="1" table:number-matrix-rows-spanned="1" table:formula="of:=SUM(([.AL3:.AL195]-[.$CO3:.$CO195])^2)^0.5" office:value-type="float"/>
          <table:table-cell table:style-name="cellWorst" table:number-matrix-columns-spanned="1" table:number-matrix-rows-spanned="1" table:formula="of:=SUM(([.AM3:.AM195]-[.$CP3:.$CP195])^2)^0.5" office:value-type="float"/>
          <table:table-cell table:number-matrix-columns-spanned="1" table:number-matrix-rows-spanned="1" table:formula="of:=SUM(([.AN3:.AN195]-[.$CQ3:.$CQ195])^2)^0.5" office:value-type="float"/>
          <table:table-cell table:style-name="cellWorst" table:number-matrix-columns-spanned="1" table:number-matrix-rows-spanned="1" table:formula="of:=SUM(([.AO3:.AO195]-[.$CR3:.$CR195])^2)^0.5" office:value-type="float"/>
          <table:table-cell table:number-matrix-columns-spanned="1" table:number-matrix-rows-spanned="1" table:formula="of:=SUM(([.AP3:.AP195]-[.$CN3:.$CN195])^2)^0.5" office:value-type="float"/>
          <table:table-cell table:number-matrix-columns-spanned="1" table:number-matrix-rows-spanned="1" table:formula="of:=SUM(([.AQ3:.AQ195]-[.$CO3:.$CO195])^2)^0.5" office:value-type="float"/>
          <table:table-cell table:style-name="cellWorst" table:number-matrix-columns-spanned="1" table:number-matrix-rows-spanned="1" table:formula="of:=SUM(([.AR3:.AR195]-[.$CP3:.$CP195])^2)^0.5" office:value-type="float"/>
          <table:table-cell table:number-matrix-columns-spanned="1" table:number-matrix-rows-spanned="1" table:formula="of:=SUM(([.AS3:.AS195]-[.$CQ3:.$CQ195])^2)^0.5" office:value-type="float"/>
          <table:table-cell table:style-name="cellWorst" table:number-matrix-columns-spanned="1" table:number-matrix-rows-spanned="1" table:formula="of:=SUM(([.AT3:.AT195]-[.$CR3:.$CR195])^2)^0.5" office:value-type="float"/>
          <table:table-cell table:number-matrix-columns-spanned="1" table:number-matrix-rows-spanned="1" table:formula="of:=SUM(([.AU3:.AU195]-[.$CN3:.$CN195])^2)^0.5" office:value-type="float"/>
          <table:table-cell table:number-matrix-columns-spanned="1" table:number-matrix-rows-spanned="1" table:formula="of:=SUM(([.AV3:.AV195]-[.$CO3:.$CO195])^2)^0.5" office:value-type="float"/>
          <table:table-cell table:style-name="cellWorst" table:number-matrix-columns-spanned="1" table:number-matrix-rows-spanned="1" table:formula="of:=SUM(([.AW3:.AW195]-[.$CP3:.$CP195])^2)^0.5" office:value-type="float"/>
          <table:table-cell table:number-matrix-columns-spanned="1" table:number-matrix-rows-spanned="1" table:formula="of:=SUM(([.AX3:.AX195]-[.$CQ3:.$CQ195])^2)^0.5" office:value-type="float"/>
          <table:table-cell table:style-name="cellWorst" table:number-matrix-columns-spanned="1" table:number-matrix-rows-spanned="1" table:formula="of:=SUM(([.AY3:.AY195]-[.$CR3:.$CR195])^2)^0.5" office:value-type="float"/>
          <table:table-cell table:style-name="cellWorst" table:number-matrix-columns-spanned="1" table:number-matrix-rows-spanned="1" table:formula="of:=SUM(([.AZ3:.AZ195]-[.$CN3:.$CN195])^2)^0.5" office:value-type="float"/>
          <table:table-cell table:number-matrix-columns-spanned="1" table:number-matrix-rows-spanned="1" table:formula="of:=SUM(([.BA3:.BA195]-[.$CO3:.$CO195])^2)^0.5" office:value-type="float"/>
          <table:table-cell table:style-name="cellWorst" table:number-matrix-columns-spanned="1" table:number-matrix-rows-spanned="1" table:formula="of:=SUM(([.BB3:.BB195]-[.$CP3:.$CP195])^2)^0.5" office:value-type="float"/>
          <table:table-cell table:number-matrix-columns-spanned="1" table:number-matrix-rows-spanned="1" table:formula="of:=SUM(([.BC3:.BC195]-[.$CQ3:.$CQ195])^2)^0.5" office:value-type="float"/>
          <table:table-cell table:style-name="cellWorst" table:number-matrix-columns-spanned="1" table:number-matrix-rows-spanned="1" table:formula="of:=SUM(([.BD3:.BD195]-[.$CR3:.$CR195])^2)^0.5" office:value-type="float"/>
          <table:table-cell table:number-matrix-columns-spanned="1" table:number-matrix-rows-spanned="1" table:formula="of:=SUM(([.BE3:.BE195]-[.$CN3:.$CN195])^2)^0.5" office:value-type="float"/>
          <table:table-cell table:number-matrix-columns-spanned="1" table:number-matrix-rows-spanned="1" table:formula="of:=SUM(([.BF3:.BF195]-[.$CO3:.$CO195])^2)^0.5" office:value-type="float"/>
          <table:table-cell table:style-name="cellWorst" table:number-matrix-columns-spanned="1" table:number-matrix-rows-spanned="1" table:formula="of:=SUM(([.BG3:.BG195]-[.$CP3:.$CP195])^2)^0.5" office:value-type="float"/>
          <table:table-cell table:number-matrix-columns-spanned="1" table:number-matrix-rows-spanned="1" table:formula="of:=SUM(([.BH3:.BH195]-[.$CQ3:.$CQ195])^2)^0.5" office:value-type="float"/>
          <table:table-cell table:style-name="cellWorst" table:number-matrix-columns-spanned="1" table:number-matrix-rows-spanned="1" table:formula="of:=SUM(([.BI3:.BI195]-[.$CR3:.$CR195])^2)^0.5" office:value-type="float"/>
          <table:table-cell table:style-name="cellBest" table:number-matrix-columns-spanned="1" table:number-matrix-rows-spanned="1" table:formula="of:=SUM(([.BJ3:.BJ195]-[.$CN3:.$CN195])^2)^0.5" office:value-type="float"/>
          <table:table-cell table:style-name="cellBest" table:number-matrix-columns-spanned="1" table:number-matrix-rows-spanned="1" table:formula="of:=SUM(([.BK3:.BK195]-[.$CO3:.$CO195])^2)^0.5" office:value-type="float"/>
          <table:table-cell table:number-matrix-columns-spanned="1" table:number-matrix-rows-spanned="1" table:formula="of:=SUM(([.BL3:.BL195]-[.$CP3:.$CP195])^2)^0.5" office:value-type="float"/>
          <table:table-cell table:number-matrix-columns-spanned="1" table:number-matrix-rows-spanned="1" table:formula="of:=SUM(([.BM3:.BM195]-[.$CQ3:.$CQ195])^2)^0.5" office:value-type="float"/>
          <table:table-cell table:style-name="cellBest" table:number-matrix-columns-spanned="1" table:number-matrix-rows-spanned="1" table:formula="of:=SUM(([.BN3:.BN195]-[.$CR3:.$CR195])^2)^0.5" office:value-type="float"/>
          <table:table-cell table:number-matrix-columns-spanned="1" table:number-matrix-rows-spanned="1" table:formula="of:=SUM(([.BO3:.BO195]-[.$CN3:.$CN195])^2)^0.5" office:value-type="float"/>
          <table:table-cell table:number-matrix-columns-spanned="1" table:number-matrix-rows-spanned="1" table:formula="of:=SUM(([.BP3:.BP195]-[.$CO3:.$CO195])^2)^0.5" office:value-type="float"/>
          <table:table-cell table:style-name="cellBest" table:number-matrix-columns-spanned="1" table:number-matrix-rows-spanned="1" table:formula="of:=SUM(([.BQ3:.BQ195]-[.$CP3:.$CP195])^2)^0.5" office:value-type="float"/>
          <table:table-cell table:number-matrix-columns-spanned="1" table:number-matrix-rows-spanned="1" table:formula="of:=SUM(([.BR3:.BR195]-[.$CQ3:.$CQ195])^2)^0.5" office:value-type="float"/>
          <table:table-cell table:style-name="cellBest" table:number-matrix-columns-spanned="1" table:number-matrix-rows-spanned="1" table:formula="of:=SUM(([.BS3:.BS195]-[.$CR3:.$CR195])^2)^0.5" office:value-type="float"/>
          <table:table-cell table:number-matrix-columns-spanned="1" table:number-matrix-rows-spanned="1" table:formula="of:=SUM(([.BT3:.BT195]-[.$CN3:.$CN195])^2)^0.5" office:value-type="float"/>
          <table:table-cell table:number-matrix-columns-spanned="1" table:number-matrix-rows-spanned="1" table:formula="of:=SUM(([.BU3:.BU195]-[.$CO3:.$CO195])^2)^0.5" office:value-type="float"/>
          <table:table-cell table:style-name="cellBest" table:number-matrix-columns-spanned="1" table:number-matrix-rows-spanned="1" table:formula="of:=SUM(([.BV3:.BV195]-[.$CP3:.$CP195])^2)^0.5" office:value-type="float"/>
          <table:table-cell table:number-matrix-columns-spanned="1" table:number-matrix-rows-spanned="1" table:formula="of:=SUM(([.BW3:.BW195]-[.$CQ3:.$CQ195])^2)^0.5" office:value-type="float"/>
          <table:table-cell table:style-name="cellBest" table:number-matrix-columns-spanned="1" table:number-matrix-rows-spanned="1" table:formula="of:=SUM(([.BX3:.BX195]-[.$CR3:.$CR195])^2)^0.5" office:value-type="float"/>
          <table:table-cell table:number-matrix-columns-spanned="1" table:number-matrix-rows-spanned="1" table:formula="of:=SUM(([.BY3:.BY195]-[.$CN3:.$CN195])^2)^0.5" office:value-type="float"/>
          <table:table-cell table:style-name="cellBest" table:number-matrix-columns-spanned="1" table:number-matrix-rows-spanned="1" table:formula="of:=SUM(([.BZ3:.BZ195]-[.$CO3:.$CO195])^2)^0.5" office:value-type="float"/>
          <table:table-cell table:number-matrix-columns-spanned="1" table:number-matrix-rows-spanned="1" table:formula="of:=SUM(([.CA3:.CA195]-[.$CP3:.$CP195])^2)^0.5" office:value-type="float"/>
          <table:table-cell table:number-matrix-columns-spanned="1" table:number-matrix-rows-spanned="1" table:formula="of:=SUM(([.CB3:.CB195]-[.$CQ3:.$CQ195])^2)^0.5" office:value-type="float"/>
          <table:table-cell table:style-name="cellBest" table:number-matrix-columns-spanned="1" table:number-matrix-rows-spanned="1" table:formula="of:=SUM(([.CC3:.CC195]-[.$CR3:.$CR195])^2)^0.5" office:value-type="float"/>
          <table:table-cell table:number-matrix-columns-spanned="1" table:number-matrix-rows-spanned="1" table:formula="of:=SUM(([.CD3:.CD195]-[.$CN3:.$CN195])^2)^0.5" office:value-type="float"/>
          <table:table-cell table:number-matrix-columns-spanned="1" table:number-matrix-rows-spanned="1" table:formula="of:=SUM(([.CE3:.CE195]-[.$CO3:.$CO195])^2)^0.5" office:value-type="float"/>
          <table:table-cell table:style-name="cellBest" table:number-matrix-columns-spanned="1" table:number-matrix-rows-spanned="1" table:formula="of:=SUM(([.CF3:.CF195]-[.$CP3:.$CP195])^2)^0.5" office:value-type="float"/>
          <table:table-cell table:number-matrix-columns-spanned="1" table:number-matrix-rows-spanned="1" table:formula="of:=SUM(([.CG3:.CG195]-[.$CQ3:.$CQ195])^2)^0.5" office:value-type="float"/>
          <table:table-cell table:style-name="cellBest" table:number-matrix-columns-spanned="1" table:number-matrix-rows-spanned="1" table:formula="of:=SUM(([.CH3:.CH195]-[.$CR3:.$CR195])^2)^0.5" office:value-type="float"/>
          <table:table-cell table:number-matrix-columns-spanned="1" table:number-matrix-rows-spanned="1" table:formula="of:=SUM(([.CI3:.CI195]-[.$CN3:.$CN195])^2)^0.5" office:value-type="float"/>
          <table:table-cell table:number-matrix-columns-spanned="1" table:number-matrix-rows-spanned="1" table:formula="of:=SUM(([.CJ3:.CJ195]-[.$CO3:.$CO195])^2)^0.5" office:value-type="float"/>
          <table:table-cell table:style-name="cellBest" table:number-matrix-columns-spanned="1" table:number-matrix-rows-spanned="1" table:formula="of:=SUM(([.CK3:.CK195]-[.$CP3:.$CP195])^2)^0.5" office:value-type="float"/>
          <table:table-cell table:number-matrix-columns-spanned="1" table:number-matrix-rows-spanned="1" table:formula="of:=SUM(([.CL3:.CL195]-[.$CQ3:.$CQ195])^2)^0.5" office:value-type="float"/>
          <table:table-cell table:style-name="cellBest" table:number-matrix-columns-spanned="1" table:number-matrix-rows-spanned="1" table:formula="of:=SUM(([.CM3:.CM195]-[.$CR3:.$CR19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95]=[.$CN3:.$CN195])" office:value-type="float"/>
          <table:table-cell table:number-matrix-columns-spanned="1" table:number-matrix-rows-spanned="1" table:formula="of:=SUM([.C3:.C195]=[.$CO3:.$CO195])" office:value-type="float"/>
          <table:table-cell table:number-matrix-columns-spanned="1" table:number-matrix-rows-spanned="1" table:formula="of:=SUM([.D3:.D195]=[.$CP3:.$CP195])" office:value-type="float"/>
          <table:table-cell table:number-matrix-columns-spanned="1" table:number-matrix-rows-spanned="1" table:formula="of:=SUM([.E3:.E195]=[.$CQ3:.$CQ195])" office:value-type="float"/>
          <table:table-cell table:number-matrix-columns-spanned="1" table:number-matrix-rows-spanned="1" table:formula="of:=SUM([.F3:.F195]=[.$CR3:.$CR195])" office:value-type="float"/>
          <table:table-cell table:number-matrix-columns-spanned="1" table:number-matrix-rows-spanned="1" table:formula="of:=SUM([.G3:.G195]=[.$CN3:.$CN195])" office:value-type="float"/>
          <table:table-cell table:number-matrix-columns-spanned="1" table:number-matrix-rows-spanned="1" table:formula="of:=SUM([.H3:.H195]=[.$CO3:.$CO195])" office:value-type="float"/>
          <table:table-cell table:number-matrix-columns-spanned="1" table:number-matrix-rows-spanned="1" table:formula="of:=SUM([.I3:.I195]=[.$CP3:.$CP195])" office:value-type="float"/>
          <table:table-cell table:number-matrix-columns-spanned="1" table:number-matrix-rows-spanned="1" table:formula="of:=SUM([.J3:.J195]=[.$CQ3:.$CQ195])" office:value-type="float"/>
          <table:table-cell table:number-matrix-columns-spanned="1" table:number-matrix-rows-spanned="1" table:formula="of:=SUM([.K3:.K195]=[.$CR3:.$CR195])" office:value-type="float"/>
          <table:table-cell table:number-matrix-columns-spanned="1" table:number-matrix-rows-spanned="1" table:formula="of:=SUM([.L3:.L195]=[.$CN3:.$CN195])" office:value-type="float"/>
          <table:table-cell table:number-matrix-columns-spanned="1" table:number-matrix-rows-spanned="1" table:formula="of:=SUM([.M3:.M195]=[.$CO3:.$CO195])" office:value-type="float"/>
          <table:table-cell table:number-matrix-columns-spanned="1" table:number-matrix-rows-spanned="1" table:formula="of:=SUM([.N3:.N195]=[.$CP3:.$CP195])" office:value-type="float"/>
          <table:table-cell table:number-matrix-columns-spanned="1" table:number-matrix-rows-spanned="1" table:formula="of:=SUM([.O3:.O195]=[.$CQ3:.$CQ195])" office:value-type="float"/>
          <table:table-cell table:number-matrix-columns-spanned="1" table:number-matrix-rows-spanned="1" table:formula="of:=SUM([.P3:.P195]=[.$CR3:.$CR195])" office:value-type="float"/>
          <table:table-cell table:number-matrix-columns-spanned="1" table:number-matrix-rows-spanned="1" table:formula="of:=SUM([.Q3:.Q195]=[.$CN3:.$CN195])" office:value-type="float"/>
          <table:table-cell table:number-matrix-columns-spanned="1" table:number-matrix-rows-spanned="1" table:formula="of:=SUM([.R3:.R195]=[.$CO3:.$CO195])" office:value-type="float"/>
          <table:table-cell table:number-matrix-columns-spanned="1" table:number-matrix-rows-spanned="1" table:formula="of:=SUM([.S3:.S195]=[.$CP3:.$CP195])" office:value-type="float"/>
          <table:table-cell table:number-matrix-columns-spanned="1" table:number-matrix-rows-spanned="1" table:formula="of:=SUM([.T3:.T195]=[.$CQ3:.$CQ195])" office:value-type="float"/>
          <table:table-cell table:number-matrix-columns-spanned="1" table:number-matrix-rows-spanned="1" table:formula="of:=SUM([.U3:.U195]=[.$CR3:.$CR195])" office:value-type="float"/>
          <table:table-cell table:number-matrix-columns-spanned="1" table:number-matrix-rows-spanned="1" table:formula="of:=SUM([.V3:.V195]=[.$CN3:.$CN195])" office:value-type="float"/>
          <table:table-cell table:number-matrix-columns-spanned="1" table:number-matrix-rows-spanned="1" table:formula="of:=SUM([.W3:.W195]=[.$CO3:.$CO195])" office:value-type="float"/>
          <table:table-cell table:number-matrix-columns-spanned="1" table:number-matrix-rows-spanned="1" table:formula="of:=SUM([.X3:.X195]=[.$CP3:.$CP195])" office:value-type="float"/>
          <table:table-cell table:number-matrix-columns-spanned="1" table:number-matrix-rows-spanned="1" table:formula="of:=SUM([.Y3:.Y195]=[.$CQ3:.$CQ195])" office:value-type="float"/>
          <table:table-cell table:number-matrix-columns-spanned="1" table:number-matrix-rows-spanned="1" table:formula="of:=SUM([.Z3:.Z195]=[.$CR3:.$CR195])" office:value-type="float"/>
          <table:table-cell table:number-matrix-columns-spanned="1" table:number-matrix-rows-spanned="1" table:formula="of:=SUM([.AA3:.AA195]=[.$CN3:.$CN195])" office:value-type="float"/>
          <table:table-cell table:number-matrix-columns-spanned="1" table:number-matrix-rows-spanned="1" table:formula="of:=SUM([.AB3:.AB195]=[.$CO3:.$CO195])" office:value-type="float"/>
          <table:table-cell table:number-matrix-columns-spanned="1" table:number-matrix-rows-spanned="1" table:formula="of:=SUM([.AC3:.AC195]=[.$CP3:.$CP195])" office:value-type="float"/>
          <table:table-cell table:number-matrix-columns-spanned="1" table:number-matrix-rows-spanned="1" table:formula="of:=SUM([.AD3:.AD195]=[.$CQ3:.$CQ195])" office:value-type="float"/>
          <table:table-cell table:number-matrix-columns-spanned="1" table:number-matrix-rows-spanned="1" table:formula="of:=SUM([.AE3:.AE195]=[.$CR3:.$CR195])" office:value-type="float"/>
          <table:table-cell table:style-name="cellWorst" table:number-matrix-columns-spanned="1" table:number-matrix-rows-spanned="1" table:formula="of:=SUM([.AF3:.AF195]=[.$CN3:.$CN195])" office:value-type="float"/>
          <table:table-cell table:number-matrix-columns-spanned="1" table:number-matrix-rows-spanned="1" table:formula="of:=SUM([.AG3:.AG195]=[.$CO3:.$CO195])" office:value-type="float"/>
          <table:table-cell table:number-matrix-columns-spanned="1" table:number-matrix-rows-spanned="1" table:formula="of:=SUM([.AH3:.AH195]=[.$CP3:.$CP195])" office:value-type="float"/>
          <table:table-cell table:number-matrix-columns-spanned="1" table:number-matrix-rows-spanned="1" table:formula="of:=SUM([.AI3:.AI195]=[.$CQ3:.$CQ195])" office:value-type="float"/>
          <table:table-cell table:number-matrix-columns-spanned="1" table:number-matrix-rows-spanned="1" table:formula="of:=SUM([.AJ3:.AJ195]=[.$CR3:.$CR195])" office:value-type="float"/>
          <table:table-cell table:number-matrix-columns-spanned="1" table:number-matrix-rows-spanned="1" table:formula="of:=SUM([.AK3:.AK195]=[.$CN3:.$CN195])" office:value-type="float"/>
          <table:table-cell table:number-matrix-columns-spanned="1" table:number-matrix-rows-spanned="1" table:formula="of:=SUM([.AL3:.AL195]=[.$CO3:.$CO195])" office:value-type="float"/>
          <table:table-cell table:number-matrix-columns-spanned="1" table:number-matrix-rows-spanned="1" table:formula="of:=SUM([.AM3:.AM195]=[.$CP3:.$CP195])" office:value-type="float"/>
          <table:table-cell table:number-matrix-columns-spanned="1" table:number-matrix-rows-spanned="1" table:formula="of:=SUM([.AN3:.AN195]=[.$CQ3:.$CQ195])" office:value-type="float"/>
          <table:table-cell table:number-matrix-columns-spanned="1" table:number-matrix-rows-spanned="1" table:formula="of:=SUM([.AO3:.AO195]=[.$CR3:.$CR195])" office:value-type="float"/>
          <table:table-cell table:style-name="cellWorst" table:number-matrix-columns-spanned="1" table:number-matrix-rows-spanned="1" table:formula="of:=SUM([.AP3:.AP195]=[.$CN3:.$CN195])" office:value-type="float"/>
          <table:table-cell table:number-matrix-columns-spanned="1" table:number-matrix-rows-spanned="1" table:formula="of:=SUM([.AQ3:.AQ195]=[.$CO3:.$CO195])" office:value-type="float"/>
          <table:table-cell table:number-matrix-columns-spanned="1" table:number-matrix-rows-spanned="1" table:formula="of:=SUM([.AR3:.AR195]=[.$CP3:.$CP195])" office:value-type="float"/>
          <table:table-cell table:number-matrix-columns-spanned="1" table:number-matrix-rows-spanned="1" table:formula="of:=SUM([.AS3:.AS195]=[.$CQ3:.$CQ195])" office:value-type="float"/>
          <table:table-cell table:number-matrix-columns-spanned="1" table:number-matrix-rows-spanned="1" table:formula="of:=SUM([.AT3:.AT195]=[.$CR3:.$CR195])" office:value-type="float"/>
          <table:table-cell table:number-matrix-columns-spanned="1" table:number-matrix-rows-spanned="1" table:formula="of:=SUM([.AU3:.AU195]=[.$CN3:.$CN195])" office:value-type="float"/>
          <table:table-cell table:number-matrix-columns-spanned="1" table:number-matrix-rows-spanned="1" table:formula="of:=SUM([.AV3:.AV195]=[.$CO3:.$CO195])" office:value-type="float"/>
          <table:table-cell table:number-matrix-columns-spanned="1" table:number-matrix-rows-spanned="1" table:formula="of:=SUM([.AW3:.AW195]=[.$CP3:.$CP195])" office:value-type="float"/>
          <table:table-cell table:number-matrix-columns-spanned="1" table:number-matrix-rows-spanned="1" table:formula="of:=SUM([.AX3:.AX195]=[.$CQ3:.$CQ195])" office:value-type="float"/>
          <table:table-cell table:number-matrix-columns-spanned="1" table:number-matrix-rows-spanned="1" table:formula="of:=SUM([.AY3:.AY195]=[.$CR3:.$CR195])" office:value-type="float"/>
          <table:table-cell table:number-matrix-columns-spanned="1" table:number-matrix-rows-spanned="1" table:formula="of:=SUM([.AZ3:.AZ195]=[.$CN3:.$CN195])" office:value-type="float"/>
          <table:table-cell table:number-matrix-columns-spanned="1" table:number-matrix-rows-spanned="1" table:formula="of:=SUM([.BA3:.BA195]=[.$CO3:.$CO195])" office:value-type="float"/>
          <table:table-cell table:number-matrix-columns-spanned="1" table:number-matrix-rows-spanned="1" table:formula="of:=SUM([.BB3:.BB195]=[.$CP3:.$CP195])" office:value-type="float"/>
          <table:table-cell table:number-matrix-columns-spanned="1" table:number-matrix-rows-spanned="1" table:formula="of:=SUM([.BC3:.BC195]=[.$CQ3:.$CQ195])" office:value-type="float"/>
          <table:table-cell table:number-matrix-columns-spanned="1" table:number-matrix-rows-spanned="1" table:formula="of:=SUM([.BD3:.BD195]=[.$CR3:.$CR195])" office:value-type="float"/>
          <table:table-cell table:number-matrix-columns-spanned="1" table:number-matrix-rows-spanned="1" table:formula="of:=SUM([.BE3:.BE195]=[.$CN3:.$CN195])" office:value-type="float"/>
          <table:table-cell table:style-name="cellWorst" table:number-matrix-columns-spanned="1" table:number-matrix-rows-spanned="1" table:formula="of:=SUM([.BF3:.BF195]=[.$CO3:.$CO195])" office:value-type="float"/>
          <table:table-cell table:style-name="cellWorst" table:number-matrix-columns-spanned="1" table:number-matrix-rows-spanned="1" table:formula="of:=SUM([.BG3:.BG195]=[.$CP3:.$CP195])" office:value-type="float"/>
          <table:table-cell table:style-name="cellWorst" table:number-matrix-columns-spanned="1" table:number-matrix-rows-spanned="1" table:formula="of:=SUM([.BH3:.BH195]=[.$CQ3:.$CQ195])" office:value-type="float"/>
          <table:table-cell table:style-name="cellWorst" table:number-matrix-columns-spanned="1" table:number-matrix-rows-spanned="1" table:formula="of:=SUM([.BI3:.BI195]=[.$CR3:.$CR195])" office:value-type="float"/>
          <table:table-cell table:number-matrix-columns-spanned="1" table:number-matrix-rows-spanned="1" table:formula="of:=SUM([.BJ3:.BJ195]=[.$CN3:.$CN195])" office:value-type="float"/>
          <table:table-cell table:style-name="cellBest" table:number-matrix-columns-spanned="1" table:number-matrix-rows-spanned="1" table:formula="of:=SUM([.BK3:.BK195]=[.$CO3:.$CO195])" office:value-type="float"/>
          <table:table-cell table:number-matrix-columns-spanned="1" table:number-matrix-rows-spanned="1" table:formula="of:=SUM([.BL3:.BL195]=[.$CP3:.$CP195])" office:value-type="float"/>
          <table:table-cell table:style-name="cellBest" table:number-matrix-columns-spanned="1" table:number-matrix-rows-spanned="1" table:formula="of:=SUM([.BM3:.BM195]=[.$CQ3:.$CQ195])" office:value-type="float"/>
          <table:table-cell table:style-name="cellBest" table:number-matrix-columns-spanned="1" table:number-matrix-rows-spanned="1" table:formula="of:=SUM([.BN3:.BN195]=[.$CR3:.$CR195])" office:value-type="float"/>
          <table:table-cell table:number-matrix-columns-spanned="1" table:number-matrix-rows-spanned="1" table:formula="of:=SUM([.BO3:.BO195]=[.$CN3:.$CN195])" office:value-type="float"/>
          <table:table-cell table:number-matrix-columns-spanned="1" table:number-matrix-rows-spanned="1" table:formula="of:=SUM([.BP3:.BP195]=[.$CO3:.$CO195])" office:value-type="float"/>
          <table:table-cell table:number-matrix-columns-spanned="1" table:number-matrix-rows-spanned="1" table:formula="of:=SUM([.BQ3:.BQ195]=[.$CP3:.$CP195])" office:value-type="float"/>
          <table:table-cell table:number-matrix-columns-spanned="1" table:number-matrix-rows-spanned="1" table:formula="of:=SUM([.BR3:.BR195]=[.$CQ3:.$CQ195])" office:value-type="float"/>
          <table:table-cell table:number-matrix-columns-spanned="1" table:number-matrix-rows-spanned="1" table:formula="of:=SUM([.BS3:.BS195]=[.$CR3:.$CR195])" office:value-type="float"/>
          <table:table-cell table:style-name="cellBest" table:number-matrix-columns-spanned="1" table:number-matrix-rows-spanned="1" table:formula="of:=SUM([.BT3:.BT195]=[.$CN3:.$CN195])" office:value-type="float"/>
          <table:table-cell table:number-matrix-columns-spanned="1" table:number-matrix-rows-spanned="1" table:formula="of:=SUM([.BU3:.BU195]=[.$CO3:.$CO195])" office:value-type="float"/>
          <table:table-cell table:style-name="cellBest" table:number-matrix-columns-spanned="1" table:number-matrix-rows-spanned="1" table:formula="of:=SUM([.BV3:.BV195]=[.$CP3:.$CP195])" office:value-type="float"/>
          <table:table-cell table:number-matrix-columns-spanned="1" table:number-matrix-rows-spanned="1" table:formula="of:=SUM([.BW3:.BW195]=[.$CQ3:.$CQ195])" office:value-type="float"/>
          <table:table-cell table:number-matrix-columns-spanned="1" table:number-matrix-rows-spanned="1" table:formula="of:=SUM([.BX3:.BX195]=[.$CR3:.$CR195])" office:value-type="float"/>
          <table:table-cell table:number-matrix-columns-spanned="1" table:number-matrix-rows-spanned="1" table:formula="of:=SUM([.BY3:.BY195]=[.$CN3:.$CN195])" office:value-type="float"/>
          <table:table-cell table:style-name="cellBest" table:number-matrix-columns-spanned="1" table:number-matrix-rows-spanned="1" table:formula="of:=SUM([.BZ3:.BZ195]=[.$CO3:.$CO195])" office:value-type="float"/>
          <table:table-cell table:number-matrix-columns-spanned="1" table:number-matrix-rows-spanned="1" table:formula="of:=SUM([.CA3:.CA195]=[.$CP3:.$CP195])" office:value-type="float"/>
          <table:table-cell table:style-name="cellBest" table:number-matrix-columns-spanned="1" table:number-matrix-rows-spanned="1" table:formula="of:=SUM([.CB3:.CB195]=[.$CQ3:.$CQ195])" office:value-type="float"/>
          <table:table-cell table:style-name="cellBest" table:number-matrix-columns-spanned="1" table:number-matrix-rows-spanned="1" table:formula="of:=SUM([.CC3:.CC195]=[.$CR3:.$CR195])" office:value-type="float"/>
          <table:table-cell table:number-matrix-columns-spanned="1" table:number-matrix-rows-spanned="1" table:formula="of:=SUM([.CD3:.CD195]=[.$CN3:.$CN195])" office:value-type="float"/>
          <table:table-cell table:number-matrix-columns-spanned="1" table:number-matrix-rows-spanned="1" table:formula="of:=SUM([.CE3:.CE195]=[.$CO3:.$CO195])" office:value-type="float"/>
          <table:table-cell table:number-matrix-columns-spanned="1" table:number-matrix-rows-spanned="1" table:formula="of:=SUM([.CF3:.CF195]=[.$CP3:.$CP195])" office:value-type="float"/>
          <table:table-cell table:number-matrix-columns-spanned="1" table:number-matrix-rows-spanned="1" table:formula="of:=SUM([.CG3:.CG195]=[.$CQ3:.$CQ195])" office:value-type="float"/>
          <table:table-cell table:number-matrix-columns-spanned="1" table:number-matrix-rows-spanned="1" table:formula="of:=SUM([.CH3:.CH195]=[.$CR3:.$CR195])" office:value-type="float"/>
          <table:table-cell table:number-matrix-columns-spanned="1" table:number-matrix-rows-spanned="1" table:formula="of:=SUM([.CI3:.CI195]=[.$CN3:.$CN195])" office:value-type="float"/>
          <table:table-cell table:number-matrix-columns-spanned="1" table:number-matrix-rows-spanned="1" table:formula="of:=SUM([.CJ3:.CJ195]=[.$CO3:.$CO195])" office:value-type="float"/>
          <table:table-cell table:number-matrix-columns-spanned="1" table:number-matrix-rows-spanned="1" table:formula="of:=SUM([.CK3:.CK195]=[.$CP3:.$CP195])" office:value-type="float"/>
          <table:table-cell table:number-matrix-columns-spanned="1" table:number-matrix-rows-spanned="1" table:formula="of:=SUM([.CL3:.CL195]=[.$CQ3:.$CQ195])" office:value-type="float"/>
          <table:table-cell table:number-matrix-columns-spanned="1" table:number-matrix-rows-spanned="1" table:formula="of:=SUM([.CM3:.CM195]=[.$CR3:.$CR19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95]&lt;[.$CS3:.$CS195])" office:value-type="float"/>
          <table:table-cell table:number-matrix-columns-spanned="1" table:number-matrix-rows-spanned="1" table:formula="of:=SUM([.C3:.C195]&lt;[.$CT3:.$CT195])" office:value-type="float"/>
          <table:table-cell table:number-matrix-columns-spanned="1" table:number-matrix-rows-spanned="1" table:formula="of:=SUM([.D3:.D195]&lt;[.$CU3:.$CU195])" office:value-type="float"/>
          <table:table-cell table:number-matrix-columns-spanned="1" table:number-matrix-rows-spanned="1" table:formula="of:=SUM([.E3:.E195]&lt;[.$CV3:.$CV195])" office:value-type="float"/>
          <table:table-cell table:number-matrix-columns-spanned="1" table:number-matrix-rows-spanned="1" table:formula="of:=SUM([.F3:.F195]&lt;[.$CW3:.$CW195])" office:value-type="float"/>
          <table:table-cell table:number-matrix-columns-spanned="1" table:number-matrix-rows-spanned="1" table:formula="of:=SUM([.G3:.G195]&lt;[.$CS3:.$CS195])" office:value-type="float"/>
          <table:table-cell table:number-matrix-columns-spanned="1" table:number-matrix-rows-spanned="1" table:formula="of:=SUM([.H3:.H195]&lt;[.$CT3:.$CT195])" office:value-type="float"/>
          <table:table-cell table:number-matrix-columns-spanned="1" table:number-matrix-rows-spanned="1" table:formula="of:=SUM([.I3:.I195]&lt;[.$CU3:.$CU195])" office:value-type="float"/>
          <table:table-cell table:number-matrix-columns-spanned="1" table:number-matrix-rows-spanned="1" table:formula="of:=SUM([.J3:.J195]&lt;[.$CV3:.$CV195])" office:value-type="float"/>
          <table:table-cell table:number-matrix-columns-spanned="1" table:number-matrix-rows-spanned="1" table:formula="of:=SUM([.K3:.K195]&lt;[.$CW3:.$CW195])" office:value-type="float"/>
          <table:table-cell table:number-matrix-columns-spanned="1" table:number-matrix-rows-spanned="1" table:formula="of:=SUM([.L3:.L195]&lt;[.$CS3:.$CS195])" office:value-type="float"/>
          <table:table-cell table:number-matrix-columns-spanned="1" table:number-matrix-rows-spanned="1" table:formula="of:=SUM([.M3:.M195]&lt;[.$CT3:.$CT195])" office:value-type="float"/>
          <table:table-cell table:number-matrix-columns-spanned="1" table:number-matrix-rows-spanned="1" table:formula="of:=SUM([.N3:.N195]&lt;[.$CU3:.$CU195])" office:value-type="float"/>
          <table:table-cell table:number-matrix-columns-spanned="1" table:number-matrix-rows-spanned="1" table:formula="of:=SUM([.O3:.O195]&lt;[.$CV3:.$CV195])" office:value-type="float"/>
          <table:table-cell table:number-matrix-columns-spanned="1" table:number-matrix-rows-spanned="1" table:formula="of:=SUM([.P3:.P195]&lt;[.$CW3:.$CW195])" office:value-type="float"/>
          <table:table-cell table:number-matrix-columns-spanned="1" table:number-matrix-rows-spanned="1" table:formula="of:=SUM([.Q3:.Q195]&lt;[.$CS3:.$CS195])" office:value-type="float"/>
          <table:table-cell table:number-matrix-columns-spanned="1" table:number-matrix-rows-spanned="1" table:formula="of:=SUM([.R3:.R195]&lt;[.$CT3:.$CT195])" office:value-type="float"/>
          <table:table-cell table:number-matrix-columns-spanned="1" table:number-matrix-rows-spanned="1" table:formula="of:=SUM([.S3:.S195]&lt;[.$CU3:.$CU195])" office:value-type="float"/>
          <table:table-cell table:number-matrix-columns-spanned="1" table:number-matrix-rows-spanned="1" table:formula="of:=SUM([.T3:.T195]&lt;[.$CV3:.$CV195])" office:value-type="float"/>
          <table:table-cell table:number-matrix-columns-spanned="1" table:number-matrix-rows-spanned="1" table:formula="of:=SUM([.U3:.U195]&lt;[.$CW3:.$CW195])" office:value-type="float"/>
          <table:table-cell table:number-matrix-columns-spanned="1" table:number-matrix-rows-spanned="1" table:formula="of:=SUM([.V3:.V195]&lt;[.$CS3:.$CS195])" office:value-type="float"/>
          <table:table-cell table:number-matrix-columns-spanned="1" table:number-matrix-rows-spanned="1" table:formula="of:=SUM([.W3:.W195]&lt;[.$CT3:.$CT195])" office:value-type="float"/>
          <table:table-cell table:number-matrix-columns-spanned="1" table:number-matrix-rows-spanned="1" table:formula="of:=SUM([.X3:.X195]&lt;[.$CU3:.$CU195])" office:value-type="float"/>
          <table:table-cell table:number-matrix-columns-spanned="1" table:number-matrix-rows-spanned="1" table:formula="of:=SUM([.Y3:.Y195]&lt;[.$CV3:.$CV195])" office:value-type="float"/>
          <table:table-cell table:number-matrix-columns-spanned="1" table:number-matrix-rows-spanned="1" table:formula="of:=SUM([.Z3:.Z195]&lt;[.$CW3:.$CW195])" office:value-type="float"/>
          <table:table-cell table:number-matrix-columns-spanned="1" table:number-matrix-rows-spanned="1" table:formula="of:=SUM([.AA3:.AA195]&lt;[.$CS3:.$CS195])" office:value-type="float"/>
          <table:table-cell table:number-matrix-columns-spanned="1" table:number-matrix-rows-spanned="1" table:formula="of:=SUM([.AB3:.AB195]&lt;[.$CT3:.$CT195])" office:value-type="float"/>
          <table:table-cell table:number-matrix-columns-spanned="1" table:number-matrix-rows-spanned="1" table:formula="of:=SUM([.AC3:.AC195]&lt;[.$CU3:.$CU195])" office:value-type="float"/>
          <table:table-cell table:number-matrix-columns-spanned="1" table:number-matrix-rows-spanned="1" table:formula="of:=SUM([.AD3:.AD195]&lt;[.$CV3:.$CV195])" office:value-type="float"/>
          <table:table-cell table:number-matrix-columns-spanned="1" table:number-matrix-rows-spanned="1" table:formula="of:=SUM([.AE3:.AE195]&lt;[.$CW3:.$CW195])" office:value-type="float"/>
          <table:table-cell table:number-matrix-columns-spanned="1" table:number-matrix-rows-spanned="1" table:formula="of:=SUM([.AF3:.AF195]&lt;[.$CS3:.$CS195])" office:value-type="float"/>
          <table:table-cell table:number-matrix-columns-spanned="1" table:number-matrix-rows-spanned="1" table:formula="of:=SUM([.AG3:.AG195]&lt;[.$CT3:.$CT195])" office:value-type="float"/>
          <table:table-cell table:number-matrix-columns-spanned="1" table:number-matrix-rows-spanned="1" table:formula="of:=SUM([.AH3:.AH195]&lt;[.$CU3:.$CU195])" office:value-type="float"/>
          <table:table-cell table:number-matrix-columns-spanned="1" table:number-matrix-rows-spanned="1" table:formula="of:=SUM([.AI3:.AI195]&lt;[.$CV3:.$CV195])" office:value-type="float"/>
          <table:table-cell table:number-matrix-columns-spanned="1" table:number-matrix-rows-spanned="1" table:formula="of:=SUM([.AJ3:.AJ195]&lt;[.$CW3:.$CW195])" office:value-type="float"/>
          <table:table-cell table:number-matrix-columns-spanned="1" table:number-matrix-rows-spanned="1" table:formula="of:=SUM([.AK3:.AK195]&lt;[.$CS3:.$CS195])" office:value-type="float"/>
          <table:table-cell table:number-matrix-columns-spanned="1" table:number-matrix-rows-spanned="1" table:formula="of:=SUM([.AL3:.AL195]&lt;[.$CT3:.$CT195])" office:value-type="float"/>
          <table:table-cell table:number-matrix-columns-spanned="1" table:number-matrix-rows-spanned="1" table:formula="of:=SUM([.AM3:.AM195]&lt;[.$CU3:.$CU195])" office:value-type="float"/>
          <table:table-cell table:number-matrix-columns-spanned="1" table:number-matrix-rows-spanned="1" table:formula="of:=SUM([.AN3:.AN195]&lt;[.$CV3:.$CV195])" office:value-type="float"/>
          <table:table-cell table:number-matrix-columns-spanned="1" table:number-matrix-rows-spanned="1" table:formula="of:=SUM([.AO3:.AO195]&lt;[.$CW3:.$CW195])" office:value-type="float"/>
          <table:table-cell table:number-matrix-columns-spanned="1" table:number-matrix-rows-spanned="1" table:formula="of:=SUM([.AP3:.AP195]&lt;[.$CS3:.$CS195])" office:value-type="float"/>
          <table:table-cell table:number-matrix-columns-spanned="1" table:number-matrix-rows-spanned="1" table:formula="of:=SUM([.AQ3:.AQ195]&lt;[.$CT3:.$CT195])" office:value-type="float"/>
          <table:table-cell table:number-matrix-columns-spanned="1" table:number-matrix-rows-spanned="1" table:formula="of:=SUM([.AR3:.AR195]&lt;[.$CU3:.$CU195])" office:value-type="float"/>
          <table:table-cell table:number-matrix-columns-spanned="1" table:number-matrix-rows-spanned="1" table:formula="of:=SUM([.AS3:.AS195]&lt;[.$CV3:.$CV195])" office:value-type="float"/>
          <table:table-cell table:number-matrix-columns-spanned="1" table:number-matrix-rows-spanned="1" table:formula="of:=SUM([.AT3:.AT195]&lt;[.$CW3:.$CW195])" office:value-type="float"/>
          <table:table-cell table:number-matrix-columns-spanned="1" table:number-matrix-rows-spanned="1" table:formula="of:=SUM([.AU3:.AU195]&lt;[.$CS3:.$CS195])" office:value-type="float"/>
          <table:table-cell table:number-matrix-columns-spanned="1" table:number-matrix-rows-spanned="1" table:formula="of:=SUM([.AV3:.AV195]&lt;[.$CT3:.$CT195])" office:value-type="float"/>
          <table:table-cell table:number-matrix-columns-spanned="1" table:number-matrix-rows-spanned="1" table:formula="of:=SUM([.AW3:.AW195]&lt;[.$CU3:.$CU195])" office:value-type="float"/>
          <table:table-cell table:number-matrix-columns-spanned="1" table:number-matrix-rows-spanned="1" table:formula="of:=SUM([.AX3:.AX195]&lt;[.$CV3:.$CV195])" office:value-type="float"/>
          <table:table-cell table:number-matrix-columns-spanned="1" table:number-matrix-rows-spanned="1" table:formula="of:=SUM([.AY3:.AY195]&lt;[.$CW3:.$CW195])" office:value-type="float"/>
          <table:table-cell table:style-name="cellWorst" table:number-matrix-columns-spanned="1" table:number-matrix-rows-spanned="1" table:formula="of:=SUM([.AZ3:.AZ195]&lt;[.$CS3:.$CS195])" office:value-type="float"/>
          <table:table-cell table:number-matrix-columns-spanned="1" table:number-matrix-rows-spanned="1" table:formula="of:=SUM([.BA3:.BA195]&lt;[.$CT3:.$CT195])" office:value-type="float"/>
          <table:table-cell table:number-matrix-columns-spanned="1" table:number-matrix-rows-spanned="1" table:formula="of:=SUM([.BB3:.BB195]&lt;[.$CU3:.$CU195])" office:value-type="float"/>
          <table:table-cell table:number-matrix-columns-spanned="1" table:number-matrix-rows-spanned="1" table:formula="of:=SUM([.BC3:.BC195]&lt;[.$CV3:.$CV195])" office:value-type="float"/>
          <table:table-cell table:number-matrix-columns-spanned="1" table:number-matrix-rows-spanned="1" table:formula="of:=SUM([.BD3:.BD195]&lt;[.$CW3:.$CW195])" office:value-type="float"/>
          <table:table-cell table:number-matrix-columns-spanned="1" table:number-matrix-rows-spanned="1" table:formula="of:=SUM([.BE3:.BE195]&lt;[.$CS3:.$CS195])" office:value-type="float"/>
          <table:table-cell table:style-name="cellWorst" table:number-matrix-columns-spanned="1" table:number-matrix-rows-spanned="1" table:formula="of:=SUM([.BF3:.BF195]&lt;[.$CT3:.$CT195])" office:value-type="float"/>
          <table:table-cell table:number-matrix-columns-spanned="1" table:number-matrix-rows-spanned="1" table:formula="of:=SUM([.BG3:.BG195]&lt;[.$CU3:.$CU195])" office:value-type="float"/>
          <table:table-cell table:number-matrix-columns-spanned="1" table:number-matrix-rows-spanned="1" table:formula="of:=SUM([.BH3:.BH195]&lt;[.$CV3:.$CV195])" office:value-type="float"/>
          <table:table-cell table:number-matrix-columns-spanned="1" table:number-matrix-rows-spanned="1" table:formula="of:=SUM([.BI3:.BI195]&lt;[.$CW3:.$CW195])" office:value-type="float"/>
          <table:table-cell table:number-matrix-columns-spanned="1" table:number-matrix-rows-spanned="1" table:formula="of:=SUM([.BJ3:.BJ195]&lt;[.$CS3:.$CS195])" office:value-type="float"/>
          <table:table-cell table:style-name="cellBest" table:number-matrix-columns-spanned="1" table:number-matrix-rows-spanned="1" table:formula="of:=SUM([.BK3:.BK195]&lt;[.$CT3:.$CT195])" office:value-type="float"/>
          <table:table-cell table:style-name="cellBest" table:number-matrix-columns-spanned="1" table:number-matrix-rows-spanned="1" table:formula="of:=SUM([.BL3:.BL195]&lt;[.$CU3:.$CU195])" office:value-type="float"/>
          <table:table-cell table:number-matrix-columns-spanned="1" table:number-matrix-rows-spanned="1" table:formula="of:=SUM([.BM3:.BM195]&lt;[.$CV3:.$CV195])" office:value-type="float"/>
          <table:table-cell table:style-name="cellBest" table:number-matrix-columns-spanned="1" table:number-matrix-rows-spanned="1" table:formula="of:=SUM([.BN3:.BN195]&lt;[.$CW3:.$CW195])" office:value-type="float"/>
          <table:table-cell table:number-matrix-columns-spanned="1" table:number-matrix-rows-spanned="1" table:formula="of:=SUM([.BO3:.BO195]&lt;[.$CS3:.$CS195])" office:value-type="float"/>
          <table:table-cell table:number-matrix-columns-spanned="1" table:number-matrix-rows-spanned="1" table:formula="of:=SUM([.BP3:.BP195]&lt;[.$CT3:.$CT195])" office:value-type="float"/>
          <table:table-cell table:number-matrix-columns-spanned="1" table:number-matrix-rows-spanned="1" table:formula="of:=SUM([.BQ3:.BQ195]&lt;[.$CU3:.$CU195])" office:value-type="float"/>
          <table:table-cell table:number-matrix-columns-spanned="1" table:number-matrix-rows-spanned="1" table:formula="of:=SUM([.BR3:.BR195]&lt;[.$CV3:.$CV195])" office:value-type="float"/>
          <table:table-cell table:number-matrix-columns-spanned="1" table:number-matrix-rows-spanned="1" table:formula="of:=SUM([.BS3:.BS195]&lt;[.$CW3:.$CW195])" office:value-type="float"/>
          <table:table-cell table:number-matrix-columns-spanned="1" table:number-matrix-rows-spanned="1" table:formula="of:=SUM([.BT3:.BT195]&lt;[.$CS3:.$CS195])" office:value-type="float"/>
          <table:table-cell table:number-matrix-columns-spanned="1" table:number-matrix-rows-spanned="1" table:formula="of:=SUM([.BU3:.BU195]&lt;[.$CT3:.$CT195])" office:value-type="float"/>
          <table:table-cell table:style-name="cellBest" table:number-matrix-columns-spanned="1" table:number-matrix-rows-spanned="1" table:formula="of:=SUM([.BV3:.BV195]&lt;[.$CU3:.$CU195])" office:value-type="float"/>
          <table:table-cell table:number-matrix-columns-spanned="1" table:number-matrix-rows-spanned="1" table:formula="of:=SUM([.BW3:.BW195]&lt;[.$CV3:.$CV195])" office:value-type="float"/>
          <table:table-cell table:number-matrix-columns-spanned="1" table:number-matrix-rows-spanned="1" table:formula="of:=SUM([.BX3:.BX195]&lt;[.$CW3:.$CW195])" office:value-type="float"/>
          <table:table-cell table:number-matrix-columns-spanned="1" table:number-matrix-rows-spanned="1" table:formula="of:=SUM([.BY3:.BY195]&lt;[.$CS3:.$CS195])" office:value-type="float"/>
          <table:table-cell table:style-name="cellBest" table:number-matrix-columns-spanned="1" table:number-matrix-rows-spanned="1" table:formula="of:=SUM([.BZ3:.BZ195]&lt;[.$CT3:.$CT195])" office:value-type="float"/>
          <table:table-cell table:style-name="cellBest" table:number-matrix-columns-spanned="1" table:number-matrix-rows-spanned="1" table:formula="of:=SUM([.CA3:.CA195]&lt;[.$CU3:.$CU195])" office:value-type="float"/>
          <table:table-cell table:number-matrix-columns-spanned="1" table:number-matrix-rows-spanned="1" table:formula="of:=SUM([.CB3:.CB195]&lt;[.$CV3:.$CV195])" office:value-type="float"/>
          <table:table-cell table:style-name="cellBest" table:number-matrix-columns-spanned="1" table:number-matrix-rows-spanned="1" table:formula="of:=SUM([.CC3:.CC195]&lt;[.$CW3:.$CW195])" office:value-type="float"/>
          <table:table-cell table:number-matrix-columns-spanned="1" table:number-matrix-rows-spanned="1" table:formula="of:=SUM([.CD3:.CD195]&lt;[.$CS3:.$CS195])" office:value-type="float"/>
          <table:table-cell table:number-matrix-columns-spanned="1" table:number-matrix-rows-spanned="1" table:formula="of:=SUM([.CE3:.CE195]&lt;[.$CT3:.$CT195])" office:value-type="float"/>
          <table:table-cell table:number-matrix-columns-spanned="1" table:number-matrix-rows-spanned="1" table:formula="of:=SUM([.CF3:.CF195]&lt;[.$CU3:.$CU195])" office:value-type="float"/>
          <table:table-cell table:number-matrix-columns-spanned="1" table:number-matrix-rows-spanned="1" table:formula="of:=SUM([.CG3:.CG195]&lt;[.$CV3:.$CV195])" office:value-type="float"/>
          <table:table-cell table:number-matrix-columns-spanned="1" table:number-matrix-rows-spanned="1" table:formula="of:=SUM([.CH3:.CH195]&lt;[.$CW3:.$CW195])" office:value-type="float"/>
          <table:table-cell table:style-name="cellBest" table:number-matrix-columns-spanned="1" table:number-matrix-rows-spanned="1" table:formula="of:=SUM([.CI3:.CI195]&lt;[.$CS3:.$CS195])" office:value-type="float"/>
          <table:table-cell table:number-matrix-columns-spanned="1" table:number-matrix-rows-spanned="1" table:formula="of:=SUM([.CJ3:.CJ195]&lt;[.$CT3:.$CT195])" office:value-type="float"/>
          <table:table-cell table:number-matrix-columns-spanned="1" table:number-matrix-rows-spanned="1" table:formula="of:=SUM([.CK3:.CK195]&lt;[.$CU3:.$CU195])" office:value-type="float"/>
          <table:table-cell table:number-matrix-columns-spanned="1" table:number-matrix-rows-spanned="1" table:formula="of:=SUM([.CL3:.CL195]&lt;[.$CV3:.$CV195])" office:value-type="float"/>
          <table:table-cell table:number-matrix-columns-spanned="1" table:number-matrix-rows-spanned="1" table:formula="of:=SUM([.CM3:.CM195]&lt;[.$CW3:.$CW19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95]&gt;[.$CS3:.$CS195])" office:value-type="float"/>
          <table:table-cell table:number-matrix-columns-spanned="1" table:number-matrix-rows-spanned="1" table:formula="of:=SUM([.C3:.C195]&gt;[.$CT3:.$CT195])" office:value-type="float"/>
          <table:table-cell table:number-matrix-columns-spanned="1" table:number-matrix-rows-spanned="1" table:formula="of:=SUM([.D3:.D195]&gt;[.$CU3:.$CU195])" office:value-type="float"/>
          <table:table-cell table:number-matrix-columns-spanned="1" table:number-matrix-rows-spanned="1" table:formula="of:=SUM([.E3:.E195]&gt;[.$CV3:.$CV195])" office:value-type="float"/>
          <table:table-cell table:number-matrix-columns-spanned="1" table:number-matrix-rows-spanned="1" table:formula="of:=SUM([.F3:.F195]&gt;[.$CW3:.$CW195])" office:value-type="float"/>
          <table:table-cell table:number-matrix-columns-spanned="1" table:number-matrix-rows-spanned="1" table:formula="of:=SUM([.G3:.G195]&gt;[.$CS3:.$CS195])" office:value-type="float"/>
          <table:table-cell table:number-matrix-columns-spanned="1" table:number-matrix-rows-spanned="1" table:formula="of:=SUM([.H3:.H195]&gt;[.$CT3:.$CT195])" office:value-type="float"/>
          <table:table-cell table:number-matrix-columns-spanned="1" table:number-matrix-rows-spanned="1" table:formula="of:=SUM([.I3:.I195]&gt;[.$CU3:.$CU195])" office:value-type="float"/>
          <table:table-cell table:number-matrix-columns-spanned="1" table:number-matrix-rows-spanned="1" table:formula="of:=SUM([.J3:.J195]&gt;[.$CV3:.$CV195])" office:value-type="float"/>
          <table:table-cell table:number-matrix-columns-spanned="1" table:number-matrix-rows-spanned="1" table:formula="of:=SUM([.K3:.K195]&gt;[.$CW3:.$CW195])" office:value-type="float"/>
          <table:table-cell table:number-matrix-columns-spanned="1" table:number-matrix-rows-spanned="1" table:formula="of:=SUM([.L3:.L195]&gt;[.$CS3:.$CS195])" office:value-type="float"/>
          <table:table-cell table:number-matrix-columns-spanned="1" table:number-matrix-rows-spanned="1" table:formula="of:=SUM([.M3:.M195]&gt;[.$CT3:.$CT195])" office:value-type="float"/>
          <table:table-cell table:number-matrix-columns-spanned="1" table:number-matrix-rows-spanned="1" table:formula="of:=SUM([.N3:.N195]&gt;[.$CU3:.$CU195])" office:value-type="float"/>
          <table:table-cell table:number-matrix-columns-spanned="1" table:number-matrix-rows-spanned="1" table:formula="of:=SUM([.O3:.O195]&gt;[.$CV3:.$CV195])" office:value-type="float"/>
          <table:table-cell table:number-matrix-columns-spanned="1" table:number-matrix-rows-spanned="1" table:formula="of:=SUM([.P3:.P195]&gt;[.$CW3:.$CW195])" office:value-type="float"/>
          <table:table-cell table:number-matrix-columns-spanned="1" table:number-matrix-rows-spanned="1" table:formula="of:=SUM([.Q3:.Q195]&gt;[.$CS3:.$CS195])" office:value-type="float"/>
          <table:table-cell table:number-matrix-columns-spanned="1" table:number-matrix-rows-spanned="1" table:formula="of:=SUM([.R3:.R195]&gt;[.$CT3:.$CT195])" office:value-type="float"/>
          <table:table-cell table:number-matrix-columns-spanned="1" table:number-matrix-rows-spanned="1" table:formula="of:=SUM([.S3:.S195]&gt;[.$CU3:.$CU195])" office:value-type="float"/>
          <table:table-cell table:number-matrix-columns-spanned="1" table:number-matrix-rows-spanned="1" table:formula="of:=SUM([.T3:.T195]&gt;[.$CV3:.$CV195])" office:value-type="float"/>
          <table:table-cell table:number-matrix-columns-spanned="1" table:number-matrix-rows-spanned="1" table:formula="of:=SUM([.U3:.U195]&gt;[.$CW3:.$CW195])" office:value-type="float"/>
          <table:table-cell table:number-matrix-columns-spanned="1" table:number-matrix-rows-spanned="1" table:formula="of:=SUM([.V3:.V195]&gt;[.$CS3:.$CS195])" office:value-type="float"/>
          <table:table-cell table:number-matrix-columns-spanned="1" table:number-matrix-rows-spanned="1" table:formula="of:=SUM([.W3:.W195]&gt;[.$CT3:.$CT195])" office:value-type="float"/>
          <table:table-cell table:number-matrix-columns-spanned="1" table:number-matrix-rows-spanned="1" table:formula="of:=SUM([.X3:.X195]&gt;[.$CU3:.$CU195])" office:value-type="float"/>
          <table:table-cell table:number-matrix-columns-spanned="1" table:number-matrix-rows-spanned="1" table:formula="of:=SUM([.Y3:.Y195]&gt;[.$CV3:.$CV195])" office:value-type="float"/>
          <table:table-cell table:number-matrix-columns-spanned="1" table:number-matrix-rows-spanned="1" table:formula="of:=SUM([.Z3:.Z195]&gt;[.$CW3:.$CW195])" office:value-type="float"/>
          <table:table-cell table:number-matrix-columns-spanned="1" table:number-matrix-rows-spanned="1" table:formula="of:=SUM([.AA3:.AA195]&gt;[.$CS3:.$CS195])" office:value-type="float"/>
          <table:table-cell table:number-matrix-columns-spanned="1" table:number-matrix-rows-spanned="1" table:formula="of:=SUM([.AB3:.AB195]&gt;[.$CT3:.$CT195])" office:value-type="float"/>
          <table:table-cell table:number-matrix-columns-spanned="1" table:number-matrix-rows-spanned="1" table:formula="of:=SUM([.AC3:.AC195]&gt;[.$CU3:.$CU195])" office:value-type="float"/>
          <table:table-cell table:number-matrix-columns-spanned="1" table:number-matrix-rows-spanned="1" table:formula="of:=SUM([.AD3:.AD195]&gt;[.$CV3:.$CV195])" office:value-type="float"/>
          <table:table-cell table:number-matrix-columns-spanned="1" table:number-matrix-rows-spanned="1" table:formula="of:=SUM([.AE3:.AE195]&gt;[.$CW3:.$CW195])" office:value-type="float"/>
          <table:table-cell table:number-matrix-columns-spanned="1" table:number-matrix-rows-spanned="1" table:formula="of:=SUM([.AF3:.AF195]&gt;[.$CS3:.$CS195])" office:value-type="float"/>
          <table:table-cell table:number-matrix-columns-spanned="1" table:number-matrix-rows-spanned="1" table:formula="of:=SUM([.AG3:.AG195]&gt;[.$CT3:.$CT195])" office:value-type="float"/>
          <table:table-cell table:style-name="cellWorst" table:number-matrix-columns-spanned="1" table:number-matrix-rows-spanned="1" table:formula="of:=SUM([.AH3:.AH195]&gt;[.$CU3:.$CU195])" office:value-type="float"/>
          <table:table-cell table:number-matrix-columns-spanned="1" table:number-matrix-rows-spanned="1" table:formula="of:=SUM([.AI3:.AI195]&gt;[.$CV3:.$CV195])" office:value-type="float"/>
          <table:table-cell table:style-name="cellWorst" table:number-matrix-columns-spanned="1" table:number-matrix-rows-spanned="1" table:formula="of:=SUM([.AJ3:.AJ195]&gt;[.$CW3:.$CW195])" office:value-type="float"/>
          <table:table-cell table:number-matrix-columns-spanned="1" table:number-matrix-rows-spanned="1" table:formula="of:=SUM([.AK3:.AK195]&gt;[.$CS3:.$CS195])" office:value-type="float"/>
          <table:table-cell table:number-matrix-columns-spanned="1" table:number-matrix-rows-spanned="1" table:formula="of:=SUM([.AL3:.AL195]&gt;[.$CT3:.$CT195])" office:value-type="float"/>
          <table:table-cell table:style-name="cellWorst" table:number-matrix-columns-spanned="1" table:number-matrix-rows-spanned="1" table:formula="of:=SUM([.AM3:.AM195]&gt;[.$CU3:.$CU195])" office:value-type="float"/>
          <table:table-cell table:number-matrix-columns-spanned="1" table:number-matrix-rows-spanned="1" table:formula="of:=SUM([.AN3:.AN195]&gt;[.$CV3:.$CV195])" office:value-type="float"/>
          <table:table-cell table:style-name="cellWorst" table:number-matrix-columns-spanned="1" table:number-matrix-rows-spanned="1" table:formula="of:=SUM([.AO3:.AO195]&gt;[.$CW3:.$CW195])" office:value-type="float"/>
          <table:table-cell table:number-matrix-columns-spanned="1" table:number-matrix-rows-spanned="1" table:formula="of:=SUM([.AP3:.AP195]&gt;[.$CS3:.$CS195])" office:value-type="float"/>
          <table:table-cell table:number-matrix-columns-spanned="1" table:number-matrix-rows-spanned="1" table:formula="of:=SUM([.AQ3:.AQ195]&gt;[.$CT3:.$CT195])" office:value-type="float"/>
          <table:table-cell table:style-name="cellWorst" table:number-matrix-columns-spanned="1" table:number-matrix-rows-spanned="1" table:formula="of:=SUM([.AR3:.AR195]&gt;[.$CU3:.$CU195])" office:value-type="float"/>
          <table:table-cell table:number-matrix-columns-spanned="1" table:number-matrix-rows-spanned="1" table:formula="of:=SUM([.AS3:.AS195]&gt;[.$CV3:.$CV195])" office:value-type="float"/>
          <table:table-cell table:style-name="cellWorst" table:number-matrix-columns-spanned="1" table:number-matrix-rows-spanned="1" table:formula="of:=SUM([.AT3:.AT195]&gt;[.$CW3:.$CW195])" office:value-type="float"/>
          <table:table-cell table:number-matrix-columns-spanned="1" table:number-matrix-rows-spanned="1" table:formula="of:=SUM([.AU3:.AU195]&gt;[.$CS3:.$CS195])" office:value-type="float"/>
          <table:table-cell table:number-matrix-columns-spanned="1" table:number-matrix-rows-spanned="1" table:formula="of:=SUM([.AV3:.AV195]&gt;[.$CT3:.$CT195])" office:value-type="float"/>
          <table:table-cell table:style-name="cellWorst" table:number-matrix-columns-spanned="1" table:number-matrix-rows-spanned="1" table:formula="of:=SUM([.AW3:.AW195]&gt;[.$CU3:.$CU195])" office:value-type="float"/>
          <table:table-cell table:number-matrix-columns-spanned="1" table:number-matrix-rows-spanned="1" table:formula="of:=SUM([.AX3:.AX195]&gt;[.$CV3:.$CV195])" office:value-type="float"/>
          <table:table-cell table:style-name="cellWorst" table:number-matrix-columns-spanned="1" table:number-matrix-rows-spanned="1" table:formula="of:=SUM([.AY3:.AY195]&gt;[.$CW3:.$CW195])" office:value-type="float"/>
          <table:table-cell table:style-name="cellWorst" table:number-matrix-columns-spanned="1" table:number-matrix-rows-spanned="1" table:formula="of:=SUM([.AZ3:.AZ195]&gt;[.$CS3:.$CS195])" office:value-type="float"/>
          <table:table-cell table:number-matrix-columns-spanned="1" table:number-matrix-rows-spanned="1" table:formula="of:=SUM([.BA3:.BA195]&gt;[.$CT3:.$CT195])" office:value-type="float"/>
          <table:table-cell table:style-name="cellWorst" table:number-matrix-columns-spanned="1" table:number-matrix-rows-spanned="1" table:formula="of:=SUM([.BB3:.BB195]&gt;[.$CU3:.$CU195])" office:value-type="float"/>
          <table:table-cell table:number-matrix-columns-spanned="1" table:number-matrix-rows-spanned="1" table:formula="of:=SUM([.BC3:.BC195]&gt;[.$CV3:.$CV195])" office:value-type="float"/>
          <table:table-cell table:style-name="cellWorst" table:number-matrix-columns-spanned="1" table:number-matrix-rows-spanned="1" table:formula="of:=SUM([.BD3:.BD195]&gt;[.$CW3:.$CW195])" office:value-type="float"/>
          <table:table-cell table:number-matrix-columns-spanned="1" table:number-matrix-rows-spanned="1" table:formula="of:=SUM([.BE3:.BE195]&gt;[.$CS3:.$CS195])" office:value-type="float"/>
          <table:table-cell table:number-matrix-columns-spanned="1" table:number-matrix-rows-spanned="1" table:formula="of:=SUM([.BF3:.BF195]&gt;[.$CT3:.$CT195])" office:value-type="float"/>
          <table:table-cell table:style-name="cellWorst" table:number-matrix-columns-spanned="1" table:number-matrix-rows-spanned="1" table:formula="of:=SUM([.BG3:.BG195]&gt;[.$CU3:.$CU195])" office:value-type="float"/>
          <table:table-cell table:number-matrix-columns-spanned="1" table:number-matrix-rows-spanned="1" table:formula="of:=SUM([.BH3:.BH195]&gt;[.$CV3:.$CV195])" office:value-type="float"/>
          <table:table-cell table:style-name="cellWorst" table:number-matrix-columns-spanned="1" table:number-matrix-rows-spanned="1" table:formula="of:=SUM([.BI3:.BI195]&gt;[.$CW3:.$CW195])" office:value-type="float"/>
          <table:table-cell table:number-matrix-columns-spanned="1" table:number-matrix-rows-spanned="1" table:formula="of:=SUM([.BJ3:.BJ195]&gt;[.$CS3:.$CS195])" office:value-type="float"/>
          <table:table-cell table:style-name="cellBest" table:number-matrix-columns-spanned="1" table:number-matrix-rows-spanned="1" table:formula="of:=SUM([.BK3:.BK195]&gt;[.$CT3:.$CT195])" office:value-type="float"/>
          <table:table-cell table:style-name="cellBest" table:number-matrix-columns-spanned="1" table:number-matrix-rows-spanned="1" table:formula="of:=SUM([.BL3:.BL195]&gt;[.$CU3:.$CU195])" office:value-type="float"/>
          <table:table-cell table:number-matrix-columns-spanned="1" table:number-matrix-rows-spanned="1" table:formula="of:=SUM([.BM3:.BM195]&gt;[.$CV3:.$CV195])" office:value-type="float"/>
          <table:table-cell table:style-name="cellBest" table:number-matrix-columns-spanned="1" table:number-matrix-rows-spanned="1" table:formula="of:=SUM([.BN3:.BN195]&gt;[.$CW3:.$CW195])" office:value-type="float"/>
          <table:table-cell table:number-matrix-columns-spanned="1" table:number-matrix-rows-spanned="1" table:formula="of:=SUM([.BO3:.BO195]&gt;[.$CS3:.$CS195])" office:value-type="float"/>
          <table:table-cell table:style-name="cellBest" table:number-matrix-columns-spanned="1" table:number-matrix-rows-spanned="1" table:formula="of:=SUM([.BP3:.BP195]&gt;[.$CT3:.$CT195])" office:value-type="float"/>
          <table:table-cell table:style-name="cellBest" table:number-matrix-columns-spanned="1" table:number-matrix-rows-spanned="1" table:formula="of:=SUM([.BQ3:.BQ195]&gt;[.$CU3:.$CU195])" office:value-type="float"/>
          <table:table-cell table:number-matrix-columns-spanned="1" table:number-matrix-rows-spanned="1" table:formula="of:=SUM([.BR3:.BR195]&gt;[.$CV3:.$CV195])" office:value-type="float"/>
          <table:table-cell table:style-name="cellBest" table:number-matrix-columns-spanned="1" table:number-matrix-rows-spanned="1" table:formula="of:=SUM([.BS3:.BS195]&gt;[.$CW3:.$CW195])" office:value-type="float"/>
          <table:table-cell table:number-matrix-columns-spanned="1" table:number-matrix-rows-spanned="1" table:formula="of:=SUM([.BT3:.BT195]&gt;[.$CS3:.$CS195])" office:value-type="float"/>
          <table:table-cell table:style-name="cellBest" table:number-matrix-columns-spanned="1" table:number-matrix-rows-spanned="1" table:formula="of:=SUM([.BU3:.BU195]&gt;[.$CT3:.$CT195])" office:value-type="float"/>
          <table:table-cell table:style-name="cellBest" table:number-matrix-columns-spanned="1" table:number-matrix-rows-spanned="1" table:formula="of:=SUM([.BV3:.BV195]&gt;[.$CU3:.$CU195])" office:value-type="float"/>
          <table:table-cell table:number-matrix-columns-spanned="1" table:number-matrix-rows-spanned="1" table:formula="of:=SUM([.BW3:.BW195]&gt;[.$CV3:.$CV195])" office:value-type="float"/>
          <table:table-cell table:style-name="cellBest" table:number-matrix-columns-spanned="1" table:number-matrix-rows-spanned="1" table:formula="of:=SUM([.BX3:.BX195]&gt;[.$CW3:.$CW195])" office:value-type="float"/>
          <table:table-cell table:number-matrix-columns-spanned="1" table:number-matrix-rows-spanned="1" table:formula="of:=SUM([.BY3:.BY195]&gt;[.$CS3:.$CS195])" office:value-type="float"/>
          <table:table-cell table:style-name="cellBest" table:number-matrix-columns-spanned="1" table:number-matrix-rows-spanned="1" table:formula="of:=SUM([.BZ3:.BZ195]&gt;[.$CT3:.$CT195])" office:value-type="float"/>
          <table:table-cell table:style-name="cellBest" table:number-matrix-columns-spanned="1" table:number-matrix-rows-spanned="1" table:formula="of:=SUM([.CA3:.CA195]&gt;[.$CU3:.$CU195])" office:value-type="float"/>
          <table:table-cell table:number-matrix-columns-spanned="1" table:number-matrix-rows-spanned="1" table:formula="of:=SUM([.CB3:.CB195]&gt;[.$CV3:.$CV195])" office:value-type="float"/>
          <table:table-cell table:style-name="cellBest" table:number-matrix-columns-spanned="1" table:number-matrix-rows-spanned="1" table:formula="of:=SUM([.CC3:.CC195]&gt;[.$CW3:.$CW195])" office:value-type="float"/>
          <table:table-cell table:number-matrix-columns-spanned="1" table:number-matrix-rows-spanned="1" table:formula="of:=SUM([.CD3:.CD195]&gt;[.$CS3:.$CS195])" office:value-type="float"/>
          <table:table-cell table:style-name="cellBest" table:number-matrix-columns-spanned="1" table:number-matrix-rows-spanned="1" table:formula="of:=SUM([.CE3:.CE195]&gt;[.$CT3:.$CT195])" office:value-type="float"/>
          <table:table-cell table:style-name="cellBest" table:number-matrix-columns-spanned="1" table:number-matrix-rows-spanned="1" table:formula="of:=SUM([.CF3:.CF195]&gt;[.$CU3:.$CU195])" office:value-type="float"/>
          <table:table-cell table:number-matrix-columns-spanned="1" table:number-matrix-rows-spanned="1" table:formula="of:=SUM([.CG3:.CG195]&gt;[.$CV3:.$CV195])" office:value-type="float"/>
          <table:table-cell table:style-name="cellBest" table:number-matrix-columns-spanned="1" table:number-matrix-rows-spanned="1" table:formula="of:=SUM([.CH3:.CH195]&gt;[.$CW3:.$CW195])" office:value-type="float"/>
          <table:table-cell table:style-name="cellBest" table:number-matrix-columns-spanned="1" table:number-matrix-rows-spanned="1" table:formula="of:=SUM([.CI3:.CI195]&gt;[.$CS3:.$CS195])" office:value-type="float"/>
          <table:table-cell table:style-name="cellBest" table:number-matrix-columns-spanned="1" table:number-matrix-rows-spanned="1" table:formula="of:=SUM([.CJ3:.CJ195]&gt;[.$CT3:.$CT195])" office:value-type="float"/>
          <table:table-cell table:style-name="cellBest" table:number-matrix-columns-spanned="1" table:number-matrix-rows-spanned="1" table:formula="of:=SUM([.CK3:.CK195]&gt;[.$CU3:.$CU195])" office:value-type="float"/>
          <table:table-cell table:number-matrix-columns-spanned="1" table:number-matrix-rows-spanned="1" table:formula="of:=SUM([.CL3:.CL195]&gt;[.$CV3:.$CV195])" office:value-type="float"/>
          <table:table-cell table:style-name="cellBest" table:number-matrix-columns-spanned="1" table:number-matrix-rows-spanned="1" table:formula="of:=SUM([.CM3:.CM195]&gt;[.$CW3:.$CW19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95]=[.$CX3:.$CX195])" office:value-type="float"/>
          <table:table-cell table:number-matrix-columns-spanned="1" table:number-matrix-rows-spanned="1" table:formula="of:=SUM([.C3:.C195]=[.$CY3:.$CY195])" office:value-type="float"/>
          <table:table-cell table:style-name="cellWorst" table:number-matrix-columns-spanned="1" table:number-matrix-rows-spanned="1" table:formula="of:=SUM([.D3:.D195]=[.$CZ3:.$CZ195])" office:value-type="float"/>
          <table:table-cell table:number-matrix-columns-spanned="1" table:number-matrix-rows-spanned="1" table:formula="of:=SUM([.E3:.E195]=[.$DA3:.$DA195])" office:value-type="float"/>
          <table:table-cell table:style-name="cellWorst" table:number-matrix-columns-spanned="1" table:number-matrix-rows-spanned="1" table:formula="of:=SUM([.F3:.F195]=[.$DB3:.$DB195])" office:value-type="float"/>
          <table:table-cell table:number-matrix-columns-spanned="1" table:number-matrix-rows-spanned="1" table:formula="of:=SUM([.G3:.G195]=[.$CX3:.$CX195])" office:value-type="float"/>
          <table:table-cell table:number-matrix-columns-spanned="1" table:number-matrix-rows-spanned="1" table:formula="of:=SUM([.H3:.H195]=[.$CY3:.$CY195])" office:value-type="float"/>
          <table:table-cell table:style-name="cellWorst" table:number-matrix-columns-spanned="1" table:number-matrix-rows-spanned="1" table:formula="of:=SUM([.I3:.I195]=[.$CZ3:.$CZ195])" office:value-type="float"/>
          <table:table-cell table:number-matrix-columns-spanned="1" table:number-matrix-rows-spanned="1" table:formula="of:=SUM([.J3:.J195]=[.$DA3:.$DA195])" office:value-type="float"/>
          <table:table-cell table:style-name="cellWorst" table:number-matrix-columns-spanned="1" table:number-matrix-rows-spanned="1" table:formula="of:=SUM([.K3:.K195]=[.$DB3:.$DB195])" office:value-type="float"/>
          <table:table-cell table:number-matrix-columns-spanned="1" table:number-matrix-rows-spanned="1" table:formula="of:=SUM([.L3:.L195]=[.$CX3:.$CX195])" office:value-type="float"/>
          <table:table-cell table:number-matrix-columns-spanned="1" table:number-matrix-rows-spanned="1" table:formula="of:=SUM([.M3:.M195]=[.$CY3:.$CY195])" office:value-type="float"/>
          <table:table-cell table:style-name="cellWorst" table:number-matrix-columns-spanned="1" table:number-matrix-rows-spanned="1" table:formula="of:=SUM([.N3:.N195]=[.$CZ3:.$CZ195])" office:value-type="float"/>
          <table:table-cell table:number-matrix-columns-spanned="1" table:number-matrix-rows-spanned="1" table:formula="of:=SUM([.O3:.O195]=[.$DA3:.$DA195])" office:value-type="float"/>
          <table:table-cell table:style-name="cellWorst" table:number-matrix-columns-spanned="1" table:number-matrix-rows-spanned="1" table:formula="of:=SUM([.P3:.P195]=[.$DB3:.$DB195])" office:value-type="float"/>
          <table:table-cell table:number-matrix-columns-spanned="1" table:number-matrix-rows-spanned="1" table:formula="of:=SUM([.Q3:.Q195]=[.$CX3:.$CX195])" office:value-type="float"/>
          <table:table-cell table:number-matrix-columns-spanned="1" table:number-matrix-rows-spanned="1" table:formula="of:=SUM([.R3:.R195]=[.$CY3:.$CY195])" office:value-type="float"/>
          <table:table-cell table:style-name="cellWorst" table:number-matrix-columns-spanned="1" table:number-matrix-rows-spanned="1" table:formula="of:=SUM([.S3:.S195]=[.$CZ3:.$CZ195])" office:value-type="float"/>
          <table:table-cell table:number-matrix-columns-spanned="1" table:number-matrix-rows-spanned="1" table:formula="of:=SUM([.T3:.T195]=[.$DA3:.$DA195])" office:value-type="float"/>
          <table:table-cell table:style-name="cellWorst" table:number-matrix-columns-spanned="1" table:number-matrix-rows-spanned="1" table:formula="of:=SUM([.U3:.U195]=[.$DB3:.$DB195])" office:value-type="float"/>
          <table:table-cell table:number-matrix-columns-spanned="1" table:number-matrix-rows-spanned="1" table:formula="of:=SUM([.V3:.V195]=[.$CX3:.$CX195])" office:value-type="float"/>
          <table:table-cell table:number-matrix-columns-spanned="1" table:number-matrix-rows-spanned="1" table:formula="of:=SUM([.W3:.W195]=[.$CY3:.$CY195])" office:value-type="float"/>
          <table:table-cell table:style-name="cellWorst" table:number-matrix-columns-spanned="1" table:number-matrix-rows-spanned="1" table:formula="of:=SUM([.X3:.X195]=[.$CZ3:.$CZ195])" office:value-type="float"/>
          <table:table-cell table:number-matrix-columns-spanned="1" table:number-matrix-rows-spanned="1" table:formula="of:=SUM([.Y3:.Y195]=[.$DA3:.$DA195])" office:value-type="float"/>
          <table:table-cell table:style-name="cellWorst" table:number-matrix-columns-spanned="1" table:number-matrix-rows-spanned="1" table:formula="of:=SUM([.Z3:.Z195]=[.$DB3:.$DB195])" office:value-type="float"/>
          <table:table-cell table:number-matrix-columns-spanned="1" table:number-matrix-rows-spanned="1" table:formula="of:=SUM([.AA3:.AA195]=[.$CX3:.$CX195])" office:value-type="float"/>
          <table:table-cell table:number-matrix-columns-spanned="1" table:number-matrix-rows-spanned="1" table:formula="of:=SUM([.AB3:.AB195]=[.$CY3:.$CY195])" office:value-type="float"/>
          <table:table-cell table:style-name="cellWorst" table:number-matrix-columns-spanned="1" table:number-matrix-rows-spanned="1" table:formula="of:=SUM([.AC3:.AC195]=[.$CZ3:.$CZ195])" office:value-type="float"/>
          <table:table-cell table:number-matrix-columns-spanned="1" table:number-matrix-rows-spanned="1" table:formula="of:=SUM([.AD3:.AD195]=[.$DA3:.$DA195])" office:value-type="float"/>
          <table:table-cell table:style-name="cellWorst" table:number-matrix-columns-spanned="1" table:number-matrix-rows-spanned="1" table:formula="of:=SUM([.AE3:.AE195]=[.$DB3:.$DB195])" office:value-type="float"/>
          <table:table-cell table:number-matrix-columns-spanned="1" table:number-matrix-rows-spanned="1" table:formula="of:=SUM([.AF3:.AF195]=[.$CX3:.$CX195])" office:value-type="float"/>
          <table:table-cell table:number-matrix-columns-spanned="1" table:number-matrix-rows-spanned="1" table:formula="of:=SUM([.AG3:.AG195]=[.$CY3:.$CY195])" office:value-type="float"/>
          <table:table-cell table:number-matrix-columns-spanned="1" table:number-matrix-rows-spanned="1" table:formula="of:=SUM([.AH3:.AH195]=[.$CZ3:.$CZ195])" office:value-type="float"/>
          <table:table-cell table:number-matrix-columns-spanned="1" table:number-matrix-rows-spanned="1" table:formula="of:=SUM([.AI3:.AI195]=[.$DA3:.$DA195])" office:value-type="float"/>
          <table:table-cell table:number-matrix-columns-spanned="1" table:number-matrix-rows-spanned="1" table:formula="of:=SUM([.AJ3:.AJ195]=[.$DB3:.$DB195])" office:value-type="float"/>
          <table:table-cell table:number-matrix-columns-spanned="1" table:number-matrix-rows-spanned="1" table:formula="of:=SUM([.AK3:.AK195]=[.$CX3:.$CX195])" office:value-type="float"/>
          <table:table-cell table:number-matrix-columns-spanned="1" table:number-matrix-rows-spanned="1" table:formula="of:=SUM([.AL3:.AL195]=[.$CY3:.$CY195])" office:value-type="float"/>
          <table:table-cell table:number-matrix-columns-spanned="1" table:number-matrix-rows-spanned="1" table:formula="of:=SUM([.AM3:.AM195]=[.$CZ3:.$CZ195])" office:value-type="float"/>
          <table:table-cell table:number-matrix-columns-spanned="1" table:number-matrix-rows-spanned="1" table:formula="of:=SUM([.AN3:.AN195]=[.$DA3:.$DA195])" office:value-type="float"/>
          <table:table-cell table:number-matrix-columns-spanned="1" table:number-matrix-rows-spanned="1" table:formula="of:=SUM([.AO3:.AO195]=[.$DB3:.$DB195])" office:value-type="float"/>
          <table:table-cell table:number-matrix-columns-spanned="1" table:number-matrix-rows-spanned="1" table:formula="of:=SUM([.AP3:.AP195]=[.$CX3:.$CX195])" office:value-type="float"/>
          <table:table-cell table:number-matrix-columns-spanned="1" table:number-matrix-rows-spanned="1" table:formula="of:=SUM([.AQ3:.AQ195]=[.$CY3:.$CY195])" office:value-type="float"/>
          <table:table-cell table:number-matrix-columns-spanned="1" table:number-matrix-rows-spanned="1" table:formula="of:=SUM([.AR3:.AR195]=[.$CZ3:.$CZ195])" office:value-type="float"/>
          <table:table-cell table:number-matrix-columns-spanned="1" table:number-matrix-rows-spanned="1" table:formula="of:=SUM([.AS3:.AS195]=[.$DA3:.$DA195])" office:value-type="float"/>
          <table:table-cell table:number-matrix-columns-spanned="1" table:number-matrix-rows-spanned="1" table:formula="of:=SUM([.AT3:.AT195]=[.$DB3:.$DB195])" office:value-type="float"/>
          <table:table-cell table:number-matrix-columns-spanned="1" table:number-matrix-rows-spanned="1" table:formula="of:=SUM([.AU3:.AU195]=[.$CX3:.$CX195])" office:value-type="float"/>
          <table:table-cell table:number-matrix-columns-spanned="1" table:number-matrix-rows-spanned="1" table:formula="of:=SUM([.AV3:.AV195]=[.$CY3:.$CY195])" office:value-type="float"/>
          <table:table-cell table:number-matrix-columns-spanned="1" table:number-matrix-rows-spanned="1" table:formula="of:=SUM([.AW3:.AW195]=[.$CZ3:.$CZ195])" office:value-type="float"/>
          <table:table-cell table:number-matrix-columns-spanned="1" table:number-matrix-rows-spanned="1" table:formula="of:=SUM([.AX3:.AX195]=[.$DA3:.$DA195])" office:value-type="float"/>
          <table:table-cell table:number-matrix-columns-spanned="1" table:number-matrix-rows-spanned="1" table:formula="of:=SUM([.AY3:.AY195]=[.$DB3:.$DB195])" office:value-type="float"/>
          <table:table-cell table:style-name="cellWorst" table:number-matrix-columns-spanned="1" table:number-matrix-rows-spanned="1" table:formula="of:=SUM([.AZ3:.AZ195]=[.$CX3:.$CX195])" office:value-type="float"/>
          <table:table-cell table:number-matrix-columns-spanned="1" table:number-matrix-rows-spanned="1" table:formula="of:=SUM([.BA3:.BA195]=[.$CY3:.$CY195])" office:value-type="float"/>
          <table:table-cell table:number-matrix-columns-spanned="1" table:number-matrix-rows-spanned="1" table:formula="of:=SUM([.BB3:.BB195]=[.$CZ3:.$CZ195])" office:value-type="float"/>
          <table:table-cell table:number-matrix-columns-spanned="1" table:number-matrix-rows-spanned="1" table:formula="of:=SUM([.BC3:.BC195]=[.$DA3:.$DA195])" office:value-type="float"/>
          <table:table-cell table:number-matrix-columns-spanned="1" table:number-matrix-rows-spanned="1" table:formula="of:=SUM([.BD3:.BD195]=[.$DB3:.$DB195])" office:value-type="float"/>
          <table:table-cell table:number-matrix-columns-spanned="1" table:number-matrix-rows-spanned="1" table:formula="of:=SUM([.BE3:.BE195]=[.$CX3:.$CX195])" office:value-type="float"/>
          <table:table-cell table:style-name="cellWorst" table:number-matrix-columns-spanned="1" table:number-matrix-rows-spanned="1" table:formula="of:=SUM([.BF3:.BF195]=[.$CY3:.$CY195])" office:value-type="float"/>
          <table:table-cell table:style-name="cellBest" table:number-matrix-columns-spanned="1" table:number-matrix-rows-spanned="1" table:formula="of:=SUM([.BG3:.BG195]=[.$CZ3:.$CZ195])" office:value-type="float"/>
          <table:table-cell table:style-name="cellBest" table:number-matrix-columns-spanned="1" table:number-matrix-rows-spanned="1" table:formula="of:=SUM([.BH3:.BH195]=[.$DA3:.$DA195])" office:value-type="float"/>
          <table:table-cell table:style-name="cellBest" table:number-matrix-columns-spanned="1" table:number-matrix-rows-spanned="1" table:formula="of:=SUM([.BI3:.BI195]=[.$DB3:.$DB195])" office:value-type="float"/>
          <table:table-cell table:style-name="cellBest" table:number-matrix-columns-spanned="1" table:number-matrix-rows-spanned="1" table:formula="of:=SUM([.BJ3:.BJ195]=[.$CX3:.$CX195])" office:value-type="float"/>
          <table:table-cell table:style-name="cellBest" table:number-matrix-columns-spanned="1" table:number-matrix-rows-spanned="1" table:formula="of:=SUM([.BK3:.BK195]=[.$CY3:.$CY195])" office:value-type="float"/>
          <table:table-cell table:number-matrix-columns-spanned="1" table:number-matrix-rows-spanned="1" table:formula="of:=SUM([.BL3:.BL195]=[.$CZ3:.$CZ195])" office:value-type="float"/>
          <table:table-cell table:style-name="cellWorst" table:number-matrix-columns-spanned="1" table:number-matrix-rows-spanned="1" table:formula="of:=SUM([.BM3:.BM195]=[.$DA3:.$DA195])" office:value-type="float"/>
          <table:table-cell table:number-matrix-columns-spanned="1" table:number-matrix-rows-spanned="1" table:formula="of:=SUM([.BN3:.BN195]=[.$DB3:.$DB195])" office:value-type="float"/>
          <table:table-cell table:number-matrix-columns-spanned="1" table:number-matrix-rows-spanned="1" table:formula="of:=SUM([.BO3:.BO195]=[.$CX3:.$CX195])" office:value-type="float"/>
          <table:table-cell table:number-matrix-columns-spanned="1" table:number-matrix-rows-spanned="1" table:formula="of:=SUM([.BP3:.BP195]=[.$CY3:.$CY195])" office:value-type="float"/>
          <table:table-cell table:number-matrix-columns-spanned="1" table:number-matrix-rows-spanned="1" table:formula="of:=SUM([.BQ3:.BQ195]=[.$CZ3:.$CZ195])" office:value-type="float"/>
          <table:table-cell table:number-matrix-columns-spanned="1" table:number-matrix-rows-spanned="1" table:formula="of:=SUM([.BR3:.BR195]=[.$DA3:.$DA195])" office:value-type="float"/>
          <table:table-cell table:number-matrix-columns-spanned="1" table:number-matrix-rows-spanned="1" table:formula="of:=SUM([.BS3:.BS195]=[.$DB3:.$DB195])" office:value-type="float"/>
          <table:table-cell table:number-matrix-columns-spanned="1" table:number-matrix-rows-spanned="1" table:formula="of:=SUM([.BT3:.BT195]=[.$CX3:.$CX195])" office:value-type="float"/>
          <table:table-cell table:number-matrix-columns-spanned="1" table:number-matrix-rows-spanned="1" table:formula="of:=SUM([.BU3:.BU195]=[.$CY3:.$CY195])" office:value-type="float"/>
          <table:table-cell table:number-matrix-columns-spanned="1" table:number-matrix-rows-spanned="1" table:formula="of:=SUM([.BV3:.BV195]=[.$CZ3:.$CZ195])" office:value-type="float"/>
          <table:table-cell table:number-matrix-columns-spanned="1" table:number-matrix-rows-spanned="1" table:formula="of:=SUM([.BW3:.BW195]=[.$DA3:.$DA195])" office:value-type="float"/>
          <table:table-cell table:number-matrix-columns-spanned="1" table:number-matrix-rows-spanned="1" table:formula="of:=SUM([.BX3:.BX195]=[.$DB3:.$DB195])" office:value-type="float"/>
          <table:table-cell table:number-matrix-columns-spanned="1" table:number-matrix-rows-spanned="1" table:formula="of:=SUM([.BY3:.BY195]=[.$CX3:.$CX195])" office:value-type="float"/>
          <table:table-cell table:style-name="cellBest" table:number-matrix-columns-spanned="1" table:number-matrix-rows-spanned="1" table:formula="of:=SUM([.BZ3:.BZ195]=[.$CY3:.$CY195])" office:value-type="float"/>
          <table:table-cell table:number-matrix-columns-spanned="1" table:number-matrix-rows-spanned="1" table:formula="of:=SUM([.CA3:.CA195]=[.$CZ3:.$CZ195])" office:value-type="float"/>
          <table:table-cell table:style-name="cellWorst" table:number-matrix-columns-spanned="1" table:number-matrix-rows-spanned="1" table:formula="of:=SUM([.CB3:.CB195]=[.$DA3:.$DA195])" office:value-type="float"/>
          <table:table-cell table:number-matrix-columns-spanned="1" table:number-matrix-rows-spanned="1" table:formula="of:=SUM([.CC3:.CC195]=[.$DB3:.$DB195])" office:value-type="float"/>
          <table:table-cell table:number-matrix-columns-spanned="1" table:number-matrix-rows-spanned="1" table:formula="of:=SUM([.CD3:.CD195]=[.$CX3:.$CX195])" office:value-type="float"/>
          <table:table-cell table:number-matrix-columns-spanned="1" table:number-matrix-rows-spanned="1" table:formula="of:=SUM([.CE3:.CE195]=[.$CY3:.$CY195])" office:value-type="float"/>
          <table:table-cell table:number-matrix-columns-spanned="1" table:number-matrix-rows-spanned="1" table:formula="of:=SUM([.CF3:.CF195]=[.$CZ3:.$CZ195])" office:value-type="float"/>
          <table:table-cell table:number-matrix-columns-spanned="1" table:number-matrix-rows-spanned="1" table:formula="of:=SUM([.CG3:.CG195]=[.$DA3:.$DA195])" office:value-type="float"/>
          <table:table-cell table:number-matrix-columns-spanned="1" table:number-matrix-rows-spanned="1" table:formula="of:=SUM([.CH3:.CH195]=[.$DB3:.$DB195])" office:value-type="float"/>
          <table:table-cell table:number-matrix-columns-spanned="1" table:number-matrix-rows-spanned="1" table:formula="of:=SUM([.CI3:.CI195]=[.$CX3:.$CX195])" office:value-type="float"/>
          <table:table-cell table:number-matrix-columns-spanned="1" table:number-matrix-rows-spanned="1" table:formula="of:=SUM([.CJ3:.CJ195]=[.$CY3:.$CY195])" office:value-type="float"/>
          <table:table-cell table:number-matrix-columns-spanned="1" table:number-matrix-rows-spanned="1" table:formula="of:=SUM([.CK3:.CK195]=[.$CZ3:.$CZ195])" office:value-type="float"/>
          <table:table-cell table:number-matrix-columns-spanned="1" table:number-matrix-rows-spanned="1" table:formula="of:=SUM([.CL3:.CL195]=[.$DA3:.$DA195])" office:value-type="float"/>
          <table:table-cell table:number-matrix-columns-spanned="1" table:number-matrix-rows-spanned="1" table:formula="of:=SUM([.CM3:.CM195]=[.$DB3:.$DB19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card-q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sign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q_opt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sign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solve_calls</text:p>
          </table:table-cell>
          <table:table-cell office:value-type="string">
            <text:p>query_enum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Worst"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SUM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SUM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AVERAGE([Instances.U3:Instances.U14])" office:value-type="float"/>
          <table:table-cell table:formula="of:=AVERAGE([Instances.V3:Instances.V14])" office:value-type="float"/>
          <table:table-cell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AVERAGE([Instances.AA3:Instances.AA14])" office:value-type="float"/>
          <table:table-cell table:formula="of:=SUM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formula="of:=AVERAGE([Instances.AE3:Instances.AE14])" office:value-type="float"/>
          <table:table-cell table:formula="of:=AVERAGE([Instances.AF3:Instances.AF14])" office:value-type="float"/>
          <table:table-cell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style-name="cellBest" table:formula="of:=SUM([Instances.AL3:Instances.AL14])" office:value-type="float"/>
          <table:table-cell table:style-name="cellWorst" table:formula="of:=AVERAGE([Instances.AM3:Instances.AM14])" office:value-type="float"/>
          <table:table-cell table:formula="of:=AVERAGE([Instances.AN3:Instances.AN14])" office:value-type="float"/>
          <table:table-cell table:style-name="cellWorst" table:formula="of:=AVERAGE([Instances.AO3:Instances.AO14])" office:value-type="float"/>
          <table:table-cell table:formula="of:=AVERAGE([Instances.AP3:Instances.AP14])" office:value-type="float"/>
          <table:table-cell table:style-name="cellBest" table:formula="of:=SUM([Instances.AQ3:Instances.AQ14])" office:value-type="float"/>
          <table:table-cell table:style-name="cellWorst" table:formula="of:=AVERAGE([Instances.AR3:Instances.AR14])" office:value-type="float"/>
          <table:table-cell table:formula="of:=AVERAGE([Instances.AS3:Instances.AS14])" office:value-type="float"/>
          <table:table-cell table:style-name="cellWorst" table:formula="of:=AVERAGE([Instances.AT3:Instances.AT14])" office:value-type="float"/>
          <table:table-cell table:style-name="cellBest" table:formula="of:=AVERAGE([Instances.AU3:Instances.AU14])" office:value-type="float"/>
          <table:table-cell table:style-name="cellBest" table:formula="of:=SUM([Instances.AV3:Instances.AV14])" office:value-type="float"/>
          <table:table-cell table:style-name="cellWorst" table:formula="of:=AVERAGE([Instances.AW3:Instances.AW14])" office:value-type="float"/>
          <table:table-cell table:formula="of:=AVERAGE([Instances.AX3:Instances.AX14])" office:value-type="float"/>
          <table:table-cell table:style-name="cellWorst" table:formula="of:=AVERAGE([Instances.AY3:Instances.AY14])" office:value-type="float"/>
          <table:table-cell table:formula="of:=AVERAGE([Instances.AZ3:Instances.AZ14])" office:value-type="float"/>
          <table:table-cell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formula="of:=SUM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formula="of:=AVERAGE([Instances.BI3:Instances.BI14])" office:value-type="float"/>
          <table:table-cell table:formula="of:=AVERAGE([Instances.BJ3:Instances.BJ14])" office:value-type="float"/>
          <table:table-cell table:formula="of:=SUM([Instances.BK3:Instances.BK14])" office:value-type="float"/>
          <table:table-cell table:style-name="cellBest" table:formula="of:=AVERAGE([Instances.BL3:Instances.BL14])" office:value-type="float"/>
          <table:table-cell table:formula="of:=AVERAGE([Instances.BM3:Instances.BM14])" office:value-type="float"/>
          <table:table-cell table:style-name="cellBest" table:formula="of:=AVERAGE([Instances.BN3:Instances.BN14])" office:value-type="float"/>
          <table:table-cell table:formula="of:=AVERAGE([Instances.BO3:Instances.BO14])" office:value-type="float"/>
          <table:table-cell table:formula="of:=SUM([Instances.BP3:Instances.BP14])" office:value-type="float"/>
          <table:table-cell table:style-name="cellBest" table:formula="of:=AVERAGE([Instances.BQ3:Instances.BQ14])" office:value-type="float"/>
          <table:table-cell table:formula="of:=AVERAGE([Instances.BR3:Instances.BR14])" office:value-type="float"/>
          <table:table-cell table:style-name="cellBest"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style-name="cellBest" table:formula="of:=AVERAGE([Instances.BV3:Instances.BV14])" office:value-type="float"/>
          <table:table-cell table:formula="of:=AVERAGE([Instances.BW3:Instances.BW14])" office:value-type="float"/>
          <table:table-cell table:style-name="cellBest" table:formula="of:=AVERAGE([Instances.BX3:Instances.BX14])" office:value-type="float"/>
          <table:table-cell table:formula="of:=AVERAGE([Instances.BY3:Instances.BY14])" office:value-type="float"/>
          <table:table-cell table:formula="of:=SUM([Instances.BZ3:Instances.BZ14])" office:value-type="float"/>
          <table:table-cell table:style-name="cellBest" table:formula="of:=AVERAGE([Instances.CA3:Instances.CA14])" office:value-type="float"/>
          <table:table-cell table:formula="of:=AVERAGE([Instances.CB3:Instances.CB14])" office:value-type="float"/>
          <table:table-cell table:style-name="cellBest"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style-name="cellBest" table:formula="of:=AVERAGE([Instances.CF3:Instances.CF14])" office:value-type="float"/>
          <table:table-cell table:formula="of:=AVERAGE([Instances.CG3:Instances.CG14])" office:value-type="float"/>
          <table:table-cell table:style-name="cellBest" table:formula="of:=AVERAGE([Instances.CH3:Instances.CH14])" office:value-type="float"/>
          <table:table-cell table:formula="of:=AVERAGE([Instances.CI3:Instances.CI14])" office:value-type="float"/>
          <table:table-cell table:formula="of:=SUM([Instances.CJ3:Instances.CJ14])" office:value-type="float"/>
          <table:table-cell table:style-name="cellBest" table:formula="of:=AVERAGE([Instances.CK3:Instances.CK14])" office:value-type="float"/>
          <table:table-cell table:formula="of:=AVERAGE([Instances.CL3:Instances.CL14])" office:value-type="float"/>
          <table:table-cell table:style-name="cellBest" table:formula="of:=AVERAGE([Instances.CM3:Instances.CM14])" office:value-type="float"/>
          <table:table-cell table:formula="of:=MIN([.$B3];[.$G3];[.$L3];[.$Q3];[.$V3];[.$AA3];[.$AF3];[.$AK3];[.$AP3];[.$AU3];[.$AZ3];[.$BE3];[.$BJ3];[.$BO3];[.$BT3];[.$BY3];[.$CD3];[.$CI3])" office:value-type="float"/>
          <table:table-cell table:formula="of:=MIN([.$C3];[.$H3];[.$M3];[.$R3];[.$W3];[.$AB3];[.$AG3];[.$AL3];[.$AQ3];[.$AV3];[.$BA3];[.$BF3];[.$BK3];[.$BP3];[.$BU3];[.$BZ3];[.$CE3];[.$CJ3])" office:value-type="float"/>
          <table:table-cell table:formula="of:=MIN([.$D3];[.$I3];[.$N3];[.$S3];[.$X3];[.$AC3];[.$AH3];[.$AM3];[.$AR3];[.$AW3];[.$BB3];[.$BG3];[.$BL3];[.$BQ3];[.$BV3];[.$CA3];[.$CF3];[.$CK3])" office:value-type="float"/>
          <table:table-cell table:formula="of:=MIN([.$E3];[.$J3];[.$O3];[.$T3];[.$Y3];[.$AD3];[.$AI3];[.$AN3];[.$AS3];[.$AX3];[.$BC3];[.$BH3];[.$BM3];[.$BR3];[.$BW3];[.$CB3];[.$CG3];[.$CL3])" office:value-type="float"/>
          <table:table-cell table:formula="of:=MIN([.$F3];[.$K3];[.$P3];[.$U3];[.$Z3];[.$AE3];[.$AJ3];[.$AO3];[.$AT3];[.$AY3];[.$BD3];[.$BI3];[.$BN3];[.$BS3];[.$BX3];[.$CC3];[.$CH3];[.$CM3])" office:value-type="float"/>
          <table:table-cell table:formula="of:=MEDIAN([.$B3];[.$G3];[.$L3];[.$Q3];[.$V3];[.$AA3];[.$AF3];[.$AK3];[.$AP3];[.$AU3];[.$AZ3];[.$BE3];[.$BJ3];[.$BO3];[.$BT3];[.$BY3];[.$CD3];[.$CI3])" office:value-type="float"/>
          <table:table-cell table:formula="of:=MEDIAN([.$C3];[.$H3];[.$M3];[.$R3];[.$W3];[.$AB3];[.$AG3];[.$AL3];[.$AQ3];[.$AV3];[.$BA3];[.$BF3];[.$BK3];[.$BP3];[.$BU3];[.$BZ3];[.$CE3];[.$CJ3])" office:value-type="float"/>
          <table:table-cell table:formula="of:=MEDIAN([.$D3];[.$I3];[.$N3];[.$S3];[.$X3];[.$AC3];[.$AH3];[.$AM3];[.$AR3];[.$AW3];[.$BB3];[.$BG3];[.$BL3];[.$BQ3];[.$BV3];[.$CA3];[.$CF3];[.$CK3])" office:value-type="float"/>
          <table:table-cell table:formula="of:=MEDIAN([.$E3];[.$J3];[.$O3];[.$T3];[.$Y3];[.$AD3];[.$AI3];[.$AN3];[.$AS3];[.$AX3];[.$BC3];[.$BH3];[.$BM3];[.$BR3];[.$BW3];[.$CB3];[.$CG3];[.$CL3])" office:value-type="float"/>
          <table:table-cell table:formula="of:=MEDIAN([.$F3];[.$K3];[.$P3];[.$U3];[.$Z3];[.$AE3];[.$AJ3];[.$AO3];[.$AT3];[.$AY3];[.$BD3];[.$BI3];[.$BN3];[.$BS3];[.$BX3];[.$CC3];[.$CH3];[.$CM3])" office:value-type="float"/>
          <table:table-cell table:formula="of:=MAX([.$B3];[.$G3];[.$L3];[.$Q3];[.$V3];[.$AA3];[.$AF3];[.$AK3];[.$AP3];[.$AU3];[.$AZ3];[.$BE3];[.$BJ3];[.$BO3];[.$BT3];[.$BY3];[.$CD3];[.$CI3])" office:value-type="float"/>
          <table:table-cell table:formula="of:=MAX([.$C3];[.$H3];[.$M3];[.$R3];[.$W3];[.$AB3];[.$AG3];[.$AL3];[.$AQ3];[.$AV3];[.$BA3];[.$BF3];[.$BK3];[.$BP3];[.$BU3];[.$BZ3];[.$CE3];[.$CJ3])" office:value-type="float"/>
          <table:table-cell table:formula="of:=MAX([.$D3];[.$I3];[.$N3];[.$S3];[.$X3];[.$AC3];[.$AH3];[.$AM3];[.$AR3];[.$AW3];[.$BB3];[.$BG3];[.$BL3];[.$BQ3];[.$BV3];[.$CA3];[.$CF3];[.$CK3])" office:value-type="float"/>
          <table:table-cell table:formula="of:=MAX([.$E3];[.$J3];[.$O3];[.$T3];[.$Y3];[.$AD3];[.$AI3];[.$AN3];[.$AS3];[.$AX3];[.$BC3];[.$BH3];[.$BM3];[.$BR3];[.$BW3];[.$CB3];[.$CG3];[.$CL3])" office:value-type="float"/>
          <table:table-cell table:formula="of:=MAX([.$F3];[.$K3];[.$P3];[.$U3];[.$Z3];[.$AE3];[.$AJ3];[.$AO3];[.$AT3];[.$AY3];[.$BD3];[.$BI3];[.$BN3];[.$BS3];[.$BX3];[.$CC3];[.$CH3];[.$CM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style-name="cellBest"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SUM([Instances.H15:Instances.H21])" office:value-type="float"/>
          <table:table-cell table:formula="of:=AVERAGE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formula="of:=AVERAGE([Instances.L15:Instances.L21])" office:value-type="float"/>
          <table:table-cell table:formula="of:=SUM([Instances.M15:Instances.M21])" office:value-type="float"/>
          <table:table-cell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SUM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formula="of:=AVERAGE([Instances.U15:Instances.U21])" office:value-type="float"/>
          <table:table-cell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formula="of:=SUM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formula="of:=AVERAGE([Instances.AF15:Instances.AF21])" office:value-type="float"/>
          <table:table-cell table:formula="of:=SUM([Instances.AG15:Instances.AG21])" office:value-type="float"/>
          <table:table-cell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formula="of:=AVERAGE([Instances.AK15:Instances.AK21])" office:value-type="float"/>
          <table:table-cell table:formula="of:=SUM([Instances.AL15:Instances.AL21])" office:value-type="float"/>
          <table:table-cell table:formula="of:=AVERAGE([Instances.AM15:Instances.AM21])" office:value-type="float"/>
          <table:table-cell table:formula="of:=AVERAGE([Instances.AN15:Instances.AN21])" office:value-type="float"/>
          <table:table-cell table:formula="of:=AVERAGE([Instances.AO15:Instances.AO21])" office:value-type="float"/>
          <table:table-cell table:formula="of:=AVERAGE([Instances.AP15:Instances.AP21])" office:value-type="float"/>
          <table:table-cell table:formula="of:=SUM([Instances.AQ15:Instances.AQ21])" office:value-type="float"/>
          <table:table-cell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SUM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formula="of:=SUM([Instances.BA15:Instances.BA21])" office:value-type="float"/>
          <table:table-cell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formula="of:=AVERAGE([Instances.BE15:Instances.BE21])" office:value-type="float"/>
          <table:table-cell table:formula="of:=SUM([Instances.BF15:Instances.BF21])" office:value-type="float"/>
          <table:table-cell table:formula="of:=AVERAGE([Instances.BG15:Instances.BG21])" office:value-type="float"/>
          <table:table-cell table:formula="of:=AVERAGE([Instances.BH15:Instances.BH21])" office:value-type="float"/>
          <table:table-cell table:formula="of:=AVERAGE([Instances.BI15:Instances.BI21])" office:value-type="float"/>
          <table:table-cell table:formula="of:=AVERAGE([Instances.BJ15:Instances.BJ21])" office:value-type="float"/>
          <table:table-cell table:formula="of:=SUM([Instances.BK15:Instances.BK21])" office:value-type="float"/>
          <table:table-cell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formula="of:=AVERAGE([Instances.BO15:Instances.BO21])" office:value-type="float"/>
          <table:table-cell table:formula="of:=SUM([Instances.BP15:Instances.BP21])" office:value-type="float"/>
          <table:table-cell table:formula="of:=AVERAGE([Instances.BQ15:Instances.BQ21])" office:value-type="float"/>
          <table:table-cell table:formula="of:=AVERAGE([Instances.BR15:Instances.BR21])" office:value-type="float"/>
          <table:table-cell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SUM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style-name="cellWorst" table:formula="of:=AVERAGE([Instances.CI15:Instances.CI21])" office:value-type="float"/>
          <table:table-cell table:formula="of:=SUM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formula="of:=AVERAGE([Instances.CM15:Instances.CM21])" office:value-type="float"/>
          <table:table-cell table:formula="of:=MIN([.$B4];[.$G4];[.$L4];[.$Q4];[.$V4];[.$AA4];[.$AF4];[.$AK4];[.$AP4];[.$AU4];[.$AZ4];[.$BE4];[.$BJ4];[.$BO4];[.$BT4];[.$BY4];[.$CD4];[.$CI4])" office:value-type="float"/>
          <table:table-cell table:formula="of:=MIN([.$C4];[.$H4];[.$M4];[.$R4];[.$W4];[.$AB4];[.$AG4];[.$AL4];[.$AQ4];[.$AV4];[.$BA4];[.$BF4];[.$BK4];[.$BP4];[.$BU4];[.$BZ4];[.$CE4];[.$CJ4])" office:value-type="float"/>
          <table:table-cell table:formula="of:=MIN([.$D4];[.$I4];[.$N4];[.$S4];[.$X4];[.$AC4];[.$AH4];[.$AM4];[.$AR4];[.$AW4];[.$BB4];[.$BG4];[.$BL4];[.$BQ4];[.$BV4];[.$CA4];[.$CF4];[.$CK4])" office:value-type="float"/>
          <table:table-cell table:formula="of:=MIN([.$E4];[.$J4];[.$O4];[.$T4];[.$Y4];[.$AD4];[.$AI4];[.$AN4];[.$AS4];[.$AX4];[.$BC4];[.$BH4];[.$BM4];[.$BR4];[.$BW4];[.$CB4];[.$CG4];[.$CL4])" office:value-type="float"/>
          <table:table-cell table:formula="of:=MIN([.$F4];[.$K4];[.$P4];[.$U4];[.$Z4];[.$AE4];[.$AJ4];[.$AO4];[.$AT4];[.$AY4];[.$BD4];[.$BI4];[.$BN4];[.$BS4];[.$BX4];[.$CC4];[.$CH4];[.$CM4])" office:value-type="float"/>
          <table:table-cell table:formula="of:=MEDIAN([.$B4];[.$G4];[.$L4];[.$Q4];[.$V4];[.$AA4];[.$AF4];[.$AK4];[.$AP4];[.$AU4];[.$AZ4];[.$BE4];[.$BJ4];[.$BO4];[.$BT4];[.$BY4];[.$CD4];[.$CI4])" office:value-type="float"/>
          <table:table-cell table:formula="of:=MEDIAN([.$C4];[.$H4];[.$M4];[.$R4];[.$W4];[.$AB4];[.$AG4];[.$AL4];[.$AQ4];[.$AV4];[.$BA4];[.$BF4];[.$BK4];[.$BP4];[.$BU4];[.$BZ4];[.$CE4];[.$CJ4])" office:value-type="float"/>
          <table:table-cell table:formula="of:=MEDIAN([.$D4];[.$I4];[.$N4];[.$S4];[.$X4];[.$AC4];[.$AH4];[.$AM4];[.$AR4];[.$AW4];[.$BB4];[.$BG4];[.$BL4];[.$BQ4];[.$BV4];[.$CA4];[.$CF4];[.$CK4])" office:value-type="float"/>
          <table:table-cell table:formula="of:=MEDIAN([.$E4];[.$J4];[.$O4];[.$T4];[.$Y4];[.$AD4];[.$AI4];[.$AN4];[.$AS4];[.$AX4];[.$BC4];[.$BH4];[.$BM4];[.$BR4];[.$BW4];[.$CB4];[.$CG4];[.$CL4])" office:value-type="float"/>
          <table:table-cell table:formula="of:=MEDIAN([.$F4];[.$K4];[.$P4];[.$U4];[.$Z4];[.$AE4];[.$AJ4];[.$AO4];[.$AT4];[.$AY4];[.$BD4];[.$BI4];[.$BN4];[.$BS4];[.$BX4];[.$CC4];[.$CH4];[.$CM4])" office:value-type="float"/>
          <table:table-cell table:formula="of:=MAX([.$B4];[.$G4];[.$L4];[.$Q4];[.$V4];[.$AA4];[.$AF4];[.$AK4];[.$AP4];[.$AU4];[.$AZ4];[.$BE4];[.$BJ4];[.$BO4];[.$BT4];[.$BY4];[.$CD4];[.$CI4])" office:value-type="float"/>
          <table:table-cell table:formula="of:=MAX([.$C4];[.$H4];[.$M4];[.$R4];[.$W4];[.$AB4];[.$AG4];[.$AL4];[.$AQ4];[.$AV4];[.$BA4];[.$BF4];[.$BK4];[.$BP4];[.$BU4];[.$BZ4];[.$CE4];[.$CJ4])" office:value-type="float"/>
          <table:table-cell table:formula="of:=MAX([.$D4];[.$I4];[.$N4];[.$S4];[.$X4];[.$AC4];[.$AH4];[.$AM4];[.$AR4];[.$AW4];[.$BB4];[.$BG4];[.$BL4];[.$BQ4];[.$BV4];[.$CA4];[.$CF4];[.$CK4])" office:value-type="float"/>
          <table:table-cell table:formula="of:=MAX([.$E4];[.$J4];[.$O4];[.$T4];[.$Y4];[.$AD4];[.$AI4];[.$AN4];[.$AS4];[.$AX4];[.$BC4];[.$BH4];[.$BM4];[.$BR4];[.$BW4];[.$CB4];[.$CG4];[.$CL4])" office:value-type="float"/>
          <table:table-cell table:formula="of:=MAX([.$F4];[.$K4];[.$P4];[.$U4];[.$Z4];[.$AE4];[.$AJ4];[.$AO4];[.$AT4];[.$AY4];[.$BD4];[.$BI4];[.$BN4];[.$BS4];[.$BX4];[.$CC4];[.$CH4];[.$CM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formula="of:=SUM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formula="of:=SUM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formula="of:=AVERAGE([Instances.V22:Instances.V45])" office:value-type="float"/>
          <table:table-cell table:formula="of:=SUM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formula="of:=AVERAGE([Instances.AA22:Instances.AA45])" office:value-type="float"/>
          <table:table-cell table:formula="of:=SUM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formula="of:=AVERAGE([Instances.AK22:Instances.AK45])" office:value-type="float"/>
          <table:table-cell table:formula="of:=SUM([Instances.AL22:Instances.AL45])" office:value-type="float"/>
          <table:table-cell table:formula="of:=AVERAGE([Instances.AM22:Instances.AM45])" office:value-type="float"/>
          <table:table-cell table:formula="of:=AVERAGE([Instances.AN22:Instances.AN45])" office:value-type="float"/>
          <table:table-cell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SUM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formula="of:=AVERAGE([Instances.AY22:Instances.AY45])" office:value-type="float"/>
          <table:table-cell table:formula="of:=AVERAGE([Instances.AZ22:Instances.AZ45])" office:value-type="float"/>
          <table:table-cell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SUM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style-name="cellBest" table:formula="of:=AVERAGE([Instances.BL22:Instances.BL45])" office:value-type="float"/>
          <table:table-cell table:formula="of:=AVERAGE([Instances.BM22:Instances.BM45])" office:value-type="float"/>
          <table:table-cell table:style-name="cellBest" table:formula="of:=AVERAGE([Instances.BN22:Instances.BN45])" office:value-type="float"/>
          <table:table-cell table:formula="of:=AVERAGE([Instances.BO22:Instances.BO45])" office:value-type="float"/>
          <table:table-cell table:formula="of:=SUM([Instances.BP22:Instances.BP45])" office:value-type="float"/>
          <table:table-cell table:style-name="cellBest" table:formula="of:=AVERAGE([Instances.BQ22:Instances.BQ45])" office:value-type="float"/>
          <table:table-cell table:formula="of:=AVERAGE([Instances.BR22:Instances.BR45])" office:value-type="float"/>
          <table:table-cell table:style-name="cellBest" table:formula="of:=AVERAGE([Instances.BS22:Instances.BS45])" office:value-type="float"/>
          <table:table-cell table:style-name="cellBest" table:formula="of:=AVERAGE([Instances.BT22:Instances.BT45])" office:value-type="float"/>
          <table:table-cell table:formula="of:=SUM([Instances.BU22:Instances.BU45])" office:value-type="float"/>
          <table:table-cell table:style-name="cellBest" table:formula="of:=AVERAGE([Instances.BV22:Instances.BV45])" office:value-type="float"/>
          <table:table-cell table:formula="of:=AVERAGE([Instances.BW22:Instances.BW45])" office:value-type="float"/>
          <table:table-cell table:style-name="cellBest" table:formula="of:=AVERAGE([Instances.BX22:Instances.BX45])" office:value-type="float"/>
          <table:table-cell table:formula="of:=AVERAGE([Instances.BY22:Instances.BY45])" office:value-type="float"/>
          <table:table-cell table:formula="of:=SUM([Instances.BZ22:Instances.BZ45])" office:value-type="float"/>
          <table:table-cell table:style-name="cellBest" table:formula="of:=AVERAGE([Instances.CA22:Instances.CA45])" office:value-type="float"/>
          <table:table-cell table:formula="of:=AVERAGE([Instances.CB22:Instances.CB45])" office:value-type="float"/>
          <table:table-cell table:style-name="cellBest" table:formula="of:=AVERAGE([Instances.CC22:Instances.CC45])" office:value-type="float"/>
          <table:table-cell table:formula="of:=AVERAGE([Instances.CD22:Instances.CD45])" office:value-type="float"/>
          <table:table-cell table:formula="of:=SUM([Instances.CE22:Instances.CE45])" office:value-type="float"/>
          <table:table-cell table:style-name="cellBest" table:formula="of:=AVERAGE([Instances.CF22:Instances.CF45])" office:value-type="float"/>
          <table:table-cell table:formula="of:=AVERAGE([Instances.CG22:Instances.CG45])" office:value-type="float"/>
          <table:table-cell table:style-name="cellBest" table:formula="of:=AVERAGE([Instances.CH22:Instances.CH45])" office:value-type="float"/>
          <table:table-cell table:formula="of:=AVERAGE([Instances.CI22:Instances.CI45])" office:value-type="float"/>
          <table:table-cell table:formula="of:=SUM([Instances.CJ22:Instances.CJ45])" office:value-type="float"/>
          <table:table-cell table:style-name="cellBest" table:formula="of:=AVERAGE([Instances.CK22:Instances.CK45])" office:value-type="float"/>
          <table:table-cell table:formula="of:=AVERAGE([Instances.CL22:Instances.CL45])" office:value-type="float"/>
          <table:table-cell table:style-name="cellBest" table:formula="of:=AVERAGE([Instances.CM22:Instances.CM45])" office:value-type="float"/>
          <table:table-cell table:formula="of:=MIN([.$B5];[.$G5];[.$L5];[.$Q5];[.$V5];[.$AA5];[.$AF5];[.$AK5];[.$AP5];[.$AU5];[.$AZ5];[.$BE5];[.$BJ5];[.$BO5];[.$BT5];[.$BY5];[.$CD5];[.$CI5])" office:value-type="float"/>
          <table:table-cell table:formula="of:=MIN([.$C5];[.$H5];[.$M5];[.$R5];[.$W5];[.$AB5];[.$AG5];[.$AL5];[.$AQ5];[.$AV5];[.$BA5];[.$BF5];[.$BK5];[.$BP5];[.$BU5];[.$BZ5];[.$CE5];[.$CJ5])" office:value-type="float"/>
          <table:table-cell table:formula="of:=MIN([.$D5];[.$I5];[.$N5];[.$S5];[.$X5];[.$AC5];[.$AH5];[.$AM5];[.$AR5];[.$AW5];[.$BB5];[.$BG5];[.$BL5];[.$BQ5];[.$BV5];[.$CA5];[.$CF5];[.$CK5])" office:value-type="float"/>
          <table:table-cell table:formula="of:=MIN([.$E5];[.$J5];[.$O5];[.$T5];[.$Y5];[.$AD5];[.$AI5];[.$AN5];[.$AS5];[.$AX5];[.$BC5];[.$BH5];[.$BM5];[.$BR5];[.$BW5];[.$CB5];[.$CG5];[.$CL5])" office:value-type="float"/>
          <table:table-cell table:formula="of:=MIN([.$F5];[.$K5];[.$P5];[.$U5];[.$Z5];[.$AE5];[.$AJ5];[.$AO5];[.$AT5];[.$AY5];[.$BD5];[.$BI5];[.$BN5];[.$BS5];[.$BX5];[.$CC5];[.$CH5];[.$CM5])" office:value-type="float"/>
          <table:table-cell table:formula="of:=MEDIAN([.$B5];[.$G5];[.$L5];[.$Q5];[.$V5];[.$AA5];[.$AF5];[.$AK5];[.$AP5];[.$AU5];[.$AZ5];[.$BE5];[.$BJ5];[.$BO5];[.$BT5];[.$BY5];[.$CD5];[.$CI5])" office:value-type="float"/>
          <table:table-cell table:formula="of:=MEDIAN([.$C5];[.$H5];[.$M5];[.$R5];[.$W5];[.$AB5];[.$AG5];[.$AL5];[.$AQ5];[.$AV5];[.$BA5];[.$BF5];[.$BK5];[.$BP5];[.$BU5];[.$BZ5];[.$CE5];[.$CJ5])" office:value-type="float"/>
          <table:table-cell table:formula="of:=MEDIAN([.$D5];[.$I5];[.$N5];[.$S5];[.$X5];[.$AC5];[.$AH5];[.$AM5];[.$AR5];[.$AW5];[.$BB5];[.$BG5];[.$BL5];[.$BQ5];[.$BV5];[.$CA5];[.$CF5];[.$CK5])" office:value-type="float"/>
          <table:table-cell table:formula="of:=MEDIAN([.$E5];[.$J5];[.$O5];[.$T5];[.$Y5];[.$AD5];[.$AI5];[.$AN5];[.$AS5];[.$AX5];[.$BC5];[.$BH5];[.$BM5];[.$BR5];[.$BW5];[.$CB5];[.$CG5];[.$CL5])" office:value-type="float"/>
          <table:table-cell table:formula="of:=MEDIAN([.$F5];[.$K5];[.$P5];[.$U5];[.$Z5];[.$AE5];[.$AJ5];[.$AO5];[.$AT5];[.$AY5];[.$BD5];[.$BI5];[.$BN5];[.$BS5];[.$BX5];[.$CC5];[.$CH5];[.$CM5])" office:value-type="float"/>
          <table:table-cell table:formula="of:=MAX([.$B5];[.$G5];[.$L5];[.$Q5];[.$V5];[.$AA5];[.$AF5];[.$AK5];[.$AP5];[.$AU5];[.$AZ5];[.$BE5];[.$BJ5];[.$BO5];[.$BT5];[.$BY5];[.$CD5];[.$CI5])" office:value-type="float"/>
          <table:table-cell table:formula="of:=MAX([.$C5];[.$H5];[.$M5];[.$R5];[.$W5];[.$AB5];[.$AG5];[.$AL5];[.$AQ5];[.$AV5];[.$BA5];[.$BF5];[.$BK5];[.$BP5];[.$BU5];[.$BZ5];[.$CE5];[.$CJ5])" office:value-type="float"/>
          <table:table-cell table:formula="of:=MAX([.$D5];[.$I5];[.$N5];[.$S5];[.$X5];[.$AC5];[.$AH5];[.$AM5];[.$AR5];[.$AW5];[.$BB5];[.$BG5];[.$BL5];[.$BQ5];[.$BV5];[.$CA5];[.$CF5];[.$CK5])" office:value-type="float"/>
          <table:table-cell table:formula="of:=MAX([.$E5];[.$J5];[.$O5];[.$T5];[.$Y5];[.$AD5];[.$AI5];[.$AN5];[.$AS5];[.$AX5];[.$BC5];[.$BH5];[.$BM5];[.$BR5];[.$BW5];[.$CB5];[.$CG5];[.$CL5])" office:value-type="float"/>
          <table:table-cell table:formula="of:=MAX([.$F5];[.$K5];[.$P5];[.$U5];[.$Z5];[.$AE5];[.$AJ5];[.$AO5];[.$AT5];[.$AY5];[.$BD5];[.$BI5];[.$BN5];[.$BS5];[.$BX5];[.$CC5];[.$CH5];[.$CM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style-name="cellWorst"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SUM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style-name="cellWorst"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style-name="cellWorst" table:formula="of:=SUM([Instances.R46:Instances.R75])" office:value-type="float"/>
          <table:table-cell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style-name="cellWorst"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style-name="cellWorst" table:formula="of:=AVERAGE([Instances.AA46:Instances.AA75])" office:value-type="float"/>
          <table:table-cell table:style-name="cellWorst" table:formula="of:=SUM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formula="of:=AVERAGE([Instances.AE46:Instances.AE75])" office:value-type="float"/>
          <table:table-cell table:formula="of:=AVERAGE([Instances.AF46:Instances.AF75])" office:value-type="float"/>
          <table:table-cell table:formula="of:=SUM([Instances.AG46:Instances.AG75])" office:value-type="float"/>
          <table:table-cell table:style-name="cellWorst" table:formula="of:=AVERAGE([Instances.AH46:Instances.AH75])" office:value-type="float"/>
          <table:table-cell table:formula="of:=AVERAGE([Instances.AI46:Instances.AI75])" office:value-type="float"/>
          <table:table-cell table:style-name="cellWorst" table:formula="of:=AVERAGE([Instances.AJ46:Instances.AJ75])" office:value-type="float"/>
          <table:table-cell table:formula="of:=AVERAGE([Instances.AK46:Instances.AK75])" office:value-type="float"/>
          <table:table-cell table:formula="of:=SUM([Instances.AL46:Instances.AL75])" office:value-type="float"/>
          <table:table-cell table:style-name="cellWorst" table:formula="of:=AVERAGE([Instances.AM46:Instances.AM75])" office:value-type="float"/>
          <table:table-cell table:formula="of:=AVERAGE([Instances.AN46:Instances.AN75])" office:value-type="float"/>
          <table:table-cell table:style-name="cellWorst" table:formula="of:=AVERAGE([Instances.AO46:Instances.AO75])" office:value-type="float"/>
          <table:table-cell table:formula="of:=AVERAGE([Instances.AP46:Instances.AP75])" office:value-type="float"/>
          <table:table-cell table:formula="of:=SUM([Instances.AQ46:Instances.AQ75])" office:value-type="float"/>
          <table:table-cell table:style-name="cellWorst" table:formula="of:=AVERAGE([Instances.AR46:Instances.AR75])" office:value-type="float"/>
          <table:table-cell table:formula="of:=AVERAGE([Instances.AS46:Instances.AS75])" office:value-type="float"/>
          <table:table-cell table:style-name="cellWorst" table:formula="of:=AVERAGE([Instances.AT46:Instances.AT75])" office:value-type="float"/>
          <table:table-cell table:formula="of:=AVERAGE([Instances.AU46:Instances.AU75])" office:value-type="float"/>
          <table:table-cell table:formula="of:=SUM([Instances.AV46:Instances.AV75])" office:value-type="float"/>
          <table:table-cell table:style-name="cellWorst" table:formula="of:=AVERAGE([Instances.AW46:Instances.AW75])" office:value-type="float"/>
          <table:table-cell table:formula="of:=AVERAGE([Instances.AX46:Instances.AX75])" office:value-type="float"/>
          <table:table-cell table:style-name="cellWorst" table:formula="of:=AVERAGE([Instances.AY46:Instances.AY75])" office:value-type="float"/>
          <table:table-cell table:formula="of:=AVERAGE([Instances.AZ46:Instances.AZ75])" office:value-type="float"/>
          <table:table-cell table:formula="of:=SUM([Instances.BA46:Instances.BA75])" office:value-type="float"/>
          <table:table-cell table:style-name="cellWorst" table:formula="of:=AVERAGE([Instances.BB46:Instances.BB75])" office:value-type="float"/>
          <table:table-cell table:formula="of:=AVERAGE([Instances.BC46:Instances.BC75])" office:value-type="float"/>
          <table:table-cell table:style-name="cellWorst" table:formula="of:=AVERAGE([Instances.BD46:Instances.BD75])" office:value-type="float"/>
          <table:table-cell table:formula="of:=AVERAGE([Instances.BE46:Instances.BE75])" office:value-type="float"/>
          <table:table-cell table:formula="of:=SUM([Instances.BF46:Instances.BF75])" office:value-type="float"/>
          <table:table-cell table:style-name="cellWorst" table:formula="of:=AVERAGE([Instances.BG46:Instances.BG75])" office:value-type="float"/>
          <table:table-cell table:formula="of:=AVERAGE([Instances.BH46:Instances.BH75])" office:value-type="float"/>
          <table:table-cell table:style-name="cellWorst" table:formula="of:=AVERAGE([Instances.BI46:Instances.BI75])" office:value-type="float"/>
          <table:table-cell table:style-name="cellBest" table:formula="of:=AVERAGE([Instances.BJ46:Instances.BJ75])" office:value-type="float"/>
          <table:table-cell table:style-name="cellBest" table:formula="of:=SUM([Instances.BK46:Instances.BK75])" office:value-type="float"/>
          <table:table-cell table:style-name="cellBest" table:formula="of:=AVERAGE([Instances.BL46:Instances.BL75])" office:value-type="float"/>
          <table:table-cell table:formula="of:=AVERAGE([Instances.BM46:Instances.BM75])" office:value-type="float"/>
          <table:table-cell table:style-name="cellBest" table:formula="of:=AVERAGE([Instances.BN46:Instances.BN75])" office:value-type="float"/>
          <table:table-cell table:formula="of:=AVERAGE([Instances.BO46:Instances.BO75])" office:value-type="float"/>
          <table:table-cell table:style-name="cellBest" table:formula="of:=SUM([Instances.BP46:Instances.BP75])" office:value-type="float"/>
          <table:table-cell table:style-name="cellBest" table:formula="of:=AVERAGE([Instances.BQ46:Instances.BQ75])" office:value-type="float"/>
          <table:table-cell table:formula="of:=AVERAGE([Instances.BR46:Instances.BR75])" office:value-type="float"/>
          <table:table-cell table:style-name="cellBest" table:formula="of:=AVERAGE([Instances.BS46:Instances.BS75])" office:value-type="float"/>
          <table:table-cell table:formula="of:=AVERAGE([Instances.BT46:Instances.BT75])" office:value-type="float"/>
          <table:table-cell table:style-name="cellBest" table:formula="of:=SUM([Instances.BU46:Instances.BU75])" office:value-type="float"/>
          <table:table-cell table:style-name="cellBest" table:formula="of:=AVERAGE([Instances.BV46:Instances.BV75])" office:value-type="float"/>
          <table:table-cell table:formula="of:=AVERAGE([Instances.BW46:Instances.BW75])" office:value-type="float"/>
          <table:table-cell table:style-name="cellBest" table:formula="of:=AVERAGE([Instances.BX46:Instances.BX75])" office:value-type="float"/>
          <table:table-cell table:formula="of:=AVERAGE([Instances.BY46:Instances.BY75])" office:value-type="float"/>
          <table:table-cell table:style-name="cellBest" table:formula="of:=SUM([Instances.BZ46:Instances.BZ75])" office:value-type="float"/>
          <table:table-cell table:style-name="cellBest" table:formula="of:=AVERAGE([Instances.CA46:Instances.CA75])" office:value-type="float"/>
          <table:table-cell table:formula="of:=AVERAGE([Instances.CB46:Instances.CB75])" office:value-type="float"/>
          <table:table-cell table:style-name="cellBest" table:formula="of:=AVERAGE([Instances.CC46:Instances.CC75])" office:value-type="float"/>
          <table:table-cell table:formula="of:=AVERAGE([Instances.CD46:Instances.CD75])" office:value-type="float"/>
          <table:table-cell table:style-name="cellBest" table:formula="of:=SUM([Instances.CE46:Instances.CE75])" office:value-type="float"/>
          <table:table-cell table:style-name="cellBest" table:formula="of:=AVERAGE([Instances.CF46:Instances.CF75])" office:value-type="float"/>
          <table:table-cell table:formula="of:=AVERAGE([Instances.CG46:Instances.CG75])" office:value-type="float"/>
          <table:table-cell table:style-name="cellBest" table:formula="of:=AVERAGE([Instances.CH46:Instances.CH75])" office:value-type="float"/>
          <table:table-cell table:formula="of:=AVERAGE([Instances.CI46:Instances.CI75])" office:value-type="float"/>
          <table:table-cell table:style-name="cellBest" table:formula="of:=SUM([Instances.CJ46:Instances.CJ75])" office:value-type="float"/>
          <table:table-cell table:style-name="cellBest" table:formula="of:=AVERAGE([Instances.CK46:Instances.CK75])" office:value-type="float"/>
          <table:table-cell table:formula="of:=AVERAGE([Instances.CL46:Instances.CL75])" office:value-type="float"/>
          <table:table-cell table:style-name="cellBest" table:formula="of:=AVERAGE([Instances.CM46:Instances.CM75])" office:value-type="float"/>
          <table:table-cell table:formula="of:=MIN([.$B6];[.$G6];[.$L6];[.$Q6];[.$V6];[.$AA6];[.$AF6];[.$AK6];[.$AP6];[.$AU6];[.$AZ6];[.$BE6];[.$BJ6];[.$BO6];[.$BT6];[.$BY6];[.$CD6];[.$CI6])" office:value-type="float"/>
          <table:table-cell table:formula="of:=MIN([.$C6];[.$H6];[.$M6];[.$R6];[.$W6];[.$AB6];[.$AG6];[.$AL6];[.$AQ6];[.$AV6];[.$BA6];[.$BF6];[.$BK6];[.$BP6];[.$BU6];[.$BZ6];[.$CE6];[.$CJ6])" office:value-type="float"/>
          <table:table-cell table:formula="of:=MIN([.$D6];[.$I6];[.$N6];[.$S6];[.$X6];[.$AC6];[.$AH6];[.$AM6];[.$AR6];[.$AW6];[.$BB6];[.$BG6];[.$BL6];[.$BQ6];[.$BV6];[.$CA6];[.$CF6];[.$CK6])" office:value-type="float"/>
          <table:table-cell table:formula="of:=MIN([.$E6];[.$J6];[.$O6];[.$T6];[.$Y6];[.$AD6];[.$AI6];[.$AN6];[.$AS6];[.$AX6];[.$BC6];[.$BH6];[.$BM6];[.$BR6];[.$BW6];[.$CB6];[.$CG6];[.$CL6])" office:value-type="float"/>
          <table:table-cell table:formula="of:=MIN([.$F6];[.$K6];[.$P6];[.$U6];[.$Z6];[.$AE6];[.$AJ6];[.$AO6];[.$AT6];[.$AY6];[.$BD6];[.$BI6];[.$BN6];[.$BS6];[.$BX6];[.$CC6];[.$CH6];[.$CM6])" office:value-type="float"/>
          <table:table-cell table:formula="of:=MEDIAN([.$B6];[.$G6];[.$L6];[.$Q6];[.$V6];[.$AA6];[.$AF6];[.$AK6];[.$AP6];[.$AU6];[.$AZ6];[.$BE6];[.$BJ6];[.$BO6];[.$BT6];[.$BY6];[.$CD6];[.$CI6])" office:value-type="float"/>
          <table:table-cell table:formula="of:=MEDIAN([.$C6];[.$H6];[.$M6];[.$R6];[.$W6];[.$AB6];[.$AG6];[.$AL6];[.$AQ6];[.$AV6];[.$BA6];[.$BF6];[.$BK6];[.$BP6];[.$BU6];[.$BZ6];[.$CE6];[.$CJ6])" office:value-type="float"/>
          <table:table-cell table:formula="of:=MEDIAN([.$D6];[.$I6];[.$N6];[.$S6];[.$X6];[.$AC6];[.$AH6];[.$AM6];[.$AR6];[.$AW6];[.$BB6];[.$BG6];[.$BL6];[.$BQ6];[.$BV6];[.$CA6];[.$CF6];[.$CK6])" office:value-type="float"/>
          <table:table-cell table:formula="of:=MEDIAN([.$E6];[.$J6];[.$O6];[.$T6];[.$Y6];[.$AD6];[.$AI6];[.$AN6];[.$AS6];[.$AX6];[.$BC6];[.$BH6];[.$BM6];[.$BR6];[.$BW6];[.$CB6];[.$CG6];[.$CL6])" office:value-type="float"/>
          <table:table-cell table:formula="of:=MEDIAN([.$F6];[.$K6];[.$P6];[.$U6];[.$Z6];[.$AE6];[.$AJ6];[.$AO6];[.$AT6];[.$AY6];[.$BD6];[.$BI6];[.$BN6];[.$BS6];[.$BX6];[.$CC6];[.$CH6];[.$CM6])" office:value-type="float"/>
          <table:table-cell table:formula="of:=MAX([.$B6];[.$G6];[.$L6];[.$Q6];[.$V6];[.$AA6];[.$AF6];[.$AK6];[.$AP6];[.$AU6];[.$AZ6];[.$BE6];[.$BJ6];[.$BO6];[.$BT6];[.$BY6];[.$CD6];[.$CI6])" office:value-type="float"/>
          <table:table-cell table:formula="of:=MAX([.$C6];[.$H6];[.$M6];[.$R6];[.$W6];[.$AB6];[.$AG6];[.$AL6];[.$AQ6];[.$AV6];[.$BA6];[.$BF6];[.$BK6];[.$BP6];[.$BU6];[.$BZ6];[.$CE6];[.$CJ6])" office:value-type="float"/>
          <table:table-cell table:formula="of:=MAX([.$D6];[.$I6];[.$N6];[.$S6];[.$X6];[.$AC6];[.$AH6];[.$AM6];[.$AR6];[.$AW6];[.$BB6];[.$BG6];[.$BL6];[.$BQ6];[.$BV6];[.$CA6];[.$CF6];[.$CK6])" office:value-type="float"/>
          <table:table-cell table:formula="of:=MAX([.$E6];[.$J6];[.$O6];[.$T6];[.$Y6];[.$AD6];[.$AI6];[.$AN6];[.$AS6];[.$AX6];[.$BC6];[.$BH6];[.$BM6];[.$BR6];[.$BW6];[.$CB6];[.$CG6];[.$CL6])" office:value-type="float"/>
          <table:table-cell table:formula="of:=MAX([.$F6];[.$K6];[.$P6];[.$U6];[.$Z6];[.$AE6];[.$AJ6];[.$AO6];[.$AT6];[.$AY6];[.$BD6];[.$BI6];[.$BN6];[.$BS6];[.$BX6];[.$CC6];[.$CH6];[.$CM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formula="of:=AVERAGE([Instances.B76:Instances.B105])" office:value-type="float"/>
          <table:table-cell table:style-name="cellBest" table:formula="of:=SUM([Instances.C76:Instances.C105])" office:value-type="float"/>
          <table:table-cell table:style-name="cellWorst" table:formula="of:=AVERAGE([Instances.D76:Instances.D105])" office:value-type="float"/>
          <table:table-cell table:formula="of:=AVERAGE([Instances.E76:Instances.E105])" office:value-type="float"/>
          <table:table-cell table:style-name="cellWorst" table:formula="of:=AVERAGE([Instances.F76:Instances.F105])" office:value-type="float"/>
          <table:table-cell table:formula="of:=AVERAGE([Instances.G76:Instances.G105])" office:value-type="float"/>
          <table:table-cell table:style-name="cellBest" table:formula="of:=SUM([Instances.H76:Instances.H105])" office:value-type="float"/>
          <table:table-cell table:style-name="cellWorst" table:formula="of:=AVERAGE([Instances.I76:Instances.I105])" office:value-type="float"/>
          <table:table-cell table:formula="of:=AVERAGE([Instances.J76:Instances.J105])" office:value-type="float"/>
          <table:table-cell table:style-name="cellWorst" table:formula="of:=AVERAGE([Instances.K76:Instances.K105])" office:value-type="float"/>
          <table:table-cell table:formula="of:=AVERAGE([Instances.L76:Instances.L105])" office:value-type="float"/>
          <table:table-cell table:style-name="cellBest" table:formula="of:=SUM([Instances.M76:Instances.M105])" office:value-type="float"/>
          <table:table-cell table:style-name="cellWorst" table:formula="of:=AVERAGE([Instances.N76:Instances.N105])" office:value-type="float"/>
          <table:table-cell table:formula="of:=AVERAGE([Instances.O76:Instances.O105])" office:value-type="float"/>
          <table:table-cell table:style-name="cellWorst" table:formula="of:=AVERAGE([Instances.P76:Instances.P105])" office:value-type="float"/>
          <table:table-cell table:formula="of:=AVERAGE([Instances.Q76:Instances.Q105])" office:value-type="float"/>
          <table:table-cell table:style-name="cellBest" table:formula="of:=SUM([Instances.R76:Instances.R105])" office:value-type="float"/>
          <table:table-cell table:style-name="cellWorst" table:formula="of:=AVERAGE([Instances.S76:Instances.S105])" office:value-type="float"/>
          <table:table-cell table:formula="of:=AVERAGE([Instances.T76:Instances.T105])" office:value-type="float"/>
          <table:table-cell table:style-name="cellWorst" table:formula="of:=AVERAGE([Instances.U76:Instances.U105])" office:value-type="float"/>
          <table:table-cell table:style-name="cellBest" table:formula="of:=AVERAGE([Instances.V76:Instances.V105])" office:value-type="float"/>
          <table:table-cell table:style-name="cellBest" table:formula="of:=SUM([Instances.W76:Instances.W105])" office:value-type="float"/>
          <table:table-cell table:style-name="cellWorst" table:formula="of:=AVERAGE([Instances.X76:Instances.X105])" office:value-type="float"/>
          <table:table-cell table:formula="of:=AVERAGE([Instances.Y76:Instances.Y105])" office:value-type="float"/>
          <table:table-cell table:style-name="cellWorst" table:formula="of:=AVERAGE([Instances.Z76:Instances.Z105])" office:value-type="float"/>
          <table:table-cell table:formula="of:=AVERAGE([Instances.AA76:Instances.AA105])" office:value-type="float"/>
          <table:table-cell table:style-name="cellBest" table:formula="of:=SUM([Instances.AB76:Instances.AB105])" office:value-type="float"/>
          <table:table-cell table:style-name="cellWorst"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style-name="cellWorst" table:formula="of:=AVERAGE([Instances.AF76:Instances.AF105])" office:value-type="float"/>
          <table:table-cell table:style-name="cellWorst" table:formula="of:=SUM([Instances.AG76:Instances.AG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AK76:Instances.AK105])" office:value-type="float"/>
          <table:table-cell table:style-name="cellWorst" table:formula="of:=SUM([Instances.AL76:Instances.AL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AP76:Instances.AP105])" office:value-type="float"/>
          <table:table-cell table:style-name="cellWorst" table:formula="of:=SUM([Instances.AQ76:Instances.AQ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AU76:Instances.AU105])" office:value-type="float"/>
          <table:table-cell table:style-name="cellWorst" table:formula="of:=SUM([Instances.AV76:Instances.AV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AZ76:Instances.AZ105])" office:value-type="float"/>
          <table:table-cell table:style-name="cellWorst" table:formula="of:=SUM([Instances.BA76:Instances.BA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BE76:Instances.BE105])" office:value-type="float"/>
          <table:table-cell table:style-name="cellWorst" table:formula="of:=SUM([Instances.BF76:Instances.BF10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style-name="cellBest" table:formula="of:=AVERAGE([Instances.BN76:Instances.BN105])" office:value-type="float"/>
          <table:table-cell table:formula="of:=AVERAGE([Instances.BO76:Instances.BO105])" office:value-type="float"/>
          <table:table-cell table:formula="of:=SUM([Instances.BP76:Instances.BP105])" office:value-type="float"/>
          <table:table-cell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style-name="cellBest"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formula="of:=AVERAGE([Instances.BY76:Instances.BY105])" office:value-type="float"/>
          <table:table-cell table:formula="of:=SUM([Instances.BZ76:Instances.BZ105])" office:value-type="float"/>
          <table:table-cell table:formula="of:=AVERAGE([Instances.CA76:Instances.CA105])" office:value-type="float"/>
          <table:table-cell table:formula="of:=AVERAGE([Instances.CB76:Instances.CB105])" office:value-type="float"/>
          <table:table-cell table:style-name="cellBest" table:formula="of:=AVERAGE([Instances.CC76:Instances.CC105])" office:value-type="float"/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formula="of:=AVERAGE([Instances.CI76:Instances.CI105])" office:value-type="float"/>
          <table:table-cell table:formula="of:=SUM([Instances.CJ76:Instances.CJ105])" office:value-type="float"/>
          <table:table-cell table:formula="of:=AVERAGE([Instances.CK76:Instances.CK105])" office:value-type="float"/>
          <table:table-cell table:formula="of:=AVERAGE([Instances.CL76:Instances.CL105])" office:value-type="float"/>
          <table:table-cell table:formula="of:=AVERAGE([Instances.CM76:Instances.CM105])" office:value-type="float"/>
          <table:table-cell table:formula="of:=MIN([.$B7];[.$G7];[.$L7];[.$Q7];[.$V7];[.$AA7];[.$AF7];[.$AK7];[.$AP7];[.$AU7];[.$AZ7];[.$BE7];[.$BJ7];[.$BO7];[.$BT7];[.$BY7];[.$CD7];[.$CI7])" office:value-type="float"/>
          <table:table-cell table:formula="of:=MIN([.$C7];[.$H7];[.$M7];[.$R7];[.$W7];[.$AB7];[.$AG7];[.$AL7];[.$AQ7];[.$AV7];[.$BA7];[.$BF7];[.$BK7];[.$BP7];[.$BU7];[.$BZ7];[.$CE7];[.$CJ7])" office:value-type="float"/>
          <table:table-cell table:formula="of:=MIN([.$D7];[.$I7];[.$N7];[.$S7];[.$X7];[.$AC7];[.$AH7];[.$AM7];[.$AR7];[.$AW7];[.$BB7];[.$BG7];[.$BL7];[.$BQ7];[.$BV7];[.$CA7];[.$CF7];[.$CK7])" office:value-type="float"/>
          <table:table-cell table:formula="of:=MIN([.$E7];[.$J7];[.$O7];[.$T7];[.$Y7];[.$AD7];[.$AI7];[.$AN7];[.$AS7];[.$AX7];[.$BC7];[.$BH7];[.$BM7];[.$BR7];[.$BW7];[.$CB7];[.$CG7];[.$CL7])" office:value-type="float"/>
          <table:table-cell table:formula="of:=MIN([.$F7];[.$K7];[.$P7];[.$U7];[.$Z7];[.$AE7];[.$AJ7];[.$AO7];[.$AT7];[.$AY7];[.$BD7];[.$BI7];[.$BN7];[.$BS7];[.$BX7];[.$CC7];[.$CH7];[.$CM7])" office:value-type="float"/>
          <table:table-cell table:formula="of:=MEDIAN([.$B7];[.$G7];[.$L7];[.$Q7];[.$V7];[.$AA7];[.$AF7];[.$AK7];[.$AP7];[.$AU7];[.$AZ7];[.$BE7];[.$BJ7];[.$BO7];[.$BT7];[.$BY7];[.$CD7];[.$CI7])" office:value-type="float"/>
          <table:table-cell table:formula="of:=MEDIAN([.$C7];[.$H7];[.$M7];[.$R7];[.$W7];[.$AB7];[.$AG7];[.$AL7];[.$AQ7];[.$AV7];[.$BA7];[.$BF7];[.$BK7];[.$BP7];[.$BU7];[.$BZ7];[.$CE7];[.$CJ7])" office:value-type="float"/>
          <table:table-cell table:formula="of:=MEDIAN([.$D7];[.$I7];[.$N7];[.$S7];[.$X7];[.$AC7];[.$AH7];[.$AM7];[.$AR7];[.$AW7];[.$BB7];[.$BG7];[.$BL7];[.$BQ7];[.$BV7];[.$CA7];[.$CF7];[.$CK7])" office:value-type="float"/>
          <table:table-cell table:formula="of:=MEDIAN([.$E7];[.$J7];[.$O7];[.$T7];[.$Y7];[.$AD7];[.$AI7];[.$AN7];[.$AS7];[.$AX7];[.$BC7];[.$BH7];[.$BM7];[.$BR7];[.$BW7];[.$CB7];[.$CG7];[.$CL7])" office:value-type="float"/>
          <table:table-cell table:formula="of:=MEDIAN([.$F7];[.$K7];[.$P7];[.$U7];[.$Z7];[.$AE7];[.$AJ7];[.$AO7];[.$AT7];[.$AY7];[.$BD7];[.$BI7];[.$BN7];[.$BS7];[.$BX7];[.$CC7];[.$CH7];[.$CM7])" office:value-type="float"/>
          <table:table-cell table:formula="of:=MAX([.$B7];[.$G7];[.$L7];[.$Q7];[.$V7];[.$AA7];[.$AF7];[.$AK7];[.$AP7];[.$AU7];[.$AZ7];[.$BE7];[.$BJ7];[.$BO7];[.$BT7];[.$BY7];[.$CD7];[.$CI7])" office:value-type="float"/>
          <table:table-cell table:formula="of:=MAX([.$C7];[.$H7];[.$M7];[.$R7];[.$W7];[.$AB7];[.$AG7];[.$AL7];[.$AQ7];[.$AV7];[.$BA7];[.$BF7];[.$BK7];[.$BP7];[.$BU7];[.$BZ7];[.$CE7];[.$CJ7])" office:value-type="float"/>
          <table:table-cell table:formula="of:=MAX([.$D7];[.$I7];[.$N7];[.$S7];[.$X7];[.$AC7];[.$AH7];[.$AM7];[.$AR7];[.$AW7];[.$BB7];[.$BG7];[.$BL7];[.$BQ7];[.$BV7];[.$CA7];[.$CF7];[.$CK7])" office:value-type="float"/>
          <table:table-cell table:formula="of:=MAX([.$E7];[.$J7];[.$O7];[.$T7];[.$Y7];[.$AD7];[.$AI7];[.$AN7];[.$AS7];[.$AX7];[.$BC7];[.$BH7];[.$BM7];[.$BR7];[.$BW7];[.$CB7];[.$CG7];[.$CL7])" office:value-type="float"/>
          <table:table-cell table:formula="of:=MAX([.$F7];[.$K7];[.$P7];[.$U7];[.$Z7];[.$AE7];[.$AJ7];[.$AO7];[.$AT7];[.$AY7];[.$BD7];[.$BI7];[.$BN7];[.$BS7];[.$BX7];[.$CC7];[.$CH7];[.$CM7])" office:value-type="float"/>
        </table:table-row>
        <table:table-row table:style-name="ro1">
          <table:table-cell office:value-type="string">
            <text:p>dse/2x2/instances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SUM([Instances.H106:Instances.H135])" office:value-type="float"/>
          <table:table-cell table:formula="of:=AVERAGE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SUM([Instances.M106:Instances.M135])" office:value-type="float"/>
          <table:table-cell table:formula="of:=AVERAGE([Instances.N106:Instances.N135])" office:value-type="float"/>
          <table:table-cell table:formula="of:=AVERAGE([Instances.O106:Instances.O135])" office:value-type="float"/>
          <table:table-cell table:formula="of:=AVERAGE([Instances.P106:Instances.P135])" office:value-type="float"/>
          <table:table-cell table:formula="of:=AVERAGE([Instances.Q106:Instances.Q135])" office:value-type="float"/>
          <table:table-cell table:formula="of:=SUM([Instances.R106:Instances.R135])" office:value-type="float"/>
          <table:table-cell table:formula="of:=AVERAGE([Instances.S106:Instances.S135])" office:value-type="float"/>
          <table:table-cell table:formula="of:=AVERAGE([Instances.T106:Instances.T135])" office:value-type="float"/>
          <table:table-cell table:formula="of:=AVERAGE([Instances.U106:Instances.U135])" office:value-type="float"/>
          <table:table-cell table:formula="of:=AVERAGE([Instances.V106:Instances.V135])" office:value-type="float"/>
          <table:table-cell table:formula="of:=SUM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formula="of:=AVERAGE([Instances.AA106:Instances.AA135])" office:value-type="float"/>
          <table:table-cell table:formula="of:=SUM([Instances.AB106:Instances.AB135])" office:value-type="float"/>
          <table:table-cell table:formula="of:=AVERAGE([Instances.AC106:Instances.AC135])" office:value-type="float"/>
          <table:table-cell table:formula="of:=AVERAGE([Instances.AD106:Instances.AD135])" office:value-type="float"/>
          <table:table-cell table:formula="of:=AVERAGE([Instances.AE106:Instances.AE135])" office:value-type="float"/>
          <table:table-cell table:formula="of:=AVERAGE([Instances.AF106:Instances.AF135])" office:value-type="float"/>
          <table:table-cell table:formula="of:=SUM([Instances.AG106:Instances.AG135])" office:value-type="float"/>
          <table:table-cell table:formula="of:=AVERAGE([Instances.AH106:Instances.AH135])" office:value-type="float"/>
          <table:table-cell table:formula="of:=AVERAGE([Instances.AI106:Instances.AI135])" office:value-type="float"/>
          <table:table-cell table:formula="of:=AVERAGE([Instances.AJ106:Instances.AJ135])" office:value-type="float"/>
          <table:table-cell table:formula="of:=AVERAGE([Instances.AK106:Instances.AK135])" office:value-type="float"/>
          <table:table-cell table:formula="of:=SUM([Instances.AL106:Instances.AL135])" office:value-type="float"/>
          <table:table-cell table:formula="of:=AVERAGE([Instances.AM106:Instances.AM135])" office:value-type="float"/>
          <table:table-cell table:formula="of:=AVERAGE([Instances.AN106:Instances.AN135])" office:value-type="float"/>
          <table:table-cell table:formula="of:=AVERAGE([Instances.AO106:Instances.AO135])" office:value-type="float"/>
          <table:table-cell table:formula="of:=AVERAGE([Instances.AP106:Instances.AP135])" office:value-type="float"/>
          <table:table-cell table:formula="of:=SUM([Instances.AQ106:Instances.AQ135])" office:value-type="float"/>
          <table:table-cell table:formula="of:=AVERAGE([Instances.AR106:Instances.AR135])" office:value-type="float"/>
          <table:table-cell table:formula="of:=AVERAGE([Instances.AS106:Instances.AS135])" office:value-type="float"/>
          <table:table-cell table:formula="of:=AVERAGE([Instances.AT106:Instances.AT135])" office:value-type="float"/>
          <table:table-cell table:formula="of:=AVERAGE([Instances.AU106:Instances.AU135])" office:value-type="float"/>
          <table:table-cell table:formula="of:=SUM([Instances.AV106:Instances.AV135])" office:value-type="float"/>
          <table:table-cell table:formula="of:=AVERAGE([Instances.AW106:Instances.AW135])" office:value-type="float"/>
          <table:table-cell table:formula="of:=AVERAGE([Instances.AX106:Instances.AX135])" office:value-type="float"/>
          <table:table-cell table:formula="of:=AVERAGE([Instances.AY106:Instances.AY135])" office:value-type="float"/>
          <table:table-cell table:formula="of:=AVERAGE([Instances.AZ106:Instances.AZ135])" office:value-type="float"/>
          <table:table-cell table:formula="of:=SUM([Instances.BA106:Instances.BA135])" office:value-type="float"/>
          <table:table-cell table:formula="of:=AVERAGE([Instances.BB106:Instances.BB135])" office:value-type="float"/>
          <table:table-cell table:formula="of:=AVERAGE([Instances.BC106:Instances.BC135])" office:value-type="float"/>
          <table:table-cell table:formula="of:=AVERAGE([Instances.BD106:Instances.BD135])" office:value-type="float"/>
          <table:table-cell table:formula="of:=AVERAGE([Instances.BE106:Instances.BE135])" office:value-type="float"/>
          <table:table-cell table:formula="of:=SUM([Instances.BF106:Instances.BF135])" office:value-type="float"/>
          <table:table-cell table:formula="of:=AVERAGE([Instances.BG106:Instances.BG135])" office:value-type="float"/>
          <table:table-cell table:formula="of:=AVERAGE([Instances.BH106:Instances.BH135])" office:value-type="float"/>
          <table:table-cell table:formula="of:=AVERAGE([Instances.BI106:Instances.BI135])" office:value-type="float"/>
          <table:table-cell table:formula="of:=AVERAGE([Instances.BJ106:Instances.BJ135])" office:value-type="float"/>
          <table:table-cell table:formula="of:=SUM([Instances.BK106:Instances.BK135])" office:value-type="float"/>
          <table:table-cell table:formula="of:=AVERAGE([Instances.BL106:Instances.BL135])" office:value-type="float"/>
          <table:table-cell table:formula="of:=AVERAGE([Instances.BM106:Instances.BM135])" office:value-type="float"/>
          <table:table-cell table:formula="of:=AVERAGE([Instances.BN106:Instances.BN135])" office:value-type="float"/>
          <table:table-cell table:formula="of:=AVERAGE([Instances.BO106:Instances.BO135])" office:value-type="float"/>
          <table:table-cell table:formula="of:=SUM([Instances.BP106:Instances.BP135])" office:value-type="float"/>
          <table:table-cell table:formula="of:=AVERAGE([Instances.BQ106:Instances.BQ135])" office:value-type="float"/>
          <table:table-cell table:formula="of:=AVERAGE([Instances.BR106:Instances.BR135])" office:value-type="float"/>
          <table:table-cell table:formula="of:=AVERAGE([Instances.BS106:Instances.BS135])" office:value-type="float"/>
          <table:table-cell table:formula="of:=AVERAGE([Instances.BT106:Instances.BT135])" office:value-type="float"/>
          <table:table-cell table:formula="of:=SUM([Instances.BU106:Instances.BU135])" office:value-type="float"/>
          <table:table-cell table:formula="of:=AVERAGE([Instances.BV106:Instances.BV135])" office:value-type="float"/>
          <table:table-cell table:formula="of:=AVERAGE([Instances.BW106:Instances.BW135])" office:value-type="float"/>
          <table:table-cell table:formula="of:=AVERAGE([Instances.BX106:Instances.BX135])" office:value-type="float"/>
          <table:table-cell table:formula="of:=AVERAGE([Instances.BY106:Instances.BY135])" office:value-type="float"/>
          <table:table-cell table:formula="of:=SUM([Instances.BZ106:Instances.BZ135])" office:value-type="float"/>
          <table:table-cell table:formula="of:=AVERAGE([Instances.CA106:Instances.CA135])" office:value-type="float"/>
          <table:table-cell table:formula="of:=AVERAGE([Instances.CB106:Instances.CB135])" office:value-type="float"/>
          <table:table-cell table:formula="of:=AVERAGE([Instances.CC106:Instances.CC135])" office:value-type="float"/>
          <table:table-cell table:formula="of:=AVERAGE([Instances.CD106:Instances.CD135])" office:value-type="float"/>
          <table:table-cell table:formula="of:=SUM([Instances.CE106:Instances.CE135])" office:value-type="float"/>
          <table:table-cell table:formula="of:=AVERAGE([Instances.CF106:Instances.CF135])" office:value-type="float"/>
          <table:table-cell table:formula="of:=AVERAGE([Instances.CG106:Instances.CG135])" office:value-type="float"/>
          <table:table-cell table:formula="of:=AVERAGE([Instances.CH106:Instances.CH135])" office:value-type="float"/>
          <table:table-cell table:formula="of:=AVERAGE([Instances.CI106:Instances.CI135])" office:value-type="float"/>
          <table:table-cell table:formula="of:=SUM([Instances.CJ106:Instances.CJ135])" office:value-type="float"/>
          <table:table-cell table:formula="of:=AVERAGE([Instances.CK106:Instances.CK135])" office:value-type="float"/>
          <table:table-cell table:formula="of:=AVERAGE([Instances.CL106:Instances.CL135])" office:value-type="float"/>
          <table:table-cell table:formula="of:=AVERAGE([Instances.CM106:Instances.CM135])" office:value-type="float"/>
          <table:table-cell table:formula="of:=MIN([.$B8];[.$G8];[.$L8];[.$Q8];[.$V8];[.$AA8];[.$AF8];[.$AK8];[.$AP8];[.$AU8];[.$AZ8];[.$BE8];[.$BJ8];[.$BO8];[.$BT8];[.$BY8];[.$CD8];[.$CI8])" office:value-type="float"/>
          <table:table-cell table:formula="of:=MIN([.$C8];[.$H8];[.$M8];[.$R8];[.$W8];[.$AB8];[.$AG8];[.$AL8];[.$AQ8];[.$AV8];[.$BA8];[.$BF8];[.$BK8];[.$BP8];[.$BU8];[.$BZ8];[.$CE8];[.$CJ8])" office:value-type="float"/>
          <table:table-cell table:formula="of:=MIN([.$D8];[.$I8];[.$N8];[.$S8];[.$X8];[.$AC8];[.$AH8];[.$AM8];[.$AR8];[.$AW8];[.$BB8];[.$BG8];[.$BL8];[.$BQ8];[.$BV8];[.$CA8];[.$CF8];[.$CK8])" office:value-type="float"/>
          <table:table-cell table:formula="of:=MIN([.$E8];[.$J8];[.$O8];[.$T8];[.$Y8];[.$AD8];[.$AI8];[.$AN8];[.$AS8];[.$AX8];[.$BC8];[.$BH8];[.$BM8];[.$BR8];[.$BW8];[.$CB8];[.$CG8];[.$CL8])" office:value-type="float"/>
          <table:table-cell table:formula="of:=MIN([.$F8];[.$K8];[.$P8];[.$U8];[.$Z8];[.$AE8];[.$AJ8];[.$AO8];[.$AT8];[.$AY8];[.$BD8];[.$BI8];[.$BN8];[.$BS8];[.$BX8];[.$CC8];[.$CH8];[.$CM8])" office:value-type="float"/>
          <table:table-cell table:formula="of:=MEDIAN([.$B8];[.$G8];[.$L8];[.$Q8];[.$V8];[.$AA8];[.$AF8];[.$AK8];[.$AP8];[.$AU8];[.$AZ8];[.$BE8];[.$BJ8];[.$BO8];[.$BT8];[.$BY8];[.$CD8];[.$CI8])" office:value-type="float"/>
          <table:table-cell table:formula="of:=MEDIAN([.$C8];[.$H8];[.$M8];[.$R8];[.$W8];[.$AB8];[.$AG8];[.$AL8];[.$AQ8];[.$AV8];[.$BA8];[.$BF8];[.$BK8];[.$BP8];[.$BU8];[.$BZ8];[.$CE8];[.$CJ8])" office:value-type="float"/>
          <table:table-cell table:formula="of:=MEDIAN([.$D8];[.$I8];[.$N8];[.$S8];[.$X8];[.$AC8];[.$AH8];[.$AM8];[.$AR8];[.$AW8];[.$BB8];[.$BG8];[.$BL8];[.$BQ8];[.$BV8];[.$CA8];[.$CF8];[.$CK8])" office:value-type="float"/>
          <table:table-cell table:formula="of:=MEDIAN([.$E8];[.$J8];[.$O8];[.$T8];[.$Y8];[.$AD8];[.$AI8];[.$AN8];[.$AS8];[.$AX8];[.$BC8];[.$BH8];[.$BM8];[.$BR8];[.$BW8];[.$CB8];[.$CG8];[.$CL8])" office:value-type="float"/>
          <table:table-cell table:formula="of:=MEDIAN([.$F8];[.$K8];[.$P8];[.$U8];[.$Z8];[.$AE8];[.$AJ8];[.$AO8];[.$AT8];[.$AY8];[.$BD8];[.$BI8];[.$BN8];[.$BS8];[.$BX8];[.$CC8];[.$CH8];[.$CM8])" office:value-type="float"/>
          <table:table-cell table:formula="of:=MAX([.$B8];[.$G8];[.$L8];[.$Q8];[.$V8];[.$AA8];[.$AF8];[.$AK8];[.$AP8];[.$AU8];[.$AZ8];[.$BE8];[.$BJ8];[.$BO8];[.$BT8];[.$BY8];[.$CD8];[.$CI8])" office:value-type="float"/>
          <table:table-cell table:formula="of:=MAX([.$C8];[.$H8];[.$M8];[.$R8];[.$W8];[.$AB8];[.$AG8];[.$AL8];[.$AQ8];[.$AV8];[.$BA8];[.$BF8];[.$BK8];[.$BP8];[.$BU8];[.$BZ8];[.$CE8];[.$CJ8])" office:value-type="float"/>
          <table:table-cell table:formula="of:=MAX([.$D8];[.$I8];[.$N8];[.$S8];[.$X8];[.$AC8];[.$AH8];[.$AM8];[.$AR8];[.$AW8];[.$BB8];[.$BG8];[.$BL8];[.$BQ8];[.$BV8];[.$CA8];[.$CF8];[.$CK8])" office:value-type="float"/>
          <table:table-cell table:formula="of:=MAX([.$E8];[.$J8];[.$O8];[.$T8];[.$Y8];[.$AD8];[.$AI8];[.$AN8];[.$AS8];[.$AX8];[.$BC8];[.$BH8];[.$BM8];[.$BR8];[.$BW8];[.$CB8];[.$CG8];[.$CL8])" office:value-type="float"/>
          <table:table-cell table:formula="of:=MAX([.$F8];[.$K8];[.$P8];[.$U8];[.$Z8];[.$AE8];[.$AJ8];[.$AO8];[.$AT8];[.$AY8];[.$BD8];[.$BI8];[.$BN8];[.$BS8];[.$BX8];[.$CC8];[.$CH8];[.$CM8])" office:value-type="float"/>
        </table:table-row>
        <table:table-row table:style-name="ro1">
          <table:table-cell office:value-type="string">
            <text:p>dse/3x3/instances</text:p>
          </table:table-cell>
          <table:table-cell table:formula="of:=AVERAGE([Instances.B136:Instances.B165])" office:value-type="float"/>
          <table:table-cell table:formula="of:=SUM([Instances.C136:Instances.C165])" office:value-type="float"/>
          <table:table-cell table:formula="of:=AVERAGE([Instances.D136:Instances.D165])" office:value-type="float"/>
          <table:table-cell table:formula="of:=AVERAGE([Instances.E136:Instances.E165])" office:value-type="float"/>
          <table:table-cell table:formula="of:=AVERAGE([Instances.F136:Instances.F165])" office:value-type="float"/>
          <table:table-cell table:formula="of:=AVERAGE([Instances.G136:Instances.G165])" office:value-type="float"/>
          <table:table-cell table:formula="of:=SUM([Instances.H136:Instances.H165])" office:value-type="float"/>
          <table:table-cell table:formula="of:=AVERAGE([Instances.I136:Instances.I165])" office:value-type="float"/>
          <table:table-cell table:formula="of:=AVERAGE([Instances.J136:Instances.J165])" office:value-type="float"/>
          <table:table-cell table:formula="of:=AVERAGE([Instances.K136:Instances.K165])" office:value-type="float"/>
          <table:table-cell table:formula="of:=AVERAGE([Instances.L136:Instances.L165])" office:value-type="float"/>
          <table:table-cell table:formula="of:=SUM([Instances.M136:Instances.M165])" office:value-type="float"/>
          <table:table-cell table:formula="of:=AVERAGE([Instances.N136:Instances.N165])" office:value-type="float"/>
          <table:table-cell table:formula="of:=AVERAGE([Instances.O136:Instances.O165])" office:value-type="float"/>
          <table:table-cell table:formula="of:=AVERAGE([Instances.P136:Instances.P165])" office:value-type="float"/>
          <table:table-cell table:style-name="cellBest" table:formula="of:=AVERAGE([Instances.Q136:Instances.Q165])" office:value-type="float"/>
          <table:table-cell table:formula="of:=SUM([Instances.R136:Instances.R165])" office:value-type="float"/>
          <table:table-cell table:formula="of:=AVERAGE([Instances.S136:Instances.S165])" office:value-type="float"/>
          <table:table-cell table:formula="of:=AVERAGE([Instances.T136:Instances.T165])" office:value-type="float"/>
          <table:table-cell table:formula="of:=AVERAGE([Instances.U136:Instances.U165])" office:value-type="float"/>
          <table:table-cell table:formula="of:=AVERAGE([Instances.V136:Instances.V165])" office:value-type="float"/>
          <table:table-cell table:formula="of:=SUM([Instances.W136:Instances.W165])" office:value-type="float"/>
          <table:table-cell table:formula="of:=AVERAGE([Instances.X136:Instances.X165])" office:value-type="float"/>
          <table:table-cell table:formula="of:=AVERAGE([Instances.Y136:Instances.Y165])" office:value-type="float"/>
          <table:table-cell table:formula="of:=AVERAGE([Instances.Z136:Instances.Z165])" office:value-type="float"/>
          <table:table-cell table:formula="of:=AVERAGE([Instances.AA136:Instances.AA165])" office:value-type="float"/>
          <table:table-cell table:formula="of:=SUM([Instances.AB136:Instances.AB165])" office:value-type="float"/>
          <table:table-cell table:formula="of:=AVERAGE([Instances.AC136:Instances.AC165])" office:value-type="float"/>
          <table:table-cell table:formula="of:=AVERAGE([Instances.AD136:Instances.AD165])" office:value-type="float"/>
          <table:table-cell table:formula="of:=AVERAGE([Instances.AE136:Instances.AE165])" office:value-type="float"/>
          <table:table-cell table:formula="of:=AVERAGE([Instances.AF136:Instances.AF165])" office:value-type="float"/>
          <table:table-cell table:formula="of:=SUM([Instances.AG136:Instances.AG165])" office:value-type="float"/>
          <table:table-cell table:formula="of:=AVERAGE([Instances.AH136:Instances.AH165])" office:value-type="float"/>
          <table:table-cell table:formula="of:=AVERAGE([Instances.AI136:Instances.AI165])" office:value-type="float"/>
          <table:table-cell table:formula="of:=AVERAGE([Instances.AJ136:Instances.AJ165])" office:value-type="float"/>
          <table:table-cell table:formula="of:=AVERAGE([Instances.AK136:Instances.AK165])" office:value-type="float"/>
          <table:table-cell table:formula="of:=SUM([Instances.AL136:Instances.AL165])" office:value-type="float"/>
          <table:table-cell table:formula="of:=AVERAGE([Instances.AM136:Instances.AM165])" office:value-type="float"/>
          <table:table-cell table:formula="of:=AVERAGE([Instances.AN136:Instances.AN165])" office:value-type="float"/>
          <table:table-cell table:formula="of:=AVERAGE([Instances.AO136:Instances.AO165])" office:value-type="float"/>
          <table:table-cell table:formula="of:=AVERAGE([Instances.AP136:Instances.AP165])" office:value-type="float"/>
          <table:table-cell table:formula="of:=SUM([Instances.AQ136:Instances.AQ165])" office:value-type="float"/>
          <table:table-cell table:formula="of:=AVERAGE([Instances.AR136:Instances.AR165])" office:value-type="float"/>
          <table:table-cell table:formula="of:=AVERAGE([Instances.AS136:Instances.AS165])" office:value-type="float"/>
          <table:table-cell table:formula="of:=AVERAGE([Instances.AT136:Instances.AT165])" office:value-type="float"/>
          <table:table-cell table:style-name="cellWorst" table:formula="of:=AVERAGE([Instances.AU136:Instances.AU165])" office:value-type="float"/>
          <table:table-cell table:formula="of:=SUM([Instances.AV136:Instances.AV165])" office:value-type="float"/>
          <table:table-cell table:formula="of:=AVERAGE([Instances.AW136:Instances.AW165])" office:value-type="float"/>
          <table:table-cell table:formula="of:=AVERAGE([Instances.AX136:Instances.AX165])" office:value-type="float"/>
          <table:table-cell table:formula="of:=AVERAGE([Instances.AY136:Instances.AY165])" office:value-type="float"/>
          <table:table-cell table:formula="of:=AVERAGE([Instances.AZ136:Instances.AZ165])" office:value-type="float"/>
          <table:table-cell table:formula="of:=SUM([Instances.BA136:Instances.BA165])" office:value-type="float"/>
          <table:table-cell table:formula="of:=AVERAGE([Instances.BB136:Instances.BB165])" office:value-type="float"/>
          <table:table-cell table:formula="of:=AVERAGE([Instances.BC136:Instances.BC165])" office:value-type="float"/>
          <table:table-cell table:formula="of:=AVERAGE([Instances.BD136:Instances.BD165])" office:value-type="float"/>
          <table:table-cell table:formula="of:=AVERAGE([Instances.BE136:Instances.BE165])" office:value-type="float"/>
          <table:table-cell table:formula="of:=SUM([Instances.BF136:Instances.BF165])" office:value-type="float"/>
          <table:table-cell table:formula="of:=AVERAGE([Instances.BG136:Instances.BG165])" office:value-type="float"/>
          <table:table-cell table:formula="of:=AVERAGE([Instances.BH136:Instances.BH165])" office:value-type="float"/>
          <table:table-cell table:formula="of:=AVERAGE([Instances.BI136:Instances.BI165])" office:value-type="float"/>
          <table:table-cell table:formula="of:=AVERAGE([Instances.BJ136:Instances.BJ165])" office:value-type="float"/>
          <table:table-cell table:formula="of:=SUM([Instances.BK136:Instances.BK165])" office:value-type="float"/>
          <table:table-cell table:formula="of:=AVERAGE([Instances.BL136:Instances.BL165])" office:value-type="float"/>
          <table:table-cell table:formula="of:=AVERAGE([Instances.BM136:Instances.BM165])" office:value-type="float"/>
          <table:table-cell table:formula="of:=AVERAGE([Instances.BN136:Instances.BN165])" office:value-type="float"/>
          <table:table-cell table:formula="of:=AVERAGE([Instances.BO136:Instances.BO165])" office:value-type="float"/>
          <table:table-cell table:formula="of:=SUM([Instances.BP136:Instances.BP165])" office:value-type="float"/>
          <table:table-cell table:formula="of:=AVERAGE([Instances.BQ136:Instances.BQ165])" office:value-type="float"/>
          <table:table-cell table:formula="of:=AVERAGE([Instances.BR136:Instances.BR165])" office:value-type="float"/>
          <table:table-cell table:formula="of:=AVERAGE([Instances.BS136:Instances.BS165])" office:value-type="float"/>
          <table:table-cell table:formula="of:=AVERAGE([Instances.BT136:Instances.BT165])" office:value-type="float"/>
          <table:table-cell table:formula="of:=SUM([Instances.BU136:Instances.BU165])" office:value-type="float"/>
          <table:table-cell table:formula="of:=AVERAGE([Instances.BV136:Instances.BV165])" office:value-type="float"/>
          <table:table-cell table:formula="of:=AVERAGE([Instances.BW136:Instances.BW165])" office:value-type="float"/>
          <table:table-cell table:formula="of:=AVERAGE([Instances.BX136:Instances.BX165])" office:value-type="float"/>
          <table:table-cell table:formula="of:=AVERAGE([Instances.BY136:Instances.BY165])" office:value-type="float"/>
          <table:table-cell table:formula="of:=SUM([Instances.BZ136:Instances.BZ165])" office:value-type="float"/>
          <table:table-cell table:formula="of:=AVERAGE([Instances.CA136:Instances.CA165])" office:value-type="float"/>
          <table:table-cell table:formula="of:=AVERAGE([Instances.CB136:Instances.CB165])" office:value-type="float"/>
          <table:table-cell table:formula="of:=AVERAGE([Instances.CC136:Instances.CC165])" office:value-type="float"/>
          <table:table-cell table:formula="of:=AVERAGE([Instances.CD136:Instances.CD165])" office:value-type="float"/>
          <table:table-cell table:formula="of:=SUM([Instances.CE136:Instances.CE165])" office:value-type="float"/>
          <table:table-cell table:formula="of:=AVERAGE([Instances.CF136:Instances.CF165])" office:value-type="float"/>
          <table:table-cell table:formula="of:=AVERAGE([Instances.CG136:Instances.CG165])" office:value-type="float"/>
          <table:table-cell table:formula="of:=AVERAGE([Instances.CH136:Instances.CH165])" office:value-type="float"/>
          <table:table-cell table:formula="of:=AVERAGE([Instances.CI136:Instances.CI165])" office:value-type="float"/>
          <table:table-cell table:formula="of:=SUM([Instances.CJ136:Instances.CJ165])" office:value-type="float"/>
          <table:table-cell table:formula="of:=AVERAGE([Instances.CK136:Instances.CK165])" office:value-type="float"/>
          <table:table-cell table:formula="of:=AVERAGE([Instances.CL136:Instances.CL165])" office:value-type="float"/>
          <table:table-cell table:formula="of:=AVERAGE([Instances.CM136:Instances.CM165])" office:value-type="float"/>
          <table:table-cell table:formula="of:=MIN([.$B9];[.$G9];[.$L9];[.$Q9];[.$V9];[.$AA9];[.$AF9];[.$AK9];[.$AP9];[.$AU9];[.$AZ9];[.$BE9];[.$BJ9];[.$BO9];[.$BT9];[.$BY9];[.$CD9];[.$CI9])" office:value-type="float"/>
          <table:table-cell table:formula="of:=MIN([.$C9];[.$H9];[.$M9];[.$R9];[.$W9];[.$AB9];[.$AG9];[.$AL9];[.$AQ9];[.$AV9];[.$BA9];[.$BF9];[.$BK9];[.$BP9];[.$BU9];[.$BZ9];[.$CE9];[.$CJ9])" office:value-type="float"/>
          <table:table-cell table:formula="of:=MIN([.$D9];[.$I9];[.$N9];[.$S9];[.$X9];[.$AC9];[.$AH9];[.$AM9];[.$AR9];[.$AW9];[.$BB9];[.$BG9];[.$BL9];[.$BQ9];[.$BV9];[.$CA9];[.$CF9];[.$CK9])" office:value-type="float"/>
          <table:table-cell table:formula="of:=MIN([.$E9];[.$J9];[.$O9];[.$T9];[.$Y9];[.$AD9];[.$AI9];[.$AN9];[.$AS9];[.$AX9];[.$BC9];[.$BH9];[.$BM9];[.$BR9];[.$BW9];[.$CB9];[.$CG9];[.$CL9])" office:value-type="float"/>
          <table:table-cell table:formula="of:=MIN([.$F9];[.$K9];[.$P9];[.$U9];[.$Z9];[.$AE9];[.$AJ9];[.$AO9];[.$AT9];[.$AY9];[.$BD9];[.$BI9];[.$BN9];[.$BS9];[.$BX9];[.$CC9];[.$CH9];[.$CM9])" office:value-type="float"/>
          <table:table-cell table:formula="of:=MEDIAN([.$B9];[.$G9];[.$L9];[.$Q9];[.$V9];[.$AA9];[.$AF9];[.$AK9];[.$AP9];[.$AU9];[.$AZ9];[.$BE9];[.$BJ9];[.$BO9];[.$BT9];[.$BY9];[.$CD9];[.$CI9])" office:value-type="float"/>
          <table:table-cell table:formula="of:=MEDIAN([.$C9];[.$H9];[.$M9];[.$R9];[.$W9];[.$AB9];[.$AG9];[.$AL9];[.$AQ9];[.$AV9];[.$BA9];[.$BF9];[.$BK9];[.$BP9];[.$BU9];[.$BZ9];[.$CE9];[.$CJ9])" office:value-type="float"/>
          <table:table-cell table:formula="of:=MEDIAN([.$D9];[.$I9];[.$N9];[.$S9];[.$X9];[.$AC9];[.$AH9];[.$AM9];[.$AR9];[.$AW9];[.$BB9];[.$BG9];[.$BL9];[.$BQ9];[.$BV9];[.$CA9];[.$CF9];[.$CK9])" office:value-type="float"/>
          <table:table-cell table:formula="of:=MEDIAN([.$E9];[.$J9];[.$O9];[.$T9];[.$Y9];[.$AD9];[.$AI9];[.$AN9];[.$AS9];[.$AX9];[.$BC9];[.$BH9];[.$BM9];[.$BR9];[.$BW9];[.$CB9];[.$CG9];[.$CL9])" office:value-type="float"/>
          <table:table-cell table:formula="of:=MEDIAN([.$F9];[.$K9];[.$P9];[.$U9];[.$Z9];[.$AE9];[.$AJ9];[.$AO9];[.$AT9];[.$AY9];[.$BD9];[.$BI9];[.$BN9];[.$BS9];[.$BX9];[.$CC9];[.$CH9];[.$CM9])" office:value-type="float"/>
          <table:table-cell table:formula="of:=MAX([.$B9];[.$G9];[.$L9];[.$Q9];[.$V9];[.$AA9];[.$AF9];[.$AK9];[.$AP9];[.$AU9];[.$AZ9];[.$BE9];[.$BJ9];[.$BO9];[.$BT9];[.$BY9];[.$CD9];[.$CI9])" office:value-type="float"/>
          <table:table-cell table:formula="of:=MAX([.$C9];[.$H9];[.$M9];[.$R9];[.$W9];[.$AB9];[.$AG9];[.$AL9];[.$AQ9];[.$AV9];[.$BA9];[.$BF9];[.$BK9];[.$BP9];[.$BU9];[.$BZ9];[.$CE9];[.$CJ9])" office:value-type="float"/>
          <table:table-cell table:formula="of:=MAX([.$D9];[.$I9];[.$N9];[.$S9];[.$X9];[.$AC9];[.$AH9];[.$AM9];[.$AR9];[.$AW9];[.$BB9];[.$BG9];[.$BL9];[.$BQ9];[.$BV9];[.$CA9];[.$CF9];[.$CK9])" office:value-type="float"/>
          <table:table-cell table:formula="of:=MAX([.$E9];[.$J9];[.$O9];[.$T9];[.$Y9];[.$AD9];[.$AI9];[.$AN9];[.$AS9];[.$AX9];[.$BC9];[.$BH9];[.$BM9];[.$BR9];[.$BW9];[.$CB9];[.$CG9];[.$CL9])" office:value-type="float"/>
          <table:table-cell table:formula="of:=MAX([.$F9];[.$K9];[.$P9];[.$U9];[.$Z9];[.$AE9];[.$AJ9];[.$AO9];[.$AT9];[.$AY9];[.$BD9];[.$BI9];[.$BN9];[.$BS9];[.$BX9];[.$CC9];[.$CH9];[.$CM9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66:Instances.B195])" office:value-type="float"/>
          <table:table-cell table:formula="of:=SUM([Instances.C166:Instances.C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G166:Instances.G195])" office:value-type="float"/>
          <table:table-cell table:formula="of:=SUM([Instances.H166:Instances.H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L166:Instances.L195])" office:value-type="float"/>
          <table:table-cell table:formula="of:=SUM([Instances.M166:Instances.M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Q166:Instances.Q195])" office:value-type="float"/>
          <table:table-cell table:formula="of:=SUM([Instances.R166:Instances.R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166:Instances.V195])" office:value-type="float"/>
          <table:table-cell table:formula="of:=SUM([Instances.W166:Instances.W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A166:Instances.AA195])" office:value-type="float"/>
          <table:table-cell table:formula="of:=SUM([Instances.AB166:Instances.AB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66:Instances.AF195])" office:value-type="float"/>
          <table:table-cell table:formula="of:=SUM([Instances.AG166:Instances.AG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K166:Instances.AK195])" office:value-type="float"/>
          <table:table-cell table:formula="of:=SUM([Instances.AL166:Instances.AL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166:Instances.AP195])" office:value-type="float"/>
          <table:table-cell table:formula="of:=SUM([Instances.AQ166:Instances.AQ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U166:Instances.AU195])" office:value-type="float"/>
          <table:table-cell table:formula="of:=SUM([Instances.AV166:Instances.AV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66:Instances.AZ195])" office:value-type="float"/>
          <table:table-cell table:formula="of:=SUM([Instances.BA166:Instances.BA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E166:Instances.BE195])" office:value-type="float"/>
          <table:table-cell table:formula="of:=SUM([Instances.BF166:Instances.BF195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BJ166:Instances.BJ195])" office:value-type="float"/>
          <table:table-cell table:style-name="cellBest" table:formula="of:=SUM([Instances.BK166:Instances.BK195])" office:value-type="float"/>
          <table:table-cell table:formula="of:=AVERAGE([Instances.BL166:Instances.BL195])" office:value-type="float"/>
          <table:table-cell table:formula="of:=AVERAGE([Instances.BM166:Instances.BM195])" office:value-type="float"/>
          <table:table-cell table:formula="of:=AVERAGE([Instances.BN166:Instances.BN195])" office:value-type="float"/>
          <table:table-cell table:formula="of:=AVERAGE([Instances.BO166:Instances.BO195])" office:value-type="float"/>
          <table:table-cell table:style-name="cellBest" table:formula="of:=SUM([Instances.BP166:Instances.BP195])" office:value-type="float"/>
          <table:table-cell table:formula="of:=AVERAGE([Instances.BQ166:Instances.BQ195])" office:value-type="float"/>
          <table:table-cell table:formula="of:=AVERAGE([Instances.BR166:Instances.BR195])" office:value-type="float"/>
          <table:table-cell table:formula="of:=AVERAGE([Instances.BS166:Instances.BS195])" office:value-type="float"/>
          <table:table-cell table:formula="of:=AVERAGE([Instances.BT166:Instances.BT195])" office:value-type="float"/>
          <table:table-cell table:style-name="cellBest" table:formula="of:=SUM([Instances.BU166:Instances.BU195])" office:value-type="float"/>
          <table:table-cell table:formula="of:=AVERAGE([Instances.BV166:Instances.BV195])" office:value-type="float"/>
          <table:table-cell table:formula="of:=AVERAGE([Instances.BW166:Instances.BW195])" office:value-type="float"/>
          <table:table-cell table:formula="of:=AVERAGE([Instances.BX166:Instances.BX195])" office:value-type="float"/>
          <table:table-cell table:formula="of:=AVERAGE([Instances.BY166:Instances.BY195])" office:value-type="float"/>
          <table:table-cell table:style-name="cellBest" table:formula="of:=SUM([Instances.BZ166:Instances.BZ195])" office:value-type="float"/>
          <table:table-cell table:formula="of:=AVERAGE([Instances.CA166:Instances.CA195])" office:value-type="float"/>
          <table:table-cell table:formula="of:=AVERAGE([Instances.CB166:Instances.CB195])" office:value-type="float"/>
          <table:table-cell table:formula="of:=AVERAGE([Instances.CC166:Instances.CC195])" office:value-type="float"/>
          <table:table-cell table:formula="of:=AVERAGE([Instances.CD166:Instances.CD195])" office:value-type="float"/>
          <table:table-cell table:style-name="cellBest" table:formula="of:=SUM([Instances.CE166:Instances.CE195])" office:value-type="float"/>
          <table:table-cell table:formula="of:=AVERAGE([Instances.CF166:Instances.CF195])" office:value-type="float"/>
          <table:table-cell table:formula="of:=AVERAGE([Instances.CG166:Instances.CG195])" office:value-type="float"/>
          <table:table-cell table:formula="of:=AVERAGE([Instances.CH166:Instances.CH195])" office:value-type="float"/>
          <table:table-cell table:formula="of:=AVERAGE([Instances.CI166:Instances.CI195])" office:value-type="float"/>
          <table:table-cell table:style-name="cellBest" table:formula="of:=SUM([Instances.CJ166:Instances.CJ195])" office:value-type="float"/>
          <table:table-cell table:formula="of:=AVERAGE([Instances.CK166:Instances.CK195])" office:value-type="float"/>
          <table:table-cell table:formula="of:=AVERAGE([Instances.CL166:Instances.CL195])" office:value-type="float"/>
          <table:table-cell table:formula="of:=AVERAGE([Instances.CM166:Instances.CM195])" office:value-type="float"/>
          <table:table-cell table:formula="of:=MIN([.$B10];[.$G10];[.$L10];[.$Q10];[.$V10];[.$AA10];[.$AF10];[.$AK10];[.$AP10];[.$AU10];[.$AZ10];[.$BE10];[.$BJ10];[.$BO10];[.$BT10];[.$BY10];[.$CD10];[.$CI10])" office:value-type="float"/>
          <table:table-cell table:formula="of:=MIN([.$C10];[.$H10];[.$M10];[.$R10];[.$W10];[.$AB10];[.$AG10];[.$AL10];[.$AQ10];[.$AV10];[.$BA10];[.$BF10];[.$BK10];[.$BP10];[.$BU10];[.$BZ10];[.$CE10];[.$CJ10])" office:value-type="float"/>
          <table:table-cell table:formula="of:=MIN([.$D10];[.$I10];[.$N10];[.$S10];[.$X10];[.$AC10];[.$AH10];[.$AM10];[.$AR10];[.$AW10];[.$BB10];[.$BG10];[.$BL10];[.$BQ10];[.$BV10];[.$CA10];[.$CF10];[.$CK10])" office:value-type="float"/>
          <table:table-cell table:formula="of:=MIN([.$E10];[.$J10];[.$O10];[.$T10];[.$Y10];[.$AD10];[.$AI10];[.$AN10];[.$AS10];[.$AX10];[.$BC10];[.$BH10];[.$BM10];[.$BR10];[.$BW10];[.$CB10];[.$CG10];[.$CL10])" office:value-type="float"/>
          <table:table-cell table:formula="of:=MIN([.$F10];[.$K10];[.$P10];[.$U10];[.$Z10];[.$AE10];[.$AJ10];[.$AO10];[.$AT10];[.$AY10];[.$BD10];[.$BI10];[.$BN10];[.$BS10];[.$BX10];[.$CC10];[.$CH10];[.$CM10])" office:value-type="float"/>
          <table:table-cell table:formula="of:=MEDIAN([.$B10];[.$G10];[.$L10];[.$Q10];[.$V10];[.$AA10];[.$AF10];[.$AK10];[.$AP10];[.$AU10];[.$AZ10];[.$BE10];[.$BJ10];[.$BO10];[.$BT10];[.$BY10];[.$CD10];[.$CI10])" office:value-type="float"/>
          <table:table-cell table:formula="of:=MEDIAN([.$C10];[.$H10];[.$M10];[.$R10];[.$W10];[.$AB10];[.$AG10];[.$AL10];[.$AQ10];[.$AV10];[.$BA10];[.$BF10];[.$BK10];[.$BP10];[.$BU10];[.$BZ10];[.$CE10];[.$CJ10])" office:value-type="float"/>
          <table:table-cell table:formula="of:=MEDIAN([.$D10];[.$I10];[.$N10];[.$S10];[.$X10];[.$AC10];[.$AH10];[.$AM10];[.$AR10];[.$AW10];[.$BB10];[.$BG10];[.$BL10];[.$BQ10];[.$BV10];[.$CA10];[.$CF10];[.$CK10])" office:value-type="float"/>
          <table:table-cell table:formula="of:=MEDIAN([.$E10];[.$J10];[.$O10];[.$T10];[.$Y10];[.$AD10];[.$AI10];[.$AN10];[.$AS10];[.$AX10];[.$BC10];[.$BH10];[.$BM10];[.$BR10];[.$BW10];[.$CB10];[.$CG10];[.$CL10])" office:value-type="float"/>
          <table:table-cell table:formula="of:=MEDIAN([.$F10];[.$K10];[.$P10];[.$U10];[.$Z10];[.$AE10];[.$AJ10];[.$AO10];[.$AT10];[.$AY10];[.$BD10];[.$BI10];[.$BN10];[.$BS10];[.$BX10];[.$CC10];[.$CH10];[.$CM10])" office:value-type="float"/>
          <table:table-cell table:formula="of:=MAX([.$B10];[.$G10];[.$L10];[.$Q10];[.$V10];[.$AA10];[.$AF10];[.$AK10];[.$AP10];[.$AU10];[.$AZ10];[.$BE10];[.$BJ10];[.$BO10];[.$BT10];[.$BY10];[.$CD10];[.$CI10])" office:value-type="float"/>
          <table:table-cell table:formula="of:=MAX([.$C10];[.$H10];[.$M10];[.$R10];[.$W10];[.$AB10];[.$AG10];[.$AL10];[.$AQ10];[.$AV10];[.$BA10];[.$BF10];[.$BK10];[.$BP10];[.$BU10];[.$BZ10];[.$CE10];[.$CJ10])" office:value-type="float"/>
          <table:table-cell table:formula="of:=MAX([.$D10];[.$I10];[.$N10];[.$S10];[.$X10];[.$AC10];[.$AH10];[.$AM10];[.$AR10];[.$AW10];[.$BB10];[.$BG10];[.$BL10];[.$BQ10];[.$BV10];[.$CA10];[.$CF10];[.$CK10])" office:value-type="float"/>
          <table:table-cell table:formula="of:=MAX([.$E10];[.$J10];[.$O10];[.$T10];[.$Y10];[.$AD10];[.$AI10];[.$AN10];[.$AS10];[.$AX10];[.$BC10];[.$BH10];[.$BM10];[.$BR10];[.$BW10];[.$CB10];[.$CG10];[.$CL10])" office:value-type="float"/>
          <table:table-cell table:formula="of:=MAX([.$F10];[.$K10];[.$P10];[.$U10];[.$Z10];[.$AE10];[.$AJ10];[.$AO10];[.$AT10];[.$AY10];[.$BD10];[.$BI10];[.$BN10];[.$BS10];[.$BX10];[.$CC10];[.$CH10];[.$CM1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])" office:value-type="float"/>
          <table:table-cell table:formula="of:=SUM([.C3:.C10])" office:value-type="float"/>
          <table:table-cell table:formula="of:=SUM([.D3:.D10])" office:value-type="float"/>
          <table:table-cell table:formula="of:=SUM([.E3:.E10])" office:value-type="float"/>
          <table:table-cell table:formula="of:=SUM([.F3:.F10])" office:value-type="float"/>
          <table:table-cell table:formula="of:=SUM([.G3:.G10])" office:value-type="float"/>
          <table:table-cell table:formula="of:=SUM([.H3:.H10])" office:value-type="float"/>
          <table:table-cell table:formula="of:=SUM([.I3:.I10])" office:value-type="float"/>
          <table:table-cell table:formula="of:=SUM([.J3:.J10])" office:value-type="float"/>
          <table:table-cell table:formula="of:=SUM([.K3:.K10])" office:value-type="float"/>
          <table:table-cell table:formula="of:=SUM([.L3:.L10])" office:value-type="float"/>
          <table:table-cell table:formula="of:=SUM([.M3:.M10])" office:value-type="float"/>
          <table:table-cell table:formula="of:=SUM([.N3:.N10])" office:value-type="float"/>
          <table:table-cell table:formula="of:=SUM([.O3:.O10])" office:value-type="float"/>
          <table:table-cell table:formula="of:=SUM([.P3:.P10])" office:value-type="float"/>
          <table:table-cell table:formula="of:=SUM([.Q3:.Q10])" office:value-type="float"/>
          <table:table-cell table:formula="of:=SUM([.R3:.R10])" office:value-type="float"/>
          <table:table-cell table:formula="of:=SUM([.S3:.S10])" office:value-type="float"/>
          <table:table-cell table:formula="of:=SUM([.T3:.T10])" office:value-type="float"/>
          <table:table-cell table:formula="of:=SUM([.U3:.U10])" office:value-type="float"/>
          <table:table-cell table:formula="of:=SUM([.V3:.V10])" office:value-type="float"/>
          <table:table-cell table:formula="of:=SUM([.W3:.W10])" office:value-type="float"/>
          <table:table-cell table:formula="of:=SUM([.X3:.X10])" office:value-type="float"/>
          <table:table-cell table:formula="of:=SUM([.Y3:.Y10])" office:value-type="float"/>
          <table:table-cell table:formula="of:=SUM([.Z3:.Z10])" office:value-type="float"/>
          <table:table-cell table:formula="of:=SUM([.AA3:.AA10])" office:value-type="float"/>
          <table:table-cell table:formula="of:=SUM([.AB3:.AB10])" office:value-type="float"/>
          <table:table-cell table:formula="of:=SUM([.AC3:.AC10])" office:value-type="float"/>
          <table:table-cell table:formula="of:=SUM([.AD3:.AD10])" office:value-type="float"/>
          <table:table-cell table:formula="of:=SUM([.AE3:.AE10])" office:value-type="float"/>
          <table:table-cell table:formula="of:=SUM([.AF3:.AF10])" office:value-type="float"/>
          <table:table-cell table:formula="of:=SUM([.AG3:.AG10])" office:value-type="float"/>
          <table:table-cell table:formula="of:=SUM([.AH3:.AH10])" office:value-type="float"/>
          <table:table-cell table:formula="of:=SUM([.AI3:.AI10])" office:value-type="float"/>
          <table:table-cell table:formula="of:=SUM([.AJ3:.AJ10])" office:value-type="float"/>
          <table:table-cell table:formula="of:=SUM([.AK3:.AK10])" office:value-type="float"/>
          <table:table-cell table:formula="of:=SUM([.AL3:.AL10])" office:value-type="float"/>
          <table:table-cell table:style-name="cellWorst" table:formula="of:=SUM([.AM3:.AM10])" office:value-type="float"/>
          <table:table-cell table:formula="of:=SUM([.AN3:.AN10])" office:value-type="float"/>
          <table:table-cell table:style-name="cellWorst" table:formula="of:=SUM([.AO3:.AO10])" office:value-type="float"/>
          <table:table-cell table:formula="of:=SUM([.AP3:.AP10])" office:value-type="float"/>
          <table:table-cell table:formula="of:=SUM([.AQ3:.AQ10])" office:value-type="float"/>
          <table:table-cell table:style-name="cellWorst" table:formula="of:=SUM([.AR3:.AR10])" office:value-type="float"/>
          <table:table-cell table:formula="of:=SUM([.AS3:.AS10])" office:value-type="float"/>
          <table:table-cell table:style-name="cellWorst" table:formula="of:=SUM([.AT3:.AT10])" office:value-type="float"/>
          <table:table-cell table:formula="of:=SUM([.AU3:.AU10])" office:value-type="float"/>
          <table:table-cell table:formula="of:=SUM([.AV3:.AV10])" office:value-type="float"/>
          <table:table-cell table:style-name="cellWorst" table:formula="of:=SUM([.AW3:.AW10])" office:value-type="float"/>
          <table:table-cell table:formula="of:=SUM([.AX3:.AX10])" office:value-type="float"/>
          <table:table-cell table:style-name="cellWorst" table:formula="of:=SUM([.AY3:.AY10])" office:value-type="float"/>
          <table:table-cell table:style-name="cellWorst" table:formula="of:=SUM([.AZ3:.AZ10])" office:value-type="float"/>
          <table:table-cell table:formula="of:=SUM([.BA3:.BA10])" office:value-type="float"/>
          <table:table-cell table:formula="of:=SUM([.BB3:.BB10])" office:value-type="float"/>
          <table:table-cell table:formula="of:=SUM([.BC3:.BC10])" office:value-type="float"/>
          <table:table-cell table:formula="of:=SUM([.BD3:.BD10])" office:value-type="float"/>
          <table:table-cell table:formula="of:=SUM([.BE3:.BE10])" office:value-type="float"/>
          <table:table-cell table:style-name="cellWorst" table:formula="of:=SUM([.BF3:.BF10])" office:value-type="float"/>
          <table:table-cell table:formula="of:=SUM([.BG3:.BG10])" office:value-type="float"/>
          <table:table-cell table:formula="of:=SUM([.BH3:.BH10])" office:value-type="float"/>
          <table:table-cell table:formula="of:=SUM([.BI3:.BI10])" office:value-type="float"/>
          <table:table-cell table:style-name="cellBest" table:formula="of:=SUM([.BJ3:.BJ10])" office:value-type="float"/>
          <table:table-cell table:style-name="cellBest" table:formula="of:=SUM([.BK3:.BK10])" office:value-type="float"/>
          <table:table-cell table:formula="of:=SUM([.BL3:.BL10])" office:value-type="float"/>
          <table:table-cell table:formula="of:=SUM([.BM3:.BM10])" office:value-type="float"/>
          <table:table-cell table:style-name="cellBest" table:formula="of:=SUM([.BN3:.BN10])" office:value-type="float"/>
          <table:table-cell table:formula="of:=SUM([.BO3:.BO10])" office:value-type="float"/>
          <table:table-cell table:formula="of:=SUM([.BP3:.BP10])" office:value-type="float"/>
          <table:table-cell table:formula="of:=SUM([.BQ3:.BQ10])" office:value-type="float"/>
          <table:table-cell table:formula="of:=SUM([.BR3:.BR10])" office:value-type="float"/>
          <table:table-cell table:formula="of:=SUM([.BS3:.BS10])" office:value-type="float"/>
          <table:table-cell table:formula="of:=SUM([.BT3:.BT10])" office:value-type="float"/>
          <table:table-cell table:formula="of:=SUM([.BU3:.BU10])" office:value-type="float"/>
          <table:table-cell table:style-name="cellBest" table:formula="of:=SUM([.BV3:.BV10])" office:value-type="float"/>
          <table:table-cell table:formula="of:=SUM([.BW3:.BW10])" office:value-type="float"/>
          <table:table-cell table:formula="of:=SUM([.BX3:.BX10])" office:value-type="float"/>
          <table:table-cell table:formula="of:=SUM([.BY3:.BY10])" office:value-type="float"/>
          <table:table-cell table:style-name="cellBest" table:formula="of:=SUM([.BZ3:.BZ10])" office:value-type="float"/>
          <table:table-cell table:formula="of:=SUM([.CA3:.CA10])" office:value-type="float"/>
          <table:table-cell table:formula="of:=SUM([.CB3:.CB10])" office:value-type="float"/>
          <table:table-cell table:style-name="cellBest" table:formula="of:=SUM([.CC3:.CC10])" office:value-type="float"/>
          <table:table-cell table:formula="of:=SUM([.CD3:.CD10])" office:value-type="float"/>
          <table:table-cell table:formula="of:=SUM([.CE3:.CE10])" office:value-type="float"/>
          <table:table-cell table:formula="of:=SUM([.CF3:.CF10])" office:value-type="float"/>
          <table:table-cell table:formula="of:=SUM([.CG3:.CG10])" office:value-type="float"/>
          <table:table-cell table:formula="of:=SUM([.CH3:.CH10])" office:value-type="float"/>
          <table:table-cell table:formula="of:=SUM([.CI3:.CI10])" office:value-type="float"/>
          <table:table-cell table:formula="of:=SUM([.CJ3:.CJ10])" office:value-type="float"/>
          <table:table-cell table:formula="of:=SUM([.CK3:.CK10])" office:value-type="float"/>
          <table:table-cell table:formula="of:=SUM([.CL3:.CL10])" office:value-type="float"/>
          <table:table-cell table:formula="of:=SUM([.CM3:.CM10])" office:value-type="float"/>
          <table:table-cell table:formula="of:=SUM([.CN3:.CN10])" office:value-type="float"/>
          <table:table-cell table:formula="of:=SUM([.CO3:.CO10])" office:value-type="float"/>
          <table:table-cell table:formula="of:=SUM([.CP3:.CP10])" office:value-type="float"/>
          <table:table-cell table:formula="of:=SUM([.CQ3:.CQ10])" office:value-type="float"/>
          <table:table-cell table:formula="of:=SUM([.CR3:.CR10])" office:value-type="float"/>
          <table:table-cell table:formula="of:=SUM([.CS3:.CS10])" office:value-type="float"/>
          <table:table-cell table:formula="of:=SUM([.CT3:.CT10])" office:value-type="float"/>
          <table:table-cell table:formula="of:=SUM([.CU3:.CU10])" office:value-type="float"/>
          <table:table-cell table:formula="of:=SUM([.CV3:.CV10])" office:value-type="float"/>
          <table:table-cell table:formula="of:=SUM([.CW3:.CW10])" office:value-type="float"/>
          <table:table-cell table:formula="of:=SUM([.CX3:.CX10])" office:value-type="float"/>
          <table:table-cell table:formula="of:=SUM([.CY3:.CY10])" office:value-type="float"/>
          <table:table-cell table:formula="of:=SUM([.CZ3:.CZ10])" office:value-type="float"/>
          <table:table-cell table:formula="of:=SUM([.DA3:.DA10])" office:value-type="float"/>
          <table:table-cell table:formula="of:=SUM([.DB3:.DB1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])" office:value-type="float"/>
          <table:table-cell table:formula="of:=AVERAGE([.C3:.C10])" office:value-type="float"/>
          <table:table-cell table:formula="of:=AVERAGE([.D3:.D10])" office:value-type="float"/>
          <table:table-cell table:formula="of:=AVERAGE([.E3:.E10])" office:value-type="float"/>
          <table:table-cell table:formula="of:=AVERAGE([.F3:.F10])" office:value-type="float"/>
          <table:table-cell table:formula="of:=AVERAGE([.G3:.G10])" office:value-type="float"/>
          <table:table-cell table:formula="of:=AVERAGE([.H3:.H10])" office:value-type="float"/>
          <table:table-cell table:formula="of:=AVERAGE([.I3:.I10])" office:value-type="float"/>
          <table:table-cell table:formula="of:=AVERAGE([.J3:.J10])" office:value-type="float"/>
          <table:table-cell table:formula="of:=AVERAGE([.K3:.K10])" office:value-type="float"/>
          <table:table-cell table:formula="of:=AVERAGE([.L3:.L10])" office:value-type="float"/>
          <table:table-cell table:formula="of:=AVERAGE([.M3:.M10])" office:value-type="float"/>
          <table:table-cell table:formula="of:=AVERAGE([.N3:.N10])" office:value-type="float"/>
          <table:table-cell table:formula="of:=AVERAGE([.O3:.O10])" office:value-type="float"/>
          <table:table-cell table:formula="of:=AVERAGE([.P3:.P10])" office:value-type="float"/>
          <table:table-cell table:formula="of:=AVERAGE([.Q3:.Q10])" office:value-type="float"/>
          <table:table-cell table:formula="of:=AVERAGE([.R3:.R10])" office:value-type="float"/>
          <table:table-cell table:formula="of:=AVERAGE([.S3:.S10])" office:value-type="float"/>
          <table:table-cell table:formula="of:=AVERAGE([.T3:.T10])" office:value-type="float"/>
          <table:table-cell table:formula="of:=AVERAGE([.U3:.U10])" office:value-type="float"/>
          <table:table-cell table:formula="of:=AVERAGE([.V3:.V10])" office:value-type="float"/>
          <table:table-cell table:formula="of:=AVERAGE([.W3:.W10])" office:value-type="float"/>
          <table:table-cell table:formula="of:=AVERAGE([.X3:.X10])" office:value-type="float"/>
          <table:table-cell table:formula="of:=AVERAGE([.Y3:.Y10])" office:value-type="float"/>
          <table:table-cell table:formula="of:=AVERAGE([.Z3:.Z10])" office:value-type="float"/>
          <table:table-cell table:formula="of:=AVERAGE([.AA3:.AA10])" office:value-type="float"/>
          <table:table-cell table:formula="of:=AVERAGE([.AB3:.AB10])" office:value-type="float"/>
          <table:table-cell table:formula="of:=AVERAGE([.AC3:.AC10])" office:value-type="float"/>
          <table:table-cell table:formula="of:=AVERAGE([.AD3:.AD10])" office:value-type="float"/>
          <table:table-cell table:formula="of:=AVERAGE([.AE3:.AE10])" office:value-type="float"/>
          <table:table-cell table:formula="of:=AVERAGE([.AF3:.AF10])" office:value-type="float"/>
          <table:table-cell table:formula="of:=AVERAGE([.AG3:.AG10])" office:value-type="float"/>
          <table:table-cell table:formula="of:=AVERAGE([.AH3:.AH10])" office:value-type="float"/>
          <table:table-cell table:formula="of:=AVERAGE([.AI3:.AI10])" office:value-type="float"/>
          <table:table-cell table:formula="of:=AVERAGE([.AJ3:.AJ10])" office:value-type="float"/>
          <table:table-cell table:formula="of:=AVERAGE([.AK3:.AK10])" office:value-type="float"/>
          <table:table-cell table:formula="of:=AVERAGE([.AL3:.AL10])" office:value-type="float"/>
          <table:table-cell table:style-name="cellWorst" table:formula="of:=AVERAGE([.AM3:.AM10])" office:value-type="float"/>
          <table:table-cell table:formula="of:=AVERAGE([.AN3:.AN10])" office:value-type="float"/>
          <table:table-cell table:style-name="cellWorst" table:formula="of:=AVERAGE([.AO3:.AO10])" office:value-type="float"/>
          <table:table-cell table:formula="of:=AVERAGE([.AP3:.AP10])" office:value-type="float"/>
          <table:table-cell table:formula="of:=AVERAGE([.AQ3:.AQ10])" office:value-type="float"/>
          <table:table-cell table:style-name="cellWorst" table:formula="of:=AVERAGE([.AR3:.AR10])" office:value-type="float"/>
          <table:table-cell table:formula="of:=AVERAGE([.AS3:.AS10])" office:value-type="float"/>
          <table:table-cell table:style-name="cellWorst" table:formula="of:=AVERAGE([.AT3:.AT10])" office:value-type="float"/>
          <table:table-cell table:formula="of:=AVERAGE([.AU3:.AU10])" office:value-type="float"/>
          <table:table-cell table:formula="of:=AVERAGE([.AV3:.AV10])" office:value-type="float"/>
          <table:table-cell table:style-name="cellWorst" table:formula="of:=AVERAGE([.AW3:.AW10])" office:value-type="float"/>
          <table:table-cell table:formula="of:=AVERAGE([.AX3:.AX10])" office:value-type="float"/>
          <table:table-cell table:style-name="cellWorst" table:formula="of:=AVERAGE([.AY3:.AY10])" office:value-type="float"/>
          <table:table-cell table:style-name="cellWorst" table:formula="of:=AVERAGE([.AZ3:.AZ10])" office:value-type="float"/>
          <table:table-cell table:formula="of:=AVERAGE([.BA3:.BA10])" office:value-type="float"/>
          <table:table-cell table:formula="of:=AVERAGE([.BB3:.BB10])" office:value-type="float"/>
          <table:table-cell table:formula="of:=AVERAGE([.BC3:.BC10])" office:value-type="float"/>
          <table:table-cell table:formula="of:=AVERAGE([.BD3:.BD10])" office:value-type="float"/>
          <table:table-cell table:formula="of:=AVERAGE([.BE3:.BE10])" office:value-type="float"/>
          <table:table-cell table:formula="of:=AVERAGE([.BF3:.BF10])" office:value-type="float"/>
          <table:table-cell table:formula="of:=AVERAGE([.BG3:.BG10])" office:value-type="float"/>
          <table:table-cell table:formula="of:=AVERAGE([.BH3:.BH10])" office:value-type="float"/>
          <table:table-cell table:formula="of:=AVERAGE([.BI3:.BI10])" office:value-type="float"/>
          <table:table-cell table:style-name="cellBest" table:formula="of:=AVERAGE([.BJ3:.BJ10])" office:value-type="float"/>
          <table:table-cell table:style-name="cellBest" table:formula="of:=AVERAGE([.BK3:.BK10])" office:value-type="float"/>
          <table:table-cell table:formula="of:=AVERAGE([.BL3:.BL10])" office:value-type="float"/>
          <table:table-cell table:formula="of:=AVERAGE([.BM3:.BM10])" office:value-type="float"/>
          <table:table-cell table:style-name="cellBest" table:formula="of:=AVERAGE([.BN3:.BN10])" office:value-type="float"/>
          <table:table-cell table:formula="of:=AVERAGE([.BO3:.BO10])" office:value-type="float"/>
          <table:table-cell table:formula="of:=AVERAGE([.BP3:.BP10])" office:value-type="float"/>
          <table:table-cell table:formula="of:=AVERAGE([.BQ3:.BQ10])" office:value-type="float"/>
          <table:table-cell table:formula="of:=AVERAGE([.BR3:.BR10])" office:value-type="float"/>
          <table:table-cell table:formula="of:=AVERAGE([.BS3:.BS10])" office:value-type="float"/>
          <table:table-cell table:formula="of:=AVERAGE([.BT3:.BT10])" office:value-type="float"/>
          <table:table-cell table:formula="of:=AVERAGE([.BU3:.BU10])" office:value-type="float"/>
          <table:table-cell table:style-name="cellBest" table:formula="of:=AVERAGE([.BV3:.BV10])" office:value-type="float"/>
          <table:table-cell table:formula="of:=AVERAGE([.BW3:.BW10])" office:value-type="float"/>
          <table:table-cell table:formula="of:=AVERAGE([.BX3:.BX10])" office:value-type="float"/>
          <table:table-cell table:formula="of:=AVERAGE([.BY3:.BY10])" office:value-type="float"/>
          <table:table-cell table:style-name="cellBest" table:formula="of:=AVERAGE([.BZ3:.BZ10])" office:value-type="float"/>
          <table:table-cell table:formula="of:=AVERAGE([.CA3:.CA10])" office:value-type="float"/>
          <table:table-cell table:formula="of:=AVERAGE([.CB3:.CB10])" office:value-type="float"/>
          <table:table-cell table:style-name="cellBest" table:formula="of:=AVERAGE([.CC3:.CC10])" office:value-type="float"/>
          <table:table-cell table:formula="of:=AVERAGE([.CD3:.CD10])" office:value-type="float"/>
          <table:table-cell table:formula="of:=AVERAGE([.CE3:.CE10])" office:value-type="float"/>
          <table:table-cell table:formula="of:=AVERAGE([.CF3:.CF10])" office:value-type="float"/>
          <table:table-cell table:formula="of:=AVERAGE([.CG3:.CG10])" office:value-type="float"/>
          <table:table-cell table:formula="of:=AVERAGE([.CH3:.CH10])" office:value-type="float"/>
          <table:table-cell table:formula="of:=AVERAGE([.CI3:.CI10])" office:value-type="float"/>
          <table:table-cell table:formula="of:=AVERAGE([.CJ3:.CJ10])" office:value-type="float"/>
          <table:table-cell table:formula="of:=AVERAGE([.CK3:.CK10])" office:value-type="float"/>
          <table:table-cell table:formula="of:=AVERAGE([.CL3:.CL10])" office:value-type="float"/>
          <table:table-cell table:formula="of:=AVERAGE([.CM3:.CM10])" office:value-type="float"/>
          <table:table-cell table:formula="of:=AVERAGE([.CN3:.CN10])" office:value-type="float"/>
          <table:table-cell table:formula="of:=AVERAGE([.CO3:.CO10])" office:value-type="float"/>
          <table:table-cell table:formula="of:=AVERAGE([.CP3:.CP10])" office:value-type="float"/>
          <table:table-cell table:formula="of:=AVERAGE([.CQ3:.CQ10])" office:value-type="float"/>
          <table:table-cell table:formula="of:=AVERAGE([.CR3:.CR10])" office:value-type="float"/>
          <table:table-cell table:formula="of:=AVERAGE([.CS3:.CS10])" office:value-type="float"/>
          <table:table-cell table:formula="of:=AVERAGE([.CT3:.CT10])" office:value-type="float"/>
          <table:table-cell table:formula="of:=AVERAGE([.CU3:.CU10])" office:value-type="float"/>
          <table:table-cell table:formula="of:=AVERAGE([.CV3:.CV10])" office:value-type="float"/>
          <table:table-cell table:formula="of:=AVERAGE([.CW3:.CW10])" office:value-type="float"/>
          <table:table-cell table:formula="of:=AVERAGE([.CX3:.CX10])" office:value-type="float"/>
          <table:table-cell table:formula="of:=AVERAGE([.CY3:.CY10])" office:value-type="float"/>
          <table:table-cell table:formula="of:=AVERAGE([.CZ3:.CZ10])" office:value-type="float"/>
          <table:table-cell table:formula="of:=AVERAGE([.DA3:.DA10])" office:value-type="float"/>
          <table:table-cell table:formula="of:=AVERAGE([.DB3:.DB10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10])" office:value-type="float"/>
          <table:table-cell table:formula="of:=STDEV([.C3:.C10])" office:value-type="float"/>
          <table:table-cell table:formula="of:=STDEV([.D3:.D10])" office:value-type="float"/>
          <table:table-cell table:formula="of:=STDEV([.E3:.E10])" office:value-type="float"/>
          <table:table-cell table:formula="of:=STDEV([.F3:.F10])" office:value-type="float"/>
          <table:table-cell table:formula="of:=STDEV([.G3:.G10])" office:value-type="float"/>
          <table:table-cell table:formula="of:=STDEV([.H3:.H10])" office:value-type="float"/>
          <table:table-cell table:formula="of:=STDEV([.I3:.I10])" office:value-type="float"/>
          <table:table-cell table:formula="of:=STDEV([.J3:.J10])" office:value-type="float"/>
          <table:table-cell table:formula="of:=STDEV([.K3:.K10])" office:value-type="float"/>
          <table:table-cell table:formula="of:=STDEV([.L3:.L10])" office:value-type="float"/>
          <table:table-cell table:formula="of:=STDEV([.M3:.M10])" office:value-type="float"/>
          <table:table-cell table:formula="of:=STDEV([.N3:.N10])" office:value-type="float"/>
          <table:table-cell table:formula="of:=STDEV([.O3:.O10])" office:value-type="float"/>
          <table:table-cell table:formula="of:=STDEV([.P3:.P10])" office:value-type="float"/>
          <table:table-cell table:formula="of:=STDEV([.Q3:.Q10])" office:value-type="float"/>
          <table:table-cell table:formula="of:=STDEV([.R3:.R10])" office:value-type="float"/>
          <table:table-cell table:formula="of:=STDEV([.S3:.S10])" office:value-type="float"/>
          <table:table-cell table:formula="of:=STDEV([.T3:.T10])" office:value-type="float"/>
          <table:table-cell table:formula="of:=STDEV([.U3:.U10])" office:value-type="float"/>
          <table:table-cell table:formula="of:=STDEV([.V3:.V10])" office:value-type="float"/>
          <table:table-cell table:formula="of:=STDEV([.W3:.W10])" office:value-type="float"/>
          <table:table-cell table:formula="of:=STDEV([.X3:.X10])" office:value-type="float"/>
          <table:table-cell table:formula="of:=STDEV([.Y3:.Y10])" office:value-type="float"/>
          <table:table-cell table:formula="of:=STDEV([.Z3:.Z10])" office:value-type="float"/>
          <table:table-cell table:formula="of:=STDEV([.AA3:.AA10])" office:value-type="float"/>
          <table:table-cell table:formula="of:=STDEV([.AB3:.AB10])" office:value-type="float"/>
          <table:table-cell table:formula="of:=STDEV([.AC3:.AC10])" office:value-type="float"/>
          <table:table-cell table:formula="of:=STDEV([.AD3:.AD10])" office:value-type="float"/>
          <table:table-cell table:formula="of:=STDEV([.AE3:.AE10])" office:value-type="float"/>
          <table:table-cell table:formula="of:=STDEV([.AF3:.AF10])" office:value-type="float"/>
          <table:table-cell table:formula="of:=STDEV([.AG3:.AG10])" office:value-type="float"/>
          <table:table-cell table:formula="of:=STDEV([.AH3:.AH10])" office:value-type="float"/>
          <table:table-cell table:formula="of:=STDEV([.AI3:.AI10])" office:value-type="float"/>
          <table:table-cell table:formula="of:=STDEV([.AJ3:.AJ10])" office:value-type="float"/>
          <table:table-cell table:formula="of:=STDEV([.AK3:.AK10])" office:value-type="float"/>
          <table:table-cell table:formula="of:=STDEV([.AL3:.AL10])" office:value-type="float"/>
          <table:table-cell table:formula="of:=STDEV([.AM3:.AM10])" office:value-type="float"/>
          <table:table-cell table:formula="of:=STDEV([.AN3:.AN10])" office:value-type="float"/>
          <table:table-cell table:formula="of:=STDEV([.AO3:.AO10])" office:value-type="float"/>
          <table:table-cell table:formula="of:=STDEV([.AP3:.AP10])" office:value-type="float"/>
          <table:table-cell table:formula="of:=STDEV([.AQ3:.AQ10])" office:value-type="float"/>
          <table:table-cell table:formula="of:=STDEV([.AR3:.AR10])" office:value-type="float"/>
          <table:table-cell table:formula="of:=STDEV([.AS3:.AS10])" office:value-type="float"/>
          <table:table-cell table:formula="of:=STDEV([.AT3:.AT10])" office:value-type="float"/>
          <table:table-cell table:formula="of:=STDEV([.AU3:.AU10])" office:value-type="float"/>
          <table:table-cell table:formula="of:=STDEV([.AV3:.AV10])" office:value-type="float"/>
          <table:table-cell table:formula="of:=STDEV([.AW3:.AW10])" office:value-type="float"/>
          <table:table-cell table:formula="of:=STDEV([.AX3:.AX10])" office:value-type="float"/>
          <table:table-cell table:formula="of:=STDEV([.AY3:.AY10])" office:value-type="float"/>
          <table:table-cell table:formula="of:=STDEV([.AZ3:.AZ10])" office:value-type="float"/>
          <table:table-cell table:formula="of:=STDEV([.BA3:.BA10])" office:value-type="float"/>
          <table:table-cell table:formula="of:=STDEV([.BB3:.BB10])" office:value-type="float"/>
          <table:table-cell table:formula="of:=STDEV([.BC3:.BC10])" office:value-type="float"/>
          <table:table-cell table:formula="of:=STDEV([.BD3:.BD10])" office:value-type="float"/>
          <table:table-cell table:formula="of:=STDEV([.BE3:.BE10])" office:value-type="float"/>
          <table:table-cell table:formula="of:=STDEV([.BF3:.BF10])" office:value-type="float"/>
          <table:table-cell table:style-name="cellWorst" table:formula="of:=STDEV([.BG3:.BG10])" office:value-type="float"/>
          <table:table-cell table:formula="of:=STDEV([.BH3:.BH10])" office:value-type="float"/>
          <table:table-cell table:style-name="cellWorst" table:formula="of:=STDEV([.BI3:.BI10])" office:value-type="float"/>
          <table:table-cell table:formula="of:=STDEV([.BJ3:.BJ10])" office:value-type="float"/>
          <table:table-cell table:style-name="cellBest" table:formula="of:=STDEV([.BK3:.BK10])" office:value-type="float"/>
          <table:table-cell table:formula="of:=STDEV([.BL3:.BL10])" office:value-type="float"/>
          <table:table-cell table:formula="of:=STDEV([.BM3:.BM10])" office:value-type="float"/>
          <table:table-cell table:style-name="cellBest" table:formula="of:=STDEV([.BN3:.BN10])" office:value-type="float"/>
          <table:table-cell table:formula="of:=STDEV([.BO3:.BO10])" office:value-type="float"/>
          <table:table-cell table:formula="of:=STDEV([.BP3:.BP10])" office:value-type="float"/>
          <table:table-cell table:formula="of:=STDEV([.BQ3:.BQ10])" office:value-type="float"/>
          <table:table-cell table:formula="of:=STDEV([.BR3:.BR10])" office:value-type="float"/>
          <table:table-cell table:formula="of:=STDEV([.BS3:.BS10])" office:value-type="float"/>
          <table:table-cell table:formula="of:=STDEV([.BT3:.BT10])" office:value-type="float"/>
          <table:table-cell table:formula="of:=STDEV([.BU3:.BU10])" office:value-type="float"/>
          <table:table-cell table:style-name="cellBest" table:formula="of:=STDEV([.BV3:.BV10])" office:value-type="float"/>
          <table:table-cell table:formula="of:=STDEV([.BW3:.BW10])" office:value-type="float"/>
          <table:table-cell table:formula="of:=STDEV([.BX3:.BX10])" office:value-type="float"/>
          <table:table-cell table:formula="of:=STDEV([.BY3:.BY10])" office:value-type="float"/>
          <table:table-cell table:style-name="cellBest" table:formula="of:=STDEV([.BZ3:.BZ10])" office:value-type="float"/>
          <table:table-cell table:formula="of:=STDEV([.CA3:.CA10])" office:value-type="float"/>
          <table:table-cell table:formula="of:=STDEV([.CB3:.CB10])" office:value-type="float"/>
          <table:table-cell table:style-name="cellBest" table:formula="of:=STDEV([.CC3:.CC10])" office:value-type="float"/>
          <table:table-cell table:formula="of:=STDEV([.CD3:.CD10])" office:value-type="float"/>
          <table:table-cell table:formula="of:=STDEV([.CE3:.CE10])" office:value-type="float"/>
          <table:table-cell table:formula="of:=STDEV([.CF3:.CF10])" office:value-type="float"/>
          <table:table-cell table:formula="of:=STDEV([.CG3:.CG10])" office:value-type="float"/>
          <table:table-cell table:formula="of:=STDEV([.CH3:.CH10])" office:value-type="float"/>
          <table:table-cell table:style-name="cellBest" table:formula="of:=STDEV([.CI3:.CI10])" office:value-type="float"/>
          <table:table-cell table:formula="of:=STDEV([.CJ3:.CJ10])" office:value-type="float"/>
          <table:table-cell table:formula="of:=STDEV([.CK3:.CK10])" office:value-type="float"/>
          <table:table-cell table:formula="of:=STDEV([.CL3:.CL10])" office:value-type="float"/>
          <table:table-cell table:formula="of:=STDEV([.CM3:.CM10])" office:value-type="float"/>
          <table:table-cell table:formula="of:=STDEV([.CN3:.CN10])" office:value-type="float"/>
          <table:table-cell table:formula="of:=STDEV([.CO3:.CO10])" office:value-type="float"/>
          <table:table-cell table:formula="of:=STDEV([.CP3:.CP10])" office:value-type="float"/>
          <table:table-cell table:formula="of:=STDEV([.CQ3:.CQ10])" office:value-type="float"/>
          <table:table-cell table:formula="of:=STDEV([.CR3:.CR10])" office:value-type="float"/>
          <table:table-cell table:formula="of:=STDEV([.CS3:.CS10])" office:value-type="float"/>
          <table:table-cell table:formula="of:=STDEV([.CT3:.CT10])" office:value-type="float"/>
          <table:table-cell table:formula="of:=STDEV([.CU3:.CU10])" office:value-type="float"/>
          <table:table-cell table:formula="of:=STDEV([.CV3:.CV10])" office:value-type="float"/>
          <table:table-cell table:formula="of:=STDEV([.CW3:.CW10])" office:value-type="float"/>
          <table:table-cell table:formula="of:=STDEV([.CX3:.CX10])" office:value-type="float"/>
          <table:table-cell table:formula="of:=STDEV([.CY3:.CY10])" office:value-type="float"/>
          <table:table-cell table:formula="of:=STDEV([.CZ3:.CZ10])" office:value-type="float"/>
          <table:table-cell table:formula="of:=STDEV([.DA3:.DA10])" office:value-type="float"/>
          <table:table-cell table:formula="of:=STDEV([.DB3:.DB1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]-[.$CN3:.$CN10])^2)^0.5" office:value-type="float"/>
          <table:table-cell table:number-matrix-columns-spanned="1" table:number-matrix-rows-spanned="1" table:formula="of:=SUM(([.C3:.C10]-[.$CO3:.$CO10])^2)^0.5" office:value-type="float"/>
          <table:table-cell table:number-matrix-columns-spanned="1" table:number-matrix-rows-spanned="1" table:formula="of:=SUM(([.D3:.D10]-[.$CP3:.$CP10])^2)^0.5" office:value-type="float"/>
          <table:table-cell table:number-matrix-columns-spanned="1" table:number-matrix-rows-spanned="1" table:formula="of:=SUM(([.E3:.E10]-[.$CQ3:.$CQ10])^2)^0.5" office:value-type="float"/>
          <table:table-cell table:number-matrix-columns-spanned="1" table:number-matrix-rows-spanned="1" table:formula="of:=SUM(([.F3:.F10]-[.$CR3:.$CR10])^2)^0.5" office:value-type="float"/>
          <table:table-cell table:number-matrix-columns-spanned="1" table:number-matrix-rows-spanned="1" table:formula="of:=SUM(([.G3:.G10]-[.$CN3:.$CN10])^2)^0.5" office:value-type="float"/>
          <table:table-cell table:number-matrix-columns-spanned="1" table:number-matrix-rows-spanned="1" table:formula="of:=SUM(([.H3:.H10]-[.$CO3:.$CO10])^2)^0.5" office:value-type="float"/>
          <table:table-cell table:number-matrix-columns-spanned="1" table:number-matrix-rows-spanned="1" table:formula="of:=SUM(([.I3:.I10]-[.$CP3:.$CP10])^2)^0.5" office:value-type="float"/>
          <table:table-cell table:number-matrix-columns-spanned="1" table:number-matrix-rows-spanned="1" table:formula="of:=SUM(([.J3:.J10]-[.$CQ3:.$CQ10])^2)^0.5" office:value-type="float"/>
          <table:table-cell table:number-matrix-columns-spanned="1" table:number-matrix-rows-spanned="1" table:formula="of:=SUM(([.K3:.K10]-[.$CR3:.$CR10])^2)^0.5" office:value-type="float"/>
          <table:table-cell table:number-matrix-columns-spanned="1" table:number-matrix-rows-spanned="1" table:formula="of:=SUM(([.L3:.L10]-[.$CN3:.$CN10])^2)^0.5" office:value-type="float"/>
          <table:table-cell table:number-matrix-columns-spanned="1" table:number-matrix-rows-spanned="1" table:formula="of:=SUM(([.M3:.M10]-[.$CO3:.$CO10])^2)^0.5" office:value-type="float"/>
          <table:table-cell table:number-matrix-columns-spanned="1" table:number-matrix-rows-spanned="1" table:formula="of:=SUM(([.N3:.N10]-[.$CP3:.$CP10])^2)^0.5" office:value-type="float"/>
          <table:table-cell table:number-matrix-columns-spanned="1" table:number-matrix-rows-spanned="1" table:formula="of:=SUM(([.O3:.O10]-[.$CQ3:.$CQ10])^2)^0.5" office:value-type="float"/>
          <table:table-cell table:number-matrix-columns-spanned="1" table:number-matrix-rows-spanned="1" table:formula="of:=SUM(([.P3:.P10]-[.$CR3:.$CR10])^2)^0.5" office:value-type="float"/>
          <table:table-cell table:number-matrix-columns-spanned="1" table:number-matrix-rows-spanned="1" table:formula="of:=SUM(([.Q3:.Q10]-[.$CN3:.$CN10])^2)^0.5" office:value-type="float"/>
          <table:table-cell table:number-matrix-columns-spanned="1" table:number-matrix-rows-spanned="1" table:formula="of:=SUM(([.R3:.R10]-[.$CO3:.$CO10])^2)^0.5" office:value-type="float"/>
          <table:table-cell table:number-matrix-columns-spanned="1" table:number-matrix-rows-spanned="1" table:formula="of:=SUM(([.S3:.S10]-[.$CP3:.$CP10])^2)^0.5" office:value-type="float"/>
          <table:table-cell table:number-matrix-columns-spanned="1" table:number-matrix-rows-spanned="1" table:formula="of:=SUM(([.T3:.T10]-[.$CQ3:.$CQ10])^2)^0.5" office:value-type="float"/>
          <table:table-cell table:number-matrix-columns-spanned="1" table:number-matrix-rows-spanned="1" table:formula="of:=SUM(([.U3:.U10]-[.$CR3:.$CR10])^2)^0.5" office:value-type="float"/>
          <table:table-cell table:number-matrix-columns-spanned="1" table:number-matrix-rows-spanned="1" table:formula="of:=SUM(([.V3:.V10]-[.$CN3:.$CN10])^2)^0.5" office:value-type="float"/>
          <table:table-cell table:number-matrix-columns-spanned="1" table:number-matrix-rows-spanned="1" table:formula="of:=SUM(([.W3:.W10]-[.$CO3:.$CO10])^2)^0.5" office:value-type="float"/>
          <table:table-cell table:number-matrix-columns-spanned="1" table:number-matrix-rows-spanned="1" table:formula="of:=SUM(([.X3:.X10]-[.$CP3:.$CP10])^2)^0.5" office:value-type="float"/>
          <table:table-cell table:number-matrix-columns-spanned="1" table:number-matrix-rows-spanned="1" table:formula="of:=SUM(([.Y3:.Y10]-[.$CQ3:.$CQ10])^2)^0.5" office:value-type="float"/>
          <table:table-cell table:number-matrix-columns-spanned="1" table:number-matrix-rows-spanned="1" table:formula="of:=SUM(([.Z3:.Z10]-[.$CR3:.$CR10])^2)^0.5" office:value-type="float"/>
          <table:table-cell table:number-matrix-columns-spanned="1" table:number-matrix-rows-spanned="1" table:formula="of:=SUM(([.AA3:.AA10]-[.$CN3:.$CN10])^2)^0.5" office:value-type="float"/>
          <table:table-cell table:number-matrix-columns-spanned="1" table:number-matrix-rows-spanned="1" table:formula="of:=SUM(([.AB3:.AB10]-[.$CO3:.$CO10])^2)^0.5" office:value-type="float"/>
          <table:table-cell table:number-matrix-columns-spanned="1" table:number-matrix-rows-spanned="1" table:formula="of:=SUM(([.AC3:.AC10]-[.$CP3:.$CP10])^2)^0.5" office:value-type="float"/>
          <table:table-cell table:number-matrix-columns-spanned="1" table:number-matrix-rows-spanned="1" table:formula="of:=SUM(([.AD3:.AD10]-[.$CQ3:.$CQ10])^2)^0.5" office:value-type="float"/>
          <table:table-cell table:number-matrix-columns-spanned="1" table:number-matrix-rows-spanned="1" table:formula="of:=SUM(([.AE3:.AE10]-[.$CR3:.$CR10])^2)^0.5" office:value-type="float"/>
          <table:table-cell table:number-matrix-columns-spanned="1" table:number-matrix-rows-spanned="1" table:formula="of:=SUM(([.AF3:.AF10]-[.$CN3:.$CN10])^2)^0.5" office:value-type="float"/>
          <table:table-cell table:number-matrix-columns-spanned="1" table:number-matrix-rows-spanned="1" table:formula="of:=SUM(([.AG3:.AG10]-[.$CO3:.$CO10])^2)^0.5" office:value-type="float"/>
          <table:table-cell table:number-matrix-columns-spanned="1" table:number-matrix-rows-spanned="1" table:formula="of:=SUM(([.AH3:.AH10]-[.$CP3:.$CP10])^2)^0.5" office:value-type="float"/>
          <table:table-cell table:number-matrix-columns-spanned="1" table:number-matrix-rows-spanned="1" table:formula="of:=SUM(([.AI3:.AI10]-[.$CQ3:.$CQ10])^2)^0.5" office:value-type="float"/>
          <table:table-cell table:number-matrix-columns-spanned="1" table:number-matrix-rows-spanned="1" table:formula="of:=SUM(([.AJ3:.AJ10]-[.$CR3:.$CR10])^2)^0.5" office:value-type="float"/>
          <table:table-cell table:number-matrix-columns-spanned="1" table:number-matrix-rows-spanned="1" table:formula="of:=SUM(([.AK3:.AK10]-[.$CN3:.$CN10])^2)^0.5" office:value-type="float"/>
          <table:table-cell table:number-matrix-columns-spanned="1" table:number-matrix-rows-spanned="1" table:formula="of:=SUM(([.AL3:.AL10]-[.$CO3:.$CO10])^2)^0.5" office:value-type="float"/>
          <table:table-cell table:style-name="cellWorst" table:number-matrix-columns-spanned="1" table:number-matrix-rows-spanned="1" table:formula="of:=SUM(([.AM3:.AM10]-[.$CP3:.$CP10])^2)^0.5" office:value-type="float"/>
          <table:table-cell table:number-matrix-columns-spanned="1" table:number-matrix-rows-spanned="1" table:formula="of:=SUM(([.AN3:.AN10]-[.$CQ3:.$CQ10])^2)^0.5" office:value-type="float"/>
          <table:table-cell table:style-name="cellWorst" table:number-matrix-columns-spanned="1" table:number-matrix-rows-spanned="1" table:formula="of:=SUM(([.AO3:.AO10]-[.$CR3:.$CR10])^2)^0.5" office:value-type="float"/>
          <table:table-cell table:number-matrix-columns-spanned="1" table:number-matrix-rows-spanned="1" table:formula="of:=SUM(([.AP3:.AP10]-[.$CN3:.$CN10])^2)^0.5" office:value-type="float"/>
          <table:table-cell table:number-matrix-columns-spanned="1" table:number-matrix-rows-spanned="1" table:formula="of:=SUM(([.AQ3:.AQ10]-[.$CO3:.$CO10])^2)^0.5" office:value-type="float"/>
          <table:table-cell table:style-name="cellWorst" table:number-matrix-columns-spanned="1" table:number-matrix-rows-spanned="1" table:formula="of:=SUM(([.AR3:.AR10]-[.$CP3:.$CP10])^2)^0.5" office:value-type="float"/>
          <table:table-cell table:number-matrix-columns-spanned="1" table:number-matrix-rows-spanned="1" table:formula="of:=SUM(([.AS3:.AS10]-[.$CQ3:.$CQ10])^2)^0.5" office:value-type="float"/>
          <table:table-cell table:style-name="cellWorst" table:number-matrix-columns-spanned="1" table:number-matrix-rows-spanned="1" table:formula="of:=SUM(([.AT3:.AT10]-[.$CR3:.$CR10])^2)^0.5" office:value-type="float"/>
          <table:table-cell table:number-matrix-columns-spanned="1" table:number-matrix-rows-spanned="1" table:formula="of:=SUM(([.AU3:.AU10]-[.$CN3:.$CN10])^2)^0.5" office:value-type="float"/>
          <table:table-cell table:number-matrix-columns-spanned="1" table:number-matrix-rows-spanned="1" table:formula="of:=SUM(([.AV3:.AV10]-[.$CO3:.$CO10])^2)^0.5" office:value-type="float"/>
          <table:table-cell table:style-name="cellWorst" table:number-matrix-columns-spanned="1" table:number-matrix-rows-spanned="1" table:formula="of:=SUM(([.AW3:.AW10]-[.$CP3:.$CP10])^2)^0.5" office:value-type="float"/>
          <table:table-cell table:number-matrix-columns-spanned="1" table:number-matrix-rows-spanned="1" table:formula="of:=SUM(([.AX3:.AX10]-[.$CQ3:.$CQ10])^2)^0.5" office:value-type="float"/>
          <table:table-cell table:style-name="cellWorst" table:number-matrix-columns-spanned="1" table:number-matrix-rows-spanned="1" table:formula="of:=SUM(([.AY3:.AY10]-[.$CR3:.$CR10])^2)^0.5" office:value-type="float"/>
          <table:table-cell table:style-name="cellWorst" table:number-matrix-columns-spanned="1" table:number-matrix-rows-spanned="1" table:formula="of:=SUM(([.AZ3:.AZ10]-[.$CN3:.$CN10])^2)^0.5" office:value-type="float"/>
          <table:table-cell table:number-matrix-columns-spanned="1" table:number-matrix-rows-spanned="1" table:formula="of:=SUM(([.BA3:.BA10]-[.$CO3:.$CO10])^2)^0.5" office:value-type="float"/>
          <table:table-cell table:number-matrix-columns-spanned="1" table:number-matrix-rows-spanned="1" table:formula="of:=SUM(([.BB3:.BB10]-[.$CP3:.$CP10])^2)^0.5" office:value-type="float"/>
          <table:table-cell table:number-matrix-columns-spanned="1" table:number-matrix-rows-spanned="1" table:formula="of:=SUM(([.BC3:.BC10]-[.$CQ3:.$CQ10])^2)^0.5" office:value-type="float"/>
          <table:table-cell table:number-matrix-columns-spanned="1" table:number-matrix-rows-spanned="1" table:formula="of:=SUM(([.BD3:.BD10]-[.$CR3:.$CR10])^2)^0.5" office:value-type="float"/>
          <table:table-cell table:number-matrix-columns-spanned="1" table:number-matrix-rows-spanned="1" table:formula="of:=SUM(([.BE3:.BE10]-[.$CN3:.$CN10])^2)^0.5" office:value-type="float"/>
          <table:table-cell table:style-name="cellWorst" table:number-matrix-columns-spanned="1" table:number-matrix-rows-spanned="1" table:formula="of:=SUM(([.BF3:.BF10]-[.$CO3:.$CO10])^2)^0.5" office:value-type="float"/>
          <table:table-cell table:number-matrix-columns-spanned="1" table:number-matrix-rows-spanned="1" table:formula="of:=SUM(([.BG3:.BG10]-[.$CP3:.$CP10])^2)^0.5" office:value-type="float"/>
          <table:table-cell table:number-matrix-columns-spanned="1" table:number-matrix-rows-spanned="1" table:formula="of:=SUM(([.BH3:.BH10]-[.$CQ3:.$CQ10])^2)^0.5" office:value-type="float"/>
          <table:table-cell table:number-matrix-columns-spanned="1" table:number-matrix-rows-spanned="1" table:formula="of:=SUM(([.BI3:.BI10]-[.$CR3:.$CR10])^2)^0.5" office:value-type="float"/>
          <table:table-cell table:style-name="cellBest" table:number-matrix-columns-spanned="1" table:number-matrix-rows-spanned="1" table:formula="of:=SUM(([.BJ3:.BJ10]-[.$CN3:.$CN10])^2)^0.5" office:value-type="float"/>
          <table:table-cell table:style-name="cellBest" table:number-matrix-columns-spanned="1" table:number-matrix-rows-spanned="1" table:formula="of:=SUM(([.BK3:.BK10]-[.$CO3:.$CO10])^2)^0.5" office:value-type="float"/>
          <table:table-cell table:number-matrix-columns-spanned="1" table:number-matrix-rows-spanned="1" table:formula="of:=SUM(([.BL3:.BL10]-[.$CP3:.$CP10])^2)^0.5" office:value-type="float"/>
          <table:table-cell table:number-matrix-columns-spanned="1" table:number-matrix-rows-spanned="1" table:formula="of:=SUM(([.BM3:.BM10]-[.$CQ3:.$CQ10])^2)^0.5" office:value-type="float"/>
          <table:table-cell table:style-name="cellBest" table:number-matrix-columns-spanned="1" table:number-matrix-rows-spanned="1" table:formula="of:=SUM(([.BN3:.BN10]-[.$CR3:.$CR10])^2)^0.5" office:value-type="float"/>
          <table:table-cell table:number-matrix-columns-spanned="1" table:number-matrix-rows-spanned="1" table:formula="of:=SUM(([.BO3:.BO10]-[.$CN3:.$CN10])^2)^0.5" office:value-type="float"/>
          <table:table-cell table:number-matrix-columns-spanned="1" table:number-matrix-rows-spanned="1" table:formula="of:=SUM(([.BP3:.BP10]-[.$CO3:.$CO10])^2)^0.5" office:value-type="float"/>
          <table:table-cell table:number-matrix-columns-spanned="1" table:number-matrix-rows-spanned="1" table:formula="of:=SUM(([.BQ3:.BQ10]-[.$CP3:.$CP10])^2)^0.5" office:value-type="float"/>
          <table:table-cell table:number-matrix-columns-spanned="1" table:number-matrix-rows-spanned="1" table:formula="of:=SUM(([.BR3:.BR10]-[.$CQ3:.$CQ10])^2)^0.5" office:value-type="float"/>
          <table:table-cell table:number-matrix-columns-spanned="1" table:number-matrix-rows-spanned="1" table:formula="of:=SUM(([.BS3:.BS10]-[.$CR3:.$CR10])^2)^0.5" office:value-type="float"/>
          <table:table-cell table:number-matrix-columns-spanned="1" table:number-matrix-rows-spanned="1" table:formula="of:=SUM(([.BT3:.BT10]-[.$CN3:.$CN10])^2)^0.5" office:value-type="float"/>
          <table:table-cell table:number-matrix-columns-spanned="1" table:number-matrix-rows-spanned="1" table:formula="of:=SUM(([.BU3:.BU10]-[.$CO3:.$CO10])^2)^0.5" office:value-type="float"/>
          <table:table-cell table:style-name="cellBest" table:number-matrix-columns-spanned="1" table:number-matrix-rows-spanned="1" table:formula="of:=SUM(([.BV3:.BV10]-[.$CP3:.$CP10])^2)^0.5" office:value-type="float"/>
          <table:table-cell table:number-matrix-columns-spanned="1" table:number-matrix-rows-spanned="1" table:formula="of:=SUM(([.BW3:.BW10]-[.$CQ3:.$CQ10])^2)^0.5" office:value-type="float"/>
          <table:table-cell table:number-matrix-columns-spanned="1" table:number-matrix-rows-spanned="1" table:formula="of:=SUM(([.BX3:.BX10]-[.$CR3:.$CR10])^2)^0.5" office:value-type="float"/>
          <table:table-cell table:number-matrix-columns-spanned="1" table:number-matrix-rows-spanned="1" table:formula="of:=SUM(([.BY3:.BY10]-[.$CN3:.$CN10])^2)^0.5" office:value-type="float"/>
          <table:table-cell table:style-name="cellBest" table:number-matrix-columns-spanned="1" table:number-matrix-rows-spanned="1" table:formula="of:=SUM(([.BZ3:.BZ10]-[.$CO3:.$CO10])^2)^0.5" office:value-type="float"/>
          <table:table-cell table:number-matrix-columns-spanned="1" table:number-matrix-rows-spanned="1" table:formula="of:=SUM(([.CA3:.CA10]-[.$CP3:.$CP10])^2)^0.5" office:value-type="float"/>
          <table:table-cell table:number-matrix-columns-spanned="1" table:number-matrix-rows-spanned="1" table:formula="of:=SUM(([.CB3:.CB10]-[.$CQ3:.$CQ10])^2)^0.5" office:value-type="float"/>
          <table:table-cell table:style-name="cellBest" table:number-matrix-columns-spanned="1" table:number-matrix-rows-spanned="1" table:formula="of:=SUM(([.CC3:.CC10]-[.$CR3:.$CR10])^2)^0.5" office:value-type="float"/>
          <table:table-cell table:number-matrix-columns-spanned="1" table:number-matrix-rows-spanned="1" table:formula="of:=SUM(([.CD3:.CD10]-[.$CN3:.$CN10])^2)^0.5" office:value-type="float"/>
          <table:table-cell table:number-matrix-columns-spanned="1" table:number-matrix-rows-spanned="1" table:formula="of:=SUM(([.CE3:.CE10]-[.$CO3:.$CO10])^2)^0.5" office:value-type="float"/>
          <table:table-cell table:number-matrix-columns-spanned="1" table:number-matrix-rows-spanned="1" table:formula="of:=SUM(([.CF3:.CF10]-[.$CP3:.$CP10])^2)^0.5" office:value-type="float"/>
          <table:table-cell table:number-matrix-columns-spanned="1" table:number-matrix-rows-spanned="1" table:formula="of:=SUM(([.CG3:.CG10]-[.$CQ3:.$CQ10])^2)^0.5" office:value-type="float"/>
          <table:table-cell table:number-matrix-columns-spanned="1" table:number-matrix-rows-spanned="1" table:formula="of:=SUM(([.CH3:.CH10]-[.$CR3:.$CR10])^2)^0.5" office:value-type="float"/>
          <table:table-cell table:number-matrix-columns-spanned="1" table:number-matrix-rows-spanned="1" table:formula="of:=SUM(([.CI3:.CI10]-[.$CN3:.$CN10])^2)^0.5" office:value-type="float"/>
          <table:table-cell table:number-matrix-columns-spanned="1" table:number-matrix-rows-spanned="1" table:formula="of:=SUM(([.CJ3:.CJ10]-[.$CO3:.$CO10])^2)^0.5" office:value-type="float"/>
          <table:table-cell table:number-matrix-columns-spanned="1" table:number-matrix-rows-spanned="1" table:formula="of:=SUM(([.CK3:.CK10]-[.$CP3:.$CP10])^2)^0.5" office:value-type="float"/>
          <table:table-cell table:number-matrix-columns-spanned="1" table:number-matrix-rows-spanned="1" table:formula="of:=SUM(([.CL3:.CL10]-[.$CQ3:.$CQ10])^2)^0.5" office:value-type="float"/>
          <table:table-cell table:number-matrix-columns-spanned="1" table:number-matrix-rows-spanned="1" table:formula="of:=SUM(([.CM3:.CM10]-[.$CR3:.$CR1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]=[.$CN3:.$CN10])" office:value-type="float"/>
          <table:table-cell table:number-matrix-columns-spanned="1" table:number-matrix-rows-spanned="1" table:formula="of:=SUM([.C3:.C10]=[.$CO3:.$CO10])" office:value-type="float"/>
          <table:table-cell table:number-matrix-columns-spanned="1" table:number-matrix-rows-spanned="1" table:formula="of:=SUM([.D3:.D10]=[.$CP3:.$CP10])" office:value-type="float"/>
          <table:table-cell table:number-matrix-columns-spanned="1" table:number-matrix-rows-spanned="1" table:formula="of:=SUM([.E3:.E10]=[.$CQ3:.$CQ10])" office:value-type="float"/>
          <table:table-cell table:number-matrix-columns-spanned="1" table:number-matrix-rows-spanned="1" table:formula="of:=SUM([.F3:.F10]=[.$CR3:.$CR10])" office:value-type="float"/>
          <table:table-cell table:number-matrix-columns-spanned="1" table:number-matrix-rows-spanned="1" table:formula="of:=SUM([.G3:.G10]=[.$CN3:.$CN10])" office:value-type="float"/>
          <table:table-cell table:number-matrix-columns-spanned="1" table:number-matrix-rows-spanned="1" table:formula="of:=SUM([.H3:.H10]=[.$CO3:.$CO10])" office:value-type="float"/>
          <table:table-cell table:number-matrix-columns-spanned="1" table:number-matrix-rows-spanned="1" table:formula="of:=SUM([.I3:.I10]=[.$CP3:.$CP10])" office:value-type="float"/>
          <table:table-cell table:number-matrix-columns-spanned="1" table:number-matrix-rows-spanned="1" table:formula="of:=SUM([.J3:.J10]=[.$CQ3:.$CQ10])" office:value-type="float"/>
          <table:table-cell table:number-matrix-columns-spanned="1" table:number-matrix-rows-spanned="1" table:formula="of:=SUM([.K3:.K10]=[.$CR3:.$CR10])" office:value-type="float"/>
          <table:table-cell table:number-matrix-columns-spanned="1" table:number-matrix-rows-spanned="1" table:formula="of:=SUM([.L3:.L10]=[.$CN3:.$CN10])" office:value-type="float"/>
          <table:table-cell table:number-matrix-columns-spanned="1" table:number-matrix-rows-spanned="1" table:formula="of:=SUM([.M3:.M10]=[.$CO3:.$CO10])" office:value-type="float"/>
          <table:table-cell table:number-matrix-columns-spanned="1" table:number-matrix-rows-spanned="1" table:formula="of:=SUM([.N3:.N10]=[.$CP3:.$CP10])" office:value-type="float"/>
          <table:table-cell table:number-matrix-columns-spanned="1" table:number-matrix-rows-spanned="1" table:formula="of:=SUM([.O3:.O10]=[.$CQ3:.$CQ10])" office:value-type="float"/>
          <table:table-cell table:number-matrix-columns-spanned="1" table:number-matrix-rows-spanned="1" table:formula="of:=SUM([.P3:.P10]=[.$CR3:.$CR10])" office:value-type="float"/>
          <table:table-cell table:number-matrix-columns-spanned="1" table:number-matrix-rows-spanned="1" table:formula="of:=SUM([.Q3:.Q10]=[.$CN3:.$CN10])" office:value-type="float"/>
          <table:table-cell table:number-matrix-columns-spanned="1" table:number-matrix-rows-spanned="1" table:formula="of:=SUM([.R3:.R10]=[.$CO3:.$CO10])" office:value-type="float"/>
          <table:table-cell table:number-matrix-columns-spanned="1" table:number-matrix-rows-spanned="1" table:formula="of:=SUM([.S3:.S10]=[.$CP3:.$CP10])" office:value-type="float"/>
          <table:table-cell table:number-matrix-columns-spanned="1" table:number-matrix-rows-spanned="1" table:formula="of:=SUM([.T3:.T10]=[.$CQ3:.$CQ10])" office:value-type="float"/>
          <table:table-cell table:number-matrix-columns-spanned="1" table:number-matrix-rows-spanned="1" table:formula="of:=SUM([.U3:.U10]=[.$CR3:.$CR10])" office:value-type="float"/>
          <table:table-cell table:number-matrix-columns-spanned="1" table:number-matrix-rows-spanned="1" table:formula="of:=SUM([.V3:.V10]=[.$CN3:.$CN10])" office:value-type="float"/>
          <table:table-cell table:number-matrix-columns-spanned="1" table:number-matrix-rows-spanned="1" table:formula="of:=SUM([.W3:.W10]=[.$CO3:.$CO10])" office:value-type="float"/>
          <table:table-cell table:number-matrix-columns-spanned="1" table:number-matrix-rows-spanned="1" table:formula="of:=SUM([.X3:.X10]=[.$CP3:.$CP10])" office:value-type="float"/>
          <table:table-cell table:number-matrix-columns-spanned="1" table:number-matrix-rows-spanned="1" table:formula="of:=SUM([.Y3:.Y10]=[.$CQ3:.$CQ10])" office:value-type="float"/>
          <table:table-cell table:number-matrix-columns-spanned="1" table:number-matrix-rows-spanned="1" table:formula="of:=SUM([.Z3:.Z10]=[.$CR3:.$CR10])" office:value-type="float"/>
          <table:table-cell table:number-matrix-columns-spanned="1" table:number-matrix-rows-spanned="1" table:formula="of:=SUM([.AA3:.AA10]=[.$CN3:.$CN10])" office:value-type="float"/>
          <table:table-cell table:number-matrix-columns-spanned="1" table:number-matrix-rows-spanned="1" table:formula="of:=SUM([.AB3:.AB10]=[.$CO3:.$CO10])" office:value-type="float"/>
          <table:table-cell table:number-matrix-columns-spanned="1" table:number-matrix-rows-spanned="1" table:formula="of:=SUM([.AC3:.AC10]=[.$CP3:.$CP10])" office:value-type="float"/>
          <table:table-cell table:number-matrix-columns-spanned="1" table:number-matrix-rows-spanned="1" table:formula="of:=SUM([.AD3:.AD10]=[.$CQ3:.$CQ10])" office:value-type="float"/>
          <table:table-cell table:number-matrix-columns-spanned="1" table:number-matrix-rows-spanned="1" table:formula="of:=SUM([.AE3:.AE10]=[.$CR3:.$CR10])" office:value-type="float"/>
          <table:table-cell table:number-matrix-columns-spanned="1" table:number-matrix-rows-spanned="1" table:formula="of:=SUM([.AF3:.AF10]=[.$CN3:.$CN10])" office:value-type="float"/>
          <table:table-cell table:number-matrix-columns-spanned="1" table:number-matrix-rows-spanned="1" table:formula="of:=SUM([.AG3:.AG10]=[.$CO3:.$CO10])" office:value-type="float"/>
          <table:table-cell table:number-matrix-columns-spanned="1" table:number-matrix-rows-spanned="1" table:formula="of:=SUM([.AH3:.AH10]=[.$CP3:.$CP10])" office:value-type="float"/>
          <table:table-cell table:number-matrix-columns-spanned="1" table:number-matrix-rows-spanned="1" table:formula="of:=SUM([.AI3:.AI10]=[.$CQ3:.$CQ10])" office:value-type="float"/>
          <table:table-cell table:number-matrix-columns-spanned="1" table:number-matrix-rows-spanned="1" table:formula="of:=SUM([.AJ3:.AJ10]=[.$CR3:.$CR10])" office:value-type="float"/>
          <table:table-cell table:number-matrix-columns-spanned="1" table:number-matrix-rows-spanned="1" table:formula="of:=SUM([.AK3:.AK10]=[.$CN3:.$CN10])" office:value-type="float"/>
          <table:table-cell table:number-matrix-columns-spanned="1" table:number-matrix-rows-spanned="1" table:formula="of:=SUM([.AL3:.AL10]=[.$CO3:.$CO10])" office:value-type="float"/>
          <table:table-cell table:number-matrix-columns-spanned="1" table:number-matrix-rows-spanned="1" table:formula="of:=SUM([.AM3:.AM10]=[.$CP3:.$CP10])" office:value-type="float"/>
          <table:table-cell table:number-matrix-columns-spanned="1" table:number-matrix-rows-spanned="1" table:formula="of:=SUM([.AN3:.AN10]=[.$CQ3:.$CQ10])" office:value-type="float"/>
          <table:table-cell table:number-matrix-columns-spanned="1" table:number-matrix-rows-spanned="1" table:formula="of:=SUM([.AO3:.AO10]=[.$CR3:.$CR10])" office:value-type="float"/>
          <table:table-cell table:number-matrix-columns-spanned="1" table:number-matrix-rows-spanned="1" table:formula="of:=SUM([.AP3:.AP10]=[.$CN3:.$CN10])" office:value-type="float"/>
          <table:table-cell table:number-matrix-columns-spanned="1" table:number-matrix-rows-spanned="1" table:formula="of:=SUM([.AQ3:.AQ10]=[.$CO3:.$CO10])" office:value-type="float"/>
          <table:table-cell table:number-matrix-columns-spanned="1" table:number-matrix-rows-spanned="1" table:formula="of:=SUM([.AR3:.AR10]=[.$CP3:.$CP10])" office:value-type="float"/>
          <table:table-cell table:number-matrix-columns-spanned="1" table:number-matrix-rows-spanned="1" table:formula="of:=SUM([.AS3:.AS10]=[.$CQ3:.$CQ10])" office:value-type="float"/>
          <table:table-cell table:number-matrix-columns-spanned="1" table:number-matrix-rows-spanned="1" table:formula="of:=SUM([.AT3:.AT10]=[.$CR3:.$CR10])" office:value-type="float"/>
          <table:table-cell table:number-matrix-columns-spanned="1" table:number-matrix-rows-spanned="1" table:formula="of:=SUM([.AU3:.AU10]=[.$CN3:.$CN10])" office:value-type="float"/>
          <table:table-cell table:number-matrix-columns-spanned="1" table:number-matrix-rows-spanned="1" table:formula="of:=SUM([.AV3:.AV10]=[.$CO3:.$CO10])" office:value-type="float"/>
          <table:table-cell table:number-matrix-columns-spanned="1" table:number-matrix-rows-spanned="1" table:formula="of:=SUM([.AW3:.AW10]=[.$CP3:.$CP10])" office:value-type="float"/>
          <table:table-cell table:number-matrix-columns-spanned="1" table:number-matrix-rows-spanned="1" table:formula="of:=SUM([.AX3:.AX10]=[.$CQ3:.$CQ10])" office:value-type="float"/>
          <table:table-cell table:number-matrix-columns-spanned="1" table:number-matrix-rows-spanned="1" table:formula="of:=SUM([.AY3:.AY10]=[.$CR3:.$CR10])" office:value-type="float"/>
          <table:table-cell table:number-matrix-columns-spanned="1" table:number-matrix-rows-spanned="1" table:formula="of:=SUM([.AZ3:.AZ10]=[.$CN3:.$CN10])" office:value-type="float"/>
          <table:table-cell table:number-matrix-columns-spanned="1" table:number-matrix-rows-spanned="1" table:formula="of:=SUM([.BA3:.BA10]=[.$CO3:.$CO10])" office:value-type="float"/>
          <table:table-cell table:number-matrix-columns-spanned="1" table:number-matrix-rows-spanned="1" table:formula="of:=SUM([.BB3:.BB10]=[.$CP3:.$CP10])" office:value-type="float"/>
          <table:table-cell table:number-matrix-columns-spanned="1" table:number-matrix-rows-spanned="1" table:formula="of:=SUM([.BC3:.BC10]=[.$CQ3:.$CQ10])" office:value-type="float"/>
          <table:table-cell table:number-matrix-columns-spanned="1" table:number-matrix-rows-spanned="1" table:formula="of:=SUM([.BD3:.BD10]=[.$CR3:.$CR10])" office:value-type="float"/>
          <table:table-cell table:number-matrix-columns-spanned="1" table:number-matrix-rows-spanned="1" table:formula="of:=SUM([.BE3:.BE10]=[.$CN3:.$CN10])" office:value-type="float"/>
          <table:table-cell table:number-matrix-columns-spanned="1" table:number-matrix-rows-spanned="1" table:formula="of:=SUM([.BF3:.BF10]=[.$CO3:.$CO10])" office:value-type="float"/>
          <table:table-cell table:number-matrix-columns-spanned="1" table:number-matrix-rows-spanned="1" table:formula="of:=SUM([.BG3:.BG10]=[.$CP3:.$CP10])" office:value-type="float"/>
          <table:table-cell table:number-matrix-columns-spanned="1" table:number-matrix-rows-spanned="1" table:formula="of:=SUM([.BH3:.BH10]=[.$CQ3:.$CQ10])" office:value-type="float"/>
          <table:table-cell table:number-matrix-columns-spanned="1" table:number-matrix-rows-spanned="1" table:formula="of:=SUM([.BI3:.BI10]=[.$CR3:.$CR10])" office:value-type="float"/>
          <table:table-cell table:number-matrix-columns-spanned="1" table:number-matrix-rows-spanned="1" table:formula="of:=SUM([.BJ3:.BJ10]=[.$CN3:.$CN10])" office:value-type="float"/>
          <table:table-cell table:number-matrix-columns-spanned="1" table:number-matrix-rows-spanned="1" table:formula="of:=SUM([.BK3:.BK10]=[.$CO3:.$CO10])" office:value-type="float"/>
          <table:table-cell table:number-matrix-columns-spanned="1" table:number-matrix-rows-spanned="1" table:formula="of:=SUM([.BL3:.BL10]=[.$CP3:.$CP10])" office:value-type="float"/>
          <table:table-cell table:number-matrix-columns-spanned="1" table:number-matrix-rows-spanned="1" table:formula="of:=SUM([.BM3:.BM10]=[.$CQ3:.$CQ10])" office:value-type="float"/>
          <table:table-cell table:style-name="cellBest" table:number-matrix-columns-spanned="1" table:number-matrix-rows-spanned="1" table:formula="of:=SUM([.BN3:.BN10]=[.$CR3:.$CR10])" office:value-type="float"/>
          <table:table-cell table:number-matrix-columns-spanned="1" table:number-matrix-rows-spanned="1" table:formula="of:=SUM([.BO3:.BO10]=[.$CN3:.$CN10])" office:value-type="float"/>
          <table:table-cell table:number-matrix-columns-spanned="1" table:number-matrix-rows-spanned="1" table:formula="of:=SUM([.BP3:.BP10]=[.$CO3:.$CO10])" office:value-type="float"/>
          <table:table-cell table:number-matrix-columns-spanned="1" table:number-matrix-rows-spanned="1" table:formula="of:=SUM([.BQ3:.BQ10]=[.$CP3:.$CP10])" office:value-type="float"/>
          <table:table-cell table:number-matrix-columns-spanned="1" table:number-matrix-rows-spanned="1" table:formula="of:=SUM([.BR3:.BR10]=[.$CQ3:.$CQ10])" office:value-type="float"/>
          <table:table-cell table:number-matrix-columns-spanned="1" table:number-matrix-rows-spanned="1" table:formula="of:=SUM([.BS3:.BS10]=[.$CR3:.$CR10])" office:value-type="float"/>
          <table:table-cell table:number-matrix-columns-spanned="1" table:number-matrix-rows-spanned="1" table:formula="of:=SUM([.BT3:.BT10]=[.$CN3:.$CN10])" office:value-type="float"/>
          <table:table-cell table:number-matrix-columns-spanned="1" table:number-matrix-rows-spanned="1" table:formula="of:=SUM([.BU3:.BU10]=[.$CO3:.$CO10])" office:value-type="float"/>
          <table:table-cell table:style-name="cellBest" table:number-matrix-columns-spanned="1" table:number-matrix-rows-spanned="1" table:formula="of:=SUM([.BV3:.BV10]=[.$CP3:.$CP10])" office:value-type="float"/>
          <table:table-cell table:number-matrix-columns-spanned="1" table:number-matrix-rows-spanned="1" table:formula="of:=SUM([.BW3:.BW10]=[.$CQ3:.$CQ10])" office:value-type="float"/>
          <table:table-cell table:number-matrix-columns-spanned="1" table:number-matrix-rows-spanned="1" table:formula="of:=SUM([.BX3:.BX10]=[.$CR3:.$CR10])" office:value-type="float"/>
          <table:table-cell table:number-matrix-columns-spanned="1" table:number-matrix-rows-spanned="1" table:formula="of:=SUM([.BY3:.BY10]=[.$CN3:.$CN10])" office:value-type="float"/>
          <table:table-cell table:number-matrix-columns-spanned="1" table:number-matrix-rows-spanned="1" table:formula="of:=SUM([.BZ3:.BZ10]=[.$CO3:.$CO10])" office:value-type="float"/>
          <table:table-cell table:number-matrix-columns-spanned="1" table:number-matrix-rows-spanned="1" table:formula="of:=SUM([.CA3:.CA10]=[.$CP3:.$CP10])" office:value-type="float"/>
          <table:table-cell table:number-matrix-columns-spanned="1" table:number-matrix-rows-spanned="1" table:formula="of:=SUM([.CB3:.CB10]=[.$CQ3:.$CQ10])" office:value-type="float"/>
          <table:table-cell table:style-name="cellBest" table:number-matrix-columns-spanned="1" table:number-matrix-rows-spanned="1" table:formula="of:=SUM([.CC3:.CC10]=[.$CR3:.$CR10])" office:value-type="float"/>
          <table:table-cell table:number-matrix-columns-spanned="1" table:number-matrix-rows-spanned="1" table:formula="of:=SUM([.CD3:.CD10]=[.$CN3:.$CN10])" office:value-type="float"/>
          <table:table-cell table:number-matrix-columns-spanned="1" table:number-matrix-rows-spanned="1" table:formula="of:=SUM([.CE3:.CE10]=[.$CO3:.$CO10])" office:value-type="float"/>
          <table:table-cell table:number-matrix-columns-spanned="1" table:number-matrix-rows-spanned="1" table:formula="of:=SUM([.CF3:.CF10]=[.$CP3:.$CP10])" office:value-type="float"/>
          <table:table-cell table:number-matrix-columns-spanned="1" table:number-matrix-rows-spanned="1" table:formula="of:=SUM([.CG3:.CG10]=[.$CQ3:.$CQ10])" office:value-type="float"/>
          <table:table-cell table:number-matrix-columns-spanned="1" table:number-matrix-rows-spanned="1" table:formula="of:=SUM([.CH3:.CH10]=[.$CR3:.$CR10])" office:value-type="float"/>
          <table:table-cell table:number-matrix-columns-spanned="1" table:number-matrix-rows-spanned="1" table:formula="of:=SUM([.CI3:.CI10]=[.$CN3:.$CN10])" office:value-type="float"/>
          <table:table-cell table:number-matrix-columns-spanned="1" table:number-matrix-rows-spanned="1" table:formula="of:=SUM([.CJ3:.CJ10]=[.$CO3:.$CO10])" office:value-type="float"/>
          <table:table-cell table:number-matrix-columns-spanned="1" table:number-matrix-rows-spanned="1" table:formula="of:=SUM([.CK3:.CK10]=[.$CP3:.$CP10])" office:value-type="float"/>
          <table:table-cell table:number-matrix-columns-spanned="1" table:number-matrix-rows-spanned="1" table:formula="of:=SUM([.CL3:.CL10]=[.$CQ3:.$CQ10])" office:value-type="float"/>
          <table:table-cell table:number-matrix-columns-spanned="1" table:number-matrix-rows-spanned="1" table:formula="of:=SUM([.CM3:.CM10]=[.$CR3:.$CR1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]&lt;[.$CS3:.$CS10])" office:value-type="float"/>
          <table:table-cell table:number-matrix-columns-spanned="1" table:number-matrix-rows-spanned="1" table:formula="of:=SUM([.C3:.C10]&lt;[.$CT3:.$CT10])" office:value-type="float"/>
          <table:table-cell table:number-matrix-columns-spanned="1" table:number-matrix-rows-spanned="1" table:formula="of:=SUM([.D3:.D10]&lt;[.$CU3:.$CU10])" office:value-type="float"/>
          <table:table-cell table:number-matrix-columns-spanned="1" table:number-matrix-rows-spanned="1" table:formula="of:=SUM([.E3:.E10]&lt;[.$CV3:.$CV10])" office:value-type="float"/>
          <table:table-cell table:number-matrix-columns-spanned="1" table:number-matrix-rows-spanned="1" table:formula="of:=SUM([.F3:.F10]&lt;[.$CW3:.$CW10])" office:value-type="float"/>
          <table:table-cell table:number-matrix-columns-spanned="1" table:number-matrix-rows-spanned="1" table:formula="of:=SUM([.G3:.G10]&lt;[.$CS3:.$CS10])" office:value-type="float"/>
          <table:table-cell table:number-matrix-columns-spanned="1" table:number-matrix-rows-spanned="1" table:formula="of:=SUM([.H3:.H10]&lt;[.$CT3:.$CT10])" office:value-type="float"/>
          <table:table-cell table:number-matrix-columns-spanned="1" table:number-matrix-rows-spanned="1" table:formula="of:=SUM([.I3:.I10]&lt;[.$CU3:.$CU10])" office:value-type="float"/>
          <table:table-cell table:number-matrix-columns-spanned="1" table:number-matrix-rows-spanned="1" table:formula="of:=SUM([.J3:.J10]&lt;[.$CV3:.$CV10])" office:value-type="float"/>
          <table:table-cell table:number-matrix-columns-spanned="1" table:number-matrix-rows-spanned="1" table:formula="of:=SUM([.K3:.K10]&lt;[.$CW3:.$CW10])" office:value-type="float"/>
          <table:table-cell table:number-matrix-columns-spanned="1" table:number-matrix-rows-spanned="1" table:formula="of:=SUM([.L3:.L10]&lt;[.$CS3:.$CS10])" office:value-type="float"/>
          <table:table-cell table:number-matrix-columns-spanned="1" table:number-matrix-rows-spanned="1" table:formula="of:=SUM([.M3:.M10]&lt;[.$CT3:.$CT10])" office:value-type="float"/>
          <table:table-cell table:number-matrix-columns-spanned="1" table:number-matrix-rows-spanned="1" table:formula="of:=SUM([.N3:.N10]&lt;[.$CU3:.$CU10])" office:value-type="float"/>
          <table:table-cell table:number-matrix-columns-spanned="1" table:number-matrix-rows-spanned="1" table:formula="of:=SUM([.O3:.O10]&lt;[.$CV3:.$CV10])" office:value-type="float"/>
          <table:table-cell table:number-matrix-columns-spanned="1" table:number-matrix-rows-spanned="1" table:formula="of:=SUM([.P3:.P10]&lt;[.$CW3:.$CW10])" office:value-type="float"/>
          <table:table-cell table:number-matrix-columns-spanned="1" table:number-matrix-rows-spanned="1" table:formula="of:=SUM([.Q3:.Q10]&lt;[.$CS3:.$CS10])" office:value-type="float"/>
          <table:table-cell table:number-matrix-columns-spanned="1" table:number-matrix-rows-spanned="1" table:formula="of:=SUM([.R3:.R10]&lt;[.$CT3:.$CT10])" office:value-type="float"/>
          <table:table-cell table:number-matrix-columns-spanned="1" table:number-matrix-rows-spanned="1" table:formula="of:=SUM([.S3:.S10]&lt;[.$CU3:.$CU10])" office:value-type="float"/>
          <table:table-cell table:number-matrix-columns-spanned="1" table:number-matrix-rows-spanned="1" table:formula="of:=SUM([.T3:.T10]&lt;[.$CV3:.$CV10])" office:value-type="float"/>
          <table:table-cell table:number-matrix-columns-spanned="1" table:number-matrix-rows-spanned="1" table:formula="of:=SUM([.U3:.U10]&lt;[.$CW3:.$CW10])" office:value-type="float"/>
          <table:table-cell table:number-matrix-columns-spanned="1" table:number-matrix-rows-spanned="1" table:formula="of:=SUM([.V3:.V10]&lt;[.$CS3:.$CS10])" office:value-type="float"/>
          <table:table-cell table:number-matrix-columns-spanned="1" table:number-matrix-rows-spanned="1" table:formula="of:=SUM([.W3:.W10]&lt;[.$CT3:.$CT10])" office:value-type="float"/>
          <table:table-cell table:number-matrix-columns-spanned="1" table:number-matrix-rows-spanned="1" table:formula="of:=SUM([.X3:.X10]&lt;[.$CU3:.$CU10])" office:value-type="float"/>
          <table:table-cell table:number-matrix-columns-spanned="1" table:number-matrix-rows-spanned="1" table:formula="of:=SUM([.Y3:.Y10]&lt;[.$CV3:.$CV10])" office:value-type="float"/>
          <table:table-cell table:number-matrix-columns-spanned="1" table:number-matrix-rows-spanned="1" table:formula="of:=SUM([.Z3:.Z10]&lt;[.$CW3:.$CW10])" office:value-type="float"/>
          <table:table-cell table:number-matrix-columns-spanned="1" table:number-matrix-rows-spanned="1" table:formula="of:=SUM([.AA3:.AA10]&lt;[.$CS3:.$CS10])" office:value-type="float"/>
          <table:table-cell table:number-matrix-columns-spanned="1" table:number-matrix-rows-spanned="1" table:formula="of:=SUM([.AB3:.AB10]&lt;[.$CT3:.$CT10])" office:value-type="float"/>
          <table:table-cell table:number-matrix-columns-spanned="1" table:number-matrix-rows-spanned="1" table:formula="of:=SUM([.AC3:.AC10]&lt;[.$CU3:.$CU10])" office:value-type="float"/>
          <table:table-cell table:number-matrix-columns-spanned="1" table:number-matrix-rows-spanned="1" table:formula="of:=SUM([.AD3:.AD10]&lt;[.$CV3:.$CV10])" office:value-type="float"/>
          <table:table-cell table:number-matrix-columns-spanned="1" table:number-matrix-rows-spanned="1" table:formula="of:=SUM([.AE3:.AE10]&lt;[.$CW3:.$CW10])" office:value-type="float"/>
          <table:table-cell table:number-matrix-columns-spanned="1" table:number-matrix-rows-spanned="1" table:formula="of:=SUM([.AF3:.AF10]&lt;[.$CS3:.$CS10])" office:value-type="float"/>
          <table:table-cell table:number-matrix-columns-spanned="1" table:number-matrix-rows-spanned="1" table:formula="of:=SUM([.AG3:.AG10]&lt;[.$CT3:.$CT10])" office:value-type="float"/>
          <table:table-cell table:number-matrix-columns-spanned="1" table:number-matrix-rows-spanned="1" table:formula="of:=SUM([.AH3:.AH10]&lt;[.$CU3:.$CU10])" office:value-type="float"/>
          <table:table-cell table:number-matrix-columns-spanned="1" table:number-matrix-rows-spanned="1" table:formula="of:=SUM([.AI3:.AI10]&lt;[.$CV3:.$CV10])" office:value-type="float"/>
          <table:table-cell table:number-matrix-columns-spanned="1" table:number-matrix-rows-spanned="1" table:formula="of:=SUM([.AJ3:.AJ10]&lt;[.$CW3:.$CW10])" office:value-type="float"/>
          <table:table-cell table:number-matrix-columns-spanned="1" table:number-matrix-rows-spanned="1" table:formula="of:=SUM([.AK3:.AK10]&lt;[.$CS3:.$CS10])" office:value-type="float"/>
          <table:table-cell table:number-matrix-columns-spanned="1" table:number-matrix-rows-spanned="1" table:formula="of:=SUM([.AL3:.AL10]&lt;[.$CT3:.$CT10])" office:value-type="float"/>
          <table:table-cell table:number-matrix-columns-spanned="1" table:number-matrix-rows-spanned="1" table:formula="of:=SUM([.AM3:.AM10]&lt;[.$CU3:.$CU10])" office:value-type="float"/>
          <table:table-cell table:number-matrix-columns-spanned="1" table:number-matrix-rows-spanned="1" table:formula="of:=SUM([.AN3:.AN10]&lt;[.$CV3:.$CV10])" office:value-type="float"/>
          <table:table-cell table:number-matrix-columns-spanned="1" table:number-matrix-rows-spanned="1" table:formula="of:=SUM([.AO3:.AO10]&lt;[.$CW3:.$CW10])" office:value-type="float"/>
          <table:table-cell table:number-matrix-columns-spanned="1" table:number-matrix-rows-spanned="1" table:formula="of:=SUM([.AP3:.AP10]&lt;[.$CS3:.$CS10])" office:value-type="float"/>
          <table:table-cell table:number-matrix-columns-spanned="1" table:number-matrix-rows-spanned="1" table:formula="of:=SUM([.AQ3:.AQ10]&lt;[.$CT3:.$CT10])" office:value-type="float"/>
          <table:table-cell table:number-matrix-columns-spanned="1" table:number-matrix-rows-spanned="1" table:formula="of:=SUM([.AR3:.AR10]&lt;[.$CU3:.$CU10])" office:value-type="float"/>
          <table:table-cell table:number-matrix-columns-spanned="1" table:number-matrix-rows-spanned="1" table:formula="of:=SUM([.AS3:.AS10]&lt;[.$CV3:.$CV10])" office:value-type="float"/>
          <table:table-cell table:number-matrix-columns-spanned="1" table:number-matrix-rows-spanned="1" table:formula="of:=SUM([.AT3:.AT10]&lt;[.$CW3:.$CW10])" office:value-type="float"/>
          <table:table-cell table:number-matrix-columns-spanned="1" table:number-matrix-rows-spanned="1" table:formula="of:=SUM([.AU3:.AU10]&lt;[.$CS3:.$CS10])" office:value-type="float"/>
          <table:table-cell table:number-matrix-columns-spanned="1" table:number-matrix-rows-spanned="1" table:formula="of:=SUM([.AV3:.AV10]&lt;[.$CT3:.$CT10])" office:value-type="float"/>
          <table:table-cell table:number-matrix-columns-spanned="1" table:number-matrix-rows-spanned="1" table:formula="of:=SUM([.AW3:.AW10]&lt;[.$CU3:.$CU10])" office:value-type="float"/>
          <table:table-cell table:number-matrix-columns-spanned="1" table:number-matrix-rows-spanned="1" table:formula="of:=SUM([.AX3:.AX10]&lt;[.$CV3:.$CV10])" office:value-type="float"/>
          <table:table-cell table:number-matrix-columns-spanned="1" table:number-matrix-rows-spanned="1" table:formula="of:=SUM([.AY3:.AY10]&lt;[.$CW3:.$CW10])" office:value-type="float"/>
          <table:table-cell table:number-matrix-columns-spanned="1" table:number-matrix-rows-spanned="1" table:formula="of:=SUM([.AZ3:.AZ10]&lt;[.$CS3:.$CS10])" office:value-type="float"/>
          <table:table-cell table:number-matrix-columns-spanned="1" table:number-matrix-rows-spanned="1" table:formula="of:=SUM([.BA3:.BA10]&lt;[.$CT3:.$CT10])" office:value-type="float"/>
          <table:table-cell table:number-matrix-columns-spanned="1" table:number-matrix-rows-spanned="1" table:formula="of:=SUM([.BB3:.BB10]&lt;[.$CU3:.$CU10])" office:value-type="float"/>
          <table:table-cell table:number-matrix-columns-spanned="1" table:number-matrix-rows-spanned="1" table:formula="of:=SUM([.BC3:.BC10]&lt;[.$CV3:.$CV10])" office:value-type="float"/>
          <table:table-cell table:number-matrix-columns-spanned="1" table:number-matrix-rows-spanned="1" table:formula="of:=SUM([.BD3:.BD10]&lt;[.$CW3:.$CW10])" office:value-type="float"/>
          <table:table-cell table:number-matrix-columns-spanned="1" table:number-matrix-rows-spanned="1" table:formula="of:=SUM([.BE3:.BE10]&lt;[.$CS3:.$CS10])" office:value-type="float"/>
          <table:table-cell table:number-matrix-columns-spanned="1" table:number-matrix-rows-spanned="1" table:formula="of:=SUM([.BF3:.BF10]&lt;[.$CT3:.$CT10])" office:value-type="float"/>
          <table:table-cell table:number-matrix-columns-spanned="1" table:number-matrix-rows-spanned="1" table:formula="of:=SUM([.BG3:.BG10]&lt;[.$CU3:.$CU10])" office:value-type="float"/>
          <table:table-cell table:number-matrix-columns-spanned="1" table:number-matrix-rows-spanned="1" table:formula="of:=SUM([.BH3:.BH10]&lt;[.$CV3:.$CV10])" office:value-type="float"/>
          <table:table-cell table:number-matrix-columns-spanned="1" table:number-matrix-rows-spanned="1" table:formula="of:=SUM([.BI3:.BI10]&lt;[.$CW3:.$CW10])" office:value-type="float"/>
          <table:table-cell table:number-matrix-columns-spanned="1" table:number-matrix-rows-spanned="1" table:formula="of:=SUM([.BJ3:.BJ10]&lt;[.$CS3:.$CS10])" office:value-type="float"/>
          <table:table-cell table:number-matrix-columns-spanned="1" table:number-matrix-rows-spanned="1" table:formula="of:=SUM([.BK3:.BK10]&lt;[.$CT3:.$CT10])" office:value-type="float"/>
          <table:table-cell table:style-name="cellBest" table:number-matrix-columns-spanned="1" table:number-matrix-rows-spanned="1" table:formula="of:=SUM([.BL3:.BL10]&lt;[.$CU3:.$CU10])" office:value-type="float"/>
          <table:table-cell table:number-matrix-columns-spanned="1" table:number-matrix-rows-spanned="1" table:formula="of:=SUM([.BM3:.BM10]&lt;[.$CV3:.$CV10])" office:value-type="float"/>
          <table:table-cell table:style-name="cellBest" table:number-matrix-columns-spanned="1" table:number-matrix-rows-spanned="1" table:formula="of:=SUM([.BN3:.BN10]&lt;[.$CW3:.$CW10])" office:value-type="float"/>
          <table:table-cell table:style-name="cellBest" table:number-matrix-columns-spanned="1" table:number-matrix-rows-spanned="1" table:formula="of:=SUM([.BO3:.BO10]&lt;[.$CS3:.$CS10])" office:value-type="float"/>
          <table:table-cell table:number-matrix-columns-spanned="1" table:number-matrix-rows-spanned="1" table:formula="of:=SUM([.BP3:.BP10]&lt;[.$CT3:.$CT10])" office:value-type="float"/>
          <table:table-cell table:style-name="cellBest" table:number-matrix-columns-spanned="1" table:number-matrix-rows-spanned="1" table:formula="of:=SUM([.BQ3:.BQ10]&lt;[.$CU3:.$CU10])" office:value-type="float"/>
          <table:table-cell table:number-matrix-columns-spanned="1" table:number-matrix-rows-spanned="1" table:formula="of:=SUM([.BR3:.BR10]&lt;[.$CV3:.$CV10])" office:value-type="float"/>
          <table:table-cell table:style-name="cellBest" table:number-matrix-columns-spanned="1" table:number-matrix-rows-spanned="1" table:formula="of:=SUM([.BS3:.BS10]&lt;[.$CW3:.$CW10])" office:value-type="float"/>
          <table:table-cell table:style-name="cellBest" table:number-matrix-columns-spanned="1" table:number-matrix-rows-spanned="1" table:formula="of:=SUM([.BT3:.BT10]&lt;[.$CS3:.$CS10])" office:value-type="float"/>
          <table:table-cell table:number-matrix-columns-spanned="1" table:number-matrix-rows-spanned="1" table:formula="of:=SUM([.BU3:.BU10]&lt;[.$CT3:.$CT10])" office:value-type="float"/>
          <table:table-cell table:style-name="cellBest" table:number-matrix-columns-spanned="1" table:number-matrix-rows-spanned="1" table:formula="of:=SUM([.BV3:.BV10]&lt;[.$CU3:.$CU10])" office:value-type="float"/>
          <table:table-cell table:number-matrix-columns-spanned="1" table:number-matrix-rows-spanned="1" table:formula="of:=SUM([.BW3:.BW10]&lt;[.$CV3:.$CV10])" office:value-type="float"/>
          <table:table-cell table:style-name="cellBest" table:number-matrix-columns-spanned="1" table:number-matrix-rows-spanned="1" table:formula="of:=SUM([.BX3:.BX10]&lt;[.$CW3:.$CW10])" office:value-type="float"/>
          <table:table-cell table:number-matrix-columns-spanned="1" table:number-matrix-rows-spanned="1" table:formula="of:=SUM([.BY3:.BY10]&lt;[.$CS3:.$CS10])" office:value-type="float"/>
          <table:table-cell table:number-matrix-columns-spanned="1" table:number-matrix-rows-spanned="1" table:formula="of:=SUM([.BZ3:.BZ10]&lt;[.$CT3:.$CT10])" office:value-type="float"/>
          <table:table-cell table:style-name="cellBest" table:number-matrix-columns-spanned="1" table:number-matrix-rows-spanned="1" table:formula="of:=SUM([.CA3:.CA10]&lt;[.$CU3:.$CU10])" office:value-type="float"/>
          <table:table-cell table:number-matrix-columns-spanned="1" table:number-matrix-rows-spanned="1" table:formula="of:=SUM([.CB3:.CB10]&lt;[.$CV3:.$CV10])" office:value-type="float"/>
          <table:table-cell table:style-name="cellBest" table:number-matrix-columns-spanned="1" table:number-matrix-rows-spanned="1" table:formula="of:=SUM([.CC3:.CC10]&lt;[.$CW3:.$CW10])" office:value-type="float"/>
          <table:table-cell table:number-matrix-columns-spanned="1" table:number-matrix-rows-spanned="1" table:formula="of:=SUM([.CD3:.CD10]&lt;[.$CS3:.$CS10])" office:value-type="float"/>
          <table:table-cell table:number-matrix-columns-spanned="1" table:number-matrix-rows-spanned="1" table:formula="of:=SUM([.CE3:.CE10]&lt;[.$CT3:.$CT10])" office:value-type="float"/>
          <table:table-cell table:style-name="cellBest" table:number-matrix-columns-spanned="1" table:number-matrix-rows-spanned="1" table:formula="of:=SUM([.CF3:.CF10]&lt;[.$CU3:.$CU10])" office:value-type="float"/>
          <table:table-cell table:number-matrix-columns-spanned="1" table:number-matrix-rows-spanned="1" table:formula="of:=SUM([.CG3:.CG10]&lt;[.$CV3:.$CV10])" office:value-type="float"/>
          <table:table-cell table:style-name="cellBest" table:number-matrix-columns-spanned="1" table:number-matrix-rows-spanned="1" table:formula="of:=SUM([.CH3:.CH10]&lt;[.$CW3:.$CW10])" office:value-type="float"/>
          <table:table-cell table:style-name="cellBest" table:number-matrix-columns-spanned="1" table:number-matrix-rows-spanned="1" table:formula="of:=SUM([.CI3:.CI10]&lt;[.$CS3:.$CS10])" office:value-type="float"/>
          <table:table-cell table:number-matrix-columns-spanned="1" table:number-matrix-rows-spanned="1" table:formula="of:=SUM([.CJ3:.CJ10]&lt;[.$CT3:.$CT10])" office:value-type="float"/>
          <table:table-cell table:style-name="cellBest" table:number-matrix-columns-spanned="1" table:number-matrix-rows-spanned="1" table:formula="of:=SUM([.CK3:.CK10]&lt;[.$CU3:.$CU10])" office:value-type="float"/>
          <table:table-cell table:number-matrix-columns-spanned="1" table:number-matrix-rows-spanned="1" table:formula="of:=SUM([.CL3:.CL10]&lt;[.$CV3:.$CV10])" office:value-type="float"/>
          <table:table-cell table:style-name="cellBest" table:number-matrix-columns-spanned="1" table:number-matrix-rows-spanned="1" table:formula="of:=SUM([.CM3:.CM10]&lt;[.$CW3:.$CW1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0]&gt;[.$CS3:.$CS10])" office:value-type="float"/>
          <table:table-cell table:number-matrix-columns-spanned="1" table:number-matrix-rows-spanned="1" table:formula="of:=SUM([.C3:.C10]&gt;[.$CT3:.$CT10])" office:value-type="float"/>
          <table:table-cell table:number-matrix-columns-spanned="1" table:number-matrix-rows-spanned="1" table:formula="of:=SUM([.D3:.D10]&gt;[.$CU3:.$CU10])" office:value-type="float"/>
          <table:table-cell table:number-matrix-columns-spanned="1" table:number-matrix-rows-spanned="1" table:formula="of:=SUM([.E3:.E10]&gt;[.$CV3:.$CV10])" office:value-type="float"/>
          <table:table-cell table:number-matrix-columns-spanned="1" table:number-matrix-rows-spanned="1" table:formula="of:=SUM([.F3:.F10]&gt;[.$CW3:.$CW10])" office:value-type="float"/>
          <table:table-cell table:number-matrix-columns-spanned="1" table:number-matrix-rows-spanned="1" table:formula="of:=SUM([.G3:.G10]&gt;[.$CS3:.$CS10])" office:value-type="float"/>
          <table:table-cell table:number-matrix-columns-spanned="1" table:number-matrix-rows-spanned="1" table:formula="of:=SUM([.H3:.H10]&gt;[.$CT3:.$CT10])" office:value-type="float"/>
          <table:table-cell table:number-matrix-columns-spanned="1" table:number-matrix-rows-spanned="1" table:formula="of:=SUM([.I3:.I10]&gt;[.$CU3:.$CU10])" office:value-type="float"/>
          <table:table-cell table:number-matrix-columns-spanned="1" table:number-matrix-rows-spanned="1" table:formula="of:=SUM([.J3:.J10]&gt;[.$CV3:.$CV10])" office:value-type="float"/>
          <table:table-cell table:number-matrix-columns-spanned="1" table:number-matrix-rows-spanned="1" table:formula="of:=SUM([.K3:.K10]&gt;[.$CW3:.$CW10])" office:value-type="float"/>
          <table:table-cell table:style-name="cellBest" table:number-matrix-columns-spanned="1" table:number-matrix-rows-spanned="1" table:formula="of:=SUM([.L3:.L10]&gt;[.$CS3:.$CS10])" office:value-type="float"/>
          <table:table-cell table:number-matrix-columns-spanned="1" table:number-matrix-rows-spanned="1" table:formula="of:=SUM([.M3:.M10]&gt;[.$CT3:.$CT10])" office:value-type="float"/>
          <table:table-cell table:number-matrix-columns-spanned="1" table:number-matrix-rows-spanned="1" table:formula="of:=SUM([.N3:.N10]&gt;[.$CU3:.$CU10])" office:value-type="float"/>
          <table:table-cell table:number-matrix-columns-spanned="1" table:number-matrix-rows-spanned="1" table:formula="of:=SUM([.O3:.O10]&gt;[.$CV3:.$CV10])" office:value-type="float"/>
          <table:table-cell table:number-matrix-columns-spanned="1" table:number-matrix-rows-spanned="1" table:formula="of:=SUM([.P3:.P10]&gt;[.$CW3:.$CW10])" office:value-type="float"/>
          <table:table-cell table:number-matrix-columns-spanned="1" table:number-matrix-rows-spanned="1" table:formula="of:=SUM([.Q3:.Q10]&gt;[.$CS3:.$CS10])" office:value-type="float"/>
          <table:table-cell table:number-matrix-columns-spanned="1" table:number-matrix-rows-spanned="1" table:formula="of:=SUM([.R3:.R10]&gt;[.$CT3:.$CT10])" office:value-type="float"/>
          <table:table-cell table:number-matrix-columns-spanned="1" table:number-matrix-rows-spanned="1" table:formula="of:=SUM([.S3:.S10]&gt;[.$CU3:.$CU10])" office:value-type="float"/>
          <table:table-cell table:number-matrix-columns-spanned="1" table:number-matrix-rows-spanned="1" table:formula="of:=SUM([.T3:.T10]&gt;[.$CV3:.$CV10])" office:value-type="float"/>
          <table:table-cell table:number-matrix-columns-spanned="1" table:number-matrix-rows-spanned="1" table:formula="of:=SUM([.U3:.U10]&gt;[.$CW3:.$CW10])" office:value-type="float"/>
          <table:table-cell table:style-name="cellBest" table:number-matrix-columns-spanned="1" table:number-matrix-rows-spanned="1" table:formula="of:=SUM([.V3:.V10]&gt;[.$CS3:.$CS10])" office:value-type="float"/>
          <table:table-cell table:number-matrix-columns-spanned="1" table:number-matrix-rows-spanned="1" table:formula="of:=SUM([.W3:.W10]&gt;[.$CT3:.$CT10])" office:value-type="float"/>
          <table:table-cell table:number-matrix-columns-spanned="1" table:number-matrix-rows-spanned="1" table:formula="of:=SUM([.X3:.X10]&gt;[.$CU3:.$CU10])" office:value-type="float"/>
          <table:table-cell table:number-matrix-columns-spanned="1" table:number-matrix-rows-spanned="1" table:formula="of:=SUM([.Y3:.Y10]&gt;[.$CV3:.$CV10])" office:value-type="float"/>
          <table:table-cell table:number-matrix-columns-spanned="1" table:number-matrix-rows-spanned="1" table:formula="of:=SUM([.Z3:.Z10]&gt;[.$CW3:.$CW10])" office:value-type="float"/>
          <table:table-cell table:number-matrix-columns-spanned="1" table:number-matrix-rows-spanned="1" table:formula="of:=SUM([.AA3:.AA10]&gt;[.$CS3:.$CS10])" office:value-type="float"/>
          <table:table-cell table:number-matrix-columns-spanned="1" table:number-matrix-rows-spanned="1" table:formula="of:=SUM([.AB3:.AB10]&gt;[.$CT3:.$CT10])" office:value-type="float"/>
          <table:table-cell table:number-matrix-columns-spanned="1" table:number-matrix-rows-spanned="1" table:formula="of:=SUM([.AC3:.AC10]&gt;[.$CU3:.$CU10])" office:value-type="float"/>
          <table:table-cell table:number-matrix-columns-spanned="1" table:number-matrix-rows-spanned="1" table:formula="of:=SUM([.AD3:.AD10]&gt;[.$CV3:.$CV10])" office:value-type="float"/>
          <table:table-cell table:number-matrix-columns-spanned="1" table:number-matrix-rows-spanned="1" table:formula="of:=SUM([.AE3:.AE10]&gt;[.$CW3:.$CW10])" office:value-type="float"/>
          <table:table-cell table:number-matrix-columns-spanned="1" table:number-matrix-rows-spanned="1" table:formula="of:=SUM([.AF3:.AF10]&gt;[.$CS3:.$CS10])" office:value-type="float"/>
          <table:table-cell table:number-matrix-columns-spanned="1" table:number-matrix-rows-spanned="1" table:formula="of:=SUM([.AG3:.AG10]&gt;[.$CT3:.$CT10])" office:value-type="float"/>
          <table:table-cell table:number-matrix-columns-spanned="1" table:number-matrix-rows-spanned="1" table:formula="of:=SUM([.AH3:.AH10]&gt;[.$CU3:.$CU10])" office:value-type="float"/>
          <table:table-cell table:number-matrix-columns-spanned="1" table:number-matrix-rows-spanned="1" table:formula="of:=SUM([.AI3:.AI10]&gt;[.$CV3:.$CV10])" office:value-type="float"/>
          <table:table-cell table:number-matrix-columns-spanned="1" table:number-matrix-rows-spanned="1" table:formula="of:=SUM([.AJ3:.AJ10]&gt;[.$CW3:.$CW10])" office:value-type="float"/>
          <table:table-cell table:number-matrix-columns-spanned="1" table:number-matrix-rows-spanned="1" table:formula="of:=SUM([.AK3:.AK10]&gt;[.$CS3:.$CS10])" office:value-type="float"/>
          <table:table-cell table:number-matrix-columns-spanned="1" table:number-matrix-rows-spanned="1" table:formula="of:=SUM([.AL3:.AL10]&gt;[.$CT3:.$CT10])" office:value-type="float"/>
          <table:table-cell table:number-matrix-columns-spanned="1" table:number-matrix-rows-spanned="1" table:formula="of:=SUM([.AM3:.AM10]&gt;[.$CU3:.$CU10])" office:value-type="float"/>
          <table:table-cell table:number-matrix-columns-spanned="1" table:number-matrix-rows-spanned="1" table:formula="of:=SUM([.AN3:.AN10]&gt;[.$CV3:.$CV10])" office:value-type="float"/>
          <table:table-cell table:number-matrix-columns-spanned="1" table:number-matrix-rows-spanned="1" table:formula="of:=SUM([.AO3:.AO10]&gt;[.$CW3:.$CW10])" office:value-type="float"/>
          <table:table-cell table:number-matrix-columns-spanned="1" table:number-matrix-rows-spanned="1" table:formula="of:=SUM([.AP3:.AP10]&gt;[.$CS3:.$CS10])" office:value-type="float"/>
          <table:table-cell table:number-matrix-columns-spanned="1" table:number-matrix-rows-spanned="1" table:formula="of:=SUM([.AQ3:.AQ10]&gt;[.$CT3:.$CT10])" office:value-type="float"/>
          <table:table-cell table:number-matrix-columns-spanned="1" table:number-matrix-rows-spanned="1" table:formula="of:=SUM([.AR3:.AR10]&gt;[.$CU3:.$CU10])" office:value-type="float"/>
          <table:table-cell table:number-matrix-columns-spanned="1" table:number-matrix-rows-spanned="1" table:formula="of:=SUM([.AS3:.AS10]&gt;[.$CV3:.$CV10])" office:value-type="float"/>
          <table:table-cell table:number-matrix-columns-spanned="1" table:number-matrix-rows-spanned="1" table:formula="of:=SUM([.AT3:.AT10]&gt;[.$CW3:.$CW10])" office:value-type="float"/>
          <table:table-cell table:number-matrix-columns-spanned="1" table:number-matrix-rows-spanned="1" table:formula="of:=SUM([.AU3:.AU10]&gt;[.$CS3:.$CS10])" office:value-type="float"/>
          <table:table-cell table:number-matrix-columns-spanned="1" table:number-matrix-rows-spanned="1" table:formula="of:=SUM([.AV3:.AV10]&gt;[.$CT3:.$CT10])" office:value-type="float"/>
          <table:table-cell table:number-matrix-columns-spanned="1" table:number-matrix-rows-spanned="1" table:formula="of:=SUM([.AW3:.AW10]&gt;[.$CU3:.$CU10])" office:value-type="float"/>
          <table:table-cell table:number-matrix-columns-spanned="1" table:number-matrix-rows-spanned="1" table:formula="of:=SUM([.AX3:.AX10]&gt;[.$CV3:.$CV10])" office:value-type="float"/>
          <table:table-cell table:number-matrix-columns-spanned="1" table:number-matrix-rows-spanned="1" table:formula="of:=SUM([.AY3:.AY10]&gt;[.$CW3:.$CW10])" office:value-type="float"/>
          <table:table-cell table:number-matrix-columns-spanned="1" table:number-matrix-rows-spanned="1" table:formula="of:=SUM([.AZ3:.AZ10]&gt;[.$CS3:.$CS10])" office:value-type="float"/>
          <table:table-cell table:number-matrix-columns-spanned="1" table:number-matrix-rows-spanned="1" table:formula="of:=SUM([.BA3:.BA10]&gt;[.$CT3:.$CT10])" office:value-type="float"/>
          <table:table-cell table:number-matrix-columns-spanned="1" table:number-matrix-rows-spanned="1" table:formula="of:=SUM([.BB3:.BB10]&gt;[.$CU3:.$CU10])" office:value-type="float"/>
          <table:table-cell table:number-matrix-columns-spanned="1" table:number-matrix-rows-spanned="1" table:formula="of:=SUM([.BC3:.BC10]&gt;[.$CV3:.$CV10])" office:value-type="float"/>
          <table:table-cell table:number-matrix-columns-spanned="1" table:number-matrix-rows-spanned="1" table:formula="of:=SUM([.BD3:.BD10]&gt;[.$CW3:.$CW10])" office:value-type="float"/>
          <table:table-cell table:number-matrix-columns-spanned="1" table:number-matrix-rows-spanned="1" table:formula="of:=SUM([.BE3:.BE10]&gt;[.$CS3:.$CS10])" office:value-type="float"/>
          <table:table-cell table:number-matrix-columns-spanned="1" table:number-matrix-rows-spanned="1" table:formula="of:=SUM([.BF3:.BF10]&gt;[.$CT3:.$CT10])" office:value-type="float"/>
          <table:table-cell table:number-matrix-columns-spanned="1" table:number-matrix-rows-spanned="1" table:formula="of:=SUM([.BG3:.BG10]&gt;[.$CU3:.$CU10])" office:value-type="float"/>
          <table:table-cell table:number-matrix-columns-spanned="1" table:number-matrix-rows-spanned="1" table:formula="of:=SUM([.BH3:.BH10]&gt;[.$CV3:.$CV10])" office:value-type="float"/>
          <table:table-cell table:number-matrix-columns-spanned="1" table:number-matrix-rows-spanned="1" table:formula="of:=SUM([.BI3:.BI10]&gt;[.$CW3:.$CW10])" office:value-type="float"/>
          <table:table-cell table:number-matrix-columns-spanned="1" table:number-matrix-rows-spanned="1" table:formula="of:=SUM([.BJ3:.BJ10]&gt;[.$CS3:.$CS10])" office:value-type="float"/>
          <table:table-cell table:number-matrix-columns-spanned="1" table:number-matrix-rows-spanned="1" table:formula="of:=SUM([.BK3:.BK10]&gt;[.$CT3:.$CT10])" office:value-type="float"/>
          <table:table-cell table:style-name="cellBest" table:number-matrix-columns-spanned="1" table:number-matrix-rows-spanned="1" table:formula="of:=SUM([.BL3:.BL10]&gt;[.$CU3:.$CU10])" office:value-type="float"/>
          <table:table-cell table:number-matrix-columns-spanned="1" table:number-matrix-rows-spanned="1" table:formula="of:=SUM([.BM3:.BM10]&gt;[.$CV3:.$CV10])" office:value-type="float"/>
          <table:table-cell table:style-name="cellBest" table:number-matrix-columns-spanned="1" table:number-matrix-rows-spanned="1" table:formula="of:=SUM([.BN3:.BN10]&gt;[.$CW3:.$CW10])" office:value-type="float"/>
          <table:table-cell table:style-name="cellBest" table:number-matrix-columns-spanned="1" table:number-matrix-rows-spanned="1" table:formula="of:=SUM([.BO3:.BO10]&gt;[.$CS3:.$CS10])" office:value-type="float"/>
          <table:table-cell table:number-matrix-columns-spanned="1" table:number-matrix-rows-spanned="1" table:formula="of:=SUM([.BP3:.BP10]&gt;[.$CT3:.$CT10])" office:value-type="float"/>
          <table:table-cell table:style-name="cellBest" table:number-matrix-columns-spanned="1" table:number-matrix-rows-spanned="1" table:formula="of:=SUM([.BQ3:.BQ10]&gt;[.$CU3:.$CU10])" office:value-type="float"/>
          <table:table-cell table:number-matrix-columns-spanned="1" table:number-matrix-rows-spanned="1" table:formula="of:=SUM([.BR3:.BR10]&gt;[.$CV3:.$CV10])" office:value-type="float"/>
          <table:table-cell table:style-name="cellBest" table:number-matrix-columns-spanned="1" table:number-matrix-rows-spanned="1" table:formula="of:=SUM([.BS3:.BS10]&gt;[.$CW3:.$CW10])" office:value-type="float"/>
          <table:table-cell table:style-name="cellBest" table:number-matrix-columns-spanned="1" table:number-matrix-rows-spanned="1" table:formula="of:=SUM([.BT3:.BT10]&gt;[.$CS3:.$CS10])" office:value-type="float"/>
          <table:table-cell table:number-matrix-columns-spanned="1" table:number-matrix-rows-spanned="1" table:formula="of:=SUM([.BU3:.BU10]&gt;[.$CT3:.$CT10])" office:value-type="float"/>
          <table:table-cell table:style-name="cellBest" table:number-matrix-columns-spanned="1" table:number-matrix-rows-spanned="1" table:formula="of:=SUM([.BV3:.BV10]&gt;[.$CU3:.$CU10])" office:value-type="float"/>
          <table:table-cell table:number-matrix-columns-spanned="1" table:number-matrix-rows-spanned="1" table:formula="of:=SUM([.BW3:.BW10]&gt;[.$CV3:.$CV10])" office:value-type="float"/>
          <table:table-cell table:style-name="cellBest" table:number-matrix-columns-spanned="1" table:number-matrix-rows-spanned="1" table:formula="of:=SUM([.BX3:.BX10]&gt;[.$CW3:.$CW10])" office:value-type="float"/>
          <table:table-cell table:number-matrix-columns-spanned="1" table:number-matrix-rows-spanned="1" table:formula="of:=SUM([.BY3:.BY10]&gt;[.$CS3:.$CS10])" office:value-type="float"/>
          <table:table-cell table:number-matrix-columns-spanned="1" table:number-matrix-rows-spanned="1" table:formula="of:=SUM([.BZ3:.BZ10]&gt;[.$CT3:.$CT10])" office:value-type="float"/>
          <table:table-cell table:style-name="cellBest" table:number-matrix-columns-spanned="1" table:number-matrix-rows-spanned="1" table:formula="of:=SUM([.CA3:.CA10]&gt;[.$CU3:.$CU10])" office:value-type="float"/>
          <table:table-cell table:number-matrix-columns-spanned="1" table:number-matrix-rows-spanned="1" table:formula="of:=SUM([.CB3:.CB10]&gt;[.$CV3:.$CV10])" office:value-type="float"/>
          <table:table-cell table:style-name="cellBest" table:number-matrix-columns-spanned="1" table:number-matrix-rows-spanned="1" table:formula="of:=SUM([.CC3:.CC10]&gt;[.$CW3:.$CW10])" office:value-type="float"/>
          <table:table-cell table:number-matrix-columns-spanned="1" table:number-matrix-rows-spanned="1" table:formula="of:=SUM([.CD3:.CD10]&gt;[.$CS3:.$CS10])" office:value-type="float"/>
          <table:table-cell table:number-matrix-columns-spanned="1" table:number-matrix-rows-spanned="1" table:formula="of:=SUM([.CE3:.CE10]&gt;[.$CT3:.$CT10])" office:value-type="float"/>
          <table:table-cell table:style-name="cellBest" table:number-matrix-columns-spanned="1" table:number-matrix-rows-spanned="1" table:formula="of:=SUM([.CF3:.CF10]&gt;[.$CU3:.$CU10])" office:value-type="float"/>
          <table:table-cell table:number-matrix-columns-spanned="1" table:number-matrix-rows-spanned="1" table:formula="of:=SUM([.CG3:.CG10]&gt;[.$CV3:.$CV10])" office:value-type="float"/>
          <table:table-cell table:style-name="cellBest" table:number-matrix-columns-spanned="1" table:number-matrix-rows-spanned="1" table:formula="of:=SUM([.CH3:.CH10]&gt;[.$CW3:.$CW10])" office:value-type="float"/>
          <table:table-cell table:style-name="cellBest" table:number-matrix-columns-spanned="1" table:number-matrix-rows-spanned="1" table:formula="of:=SUM([.CI3:.CI10]&gt;[.$CS3:.$CS10])" office:value-type="float"/>
          <table:table-cell table:number-matrix-columns-spanned="1" table:number-matrix-rows-spanned="1" table:formula="of:=SUM([.CJ3:.CJ10]&gt;[.$CT3:.$CT10])" office:value-type="float"/>
          <table:table-cell table:style-name="cellBest" table:number-matrix-columns-spanned="1" table:number-matrix-rows-spanned="1" table:formula="of:=SUM([.CK3:.CK10]&gt;[.$CU3:.$CU10])" office:value-type="float"/>
          <table:table-cell table:number-matrix-columns-spanned="1" table:number-matrix-rows-spanned="1" table:formula="of:=SUM([.CL3:.CL10]&gt;[.$CV3:.$CV10])" office:value-type="float"/>
          <table:table-cell table:style-name="cellBest" table:number-matrix-columns-spanned="1" table:number-matrix-rows-spanned="1" table:formula="of:=SUM([.CM3:.CM10]&gt;[.$CW3:.$CW1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0]=[.$CX3:.$CX10])" office:value-type="float"/>
          <table:table-cell table:number-matrix-columns-spanned="1" table:number-matrix-rows-spanned="1" table:formula="of:=SUM([.C3:.C10]=[.$CY3:.$CY10])" office:value-type="float"/>
          <table:table-cell table:number-matrix-columns-spanned="1" table:number-matrix-rows-spanned="1" table:formula="of:=SUM([.D3:.D10]=[.$CZ3:.$CZ10])" office:value-type="float"/>
          <table:table-cell table:number-matrix-columns-spanned="1" table:number-matrix-rows-spanned="1" table:formula="of:=SUM([.E3:.E10]=[.$DA3:.$DA10])" office:value-type="float"/>
          <table:table-cell table:number-matrix-columns-spanned="1" table:number-matrix-rows-spanned="1" table:formula="of:=SUM([.F3:.F10]=[.$DB3:.$DB10])" office:value-type="float"/>
          <table:table-cell table:number-matrix-columns-spanned="1" table:number-matrix-rows-spanned="1" table:formula="of:=SUM([.G3:.G10]=[.$CX3:.$CX10])" office:value-type="float"/>
          <table:table-cell table:number-matrix-columns-spanned="1" table:number-matrix-rows-spanned="1" table:formula="of:=SUM([.H3:.H10]=[.$CY3:.$CY10])" office:value-type="float"/>
          <table:table-cell table:number-matrix-columns-spanned="1" table:number-matrix-rows-spanned="1" table:formula="of:=SUM([.I3:.I10]=[.$CZ3:.$CZ10])" office:value-type="float"/>
          <table:table-cell table:number-matrix-columns-spanned="1" table:number-matrix-rows-spanned="1" table:formula="of:=SUM([.J3:.J10]=[.$DA3:.$DA10])" office:value-type="float"/>
          <table:table-cell table:number-matrix-columns-spanned="1" table:number-matrix-rows-spanned="1" table:formula="of:=SUM([.K3:.K10]=[.$DB3:.$DB10])" office:value-type="float"/>
          <table:table-cell table:number-matrix-columns-spanned="1" table:number-matrix-rows-spanned="1" table:formula="of:=SUM([.L3:.L10]=[.$CX3:.$CX10])" office:value-type="float"/>
          <table:table-cell table:number-matrix-columns-spanned="1" table:number-matrix-rows-spanned="1" table:formula="of:=SUM([.M3:.M10]=[.$CY3:.$CY10])" office:value-type="float"/>
          <table:table-cell table:number-matrix-columns-spanned="1" table:number-matrix-rows-spanned="1" table:formula="of:=SUM([.N3:.N10]=[.$CZ3:.$CZ10])" office:value-type="float"/>
          <table:table-cell table:number-matrix-columns-spanned="1" table:number-matrix-rows-spanned="1" table:formula="of:=SUM([.O3:.O10]=[.$DA3:.$DA10])" office:value-type="float"/>
          <table:table-cell table:number-matrix-columns-spanned="1" table:number-matrix-rows-spanned="1" table:formula="of:=SUM([.P3:.P10]=[.$DB3:.$DB10])" office:value-type="float"/>
          <table:table-cell table:number-matrix-columns-spanned="1" table:number-matrix-rows-spanned="1" table:formula="of:=SUM([.Q3:.Q10]=[.$CX3:.$CX10])" office:value-type="float"/>
          <table:table-cell table:number-matrix-columns-spanned="1" table:number-matrix-rows-spanned="1" table:formula="of:=SUM([.R3:.R10]=[.$CY3:.$CY10])" office:value-type="float"/>
          <table:table-cell table:number-matrix-columns-spanned="1" table:number-matrix-rows-spanned="1" table:formula="of:=SUM([.S3:.S10]=[.$CZ3:.$CZ10])" office:value-type="float"/>
          <table:table-cell table:number-matrix-columns-spanned="1" table:number-matrix-rows-spanned="1" table:formula="of:=SUM([.T3:.T10]=[.$DA3:.$DA10])" office:value-type="float"/>
          <table:table-cell table:number-matrix-columns-spanned="1" table:number-matrix-rows-spanned="1" table:formula="of:=SUM([.U3:.U10]=[.$DB3:.$DB10])" office:value-type="float"/>
          <table:table-cell table:number-matrix-columns-spanned="1" table:number-matrix-rows-spanned="1" table:formula="of:=SUM([.V3:.V10]=[.$CX3:.$CX10])" office:value-type="float"/>
          <table:table-cell table:number-matrix-columns-spanned="1" table:number-matrix-rows-spanned="1" table:formula="of:=SUM([.W3:.W10]=[.$CY3:.$CY10])" office:value-type="float"/>
          <table:table-cell table:number-matrix-columns-spanned="1" table:number-matrix-rows-spanned="1" table:formula="of:=SUM([.X3:.X10]=[.$CZ3:.$CZ10])" office:value-type="float"/>
          <table:table-cell table:number-matrix-columns-spanned="1" table:number-matrix-rows-spanned="1" table:formula="of:=SUM([.Y3:.Y10]=[.$DA3:.$DA10])" office:value-type="float"/>
          <table:table-cell table:number-matrix-columns-spanned="1" table:number-matrix-rows-spanned="1" table:formula="of:=SUM([.Z3:.Z10]=[.$DB3:.$DB10])" office:value-type="float"/>
          <table:table-cell table:number-matrix-columns-spanned="1" table:number-matrix-rows-spanned="1" table:formula="of:=SUM([.AA3:.AA10]=[.$CX3:.$CX10])" office:value-type="float"/>
          <table:table-cell table:number-matrix-columns-spanned="1" table:number-matrix-rows-spanned="1" table:formula="of:=SUM([.AB3:.AB10]=[.$CY3:.$CY10])" office:value-type="float"/>
          <table:table-cell table:number-matrix-columns-spanned="1" table:number-matrix-rows-spanned="1" table:formula="of:=SUM([.AC3:.AC10]=[.$CZ3:.$CZ10])" office:value-type="float"/>
          <table:table-cell table:number-matrix-columns-spanned="1" table:number-matrix-rows-spanned="1" table:formula="of:=SUM([.AD3:.AD10]=[.$DA3:.$DA10])" office:value-type="float"/>
          <table:table-cell table:number-matrix-columns-spanned="1" table:number-matrix-rows-spanned="1" table:formula="of:=SUM([.AE3:.AE10]=[.$DB3:.$DB10])" office:value-type="float"/>
          <table:table-cell table:number-matrix-columns-spanned="1" table:number-matrix-rows-spanned="1" table:formula="of:=SUM([.AF3:.AF10]=[.$CX3:.$CX10])" office:value-type="float"/>
          <table:table-cell table:number-matrix-columns-spanned="1" table:number-matrix-rows-spanned="1" table:formula="of:=SUM([.AG3:.AG10]=[.$CY3:.$CY10])" office:value-type="float"/>
          <table:table-cell table:number-matrix-columns-spanned="1" table:number-matrix-rows-spanned="1" table:formula="of:=SUM([.AH3:.AH10]=[.$CZ3:.$CZ10])" office:value-type="float"/>
          <table:table-cell table:number-matrix-columns-spanned="1" table:number-matrix-rows-spanned="1" table:formula="of:=SUM([.AI3:.AI10]=[.$DA3:.$DA10])" office:value-type="float"/>
          <table:table-cell table:number-matrix-columns-spanned="1" table:number-matrix-rows-spanned="1" table:formula="of:=SUM([.AJ3:.AJ10]=[.$DB3:.$DB10])" office:value-type="float"/>
          <table:table-cell table:number-matrix-columns-spanned="1" table:number-matrix-rows-spanned="1" table:formula="of:=SUM([.AK3:.AK10]=[.$CX3:.$CX10])" office:value-type="float"/>
          <table:table-cell table:number-matrix-columns-spanned="1" table:number-matrix-rows-spanned="1" table:formula="of:=SUM([.AL3:.AL10]=[.$CY3:.$CY10])" office:value-type="float"/>
          <table:table-cell table:number-matrix-columns-spanned="1" table:number-matrix-rows-spanned="1" table:formula="of:=SUM([.AM3:.AM10]=[.$CZ3:.$CZ10])" office:value-type="float"/>
          <table:table-cell table:number-matrix-columns-spanned="1" table:number-matrix-rows-spanned="1" table:formula="of:=SUM([.AN3:.AN10]=[.$DA3:.$DA10])" office:value-type="float"/>
          <table:table-cell table:number-matrix-columns-spanned="1" table:number-matrix-rows-spanned="1" table:formula="of:=SUM([.AO3:.AO10]=[.$DB3:.$DB10])" office:value-type="float"/>
          <table:table-cell table:number-matrix-columns-spanned="1" table:number-matrix-rows-spanned="1" table:formula="of:=SUM([.AP3:.AP10]=[.$CX3:.$CX10])" office:value-type="float"/>
          <table:table-cell table:number-matrix-columns-spanned="1" table:number-matrix-rows-spanned="1" table:formula="of:=SUM([.AQ3:.AQ10]=[.$CY3:.$CY10])" office:value-type="float"/>
          <table:table-cell table:number-matrix-columns-spanned="1" table:number-matrix-rows-spanned="1" table:formula="of:=SUM([.AR3:.AR10]=[.$CZ3:.$CZ10])" office:value-type="float"/>
          <table:table-cell table:number-matrix-columns-spanned="1" table:number-matrix-rows-spanned="1" table:formula="of:=SUM([.AS3:.AS10]=[.$DA3:.$DA10])" office:value-type="float"/>
          <table:table-cell table:number-matrix-columns-spanned="1" table:number-matrix-rows-spanned="1" table:formula="of:=SUM([.AT3:.AT10]=[.$DB3:.$DB10])" office:value-type="float"/>
          <table:table-cell table:number-matrix-columns-spanned="1" table:number-matrix-rows-spanned="1" table:formula="of:=SUM([.AU3:.AU10]=[.$CX3:.$CX10])" office:value-type="float"/>
          <table:table-cell table:number-matrix-columns-spanned="1" table:number-matrix-rows-spanned="1" table:formula="of:=SUM([.AV3:.AV10]=[.$CY3:.$CY10])" office:value-type="float"/>
          <table:table-cell table:number-matrix-columns-spanned="1" table:number-matrix-rows-spanned="1" table:formula="of:=SUM([.AW3:.AW10]=[.$CZ3:.$CZ10])" office:value-type="float"/>
          <table:table-cell table:number-matrix-columns-spanned="1" table:number-matrix-rows-spanned="1" table:formula="of:=SUM([.AX3:.AX10]=[.$DA3:.$DA10])" office:value-type="float"/>
          <table:table-cell table:number-matrix-columns-spanned="1" table:number-matrix-rows-spanned="1" table:formula="of:=SUM([.AY3:.AY10]=[.$DB3:.$DB10])" office:value-type="float"/>
          <table:table-cell table:number-matrix-columns-spanned="1" table:number-matrix-rows-spanned="1" table:formula="of:=SUM([.AZ3:.AZ10]=[.$CX3:.$CX10])" office:value-type="float"/>
          <table:table-cell table:number-matrix-columns-spanned="1" table:number-matrix-rows-spanned="1" table:formula="of:=SUM([.BA3:.BA10]=[.$CY3:.$CY10])" office:value-type="float"/>
          <table:table-cell table:number-matrix-columns-spanned="1" table:number-matrix-rows-spanned="1" table:formula="of:=SUM([.BB3:.BB10]=[.$CZ3:.$CZ10])" office:value-type="float"/>
          <table:table-cell table:number-matrix-columns-spanned="1" table:number-matrix-rows-spanned="1" table:formula="of:=SUM([.BC3:.BC10]=[.$DA3:.$DA10])" office:value-type="float"/>
          <table:table-cell table:number-matrix-columns-spanned="1" table:number-matrix-rows-spanned="1" table:formula="of:=SUM([.BD3:.BD10]=[.$DB3:.$DB10])" office:value-type="float"/>
          <table:table-cell table:number-matrix-columns-spanned="1" table:number-matrix-rows-spanned="1" table:formula="of:=SUM([.BE3:.BE10]=[.$CX3:.$CX10])" office:value-type="float"/>
          <table:table-cell table:number-matrix-columns-spanned="1" table:number-matrix-rows-spanned="1" table:formula="of:=SUM([.BF3:.BF10]=[.$CY3:.$CY10])" office:value-type="float"/>
          <table:table-cell table:number-matrix-columns-spanned="1" table:number-matrix-rows-spanned="1" table:formula="of:=SUM([.BG3:.BG10]=[.$CZ3:.$CZ10])" office:value-type="float"/>
          <table:table-cell table:number-matrix-columns-spanned="1" table:number-matrix-rows-spanned="1" table:formula="of:=SUM([.BH3:.BH10]=[.$DA3:.$DA10])" office:value-type="float"/>
          <table:table-cell table:number-matrix-columns-spanned="1" table:number-matrix-rows-spanned="1" table:formula="of:=SUM([.BI3:.BI10]=[.$DB3:.$DB10])" office:value-type="float"/>
          <table:table-cell table:style-name="cellBest" table:number-matrix-columns-spanned="1" table:number-matrix-rows-spanned="1" table:formula="of:=SUM([.BJ3:.BJ10]=[.$CX3:.$CX10])" office:value-type="float"/>
          <table:table-cell table:number-matrix-columns-spanned="1" table:number-matrix-rows-spanned="1" table:formula="of:=SUM([.BK3:.BK10]=[.$CY3:.$CY10])" office:value-type="float"/>
          <table:table-cell table:number-matrix-columns-spanned="1" table:number-matrix-rows-spanned="1" table:formula="of:=SUM([.BL3:.BL10]=[.$CZ3:.$CZ10])" office:value-type="float"/>
          <table:table-cell table:number-matrix-columns-spanned="1" table:number-matrix-rows-spanned="1" table:formula="of:=SUM([.BM3:.BM10]=[.$DA3:.$DA10])" office:value-type="float"/>
          <table:table-cell table:number-matrix-columns-spanned="1" table:number-matrix-rows-spanned="1" table:formula="of:=SUM([.BN3:.BN10]=[.$DB3:.$DB10])" office:value-type="float"/>
          <table:table-cell table:number-matrix-columns-spanned="1" table:number-matrix-rows-spanned="1" table:formula="of:=SUM([.BO3:.BO10]=[.$CX3:.$CX10])" office:value-type="float"/>
          <table:table-cell table:number-matrix-columns-spanned="1" table:number-matrix-rows-spanned="1" table:formula="of:=SUM([.BP3:.BP10]=[.$CY3:.$CY10])" office:value-type="float"/>
          <table:table-cell table:number-matrix-columns-spanned="1" table:number-matrix-rows-spanned="1" table:formula="of:=SUM([.BQ3:.BQ10]=[.$CZ3:.$CZ10])" office:value-type="float"/>
          <table:table-cell table:number-matrix-columns-spanned="1" table:number-matrix-rows-spanned="1" table:formula="of:=SUM([.BR3:.BR10]=[.$DA3:.$DA10])" office:value-type="float"/>
          <table:table-cell table:number-matrix-columns-spanned="1" table:number-matrix-rows-spanned="1" table:formula="of:=SUM([.BS3:.BS10]=[.$DB3:.$DB10])" office:value-type="float"/>
          <table:table-cell table:style-name="cellBest" table:number-matrix-columns-spanned="1" table:number-matrix-rows-spanned="1" table:formula="of:=SUM([.BT3:.BT10]=[.$CX3:.$CX10])" office:value-type="float"/>
          <table:table-cell table:number-matrix-columns-spanned="1" table:number-matrix-rows-spanned="1" table:formula="of:=SUM([.BU3:.BU10]=[.$CY3:.$CY10])" office:value-type="float"/>
          <table:table-cell table:number-matrix-columns-spanned="1" table:number-matrix-rows-spanned="1" table:formula="of:=SUM([.BV3:.BV10]=[.$CZ3:.$CZ10])" office:value-type="float"/>
          <table:table-cell table:number-matrix-columns-spanned="1" table:number-matrix-rows-spanned="1" table:formula="of:=SUM([.BW3:.BW10]=[.$DA3:.$DA10])" office:value-type="float"/>
          <table:table-cell table:number-matrix-columns-spanned="1" table:number-matrix-rows-spanned="1" table:formula="of:=SUM([.BX3:.BX10]=[.$DB3:.$DB10])" office:value-type="float"/>
          <table:table-cell table:style-name="cellBest" table:number-matrix-columns-spanned="1" table:number-matrix-rows-spanned="1" table:formula="of:=SUM([.BY3:.BY10]=[.$CX3:.$CX10])" office:value-type="float"/>
          <table:table-cell table:number-matrix-columns-spanned="1" table:number-matrix-rows-spanned="1" table:formula="of:=SUM([.BZ3:.BZ10]=[.$CY3:.$CY10])" office:value-type="float"/>
          <table:table-cell table:number-matrix-columns-spanned="1" table:number-matrix-rows-spanned="1" table:formula="of:=SUM([.CA3:.CA10]=[.$CZ3:.$CZ10])" office:value-type="float"/>
          <table:table-cell table:number-matrix-columns-spanned="1" table:number-matrix-rows-spanned="1" table:formula="of:=SUM([.CB3:.CB10]=[.$DA3:.$DA10])" office:value-type="float"/>
          <table:table-cell table:number-matrix-columns-spanned="1" table:number-matrix-rows-spanned="1" table:formula="of:=SUM([.CC3:.CC10]=[.$DB3:.$DB10])" office:value-type="float"/>
          <table:table-cell table:style-name="cellBest" table:number-matrix-columns-spanned="1" table:number-matrix-rows-spanned="1" table:formula="of:=SUM([.CD3:.CD10]=[.$CX3:.$CX10])" office:value-type="float"/>
          <table:table-cell table:number-matrix-columns-spanned="1" table:number-matrix-rows-spanned="1" table:formula="of:=SUM([.CE3:.CE10]=[.$CY3:.$CY10])" office:value-type="float"/>
          <table:table-cell table:number-matrix-columns-spanned="1" table:number-matrix-rows-spanned="1" table:formula="of:=SUM([.CF3:.CF10]=[.$CZ3:.$CZ10])" office:value-type="float"/>
          <table:table-cell table:number-matrix-columns-spanned="1" table:number-matrix-rows-spanned="1" table:formula="of:=SUM([.CG3:.CG10]=[.$DA3:.$DA10])" office:value-type="float"/>
          <table:table-cell table:number-matrix-columns-spanned="1" table:number-matrix-rows-spanned="1" table:formula="of:=SUM([.CH3:.CH10]=[.$DB3:.$DB10])" office:value-type="float"/>
          <table:table-cell table:number-matrix-columns-spanned="1" table:number-matrix-rows-spanned="1" table:formula="of:=SUM([.CI3:.CI10]=[.$CX3:.$CX10])" office:value-type="float"/>
          <table:table-cell table:number-matrix-columns-spanned="1" table:number-matrix-rows-spanned="1" table:formula="of:=SUM([.CJ3:.CJ10]=[.$CY3:.$CY10])" office:value-type="float"/>
          <table:table-cell table:number-matrix-columns-spanned="1" table:number-matrix-rows-spanned="1" table:formula="of:=SUM([.CK3:.CK10]=[.$CZ3:.$CZ10])" office:value-type="float"/>
          <table:table-cell table:number-matrix-columns-spanned="1" table:number-matrix-rows-spanned="1" table:formula="of:=SUM([.CL3:.CL10]=[.$DA3:.$DA10])" office:value-type="float"/>
          <table:table-cell table:number-matrix-columns-spanned="1" table:number-matrix-rows-spanned="1" table:formula="of:=SUM([.CM3:.CM10]=[.$DB3:.$DB10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